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Beta1" svg:font-family="'Awami Nastaliq Beta1'" style:font-pitch="variable"/>
    <style:font-face style:name="Awami Nastaliq Beta2" svg:font-family="'Awami Nastaliq Beta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 style:writing-mode="rl-tb"/>
      <style:text-properties style:font-name="Awami Nastaliq Beta2" fo:font-size="18pt" officeooo:rsid="000d1a2b" officeooo:paragraph-rsid="000d1a2b" style:font-size-asian="18pt" style:font-name-complex="Awami Nastaliq Beta2" style:font-size-complex="18pt"/>
    </style:style>
    <style:style style:name="P2" style:family="paragraph" style:parent-style-name="Preformatted_20_Text">
      <style:paragraph-properties fo:text-align="end" style:justify-single-word="false" style:writing-mode="rl-tb"/>
      <style:text-properties fo:color="#000000" style:font-name="Awami Nastaliq Beta2" fo:font-size="18pt" officeooo:rsid="000d1a2b" officeooo:paragraph-rsid="000d1a2b" style:font-size-asian="18pt" style:font-name-complex="Awami Nastaliq Beta2" style:font-size-complex="18pt"/>
    </style:style>
    <style:style style:name="P3" style:family="paragraph" style:parent-style-name="Preformatted_20_Text">
      <style:paragraph-properties fo:text-align="end" style:justify-single-word="false" style:writing-mode="rl-tb"/>
      <style:text-properties fo:color="#0000ff" style:font-name="Awami Nastaliq Beta2" fo:font-size="18pt" officeooo:rsid="000d1a2b" officeooo:paragraph-rsid="000d1a2b" style:font-size-asian="18pt" style:font-name-complex="Awami Nastaliq Beta2" style:font-size-complex="18pt"/>
    </style:style>
    <style:style style:name="P4" style:family="paragraph" style:parent-style-name="Preformatted_20_Text">
      <style:paragraph-properties fo:text-align="end" style:justify-single-word="false" style:writing-mode="rl-tb"/>
      <style:text-properties fo:color="#6b0094" style:font-name="Awami Nastaliq Beta2" fo:font-size="18pt" officeooo:rsid="000d1a2b" officeooo:paragraph-rsid="000d1a2b" style:font-size-asian="18pt" style:font-name-complex="Awami Nastaliq Beta2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آ</text:p>
      <text:p text:style-name="P1">آؤ</text:p>
      <text:p text:style-name="P1">آئندہ</text:p>
      <text:p text:style-name="P1">آئِین</text:p>
      <text:p text:style-name="P2">آئِینہ</text:p>
      <text:p text:style-name="P1">آئِیو</text:p>
      <text:p text:style-name="P1">آئِیں</text:p>
      <text:p text:style-name="P1">آئی</text:p>
      <text:p text:style-name="P1">آئین</text:p>
      <text:p text:style-name="P2">آئینوں</text:p>
      <text:p text:style-name="P1">آئینہ</text:p>
      <text:p text:style-name="P1">آئیِں</text:p>
      <text:p text:style-name="P1">آئیں</text:p>
      <text:p text:style-name="P1">آئے</text:p>
      <text:p text:style-name="P1">آب</text:p>
      <text:p text:style-name="P1">آبا</text:p>
      <text:p text:style-name="P1">آبائی</text:p>
      <text:p text:style-name="P1">آباد</text:p>
      <text:p text:style-name="P1"><text:soft-page-break/>آبادی</text:p>
      <text:p text:style-name="P1">آباواجداد</text:p>
      <text:p text:style-name="P3">آباؤاجداد</text:p>
      <text:p text:style-name="P1">آبدار</text:p>
      <text:p text:style-name="P1">آبرُو</text:p>
      <text:p text:style-name="P1">آبشاروں</text:p>
      <text:p text:style-name="P1">آبنُوس</text:p>
      <text:p text:style-name="P1">آبِ</text:p>
      <text:p text:style-name="P1">آبی</text:p>
      <text:p text:style-name="P3">آتا</text:p>
      <text:p text:style-name="P3">آتالیکن</text:p>
      <text:p text:style-name="P3">آتاکہ</text:p>
      <text:p text:style-name="P3">آتش</text:p>
      <text:p text:style-name="P3">آتشدان</text:p>
      <text:p text:style-name="P3">آتشِ</text:p>
      <text:p text:style-name="P3">آتشِین</text:p>
      <text:p text:style-name="P3">آتشی</text:p>
      <text:p text:style-name="P4">آتشین</text:p>
      <text:p text:style-name="P3"><text:soft-page-break/>آتِش</text:p>
      <text:p text:style-name="P4">آتِشِین</text:p>
      <text:p text:style-name="P3">آتِشی</text:p>
      <text:p text:style-name="P1">آتِیں</text:p>
      <text:p text:style-name="P3">آتی</text:p>
      <text:p text:style-name="P1">آتے</text:p>
      <text:p text:style-name="P3">آثار</text:p>
      <text:p text:style-name="P1">آج</text:p>
      <text:p text:style-name="P1">آجا</text:p>
      <text:p text:style-name="P1">آجائیں</text:p>
      <text:p text:style-name="P1">آخرخَیل</text:p>
      <text:p text:style-name="P1">آخرِی</text:p>
      <text:p text:style-name="P1">آخری</text:p>
      <text:p text:style-name="P1">آخز</text:p>
      <text:p text:style-name="P1">آخِر</text:p>
      <text:p text:style-name="P1">آخِرت</text:p>
      <text:p text:style-name="P3">آخِرتک</text:p>
      <text:p text:style-name="P1">آخِرکار</text:p>
      <text:p text:style-name="P1"><text:soft-page-break/>آخِری</text:p>
      <text:p text:style-name="P1">آدؔم</text:p>
      <text:p text:style-name="P1">آداب</text:p>
      <text:p text:style-name="P1">آدبائے</text:p>
      <text:p text:style-name="P1">آدبایا</text:p>
      <text:p text:style-name="P1">آدم</text:p>
      <text:p text:style-name="P1">آدمزاد</text:p>
      <text:p text:style-name="P1">آدمِیو</text:p>
      <text:p text:style-name="P1">آدمِیوں</text:p>
      <text:p text:style-name="P1">آدمی</text:p>
      <text:p text:style-name="P1">آدمیوں</text:p>
      <text:p text:style-name="P1">آدَمِیوں</text:p>
      <text:p text:style-name="P1">آدَمی</text:p>
      <text:p text:style-name="P1">آدھ</text:p>
      <text:p text:style-name="P1">آدھا</text:p>
      <text:p text:style-name="P1">آدھاقبِیلہ</text:p>
      <text:p text:style-name="P1">آدھی</text:p>
      <text:p text:style-name="P1">آدھے</text:p>
      <text:p text:style-name="P1"><text:soft-page-break/>آدیر</text:p>
      <text:p text:style-name="P1">آر</text:p>
      <text:p text:style-name="P1">آرا</text:p>
      <text:p text:style-name="P1">آرائش</text:p>
      <text:p text:style-name="P1">آرائی</text:p>
      <text:p text:style-name="P1">آراستہ</text:p>
      <text:p text:style-name="P1">آرام</text:p>
      <text:p text:style-name="P1">آرامگاہ</text:p>
      <text:p text:style-name="P1">آرامگاہوں</text:p>
      <text:p text:style-name="P1">آرایش</text:p>
      <text:p text:style-name="P1">آرخ</text:p>
      <text:p text:style-name="P1">آرزُو</text:p>
      <text:p text:style-name="P1">آرزُومند</text:p>
      <text:p text:style-name="P1">آرسِیاں</text:p>
      <text:p text:style-name="P1">آروں</text:p>
      <text:p text:style-name="P1">آرہا</text:p>
      <text:p text:style-name="P1">آرہی</text:p>
      <text:p text:style-name="P1">آرہے</text:p>
      <text:p text:style-name="P1"><text:soft-page-break/>آرے</text:p>
      <text:p text:style-name="P1">آزاد</text:p>
      <text:p text:style-name="P1">آزادوں</text:p>
      <text:p text:style-name="P1">آزادی</text:p>
      <text:p text:style-name="P1">آزار</text:p>
      <text:p text:style-name="P1">آزما</text:p>
      <text:p text:style-name="P1">آزمائی</text:p>
      <text:p text:style-name="P1">آزمائے</text:p>
      <text:p text:style-name="P1">آزماتا</text:p>
      <text:p text:style-name="P1">آزماتے</text:p>
      <text:p text:style-name="P1">آزمانا</text:p>
      <text:p text:style-name="P1">آزمانے</text:p>
      <text:p text:style-name="P1">آزماؤ</text:p>
      <text:p text:style-name="P1">آزماؤُں</text:p>
      <text:p text:style-name="P1">آزماؤں</text:p>
      <text:p text:style-name="P1">آزمایا</text:p>
      <text:p text:style-name="P1">آزمایش</text:p>
      <text:p text:style-name="P1">آزمایشوں</text:p>
      <text:p text:style-name="P1"><text:soft-page-break/>آزمایشیں</text:p>
      <text:p text:style-name="P1">آزمایِش</text:p>
      <text:p text:style-name="P1">آزمُودہ</text:p>
      <text:p text:style-name="P1">آزُردہ</text:p>
      <text:p text:style-name="P1">آس</text:p>
      <text:p text:style-name="P1">آسا</text:p>
      <text:p text:style-name="P1">آسان</text:p>
      <text:p text:style-name="P1">آسانی</text:p>
      <text:p text:style-name="P1">آسایش</text:p>
      <text:p text:style-name="P1">آستانوں</text:p>
      <text:p text:style-name="P1">آستانہ</text:p>
      <text:p text:style-name="P1">آستانے</text:p>
      <text:p text:style-name="P1">آستر</text:p>
      <text:p text:style-name="P1">آسرا</text:p>
      <text:p text:style-name="P1">آسف</text:p>
      <text:p text:style-name="P1">آسمان</text:p>
      <text:p text:style-name="P1">آسمانو</text:p>
      <text:p text:style-name="P1">آسمانوں</text:p>
      <text:p text:style-name="P1"><text:soft-page-break/>آسمانِیوں</text:p>
      <text:p text:style-name="P1">آسمانی</text:p>
      <text:p text:style-name="P1">آسُودگی</text:p>
      <text:p text:style-name="P1">آسُودہ</text:p>
      <text:p text:style-name="P1">آسِناتھ</text:p>
      <text:p text:style-name="P1">آسِیہ</text:p>
      <text:p text:style-name="P1">آسکتے</text:p>
      <text:p text:style-name="P1">آسیہ</text:p>
      <text:p text:style-name="P1">آشر</text:p>
      <text:p text:style-name="P1">آشری</text:p>
      <text:p text:style-name="P1">آشریوں</text:p>
      <text:p text:style-name="P1">آشنا</text:p>
      <text:p text:style-name="P1">آشناؤں</text:p>
      <text:p text:style-name="P1">آشکار</text:p>
      <text:p text:style-name="P1">آشکارا</text:p>
      <text:p text:style-name="P1">آشیانہ</text:p>
      <text:p text:style-name="P1">آضل</text:p>
      <text:p text:style-name="P1">آطِیر</text:p>
      <text:p text:style-name="P1"><text:soft-page-break/>آغاز</text:p>
      <text:p text:style-name="P1">آغازنَو</text:p>
      <text:p text:style-name="P1">آغوش</text:p>
      <text:p text:style-name="P1">آغوشی</text:p>
      <text:p text:style-name="P1">آغِشتہ</text:p>
      <text:p text:style-name="P1">آفاق</text:p>
      <text:p text:style-name="P1">آفت</text:p>
      <text:p text:style-name="P1">آفتاب</text:p>
      <text:p text:style-name="P1">آفتابِ</text:p>
      <text:p text:style-name="P1">آفتابے</text:p>
      <text:p text:style-name="P1">آفتوں</text:p>
      <text:p text:style-name="P1">آفتیں</text:p>
      <text:p text:style-name="P1">آفرِین</text:p>
      <text:p text:style-name="P1">آقا</text:p>
      <text:p text:style-name="P1">آقاؤں</text:p>
      <text:p text:style-name="P1">آل</text:p>
      <text:p text:style-name="P1">آلات</text:p>
      <text:p text:style-name="P1">آلام</text:p>
      <text:p text:style-name="P1"><text:soft-page-break/>آلایش</text:p>
      <text:p text:style-name="P1">آلت</text:p>
      <text:p text:style-name="P1">آلُود</text:p>
      <text:p text:style-name="P1">آلُودگی</text:p>
      <text:p text:style-name="P1">آلُودہ</text:p>
      <text:p text:style-name="P1">آلہ</text:p>
      <text:p text:style-name="P1">آلہئ</text:p>
      <text:p text:style-name="P1">آم</text:p>
      <text:p text:style-name="P1">آمادہ</text:p>
      <text:p text:style-name="P1">آمد</text:p>
      <text:p text:style-name="P1">آمدآمد</text:p>
      <text:p text:style-name="P1">آمدنی</text:p>
      <text:p text:style-name="P1">آمدِ</text:p>
      <text:p text:style-name="P1">آمنے</text:p>
      <text:p text:style-name="P1">آموختہ</text:p>
      <text:p text:style-name="P1">آمُو</text:p>
      <text:p text:style-name="P1">آمُوؔن</text:p>
      <text:p text:style-name="P1">آمُوص</text:p>
      <text:p text:style-name="P1"><text:soft-page-break/>آمِلتا</text:p>
      <text:p text:style-name="P1">آمِلی</text:p>
      <text:p text:style-name="P1">آمِلیں</text:p>
      <text:p text:style-name="P1">آمِین</text:p>
      <text:p text:style-name="P1">آمیختہ</text:p>
      <text:p text:style-name="P1">آمیز</text:p>
      <text:p text:style-name="P1">آمیزِش</text:p>
      <text:p text:style-name="P1">آمیِن</text:p>
      <text:p text:style-name="P1">آن</text:p>
      <text:p text:style-name="P1">آنا</text:p>
      <text:p text:style-name="P1">آندِھیاں</text:p>
      <text:p text:style-name="P1">آندھی</text:p>
      <text:p text:style-name="P1">آنسُو</text:p>
      <text:p text:style-name="P1">آنسُوؤں</text:p>
      <text:p text:style-name="P1">آنچ</text:p>
      <text:p text:style-name="P1">آنکڑیوں</text:p>
      <text:p text:style-name="P1">آنکڑے</text:p>
      <text:p text:style-name="P1">آنکھ</text:p>
      <text:p text:style-name="P1"><text:soft-page-break/>آنکھوں</text:p>
      <text:p text:style-name="P1">آنکھیں</text:p>
      <text:p text:style-name="P1">آنہیں</text:p>
      <text:p text:style-name="P1">آنے</text:p>
      <text:p text:style-name="P1">آوؔن</text:p>
      <text:p text:style-name="P1">آوارگی</text:p>
      <text:p text:style-name="P1">آوارہ</text:p>
      <text:p text:style-name="P1">آواز</text:p>
      <text:p text:style-name="P1">آوازوں</text:p>
      <text:p text:style-name="P1">آوازہ</text:p>
      <text:p text:style-name="P1">آوازی</text:p>
      <text:p text:style-name="P1">آوازیں</text:p>
      <text:p text:style-name="P1">آور</text:p>
      <text:p text:style-name="P1">آون</text:p>
      <text:p text:style-name="P1">آؤ</text:p>
      <text:p text:style-name="P1">آؤُں</text:p>
      <text:p text:style-name="P1">آؤں</text:p>
      <text:p text:style-name="P1">آویز</text:p>
      <text:p text:style-name="P1"><text:soft-page-break/>آویزے</text:p>
      <text:p text:style-name="P1">آٹا</text:p>
      <text:p text:style-name="P1">آٹھ</text:p>
      <text:p text:style-name="P1">آٹھواں</text:p>
      <text:p text:style-name="P1">آٹھوِیں</text:p>
      <text:p text:style-name="P1">آٹھوں</text:p>
      <text:p text:style-name="P1">آٹھویں</text:p>
      <text:p text:style-name="P1">آٹے</text:p>
      <text:p text:style-name="P1">آپ</text:p>
      <text:p text:style-name="P1">آپر</text:p>
      <text:p text:style-name="P1">آپس</text:p>
      <text:p text:style-name="P1">آپڑی</text:p>
      <text:p text:style-name="P1">آپڑیں</text:p>
      <text:p text:style-name="P1">آپڑے</text:p>
      <text:p text:style-name="P1">آپے</text:p>
      <text:p text:style-name="P1">آڑ</text:p>
      <text:p text:style-name="P1">آڑے</text:p>
      <text:p text:style-name="P1">آکِلہ</text:p>
      <text:p text:style-name="P1"><text:soft-page-break/>آگ</text:p>
      <text:p text:style-name="P1">آگاہ</text:p>
      <text:p text:style-name="P1">آگاہی</text:p>
      <text:p text:style-name="P1">آگے</text:p>
      <text:p text:style-name="P1">آہ</text:p>
      <text:p text:style-name="P1">آہاہا</text:p>
      <text:p text:style-name="P1">آہستہ</text:p>
      <text:p text:style-name="P1">آہم</text:p>
      <text:p text:style-name="P1">آہو</text:p>
      <text:p text:style-name="P1">آہولِیبہ</text:p>
      <text:p text:style-name="P1">آہوں</text:p>
      <text:p text:style-name="P1">آہُو</text:p>
      <text:p text:style-name="P1">آہِستگی</text:p>
      <text:p text:style-name="P1">آہِستہ</text:p>
      <text:p text:style-name="P1">آہٹ</text:p>
      <text:p text:style-name="P1">آہیں</text:p>
      <text:p text:style-name="P1">آیئں</text:p>
      <text:p text:style-name="P1">آیا</text:p>
      <text:p text:style-name="P1"><text:soft-page-break/>آیندہ</text:p>
      <text:p text:style-name="P1">آیّہ</text:p>
      <text:p text:style-name="P1">اؔبنیر</text:p>
      <text:p text:style-name="P1">اؔبِیجیل</text:p>
      <text:p text:style-name="P1">اؔربع</text:p>
      <text:p text:style-name="P1">اؔسقلون</text:p>
      <text:p text:style-name="P1">اؔسُور</text:p>
      <text:p text:style-name="P1">اؔسِیروں</text:p>
      <text:p text:style-name="P1">اؔعظم</text:p>
      <text:p text:style-name="P1">اؔلعمق</text:p>
      <text:p text:style-name="P1">اؔلفُو</text:p>
      <text:p text:style-name="P1">اؔلِیسمع</text:p>
      <text:p text:style-name="P1">اؔلِیملک</text:p>
      <text:p text:style-name="P1">اؔہُود</text:p>
      <text:p text:style-name="P1">اؔیل</text:p>
      <text:p text:style-name="P1">ائِم</text:p>
      <text:p text:style-name="P1">ائیل</text:p>
      <text:p text:style-name="P1">اب</text:p>
      <text:p text:style-name="P1"><text:soft-page-break/>ابابِیل</text:p>
      <text:p text:style-name="P1">ابانہ</text:p>
      <text:p text:style-name="P1">ابتدا</text:p>
      <text:p text:style-name="P1">ابخرات</text:p>
      <text:p text:style-name="P1">ابد</text:p>
      <text:p text:style-name="P1">ابدالآباد</text:p>
      <text:p text:style-name="P1">ابدُا</text:p>
      <text:p text:style-name="P1">ابدُالآباد</text:p>
      <text:p text:style-name="P1">ابدُالاآباد</text:p>
      <text:p text:style-name="P1">ابدُلآباد</text:p>
      <text:p text:style-name="P1">ابدِیت</text:p>
      <text:p text:style-name="P1">ابدّ</text:p>
      <text:p text:style-name="P1">ابدی</text:p>
      <text:p text:style-name="P1">ابر</text:p>
      <text:p text:style-name="P1">ابرؔہام</text:p>
      <text:p text:style-name="P1">ابراؔم</text:p>
      <text:p text:style-name="P1">ابرام</text:p>
      <text:p text:style-name="P1">ابرُو</text:p>
      <text:p text:style-name="P1"><text:soft-page-break/>ابرِ</text:p>
      <text:p text:style-name="P1">ابرہاؔم</text:p>
      <text:p text:style-name="P1">ابرہام</text:p>
      <text:p text:style-name="P1">ابلق</text:p>
      <text:p text:style-name="P1">ابلہی</text:p>
      <text:p text:style-name="P1">ابن</text:p>
      <text:p text:style-name="P1">ابنیاؔہ</text:p>
      <text:p text:style-name="P1">ابنیر</text:p>
      <text:p text:style-name="P1">ابُدالآباد</text:p>
      <text:p text:style-name="P1">ابِدان</text:p>
      <text:p text:style-name="P1">ابِیاتر</text:p>
      <text:p text:style-name="P1">ابِیب</text:p>
      <text:p text:style-name="P1">ابِیجیل</text:p>
      <text:p text:style-name="P1">ابِیخَیل</text:p>
      <text:p text:style-name="P1">ابِیخیل</text:p>
      <text:p text:style-name="P1">ابِیداؔع</text:p>
      <text:p text:style-name="P1">ابِیرام</text:p>
      <text:p text:style-name="P1">ابِیسوؔع</text:p>
      <text:p text:style-name="P1"><text:soft-page-break/>ابِیسُوؔع</text:p>
      <text:p text:style-name="P1">ابِیسُور</text:p>
      <text:p text:style-name="P1">ابِیشے</text:p>
      <text:p text:style-name="P1">ابِیطوؔب</text:p>
      <text:p text:style-name="P1">ابِیعزر</text:p>
      <text:p text:style-name="P1">ابِیل</text:p>
      <text:p text:style-name="P1">ابِیند</text:p>
      <text:p text:style-name="P1">ابِینداؔب</text:p>
      <text:p text:style-name="P1">ابِیہُو</text:p>
      <text:p text:style-name="P1">ابِیہُود</text:p>
      <text:p text:style-name="P1">ابّا</text:p>
      <text:p text:style-name="P1">ابگتا</text:p>
      <text:p text:style-name="P1">ابھی</text:p>
      <text:p text:style-name="P1">ابی</text:p>
      <text:p text:style-name="P1">ابیا</text:p>
      <text:p text:style-name="P1">ابیاؔم</text:p>
      <text:p text:style-name="P1">ابیاؔہ</text:p>
      <text:p text:style-name="P1">ابیاتر</text:p>
      <text:p text:style-name="P1"><text:soft-page-break/>ابیام</text:p>
      <text:p text:style-name="P1">ابیاہ</text:p>
      <text:p text:style-name="P1">ابیب</text:p>
      <text:p text:style-name="P1">ابیجِیل</text:p>
      <text:p text:style-name="P1">ابیخِیل</text:p>
      <text:p text:style-name="P1">ابیخیَل</text:p>
      <text:p text:style-name="P1">ابیداع</text:p>
      <text:p text:style-name="P1">ابیراؔم</text:p>
      <text:p text:style-name="P1">ابیرام</text:p>
      <text:p text:style-name="P1">ابیطاؔل</text:p>
      <text:p text:style-name="P1">ابیعزؔر</text:p>
      <text:p text:style-name="P1">ابیعزر</text:p>
      <text:p text:style-name="P1">ابیعزری</text:p>
      <text:p text:style-name="P1">ابیعزریوں</text:p>
      <text:p text:style-name="P1">ابیل</text:p>
      <text:p text:style-name="P1">ابیملِک</text:p>
      <text:p text:style-name="P1">ابیند</text:p>
      <text:p text:style-name="P1">ابینُو</text:p>
      <text:p text:style-name="P1"><text:soft-page-break/>ابیہُو</text:p>
      <text:p text:style-name="P1">ات</text:p>
      <text:p text:style-name="P1">اتااؔیل</text:p>
      <text:p text:style-name="P1">اتد</text:p>
      <text:p text:style-name="P1">اتلّیہ</text:p>
      <text:p text:style-name="P1">اتنان</text:p>
      <text:p text:style-name="P1">اتنی</text:p>
      <text:p text:style-name="P1">اتھارِؔم</text:p>
      <text:p text:style-name="P1">اتھاہ</text:p>
      <text:p text:style-name="P1">اتھینوی</text:p>
      <text:p text:style-name="P1">اتھینے</text:p>
      <text:p text:style-name="P1">اثر</text:p>
      <text:p text:style-name="P1">اثرات</text:p>
      <text:p text:style-name="P1">اثنا</text:p>
      <text:p text:style-name="P1">اجاج</text:p>
      <text:p text:style-name="P1">اجاجی</text:p>
      <text:p text:style-name="P1">اجازت</text:p>
      <text:p text:style-name="P1">اجداد</text:p>
      <text:p text:style-name="P1"><text:soft-page-break/>اجر</text:p>
      <text:p text:style-name="P1">اجرام</text:p>
      <text:p text:style-name="P1">اجرامِ</text:p>
      <text:p text:style-name="P1">اجل</text:p>
      <text:p text:style-name="P1">اجلاس</text:p>
      <text:p text:style-name="P1">اجناس</text:p>
      <text:p text:style-name="P1">اجناسِ</text:p>
      <text:p text:style-name="P1">اجنبِیوں</text:p>
      <text:p text:style-name="P1">اجنبی</text:p>
      <text:p text:style-name="P1">اجنبیوں</text:p>
      <text:p text:style-name="P1">اجوائِن</text:p>
      <text:p text:style-name="P1">اجُور</text:p>
      <text:p text:style-name="P1">اجِب</text:p>
      <text:p text:style-name="P1">اجی</text:p>
      <text:p text:style-name="P1">احباب</text:p>
      <text:p text:style-name="P1">احبار</text:p>
      <text:p text:style-name="P1">احترام</text:p>
      <text:p text:style-name="P1">احدی</text:p>
      <text:p text:style-name="P1"><text:soft-page-break/>احسبی</text:p>
      <text:p text:style-name="P1">احلاب</text:p>
      <text:p text:style-name="P1">احمق</text:p>
      <text:p text:style-name="P1">احمقو</text:p>
      <text:p text:style-name="P1">احمقوں</text:p>
      <text:p text:style-name="P1">احوال</text:p>
      <text:p text:style-name="P1">احکام</text:p>
      <text:p text:style-name="P1">اخباؔن</text:p>
      <text:p text:style-name="P1">اخر</text:p>
      <text:p text:style-name="P1">اخراج</text:p>
      <text:p text:style-name="P1">اخزیاؔہ</text:p>
      <text:p text:style-name="P1">اخزیاہ</text:p>
      <text:p text:style-name="P1">اخسو</text:p>
      <text:p text:style-name="P1">اخسوِیرس</text:p>
      <text:p text:style-name="P1">اخسویرؔس</text:p>
      <text:p text:style-name="P1">اخسویرس</text:p>
      <text:p text:style-name="P1">اخسَی</text:p>
      <text:p text:style-name="P1">اخلی</text:p>
      <text:p text:style-name="P1"><text:soft-page-break/>اخمتا</text:p>
      <text:p text:style-name="P1">اخو</text:p>
      <text:p text:style-name="P1">اخوحی</text:p>
      <text:p text:style-name="P1">اخوزت</text:p>
      <text:p text:style-name="P1">اخُوحی</text:p>
      <text:p text:style-name="P1">اخُوسام</text:p>
      <text:p text:style-name="P1">اخُومی</text:p>
      <text:p text:style-name="P1">اخِیتُفل</text:p>
      <text:p text:style-name="P1">اخِیر</text:p>
      <text:p text:style-name="P1">اخِیرؔع</text:p>
      <text:p text:style-name="P1">اخِیرزمانہ</text:p>
      <text:p text:style-name="P1">اخِیسر</text:p>
      <text:p text:style-name="P1">اخِیطوؔب</text:p>
      <text:p text:style-name="P1">اخِیطُوؔب</text:p>
      <text:p text:style-name="P1">اخِیقاؔم</text:p>
      <text:p text:style-name="P1">اخِیلُود</text:p>
      <text:p text:style-name="P1">اخِیماؔن</text:p>
      <text:p text:style-name="P1">اخِیمان</text:p>
      <text:p text:style-name="P1"><text:soft-page-break/>اخِیمعض</text:p>
      <text:p text:style-name="P1">اخِیملک</text:p>
      <text:p text:style-name="P1">اخِینو</text:p>
      <text:p text:style-name="P1">اخِینُو</text:p>
      <text:p text:style-name="P1">اخِیُتفل</text:p>
      <text:p text:style-name="P1">اخی</text:p>
      <text:p text:style-name="P1">اخیاؔب</text:p>
      <text:p text:style-name="P1">اخیاؔن</text:p>
      <text:p text:style-name="P1">اخیاؔہ</text:p>
      <text:p text:style-name="P1">اخیاہ</text:p>
      <text:p text:style-name="P1">اخیرؔع</text:p>
      <text:p text:style-name="P1">اخیسمک</text:p>
      <text:p text:style-name="P1">اخیعزر</text:p>
      <text:p text:style-name="P1">اخیقاؔم</text:p>
      <text:p text:style-name="P1">اخیلُود</text:p>
      <text:p text:style-name="P1">اخیم</text:p>
      <text:p text:style-name="P1">اخیمان</text:p>
      <text:p text:style-name="P1">اخیموؔت</text:p>
      <text:p text:style-name="P1"><text:soft-page-break/>اخیو</text:p>
      <text:p text:style-name="P1">اخیُو</text:p>
      <text:p text:style-name="P1">اخیِحُود</text:p>
      <text:p text:style-name="P1">اخیِمعض</text:p>
      <text:p text:style-name="P1">اخیِنداؔب</text:p>
      <text:p text:style-name="P1">اخیّاہ</text:p>
      <text:p text:style-name="P1">اخیکُس</text:p>
      <text:p text:style-name="P1">اخیہ</text:p>
      <text:p text:style-name="P1">ادا</text:p>
      <text:p text:style-name="P1">ادائیگی</text:p>
      <text:p text:style-name="P1">ادار</text:p>
      <text:p text:style-name="P1">ادالہ</text:p>
      <text:p text:style-name="P1">ادامہ</text:p>
      <text:p text:style-name="P1">ادامی</text:p>
      <text:p text:style-name="P1">ادان</text:p>
      <text:p text:style-name="P1">ادب</text:p>
      <text:p text:style-name="P1">ادبِئیل</text:p>
      <text:p text:style-name="P1">ادر</text:p>
      <text:p text:style-name="P1"><text:soft-page-break/>ادرعی</text:p>
      <text:p text:style-name="P1">ادرمُتیُّم</text:p>
      <text:p text:style-name="P1">ادرمّلِک</text:p>
      <text:p text:style-name="P1">ادرمّلک</text:p>
      <text:p text:style-name="P1">ادلیاؔہ</text:p>
      <text:p text:style-name="P1">ادم</text:p>
      <text:p text:style-name="P1">ادماتا</text:p>
      <text:p text:style-name="P1">ادمہ</text:p>
      <text:p text:style-name="P1">ادنیٰ</text:p>
      <text:p text:style-name="P1">ادنےٰ</text:p>
      <text:p text:style-name="P1">ادو</text:p>
      <text:p text:style-name="P1">ادوؔم</text:p>
      <text:p text:style-name="P1">ادورؔیم</text:p>
      <text:p text:style-name="P1">ادوراؔم</text:p>
      <text:p text:style-name="P1">ادونیاؔہ</text:p>
      <text:p text:style-name="P1">ادُمیّم</text:p>
      <text:p text:style-name="P1">ادُو</text:p>
      <text:p text:style-name="P1">ادُوؔم</text:p>
      <text:p text:style-name="P1"><text:soft-page-break/>ادُوؔمی</text:p>
      <text:p text:style-name="P1">ادُوراؔم</text:p>
      <text:p text:style-name="P1">ادُوم</text:p>
      <text:p text:style-name="P1">ادُومِیوؔں</text:p>
      <text:p text:style-name="P1">ادُومِیوں</text:p>
      <text:p text:style-name="P1">ادُومی</text:p>
      <text:p text:style-name="P1">ادُومیوں</text:p>
      <text:p text:style-name="P1">ادُونقام</text:p>
      <text:p text:style-name="P1">ادُونِقام</text:p>
      <text:p text:style-name="P1">ادُونی</text:p>
      <text:p text:style-name="P1">ادُونیاہ</text:p>
      <text:p text:style-name="P1">ادُونیّاؔہ</text:p>
      <text:p text:style-name="P1">ادُونیّاہ</text:p>
      <text:p text:style-name="P1">ادُّون</text:p>
      <text:p text:style-name="P1">ادِینو</text:p>
      <text:p text:style-name="P1">ادّار</text:p>
      <text:p text:style-name="P1">ادّان</text:p>
      <text:p text:style-name="P1">ادّر</text:p>
      <text:p text:style-name="P1"><text:soft-page-break/>ادھ</text:p>
      <text:p text:style-name="P1">ادھُورے</text:p>
      <text:p text:style-name="P1">اذِیّت</text:p>
      <text:p text:style-name="P1">اذِیّتیں</text:p>
      <text:p text:style-name="P1">اذیتیں</text:p>
      <text:p text:style-name="P1">ارؔنی</text:p>
      <text:p text:style-name="P1">ارئییل</text:p>
      <text:p text:style-name="P1">ارا</text:p>
      <text:p text:style-name="P1">اراؔم</text:p>
      <text:p text:style-name="P1">اراب</text:p>
      <text:p text:style-name="P1">اراراؔط</text:p>
      <text:p text:style-name="P1">ارام</text:p>
      <text:p text:style-name="P1">ارامِیوں</text:p>
      <text:p text:style-name="P1">ارامی</text:p>
      <text:p text:style-name="P1">ارامیوں</text:p>
      <text:p text:style-name="P1">اران</text:p>
      <text:p text:style-name="P1">اربع</text:p>
      <text:p text:style-name="P1">اربعہ</text:p>
      <text:p text:style-name="P1"><text:soft-page-break/>اربوت</text:p>
      <text:p text:style-name="P1">اربی</text:p>
      <text:p text:style-name="P1">اربیل</text:p>
      <text:p text:style-name="P1">ارتخششتا</text:p>
      <text:p text:style-name="P1">ارجُوؔب</text:p>
      <text:p text:style-name="P1">ارجُوب</text:p>
      <text:p text:style-name="P1">ارجیم</text:p>
      <text:p text:style-name="P1">ارخ</text:p>
      <text:p text:style-name="P1">ارخِپُّس</text:p>
      <text:p text:style-name="P1">ارد</text:p>
      <text:p text:style-name="P1">اردُوؔن</text:p>
      <text:p text:style-name="P1">ارزانی</text:p>
      <text:p text:style-name="P1">ارضہ</text:p>
      <text:p text:style-name="P1">ارغوان</text:p>
      <text:p text:style-name="P1">ارغوانی</text:p>
      <text:p text:style-name="P1">ارغَوانی</text:p>
      <text:p text:style-name="P1">ارفاؔد</text:p>
      <text:p text:style-name="P1">ارفاد</text:p>
      <text:p text:style-name="P1"><text:soft-page-break/>ارفکسد</text:p>
      <text:p text:style-name="P1">ارفکسَد</text:p>
      <text:p text:style-name="P1">ارفیل</text:p>
      <text:p text:style-name="P1">ارمان</text:p>
      <text:p text:style-name="P1">ارمو</text:p>
      <text:p text:style-name="P1">ارنان</text:p>
      <text:p text:style-name="P1">ارنوؔن</text:p>
      <text:p text:style-name="P1">ارنون</text:p>
      <text:p text:style-name="P1">ارنُوؔن</text:p>
      <text:p text:style-name="P1">ارنُون</text:p>
      <text:p text:style-name="P1">ارو</text:p>
      <text:p text:style-name="P1">ارواح</text:p>
      <text:p text:style-name="P1">اروادی</text:p>
      <text:p text:style-name="P1">ارودی</text:p>
      <text:p text:style-name="P1">ارومہ</text:p>
      <text:p text:style-name="P1">ارون</text:p>
      <text:p text:style-name="P1">اروناہ</text:p>
      <text:p text:style-name="P1">اروَد</text:p>
      <text:p text:style-name="P1"><text:soft-page-break/>ارِد</text:p>
      <text:p text:style-name="P1">ارِدَؔی</text:p>
      <text:p text:style-name="P1">ارِستر</text:p>
      <text:p text:style-name="P1">ارِسترخُس</text:p>
      <text:p text:style-name="P1">ارِمَتِیاؔہ</text:p>
      <text:p text:style-name="P1">ارِمَتیہ</text:p>
      <text:p text:style-name="P1">ارِیئیل</text:p>
      <text:p text:style-name="P1">ارِیسیَ</text:p>
      <text:p text:style-name="P1">ارِیہ</text:p>
      <text:p text:style-name="P1">ارّوں</text:p>
      <text:p text:style-name="P1">ارک</text:p>
      <text:p text:style-name="P1">ارکان</text:p>
      <text:p text:style-name="P1">ارکانِ</text:p>
      <text:p text:style-name="P1">ارکی</text:p>
      <text:p text:style-name="P1">اری</text:p>
      <text:p text:style-name="P1">اریئیل</text:p>
      <text:p text:style-name="P1">اریلی</text:p>
      <text:p text:style-name="P1">اریو</text:p>
      <text:p text:style-name="P1"><text:soft-page-break/>اریوؔک</text:p>
      <text:p text:style-name="P1">اریوپگُس</text:p>
      <text:p text:style-name="P1">اریوک</text:p>
      <text:p text:style-name="P1">اریُوؔک</text:p>
      <text:p text:style-name="P1">ارے</text:p>
      <text:p text:style-name="P1">از</text:p>
      <text:p text:style-name="P1">ازبسکہ</text:p>
      <text:p text:style-name="P1">ازبی</text:p>
      <text:p text:style-name="P1">ازحد</text:p>
      <text:p text:style-name="P1">ازخُود</text:p>
      <text:p text:style-name="P1">ازرا</text:p>
      <text:p text:style-name="P1">ازسرِ</text:p>
      <text:p text:style-name="P1">ازل</text:p>
      <text:p text:style-name="P1">ازلی</text:p>
      <text:p text:style-name="P1">ازنُوت</text:p>
      <text:p text:style-name="P1">ازنیاؔہ</text:p>
      <text:p text:style-name="P1">اس</text:p>
      <text:p text:style-name="P1">اسباب</text:p>
      <text:p text:style-name="P1"><text:soft-page-break/>استخُس</text:p>
      <text:p text:style-name="P1">استرکاری</text:p>
      <text:p text:style-name="P1">اسرؔی</text:p>
      <text:p text:style-name="P1">اسراؔئیل</text:p>
      <text:p text:style-name="P1">اسرائیل</text:p>
      <text:p text:style-name="P1">اسرائیلی</text:p>
      <text:p text:style-name="P1">اسرائیلیوں</text:p>
      <text:p text:style-name="P1">اسرار</text:p>
      <text:p text:style-name="P1">اسرحدُّوؔن</text:p>
      <text:p text:style-name="P1">اسرحدّوؔن</text:p>
      <text:p text:style-name="P1">اسری</text:p>
      <text:p text:style-name="P1">اسفل</text:p>
      <text:p text:style-name="P1">اسفلِ</text:p>
      <text:p text:style-name="P1">اسقلوؔن</text:p>
      <text:p text:style-name="P1">اسقلونی</text:p>
      <text:p text:style-name="P1">اسقلُوؔن</text:p>
      <text:p text:style-name="P1">اسلحۂِ</text:p>
      <text:p text:style-name="P1">اسلیاؔہ</text:p>
      <text:p text:style-name="P1"><text:soft-page-break/>اسماعیہ</text:p>
      <text:p text:style-name="P1">اسمٰعیل</text:p>
      <text:p text:style-name="P1">اسمٰعیلی</text:p>
      <text:p text:style-name="P1">اسناہ</text:p>
      <text:p text:style-name="P1">اسنفّر</text:p>
      <text:p text:style-name="P1">اسنہ</text:p>
      <text:p text:style-name="P1">اسواؔن</text:p>
      <text:p text:style-name="P1">اسور</text:p>
      <text:p text:style-name="P1">اسوی</text:p>
      <text:p text:style-name="P1">اسُور</text:p>
      <text:p text:style-name="P1">اسُورِیوں</text:p>
      <text:p text:style-name="P1">اسُوری</text:p>
      <text:p text:style-name="P1">اسُوریوں</text:p>
      <text:p text:style-name="P1">اسُّس</text:p>
      <text:p text:style-name="P1">اسِّیر</text:p>
      <text:p text:style-name="P1">اسِّیویں</text:p>
      <text:p text:style-name="P1">اسِیر</text:p>
      <text:p text:style-name="P1">اسِیرو</text:p>
      <text:p text:style-name="P1"><text:soft-page-break/>اسِیروں</text:p>
      <text:p text:style-name="P1">اسِیرکِیا</text:p>
      <text:p text:style-name="P1">اسِیری</text:p>
      <text:p text:style-name="P1">اسُّس</text:p>
      <text:p text:style-name="P1">اسّی</text:p>
      <text:p text:style-name="P1">اسپا</text:p>
      <text:p text:style-name="P1">اسپنَز</text:p>
      <text:p text:style-name="P1">اسکاؔل</text:p>
      <text:p text:style-name="P1">اسکریُوتی</text:p>
      <text:p text:style-name="P1">اسی</text:p>
      <text:p text:style-name="P1">اسیما</text:p>
      <text:p text:style-name="P1">اسیِر</text:p>
      <text:p text:style-name="P1">اسیِروں</text:p>
      <text:p text:style-name="P1">اسیِری</text:p>
      <text:p text:style-name="P1">اسے</text:p>
      <text:p text:style-name="P1">اشبعل</text:p>
      <text:p text:style-name="P1">اشبِیع</text:p>
      <text:p text:style-name="P1">اشخاص</text:p>
      <text:p text:style-name="P1"><text:soft-page-break/>اشدُ</text:p>
      <text:p text:style-name="P1">اشدُوؔد</text:p>
      <text:p text:style-name="P1">اشدُود</text:p>
      <text:p text:style-name="P1">اشدُودی</text:p>
      <text:p text:style-name="P1">اشدُودیوں</text:p>
      <text:p text:style-name="P1">اشراف</text:p>
      <text:p text:style-name="P1">اشرفی</text:p>
      <text:p text:style-name="P1">اشرفیاں</text:p>
      <text:p text:style-name="P1">اشعان</text:p>
      <text:p text:style-name="P1">اشُور</text:p>
      <text:p text:style-name="P1">اشک</text:p>
      <text:p text:style-name="P1">اشکار</text:p>
      <text:p text:style-name="P1">اشکبار</text:p>
      <text:p text:style-name="P1">اشکناز</text:p>
      <text:p text:style-name="P1">اشیا</text:p>
      <text:p text:style-name="P1">اصبان</text:p>
      <text:p text:style-name="P1">اصطبل</text:p>
      <text:p text:style-name="P1">اصغر</text:p>
      <text:p text:style-name="P1"><text:soft-page-break/>اصل</text:p>
      <text:p text:style-name="P1">اصلاح</text:p>
      <text:p text:style-name="P1">اصلاحات</text:p>
      <text:p text:style-name="P1">اصلی</text:p>
      <text:p text:style-name="P1">اصلیاؔہ</text:p>
      <text:p text:style-name="P1">اصُول</text:p>
      <text:p text:style-name="P1">اصیل</text:p>
      <text:p text:style-name="P1">اصیِل</text:p>
      <text:p text:style-name="P1">اضہار</text:p>
      <text:p text:style-name="P1">اطاعِت</text:p>
      <text:p text:style-name="P1">اطالِیانی</text:p>
      <text:p text:style-name="P1">اطالِیہ</text:p>
      <text:p text:style-name="P1">اطراف</text:p>
      <text:p text:style-name="P1">اطِیر</text:p>
      <text:p text:style-name="P1">اعتبار</text:p>
      <text:p text:style-name="P1">اعتراض</text:p>
      <text:p text:style-name="P1">اعضا</text:p>
      <text:p text:style-name="P1">اعلان</text:p>
      <text:p text:style-name="P1"><text:soft-page-break/>اعلیٰ</text:p>
      <text:p text:style-name="P1">اعلےٰ</text:p>
      <text:p text:style-name="P1">اعمال</text:p>
      <text:p text:style-name="P1">اعمالی</text:p>
      <text:p text:style-name="P1">افار</text:p>
      <text:p text:style-name="P1">افارسکی</text:p>
      <text:p text:style-name="P1">افراؔئِیم</text:p>
      <text:p text:style-name="P1">افراؔئیم</text:p>
      <text:p text:style-name="P1">افراؔئیِم</text:p>
      <text:p text:style-name="P1">افرائِیم</text:p>
      <text:p text:style-name="P1">افرائِیمِیوں</text:p>
      <text:p text:style-name="P1">افرائِیمی</text:p>
      <text:p text:style-name="P1">افرائیم</text:p>
      <text:p text:style-name="P1">افرائیمِیوں</text:p>
      <text:p text:style-name="P1">افرائیمی</text:p>
      <text:p text:style-name="P1">افرائیِم</text:p>
      <text:p text:style-name="P1">افراتہ</text:p>
      <text:p text:style-name="P1">افراتی</text:p>
      <text:p text:style-name="P1"><text:soft-page-break/>افراد</text:p>
      <text:p text:style-name="P1">افرایئمِیوں</text:p>
      <text:p text:style-name="P1">افروختہ</text:p>
      <text:p text:style-name="P1">افروز</text:p>
      <text:p text:style-name="P1">افزا</text:p>
      <text:p text:style-name="P1">افزائی</text:p>
      <text:p text:style-name="P1">افزاوَعدہ</text:p>
      <text:p text:style-name="P1">افزایش</text:p>
      <text:p text:style-name="P1">افزُون</text:p>
      <text:p text:style-name="P1">افزُونی</text:p>
      <text:p text:style-name="P1">افسد</text:p>
      <text:p text:style-name="P1">افسر</text:p>
      <text:p text:style-name="P1">افسوس</text:p>
      <text:p text:style-name="P1">افسُردہ</text:p>
      <text:p text:style-name="P1">افسُون</text:p>
      <text:p text:style-name="P1">افسُونگری</text:p>
      <text:p text:style-name="P1">افسُوں</text:p>
      <text:p text:style-name="P1">افشانی</text:p>
      <text:p text:style-name="P1"><text:soft-page-break/>افضل</text:p>
      <text:p text:style-name="P1">افعال</text:p>
      <text:p text:style-name="P1">افعی</text:p>
      <text:p text:style-name="P1">افلاک</text:p>
      <text:p text:style-name="P1">افواج</text:p>
      <text:p text:style-name="P1">افواہ</text:p>
      <text:p text:style-name="P1">افواہیں</text:p>
      <text:p text:style-name="P1">افود</text:p>
      <text:p text:style-name="P1">افُود</text:p>
      <text:p text:style-name="P1">افِراؔئِیم</text:p>
      <text:p text:style-name="P1">افِیخ</text:p>
      <text:p text:style-name="P1">افِیق</text:p>
      <text:p text:style-name="P1">افگن</text:p>
      <text:p text:style-name="P1">افیق</text:p>
      <text:p text:style-name="P1">افیقہ</text:p>
      <text:p text:style-name="P1">افیہ</text:p>
      <text:p text:style-name="P1">اقدام</text:p>
      <text:p text:style-name="P1">اقدس</text:p>
      <text:p text:style-name="P1"><text:soft-page-break/>اقلِیم</text:p>
      <text:p text:style-name="P1">اقوال</text:p>
      <text:p text:style-name="P1">اقوام</text:p>
      <text:p text:style-name="P1">اقوامِ</text:p>
      <text:p text:style-name="P1">اقِیق</text:p>
      <text:p text:style-name="P1">الاسر</text:p>
      <text:p text:style-name="P1">الافلاک</text:p>
      <text:p text:style-name="P1">الافواج</text:p>
      <text:p text:style-name="P1">الامثال</text:p>
      <text:p text:style-name="P1">الایّام</text:p>
      <text:p text:style-name="P1">البالی</text:p>
      <text:p text:style-name="P1">البتّہ</text:p>
      <text:p text:style-name="P1">البرِ</text:p>
      <text:p text:style-name="P1">البُرُوج</text:p>
      <text:p text:style-name="P1">التجا</text:p>
      <text:p text:style-name="P1">التشخیت</text:p>
      <text:p text:style-name="P1">التولد</text:p>
      <text:p text:style-name="P1">الجنُوب</text:p>
      <text:p text:style-name="P1"><text:soft-page-break/>الجِلجاؔل</text:p>
      <text:p text:style-name="P1">الحال</text:p>
      <text:p text:style-name="P1">الحان</text:p>
      <text:p text:style-name="P1">الحقِیت</text:p>
      <text:p text:style-name="P1">الحقِیقت</text:p>
      <text:p text:style-name="P1">الحناؔن</text:p>
      <text:p text:style-name="P1">الدؔعا</text:p>
      <text:p text:style-name="P1">الدوعا</text:p>
      <text:p text:style-name="P1">الزام</text:p>
      <text:p text:style-name="P1">السحرجو</text:p>
      <text:p text:style-name="P1">الصباح</text:p>
      <text:p text:style-name="P1">الصفن</text:p>
      <text:p text:style-name="P1">العاسہ</text:p>
      <text:p text:style-name="P1">العالمِین</text:p>
      <text:p text:style-name="P1">العرا</text:p>
      <text:p text:style-name="P1">العیزر</text:p>
      <text:p text:style-name="P1">العینی</text:p>
      <text:p text:style-name="P1">الغرض</text:p>
      <text:p text:style-name="P1"><text:soft-page-break/>الغزلات</text:p>
      <text:p text:style-name="P1">الف</text:p>
      <text:p text:style-name="P1">الفا</text:p>
      <text:p text:style-name="P1">الفاظ</text:p>
      <text:p text:style-name="P1">الفالط</text:p>
      <text:p text:style-name="P1">الفعل</text:p>
      <text:p text:style-name="P1">الفَور</text:p>
      <text:p text:style-name="P1">القا</text:p>
      <text:p text:style-name="P1">القانہ</text:p>
      <text:p text:style-name="P1">القتل</text:p>
      <text:p text:style-name="P1">القدر</text:p>
      <text:p text:style-name="P1">القنہ</text:p>
      <text:p text:style-name="P1">القَول</text:p>
      <text:p text:style-name="P1">القُدس</text:p>
      <text:p text:style-name="P1">القیُّوم</text:p>
      <text:p text:style-name="P1">المائِم</text:p>
      <text:p text:style-name="P1">الماس</text:p>
      <text:p text:style-name="P1">المال</text:p>
      <text:p text:style-name="P1"><text:soft-page-break/>المثل</text:p>
      <text:p text:style-name="P1">المصفاہ</text:p>
      <text:p text:style-name="P1">المقدُور</text:p>
      <text:p text:style-name="P1">الموداد</text:p>
      <text:p text:style-name="P1">المَوت</text:p>
      <text:p text:style-name="P1">المُوداد</text:p>
      <text:p text:style-name="P1">المِثل</text:p>
      <text:p text:style-name="P1">النعم</text:p>
      <text:p text:style-name="P1">النّاس</text:p>
      <text:p text:style-name="P1">النّعش</text:p>
      <text:p text:style-name="P1">الواقِع</text:p>
      <text:p text:style-name="P1">الوداعی</text:p>
      <text:p text:style-name="P1">الوطن</text:p>
      <text:p text:style-name="P1">الوُّن</text:p>
      <text:p text:style-name="P1">الُوؔس</text:p>
      <text:p text:style-name="P1">الُول</text:p>
      <text:p text:style-name="P1">الُوہِیت</text:p>
      <text:p text:style-name="P1">الِسُوؔع</text:p>
      <text:p text:style-name="P1"><text:soft-page-break/>الِعام</text:p>
      <text:p text:style-name="P1">الِعسہ</text:p>
      <text:p text:style-name="P1">الِفال</text:p>
      <text:p text:style-name="P1">الِفلہُو</text:p>
      <text:p text:style-name="P1">الِقہ</text:p>
      <text:p text:style-name="P1">الِیا</text:p>
      <text:p text:style-name="P1">الِیاؔب</text:p>
      <text:p text:style-name="P1">الِیاب</text:p>
      <text:p text:style-name="P1">الِیاسب</text:p>
      <text:p text:style-name="P1">الِیاسِب</text:p>
      <text:p text:style-name="P1">الِیاقِیم</text:p>
      <text:p text:style-name="P1">الِیاہ</text:p>
      <text:p text:style-name="P1">الِیحور</text:p>
      <text:p text:style-name="P1">الِیدؔع</text:p>
      <text:p text:style-name="P1">الِیداد</text:p>
      <text:p text:style-name="P1">الِیسبَع</text:p>
      <text:p text:style-name="P1">الِیسمع</text:p>
      <text:p text:style-name="P1">الِیسُوؔع</text:p>
      <text:p text:style-name="P1"><text:soft-page-break/>الِیسہ</text:p>
      <text:p text:style-name="P1">الِیشع</text:p>
      <text:p text:style-name="P1">الِیصفن</text:p>
      <text:p text:style-name="P1">الِیصُور</text:p>
      <text:p text:style-name="P1">الِیعا</text:p>
      <text:p text:style-name="P1">الِیعزؔر</text:p>
      <text:p text:style-name="P1">الِیعزر</text:p>
      <text:p text:style-name="P1">الِیفالط</text:p>
      <text:p text:style-name="P1">الِیفز</text:p>
      <text:p text:style-name="P1">الِیفلط</text:p>
      <text:p text:style-name="P1">الِیماؔس</text:p>
      <text:p text:style-name="P1">الِیملک</text:p>
      <text:p text:style-name="P1">الِیِعدؔہ</text:p>
      <text:p text:style-name="P1">الِیہو</text:p>
      <text:p text:style-name="P1">الِیہُو</text:p>
      <text:p text:style-name="P1">الِیہُود</text:p>
      <text:p text:style-name="P1">الّوؔن</text:p>
      <text:p text:style-name="P1">الٰہی</text:p>
      <text:p text:style-name="P1"><text:soft-page-break/>الکمال</text:p>
      <text:p text:style-name="P1">الگ</text:p>
      <text:p text:style-name="P1">الی</text:p>
      <text:p text:style-name="P1">الیئل</text:p>
      <text:p text:style-name="P1">الیاؔقِیم</text:p>
      <text:p text:style-name="P1">الیاب</text:p>
      <text:p text:style-name="P1">الیاسب</text:p>
      <text:p text:style-name="P1">الیاسف</text:p>
      <text:p text:style-name="P1">الیاقِیم</text:p>
      <text:p text:style-name="P1">الیاہ</text:p>
      <text:p text:style-name="P1">الیحبہ</text:p>
      <text:p text:style-name="P1">الیدع</text:p>
      <text:p text:style-name="P1">الیسافط</text:p>
      <text:p text:style-name="P1">الیسمع</text:p>
      <text:p text:style-name="P1">الیشِع</text:p>
      <text:p text:style-name="P1">الیصفن</text:p>
      <text:p text:style-name="P1">الیعا</text:p>
      <text:p text:style-name="P1">الیعالہ</text:p>
      <text:p text:style-name="P1"><text:soft-page-break/>الیعزر</text:p>
      <text:p text:style-name="P1">الیعسہ</text:p>
      <text:p text:style-name="P1">الیفا</text:p>
      <text:p text:style-name="P1">الیفلط</text:p>
      <text:p text:style-name="P1">الیو</text:p>
      <text:p text:style-name="P1">الیوعینی</text:p>
      <text:p text:style-name="P1">الیُوعینَی</text:p>
      <text:p text:style-name="P1">الیِحبا</text:p>
      <text:p text:style-name="P1">الیِعا</text:p>
      <text:p text:style-name="P1">الیِعزر</text:p>
      <text:p text:style-name="P1">الیِعسہ</text:p>
      <text:p text:style-name="P1">الیِفز</text:p>
      <text:p text:style-name="P1">الیہو</text:p>
      <text:p text:style-name="P1">ام</text:p>
      <text:p text:style-name="P1">امام</text:p>
      <text:p text:style-name="P1">امان</text:p>
      <text:p text:style-name="P1">امانت</text:p>
      <text:p text:style-name="P1">امثال</text:p>
      <text:p text:style-name="P1"><text:soft-page-break/>امداد</text:p>
      <text:p text:style-name="P1">امر</text:p>
      <text:p text:style-name="P1">امریاؔہ</text:p>
      <text:p text:style-name="P1">امشَی</text:p>
      <text:p text:style-name="P1">امصِیاؔہ</text:p>
      <text:p text:style-name="P1">امصِیاہ</text:p>
      <text:p text:style-name="P1">امصی</text:p>
      <text:p text:style-name="P1">امصیاؔہ</text:p>
      <text:p text:style-name="P1">امضی</text:p>
      <text:p text:style-name="P1">امفِپُلِس</text:p>
      <text:p text:style-name="P1">املاک</text:p>
      <text:p text:style-name="P1">امن</text:p>
      <text:p text:style-name="P1">امنوؔن</text:p>
      <text:p text:style-name="P1">امنون</text:p>
      <text:p text:style-name="P1">امنُوؔن</text:p>
      <text:p text:style-name="P1">اموؔن</text:p>
      <text:p text:style-name="P1">امورِیوں</text:p>
      <text:p text:style-name="P1">اموری</text:p>
      <text:p text:style-name="P1"><text:soft-page-break/>اموریوں</text:p>
      <text:p text:style-name="P1">امَن</text:p>
      <text:p text:style-name="P1">امُوؔن</text:p>
      <text:p text:style-name="P1">امُور</text:p>
      <text:p text:style-name="P1">امُورِ</text:p>
      <text:p text:style-name="P1">امُوری</text:p>
      <text:p text:style-name="P1">امُوریوں</text:p>
      <text:p text:style-name="P1">امُون</text:p>
      <text:p text:style-name="P1">امِتَّی</text:p>
      <text:p text:style-name="P1">امِتَّی</text:p>
      <text:p text:style-name="P1">امِصیاؔہ</text:p>
      <text:p text:style-name="P1">امِیر</text:p>
      <text:p text:style-name="P1">امِیرتِجارت</text:p>
      <text:p text:style-name="P1">امِیرزادی</text:p>
      <text:p text:style-name="P1">امِیرشیس</text:p>
      <text:p text:style-name="P1">امِیرعہد</text:p>
      <text:p text:style-name="P1">امِیرو</text:p>
      <text:p text:style-name="P1">امِیروں</text:p>
      <text:p text:style-name="P1"><text:soft-page-break/>امّاں</text:p>
      <text:p text:style-name="P1">امُّون</text:p>
      <text:p text:style-name="P1">امی</text:p>
      <text:p text:style-name="P1">امیر</text:p>
      <text:p text:style-name="P1">ان</text:p>
      <text:p text:style-name="P1">اناج</text:p>
      <text:p text:style-name="P1">اناخراؔت</text:p>
      <text:p text:style-name="P1">انار</text:p>
      <text:p text:style-name="P1">اناروں</text:p>
      <text:p text:style-name="P1">انبار</text:p>
      <text:p text:style-name="P1">انبارخانوں</text:p>
      <text:p text:style-name="P1">انبوہ</text:p>
      <text:p text:style-name="P1">انبوہِ</text:p>
      <text:p text:style-name="P1">انبِیا</text:p>
      <text:p text:style-name="P1">انبیا</text:p>
      <text:p text:style-name="P1">انتڑِیاں</text:p>
      <text:p text:style-name="P1">انتڑِیوں</text:p>
      <text:p text:style-name="P1">انتڑیاں</text:p>
      <text:p text:style-name="P1"><text:soft-page-break/>انتڑیوں</text:p>
      <text:p text:style-name="P1">انتیسویں</text:p>
      <text:p text:style-name="P1">انتیپترِؔس</text:p>
      <text:p text:style-name="P1">انجام</text:p>
      <text:p text:style-name="P1">انجان</text:p>
      <text:p text:style-name="P1">انجانے</text:p>
      <text:p text:style-name="P1">انجِیر</text:p>
      <text:p text:style-name="P1">انجِیروں</text:p>
      <text:p text:style-name="P1">انداز</text:p>
      <text:p text:style-name="P1">اندازوں</text:p>
      <text:p text:style-name="P1">اندازہ</text:p>
      <text:p text:style-name="P1">اندازی</text:p>
      <text:p text:style-name="P1">اندازے</text:p>
      <text:p text:style-name="P1">اندام</text:p>
      <text:p text:style-name="P1">اندر</text:p>
      <text:p text:style-name="P1">اندرؔیاس</text:p>
      <text:p text:style-name="P1">اندراین</text:p>
      <text:p text:style-name="P1">اندروار</text:p>
      <text:p text:style-name="P1"><text:soft-page-break/>اندرُنِیکُس</text:p>
      <text:p text:style-name="P1">اندرُون</text:p>
      <text:p text:style-name="P1">اندرُونی</text:p>
      <text:p text:style-name="P1">اندریاؔس</text:p>
      <text:p text:style-name="P1">اندریاس</text:p>
      <text:p text:style-name="P1">اندورنی</text:p>
      <text:p text:style-name="P1">اندوہ</text:p>
      <text:p text:style-name="P1">اندوہگِین</text:p>
      <text:p text:style-name="P1">اندھا</text:p>
      <text:p text:style-name="P1">اندھاپن</text:p>
      <text:p text:style-name="P1">اندھو</text:p>
      <text:p text:style-name="P1">اندھوں</text:p>
      <text:p text:style-name="P1">اندھیر</text:p>
      <text:p text:style-name="P1">اندھیرا</text:p>
      <text:p text:style-name="P1">اندھیری</text:p>
      <text:p text:style-name="P1">اندھیرے</text:p>
      <text:p text:style-name="P1">اندھے</text:p>
      <text:p text:style-name="P1">اندیش</text:p>
      <text:p text:style-name="P1"><text:soft-page-break/>اندیشوں</text:p>
      <text:p text:style-name="P1">اندیشہ</text:p>
      <text:p text:style-name="P1">اندیشی</text:p>
      <text:p text:style-name="P1">اندیشے</text:p>
      <text:p text:style-name="P1">اندیکھی</text:p>
      <text:p text:style-name="P1">انطاؔکِیہ</text:p>
      <text:p text:style-name="P1">انطاکِیہ</text:p>
      <text:p text:style-name="P1">انطاکی</text:p>
      <text:p text:style-name="P1">انوار</text:p>
      <text:p text:style-name="P1">انوکھا</text:p>
      <text:p text:style-name="P1">انوکھی</text:p>
      <text:p text:style-name="P1">انُوس</text:p>
      <text:p text:style-name="P1">انِتپاؔس</text:p>
      <text:p text:style-name="P1">انِکار</text:p>
      <text:p text:style-name="P1">انِیعاؔم</text:p>
      <text:p text:style-name="P1">انڈا</text:p>
      <text:p text:style-name="P1">انڈوں</text:p>
      <text:p text:style-name="P1">انڈے</text:p>
      <text:p text:style-name="P1"><text:soft-page-break/>انکڑیاں</text:p>
      <text:p text:style-name="P1">انگاروں</text:p>
      <text:p text:style-name="P1">انگارے</text:p>
      <text:p text:style-name="P1">انگشت</text:p>
      <text:p text:style-name="P1">انگشتری</text:p>
      <text:p text:style-name="P1">انگشتریاں</text:p>
      <text:p text:style-name="P1">انگورِستان</text:p>
      <text:p text:style-name="P1">انگُشت</text:p>
      <text:p text:style-name="P1">انگُشتری</text:p>
      <text:p text:style-name="P1">انگُور</text:p>
      <text:p text:style-name="P1">انگُوروں</text:p>
      <text:p text:style-name="P1">انگُورِستان</text:p>
      <text:p text:style-name="P1">انگُورِستانوں</text:p>
      <text:p text:style-name="P1">انگُوری</text:p>
      <text:p text:style-name="P1">انگُوٹِھیاں</text:p>
      <text:p text:style-name="P1">انگُوٹھوں</text:p>
      <text:p text:style-name="P1">انگُوٹھی</text:p>
      <text:p text:style-name="P1">انگُوٹھے</text:p>
      <text:p text:style-name="P1"><text:soft-page-break/>انگِیٹِھیاں</text:p>
      <text:p text:style-name="P1">انگِیٹھی</text:p>
      <text:p text:style-name="P1">انگیز</text:p>
      <text:p text:style-name="P1">انگیزوں</text:p>
      <text:p text:style-name="P1">انگیزی</text:p>
      <text:p text:style-name="P1">انگیٹھیاں</text:p>
      <text:p text:style-name="P1">انہوں</text:p>
      <text:p text:style-name="P1">اوبوت</text:p>
      <text:p text:style-name="P1">اوبِل</text:p>
      <text:p text:style-name="P1">اوتحفخِیس</text:p>
      <text:p text:style-name="P1">اوجھل</text:p>
      <text:p text:style-name="P1">اور</text:p>
      <text:p text:style-name="P1">اورؔی</text:p>
      <text:p text:style-name="P1">اورن</text:p>
      <text:p text:style-name="P1">اورِیّاؔہ</text:p>
      <text:p text:style-name="P1">اورِیّاہ</text:p>
      <text:p text:style-name="P1">اوزاؔل</text:p>
      <text:p text:style-name="P1">اوس</text:p>
      <text:p text:style-name="P1"><text:soft-page-break/>اوضم</text:p>
      <text:p text:style-name="P1">اوفِیر</text:p>
      <text:p text:style-name="P1">اوفیر</text:p>
      <text:p text:style-name="P1">اولاد</text:p>
      <text:p text:style-name="P1">اولوں</text:p>
      <text:p text:style-name="P1">اولیّت</text:p>
      <text:p text:style-name="P1">اولے</text:p>
      <text:p text:style-name="P1">اومر</text:p>
      <text:p text:style-name="P1">اومیگا</text:p>
      <text:p text:style-name="P1">اون</text:p>
      <text:p text:style-name="P1">اوناؔم</text:p>
      <text:p text:style-name="P1">اوناؔن</text:p>
      <text:p text:style-name="P1">اونام</text:p>
      <text:p text:style-name="P1">اونان</text:p>
      <text:p text:style-name="P1">اونو</text:p>
      <text:p text:style-name="P1">اوِیل</text:p>
      <text:p text:style-name="P1">اوّل</text:p>
      <text:p text:style-name="P1">اوٹ</text:p>
      <text:p text:style-name="P1"><text:soft-page-break/>اوڑھ</text:p>
      <text:p text:style-name="P1">اوڑھا</text:p>
      <text:p text:style-name="P1">اوڑھتے</text:p>
      <text:p text:style-name="P1">اوڑھنا</text:p>
      <text:p text:style-name="P1">اوڑھنِیاں</text:p>
      <text:p text:style-name="P1">اوڑھنی</text:p>
      <text:p text:style-name="P1">اوڑھنے</text:p>
      <text:p text:style-name="P1">اوڑھو</text:p>
      <text:p text:style-name="P1">اوڑھیں</text:p>
      <text:p text:style-name="P1">اوڑھے</text:p>
      <text:p text:style-name="P1">اوی</text:p>
      <text:p text:style-name="P1">اَب</text:p>
      <text:p text:style-name="P1">اَبتری</text:p>
      <text:p text:style-name="P1">اَبد</text:p>
      <text:p text:style-name="P1">اَبداؔن</text:p>
      <text:p text:style-name="P1">اَبدان</text:p>
      <text:p text:style-name="P1">اَبدی</text:p>
      <text:p text:style-name="P1">اَبِداؔن</text:p>
      <text:p text:style-name="P1"><text:soft-page-break/>اَبِدان</text:p>
      <text:p text:style-name="P1">اَبِلینے</text:p>
      <text:p text:style-name="P1">اَبِیراؔم</text:p>
      <text:p text:style-name="P1">اَبِیرام</text:p>
      <text:p text:style-name="P1">اَبِیعزر</text:p>
      <text:p text:style-name="P1">اَبِیّاؔہ</text:p>
      <text:p text:style-name="P1">اَبِیہُو</text:p>
      <text:p text:style-name="P1">اَبِیہُود</text:p>
      <text:p text:style-name="P1">اَبھی</text:p>
      <text:p text:style-name="P1">اَبی</text:p>
      <text:p text:style-name="P1">اَبیا</text:p>
      <text:p text:style-name="P1">اَبیہو</text:p>
      <text:p text:style-name="P1">اَثر</text:p>
      <text:p text:style-name="P1">اَجاج</text:p>
      <text:p text:style-name="P1">اَجر</text:p>
      <text:p text:style-name="P1">اَجرامِ</text:p>
      <text:p text:style-name="P1">اَحوال</text:p>
      <text:p text:style-name="P1">اَحکام</text:p>
      <text:p text:style-name="P1"><text:soft-page-break/>اَخلاقی</text:p>
      <text:p text:style-name="P1">اَخِیر</text:p>
      <text:p text:style-name="P1">اَخِیراؔم</text:p>
      <text:p text:style-name="P1">اَخِیرامِیوں</text:p>
      <text:p text:style-name="P1">اَخِیرَع</text:p>
      <text:p text:style-name="P1">اَخِیہ</text:p>
      <text:p text:style-name="P1">اَخِیہُود</text:p>
      <text:p text:style-name="P1">اَخیاؔب</text:p>
      <text:p text:style-name="P1">اَخیرؔع</text:p>
      <text:p text:style-name="P1">اَخیسمک</text:p>
      <text:p text:style-name="P1">اَخیہ</text:p>
      <text:p text:style-name="P1">اَد</text:p>
      <text:p text:style-name="P1">اَدار</text:p>
      <text:p text:style-name="P1">اَدمہ</text:p>
      <text:p text:style-name="P1">اَدنیٰ</text:p>
      <text:p text:style-name="P1">اَدّی</text:p>
      <text:p text:style-name="P1">اَراراؔط</text:p>
      <text:p text:style-name="P1">اَرام</text:p>
      <text:p text:style-name="P1"><text:soft-page-break/>اَرامِ</text:p>
      <text:p text:style-name="P1">اَرتمِس</text:p>
      <text:p text:style-name="P1">اَرتِماؔس</text:p>
      <text:p text:style-name="P1">اَرجُوب</text:p>
      <text:p text:style-name="P1">اَرخلا</text:p>
      <text:p text:style-name="P1">اَرخِپُّس</text:p>
      <text:p text:style-name="P1">اَرد</text:p>
      <text:p text:style-name="P1">اَردِیوں</text:p>
      <text:p text:style-name="P1">اَرسِتُبُولُس</text:p>
      <text:p text:style-name="P1">اَرغوانی</text:p>
      <text:p text:style-name="P1">اَرفکسد</text:p>
      <text:p text:style-name="P1">اَرنوؔن</text:p>
      <text:p text:style-name="P1">اَرنون</text:p>
      <text:p text:style-name="P1">اَرواح</text:p>
      <text:p text:style-name="P1">اَرِتاس</text:p>
      <text:p text:style-name="P1">اَرِسترخُس</text:p>
      <text:p text:style-name="P1">اَرِمَتیہ</text:p>
      <text:p text:style-name="P1">اَرّہ</text:p>
      <text:p text:style-name="P1"><text:soft-page-break/>اَرکِیوں</text:p>
      <text:p text:style-name="P1">اَریلِیوں</text:p>
      <text:p text:style-name="P1">اَریلی</text:p>
      <text:p text:style-name="P1">اَزل</text:p>
      <text:p text:style-name="P1">اَزلی</text:p>
      <text:p text:style-name="P1">اَسباب</text:p>
      <text:p text:style-name="P1">اَسبابِ</text:p>
      <text:p text:style-name="P1">اَسرؔی</text:p>
      <text:p text:style-name="P1">اَسری</text:p>
      <text:p text:style-name="P1">اَسُنکرِتُس</text:p>
      <text:p text:style-name="P1">اَسُور</text:p>
      <text:p text:style-name="P1">اَسُوری</text:p>
      <text:p text:style-name="P1">اَسِّیر</text:p>
      <text:p text:style-name="P1">اَسِیر</text:p>
      <text:p text:style-name="P1">اَسِیروں</text:p>
      <text:p text:style-name="P1">اَسِیرکروا</text:p>
      <text:p text:style-name="P1">اَسِیرہو</text:p>
      <text:p text:style-name="P1">اَسِیری</text:p>
      <text:p text:style-name="P1"><text:soft-page-break/>اَسّی</text:p>
      <text:p text:style-name="P1">اَسیِری</text:p>
      <text:p text:style-name="P1">اَشبیل</text:p>
      <text:p text:style-name="P1">اَشبیلِیوں</text:p>
      <text:p text:style-name="P1">اَشرفِیوں</text:p>
      <text:p text:style-name="P1">اَشکناز</text:p>
      <text:p text:style-name="P1">اَصل</text:p>
      <text:p text:style-name="P1">اَطراف</text:p>
      <text:p text:style-name="P1">اَعلیٰ</text:p>
      <text:p text:style-name="P1">اَعمال</text:p>
      <text:p text:style-name="P1">اَعمالی</text:p>
      <text:p text:style-name="P1">اَعمالیاں</text:p>
      <text:p text:style-name="P1">اَفضل</text:p>
      <text:p text:style-name="P1">اَفلاک</text:p>
      <text:p text:style-name="P1">اَفّائِم</text:p>
      <text:p text:style-name="P1">اَلبتّہ</text:p>
      <text:p text:style-name="P1">اَلگ</text:p>
      <text:p text:style-name="P1">اَمانہ</text:p>
      <text:p text:style-name="P1"><text:soft-page-break/>اَمر</text:p>
      <text:p text:style-name="P1">اَمرا</text:p>
      <text:p text:style-name="P1">اَمراؔفل</text:p>
      <text:p text:style-name="P1">اَملاک</text:p>
      <text:p text:style-name="P1">اَمن</text:p>
      <text:p text:style-name="P1">اَمّہ</text:p>
      <text:p text:style-name="P1">اَمپلیاطُس</text:p>
      <text:p text:style-name="P1">اَن</text:p>
      <text:p text:style-name="P1">اَناج</text:p>
      <text:p text:style-name="P1">اَنجام</text:p>
      <text:p text:style-name="P1">اَنداز</text:p>
      <text:p text:style-name="P1">اَندر</text:p>
      <text:p text:style-name="P1">اَندھا</text:p>
      <text:p text:style-name="P1">اَندھی</text:p>
      <text:p text:style-name="P1">اَندھیرا</text:p>
      <text:p text:style-name="P1">اَندھے</text:p>
      <text:p text:style-name="P1">اَنگاروں</text:p>
      <text:p text:style-name="P1">اَور</text:p>
      <text:p text:style-name="P1"><text:soft-page-break/>اَوردفعہ</text:p>
      <text:p text:style-name="P1">اَوروں</text:p>
      <text:p text:style-name="P1">اَورٹُکڑے</text:p>
      <text:p text:style-name="P1">اَورچَوپایوں</text:p>
      <text:p text:style-name="P1">اَورکَونسی</text:p>
      <text:p text:style-name="P1">اَوزار</text:p>
      <text:p text:style-name="P1">اَوزارسے</text:p>
      <text:p text:style-name="P1">اَوس</text:p>
      <text:p text:style-name="P1">اَوقات</text:p>
      <text:p text:style-name="P1">اَولاؔم</text:p>
      <text:p text:style-name="P1">اَولاد</text:p>
      <text:p text:style-name="P1">اَولادکے</text:p>
      <text:p text:style-name="P1">اَولو</text:p>
      <text:p text:style-name="P1">اَولوں</text:p>
      <text:p text:style-name="P1">اَولے</text:p>
      <text:p text:style-name="P1">اَوندھا</text:p>
      <text:p text:style-name="P1">اَوندھی</text:p>
      <text:p text:style-name="P1">اَوندھے</text:p>
      <text:p text:style-name="P1"><text:soft-page-break/>اَوّل</text:p>
      <text:p text:style-name="P1">اَوگُوستُس</text:p>
      <text:p text:style-name="P1">اَٹکل</text:p>
      <text:p text:style-name="P1">اَپلِّیس</text:p>
      <text:p text:style-name="P1">اَپنوں</text:p>
      <text:p text:style-name="P1">اَپُلّونیہ</text:p>
      <text:p text:style-name="P1">اَپّیُس</text:p>
      <text:p text:style-name="P1">اَچھّی</text:p>
      <text:p text:style-name="P1">اَژدہا</text:p>
      <text:p text:style-name="P1">اَکارت</text:p>
      <text:p text:style-name="P1">اَکزِیب</text:p>
      <text:p text:style-name="P1">اَکوِلہ</text:p>
      <text:p text:style-name="P1">اَگَبُس</text:p>
      <text:p text:style-name="P1">اَہلِ</text:p>
      <text:p text:style-name="P1">اَہمیّت</text:p>
      <text:p text:style-name="P1">اَیتاؔن</text:p>
      <text:p text:style-name="P1">اَیتان</text:p>
      <text:p text:style-name="P1">اَیسا</text:p>
      <text:p text:style-name="P1"><text:soft-page-break/>اَیسابہرا</text:p>
      <text:p text:style-name="P1">اَیسامانا</text:p>
      <text:p text:style-name="P1">اَیسانہ</text:p>
      <text:p text:style-name="P1">اَیساگُمراہ</text:p>
      <text:p text:style-name="P1">اَیساہی</text:p>
      <text:p text:style-name="P1">اَیسوں</text:p>
      <text:p text:style-name="P1">اَیسی</text:p>
      <text:p text:style-name="P1">اَیسے</text:p>
      <text:p text:style-name="P1">اَیفہ</text:p>
      <text:p text:style-name="P1">اَیلات</text:p>
      <text:p text:style-name="P1">اَیلو</text:p>
      <text:p text:style-name="P1">اَیلون</text:p>
      <text:p text:style-name="P1">اَیلہ</text:p>
      <text:p text:style-name="P1">اَیلیم</text:p>
      <text:p text:style-name="P1">اَیمِیم</text:p>
      <text:p text:style-name="P1">اَینیاؔس</text:p>
      <text:p text:style-name="P1">اَینیاس</text:p>
      <text:p text:style-name="P1">اَیّہ</text:p>
      <text:p text:style-name="P1"><text:soft-page-break/>اَے</text:p>
      <text:p text:style-name="P1">اُ</text:p>
      <text:p text:style-name="P1">اُبال</text:p>
      <text:p text:style-name="P1">اُبالا</text:p>
      <text:p text:style-name="P1">اُبالنا</text:p>
      <text:p text:style-name="P1">اُبالنے</text:p>
      <text:p text:style-name="P1">اُبالیں</text:p>
      <text:p text:style-name="P1">اُبل</text:p>
      <text:p text:style-name="P1">اُبلا</text:p>
      <text:p text:style-name="P1">اُبلتی</text:p>
      <text:p text:style-name="P1">اُبھار</text:p>
      <text:p text:style-name="P1">اُبھارا</text:p>
      <text:p text:style-name="P1">اُبھاراکہ</text:p>
      <text:p text:style-name="P1">اُبھارتا</text:p>
      <text:p text:style-name="P1">اُبھارنا</text:p>
      <text:p text:style-name="P1">اُبھارُوں</text:p>
      <text:p text:style-name="P1">اُبھارے</text:p>
      <text:p text:style-name="P1">اُبھر</text:p>
      <text:p text:style-name="P1"><text:soft-page-break/>اُبھری</text:p>
      <text:p text:style-name="P1">اُتار</text:p>
      <text:p text:style-name="P1">اُتارا</text:p>
      <text:p text:style-name="P1">اُتارتا</text:p>
      <text:p text:style-name="P1">اُتارتے</text:p>
      <text:p text:style-name="P1">اُتارلائے</text:p>
      <text:p text:style-name="P1">اُتارنا</text:p>
      <text:p text:style-name="P1">اُتارنے</text:p>
      <text:p text:style-name="P1">اُتارو</text:p>
      <text:p text:style-name="P1">اُتارُوں</text:p>
      <text:p text:style-name="P1">اُتارپھینکیں</text:p>
      <text:p text:style-name="P1">اُتارپھینکے</text:p>
      <text:p text:style-name="P1">اُتاری</text:p>
      <text:p text:style-name="P1">اُتاریں</text:p>
      <text:p text:style-name="P1">اُتارے</text:p>
      <text:p text:style-name="P1">اُتر</text:p>
      <text:p text:style-name="P1">اُترا</text:p>
      <text:p text:style-name="P1">اُترائی</text:p>
      <text:p text:style-name="P1"><text:soft-page-break/>اُترتا</text:p>
      <text:p text:style-name="P1">اُترتی</text:p>
      <text:p text:style-name="P1">اُترتے</text:p>
      <text:p text:style-name="P1">اُترنے</text:p>
      <text:p text:style-name="P1">اُترو</text:p>
      <text:p text:style-name="P1">اُتروا</text:p>
      <text:p text:style-name="P1">اُتری</text:p>
      <text:p text:style-name="P1">اُتریں</text:p>
      <text:p text:style-name="P1">اُترے</text:p>
      <text:p text:style-name="P1">اُتنا</text:p>
      <text:p text:style-name="P1">اُتنالِیسویں</text:p>
      <text:p text:style-name="P1">اُتنی</text:p>
      <text:p text:style-name="P1">اُتنے</text:p>
      <text:p text:style-name="P1">اُتّر</text:p>
      <text:p text:style-name="P1">اُجالا</text:p>
      <text:p text:style-name="P1">اُجالے</text:p>
      <text:p text:style-name="P1">اُجاڑ</text:p>
      <text:p text:style-name="P1">اُجاڑا</text:p>
      <text:p text:style-name="P1"><text:soft-page-break/>اُجاڑاور</text:p>
      <text:p text:style-name="P1">اُجاڑدِیں</text:p>
      <text:p text:style-name="P1">اُجاڑنہ</text:p>
      <text:p text:style-name="P1">اُجاڑنے</text:p>
      <text:p text:style-name="P1">اُجاڑُوں</text:p>
      <text:p text:style-name="P1">اُجاڑے</text:p>
      <text:p text:style-name="P1">اُجرت</text:p>
      <text:p text:style-name="P1">اُجلے</text:p>
      <text:p text:style-name="P1">اُجڑ</text:p>
      <text:p text:style-name="P1">اُجڑگیا</text:p>
      <text:p text:style-name="P1">اُجڑی</text:p>
      <text:p text:style-name="P1">اُجڑے</text:p>
      <text:p text:style-name="P1">اُداس</text:p>
      <text:p text:style-name="P1">اُداسی</text:p>
      <text:p text:style-name="P1">اُدمیّم</text:p>
      <text:p text:style-name="P1">اُدھر</text:p>
      <text:p text:style-name="P1">اُدھرنِگاہ</text:p>
      <text:p text:style-name="P1">اُدھیڑ</text:p>
      <text:p text:style-name="P1"><text:soft-page-break/>اُربانُس</text:p>
      <text:p text:style-name="P1">اُرناؔن</text:p>
      <text:p text:style-name="P1">اُرنان</text:p>
      <text:p text:style-name="P1">اُرود</text:p>
      <text:p text:style-name="P1">اُرودِیوں</text:p>
      <text:p text:style-name="P1">اُزنِیوں</text:p>
      <text:p text:style-name="P1">اُزنی</text:p>
      <text:p text:style-name="P1">اُس</text:p>
      <text:p text:style-name="P1">اُسائیں</text:p>
      <text:p text:style-name="P1">اُسائے</text:p>
      <text:p text:style-name="P1">اُسارے</text:p>
      <text:p text:style-name="P1">اُسانے</text:p>
      <text:p text:style-name="P1">اُستاد</text:p>
      <text:p text:style-name="P1">اُستادوں</text:p>
      <text:p text:style-name="P1">اُستخوان</text:p>
      <text:p text:style-name="P1">اُسترہ</text:p>
      <text:p text:style-name="P1">اُسترے</text:p>
      <text:p text:style-name="P1">اُستوار</text:p>
      <text:p text:style-name="P1"><text:soft-page-break/>اُستوارکِیا</text:p>
      <text:p text:style-name="P1">اُسکا</text:p>
      <text:p text:style-name="P1">اُسکو</text:p>
      <text:p text:style-name="P1">اُسکی</text:p>
      <text:p text:style-name="P1">اُسکے</text:p>
      <text:p text:style-name="P1">اُسی</text:p>
      <text:p text:style-name="P1">اُسے</text:p>
      <text:p text:style-name="P1">اُفتادہ</text:p>
      <text:p text:style-name="P1">اُلجھا</text:p>
      <text:p text:style-name="P1">اُلجھن</text:p>
      <text:p text:style-name="P1">اُلجھنوں</text:p>
      <text:p text:style-name="P1">اُلجھے</text:p>
      <text:p text:style-name="P1">اُلشان</text:p>
      <text:p text:style-name="P1">اُلعالمِین</text:p>
      <text:p text:style-name="P1">اُلفت</text:p>
      <text:p text:style-name="P1">اُلفتی</text:p>
      <text:p text:style-name="P1">اُلمثل</text:p>
      <text:p text:style-name="P1">اُلمّلک</text:p>
      <text:p text:style-name="P1"><text:soft-page-break/>اُلُمپاس</text:p>
      <text:p text:style-name="P1">اُلُوہِیّت</text:p>
      <text:p text:style-name="P1">اُلُّو</text:p>
      <text:p text:style-name="P1">اُلّو</text:p>
      <text:p text:style-name="P1">اُلٹ</text:p>
      <text:p text:style-name="P1">اُلٹا</text:p>
      <text:p text:style-name="P1">اُلٹائی</text:p>
      <text:p text:style-name="P1">اُلٹائیں</text:p>
      <text:p text:style-name="P1">اُلٹی</text:p>
      <text:p text:style-name="P1">اُلٹے</text:p>
      <text:p text:style-name="P1">اُمتّوں</text:p>
      <text:p text:style-name="P1">اُمرا</text:p>
      <text:p text:style-name="P1">اُمراجو</text:p>
      <text:p text:style-name="P1">اُمراکا</text:p>
      <text:p text:style-name="P1">اُموریوں</text:p>
      <text:p text:style-name="P1">اُمِّید</text:p>
      <text:p text:style-name="P1">اُمِّیدوار</text:p>
      <text:p text:style-name="P1">اُمِّیدہے</text:p>
      <text:p text:style-name="P1"><text:soft-page-break/>اُمِیدوار</text:p>
      <text:p text:style-name="P1">اُمّت</text:p>
      <text:p text:style-name="P1">اُمّتو</text:p>
      <text:p text:style-name="P1">اُمّتوں</text:p>
      <text:p text:style-name="P1">اُمّتیں</text:p>
      <text:p text:style-name="P1">اُمّید</text:p>
      <text:p text:style-name="P1">اُمّیدبھی</text:p>
      <text:p text:style-name="P1">اُمّیدنہیں</text:p>
      <text:p text:style-name="P1">اُمّیدوار</text:p>
      <text:p text:style-name="P1">اُمّیدگاہ</text:p>
      <text:p text:style-name="P1">اُمّیدہے</text:p>
      <text:p text:style-name="P1">اُمید</text:p>
      <text:p text:style-name="P1">اُمیدوار</text:p>
      <text:p text:style-name="P1">اُن</text:p>
      <text:p text:style-name="P1">اُنتالِیس</text:p>
      <text:p text:style-name="P1">اُنتالِیسویں</text:p>
      <text:p text:style-name="P1">اُنتِیس</text:p>
      <text:p text:style-name="P1">اُنتیس</text:p>
      <text:p text:style-name="P1"><text:soft-page-break/>اُنسٹھ</text:p>
      <text:p text:style-name="P1">اُنِّیس</text:p>
      <text:p text:style-name="P1">اُنِیس</text:p>
      <text:p text:style-name="P1">اُنِیسویں</text:p>
      <text:p text:style-name="P1">اُنّیس</text:p>
      <text:p text:style-name="P1">اُنّیسویں</text:p>
      <text:p text:style-name="P1">اُنّیِسوِیں</text:p>
      <text:p text:style-name="P1">اُنّیِسویں</text:p>
      <text:p text:style-name="P1">اُنچاس</text:p>
      <text:p text:style-name="P1">اُنڈیل</text:p>
      <text:p text:style-name="P1">اُنڈیلا</text:p>
      <text:p text:style-name="P1">اُنڈیلتا</text:p>
      <text:p text:style-name="P1">اُنڈیلتی</text:p>
      <text:p text:style-name="P1">اُنڈیلتے</text:p>
      <text:p text:style-name="P1">اُنڈیلنا</text:p>
      <text:p text:style-name="P1">اُنڈیلنے</text:p>
      <text:p text:style-name="P1">اُنڈیلو</text:p>
      <text:p text:style-name="P1">اُنڈیلُوں</text:p>
      <text:p text:style-name="P1"><text:soft-page-break/>اُنڈیلی</text:p>
      <text:p text:style-name="P1">اُنکو</text:p>
      <text:p text:style-name="P1">اُنگل</text:p>
      <text:p text:style-name="P1">اُنگلِیاں</text:p>
      <text:p text:style-name="P1">اُنگلِیوں</text:p>
      <text:p text:style-name="P1">اُنگلی</text:p>
      <text:p text:style-name="P1">اُنگلیاں</text:p>
      <text:p text:style-name="P1">اُنگلیوں</text:p>
      <text:p text:style-name="P1">اُنگُور</text:p>
      <text:p text:style-name="P1">اُنہتر</text:p>
      <text:p text:style-name="P1">اُنہوں</text:p>
      <text:p text:style-name="P1">اُنہی</text:p>
      <text:p text:style-name="P1">اُنہیں</text:p>
      <text:p text:style-name="P1">اُنیسمُس</text:p>
      <text:p text:style-name="P1">اُنیسویں</text:p>
      <text:p text:style-name="P1">اُنیسِفرُؔس</text:p>
      <text:p text:style-name="P1">اُنیسِمُس</text:p>
      <text:p text:style-name="P1">اُو</text:p>
      <text:p text:style-name="P1"><text:soft-page-break/>اُوایل</text:p>
      <text:p text:style-name="P1">اُودھم</text:p>
      <text:p text:style-name="P1">اُور</text:p>
      <text:p text:style-name="P1">اُورؔی</text:p>
      <text:p text:style-name="P1">اُورِ</text:p>
      <text:p text:style-name="P1">اُورِیم</text:p>
      <text:p text:style-name="P1">اُورِیّاؔہ</text:p>
      <text:p text:style-name="P1">اُوری</text:p>
      <text:p text:style-name="P1">اُوریاؔہ</text:p>
      <text:p text:style-name="P1">اُوریم</text:p>
      <text:p text:style-name="P1">اُوزال</text:p>
      <text:p text:style-name="P1">اُوزَی</text:p>
      <text:p text:style-name="P1">اُوفاؔز</text:p>
      <text:p text:style-name="P1">اُولاؔئی</text:p>
      <text:p text:style-name="P1">اُون</text:p>
      <text:p text:style-name="P1">اُونو</text:p>
      <text:p text:style-name="P1">اُونٹ</text:p>
      <text:p text:style-name="P1">اُونٹنی</text:p>
      <text:p text:style-name="P1"><text:soft-page-break/>اُونٹنیاں</text:p>
      <text:p text:style-name="P1">اُونٹوں</text:p>
      <text:p text:style-name="P1">اُونٹکٹارے</text:p>
      <text:p text:style-name="P1">اُونچا</text:p>
      <text:p text:style-name="P1">اُونچائی</text:p>
      <text:p text:style-name="P1">اُونچی</text:p>
      <text:p text:style-name="P1">اُونچے</text:p>
      <text:p text:style-name="P1">اُونگھتے</text:p>
      <text:p text:style-name="P1">اُونگھنے</text:p>
      <text:p text:style-name="P1">اُونگھے</text:p>
      <text:p text:style-name="P1">اُونی</text:p>
      <text:p text:style-name="P1">اُوپر</text:p>
      <text:p text:style-name="P1">اُوپردیکھتے</text:p>
      <text:p text:style-name="P1">اُوپرسے</text:p>
      <text:p text:style-name="P1">اُوپرنہیں</text:p>
      <text:p text:style-name="P1">اُوپری</text:p>
      <text:p text:style-name="P1">اُوڑھ</text:p>
      <text:p text:style-name="P1">اُٹُھوں</text:p>
      <text:p text:style-name="P1"><text:soft-page-break/>اُٹِھیں</text:p>
      <text:p text:style-name="P1">اُٹھ</text:p>
      <text:p text:style-name="P1">اُٹھا</text:p>
      <text:p text:style-name="P1">اُٹھاؤ</text:p>
      <text:p text:style-name="P1">اُٹھاؤُں</text:p>
      <text:p text:style-name="P1">اُٹھائِیں</text:p>
      <text:p text:style-name="P1">اُٹھائی</text:p>
      <text:p text:style-name="P1">اُٹھائیں</text:p>
      <text:p text:style-name="P1">اُٹھائے</text:p>
      <text:p text:style-name="P1">اُٹھاتا</text:p>
      <text:p text:style-name="P1">اُٹھاتی</text:p>
      <text:p text:style-name="P1">اُٹھاتے</text:p>
      <text:p text:style-name="P1">اُٹھالُوں</text:p>
      <text:p text:style-name="P1">اُٹھالے</text:p>
      <text:p text:style-name="P1">اُٹھانا</text:p>
      <text:p text:style-name="P1">اُٹھانے</text:p>
      <text:p text:style-name="P1">اُٹھاؤ</text:p>
      <text:p text:style-name="P1">اُٹھاؤُں</text:p>
      <text:p text:style-name="P1"><text:soft-page-break/>اُٹھاؤں</text:p>
      <text:p text:style-name="P1">اُٹھایا</text:p>
      <text:p text:style-name="P1">اُٹھتا</text:p>
      <text:p text:style-name="P1">اُٹھتی</text:p>
      <text:p text:style-name="P1">اُٹھتے</text:p>
      <text:p text:style-name="P1">اُٹھنا</text:p>
      <text:p text:style-name="P1">اُٹھنے</text:p>
      <text:p text:style-name="P1">اُٹھو</text:p>
      <text:p text:style-name="P1">اُٹھوا</text:p>
      <text:p text:style-name="P1">اُٹھواکر</text:p>
      <text:p text:style-name="P1">اُٹھوں</text:p>
      <text:p text:style-name="P1">اُٹھُوں</text:p>
      <text:p text:style-name="P1">اُٹھی</text:p>
      <text:p text:style-name="P1">اُٹھیں</text:p>
      <text:p text:style-name="P1">اُٹھے</text:p>
      <text:p text:style-name="P1">اُپلّوؔس</text:p>
      <text:p text:style-name="P1">اُپلّوس</text:p>
      <text:p text:style-name="P1">اُچک</text:p>
      <text:p text:style-name="P1"><text:soft-page-break/>اُچھالتا</text:p>
      <text:p text:style-name="P1">اُچھالتی</text:p>
      <text:p text:style-name="P1">اُچھالے</text:p>
      <text:p text:style-name="P1">اُچھل</text:p>
      <text:p text:style-name="P1">اُچھلتی</text:p>
      <text:p text:style-name="P1">اُچھلتے</text:p>
      <text:p text:style-name="P1">اُچھلنا</text:p>
      <text:p text:style-name="P1">اُچھلے</text:p>
      <text:p text:style-name="P1">اُڑ</text:p>
      <text:p text:style-name="P1">اُڑا</text:p>
      <text:p text:style-name="P1">اُڑائی</text:p>
      <text:p text:style-name="P1">اُڑائیں</text:p>
      <text:p text:style-name="P1">اُڑائے</text:p>
      <text:p text:style-name="P1">اُڑاتا</text:p>
      <text:p text:style-name="P1">اُڑاتی</text:p>
      <text:p text:style-name="P1">اُڑاتے</text:p>
      <text:p text:style-name="P1">اُڑادے</text:p>
      <text:p text:style-name="P1">اُڑانے</text:p>
      <text:p text:style-name="P1"><text:soft-page-break/>اُڑاؤُ</text:p>
      <text:p text:style-name="P1">اُڑایا</text:p>
      <text:p text:style-name="P1">اُڑتا</text:p>
      <text:p text:style-name="P1">اُڑتی</text:p>
      <text:p text:style-name="P1">اُڑتے</text:p>
      <text:p text:style-name="P1">اُڑجاتی</text:p>
      <text:p text:style-name="P1">اُڑنے</text:p>
      <text:p text:style-name="P1">اُڑھا</text:p>
      <text:p text:style-name="P1">اُڑھاتاہُوں</text:p>
      <text:p text:style-name="P1">اُڑھاتے</text:p>
      <text:p text:style-name="P1">اُڑیں</text:p>
      <text:p text:style-name="P1">اُڑے</text:p>
      <text:p text:style-name="P1">اُکال</text:p>
      <text:p text:style-name="P1">اُکھاڑ</text:p>
      <text:p text:style-name="P1">اُکھاڑا</text:p>
      <text:p text:style-name="P1">اُکھاڑنے</text:p>
      <text:p text:style-name="P1">اُکھاڑُوں</text:p>
      <text:p text:style-name="P1">اُکھاڑی</text:p>
      <text:p text:style-name="P1"><text:soft-page-break/>اُکھاڑے</text:p>
      <text:p text:style-name="P1">اُکھلی</text:p>
      <text:p text:style-name="P1">اُکھڑ</text:p>
      <text:p text:style-name="P1">اُکھڑا</text:p>
      <text:p text:style-name="P1">اُکھڑے</text:p>
      <text:p text:style-name="P1">اُگ</text:p>
      <text:p text:style-name="P1">اُگا</text:p>
      <text:p text:style-name="P1">اُگائی</text:p>
      <text:p text:style-name="P1">اُگائے</text:p>
      <text:p text:style-name="P1">اُگاتا</text:p>
      <text:p text:style-name="P1">اُگاتی</text:p>
      <text:p text:style-name="P1">اُگاؤُں</text:p>
      <text:p text:style-name="P1">اُگایا</text:p>
      <text:p text:style-name="P1">اُگتا</text:p>
      <text:p text:style-name="P1">اُگتی</text:p>
      <text:p text:style-name="P1">اُگتے</text:p>
      <text:p text:style-name="P1">اُگل</text:p>
      <text:p text:style-name="P1">اُگلتا</text:p>
      <text:p text:style-name="P1"><text:soft-page-break/>اُگلے</text:p>
      <text:p text:style-name="P1">اُگنے</text:p>
      <text:p text:style-name="P1">اُگی</text:p>
      <text:p text:style-name="P1">اُگیں</text:p>
      <text:p text:style-name="P1">اُگے</text:p>
      <text:p text:style-name="P1">اُہد</text:p>
      <text:p text:style-name="P1">اُہلیبامہ</text:p>
      <text:p text:style-name="P1">اِ</text:p>
      <text:p text:style-name="P1">اِب</text:p>
      <text:p text:style-name="P1">اِبتدا</text:p>
      <text:p text:style-name="P1">اِبتدائی</text:p>
      <text:p text:style-name="P1">اِبتداسے</text:p>
      <text:p text:style-name="P1">اِبتداکی</text:p>
      <text:p text:style-name="P1">اِبتدایِ</text:p>
      <text:p text:style-name="P1">اِبحار</text:p>
      <text:p text:style-name="P1">اِبساؔم</text:p>
      <text:p text:style-name="P1">اِبصاؔن</text:p>
      <text:p text:style-name="P1">اِبصان</text:p>
      <text:p text:style-name="P1"><text:soft-page-break/>اِبض</text:p>
      <text:p text:style-name="P1">اِبلعاؔم</text:p>
      <text:p text:style-name="P1">اِبلِیس</text:p>
      <text:p text:style-name="P1">اِبلیس</text:p>
      <text:p text:style-name="P1">اِبلیعاؔم</text:p>
      <text:p text:style-name="P1">اِبن</text:p>
      <text:p text:style-name="P1">اِبنِ</text:p>
      <text:p text:style-name="P1">اِبیل</text:p>
      <text:p text:style-name="P1">اِبیملک</text:p>
      <text:p text:style-name="P1">اِتبعل</text:p>
      <text:p text:style-name="P1">اِتحاد</text:p>
      <text:p text:style-name="P1">اِتحادی</text:p>
      <text:p text:style-name="P1">اِتحادیوں</text:p>
      <text:p text:style-name="P1">اِترا</text:p>
      <text:p text:style-name="P1">اِتراؔن</text:p>
      <text:p text:style-name="P1">اِترعاؔم</text:p>
      <text:p text:style-name="P1">اِترِعاؔم</text:p>
      <text:p text:style-name="P1">اِتری</text:p>
      <text:p text:style-name="P1"><text:soft-page-break/>اِتصال</text:p>
      <text:p text:style-name="P1">اِتفاق</text:p>
      <text:p text:style-name="P1">اِتفاقاً</text:p>
      <text:p text:style-name="P1">اِتلاؔہ</text:p>
      <text:p text:style-name="P1">اِتمر</text:p>
      <text:p text:style-name="P1">اِتنا</text:p>
      <text:p text:style-name="P1">اِتنان</text:p>
      <text:p text:style-name="P1">اِتنی</text:p>
      <text:p text:style-name="P1">اِتنے</text:p>
      <text:p text:style-name="P1">اِتُورؔیہِّ</text:p>
      <text:p text:style-name="P1">اِتّحاد</text:p>
      <text:p text:style-name="P1">اِتّفاق</text:p>
      <text:p text:style-name="P1">اِتّفاقاً</text:p>
      <text:p text:style-name="P1">اِتّفِاقی</text:p>
      <text:p text:style-name="P1">اِتّی</text:p>
      <text:p text:style-name="P1">اِتی</text:p>
      <text:p text:style-name="P1">اِجازت</text:p>
      <text:p text:style-name="P1">اِجال</text:p>
      <text:p text:style-name="P1"><text:soft-page-break/>اِجتماع</text:p>
      <text:p text:style-name="P1">اِجرا</text:p>
      <text:p text:style-name="P1">اِجلائِم</text:p>
      <text:p text:style-name="P1">اِحاطوں</text:p>
      <text:p text:style-name="P1">اِحاطہ</text:p>
      <text:p text:style-name="P1">اِحتلام</text:p>
      <text:p text:style-name="P1">اِحتِیاط</text:p>
      <text:p text:style-name="P1">اِحتیاج</text:p>
      <text:p text:style-name="P1">اِحتیاجیں</text:p>
      <text:p text:style-name="P1">اِحتیاط</text:p>
      <text:p text:style-name="P1">اِحسان</text:p>
      <text:p text:style-name="P1">اِحسانوں</text:p>
      <text:p text:style-name="P1">اِحکام</text:p>
      <text:p text:style-name="P1">اِحیر</text:p>
      <text:p text:style-name="P1">اِختتام</text:p>
      <text:p text:style-name="P1">اِختتامی</text:p>
      <text:p text:style-name="P1">اِختتامیہ</text:p>
      <text:p text:style-name="P1">اِختلاف</text:p>
      <text:p text:style-name="P1"><text:soft-page-break/>اِختِیار</text:p>
      <text:p text:style-name="P1">اِختیار</text:p>
      <text:p text:style-name="P1">اِختیارات</text:p>
      <text:p text:style-name="P1">اِختیارمیں</text:p>
      <text:p text:style-name="P1">اِختیاروں</text:p>
      <text:p text:style-name="P1">اِدباس</text:p>
      <text:p text:style-name="P1">اِدراک</text:p>
      <text:p text:style-name="P1">اِدلاف</text:p>
      <text:p text:style-name="P1">اِدومَیہ</text:p>
      <text:p text:style-name="P1">اِدُّو</text:p>
      <text:p text:style-name="P1">اِدھر</text:p>
      <text:p text:style-name="P1">اِدھراُدھر</text:p>
      <text:p text:style-name="P1">اِراخ</text:p>
      <text:p text:style-name="P1">اِرادوں</text:p>
      <text:p text:style-name="P1">اِرادہ</text:p>
      <text:p text:style-name="P1">اِرادے</text:p>
      <text:p text:style-name="P1">اِراستُس</text:p>
      <text:p text:style-name="P1">اِران</text:p>
      <text:p text:style-name="P1"><text:soft-page-break/>اِردگِرد</text:p>
      <text:p text:style-name="P1">اِرسال</text:p>
      <text:p text:style-name="P1">اِرشاد</text:p>
      <text:p text:style-name="P1">اِرَاخ</text:p>
      <text:p text:style-name="P1">اِرِستر</text:p>
      <text:p text:style-name="P1">اِرّیاہ</text:p>
      <text:p text:style-name="P1">اِزراخی</text:p>
      <text:p text:style-name="P1">اِزراخیاؔہ</text:p>
      <text:p text:style-name="P1">اِزرخیاؔہ</text:p>
      <text:p text:style-name="P1">اِزرَاخیاؔہ</text:p>
      <text:p text:style-name="P1">اِس</text:p>
      <text:p text:style-name="P1">اِسبا</text:p>
      <text:p text:style-name="P1">اِستاؔل</text:p>
      <text:p text:style-name="P1">اِستادہ</text:p>
      <text:p text:style-name="P1">اِستال</text:p>
      <text:p text:style-name="P1">اِستاؤلی</text:p>
      <text:p text:style-name="P1">اِستحکام</text:p>
      <text:p text:style-name="P1">اِستعمال</text:p>
      <text:p text:style-name="P1"><text:soft-page-break/>اِستقبال</text:p>
      <text:p text:style-name="P1">اِستموؔع</text:p>
      <text:p text:style-name="P1">اِستموہ</text:p>
      <text:p text:style-name="P1">اِستمُوؔع</text:p>
      <text:p text:style-name="P1">اِستُوؔن</text:p>
      <text:p text:style-name="P1">اِستِثنا</text:p>
      <text:p text:style-name="P1">اِستِفسار</text:p>
      <text:p text:style-name="P1">اِستِقبال</text:p>
      <text:p text:style-name="P1">اِسر</text:p>
      <text:p text:style-name="P1">اِسراؔئیل</text:p>
      <text:p text:style-name="P1">اِسرائیل</text:p>
      <text:p text:style-name="P1">اِسرائیلِیو</text:p>
      <text:p text:style-name="P1">اِسرائیلِیوں</text:p>
      <text:p text:style-name="P1">اِسرائیلی</text:p>
      <text:p text:style-name="P1">اِسرائیلیو</text:p>
      <text:p text:style-name="P1">اِسرائیلیوں</text:p>
      <text:p text:style-name="P1">اِسرائیِلیو</text:p>
      <text:p text:style-name="P1">اِسرائیِلیوں</text:p>
      <text:p text:style-name="P1"><text:soft-page-break/>اِسفان</text:p>
      <text:p text:style-name="P1">اِسفانیہ</text:p>
      <text:p text:style-name="P1">اِسفاہ</text:p>
      <text:p text:style-name="P1">اِسقاط</text:p>
      <text:p text:style-name="P1">اِسقاطِ</text:p>
      <text:p text:style-name="P1">اِسلِئے</text:p>
      <text:p text:style-name="P1">اِسم</text:p>
      <text:p text:style-name="P1">اِسماعِیلی</text:p>
      <text:p text:style-name="P1">اِسماعیاؔہ</text:p>
      <text:p text:style-name="P1">اِسماکیاؔہ</text:p>
      <text:p text:style-name="P1">اِسمع</text:p>
      <text:p text:style-name="P1">اِسمٰعیل</text:p>
      <text:p text:style-name="P1">اِسمٰعیلِیوں</text:p>
      <text:p text:style-name="P1">اِسمٰعیلی</text:p>
      <text:p text:style-name="P1">اِسواہ</text:p>
      <text:p text:style-name="P1">اِسوِیوں</text:p>
      <text:p text:style-name="P1">اِسوی</text:p>
      <text:p text:style-name="P1">اِسِتموؔع</text:p>
      <text:p text:style-name="P1"><text:soft-page-break/>اِسِّیر</text:p>
      <text:p text:style-name="P1">اِسکا</text:p>
      <text:p text:style-name="P1">اِسکاؔل</text:p>
      <text:p text:style-name="P1">اِسکال</text:p>
      <text:p text:style-name="P1">اِسکریوتی</text:p>
      <text:p text:style-name="P1">اِسکریُوتی</text:p>
      <text:p text:style-name="P1">اِسکندر</text:p>
      <text:p text:style-name="P1">اِسکندرِ</text:p>
      <text:p text:style-name="P1">اِسکندریوں</text:p>
      <text:p text:style-name="P1">اِسکہ</text:p>
      <text:p text:style-name="P1">اِسکے</text:p>
      <text:p text:style-name="P1">اِسی</text:p>
      <text:p text:style-name="P1">اِسے</text:p>
      <text:p text:style-name="P1">اِشارہ</text:p>
      <text:p text:style-name="P1">اِشارے</text:p>
      <text:p text:style-name="P1">اِشباؔن</text:p>
      <text:p text:style-name="P1">اِشبان</text:p>
      <text:p text:style-name="P1">اِشبعل</text:p>
      <text:p text:style-name="P1"><text:soft-page-break/>اِشبو</text:p>
      <text:p text:style-name="P1">اِشبوست</text:p>
      <text:p text:style-name="P1">اِشبی</text:p>
      <text:p text:style-name="P1">اِشتِہار</text:p>
      <text:p text:style-name="P1">اِشتِیاق</text:p>
      <text:p text:style-name="P1">اِشتہار</text:p>
      <text:p text:style-name="P1">اِشتیاق</text:p>
      <text:p text:style-name="P1">اِشکار</text:p>
      <text:p text:style-name="P1">اِشکاریہ</text:p>
      <text:p text:style-name="P1">اِشہُود</text:p>
      <text:p text:style-name="P1">اِصبُوؔن</text:p>
      <text:p text:style-name="P1">اِصرار</text:p>
      <text:p text:style-name="P1">اِصلاح</text:p>
      <text:p text:style-name="P1">اِصلاحات</text:p>
      <text:p text:style-name="P1">اِضحاؔق</text:p>
      <text:p text:style-name="P1">اِضحاق</text:p>
      <text:p text:style-name="P1">اِضطراب</text:p>
      <text:p text:style-name="P1">اِضہار</text:p>
      <text:p text:style-name="P1"><text:soft-page-break/>اِضہارِیوں</text:p>
      <text:p text:style-name="P1">اِضہاریوں</text:p>
      <text:p text:style-name="P1">اِطاعت</text:p>
      <text:p text:style-name="P1">اِطالِیہ</text:p>
      <text:p text:style-name="P1">اِطراف</text:p>
      <text:p text:style-name="P1">اِطلاع</text:p>
      <text:p text:style-name="P1">اِطمِینان</text:p>
      <text:p text:style-name="P1">اِطیر</text:p>
      <text:p text:style-name="P1">اِظہار</text:p>
      <text:p text:style-name="P1">اِعتبار</text:p>
      <text:p text:style-name="P1">اِعتبارسے</text:p>
      <text:p text:style-name="P1">اِعتدال</text:p>
      <text:p text:style-name="P1">اِعتراض</text:p>
      <text:p text:style-name="P1">اِعتقاد</text:p>
      <text:p text:style-name="P1">اِعتقادو</text:p>
      <text:p text:style-name="P1">اِعتقادی</text:p>
      <text:p text:style-name="P1">اِعتماد</text:p>
      <text:p text:style-name="P1">اِعتمادٹُوٹا</text:p>
      <text:p text:style-name="P1"><text:soft-page-break/>اِعزاز</text:p>
      <text:p text:style-name="P1">اِعضا</text:p>
      <text:p text:style-name="P1">اِعلان</text:p>
      <text:p text:style-name="P1">اِفتا</text:p>
      <text:p text:style-name="P1">اِفتاؔہ</text:p>
      <text:p text:style-name="P1">اِفتاح</text:p>
      <text:p text:style-name="P1">اِفرا</text:p>
      <text:p text:style-name="P1">اِفراؔئِیم</text:p>
      <text:p text:style-name="P1">اِفراؔئیم</text:p>
      <text:p text:style-name="P1">اِفرائِیم</text:p>
      <text:p text:style-name="P1">اِفرائیم</text:p>
      <text:p text:style-name="P1">اِفرائیمی</text:p>
      <text:p text:style-name="P1">اِفرائیِم</text:p>
      <text:p text:style-name="P1">اِفرات</text:p>
      <text:p text:style-name="P1">اِفراتا</text:p>
      <text:p text:style-name="P1">اِفراتاہ</text:p>
      <text:p text:style-name="P1">اِفراتہ</text:p>
      <text:p text:style-name="P1">اِفراط</text:p>
      <text:p text:style-name="P1"><text:soft-page-break/>اِفلاؔل</text:p>
      <text:p text:style-name="P1">اِفلاس</text:p>
      <text:p text:style-name="P1">اِفِسُس</text:p>
      <text:p text:style-name="P1">اِفِسِیوؔں</text:p>
      <text:p text:style-name="P1">اِفِسِیوں</text:p>
      <text:p text:style-name="P1">اِفِسی</text:p>
      <text:p text:style-name="P1">اِفِسیوں</text:p>
      <text:p text:style-name="P1">اِفِسیِو</text:p>
      <text:p text:style-name="P1">اِفِسیِوں</text:p>
      <text:p text:style-name="P1">اِفّتّح</text:p>
      <text:p text:style-name="P1">اِفیق</text:p>
      <text:p text:style-name="P1">اِقبال</text:p>
      <text:p text:style-name="P1">اِقبالمند</text:p>
      <text:p text:style-name="P1">اِقبالمندی</text:p>
      <text:p text:style-name="P1">اِقتدار</text:p>
      <text:p text:style-name="P1">اِقرار</text:p>
      <text:p text:style-name="P1">اِقرارکروں</text:p>
      <text:p text:style-name="P1">اِقسام</text:p>
      <text:p text:style-name="P1"><text:soft-page-break/>اِقلیم</text:p>
      <text:p text:style-name="P1">اِلتجا</text:p>
      <text:p text:style-name="P1">اِلتجائیں</text:p>
      <text:p text:style-name="P1">اِلتفات</text:p>
      <text:p text:style-name="P1">اِلتقوؔن</text:p>
      <text:p text:style-name="P1">اِلتماس</text:p>
      <text:p text:style-name="P1">اِلتولد</text:p>
      <text:p text:style-name="P1">اِلتِجا</text:p>
      <text:p text:style-name="P1">اِلتِفات</text:p>
      <text:p text:style-name="P1">اِلتِقیہ</text:p>
      <text:p text:style-name="P1">اِلحنان</text:p>
      <text:p text:style-name="P1">اِلداد</text:p>
      <text:p text:style-name="P1">اِلزام</text:p>
      <text:p text:style-name="P1">اِلزاموں</text:p>
      <text:p text:style-name="P1">اِلزباد</text:p>
      <text:p text:style-name="P1">اِلعوزؔی</text:p>
      <text:p text:style-name="P1">اِلعِاسہ</text:p>
      <text:p text:style-name="P1">اِلقانہ</text:p>
      <text:p text:style-name="P1"><text:soft-page-break/>اِلقُوشی</text:p>
      <text:p text:style-name="P1">اِلموداؔم</text:p>
      <text:p text:style-name="P1">اِلنا</text:p>
      <text:p text:style-name="P1">اِلناتن</text:p>
      <text:p text:style-name="P1">اِلوہی</text:p>
      <text:p text:style-name="P1">اِلُرِّکُم</text:p>
      <text:p text:style-name="P1">اِلِتقیہ</text:p>
      <text:p text:style-name="P1">اِلِیاب</text:p>
      <text:p text:style-name="P1">اِلِیشَع</text:p>
      <text:p text:style-name="P1">اِلِیہُو</text:p>
      <text:p text:style-name="P1">اِلٰہی</text:p>
      <text:p text:style-name="P1">اِلہام</text:p>
      <text:p text:style-name="P1">اِلہِ</text:p>
      <text:p text:style-name="P1">اِلہٰ</text:p>
      <text:p text:style-name="P1">اِلہٰوں</text:p>
      <text:p text:style-name="P1">اِلہٰی</text:p>
      <text:p text:style-name="P1">اِلی</text:p>
      <text:p text:style-name="P1">اِلیئیل</text:p>
      <text:p text:style-name="P1"><text:soft-page-break/>اِلیا</text:p>
      <text:p text:style-name="P1">اِلیاب</text:p>
      <text:p text:style-name="P1">اِلیاسف</text:p>
      <text:p text:style-name="P1">اِلیاسِب</text:p>
      <text:p text:style-name="P1">اِلیشِبَع</text:p>
      <text:p text:style-name="P1">اِلیصُور</text:p>
      <text:p text:style-name="P1">اِلیعد</text:p>
      <text:p text:style-name="P1">اِلیعزر</text:p>
      <text:p text:style-name="P1">اِلیعِزر</text:p>
      <text:p text:style-name="P1">اِلیفز</text:p>
      <text:p text:style-name="P1">اِلیُوعَینی</text:p>
      <text:p text:style-name="P1">اِلیِسہ</text:p>
      <text:p text:style-name="P1">اِلیِشبعَ</text:p>
      <text:p text:style-name="P1">اِلیِعز</text:p>
      <text:p text:style-name="P1">اِلیہُو</text:p>
      <text:p text:style-name="P1">اِمتحان</text:p>
      <text:p text:style-name="P1">اِمتناعی</text:p>
      <text:p text:style-name="P1">اِمتِحان</text:p>
      <text:p text:style-name="P1"><text:soft-page-break/>اِمتِحانوں</text:p>
      <text:p text:style-name="P1">اِمتِیاز</text:p>
      <text:p text:style-name="P1">اِمتِیازکی</text:p>
      <text:p text:style-name="P1">اِمتیاز</text:p>
      <text:p text:style-name="P1">اِمداد</text:p>
      <text:p text:style-name="P1">اِمرؔی</text:p>
      <text:p text:style-name="P1">اِمراؔہ</text:p>
      <text:p text:style-name="P1">اِمصِیاہ</text:p>
      <text:p text:style-name="P1">اِمصیاہ</text:p>
      <text:p text:style-name="P1">اِملہ</text:p>
      <text:p text:style-name="P1">اِمنع</text:p>
      <text:p text:style-name="P1">اِمّا</text:p>
      <text:p text:style-name="P1">اِمّاؤُس</text:p>
      <text:p text:style-name="P1">اِمّیر</text:p>
      <text:p text:style-name="P1">اِن</text:p>
      <text:p text:style-name="P1">اِنتباہ</text:p>
      <text:p text:style-name="P1">اِنتباہات</text:p>
      <text:p text:style-name="P1">اِنتظار</text:p>
      <text:p text:style-name="P1"><text:soft-page-break/>اِنتظارکرُوں</text:p>
      <text:p text:style-name="P1">اِنتظارکریں</text:p>
      <text:p text:style-name="P1">اِنتظارکرے</text:p>
      <text:p text:style-name="P1">اِنتظام</text:p>
      <text:p text:style-name="P1">اِنتظامات</text:p>
      <text:p text:style-name="P1">اِنتظامِ</text:p>
      <text:p text:style-name="P1">اِنتقال</text:p>
      <text:p text:style-name="P1">اِنتقام</text:p>
      <text:p text:style-name="P1">اِنتِظار</text:p>
      <text:p text:style-name="P1">اِنتِظارکِیا</text:p>
      <text:p text:style-name="P1">اِنتِظام</text:p>
      <text:p text:style-name="P1">اِنتِظامِ</text:p>
      <text:p text:style-name="P1">اِنتِقال</text:p>
      <text:p text:style-name="P1">اِنتِقام</text:p>
      <text:p text:style-name="P1">اِنتِہا</text:p>
      <text:p text:style-name="P1">اِنتِہائی</text:p>
      <text:p text:style-name="P1">اِنتِہاتک</text:p>
      <text:p text:style-name="P1">اِنتِہایِ</text:p>
      <text:p text:style-name="P1"><text:soft-page-break/>اِنتہا</text:p>
      <text:p text:style-name="P1">اِنتہائی</text:p>
      <text:p text:style-name="P1">اِنتہانہ</text:p>
      <text:p text:style-name="P1">اِنتہانہیں</text:p>
      <text:p text:style-name="P1">اِنتہاپھاڑتا</text:p>
      <text:p text:style-name="P1">اِنتہایِ</text:p>
      <text:p text:style-name="P1">اِنجِیر</text:p>
      <text:p text:style-name="P1">اِنجِیروں</text:p>
      <text:p text:style-name="P1">اِنجِیل</text:p>
      <text:p text:style-name="P1">اِنجیر</text:p>
      <text:p text:style-name="P1">اِنحطاط</text:p>
      <text:p text:style-name="P1">اِندراج</text:p>
      <text:p text:style-name="P1">اِندراین</text:p>
      <text:p text:style-name="P1">اِندِمال</text:p>
      <text:p text:style-name="P1">اِنزال</text:p>
      <text:p text:style-name="P1">اِنسان</text:p>
      <text:p text:style-name="P1">اِنسانوں</text:p>
      <text:p text:style-name="P1">اِنسانِیّت</text:p>
      <text:p text:style-name="P1"><text:soft-page-break/>اِنسانی</text:p>
      <text:p text:style-name="P1">اِنسانیّت</text:p>
      <text:p text:style-name="P1">اِنصاف</text:p>
      <text:p text:style-name="P1">اِنصافی</text:p>
      <text:p text:style-name="P1">اِنصافیوں</text:p>
      <text:p text:style-name="P1">اِنعام</text:p>
      <text:p text:style-name="P1">اِنعامات</text:p>
      <text:p text:style-name="P1">اِنفرادی</text:p>
      <text:p text:style-name="P1">اِنفصال</text:p>
      <text:p text:style-name="P1">اِنقلاب</text:p>
      <text:p text:style-name="P1">اِنکا</text:p>
      <text:p text:style-name="P1">اِنکار</text:p>
      <text:p text:style-name="P1">اِنکارکرتے</text:p>
      <text:p text:style-name="P1">اِنکارکِیا</text:p>
      <text:p text:style-name="P1">اِنکے</text:p>
      <text:p text:style-name="P1">اِنہوں</text:p>
      <text:p text:style-name="P1">اِنہی</text:p>
      <text:p text:style-name="P1">اِنہیں</text:p>
      <text:p text:style-name="P1"><text:soft-page-break/>اِپفُردِتُس</text:p>
      <text:p text:style-name="P1">اِپَفراس</text:p>
      <text:p text:style-name="P1">اِپَفرُدِتُس</text:p>
      <text:p text:style-name="P1">اِپِکُوری</text:p>
      <text:p text:style-name="P1">اِپینِتُس</text:p>
      <text:p text:style-name="P1">اِکتالِیس</text:p>
      <text:p text:style-name="P1">اِکتالِیسویں</text:p>
      <text:p text:style-name="P1">اِکتِیس</text:p>
      <text:p text:style-name="P1">اِکتِیسویں</text:p>
      <text:p text:style-name="P1">اِکرام</text:p>
      <text:p text:style-name="P1">اِکسٹھ</text:p>
      <text:p text:style-name="P1">اِکشا</text:p>
      <text:p text:style-name="P1">اِکلوتا</text:p>
      <text:p text:style-name="P1">اِکلوتوں</text:p>
      <text:p text:style-name="P1">اِکلوتی</text:p>
      <text:p text:style-name="P1">اِکلوتے</text:p>
      <text:p text:style-name="P1">اِکلَوتا</text:p>
      <text:p text:style-name="P1">اِکلَوتی</text:p>
      <text:p text:style-name="P1"><text:soft-page-break/>اِکلَوتے</text:p>
      <text:p text:style-name="P1">اِکُنیُم</text:p>
      <text:p text:style-name="P1">اِکُیِنُم</text:p>
      <text:p text:style-name="P1">اِکِّیس</text:p>
      <text:p text:style-name="P1">اِکِّیسوِیں</text:p>
      <text:p text:style-name="P1">اِکِیّس</text:p>
      <text:p text:style-name="P1">اِکّاون</text:p>
      <text:p text:style-name="P1">اِکّیسوِیں</text:p>
      <text:p text:style-name="P1">اِکٹّھا</text:p>
      <text:p text:style-name="P1">اِکٹّھاکرے</text:p>
      <text:p text:style-name="P1">اِکٹّھی</text:p>
      <text:p text:style-name="P1">اِکٹّھے</text:p>
      <text:p text:style-name="P1">اِکٹھّا</text:p>
      <text:p text:style-name="P1">اِکٹھّے</text:p>
      <text:p text:style-name="P1">اِکٹھے</text:p>
      <text:p text:style-name="P1">اِکیسویں</text:p>
      <text:p text:style-name="P1">اِہانت</text:p>
      <text:p text:style-name="P1">اِیجاد</text:p>
      <text:p text:style-name="P1"><text:soft-page-break/>اِیذا</text:p>
      <text:p text:style-name="P1">اِیز</text:p>
      <text:p text:style-name="P1">اِیزبِل</text:p>
      <text:p text:style-name="P1">اِیشی</text:p>
      <text:p text:style-name="P1">اِیعزر</text:p>
      <text:p text:style-name="P1">اِیعزِریوں</text:p>
      <text:p text:style-name="P1">اِیما</text:p>
      <text:p text:style-name="P1">اِیمان</text:p>
      <text:p text:style-name="P1">اِیماندار</text:p>
      <text:p text:style-name="P1">اِیمانداروں</text:p>
      <text:p text:style-name="P1">اِیمانداری</text:p>
      <text:p text:style-name="P1">اِیمانوں</text:p>
      <text:p text:style-name="P1">اِیمانی</text:p>
      <text:p text:style-name="P1">اِیندھن</text:p>
      <text:p text:style-name="P1">اِینٹ</text:p>
      <text:p text:style-name="P1">اِینٹوں</text:p>
      <text:p text:style-name="P1">اِینٹیں</text:p>
      <text:p text:style-name="P1">اّروں</text:p>
      <text:p text:style-name="P1"><text:soft-page-break/>اٹل</text:p>
      <text:p text:style-name="P1">اٹّھائِیس</text:p>
      <text:p text:style-name="P1">اٹّھارھویں</text:p>
      <text:p text:style-name="P1">اٹّھارہ</text:p>
      <text:p text:style-name="P1">اٹک</text:p>
      <text:p text:style-name="P1">اٹکاؤُں</text:p>
      <text:p text:style-name="P1">اٹکی</text:p>
      <text:p text:style-name="P1">اٹکے</text:p>
      <text:p text:style-name="P1">اٹھائِیس</text:p>
      <text:p text:style-name="P1">اٹھائیسویں</text:p>
      <text:p text:style-name="P1">اٹھارھواں</text:p>
      <text:p text:style-name="P1">اٹھارھوِیں</text:p>
      <text:p text:style-name="P1">اٹھارھویں</text:p>
      <text:p text:style-name="P1">اٹھارہ</text:p>
      <text:p text:style-name="P1">اٹھارہویں</text:p>
      <text:p text:style-name="P1">اٹھاسی</text:p>
      <text:p text:style-name="P1">اٹھانوے</text:p>
      <text:p text:style-name="P1">اٹھّائِیس</text:p>
      <text:p text:style-name="P1"><text:soft-page-break/>اٹھّارہ</text:p>
      <text:p text:style-name="P1">اٹیرن</text:p>
      <text:p text:style-name="P1">اپفردِ</text:p>
      <text:p text:style-name="P1">اپنا</text:p>
      <text:p text:style-name="P1">اپنابھاری</text:p>
      <text:p text:style-name="P1">اپناجلال</text:p>
      <text:p text:style-name="P1">اپناجنگی</text:p>
      <text:p text:style-name="P1">اپناسارا</text:p>
      <text:p text:style-name="P1">اپنامال</text:p>
      <text:p text:style-name="P1">اپنامُلک</text:p>
      <text:p text:style-name="P1">اپنانام</text:p>
      <text:p text:style-name="P1">اپناچہرہ</text:p>
      <text:p text:style-name="P1">اپناکام</text:p>
      <text:p text:style-name="P1">اپناکان</text:p>
      <text:p text:style-name="P1">اپناہاتھ</text:p>
      <text:p text:style-name="P1">اپنوں</text:p>
      <text:p text:style-name="P1">اپنی</text:p>
      <text:p text:style-name="P1">اپنے</text:p>
      <text:p text:style-name="P1"><text:soft-page-break/>اپُلّوؔس</text:p>
      <text:p text:style-name="P1">اپُلّیون</text:p>
      <text:p text:style-name="P1">اپِیل</text:p>
      <text:p text:style-name="P1">اپیل</text:p>
      <text:p text:style-name="P1">اچانک</text:p>
      <text:p text:style-name="P1">اچنبھا</text:p>
      <text:p text:style-name="P1">اچنبھے</text:p>
      <text:p text:style-name="P1">اچُھوتی</text:p>
      <text:p text:style-name="P1">اچّھا</text:p>
      <text:p text:style-name="P1">اچّھاسبزہ</text:p>
      <text:p text:style-name="P1">اچّھانہیں</text:p>
      <text:p text:style-name="P1">اچّھاپَھل</text:p>
      <text:p text:style-name="P1">اچّھاکِیا</text:p>
      <text:p text:style-name="P1">اچّھاہو</text:p>
      <text:p text:style-name="P1">اچّھّی</text:p>
      <text:p text:style-name="P1">اچّھی</text:p>
      <text:p text:style-name="P1">اچّھے</text:p>
      <text:p text:style-name="P1">اچھاّلگتا</text:p>
      <text:p text:style-name="P1"><text:soft-page-break/>اچھّا</text:p>
      <text:p text:style-name="P1">اچھّاخادِم</text:p>
      <text:p text:style-name="P1">اچھّی</text:p>
      <text:p text:style-name="P1">اچھّے</text:p>
      <text:p text:style-name="P1">اچھے</text:p>
      <text:p text:style-name="P1">اڈّا</text:p>
      <text:p text:style-name="P1">اڑ</text:p>
      <text:p text:style-name="P1">اڑبنگا</text:p>
      <text:p text:style-name="P1">اڑبنگوں</text:p>
      <text:p text:style-name="P1">اڑبنگے</text:p>
      <text:p text:style-name="P1">اڑتالِیس</text:p>
      <text:p text:style-name="P1">اڑتلا</text:p>
      <text:p text:style-name="P1">اڑتِیس</text:p>
      <text:p text:style-name="P1">اڑتِیسویں</text:p>
      <text:p text:style-name="P1">اڑسٹھ</text:p>
      <text:p text:style-name="P1">اڑنگا</text:p>
      <text:p text:style-name="P1">اڑے</text:p>
      <text:p text:style-name="P1">اژدہا</text:p>
      <text:p text:style-name="P1"><text:soft-page-break/>اژدہاؤ</text:p>
      <text:p text:style-name="P1">اژدہاؤں</text:p>
      <text:p text:style-name="P1">اکبر</text:p>
      <text:p text:style-name="P1">اکثر</text:p>
      <text:p text:style-name="P1">اکثروں</text:p>
      <text:p text:style-name="P1">اکذِیب</text:p>
      <text:p text:style-name="P1">اکزِیب</text:p>
      <text:p text:style-name="P1">اکشا</text:p>
      <text:p text:style-name="P1">اکُنیُم</text:p>
      <text:p text:style-name="P1">اکِزیب</text:p>
      <text:p text:style-name="P1">اکِیس</text:p>
      <text:p text:style-name="P1">اکِیسوِیں</text:p>
      <text:p text:style-name="P1">اکّاؔد</text:p>
      <text:p text:style-name="P1">اکٹّھی</text:p>
      <text:p text:style-name="P1">اکٹّھے</text:p>
      <text:p text:style-name="P1">اکیلا</text:p>
      <text:p text:style-name="P1">اکیلاتھا</text:p>
      <text:p text:style-name="P1">اکیلاخُشکی</text:p>
      <text:p text:style-name="P1"><text:soft-page-break/>اکیلاکیوں</text:p>
      <text:p text:style-name="P1">اکیلی</text:p>
      <text:p text:style-name="P1">اکیلے</text:p>
      <text:p text:style-name="P1">اگبُس</text:p>
      <text:p text:style-name="P1">اگر</text:p>
      <text:p text:style-name="P1">اگرتُو</text:p>
      <text:p text:style-name="P1">اگرلوگوں</text:p>
      <text:p text:style-name="P1">اگرِّپا</text:p>
      <text:p text:style-name="P1">اگرِپّا</text:p>
      <text:p text:style-name="P1">اگرپّا</text:p>
      <text:p text:style-name="P1">اگرچہ</text:p>
      <text:p text:style-name="P1">اگلا</text:p>
      <text:p text:style-name="P1">اگلوں</text:p>
      <text:p text:style-name="P1">اگلی</text:p>
      <text:p text:style-name="P1">اگلے</text:p>
      <text:p text:style-name="P1">اگندہ</text:p>
      <text:p text:style-name="P1">اہ</text:p>
      <text:p text:style-name="P1">اہا</text:p>
      <text:p text:style-name="P1"><text:soft-page-break/>اہانت</text:p>
      <text:p text:style-name="P1">اہاوا</text:p>
      <text:p text:style-name="P1">اہاہا</text:p>
      <text:p text:style-name="P1">اہل</text:p>
      <text:p text:style-name="P1">اہلِ</text:p>
      <text:p text:style-name="P1">اہلِیبا</text:p>
      <text:p text:style-name="P1">اہلیاؔب</text:p>
      <text:p text:style-name="P1">اہم</text:p>
      <text:p text:style-name="P1">اہو</text:p>
      <text:p text:style-name="P1">اہولِیبہ</text:p>
      <text:p text:style-name="P1">اہُلیبامہ</text:p>
      <text:p text:style-name="P1">اہُود</text:p>
      <text:p text:style-name="P1">اہِل</text:p>
      <text:p text:style-name="P1">اہِلِ</text:p>
      <text:p text:style-name="P1">ایال</text:p>
      <text:p text:style-name="P1">ایالوؔن</text:p>
      <text:p text:style-name="P1">ایاّم</text:p>
      <text:p text:style-name="P1">ایاّہ</text:p>
      <text:p text:style-name="P1"><text:soft-page-break/>ایتاؔم</text:p>
      <text:p text:style-name="P1">ایتاؔن</text:p>
      <text:p text:style-name="P1">ایتام</text:p>
      <text:p text:style-name="P1">ایتان</text:p>
      <text:p text:style-name="P1">ایتانیم</text:p>
      <text:p text:style-name="P1">ایتی</text:p>
      <text:p text:style-name="P1">ایذائیں</text:p>
      <text:p text:style-name="P1">ایذارسانی</text:p>
      <text:p text:style-name="P1">ایز</text:p>
      <text:p text:style-name="P1">ایزبل</text:p>
      <text:p text:style-name="P1">ایزنی</text:p>
      <text:p text:style-name="P1">ایسا</text:p>
      <text:p text:style-name="P1">ایسے</text:p>
      <text:p text:style-name="P1">ایصر</text:p>
      <text:p text:style-name="P1">ایضل</text:p>
      <text:p text:style-name="P1">ایفہ</text:p>
      <text:p text:style-name="P1">ایل</text:p>
      <text:p text:style-name="P1">ایلا</text:p>
      <text:p text:style-name="P1"><text:soft-page-break/>ایلات</text:p>
      <text:p text:style-name="P1">ایلاہ</text:p>
      <text:p text:style-name="P1">ایلوؔت</text:p>
      <text:p text:style-name="P1">ایلوؔن</text:p>
      <text:p text:style-name="P1">ایلون</text:p>
      <text:p text:style-name="P1">ایلونیوں</text:p>
      <text:p text:style-name="P1">ایلُوؔت</text:p>
      <text:p text:style-name="P1">ایلِیم</text:p>
      <text:p text:style-name="P1">ایلِیوں</text:p>
      <text:p text:style-name="P1">ایلِیّاؔہ</text:p>
      <text:p text:style-name="P1">ایلچِیو</text:p>
      <text:p text:style-name="P1">ایلچِیوں</text:p>
      <text:p text:style-name="P1">ایلچی</text:p>
      <text:p text:style-name="P1">ایلچیوں</text:p>
      <text:p text:style-name="P1">ایلہ</text:p>
      <text:p text:style-name="P1">ایلی</text:p>
      <text:p text:style-name="P1">ایلیم</text:p>
      <text:p text:style-name="P1">ایلیوں</text:p>
      <text:p text:style-name="P1"><text:soft-page-break/>ایلیّاؔہ</text:p>
      <text:p text:style-name="P1">ایلیّاہ</text:p>
      <text:p text:style-name="P1">ایمیم</text:p>
      <text:p text:style-name="P1">ایُّوؔب</text:p>
      <text:p text:style-name="P1">ایُّوؔن</text:p>
      <text:p text:style-name="P1">ایُّوب</text:p>
      <text:p text:style-name="P1">ایّالوؔن</text:p>
      <text:p text:style-name="P1">ایّام</text:p>
      <text:p text:style-name="P1">ایّامِ</text:p>
      <text:p text:style-name="P1">ایّاہ</text:p>
      <text:p text:style-name="P1">ایّلت</text:p>
      <text:p text:style-name="P1">ایّلُوؔن</text:p>
      <text:p text:style-name="P1">ایّلُون</text:p>
      <text:p text:style-name="P1">ایڑِیاں</text:p>
      <text:p text:style-name="P1">ایڑی</text:p>
      <text:p text:style-name="P1">ایک</text:p>
      <text:p text:style-name="P1">ایکا</text:p>
      <text:p text:style-name="P1">اے</text:p>
      <text:p text:style-name="P1"><text:soft-page-break/>اﷲ</text:p>
      <text:p text:style-name="P1">ب</text:p>
      <text:p text:style-name="P1">بآوازِ</text:p>
      <text:p text:style-name="P1">بئیر</text:p>
      <text:p text:style-name="P1">بئیل</text:p>
      <text:p text:style-name="P1">با</text:p>
      <text:p text:style-name="P1">باؔبل</text:p>
      <text:p text:style-name="P1">بائِیس</text:p>
      <text:p text:style-name="P1">بائِیسوِیں</text:p>
      <text:p text:style-name="P1">بائِیں</text:p>
      <text:p text:style-name="P1">بائیسویں</text:p>
      <text:p text:style-name="P1">بائیں</text:p>
      <text:p text:style-name="P1">بااِختیار</text:p>
      <text:p text:style-name="P1">بااِفراط</text:p>
      <text:p text:style-name="P1">بااِیمان</text:p>
      <text:p text:style-name="P1">باب</text:p>
      <text:p text:style-name="P1">بابت</text:p>
      <text:p text:style-name="P1">بابل</text:p>
      <text:p text:style-name="P1"><text:soft-page-break/>بابلیوں</text:p>
      <text:p text:style-name="P1">بابُل</text:p>
      <text:p text:style-name="P1">بابُود</text:p>
      <text:p text:style-name="P1">بابُودکر</text:p>
      <text:p text:style-name="P1">بات</text:p>
      <text:p text:style-name="P1">باتر</text:p>
      <text:p text:style-name="P1">باتوں</text:p>
      <text:p text:style-name="P1">باتیں</text:p>
      <text:p text:style-name="P1">باتیں:-</text:p>
      <text:p text:style-name="P1">باج</text:p>
      <text:p text:style-name="P1">باجرا</text:p>
      <text:p text:style-name="P1">باجوں</text:p>
      <text:p text:style-name="P1">باجگُذار</text:p>
      <text:p text:style-name="P1">باجے</text:p>
      <text:p text:style-name="P1">باختہ</text:p>
      <text:p text:style-name="P1">باد</text:p>
      <text:p text:style-name="P1">بادام</text:p>
      <text:p text:style-name="P1">بادبان</text:p>
      <text:p text:style-name="P1"><text:soft-page-break/>بادشا</text:p>
      <text:p text:style-name="P1">بادشاہ</text:p>
      <text:p text:style-name="P1">بادشاہبنایا</text:p>
      <text:p text:style-name="P1">بادشاہو</text:p>
      <text:p text:style-name="P1">بادشاہوں</text:p>
      <text:p text:style-name="P1">بادشاہی</text:p>
      <text:p text:style-name="P1">بادل</text:p>
      <text:p text:style-name="P1">بادلوں</text:p>
      <text:p text:style-name="P1">بادِ</text:p>
      <text:p text:style-name="P1">بادِسمُوم</text:p>
      <text:p text:style-name="P1">بادِل</text:p>
      <text:p text:style-name="P1">بادِلوں</text:p>
      <text:p text:style-name="P1">بادِپا</text:p>
      <text:p text:style-name="P1">بادی</text:p>
      <text:p text:style-name="P1">بار</text:p>
      <text:p text:style-name="P1">بارآور</text:p>
      <text:p text:style-name="P1">باراحت</text:p>
      <text:p text:style-name="P1">باربردار</text:p>
      <text:p text:style-name="P1"><text:soft-page-break/>باربرداروں</text:p>
      <text:p text:style-name="P1">باربرداری</text:p>
      <text:p text:style-name="P1">بارتُو</text:p>
      <text:p text:style-name="P1">باردار</text:p>
      <text:p text:style-name="P1">بارمُؤا</text:p>
      <text:p text:style-name="P1">بارور</text:p>
      <text:p text:style-name="P1">باروَر</text:p>
      <text:p text:style-name="P1">بارُوؔک</text:p>
      <text:p text:style-name="P1">بارُوک</text:p>
      <text:p text:style-name="P1">بارِ</text:p>
      <text:p text:style-name="P1">بارِش</text:p>
      <text:p text:style-name="P1">بارِنبُوت</text:p>
      <text:p text:style-name="P1">بارِنبُوّت</text:p>
      <text:p text:style-name="P1">بارِیوں</text:p>
      <text:p text:style-name="P1">بارِیک</text:p>
      <text:p text:style-name="P1">بارچُھڑایا</text:p>
      <text:p text:style-name="P1">بارگاہ</text:p>
      <text:p text:style-name="P1">بارگاہوں</text:p>
      <text:p text:style-name="P1"><text:soft-page-break/>بارگاہِ</text:p>
      <text:p text:style-name="P1">بارگی</text:p>
      <text:p text:style-name="P1">بارھواں</text:p>
      <text:p text:style-name="P1">بارھوِیں</text:p>
      <text:p text:style-name="P1">بارھویں</text:p>
      <text:p text:style-name="P1">بارہ</text:p>
      <text:p text:style-name="P1">بارہا</text:p>
      <text:p text:style-name="P1">بارہویں</text:p>
      <text:p text:style-name="P1">باری</text:p>
      <text:p text:style-name="P1">بارے</text:p>
      <text:p text:style-name="P1">باز</text:p>
      <text:p text:style-name="P1">بازآ</text:p>
      <text:p text:style-name="P1">بازآؤ</text:p>
      <text:p text:style-name="P1">بازار</text:p>
      <text:p text:style-name="P1">بازارمیں</text:p>
      <text:p text:style-name="P1">بازاروں</text:p>
      <text:p text:style-name="P1">بازاری</text:p>
      <text:p text:style-name="P1">بازبستی</text:p>
      <text:p text:style-name="P1"><text:soft-page-break/>بازرہو</text:p>
      <text:p text:style-name="P1">بازنہ</text:p>
      <text:p text:style-name="P1">بازوں</text:p>
      <text:p text:style-name="P1">بازُو</text:p>
      <text:p text:style-name="P1">بازُوبند</text:p>
      <text:p text:style-name="P1">بازُونے</text:p>
      <text:p text:style-name="P1">بازُوؤُں</text:p>
      <text:p text:style-name="P1">بازُوؤں</text:p>
      <text:p text:style-name="P1">بازُؤوں</text:p>
      <text:p text:style-name="P1">بازُوپِیتل</text:p>
      <text:p text:style-name="P1">بازِی</text:p>
      <text:p text:style-name="P1">بازٹھہرا</text:p>
      <text:p text:style-name="P1">بازٹھہرے</text:p>
      <text:p text:style-name="P1">بازپرس</text:p>
      <text:p text:style-name="P1">بازپُرس</text:p>
      <text:p text:style-name="P1">بازکے</text:p>
      <text:p text:style-name="P1">بازی</text:p>
      <text:p text:style-name="P1">بازیابی</text:p>
      <text:p text:style-name="P1"><text:soft-page-break/>باسن</text:p>
      <text:p text:style-name="P1">باسنوں</text:p>
      <text:p text:style-name="P1">باسٹھ</text:p>
      <text:p text:style-name="P1">باش</text:p>
      <text:p text:style-name="P1">باشندوں</text:p>
      <text:p text:style-name="P1">باشندے</text:p>
      <text:p text:style-name="P1">باشِندو</text:p>
      <text:p text:style-name="P1">باشِندوں</text:p>
      <text:p text:style-name="P1">باشِندہ</text:p>
      <text:p text:style-name="P1">باشِندے</text:p>
      <text:p text:style-name="P1">باشی</text:p>
      <text:p text:style-name="P1">باضابطہ</text:p>
      <text:p text:style-name="P1">باطنی</text:p>
      <text:p text:style-name="P1">باطِل</text:p>
      <text:p text:style-name="P1">باطِن</text:p>
      <text:p text:style-name="P1">باطِنی</text:p>
      <text:p text:style-name="P1">باعث</text:p>
      <text:p text:style-name="P1">باعِث</text:p>
      <text:p text:style-name="P1"><text:soft-page-break/>باعِثِ</text:p>
      <text:p text:style-name="P1">باغ</text:p>
      <text:p text:style-name="P1">باغبان</text:p>
      <text:p text:style-name="P1">باغبانو</text:p>
      <text:p text:style-name="P1">باغبانوں</text:p>
      <text:p text:style-name="P1">باغبانی</text:p>
      <text:p text:style-name="P1">باغوں</text:p>
      <text:p text:style-name="P1">باغِ</text:p>
      <text:p text:style-name="P1">باغِیوں</text:p>
      <text:p text:style-name="P1">باغچہ</text:p>
      <text:p text:style-name="P1">باغچے</text:p>
      <text:p text:style-name="P1">باغی</text:p>
      <text:p text:style-name="P1">باغیانہ</text:p>
      <text:p text:style-name="P1">باغیو</text:p>
      <text:p text:style-name="P1">بافراط</text:p>
      <text:p text:style-name="P1">بافِراط</text:p>
      <text:p text:style-name="P1">باقاعِدہ</text:p>
      <text:p text:style-name="P1">باقلا</text:p>
      <text:p text:style-name="P1"><text:soft-page-break/>باقِی</text:p>
      <text:p text:style-name="P1">باقِیوں</text:p>
      <text:p text:style-name="P1">باقی</text:p>
      <text:p text:style-name="P1">باقیوں</text:p>
      <text:p text:style-name="P1">بال</text:p>
      <text:p text:style-name="P1">بالا</text:p>
      <text:p text:style-name="P1">بالاؔہ</text:p>
      <text:p text:style-name="P1">بالائی</text:p>
      <text:p text:style-name="P1">بالاتر</text:p>
      <text:p text:style-name="P1">بالاخانوں</text:p>
      <text:p text:style-name="P1">بالاخانہ</text:p>
      <text:p text:style-name="P1">بالاخانے</text:p>
      <text:p text:style-name="P1">بالاپوش</text:p>
      <text:p text:style-name="P1">بالاہے</text:p>
      <text:p text:style-name="P1">بالع</text:p>
      <text:p text:style-name="P1">بالغ</text:p>
      <text:p text:style-name="P1">بالوں</text:p>
      <text:p text:style-name="P1">بالَع</text:p>
      <text:p text:style-name="P1"><text:soft-page-break/>بالِشت</text:p>
      <text:p text:style-name="P1">بالِغ</text:p>
      <text:p text:style-name="P1">بالِیاں</text:p>
      <text:p text:style-name="P1">بالِیوں</text:p>
      <text:p text:style-name="P1">بالکل</text:p>
      <text:p text:style-name="P1">بالکُل</text:p>
      <text:p text:style-name="P1">بالی</text:p>
      <text:p text:style-name="P1">بالیاں</text:p>
      <text:p text:style-name="P1">بالیں</text:p>
      <text:p text:style-name="P1">بالے</text:p>
      <text:p text:style-name="P1">بامات</text:p>
      <text:p text:style-name="P1">باماہ</text:p>
      <text:p text:style-name="P1">باموقع</text:p>
      <text:p text:style-name="P1">بامَوقع</text:p>
      <text:p text:style-name="P1">بامُرُوّت</text:p>
      <text:p text:style-name="P1">بان</text:p>
      <text:p text:style-name="P1">بانجھ</text:p>
      <text:p text:style-name="P1">بانجھیں</text:p>
      <text:p text:style-name="P1"><text:soft-page-break/>باندُھوں</text:p>
      <text:p text:style-name="P1">باندِھیں</text:p>
      <text:p text:style-name="P1">باندھ</text:p>
      <text:p text:style-name="P1">باندھا</text:p>
      <text:p text:style-name="P1">باندھاکرتا</text:p>
      <text:p text:style-name="P1">باندھتا</text:p>
      <text:p text:style-name="P1">باندھتی</text:p>
      <text:p text:style-name="P1">باندھتے</text:p>
      <text:p text:style-name="P1">باندھنا</text:p>
      <text:p text:style-name="P1">باندھنے</text:p>
      <text:p text:style-name="P1">باندھو</text:p>
      <text:p text:style-name="P1">باندھوپر</text:p>
      <text:p text:style-name="P1">باندھوں</text:p>
      <text:p text:style-name="P1">باندھُوں</text:p>
      <text:p text:style-name="P1">باندھی</text:p>
      <text:p text:style-name="P1">باندھیں</text:p>
      <text:p text:style-name="P1">باندھے</text:p>
      <text:p text:style-name="P1">بانسری</text:p>
      <text:p text:style-name="P1"><text:soft-page-break/>بانسلِیاں</text:p>
      <text:p text:style-name="P1">بانسلی</text:p>
      <text:p text:style-name="P1">بانسلیوں</text:p>
      <text:p text:style-name="P1">بانوے</text:p>
      <text:p text:style-name="P1">بانٹ</text:p>
      <text:p text:style-name="P1">بانٹا</text:p>
      <text:p text:style-name="P1">بانٹتا</text:p>
      <text:p text:style-name="P1">بانٹتی</text:p>
      <text:p text:style-name="P1">بانٹتے</text:p>
      <text:p text:style-name="P1">بانٹنے</text:p>
      <text:p text:style-name="P1">بانٹُوں</text:p>
      <text:p text:style-name="P1">بانٹی</text:p>
      <text:p text:style-name="P1">بانٹے</text:p>
      <text:p text:style-name="P1">بانکا</text:p>
      <text:p text:style-name="P1">بانگ</text:p>
      <text:p text:style-name="P1">بانی</text:p>
      <text:p text:style-name="P1">بانے</text:p>
      <text:p text:style-name="P1">باوجُود</text:p>
      <text:p text:style-name="P1"><text:soft-page-break/>باوجُودیکہ</text:p>
      <text:p text:style-name="P1">باور</text:p>
      <text:p text:style-name="P1">باورچن</text:p>
      <text:p text:style-name="P1">باورچی</text:p>
      <text:p text:style-name="P1">باوفا</text:p>
      <text:p text:style-name="P1">باون</text:p>
      <text:p text:style-name="P1">باونویں</text:p>
      <text:p text:style-name="P1">باوُجُود</text:p>
      <text:p text:style-name="P1">باوُجُودیکہ</text:p>
      <text:p text:style-name="P1">باؤلی</text:p>
      <text:p text:style-name="P1">باٹ</text:p>
      <text:p text:style-name="P1">باٹوں</text:p>
      <text:p text:style-name="P1">باپ</text:p>
      <text:p text:style-name="P1">باپوں</text:p>
      <text:p text:style-name="P1">باڑ</text:p>
      <text:p text:style-name="P1">باڑوں</text:p>
      <text:p text:style-name="P1">باڑھ</text:p>
      <text:p text:style-name="P1">باڑے</text:p>
      <text:p text:style-name="P1"><text:soft-page-break/>باک</text:p>
      <text:p text:style-name="P1">باکی</text:p>
      <text:p text:style-name="P1">باگ</text:p>
      <text:p text:style-name="P1">باہ</text:p>
      <text:p text:style-name="P1">باہر</text:p>
      <text:p text:style-name="P1">باہرباؤلی</text:p>
      <text:p text:style-name="P1">باہرسے</text:p>
      <text:p text:style-name="P1">باہرنِکال</text:p>
      <text:p text:style-name="P1">باہرنہ</text:p>
      <text:p text:style-name="P1">باہم</text:p>
      <text:p text:style-name="P1">باہمی</text:p>
      <text:p text:style-name="P1">باہِر</text:p>
      <text:p text:style-name="P1">باہِرسے</text:p>
      <text:p text:style-name="P1">بایاں</text:p>
      <text:p text:style-name="P1">ببئی</text:p>
      <text:p text:style-name="P1">ببَر</text:p>
      <text:p text:style-name="P1">ببَی</text:p>
      <text:p text:style-name="P1">ببُول</text:p>
      <text:p text:style-name="P1"><text:soft-page-break/>بت</text:p>
      <text:p text:style-name="P1">بتا</text:p>
      <text:p text:style-name="P1">بتائِیں</text:p>
      <text:p text:style-name="P1">بتائِیے</text:p>
      <text:p text:style-name="P1">بتائی</text:p>
      <text:p text:style-name="P1">بتائیں</text:p>
      <text:p text:style-name="P1">بتائے</text:p>
      <text:p text:style-name="P1">بتاتا</text:p>
      <text:p text:style-name="P1">بتاتاہُوں</text:p>
      <text:p text:style-name="P1">بتاتے</text:p>
      <text:p text:style-name="P1">بتادے</text:p>
      <text:p text:style-name="P1">بتاسکتا</text:p>
      <text:p text:style-name="P1">بتانا</text:p>
      <text:p text:style-name="P1">بتانے</text:p>
      <text:p text:style-name="P1">بتاؤ</text:p>
      <text:p text:style-name="P1">بتاؤُں</text:p>
      <text:p text:style-name="P1">بتاؤں</text:p>
      <text:p text:style-name="P1">بتایا</text:p>
      <text:p text:style-name="P1"><text:soft-page-break/>بتایاکہ</text:p>
      <text:p text:style-name="P1">بتلا</text:p>
      <text:p text:style-name="P1">بتَّیس</text:p>
      <text:p text:style-name="P1">بتُوایل</text:p>
      <text:p text:style-name="P1">بتُول</text:p>
      <text:p text:style-name="P1">بتُھنیہ</text:p>
      <text:p text:style-name="P1">بتِّیس</text:p>
      <text:p text:style-name="P1">بتِّیسویں</text:p>
      <text:p text:style-name="P1">بتِیّس</text:p>
      <text:p text:style-name="P1">بتِیّسوں</text:p>
      <text:p text:style-name="P1">بتِّیس</text:p>
      <text:p text:style-name="P1">بتّی</text:p>
      <text:p text:style-name="P1">بتّیِسویں</text:p>
      <text:p text:style-name="P1">بتیو</text:p>
      <text:p text:style-name="P1">بتیواؔیل</text:p>
      <text:p text:style-name="P1">بجا</text:p>
      <text:p text:style-name="P1">بجاؤ</text:p>
      <text:p text:style-name="P1">بجائِیں</text:p>
      <text:p text:style-name="P1"><text:soft-page-break/>بجائی</text:p>
      <text:p text:style-name="P1">بجائیں</text:p>
      <text:p text:style-name="P1">بجائے</text:p>
      <text:p text:style-name="P1">بجاتا</text:p>
      <text:p text:style-name="P1">بجاتی</text:p>
      <text:p text:style-name="P1">بجاتے</text:p>
      <text:p text:style-name="P1">بجالاتا</text:p>
      <text:p text:style-name="P1">بجانا</text:p>
      <text:p text:style-name="P1">بجانے</text:p>
      <text:p text:style-name="P1">بجاؤ</text:p>
      <text:p text:style-name="P1">بجاؤُں</text:p>
      <text:p text:style-name="P1">بجایا</text:p>
      <text:p text:style-name="P1">بجتی</text:p>
      <text:p text:style-name="P1">بجوا</text:p>
      <text:p text:style-name="P1">بجُز</text:p>
      <text:p text:style-name="P1">بجُھتی</text:p>
      <text:p text:style-name="P1">بجِد</text:p>
      <text:p text:style-name="P1">بجِّد</text:p>
      <text:p text:style-name="P1"><text:soft-page-break/>بحال</text:p>
      <text:p text:style-name="P1">بحالتِ</text:p>
      <text:p text:style-name="P1">بحالی</text:p>
      <text:p text:style-name="P1">بحث</text:p>
      <text:p text:style-name="P1">بحر</text:p>
      <text:p text:style-name="P1">بحروں</text:p>
      <text:p text:style-name="P1">بحرُومی</text:p>
      <text:p text:style-name="P1">بحرِ</text:p>
      <text:p text:style-name="P1">بحرِقُلزؔم</text:p>
      <text:p text:style-name="P1">بحرِقُلزم</text:p>
      <text:p text:style-name="P1">بحری</text:p>
      <text:p text:style-name="P1">بحق</text:p>
      <text:p text:style-name="P1">بحورِؔیم</text:p>
      <text:p text:style-name="P1">بحَیثیتِ</text:p>
      <text:p text:style-name="P1">بحُورِؔیم</text:p>
      <text:p text:style-name="P1">بحُورِیم</text:p>
      <text:p text:style-name="P1">بحُوریمی</text:p>
      <text:p text:style-name="P1">بحیرئہ</text:p>
      <text:p text:style-name="P1"><text:soft-page-break/>بخت</text:p>
      <text:p text:style-name="P1">بخرہ</text:p>
      <text:p text:style-name="P1">بخرے</text:p>
      <text:p text:style-name="P1">بخش</text:p>
      <text:p text:style-name="P1">بخشا</text:p>
      <text:p text:style-name="P1">بخشتا</text:p>
      <text:p text:style-name="P1">بخشتاتھا</text:p>
      <text:p text:style-name="P1">بخشتی</text:p>
      <text:p text:style-name="P1">بخشتے</text:p>
      <text:p text:style-name="P1">بخشنا</text:p>
      <text:p text:style-name="P1">بخشنے</text:p>
      <text:p text:style-name="P1">بخشو</text:p>
      <text:p text:style-name="P1">بخشُوں</text:p>
      <text:p text:style-name="P1">بخشِش</text:p>
      <text:p text:style-name="P1">بخشِیں</text:p>
      <text:p text:style-name="P1">بخشی</text:p>
      <text:p text:style-name="P1">بخشے</text:p>
      <text:p text:style-name="P1">بخور</text:p>
      <text:p text:style-name="P1"><text:soft-page-break/>بخُوبی</text:p>
      <text:p text:style-name="P1">بخُود</text:p>
      <text:p text:style-name="P1">بخُور</text:p>
      <text:p text:style-name="P1">بخُوردان</text:p>
      <text:p text:style-name="P1">بخُوشی</text:p>
      <text:p text:style-name="P1">بخِیل</text:p>
      <text:p text:style-name="P1">بد</text:p>
      <text:p text:style-name="P1">بداعمالِیوں</text:p>
      <text:p text:style-name="P1">بدان</text:p>
      <text:p text:style-name="P1">بداندیشی</text:p>
      <text:p text:style-name="P1">بدبختی</text:p>
      <text:p text:style-name="P1">بدبُو</text:p>
      <text:p text:style-name="P1">بدبُودار</text:p>
      <text:p text:style-name="P1">بدتر</text:p>
      <text:p text:style-name="P1">بدترِین</text:p>
      <text:p text:style-name="P1">بدتمِیز</text:p>
      <text:p text:style-name="P1">بدحال</text:p>
      <text:p text:style-name="P1">بدخواہ</text:p>
      <text:p text:style-name="P1"><text:soft-page-break/>بدخواہی</text:p>
      <text:p text:style-name="P1">بدخَصلتی</text:p>
      <text:p text:style-name="P1">بدخَواہی</text:p>
      <text:p text:style-name="P1">بددُعا</text:p>
      <text:p text:style-name="P1">بددِیانت</text:p>
      <text:p text:style-name="P1">بددیانت</text:p>
      <text:p text:style-name="P1">بدذات</text:p>
      <text:p text:style-name="P1">بدذاتِیاں</text:p>
      <text:p text:style-name="P1">بدذاتی</text:p>
      <text:p text:style-name="P1">بدرُوح</text:p>
      <text:p text:style-name="P1">بدرُوحوں</text:p>
      <text:p text:style-name="P1">بدرُوحیں</text:p>
      <text:p text:style-name="P1">بدری</text:p>
      <text:p text:style-name="P1">بدزُبان</text:p>
      <text:p text:style-name="P1">بدزُبانی</text:p>
      <text:p text:style-name="P1">بدسلُوکی</text:p>
      <text:p text:style-name="P1">بدشکل</text:p>
      <text:p text:style-name="P1">بدل</text:p>
      <text:p text:style-name="P1"><text:soft-page-break/>بدلا</text:p>
      <text:p text:style-name="P1">بدلتا</text:p>
      <text:p text:style-name="P1">بدلتی</text:p>
      <text:p text:style-name="P1">بدلتے</text:p>
      <text:p text:style-name="P1">بدلنا</text:p>
      <text:p text:style-name="P1">بدلنے</text:p>
      <text:p text:style-name="P1">بدلُوں</text:p>
      <text:p text:style-name="P1">بدلِیوں</text:p>
      <text:p text:style-name="P1">بدلہ</text:p>
      <text:p text:style-name="P1">بدلی</text:p>
      <text:p text:style-name="P1">بدلیں</text:p>
      <text:p text:style-name="P1">بدلے</text:p>
      <text:p text:style-name="P1">بدمزاجوں</text:p>
      <text:p text:style-name="P1">بدمست</text:p>
      <text:p text:style-name="P1">بدمعاش</text:p>
      <text:p text:style-name="P1">بدمعاشوں</text:p>
      <text:p text:style-name="P1">بدمِزاجی</text:p>
      <text:p text:style-name="P1">بدن</text:p>
      <text:p text:style-name="P1"><text:soft-page-break/>بدنام</text:p>
      <text:p text:style-name="P1">بدنامِ</text:p>
      <text:p text:style-name="P1">بدنامی</text:p>
      <text:p text:style-name="P1">بدنصِیب</text:p>
      <text:p text:style-name="P1">بدنظری</text:p>
      <text:p text:style-name="P1">بدنظمی</text:p>
      <text:p text:style-name="P1">بدنوں</text:p>
      <text:p text:style-name="P1">بدنُما</text:p>
      <text:p text:style-name="P1">بدنِیتّی</text:p>
      <text:p text:style-name="P1">بدنِیّت</text:p>
      <text:p text:style-name="P1">بدنِیّتی</text:p>
      <text:p text:style-name="P1">بدنیّتی</text:p>
      <text:p text:style-name="P1">بدولت</text:p>
      <text:p text:style-name="P1">بدوں</text:p>
      <text:p text:style-name="P1">بدَولت</text:p>
      <text:p text:style-name="P1">بدِن</text:p>
      <text:p text:style-name="P1">بدچلن</text:p>
      <text:p text:style-name="P1">بدچلنی</text:p>
      <text:p text:style-name="P1"><text:soft-page-break/>بدکار</text:p>
      <text:p text:style-name="P1">بدکاربستی</text:p>
      <text:p text:style-name="P1">بدکارو</text:p>
      <text:p text:style-name="P1">بدکاروں</text:p>
      <text:p text:style-name="P1">بدکارِیاں</text:p>
      <text:p text:style-name="P1">بدکارِیوں</text:p>
      <text:p text:style-name="P1">بدکاری</text:p>
      <text:p text:style-name="P1">بدکاریاں</text:p>
      <text:p text:style-name="P1">بدکردار</text:p>
      <text:p text:style-name="P1">بدکرداراپنی</text:p>
      <text:p text:style-name="P1">بدکردارجُھوٹے</text:p>
      <text:p text:style-name="P1">بدکردارو</text:p>
      <text:p text:style-name="P1">بدکرداروں</text:p>
      <text:p text:style-name="P1">بدکرداری</text:p>
      <text:p text:style-name="P1">بدکے</text:p>
      <text:p text:style-name="P1">بدگو</text:p>
      <text:p text:style-name="P1">بدگوئِیاں</text:p>
      <text:p text:style-name="P1">بدگوئی</text:p>
      <text:p text:style-name="P1"><text:soft-page-break/>بدگُمان</text:p>
      <text:p text:style-name="P1">بدگُمانِیاں</text:p>
      <text:p text:style-name="P1">بدگُمانی</text:p>
      <text:p text:style-name="P1">بدی</text:p>
      <text:p text:style-name="P1">بدیاؔہ</text:p>
      <text:p text:style-name="P1">بدیاں</text:p>
      <text:p text:style-name="P1">بدیوں</text:p>
      <text:p text:style-name="P1">بذاتِ</text:p>
      <text:p text:style-name="P1">بر</text:p>
      <text:p text:style-name="P1">برآمد</text:p>
      <text:p text:style-name="P1">برآمدوں</text:p>
      <text:p text:style-name="P1">برآمدہ</text:p>
      <text:p text:style-name="P1">برآمدے</text:p>
      <text:p text:style-name="P1">براؔئی</text:p>
      <text:p text:style-name="P1">براؔبّا</text:p>
      <text:p text:style-name="P1">برابر</text:p>
      <text:p text:style-name="P1">برابرٹھہراؤ</text:p>
      <text:p text:style-name="P1">برابرگِنا</text:p>
      <text:p text:style-name="P1"><text:soft-page-break/>برابرہے</text:p>
      <text:p text:style-name="P1">برابری</text:p>
      <text:p text:style-name="P1">برابّا</text:p>
      <text:p text:style-name="P1">براتِیوں</text:p>
      <text:p text:style-name="P1">براتی</text:p>
      <text:p text:style-name="P1">برادرانہ</text:p>
      <text:p text:style-name="P1">برادری</text:p>
      <text:p text:style-name="P1">برافروختہ</text:p>
      <text:p text:style-name="P1">برانگیختہ</text:p>
      <text:p text:style-name="P1">براکاؔہ</text:p>
      <text:p text:style-name="P1">براکہ</text:p>
      <text:p text:style-name="P1">براکیل</text:p>
      <text:p text:style-name="P1">برایاؔہ</text:p>
      <text:p text:style-name="P1">برباد</text:p>
      <text:p text:style-name="P1">بربادمُلک</text:p>
      <text:p text:style-name="P1">بربادکِیا</text:p>
      <text:p text:style-name="P1">بربادی</text:p>
      <text:p text:style-name="P1">بربط</text:p>
      <text:p text:style-name="P1"><text:soft-page-break/>بربطیں</text:p>
      <text:p text:style-name="P1">برتاؤ</text:p>
      <text:p text:style-name="P1">برتر</text:p>
      <text:p text:style-name="P1">برتمائی</text:p>
      <text:p text:style-name="P1">برتن</text:p>
      <text:p text:style-name="P1">برتنوں</text:p>
      <text:p text:style-name="P1">برتنے</text:p>
      <text:p text:style-name="P1">برتُلماؔئی</text:p>
      <text:p text:style-name="P1">برتِماؔئی</text:p>
      <text:p text:style-name="P1">برتی</text:p>
      <text:p text:style-name="P1">برحق</text:p>
      <text:p text:style-name="P1">برحُومی</text:p>
      <text:p text:style-name="P1">برخاست</text:p>
      <text:p text:style-name="P1">برخِلاف</text:p>
      <text:p text:style-name="P1">برد</text:p>
      <text:p text:style-name="P1">بردار</text:p>
      <text:p text:style-name="P1">برداری</text:p>
      <text:p text:style-name="P1">برداشت</text:p>
      <text:p text:style-name="P1"><text:soft-page-break/>بردہ</text:p>
      <text:p text:style-name="P1">برز</text:p>
      <text:p text:style-name="P1">برزاو</text:p>
      <text:p text:style-name="P1">برزِ</text:p>
      <text:p text:style-name="P1">برزِلّی</text:p>
      <text:p text:style-name="P1">برس</text:p>
      <text:p text:style-name="P1">برسا</text:p>
      <text:p text:style-name="P1">برسائی</text:p>
      <text:p text:style-name="P1">برسائیں</text:p>
      <text:p text:style-name="P1">برسائے</text:p>
      <text:p text:style-name="P1">برسات</text:p>
      <text:p text:style-name="P1">برساتا</text:p>
      <text:p text:style-name="P1">برساتے</text:p>
      <text:p text:style-name="P1">برسانا</text:p>
      <text:p text:style-name="P1">برساؤُں</text:p>
      <text:p text:style-name="P1">برساؤں</text:p>
      <text:p text:style-name="P1">برسایا</text:p>
      <text:p text:style-name="P1">برسبّا</text:p>
      <text:p text:style-name="P1"><text:soft-page-break/>برسنا</text:p>
      <text:p text:style-name="P1">برسنے</text:p>
      <text:p text:style-name="P1">برسوں</text:p>
      <text:p text:style-name="P1">برسے</text:p>
      <text:p text:style-name="P1">برطرف</text:p>
      <text:p text:style-name="P1">برعکس</text:p>
      <text:p text:style-name="P1">برف</text:p>
      <text:p text:style-name="P1">برفانی</text:p>
      <text:p text:style-name="P1">برق</text:p>
      <text:p text:style-name="P1">برقرار</text:p>
      <text:p text:style-name="P1">برقوس</text:p>
      <text:p text:style-name="P1">برقوُس</text:p>
      <text:p text:style-name="P1">برقِ</text:p>
      <text:p text:style-name="P1">برملا</text:p>
      <text:p text:style-name="P1">برنباؔس</text:p>
      <text:p text:style-name="P1">برنباس</text:p>
      <text:p text:style-name="P1">برنِیع</text:p>
      <text:p text:style-name="P1">برنِیعَ</text:p>
      <text:p text:style-name="P1"><text:soft-page-break/>برنِیکے</text:p>
      <text:p text:style-name="P1">برنگ</text:p>
      <text:p text:style-name="P1">بروز</text:p>
      <text:p text:style-name="P1">بروزاُن</text:p>
      <text:p text:style-name="P1">بروقت</text:p>
      <text:p text:style-name="P1">برومند</text:p>
      <text:p text:style-name="P1">برومندہو</text:p>
      <text:p text:style-name="P1">برومندی</text:p>
      <text:p text:style-name="P1">برَع</text:p>
      <text:p text:style-name="P1">برُودک</text:p>
      <text:p text:style-name="P1">برُی</text:p>
      <text:p text:style-name="P1">برُے</text:p>
      <text:p text:style-name="P1">برِ</text:p>
      <text:p text:style-name="P1">برِد</text:p>
      <text:p text:style-name="P1">برِیت</text:p>
      <text:p text:style-name="P1">برِیعاؔہ</text:p>
      <text:p text:style-name="P1">برِیعاہ</text:p>
      <text:p text:style-name="P1">برِیعاہِیوں</text:p>
      <text:p text:style-name="P1"><text:soft-page-break/>برِیعہ</text:p>
      <text:p text:style-name="P1">برّ</text:p>
      <text:p text:style-name="P1">برّاق</text:p>
      <text:p text:style-name="P1">برّوں</text:p>
      <text:p text:style-name="P1">برّہ</text:p>
      <text:p text:style-name="P1">برّے</text:p>
      <text:p text:style-name="P1">برپا</text:p>
      <text:p text:style-name="P1">برپاکرُوں</text:p>
      <text:p text:style-name="P1">برپاکِیا</text:p>
      <text:p text:style-name="P1">برچِھیاں</text:p>
      <text:p text:style-name="P1">برچِھیوں</text:p>
      <text:p text:style-name="P1">برچھا</text:p>
      <text:p text:style-name="P1">برچھی</text:p>
      <text:p text:style-name="P1">برچھیاں</text:p>
      <text:p text:style-name="P1">برچھے</text:p>
      <text:p text:style-name="P1">برکات</text:p>
      <text:p text:style-name="P1">برکت</text:p>
      <text:p text:style-name="P1">برکتوں</text:p>
      <text:p text:style-name="P1"><text:soft-page-break/>برکتیں</text:p>
      <text:p text:style-name="P1">برکیاؔہ</text:p>
      <text:p text:style-name="P1">برکیاہ</text:p>
      <text:p text:style-name="P1">برگ</text:p>
      <text:p text:style-name="P1">برگزُیدہ</text:p>
      <text:p text:style-name="P1">برگشتگی</text:p>
      <text:p text:style-name="P1">برگشتہ</text:p>
      <text:p text:style-name="P1">برگُزِیدو</text:p>
      <text:p text:style-name="P1">برگُزِیدوں</text:p>
      <text:p text:style-name="P1">برگُزِیدگی</text:p>
      <text:p text:style-name="P1">برگُزِیدہ</text:p>
      <text:p text:style-name="P1">برگُزِیدے</text:p>
      <text:p text:style-name="P1">برگُزیدہ</text:p>
      <text:p text:style-name="P1">برہ</text:p>
      <text:p text:style-name="P1">برہم</text:p>
      <text:p text:style-name="P1">برہنگی</text:p>
      <text:p text:style-name="P1">برہنہ</text:p>
      <text:p text:style-name="P1">بری</text:p>
      <text:p text:style-name="P1"><text:soft-page-break/>بریعہ</text:p>
      <text:p text:style-name="P1">بریو</text:p>
      <text:p text:style-name="P1">بریِسُوؔع</text:p>
      <text:p text:style-name="P1">بز</text:p>
      <text:p text:style-name="P1">بزق</text:p>
      <text:p text:style-name="P1">بزورِ</text:p>
      <text:p text:style-name="P1">بزُرگ</text:p>
      <text:p text:style-name="P1">بزُرگو</text:p>
      <text:p text:style-name="P1">بزُرگوار</text:p>
      <text:p text:style-name="P1">بزُرگوں</text:p>
      <text:p text:style-name="P1">بزُرگی</text:p>
      <text:p text:style-name="P1">بزیو</text:p>
      <text:p text:style-name="P1">بس</text:p>
      <text:p text:style-name="P1">بسا</text:p>
      <text:p text:style-name="P1">بسائے</text:p>
      <text:p text:style-name="P1">بساتا</text:p>
      <text:p text:style-name="P1">بسال</text:p>
      <text:p text:style-name="P1">بسانے</text:p>
      <text:p text:style-name="P1"><text:soft-page-break/>بساؤُں</text:p>
      <text:p text:style-name="P1">بساؤں</text:p>
      <text:p text:style-name="P1">بسایا</text:p>
      <text:p text:style-name="P1">بست</text:p>
      <text:p text:style-name="P1">بستا</text:p>
      <text:p text:style-name="P1">بستر</text:p>
      <text:p text:style-name="P1">بستِیاں</text:p>
      <text:p text:style-name="P1">بستِیوں</text:p>
      <text:p text:style-name="P1">بستہ</text:p>
      <text:p text:style-name="P1">بستی</text:p>
      <text:p text:style-name="P1">بستیاں</text:p>
      <text:p text:style-name="P1">بستیوں</text:p>
      <text:p text:style-name="P1">بستے</text:p>
      <text:p text:style-name="P1">بسر</text:p>
      <text:p text:style-name="P1">بسرکریں</text:p>
      <text:p text:style-name="P1">بسری</text:p>
      <text:p text:style-name="P1">بسرے</text:p>
      <text:p text:style-name="P1">بسن</text:p>
      <text:p text:style-name="P1"><text:soft-page-break/>بسنا</text:p>
      <text:p text:style-name="P1">بسنی</text:p>
      <text:p text:style-name="P1">بسنے</text:p>
      <text:p text:style-name="P1">بسو</text:p>
      <text:p text:style-name="P1">بسور</text:p>
      <text:p text:style-name="P1">بسَی</text:p>
      <text:p text:style-name="P1">بسُود</text:p>
      <text:p text:style-name="P1">بسُوں</text:p>
      <text:p text:style-name="P1">بسی</text:p>
      <text:p text:style-name="P1">بسیرا</text:p>
      <text:p text:style-name="P1">بسیں</text:p>
      <text:p text:style-name="P1">بسے</text:p>
      <text:p text:style-name="P1">بشارت</text:p>
      <text:p text:style-name="P1">بشاشت</text:p>
      <text:p text:style-name="P1">بشامتھ</text:p>
      <text:p text:style-name="P1">بشامہ</text:p>
      <text:p text:style-name="P1">بشر</text:p>
      <text:p text:style-name="P1">بشرطیکہ</text:p>
      <text:p text:style-name="P1"><text:soft-page-break/>بشرِیّت</text:p>
      <text:p text:style-name="P1">بشِدّت</text:p>
      <text:p text:style-name="P1">بشہر</text:p>
      <text:p text:style-name="P1">بشیبت</text:p>
      <text:p text:style-name="P1">بصر</text:p>
      <text:p text:style-name="P1">بصِیرت</text:p>
      <text:p text:style-name="P1">بصیر</text:p>
      <text:p text:style-name="P1">بضلُوت</text:p>
      <text:p text:style-name="P1">بضلِیئل</text:p>
      <text:p text:style-name="P1">بضلِیت</text:p>
      <text:p text:style-name="P1">بضلی</text:p>
      <text:p text:style-name="P1">بضَی</text:p>
      <text:p text:style-name="P1">بضّر</text:p>
      <text:p text:style-name="P1">بطالت</text:p>
      <text:p text:style-name="P1">بطاہ</text:p>
      <text:p text:style-name="P1">بطم</text:p>
      <text:p text:style-name="P1">بطن</text:p>
      <text:p text:style-name="P1">بطنِ</text:p>
      <text:p text:style-name="P1"><text:soft-page-break/>بطَور</text:p>
      <text:p text:style-name="P1">بطُو</text:p>
      <text:p text:style-name="P1">بعد</text:p>
      <text:p text:style-name="P1">بعداُس</text:p>
      <text:p text:style-name="P1">بعدبادشاہ</text:p>
      <text:p text:style-name="P1">بعدتیری</text:p>
      <text:p text:style-name="P1">بعدسِلح</text:p>
      <text:p text:style-name="P1">بعدفلج</text:p>
      <text:p text:style-name="P1">بعدکے</text:p>
      <text:p text:style-name="P1">بعراؔہ</text:p>
      <text:p text:style-name="P1">بعسیاؔہ</text:p>
      <text:p text:style-name="P1">بعشا</text:p>
      <text:p text:style-name="P1">بعشاؔنے</text:p>
      <text:p text:style-name="P1">بعض</text:p>
      <text:p text:style-name="P1">بعضوں</text:p>
      <text:p text:style-name="P1">بعل</text:p>
      <text:p text:style-name="P1">بعلات</text:p>
      <text:p text:style-name="P1">بعلت</text:p>
      <text:p text:style-name="P1"><text:soft-page-break/>بعلحناؔن</text:p>
      <text:p text:style-name="P1">بعلحنان</text:p>
      <text:p text:style-name="P1">بعلوؔت</text:p>
      <text:p text:style-name="P1">بعلِیس</text:p>
      <text:p text:style-name="P1">بعلِیم</text:p>
      <text:p text:style-name="P1">بعلہ</text:p>
      <text:p text:style-name="P1">بعلی</text:p>
      <text:p text:style-name="P1">بعلیاؔہ</text:p>
      <text:p text:style-name="P1">بعلیدؔع</text:p>
      <text:p text:style-name="P1">بعلیم</text:p>
      <text:p text:style-name="P1">بعناہ</text:p>
      <text:p text:style-name="P1">بعنہ</text:p>
      <text:p text:style-name="P1">بعور</text:p>
      <text:p text:style-name="P1">بعُوؔن</text:p>
      <text:p text:style-name="P1">بعُور</text:p>
      <text:p text:style-name="P1">بعِستراؔہ</text:p>
      <text:p text:style-name="P1">بعید</text:p>
      <text:p text:style-name="P1">بغاوت</text:p>
      <text:p text:style-name="P1"><text:soft-page-break/>بغل</text:p>
      <text:p text:style-name="P1">بغَیر</text:p>
      <text:p text:style-name="P1">بغَیراَعمال</text:p>
      <text:p text:style-name="P1">بغَیررہیں</text:p>
      <text:p text:style-name="P1">بغَیرنہ</text:p>
      <text:p text:style-name="P1">بغَیرکلام</text:p>
      <text:p text:style-name="P1">بغَیرکِیاکرو</text:p>
      <text:p text:style-name="P1">بغَیرہاتھ</text:p>
      <text:p text:style-name="P1">بغَیریہاں</text:p>
      <text:p text:style-name="P1">بغیر</text:p>
      <text:p text:style-name="P1">بقا</text:p>
      <text:p text:style-name="P1">بقبوق</text:p>
      <text:p text:style-name="P1">بقبَقّر</text:p>
      <text:p text:style-name="P1">بقبُوق</text:p>
      <text:p text:style-name="P1">بقبُوقیاؔہ</text:p>
      <text:p text:style-name="P1">بقدرہر</text:p>
      <text:p text:style-name="P1">بقِیّہ</text:p>
      <text:p text:style-name="P1">بقِیہّ</text:p>
      <text:p text:style-name="P1"><text:soft-page-break/>بل</text:p>
      <text:p text:style-name="P1">بلا</text:p>
      <text:p text:style-name="P1">بلائیں</text:p>
      <text:p text:style-name="P1">بلاشک</text:p>
      <text:p text:style-name="P1">بلاؤں</text:p>
      <text:p text:style-name="P1">بلایا</text:p>
      <text:p text:style-name="P1">بلایِ</text:p>
      <text:p text:style-name="P1">بلب</text:p>
      <text:p text:style-name="P1">بلداؔن</text:p>
      <text:p text:style-name="P1">بلدان</text:p>
      <text:p text:style-name="P1">بلسان</text:p>
      <text:p text:style-name="P1">بلسانی</text:p>
      <text:p text:style-name="P1">بلعاؔم</text:p>
      <text:p text:style-name="P1">بلعام</text:p>
      <text:p text:style-name="P1">بلق</text:p>
      <text:p text:style-name="P1">بلند</text:p>
      <text:p text:style-name="P1">بلوا</text:p>
      <text:p text:style-name="P1">بلوے</text:p>
      <text:p text:style-name="P1"><text:soft-page-break/>بلَستُس</text:p>
      <text:p text:style-name="P1">بلَع</text:p>
      <text:p text:style-name="P1">بلَعِیوں</text:p>
      <text:p text:style-name="P1">بلُوط</text:p>
      <text:p text:style-name="P1">بلُوطوں</text:p>
      <text:p text:style-name="P1">بلِیعال</text:p>
      <text:p text:style-name="P1">بلکہ</text:p>
      <text:p text:style-name="P1">بلہ</text:p>
      <text:p text:style-name="P1">بماہ</text:p>
      <text:p text:style-name="P1">بمقابلہ</text:p>
      <text:p text:style-name="P1">بمُشکِل</text:p>
      <text:p text:style-name="P1">بمُقابلہ</text:p>
      <text:p text:style-name="P1">بمُہر</text:p>
      <text:p text:style-name="P1">بمہاؔل</text:p>
      <text:p text:style-name="P1">بن</text:p>
      <text:p text:style-name="P1">بنا</text:p>
      <text:p text:style-name="P1">بناؤُں</text:p>
      <text:p text:style-name="P1">بنائِیں</text:p>
      <text:p text:style-name="P1"><text:soft-page-break/>بنائی</text:p>
      <text:p text:style-name="P1">بنائیِں</text:p>
      <text:p text:style-name="P1">بنائیں</text:p>
      <text:p text:style-name="P1">بنائے</text:p>
      <text:p text:style-name="P1">بنات</text:p>
      <text:p text:style-name="P1">بناتا</text:p>
      <text:p text:style-name="P1">بناتُ</text:p>
      <text:p text:style-name="P1">بناتی</text:p>
      <text:p text:style-name="P1">بناتے</text:p>
      <text:p text:style-name="P1">بنادُوں</text:p>
      <text:p text:style-name="P1">بنادِیا</text:p>
      <text:p text:style-name="P1">بنارکھّا</text:p>
      <text:p text:style-name="P1">بنالے</text:p>
      <text:p text:style-name="P1">بنام</text:p>
      <text:p text:style-name="P1">بنانا</text:p>
      <text:p text:style-name="P1">بنانے</text:p>
      <text:p text:style-name="P1">بناوُں</text:p>
      <text:p text:style-name="P1">بناؤ</text:p>
      <text:p text:style-name="P1"><text:soft-page-break/>بناؤبلکہ</text:p>
      <text:p text:style-name="P1">بناؤُں</text:p>
      <text:p text:style-name="P1">بناؤں</text:p>
      <text:p text:style-name="P1">بناوٹ</text:p>
      <text:p text:style-name="P1">بناڈالا</text:p>
      <text:p text:style-name="P1">بنایا</text:p>
      <text:p text:style-name="P1">بنایاؔہ</text:p>
      <text:p text:style-name="P1">بنایاہ</text:p>
      <text:p text:style-name="P1">بنایِ</text:p>
      <text:p text:style-name="P1">بنبانا</text:p>
      <text:p text:style-name="P1">بنتا</text:p>
      <text:p text:style-name="P1">بنتی</text:p>
      <text:p text:style-name="P1">بنتے</text:p>
      <text:p text:style-name="P1">بنجر</text:p>
      <text:p text:style-name="P1">بنجرپن</text:p>
      <text:p text:style-name="P1">بند</text:p>
      <text:p text:style-name="P1">بندر</text:p>
      <text:p text:style-name="P1">بندرگاہوں</text:p>
      <text:p text:style-name="P1"><text:soft-page-break/>بندرگاہِ</text:p>
      <text:p text:style-name="P1">بندشیں</text:p>
      <text:p text:style-name="P1">بندنہ</text:p>
      <text:p text:style-name="P1">بندو</text:p>
      <text:p text:style-name="P1">بندوبست</text:p>
      <text:p text:style-name="P1">بندوں</text:p>
      <text:p text:style-name="P1">بندِش</text:p>
      <text:p text:style-name="P1">بندِشوں</text:p>
      <text:p text:style-name="P1">بندِشیں</text:p>
      <text:p text:style-name="P1">بندِیوں</text:p>
      <text:p text:style-name="P1">بندکِیا</text:p>
      <text:p text:style-name="P1">بندگی</text:p>
      <text:p text:style-name="P1">بندھ</text:p>
      <text:p text:style-name="P1">بندھا</text:p>
      <text:p text:style-name="P1">بندھن</text:p>
      <text:p text:style-name="P1">بندھنوں</text:p>
      <text:p text:style-name="P1">بندھوا</text:p>
      <text:p text:style-name="P1">بندھواؤُں</text:p>
      <text:p text:style-name="P1"><text:soft-page-break/>بندھوایا</text:p>
      <text:p text:style-name="P1">بندھی</text:p>
      <text:p text:style-name="P1">بندھیں</text:p>
      <text:p text:style-name="P1">بندھے</text:p>
      <text:p text:style-name="P1">بندہ</text:p>
      <text:p text:style-name="P1">بندہوتِیں</text:p>
      <text:p text:style-name="P1">بندۂِ</text:p>
      <text:p text:style-name="P1">بندۂِ</text:p>
      <text:p text:style-name="P1">بندی</text:p>
      <text:p text:style-name="P1">بندے</text:p>
      <text:p text:style-name="P1">بنسی</text:p>
      <text:p text:style-name="P1">بننا</text:p>
      <text:p text:style-name="P1">بننامُتکِبّروں</text:p>
      <text:p text:style-name="P1">بننے</text:p>
      <text:p text:style-name="P1">بنو</text:p>
      <text:p text:style-name="P1">بنوؔب</text:p>
      <text:p text:style-name="P1">بنوا</text:p>
      <text:p text:style-name="P1">بنوائِیں</text:p>
      <text:p text:style-name="P1"><text:soft-page-break/>بنوائی</text:p>
      <text:p text:style-name="P1">بنوائیں</text:p>
      <text:p text:style-name="P1">بنوائے</text:p>
      <text:p text:style-name="P1">بنوانا</text:p>
      <text:p text:style-name="P1">بنوایا</text:p>
      <text:p text:style-name="P1">بنُوں</text:p>
      <text:p text:style-name="P1">بنِ</text:p>
      <text:p text:style-name="P1">بنِوی</text:p>
      <text:p text:style-name="P1">بنِیمِین</text:p>
      <text:p text:style-name="P1">بنِیمِینی</text:p>
      <text:p text:style-name="P1">بنِیمین</text:p>
      <text:p text:style-name="P1">بنِیمیِن</text:p>
      <text:p text:style-name="P1">بنِیمیِنی</text:p>
      <text:p text:style-name="P1">بنِینُو</text:p>
      <text:p text:style-name="P1">بنِیں</text:p>
      <text:p text:style-name="P1">بنی</text:p>
      <text:p text:style-name="P1">بنیمِین</text:p>
      <text:p text:style-name="P1">بنیمین</text:p>
      <text:p text:style-name="P1"><text:soft-page-break/>بنیِمیِن</text:p>
      <text:p text:style-name="P1">بنیِمیِنی</text:p>
      <text:p text:style-name="P1">بنیں</text:p>
      <text:p text:style-name="P1">بنے</text:p>
      <text:p text:style-name="P1">بو</text:p>
      <text:p text:style-name="P1">بوئِیں</text:p>
      <text:p text:style-name="P1">بوئی</text:p>
      <text:p text:style-name="P1">بوئیں</text:p>
      <text:p text:style-name="P1">بوئے</text:p>
      <text:p text:style-name="P1">بواسِیر</text:p>
      <text:p text:style-name="P1">بوتا</text:p>
      <text:p text:style-name="P1">بوتے</text:p>
      <text:p text:style-name="P1">بوجھ</text:p>
      <text:p text:style-name="P1">بوجھوں</text:p>
      <text:p text:style-name="P1">بودا</text:p>
      <text:p text:style-name="P1">بورا</text:p>
      <text:p text:style-name="P1">بوروں</text:p>
      <text:p text:style-name="P1">بورے</text:p>
      <text:p text:style-name="P1"><text:soft-page-break/>بوسِیدگی</text:p>
      <text:p text:style-name="P1">بوسِیدہ</text:p>
      <text:p text:style-name="P1">بوسہ</text:p>
      <text:p text:style-name="P1">بوسے</text:p>
      <text:p text:style-name="P1">بوعز</text:p>
      <text:p text:style-name="P1">بول</text:p>
      <text:p text:style-name="P1">بولا</text:p>
      <text:p text:style-name="P1">بولتا</text:p>
      <text:p text:style-name="P1">بولتی</text:p>
      <text:p text:style-name="P1">بولتے</text:p>
      <text:p text:style-name="P1">بولنا</text:p>
      <text:p text:style-name="P1">بولنے</text:p>
      <text:p text:style-name="P1">بولو</text:p>
      <text:p text:style-name="P1">بولوگے</text:p>
      <text:p text:style-name="P1">بولُوں</text:p>
      <text:p text:style-name="P1">بولِیں</text:p>
      <text:p text:style-name="P1">بولی</text:p>
      <text:p text:style-name="P1">بولیں</text:p>
      <text:p text:style-name="P1"><text:soft-page-break/>بولے</text:p>
      <text:p text:style-name="P1">بونا</text:p>
      <text:p text:style-name="P1">بونے</text:p>
      <text:p text:style-name="P1">بوؤُں</text:p>
      <text:p text:style-name="P1">بوؤں</text:p>
      <text:p text:style-name="P1">بوَی</text:p>
      <text:p text:style-name="P1">بوٹِیاں</text:p>
      <text:p text:style-name="P1">بوٹِیوں</text:p>
      <text:p text:style-name="P1">بوکرُ</text:p>
      <text:p text:style-name="P1">بوکِیم</text:p>
      <text:p text:style-name="P1">بوکیِم</text:p>
      <text:p text:style-name="P1">بوہن</text:p>
      <text:p text:style-name="P1">بوہَن</text:p>
      <text:p text:style-name="P1">بویا</text:p>
      <text:p text:style-name="P1">بویاتھا</text:p>
      <text:p text:style-name="P1">بَبر</text:p>
      <text:p text:style-name="P1">بَبروں</text:p>
      <text:p text:style-name="P1">بَبرکی</text:p>
      <text:p text:style-name="P1"><text:soft-page-break/>بَت</text:p>
      <text:p text:style-name="P1">بَحث</text:p>
      <text:p text:style-name="P1">بَد</text:p>
      <text:p text:style-name="P1">بَدحالی</text:p>
      <text:p text:style-name="P1">بَدرجہ</text:p>
      <text:p text:style-name="P1">بَدن</text:p>
      <text:p text:style-name="P1">بَدنوں</text:p>
      <text:p text:style-name="P1">بَدولت</text:p>
      <text:p text:style-name="P1">بَدگوئِیاں</text:p>
      <text:p text:style-name="P1">بَدگوئی</text:p>
      <text:p text:style-name="P1">بَدی</text:p>
      <text:p text:style-name="P1">بَراتی</text:p>
      <text:p text:style-name="P1">بَربَط</text:p>
      <text:p text:style-name="P1">بَرحق</text:p>
      <text:p text:style-name="P1">بَرس</text:p>
      <text:p text:style-name="P1">بَرنِیعَ</text:p>
      <text:p text:style-name="P1">بَرّہ</text:p>
      <text:p text:style-name="P1">بَرگشتہ</text:p>
      <text:p text:style-name="P1"><text:soft-page-break/>بَرہم</text:p>
      <text:p text:style-name="P1">بَری</text:p>
      <text:p text:style-name="P1">بَطن</text:p>
      <text:p text:style-name="P1">بَعل</text:p>
      <text:p text:style-name="P1">بَعَل</text:p>
      <text:p text:style-name="P1">بَعَلز</text:p>
      <text:p text:style-name="P1">بَعَلزبُول</text:p>
      <text:p text:style-name="P1">بَل</text:p>
      <text:p text:style-name="P1">بَلا</text:p>
      <text:p text:style-name="P1">بَلوا</text:p>
      <text:p text:style-name="P1">بَلوے</text:p>
      <text:p text:style-name="P1">بَلّور</text:p>
      <text:p text:style-name="P1">بَلّی</text:p>
      <text:p text:style-name="P1">بَلکہ</text:p>
      <text:p text:style-name="P1">بَن</text:p>
      <text:p text:style-name="P1">بَند</text:p>
      <text:p text:style-name="P1">بَندوں</text:p>
      <text:p text:style-name="P1">بَونا</text:p>
      <text:p text:style-name="P1"><text:soft-page-break/>بَچھڑے</text:p>
      <text:p text:style-name="P1">بَک</text:p>
      <text:p text:style-name="P1">بَکا</text:p>
      <text:p text:style-name="P1">بَکتا</text:p>
      <text:p text:style-name="P1">بَکتے</text:p>
      <text:p text:style-name="P1">بَکنے</text:p>
      <text:p text:style-name="P1">بَکے</text:p>
      <text:p text:style-name="P1">بَھر</text:p>
      <text:p text:style-name="P1">بَھرا</text:p>
      <text:p text:style-name="P1">بَھلا</text:p>
      <text:p text:style-name="P1">بَھلوں</text:p>
      <text:p text:style-name="P1">بَھونچال</text:p>
      <text:p text:style-name="P1">بَھونک</text:p>
      <text:p text:style-name="P1">بَھونکیں</text:p>
      <text:p text:style-name="P1">بَھونکے</text:p>
      <text:p text:style-name="P1">بَہہ</text:p>
      <text:p text:style-name="P1">بَی</text:p>
      <text:p text:style-name="P1">بَیت</text:p>
      <text:p text:style-name="P1"><text:soft-page-break/>بَیتُ</text:p>
      <text:p text:style-name="P1">بَیساکھی</text:p>
      <text:p text:style-name="P1">بَیعانہ</text:p>
      <text:p text:style-name="P1">بَیل</text:p>
      <text:p text:style-name="P1">بَیلوں</text:p>
      <text:p text:style-name="P1">بَیٹُھوں</text:p>
      <text:p text:style-name="P1">بَیٹِھیں</text:p>
      <text:p text:style-name="P1">بَیٹکھوں</text:p>
      <text:p text:style-name="P1">بَیٹھ</text:p>
      <text:p text:style-name="P1">بَیٹھا</text:p>
      <text:p text:style-name="P1">بَیٹھارہا</text:p>
      <text:p text:style-name="P1">بَیٹھاہے</text:p>
      <text:p text:style-name="P1">بَیٹھتا</text:p>
      <text:p text:style-name="P1">بَیٹھتی</text:p>
      <text:p text:style-name="P1">بَیٹھتے</text:p>
      <text:p text:style-name="P1">بَیٹھنا</text:p>
      <text:p text:style-name="P1">بَیٹھنے</text:p>
      <text:p text:style-name="P1">بَیٹھو</text:p>
      <text:p text:style-name="P1"><text:soft-page-break/>بَیٹھوں</text:p>
      <text:p text:style-name="P1">بَیٹھُوں</text:p>
      <text:p text:style-name="P1">بَیٹھک</text:p>
      <text:p text:style-name="P1">بَیٹھی</text:p>
      <text:p text:style-name="P1">بَیٹھیں</text:p>
      <text:p text:style-name="P1">بَیٹھے</text:p>
      <text:p text:style-name="P1">بَیں</text:p>
      <text:p text:style-name="P1">بُت</text:p>
      <text:p text:style-name="P1">بُتوں</text:p>
      <text:p text:style-name="P1">بُجھ</text:p>
      <text:p text:style-name="P1">بُجھا</text:p>
      <text:p text:style-name="P1">بُجھائے</text:p>
      <text:p text:style-name="P1">بُجھاتے</text:p>
      <text:p text:style-name="P1">بُجھانے</text:p>
      <text:p text:style-name="P1">بُجھاؤ</text:p>
      <text:p text:style-name="P1">بُجھایا</text:p>
      <text:p text:style-name="P1">بُجھتا</text:p>
      <text:p text:style-name="P1">بُجھتی</text:p>
      <text:p text:style-name="P1"><text:soft-page-break/>بُجھنے</text:p>
      <text:p text:style-name="P1">بُجھی</text:p>
      <text:p text:style-name="P1">بُجھے</text:p>
      <text:p text:style-name="P1">بُخار</text:p>
      <text:p text:style-name="P1">بُخارات</text:p>
      <text:p text:style-name="P1">بُرا</text:p>
      <text:p text:style-name="P1">بُرائِیاں</text:p>
      <text:p text:style-name="P1">بُرائی</text:p>
      <text:p text:style-name="P1">بُرائیاں</text:p>
      <text:p text:style-name="P1">بُرائیوں</text:p>
      <text:p text:style-name="P1">بُرتلمائی</text:p>
      <text:p text:style-name="P1">بُرج</text:p>
      <text:p text:style-name="P1">بُرجوں</text:p>
      <text:p text:style-name="P1">بُردبار</text:p>
      <text:p text:style-name="P1">بُردبارمُتکبِّر</text:p>
      <text:p text:style-name="P1">بُردی</text:p>
      <text:p text:style-name="P1">بُرقع</text:p>
      <text:p text:style-name="P1">بُرقعوں</text:p>
      <text:p text:style-name="P1"><text:soft-page-break/>بُرقعے</text:p>
      <text:p text:style-name="P1">بُروں</text:p>
      <text:p text:style-name="P1">بُری</text:p>
      <text:p text:style-name="P1">بُرے</text:p>
      <text:p text:style-name="P1">بُزدِلوں</text:p>
      <text:p text:style-name="P1">بُزرگ</text:p>
      <text:p text:style-name="P1">بُزغالوں</text:p>
      <text:p text:style-name="P1">بُزُرگ</text:p>
      <text:p text:style-name="P1">بُزُرگوں</text:p>
      <text:p text:style-name="P1">بُزِ</text:p>
      <text:p text:style-name="P1">بُصراؔہ</text:p>
      <text:p text:style-name="P1">بُصراؔہی</text:p>
      <text:p text:style-name="P1">بُصراہی</text:p>
      <text:p text:style-name="P1">بُصقت</text:p>
      <text:p text:style-name="P1">بُصقتی</text:p>
      <text:p text:style-name="P1">بُطلان</text:p>
      <text:p text:style-name="P1">بُطم</text:p>
      <text:p text:style-name="P1">بُغض</text:p>
      <text:p text:style-name="P1"><text:soft-page-break/>بُقّی</text:p>
      <text:p text:style-name="P1">بُقّیاہ</text:p>
      <text:p text:style-name="P1">بُقچہ</text:p>
      <text:p text:style-name="P1">بُلا</text:p>
      <text:p text:style-name="P1">بُلائی</text:p>
      <text:p text:style-name="P1">بُلائیں</text:p>
      <text:p text:style-name="P1">بُلائے</text:p>
      <text:p text:style-name="P1">بُلاتا</text:p>
      <text:p text:style-name="P1">بُلانے</text:p>
      <text:p text:style-name="P1">بُلاوا</text:p>
      <text:p text:style-name="P1">بُلاؤ</text:p>
      <text:p text:style-name="P1">بُلاؤُں</text:p>
      <text:p text:style-name="P1">بُلاؤں</text:p>
      <text:p text:style-name="P1">بُلاوے</text:p>
      <text:p text:style-name="P1">بُلاہٹ</text:p>
      <text:p text:style-name="P1">بُلایا</text:p>
      <text:p text:style-name="P1">بُلند</text:p>
      <text:p text:style-name="P1">بُلندآواز</text:p>
      <text:p text:style-name="P1"><text:soft-page-break/>بُلندبِینی</text:p>
      <text:p text:style-name="P1">بُلندنظر</text:p>
      <text:p text:style-name="P1">بُلندِیوں</text:p>
      <text:p text:style-name="P1">بُلندکِیا</text:p>
      <text:p text:style-name="P1">بُلندہو</text:p>
      <text:p text:style-name="P1">بُلندہیں</text:p>
      <text:p text:style-name="P1">بُلندہے</text:p>
      <text:p text:style-name="P1">بُلندی</text:p>
      <text:p text:style-name="P1">بُلندیوں</text:p>
      <text:p text:style-name="P1">بُلوا</text:p>
      <text:p text:style-name="P1">بُلوائی</text:p>
      <text:p text:style-name="P1">بُلواتا</text:p>
      <text:p text:style-name="P1">بُلواؤُں</text:p>
      <text:p text:style-name="P1">بُلوایا</text:p>
      <text:p text:style-name="P1">بُن</text:p>
      <text:p text:style-name="P1">بُنا</text:p>
      <text:p text:style-name="P1">بُننے</text:p>
      <text:p text:style-name="P1">بُنّی</text:p>
      <text:p text:style-name="P1"><text:soft-page-break/>بُنی</text:p>
      <text:p text:style-name="P1">بُنیاد</text:p>
      <text:p text:style-name="P1">بُنیادو</text:p>
      <text:p text:style-name="P1">بُنیادوں</text:p>
      <text:p text:style-name="P1">بُنیادکو</text:p>
      <text:p text:style-name="P1">بُنیادیں</text:p>
      <text:p text:style-name="P1">بُنے</text:p>
      <text:p text:style-name="P1">بُو</text:p>
      <text:p text:style-name="P1">بُوؔل</text:p>
      <text:p text:style-name="P1">بُوانِرؔگِس</text:p>
      <text:p text:style-name="P1">بُوجھ</text:p>
      <text:p text:style-name="P1">بُوجھتے</text:p>
      <text:p text:style-name="P1">بُوجھنے</text:p>
      <text:p text:style-name="P1">بُوجھو</text:p>
      <text:p text:style-name="P1">بُود</text:p>
      <text:p text:style-name="P1">بُوز</text:p>
      <text:p text:style-name="P1">بُوزؔی</text:p>
      <text:p text:style-name="P1">بُوزی</text:p>
      <text:p text:style-name="P1"><text:soft-page-break/>بُوستان</text:p>
      <text:p text:style-name="P1">بُوصِیصں</text:p>
      <text:p text:style-name="P1">بُوقلمُون</text:p>
      <text:p text:style-name="P1">بُول</text:p>
      <text:p text:style-name="P1">بُوم</text:p>
      <text:p text:style-name="P1">بُوند</text:p>
      <text:p text:style-name="P1">بُوندوں</text:p>
      <text:p text:style-name="P1">بُوندیں</text:p>
      <text:p text:style-name="P1">بُونہ</text:p>
      <text:p text:style-name="P1">بُوٹی</text:p>
      <text:p text:style-name="P1">بُوٹے</text:p>
      <text:p text:style-name="P1">بُوڑِھیوں</text:p>
      <text:p text:style-name="P1">بُوڑھا</text:p>
      <text:p text:style-name="P1">بُوڑھو</text:p>
      <text:p text:style-name="P1">بُوڑھوں</text:p>
      <text:p text:style-name="P1">بُوڑھی</text:p>
      <text:p text:style-name="P1">بُوڑھے</text:p>
      <text:p text:style-name="P1">بُڈّھا</text:p>
      <text:p text:style-name="P1"><text:soft-page-break/>بُڈّھو</text:p>
      <text:p text:style-name="P1">بُڈّھوں</text:p>
      <text:p text:style-name="P1">بُڈّھے</text:p>
      <text:p text:style-name="P1">بُڈھا</text:p>
      <text:p text:style-name="P1">بُڈھّا</text:p>
      <text:p text:style-name="P1">بُڑبُڑا</text:p>
      <text:p text:style-name="P1">بُڑبُڑائے</text:p>
      <text:p text:style-name="P1">بُڑبُڑاتے</text:p>
      <text:p text:style-name="P1">بُڑبُڑانا</text:p>
      <text:p text:style-name="P1">بُڑبُڑانے</text:p>
      <text:p text:style-name="P1">بُڑبُڑاؤ</text:p>
      <text:p text:style-name="P1">بُڑھاپے</text:p>
      <text:p text:style-name="P1">بُڑھیا</text:p>
      <text:p text:style-name="P1">بُڑھیاہو</text:p>
      <text:p text:style-name="P1">بُکا</text:p>
      <text:p text:style-name="P1">بُھس</text:p>
      <text:p text:style-name="P1">بُھلا</text:p>
      <text:p text:style-name="P1">بُھلادینے</text:p>
      <text:p text:style-name="P1"><text:soft-page-break/>بُھنا</text:p>
      <text:p text:style-name="P1">بُھنی</text:p>
      <text:p text:style-name="P1">بُھنے</text:p>
      <text:p text:style-name="P1">بُھوت</text:p>
      <text:p text:style-name="P1">بُھوسا</text:p>
      <text:p text:style-name="P1">بُھوسی</text:p>
      <text:p text:style-name="P1">بُھوسے</text:p>
      <text:p text:style-name="P1">بُھول</text:p>
      <text:p text:style-name="P1">بُھولا</text:p>
      <text:p text:style-name="P1">بُھولتا</text:p>
      <text:p text:style-name="P1">بُھولنا</text:p>
      <text:p text:style-name="P1">بُھولنے</text:p>
      <text:p text:style-name="P1">بُھولو</text:p>
      <text:p text:style-name="P1">بُھولُوں</text:p>
      <text:p text:style-name="P1">بُھولے</text:p>
      <text:p text:style-name="P1">بُھون</text:p>
      <text:p text:style-name="P1">بُھونا</text:p>
      <text:p text:style-name="P1">بُھوک</text:p>
      <text:p text:style-name="P1"><text:soft-page-break/>بُھوکا</text:p>
      <text:p text:style-name="P1">بُھوکوں</text:p>
      <text:p text:style-name="P1">بُھوکی</text:p>
      <text:p text:style-name="P1">بُھوکے</text:p>
      <text:p text:style-name="P1">بُھگتے</text:p>
      <text:p text:style-name="P1">بُہت</text:p>
      <text:p text:style-name="P1">بُہتات</text:p>
      <text:p text:style-name="P1">بُہتان</text:p>
      <text:p text:style-name="P1">بُہتوں</text:p>
      <text:p text:style-name="P1">بُہتیرؔے</text:p>
      <text:p text:style-name="P1">بُہتیروں</text:p>
      <text:p text:style-name="P1">بُہتیری</text:p>
      <text:p text:style-name="P1">بُہتیرے</text:p>
      <text:p text:style-name="P1">بِئیرؔہ</text:p>
      <text:p text:style-name="P1">بِالاتِّفاق</text:p>
      <text:p text:style-name="P1">بِالفرض</text:p>
      <text:p text:style-name="P1">بِالفعل</text:p>
      <text:p text:style-name="P1">بِالکل</text:p>
      <text:p text:style-name="P1"><text:soft-page-break/>بِالکُل</text:p>
      <text:p text:style-name="P1">بِتروؔن</text:p>
      <text:p text:style-name="P1">بِتُونیہ</text:p>
      <text:p text:style-name="P1">بِتھرایا</text:p>
      <text:p text:style-name="P1">بِتیاہ</text:p>
      <text:p text:style-name="P1">بِجلِیاں</text:p>
      <text:p text:style-name="P1">بِجلی</text:p>
      <text:p text:style-name="P1">بِجلیاں</text:p>
      <text:p text:style-name="P1">بِجلیوں</text:p>
      <text:p text:style-name="P1">بِد</text:p>
      <text:p text:style-name="P1">بِدان</text:p>
      <text:p text:style-name="P1">بِدد</text:p>
      <text:p text:style-name="P1">بِدعت</text:p>
      <text:p text:style-name="P1">بِدعتوں</text:p>
      <text:p text:style-name="P1">بِدعتی</text:p>
      <text:p text:style-name="P1">بِدعتیں</text:p>
      <text:p text:style-name="P1">بِذاتہِ</text:p>
      <text:p text:style-name="P1">بِرتے</text:p>
      <text:p text:style-name="P1"><text:soft-page-break/>بِرشع</text:p>
      <text:p text:style-name="P1">بِرنیِکے</text:p>
      <text:p text:style-name="P1">بِزتا</text:p>
      <text:p text:style-name="P1">بِس</text:p>
      <text:p text:style-name="P1">بِساط</text:p>
      <text:p text:style-name="P1">بِستر</text:p>
      <text:p text:style-name="P1">بِستربے</text:p>
      <text:p text:style-name="P1">بِسترتَیرتا</text:p>
      <text:p text:style-name="P1">بِستروں</text:p>
      <text:p text:style-name="P1">بِسترپر</text:p>
      <text:p text:style-name="P1">بِسترپرپڑا</text:p>
      <text:p text:style-name="P1">بِسمت</text:p>
      <text:p text:style-name="P1">بِشلاؔم</text:p>
      <text:p text:style-name="P1">بِق</text:p>
      <text:p text:style-name="P1">بِل</text:p>
      <text:p text:style-name="P1">بِلا</text:p>
      <text:p text:style-name="P1">بِلااِمتِیاز</text:p>
      <text:p text:style-name="P1">بِلاتعصُّب</text:p>
      <text:p text:style-name="P1"><text:soft-page-break/>بِلاتوقُّف</text:p>
      <text:p text:style-name="P1">بِلاناغہ</text:p>
      <text:p text:style-name="P1">بِلجاؔہ</text:p>
      <text:p text:style-name="P1">بِلجہ</text:p>
      <text:p text:style-name="P1">بِلجی</text:p>
      <text:p text:style-name="P1">بِلحاؔن</text:p>
      <text:p text:style-name="P1">بِلحان</text:p>
      <text:p text:style-name="P1">بِلدد</text:p>
      <text:p text:style-name="P1">بِلشاؔن</text:p>
      <text:p text:style-name="P1">بِلشان</text:p>
      <text:p text:style-name="P1">بِلعاؔم</text:p>
      <text:p text:style-name="P1">بِلونے</text:p>
      <text:p text:style-name="P1">بِلّور</text:p>
      <text:p text:style-name="P1">بِلہا</text:p>
      <text:p text:style-name="P1">بِلہاؔہ</text:p>
      <text:p text:style-name="P1">بِلہان</text:p>
      <text:p text:style-name="P1">بِلہاہ</text:p>
      <text:p text:style-name="P1">بِلہہ</text:p>
      <text:p text:style-name="P1"><text:soft-page-break/>بِن</text:p>
      <text:p text:style-name="P1">بِنا</text:p>
      <text:p text:style-name="P1">بِنای</text:p>
      <text:p text:style-name="P1">بِنایاؔہ</text:p>
      <text:p text:style-name="P1">بِنایاہ</text:p>
      <text:p text:style-name="P1">بِنایِ</text:p>
      <text:p text:style-name="P1">بِنت</text:p>
      <text:p text:style-name="P1">بِنتِ</text:p>
      <text:p text:style-name="P1">بِنعہ</text:p>
      <text:p text:style-name="P1">بِنوؔی</text:p>
      <text:p text:style-name="P1">بِنؤنی</text:p>
      <text:p text:style-name="P1">بِنوی</text:p>
      <text:p text:style-name="P1">بِنُو</text:p>
      <text:p text:style-name="P1">بِنیمنی</text:p>
      <text:p text:style-name="P1">بِنیمِین</text:p>
      <text:p text:style-name="P1">بِنیمِینِیوں</text:p>
      <text:p text:style-name="P1">بِنیمِینی</text:p>
      <text:p text:style-name="P1">بِنیمِینیو</text:p>
      <text:p text:style-name="P1"><text:soft-page-break/>بِنیمِینیوں</text:p>
      <text:p text:style-name="P1">بِنیمین</text:p>
      <text:p text:style-name="P1">بِنیمینیوں</text:p>
      <text:p text:style-name="P1">بِنیمیِن</text:p>
      <text:p text:style-name="P1">بِٹّی</text:p>
      <text:p text:style-name="P1">بِٹھا</text:p>
      <text:p text:style-name="P1">بِٹھائِیں</text:p>
      <text:p text:style-name="P1">بِٹھائیں</text:p>
      <text:p text:style-name="P1">بِٹھائے</text:p>
      <text:p text:style-name="P1">بِٹھاتا</text:p>
      <text:p text:style-name="P1">بِٹھاتے</text:p>
      <text:p text:style-name="P1">بِٹھانا</text:p>
      <text:p text:style-name="P1">بِٹھاؤ</text:p>
      <text:p text:style-name="P1">بِٹھاؤُں</text:p>
      <text:p text:style-name="P1">بِٹھاؤں</text:p>
      <text:p text:style-name="P1">بِٹھایا</text:p>
      <text:p text:style-name="P1">بِپھرتی</text:p>
      <text:p text:style-name="P1">بِچَھونا</text:p>
      <text:p text:style-name="P1"><text:soft-page-break/>بِچَھونے</text:p>
      <text:p text:style-name="P1">بِچُّھو</text:p>
      <text:p text:style-name="P1">بِچُّھوبُوٹی</text:p>
      <text:p text:style-name="P1">بِچُّھوؤں</text:p>
      <text:p text:style-name="P1">بِچّھُوؤں</text:p>
      <text:p text:style-name="P1">بِچھا</text:p>
      <text:p text:style-name="P1">بِچھائی</text:p>
      <text:p text:style-name="P1">بِچھائیں</text:p>
      <text:p text:style-name="P1">بِچھائے</text:p>
      <text:p text:style-name="P1">بِچھاتا</text:p>
      <text:p text:style-name="P1">بِچھاتے</text:p>
      <text:p text:style-name="P1">بِچھانا</text:p>
      <text:p text:style-name="P1">بِچھانے</text:p>
      <text:p text:style-name="P1">بِچھاؤُں</text:p>
      <text:p text:style-name="P1">بِچھایا</text:p>
      <text:p text:style-name="P1">بِچھونے</text:p>
      <text:p text:style-name="P1">بِچھَونابھی</text:p>
      <text:p text:style-name="P1">بِچھَونے</text:p>
      <text:p text:style-name="P1"><text:soft-page-break/>بِچھُّو</text:p>
      <text:p text:style-name="P1">بِچھُّوؤں</text:p>
      <text:p text:style-name="P1">بِچھُّوؤں</text:p>
      <text:p text:style-name="P1">بِک</text:p>
      <text:p text:style-name="P1">بِکا</text:p>
      <text:p text:style-name="P1">بِکتا</text:p>
      <text:p text:style-name="P1">بِکتِیں</text:p>
      <text:p text:style-name="P1">بِکرؔی</text:p>
      <text:p text:style-name="P1">بِکری</text:p>
      <text:p text:style-name="P1">بِکنے</text:p>
      <text:p text:style-name="P1">بِکھرنے</text:p>
      <text:p text:style-name="P1">بِکھری</text:p>
      <text:p text:style-name="P1">بِکھرے</text:p>
      <text:p text:style-name="P1">بِکھیر</text:p>
      <text:p text:style-name="P1">بِکی</text:p>
      <text:p text:style-name="P1">بِکے</text:p>
      <text:p text:style-name="P1">بِگا</text:p>
      <text:p text:style-name="P1">بِگاڑ</text:p>
      <text:p text:style-name="P1"><text:soft-page-break/>بِگاڑا</text:p>
      <text:p text:style-name="P1">بِگاڑتا</text:p>
      <text:p text:style-name="P1">بِگاڑتے</text:p>
      <text:p text:style-name="P1">بِگاڑنا</text:p>
      <text:p text:style-name="P1">بِگاڑنے</text:p>
      <text:p text:style-name="P1">بِگاڑے</text:p>
      <text:p text:style-name="P1">بِگتا</text:p>
      <text:p text:style-name="P1">بِگتاؔن</text:p>
      <text:p text:style-name="P1">بِگوَؔی</text:p>
      <text:p text:style-name="P1">بِگوَی</text:p>
      <text:p text:style-name="P1">بِگوی</text:p>
      <text:p text:style-name="P1">بِگڑ</text:p>
      <text:p text:style-name="P1">بِگڑا</text:p>
      <text:p text:style-name="P1">بِگڑتے</text:p>
      <text:p text:style-name="P1">بِگڑی</text:p>
      <text:p text:style-name="P1">بِگڑے</text:p>
      <text:p text:style-name="P1">بِھجوا</text:p>
      <text:p text:style-name="P1">بِھنک</text:p>
      <text:p text:style-name="P1"><text:soft-page-break/>بِھگو</text:p>
      <text:p text:style-name="P1">بِھگوئے</text:p>
      <text:p text:style-name="P1">بِھگوتا</text:p>
      <text:p text:style-name="P1">بِھیتر</text:p>
      <text:p text:style-name="P1">بِھیڑ</text:p>
      <text:p text:style-name="P1">بِھیک</text:p>
      <text:p text:style-name="P1">بِھیگے</text:p>
      <text:p text:style-name="P1">بِہبُودی</text:p>
      <text:p text:style-name="P1">بِہتر</text:p>
      <text:p text:style-name="P1">بِہترِین</text:p>
      <text:p text:style-name="P1">بِہترکُچھ</text:p>
      <text:p text:style-name="P1">بِہترہے</text:p>
      <text:p text:style-name="P1">بِہتری</text:p>
      <text:p text:style-name="P1">بِہترین</text:p>
      <text:p text:style-name="P1">بِہن</text:p>
      <text:p text:style-name="P1">بِیابان</text:p>
      <text:p text:style-name="P1">بِیب</text:p>
      <text:p text:style-name="P1">بِیتے</text:p>
      <text:p text:style-name="P1"><text:soft-page-break/>بِیج</text:p>
      <text:p text:style-name="P1">بِیجوں</text:p>
      <text:p text:style-name="P1">بِیر</text:p>
      <text:p text:style-name="P1">بِیرسبع</text:p>
      <text:p text:style-name="P1">بِیرِ</text:p>
      <text:p text:style-name="P1">بِیس</text:p>
      <text:p text:style-name="P1">بِیسوِیں</text:p>
      <text:p text:style-name="P1">بِیسوں</text:p>
      <text:p text:style-name="P1">بِیسویں</text:p>
      <text:p text:style-name="P1">بِیمار</text:p>
      <text:p text:style-name="P1">بِیماروں</text:p>
      <text:p text:style-name="P1">بِیمارِیاں</text:p>
      <text:p text:style-name="P1">بِیمارِیوں</text:p>
      <text:p text:style-name="P1">بِیمارہُوں</text:p>
      <text:p text:style-name="P1">بِیماری</text:p>
      <text:p text:style-name="P1">بِیماریوں</text:p>
      <text:p text:style-name="P1">بِین</text:p>
      <text:p text:style-name="P1">بِینا</text:p>
      <text:p text:style-name="P1"><text:soft-page-break/>بِینائی</text:p>
      <text:p text:style-name="P1">بِیناؤں</text:p>
      <text:p text:style-name="P1">بِینوں</text:p>
      <text:p text:style-name="P1">بِینی</text:p>
      <text:p text:style-name="P1">بِیوِیاں</text:p>
      <text:p text:style-name="P1">بِیوِیو</text:p>
      <text:p text:style-name="P1">بِیوِیوں</text:p>
      <text:p text:style-name="P1">بِیوی</text:p>
      <text:p text:style-name="P1">بِیویاں</text:p>
      <text:p text:style-name="P1">بِیویو</text:p>
      <text:p text:style-name="P1">بِیویوں</text:p>
      <text:p text:style-name="P1">بِیٹ</text:p>
      <text:p text:style-name="P1">بِیچ</text:p>
      <text:p text:style-name="P1">بِیچوں</text:p>
      <text:p text:style-name="P1">بِیکا</text:p>
      <text:p text:style-name="P1">بِیگھے</text:p>
      <text:p text:style-name="P1">بّرہ</text:p>
      <text:p text:style-name="P1">بّرے</text:p>
      <text:p text:style-name="P1"><text:soft-page-break/>بّیِم</text:p>
      <text:p text:style-name="P1">بٹ</text:p>
      <text:p text:style-name="P1">بٹوا</text:p>
      <text:p text:style-name="P1">بٹور</text:p>
      <text:p text:style-name="P1">بٹورا</text:p>
      <text:p text:style-name="P1">بٹورنے</text:p>
      <text:p text:style-name="P1">بٹوریں</text:p>
      <text:p text:style-name="P1">بٹورے</text:p>
      <text:p text:style-name="P1">بٹوے</text:p>
      <text:p text:style-name="P1">بٹھاؤں</text:p>
      <text:p text:style-name="P1">بٹی</text:p>
      <text:p text:style-name="P1">بٹیریں</text:p>
      <text:p text:style-name="P1">بٹے</text:p>
      <text:p text:style-name="P1">بپا</text:p>
      <text:p text:style-name="P1">بپتسِمہ</text:p>
      <text:p text:style-name="P1">بپتِسموں</text:p>
      <text:p text:style-name="P1">بپتِسمہ</text:p>
      <text:p text:style-name="P1">بچ</text:p>
      <text:p text:style-name="P1"><text:soft-page-break/>بچا</text:p>
      <text:p text:style-name="P1">بچائِیں</text:p>
      <text:p text:style-name="P1">بچائی</text:p>
      <text:p text:style-name="P1">بچائیں</text:p>
      <text:p text:style-name="P1">بچائے</text:p>
      <text:p text:style-name="P1">بچاتا</text:p>
      <text:p text:style-name="P1">بچاتے</text:p>
      <text:p text:style-name="P1">بچاسکے</text:p>
      <text:p text:style-name="P1">بچالی</text:p>
      <text:p text:style-name="P1">بچالے</text:p>
      <text:p text:style-name="P1">بچانا</text:p>
      <text:p text:style-name="P1">بچانے</text:p>
      <text:p text:style-name="P1">بچاؤ</text:p>
      <text:p text:style-name="P1">بچاؤُں</text:p>
      <text:p text:style-name="P1">بچاؤں</text:p>
      <text:p text:style-name="P1">بچایا</text:p>
      <text:p text:style-name="P1">بچتا</text:p>
      <text:p text:style-name="P1">بچتے</text:p>
      <text:p text:style-name="P1"><text:soft-page-break/>بچنا</text:p>
      <text:p text:style-name="P1">بچنے</text:p>
      <text:p text:style-name="P1">بچو</text:p>
      <text:p text:style-name="P1">بچَھونے</text:p>
      <text:p text:style-name="P1">بچُوں</text:p>
      <text:p text:style-name="P1">بچُھڑا</text:p>
      <text:p text:style-name="P1">بچِھیا</text:p>
      <text:p text:style-name="P1">بچِھیوں</text:p>
      <text:p text:style-name="P1">بچِیں</text:p>
      <text:p text:style-name="P1">بچّو</text:p>
      <text:p text:style-name="P1">بچّوں</text:p>
      <text:p text:style-name="P1">بچّہ</text:p>
      <text:p text:style-name="P1">بچّے</text:p>
      <text:p text:style-name="P1">بچپن</text:p>
      <text:p text:style-name="P1">بچھا</text:p>
      <text:p text:style-name="P1">بچھائیں</text:p>
      <text:p text:style-name="P1">بچھایا</text:p>
      <text:p text:style-name="P1">بچھِیا</text:p>
      <text:p text:style-name="P1"><text:soft-page-break/>بچھڑا</text:p>
      <text:p text:style-name="P1">بچھڑوں</text:p>
      <text:p text:style-name="P1">بچھڑے</text:p>
      <text:p text:style-name="P1">بچھیا</text:p>
      <text:p text:style-name="P1">بچہّ</text:p>
      <text:p text:style-name="P1">بچی</text:p>
      <text:p text:style-name="P1">بچیں</text:p>
      <text:p text:style-name="P1">بچے</text:p>
      <text:p text:style-name="P1">بڑا</text:p>
      <text:p text:style-name="P1">بڑائی</text:p>
      <text:p text:style-name="P1">بڑاتھا</text:p>
      <text:p text:style-name="P1">بڑاہے</text:p>
      <text:p text:style-name="P1">بڑبُڑائے</text:p>
      <text:p text:style-name="P1">بڑبُڑاؤ</text:p>
      <text:p text:style-name="P1">بڑوں</text:p>
      <text:p text:style-name="P1">بڑَھیوں</text:p>
      <text:p text:style-name="P1">بڑھ</text:p>
      <text:p text:style-name="P1">بڑھئِیوں</text:p>
      <text:p text:style-name="P1"><text:soft-page-break/>بڑھئی</text:p>
      <text:p text:style-name="P1">بڑھئیوں</text:p>
      <text:p text:style-name="P1">بڑھا</text:p>
      <text:p text:style-name="P1">بڑھاؤُں</text:p>
      <text:p text:style-name="P1">بڑھائِیں</text:p>
      <text:p text:style-name="P1">بڑھائی</text:p>
      <text:p text:style-name="P1">بڑھائیں</text:p>
      <text:p text:style-name="P1">بڑھائے</text:p>
      <text:p text:style-name="P1">بڑھاتا</text:p>
      <text:p text:style-name="P1">بڑھاتی</text:p>
      <text:p text:style-name="P1">بڑھاتے</text:p>
      <text:p text:style-name="P1">بڑھانا</text:p>
      <text:p text:style-name="P1">بڑھانے</text:p>
      <text:p text:style-name="P1">بڑھاؤ</text:p>
      <text:p text:style-name="P1">بڑھاؤُں</text:p>
      <text:p text:style-name="P1">بڑھاؤں</text:p>
      <text:p text:style-name="P1">بڑھاپے</text:p>
      <text:p text:style-name="P1">بڑھایا</text:p>
      <text:p text:style-name="P1"><text:soft-page-break/>بڑھتا</text:p>
      <text:p text:style-name="P1">بڑھتی</text:p>
      <text:p text:style-name="P1">بڑھتے</text:p>
      <text:p text:style-name="P1">بڑھنا</text:p>
      <text:p text:style-name="P1">بڑھنے</text:p>
      <text:p text:style-name="P1">بڑھو</text:p>
      <text:p text:style-name="P1">بڑھُوں</text:p>
      <text:p text:style-name="P1">بڑھِیں</text:p>
      <text:p text:style-name="P1">بڑھی</text:p>
      <text:p text:style-name="P1">بڑھیوں</text:p>
      <text:p text:style-name="P1">بڑھیں</text:p>
      <text:p text:style-name="P1">بڑھے</text:p>
      <text:p text:style-name="P1">بڑی</text:p>
      <text:p text:style-name="P1">بڑے</text:p>
      <text:p text:style-name="P1">بکا</text:p>
      <text:p text:style-name="P1">بکتا</text:p>
      <text:p text:style-name="P1">بکتر</text:p>
      <text:p text:style-name="P1">بکتی</text:p>
      <text:p text:style-name="P1"><text:soft-page-break/>بکتے</text:p>
      <text:p text:style-name="P1">بکثرت</text:p>
      <text:p text:style-name="P1">بکر</text:p>
      <text:p text:style-name="P1">بکرا</text:p>
      <text:p text:style-name="P1">بکروں</text:p>
      <text:p text:style-name="P1">بکرِیاں</text:p>
      <text:p text:style-name="P1">بکرِیوں</text:p>
      <text:p text:style-name="P1">بکری</text:p>
      <text:p text:style-name="P1">بکریاں</text:p>
      <text:p text:style-name="P1">بکریوں</text:p>
      <text:p text:style-name="P1">بکرے</text:p>
      <text:p text:style-name="P1">بکنا</text:p>
      <text:p text:style-name="P1">بکنے</text:p>
      <text:p text:style-name="P1">بکواس</text:p>
      <text:p text:style-name="P1">بکواسِیوں</text:p>
      <text:p text:style-name="P1">بکواسی</text:p>
      <text:p text:style-name="P1">بکور</text:p>
      <text:p text:style-name="P1">بکُوت</text:p>
      <text:p text:style-name="P1"><text:soft-page-break/>بکّا</text:p>
      <text:p text:style-name="P1">بکھرنے</text:p>
      <text:p text:style-name="P1">بکھیر</text:p>
      <text:p text:style-name="P1">بکھیرا</text:p>
      <text:p text:style-name="P1">بکھیرتا</text:p>
      <text:p text:style-name="P1">بکے</text:p>
      <text:p text:style-name="P1">بگلا</text:p>
      <text:p text:style-name="P1">بگلے</text:p>
      <text:p text:style-name="P1">بگولے</text:p>
      <text:p text:style-name="P1">بگُولا</text:p>
      <text:p text:style-name="P1">بگُولوں</text:p>
      <text:p text:style-name="P1">بگُولے</text:p>
      <text:p text:style-name="P1">بگڑ</text:p>
      <text:p text:style-name="P1">بھا</text:p>
      <text:p text:style-name="P1">بھائِیو</text:p>
      <text:p text:style-name="P1">بھائِیوں</text:p>
      <text:p text:style-name="P1">بھائی</text:p>
      <text:p text:style-name="P1">بھائیو</text:p>
      <text:p text:style-name="P1"><text:soft-page-break/>بھائیوں</text:p>
      <text:p text:style-name="P1">بھائیِوں</text:p>
      <text:p text:style-name="P1">بھائے</text:p>
      <text:p text:style-name="P1">بھاتی</text:p>
      <text:p text:style-name="P1">بھاری</text:p>
      <text:p text:style-name="P1">بھال</text:p>
      <text:p text:style-name="P1">بھالا</text:p>
      <text:p text:style-name="P1">بھالتا</text:p>
      <text:p text:style-name="P1">بھالتے</text:p>
      <text:p text:style-name="P1">بھالو</text:p>
      <text:p text:style-name="P1">بھالوں</text:p>
      <text:p text:style-name="P1">بھالیں</text:p>
      <text:p text:style-name="P1">بھالے</text:p>
      <text:p text:style-name="P1">بھانجا</text:p>
      <text:p text:style-name="P1">بھانجے</text:p>
      <text:p text:style-name="P1">بھاوج</text:p>
      <text:p text:style-name="P1">بھاگ</text:p>
      <text:p text:style-name="P1">بھاگا</text:p>
      <text:p text:style-name="P1"><text:soft-page-break/>بھاگتا</text:p>
      <text:p text:style-name="P1">بھاگتے</text:p>
      <text:p text:style-name="P1">بھاگنا</text:p>
      <text:p text:style-name="P1">بھاگنے</text:p>
      <text:p text:style-name="P1">بھاگو</text:p>
      <text:p text:style-name="P1">بھاگُوں</text:p>
      <text:p text:style-name="P1">بھاگِیں</text:p>
      <text:p text:style-name="P1">بھاگی</text:p>
      <text:p text:style-name="P1">بھاگیں</text:p>
      <text:p text:style-name="P1">بھاگے</text:p>
      <text:p text:style-name="P1">بھتیجے</text:p>
      <text:p text:style-name="P1">بھجوا</text:p>
      <text:p text:style-name="P1">بھر</text:p>
      <text:p text:style-name="P1">بھرا</text:p>
      <text:p text:style-name="P1">بھرتا</text:p>
      <text:p text:style-name="P1">بھرتی</text:p>
      <text:p text:style-name="P1">بھرتے</text:p>
      <text:p text:style-name="P1">بھردِیا</text:p>
      <text:p text:style-name="P1"><text:soft-page-break/>بھردے</text:p>
      <text:p text:style-name="P1">بھرمیری</text:p>
      <text:p text:style-name="P1">بھرنا</text:p>
      <text:p text:style-name="P1">بھرنے</text:p>
      <text:p text:style-name="P1">بھرو</text:p>
      <text:p text:style-name="P1">بھروا</text:p>
      <text:p text:style-name="P1">بھروانے</text:p>
      <text:p text:style-name="P1">بھروسا</text:p>
      <text:p text:style-name="P1">بھروسارکھتے</text:p>
      <text:p text:style-name="P1">بھروسے</text:p>
      <text:p text:style-name="P1">بھرِیں</text:p>
      <text:p text:style-name="P1">بھرپُور</text:p>
      <text:p text:style-name="P1">بھری</text:p>
      <text:p text:style-name="P1">بھریں</text:p>
      <text:p text:style-name="P1">بھرے</text:p>
      <text:p text:style-name="P1">بھسم</text:p>
      <text:p text:style-name="P1">بھلا</text:p>
      <text:p text:style-name="P1">بھلائِیاں</text:p>
      <text:p text:style-name="P1"><text:soft-page-break/>بھلائی</text:p>
      <text:p text:style-name="P1">بھلاہو</text:p>
      <text:p text:style-name="P1">بھلی</text:p>
      <text:p text:style-name="P1">بھلے</text:p>
      <text:p text:style-name="P1">بھنّا</text:p>
      <text:p text:style-name="P1">بھوسا</text:p>
      <text:p text:style-name="P1">بھولے</text:p>
      <text:p text:style-name="P1">بھونک</text:p>
      <text:p text:style-name="P1">بھونکا</text:p>
      <text:p text:style-name="P1">بھوک</text:p>
      <text:p text:style-name="P1">بھَونکتے</text:p>
      <text:p text:style-name="P1">بھُنے</text:p>
      <text:p text:style-name="P1">بھُون</text:p>
      <text:p text:style-name="P1">بھُوکوں</text:p>
      <text:p text:style-name="P1">بھِیڑ</text:p>
      <text:p text:style-name="P1">بھٹ</text:p>
      <text:p text:style-name="P1">بھٹّوں</text:p>
      <text:p text:style-name="P1">بھٹّی</text:p>
      <text:p text:style-name="P1"><text:soft-page-break/>بھٹّے</text:p>
      <text:p text:style-name="P1">بھٹک</text:p>
      <text:p text:style-name="P1">بھٹکا</text:p>
      <text:p text:style-name="P1">بھٹکاتا</text:p>
      <text:p text:style-name="P1">بھٹکایا</text:p>
      <text:p text:style-name="P1">بھٹکتا</text:p>
      <text:p text:style-name="P1">بھٹکتی</text:p>
      <text:p text:style-name="P1">بھٹکتے</text:p>
      <text:p text:style-name="P1">بھٹکنے</text:p>
      <text:p text:style-name="P1">بھٹکی</text:p>
      <text:p text:style-name="P1">بھٹکے</text:p>
      <text:p text:style-name="P1">بھٹیارے</text:p>
      <text:p text:style-name="P1">بھڑائی</text:p>
      <text:p text:style-name="P1">بھڑک</text:p>
      <text:p text:style-name="P1">بھڑکا</text:p>
      <text:p text:style-name="P1">بھڑکائی</text:p>
      <text:p text:style-name="P1">بھڑکائے</text:p>
      <text:p text:style-name="P1">بھڑکااِس</text:p>
      <text:p text:style-name="P1"><text:soft-page-break/>بھڑکاتی</text:p>
      <text:p text:style-name="P1">بھڑکانے</text:p>
      <text:p text:style-name="P1">بھڑکاؤُں</text:p>
      <text:p text:style-name="P1">بھڑکایا</text:p>
      <text:p text:style-name="P1">بھڑکتا</text:p>
      <text:p text:style-name="P1">بھڑکتی</text:p>
      <text:p text:style-name="P1">بھڑکنے</text:p>
      <text:p text:style-name="P1">بھڑکِیلی</text:p>
      <text:p text:style-name="P1">بھڑکی</text:p>
      <text:p text:style-name="P1">بھڑکیں</text:p>
      <text:p text:style-name="P1">بھڑکے</text:p>
      <text:p text:style-name="P1">بھکاری</text:p>
      <text:p text:style-name="P1">بھگا</text:p>
      <text:p text:style-name="P1">بھگائیں</text:p>
      <text:p text:style-name="P1">بھگائے</text:p>
      <text:p text:style-name="P1">بھگانے</text:p>
      <text:p text:style-name="P1">بھگایا</text:p>
      <text:p text:style-name="P1">بھگو</text:p>
      <text:p text:style-name="P1"><text:soft-page-break/>بھگونے</text:p>
      <text:p text:style-name="P1">بھگوڑے</text:p>
      <text:p text:style-name="P1">بھی</text:p>
      <text:p text:style-name="P1">بھیانک</text:p>
      <text:p text:style-name="P1">بھیج</text:p>
      <text:p text:style-name="P1">بھیجا</text:p>
      <text:p text:style-name="P1">بھیجاکہ</text:p>
      <text:p text:style-name="P1">بھیجتا</text:p>
      <text:p text:style-name="P1">بھیجتاہوں</text:p>
      <text:p text:style-name="P1">بھیجتی</text:p>
      <text:p text:style-name="P1">بھیجتے</text:p>
      <text:p text:style-name="P1">بھیجنا</text:p>
      <text:p text:style-name="P1">بھیجنے</text:p>
      <text:p text:style-name="P1">بھیجو</text:p>
      <text:p text:style-name="P1">بھیجوں</text:p>
      <text:p text:style-name="P1">بھیجُوں</text:p>
      <text:p text:style-name="P1">بھیجِیں</text:p>
      <text:p text:style-name="P1">بھیجی</text:p>
      <text:p text:style-name="P1"><text:soft-page-break/>بھیجیں</text:p>
      <text:p text:style-name="P1">بھیجے</text:p>
      <text:p text:style-name="P1">بھید</text:p>
      <text:p text:style-name="P1">بھیدوں</text:p>
      <text:p text:style-name="P1">بھیس</text:p>
      <text:p text:style-name="P1">بھیڑ</text:p>
      <text:p text:style-name="P1">بھیڑئے</text:p>
      <text:p text:style-name="P1">بھیڑبکریاں</text:p>
      <text:p text:style-name="P1">بھیڑخانہ</text:p>
      <text:p text:style-name="P1">بھیڑخانے</text:p>
      <text:p text:style-name="P1">بھیڑسالوں</text:p>
      <text:p text:style-name="P1">بھیڑسالہ</text:p>
      <text:p text:style-name="P1">بھیڑسالے</text:p>
      <text:p text:style-name="P1">بھیڑو</text:p>
      <text:p text:style-name="P1">بھیڑوں</text:p>
      <text:p text:style-name="P1">بھیڑِیا</text:p>
      <text:p text:style-name="P1">بھیڑِیوں</text:p>
      <text:p text:style-name="P1">بھیڑیا</text:p>
      <text:p text:style-name="P1"><text:soft-page-break/>بھیڑیوں</text:p>
      <text:p text:style-name="P1">بھیڑیں</text:p>
      <text:p text:style-name="P1">بہ</text:p>
      <text:p text:style-name="P1">بہا</text:p>
      <text:p text:style-name="P1">بہائی</text:p>
      <text:p text:style-name="P1">بہائیں</text:p>
      <text:p text:style-name="P1">بہائے</text:p>
      <text:p text:style-name="P1">بہاتی</text:p>
      <text:p text:style-name="P1">بہادر</text:p>
      <text:p text:style-name="P1">بہادری</text:p>
      <text:p text:style-name="P1">بہادُر</text:p>
      <text:p text:style-name="P1">بہادُروں</text:p>
      <text:p text:style-name="P1">بہادُری</text:p>
      <text:p text:style-name="P1">بہادے</text:p>
      <text:p text:style-name="P1">بہار</text:p>
      <text:p text:style-name="P1">بہانا</text:p>
      <text:p text:style-name="P1">بہانہ</text:p>
      <text:p text:style-name="P1">بہانے</text:p>
      <text:p text:style-name="P1"><text:soft-page-break/>بہاؤ</text:p>
      <text:p text:style-name="P1">بہایا</text:p>
      <text:p text:style-name="P1">بہت</text:p>
      <text:p text:style-name="P1">بہتا</text:p>
      <text:p text:style-name="P1">بہتر</text:p>
      <text:p text:style-name="P1">بہترین</text:p>
      <text:p text:style-name="P1">بہتوں</text:p>
      <text:p text:style-name="P1">بہتّر</text:p>
      <text:p text:style-name="P1">بہتی</text:p>
      <text:p text:style-name="P1">بہتیروں</text:p>
      <text:p text:style-name="P1">بہتیرے</text:p>
      <text:p text:style-name="P1">بہتے</text:p>
      <text:p text:style-name="P1">بہر</text:p>
      <text:p text:style-name="P1">بہرا</text:p>
      <text:p text:style-name="P1">بہرحال</text:p>
      <text:p text:style-name="P1">بہرو</text:p>
      <text:p text:style-name="P1">بہروں</text:p>
      <text:p text:style-name="P1">بہرہ</text:p>
      <text:p text:style-name="P1"><text:soft-page-break/>بہری</text:p>
      <text:p text:style-name="P1">بہرے</text:p>
      <text:p text:style-name="P1">بہلا</text:p>
      <text:p text:style-name="P1">بہلائیں</text:p>
      <text:p text:style-name="P1">بہلائے</text:p>
      <text:p text:style-name="P1">بہم</text:p>
      <text:p text:style-name="P1">بہن</text:p>
      <text:p text:style-name="P1">بہنا</text:p>
      <text:p text:style-name="P1">بہنوں</text:p>
      <text:p text:style-name="P1">بہنِوں</text:p>
      <text:p text:style-name="P1">بہنیں</text:p>
      <text:p text:style-name="P1">بہنے</text:p>
      <text:p text:style-name="P1">بہُت</text:p>
      <text:p text:style-name="P1">بہُو</text:p>
      <text:p text:style-name="P1">بہُوؤں</text:p>
      <text:p text:style-name="P1">بہِنوں</text:p>
      <text:p text:style-name="P1">بہک</text:p>
      <text:p text:style-name="P1">بہکا</text:p>
      <text:p text:style-name="P1"><text:soft-page-break/>بہکائے</text:p>
      <text:p text:style-name="P1">بہکاتا</text:p>
      <text:p text:style-name="P1">بہکاتے</text:p>
      <text:p text:style-name="P1">بہکانے</text:p>
      <text:p text:style-name="P1">بہکاؤُں</text:p>
      <text:p text:style-name="P1">بہکایا</text:p>
      <text:p text:style-name="P1">بہہ</text:p>
      <text:p text:style-name="P1">بہے</text:p>
      <text:p text:style-name="P1">بی</text:p>
      <text:p text:style-name="P1">بیابان</text:p>
      <text:p text:style-name="P1">بیابانوں</text:p>
      <text:p text:style-name="P1">بیابانی</text:p>
      <text:p text:style-name="P1">بیاتی</text:p>
      <text:p text:style-name="P1">بیاج</text:p>
      <text:p text:style-name="P1">بیاسی</text:p>
      <text:p text:style-name="P1">بیالِیس</text:p>
      <text:p text:style-name="P1">بیان</text:p>
      <text:p text:style-name="P1">بیاہ</text:p>
      <text:p text:style-name="P1"><text:soft-page-break/>بیاہا</text:p>
      <text:p text:style-name="P1">بیاہتا</text:p>
      <text:p text:style-name="P1">بیاہنا</text:p>
      <text:p text:style-name="P1">بیاہنے</text:p>
      <text:p text:style-name="P1">بیاہوں</text:p>
      <text:p text:style-name="P1">بیاہِیں</text:p>
      <text:p text:style-name="P1">بیاہی</text:p>
      <text:p text:style-name="P1">بیاہیں</text:p>
      <text:p text:style-name="P1">بیاہے</text:p>
      <text:p text:style-name="P1">بیباک</text:p>
      <text:p text:style-name="P1">بیت</text:p>
      <text:p text:style-name="P1">بیتاب</text:p>
      <text:p text:style-name="P1">بیتوایل</text:p>
      <text:p text:style-name="P1">بیتُوایل</text:p>
      <text:p text:style-name="P1">بیتھ</text:p>
      <text:p text:style-name="P1">بیج</text:p>
      <text:p text:style-name="P1">بیجا</text:p>
      <text:p text:style-name="P1">بیخ</text:p>
      <text:p text:style-name="P1"><text:soft-page-break/>بید</text:p>
      <text:p text:style-name="P1">بیدار</text:p>
      <text:p text:style-name="P1">بیداری</text:p>
      <text:p text:style-name="P1">بیدم</text:p>
      <text:p text:style-name="P1">بیدمُشک</text:p>
      <text:p text:style-name="P1">بیدوں</text:p>
      <text:p text:style-name="P1">بیدِ</text:p>
      <text:p text:style-name="P1">بیدِینی</text:p>
      <text:p text:style-name="P1">بیدکے</text:p>
      <text:p text:style-name="P1">بیدیں</text:p>
      <text:p text:style-name="P1">بیر</text:p>
      <text:p text:style-name="P1">بیرؔی</text:p>
      <text:p text:style-name="P1">بیرا</text:p>
      <text:p text:style-name="P1">بیرایلِیم</text:p>
      <text:p text:style-name="P1">بیرسبع</text:p>
      <text:p text:style-name="P1">بیرسِبع</text:p>
      <text:p text:style-name="P1">بیروؔت</text:p>
      <text:p text:style-name="P1">بیروتِ</text:p>
      <text:p text:style-name="P1"><text:soft-page-break/>بیروتی</text:p>
      <text:p text:style-name="P1">بیرُو</text:p>
      <text:p text:style-name="P1">بیرُوؔت</text:p>
      <text:p text:style-name="P1">بیرُوتی</text:p>
      <text:p text:style-name="P1">بیرُونی</text:p>
      <text:p text:style-name="P1">بیرِ</text:p>
      <text:p text:style-name="P1">بیرِیّہ</text:p>
      <text:p text:style-name="P1">بیریوں</text:p>
      <text:p text:style-name="P1">بیزار</text:p>
      <text:p text:style-name="P1">بیزارتھا</text:p>
      <text:p text:style-name="P1">بیزاری</text:p>
      <text:p text:style-name="P1">بیس</text:p>
      <text:p text:style-name="P1">بیسویں</text:p>
      <text:p text:style-name="P1">بیش</text:p>
      <text:p text:style-name="P1">بیشک</text:p>
      <text:p text:style-name="P1">بیشی</text:p>
      <text:p text:style-name="P1">بیفائِدہ</text:p>
      <text:p text:style-name="P1">بیقرار</text:p>
      <text:p text:style-name="P1"><text:soft-page-break/>بیل</text:p>
      <text:p text:style-name="P1">بیلشضر</text:p>
      <text:p text:style-name="P1">بیلطشضر</text:p>
      <text:p text:style-name="P1">بیلچوں</text:p>
      <text:p text:style-name="P1">بیلچہ</text:p>
      <text:p text:style-name="P1">بیلچے</text:p>
      <text:p text:style-name="P1">بیمار</text:p>
      <text:p text:style-name="P1">بیمارِیاں</text:p>
      <text:p text:style-name="P1">بیمارِیوں</text:p>
      <text:p text:style-name="P1">بیماری</text:p>
      <text:p text:style-name="P1">بیماریوں</text:p>
      <text:p text:style-name="P1">بین</text:p>
      <text:p text:style-name="P1">بینت</text:p>
      <text:p text:style-name="P1">بینڈا</text:p>
      <text:p text:style-name="P1">بینڈوں</text:p>
      <text:p text:style-name="P1">بینڈے</text:p>
      <text:p text:style-name="P1">بیوائیں</text:p>
      <text:p text:style-name="P1">بیواؤں</text:p>
      <text:p text:style-name="P1"><text:soft-page-break/>بیوفائی</text:p>
      <text:p text:style-name="P1">بیوقُوف</text:p>
      <text:p text:style-name="P1">بیوقُوفی</text:p>
      <text:p text:style-name="P1">بیوُقُوف</text:p>
      <text:p text:style-name="P1">بیوُقُوفوں</text:p>
      <text:p text:style-name="P1">بیوُقُوفی</text:p>
      <text:p text:style-name="P1">بیوپاری</text:p>
      <text:p text:style-name="P1">بیوپاریوں</text:p>
      <text:p text:style-name="P1">بیوگی</text:p>
      <text:p text:style-name="P1">بیوہ</text:p>
      <text:p text:style-name="P1">بیوی</text:p>
      <text:p text:style-name="P1">بیویاں</text:p>
      <text:p text:style-name="P1">بیویوں</text:p>
      <text:p text:style-name="P1">بیَنت</text:p>
      <text:p text:style-name="P1">بیُوقُوفی</text:p>
      <text:p text:style-name="P1">بیِج</text:p>
      <text:p text:style-name="P1">بیِن</text:p>
      <text:p text:style-name="P1">بیِچ</text:p>
      <text:p text:style-name="P1"><text:soft-page-break/>بیٹا</text:p>
      <text:p text:style-name="P1">بیٹاجنے</text:p>
      <text:p text:style-name="P1">بیٹازبُود</text:p>
      <text:p text:style-name="P1">بیٹاسِمعی</text:p>
      <text:p text:style-name="P1">بیٹامَر</text:p>
      <text:p text:style-name="P1">بیٹاہو</text:p>
      <text:p text:style-name="P1">بیٹاہُؤا</text:p>
      <text:p text:style-name="P1">بیٹاہے</text:p>
      <text:p text:style-name="P1">بیٹایہُو</text:p>
      <text:p text:style-name="P1">بیٹو</text:p>
      <text:p text:style-name="P1">بیٹوں</text:p>
      <text:p text:style-name="P1">بیٹِوں</text:p>
      <text:p text:style-name="P1">بیٹِیاں</text:p>
      <text:p text:style-name="P1">بیٹِیو</text:p>
      <text:p text:style-name="P1">بیٹِیوں</text:p>
      <text:p text:style-name="P1">بیٹھ</text:p>
      <text:p text:style-name="P1">بیٹی</text:p>
      <text:p text:style-name="P1">بیٹیاں</text:p>
      <text:p text:style-name="P1"><text:soft-page-break/>بیٹیو</text:p>
      <text:p text:style-name="P1">بیٹیوں</text:p>
      <text:p text:style-name="P1">بیٹے</text:p>
      <text:p text:style-name="P1">بیچ</text:p>
      <text:p text:style-name="P1">بیچا</text:p>
      <text:p text:style-name="P1">بیچارے</text:p>
      <text:p text:style-name="P1">بیچتا</text:p>
      <text:p text:style-name="P1">بیچتی</text:p>
      <text:p text:style-name="P1">بیچتے</text:p>
      <text:p text:style-name="P1">بیچنا</text:p>
      <text:p text:style-name="P1">بیچنے</text:p>
      <text:p text:style-name="P1">بیچو</text:p>
      <text:p text:style-name="P1">بیچُوں</text:p>
      <text:p text:style-name="P1">بیچی</text:p>
      <text:p text:style-name="P1">بیچیں</text:p>
      <text:p text:style-name="P1">بیچے</text:p>
      <text:p text:style-name="P1">بیڑا</text:p>
      <text:p text:style-name="P1">بیڑِیاں</text:p>
      <text:p text:style-name="P1"><text:soft-page-break/>بیڑِیوں</text:p>
      <text:p text:style-name="P1">بیڑیاں</text:p>
      <text:p text:style-name="P1">بیڑیوں</text:p>
      <text:p text:style-name="P1">بیڑے</text:p>
      <text:p text:style-name="P1">بیکا</text:p>
      <text:p text:style-name="P1">بیکار</text:p>
      <text:p text:style-name="P1">بیکس</text:p>
      <text:p text:style-name="P1">بیکسوں</text:p>
      <text:p text:style-name="P1">بیکل</text:p>
      <text:p text:style-name="P1">بیگار</text:p>
      <text:p text:style-name="P1">بیگارِیوں</text:p>
      <text:p text:style-name="P1">بیگاری</text:p>
      <text:p text:style-name="P1">بیگانوں</text:p>
      <text:p text:style-name="P1">بیگانہ</text:p>
      <text:p text:style-name="P1">بیگانے</text:p>
      <text:p text:style-name="P1">بیگمیں</text:p>
      <text:p text:style-name="P1">بیگھ</text:p>
      <text:p text:style-name="P1">بیہودہ</text:p>
      <text:p text:style-name="P1"><text:soft-page-break/>بیہُودہ</text:p>
      <text:p text:style-name="P1">بے</text:p>
      <text:p text:style-name="P1">ت</text:p>
      <text:p text:style-name="P1">تئِیس</text:p>
      <text:p text:style-name="P1">تئِیں</text:p>
      <text:p text:style-name="P1">تئیسوِیں</text:p>
      <text:p text:style-name="P1">تئیں</text:p>
      <text:p text:style-name="P1">تا</text:p>
      <text:p text:style-name="P1">تائِب</text:p>
      <text:p text:style-name="P1">تائِید</text:p>
      <text:p text:style-name="P1">تائی</text:p>
      <text:p text:style-name="P1">تائید</text:p>
      <text:p text:style-name="P1">تااَیسا</text:p>
      <text:p text:style-name="P1">تاب</text:p>
      <text:p text:style-name="P1">تابستانی</text:p>
      <text:p text:style-name="P1">تابع</text:p>
      <text:p text:style-name="P1">تابعِ</text:p>
      <text:p text:style-name="P1">تابُوت</text:p>
      <text:p text:style-name="P1"><text:soft-page-break/>تابِستانی</text:p>
      <text:p text:style-name="P1">تابِشِ</text:p>
      <text:p text:style-name="P1">تابِع</text:p>
      <text:p text:style-name="P1">تابِعدار</text:p>
      <text:p text:style-name="P1">تابِعداری</text:p>
      <text:p text:style-name="P1">تابڑ</text:p>
      <text:p text:style-name="P1">تاثِیر</text:p>
      <text:p text:style-name="P1">تاثِیریں</text:p>
      <text:p text:style-name="P1">تاثیر</text:p>
      <text:p text:style-name="P1">تاج</text:p>
      <text:p text:style-name="P1">تاجوری</text:p>
      <text:p text:style-name="P1">تاجوں</text:p>
      <text:p text:style-name="P1">تاجِر</text:p>
      <text:p text:style-name="P1">تاجپوشی</text:p>
      <text:p text:style-name="P1">تاخِیر</text:p>
      <text:p text:style-name="P1">تاخیر</text:p>
      <text:p text:style-name="P1">تادِیب</text:p>
      <text:p text:style-name="P1">تار</text:p>
      <text:p text:style-name="P1"><text:soft-page-break/>تارؔح</text:p>
      <text:p text:style-name="P1">تارؔہ</text:p>
      <text:p text:style-name="P1">تارح</text:p>
      <text:p text:style-name="P1">تاردار</text:p>
      <text:p text:style-name="P1">تاروں</text:p>
      <text:p text:style-name="P1">تارِیخ</text:p>
      <text:p text:style-name="P1">تارِیک</text:p>
      <text:p text:style-name="P1">تارِیکی</text:p>
      <text:p text:style-name="P1">تاریخ</text:p>
      <text:p text:style-name="P1">تارے</text:p>
      <text:p text:style-name="P1">تازِگی</text:p>
      <text:p text:style-name="P1">تازِیانوں</text:p>
      <text:p text:style-name="P1">تازگی</text:p>
      <text:p text:style-name="P1">تازہ</text:p>
      <text:p text:style-name="P1">تاق</text:p>
      <text:p text:style-name="P1">تال</text:p>
      <text:p text:style-name="P1">تالاب</text:p>
      <text:p text:style-name="P1">تالابوں</text:p>
      <text:p text:style-name="P1"><text:soft-page-break/>تالُو</text:p>
      <text:p text:style-name="P1">تالِیاں</text:p>
      <text:p text:style-name="P1">تالی</text:p>
      <text:p text:style-name="P1">تالے</text:p>
      <text:p text:style-name="P1">تام</text:p>
      <text:p text:style-name="P1">تامح</text:p>
      <text:p text:style-name="P1">تامُّل</text:p>
      <text:p text:style-name="P1">تامُّلی</text:p>
      <text:p text:style-name="P1">تامّل</text:p>
      <text:p text:style-name="P1">تان</text:p>
      <text:p text:style-name="P1">تانا</text:p>
      <text:p text:style-name="P1">تانبا</text:p>
      <text:p text:style-name="P1">تانبے</text:p>
      <text:p text:style-name="P1">تانت</text:p>
      <text:p text:style-name="P1">تانتا</text:p>
      <text:p text:style-name="P1">تاننے</text:p>
      <text:p text:style-name="P1">تانہ</text:p>
      <text:p text:style-name="P1">تانے</text:p>
      <text:p text:style-name="P1"><text:soft-page-break/>تاو</text:p>
      <text:p text:style-name="P1">تاوقتیکہ</text:p>
      <text:p text:style-name="P1">تاوِیل</text:p>
      <text:p text:style-name="P1">تاؤُ</text:p>
      <text:p text:style-name="P1">تاؤُں</text:p>
      <text:p text:style-name="P1">تاپ</text:p>
      <text:p text:style-name="P1">تاپتا</text:p>
      <text:p text:style-name="P1">تاپتے</text:p>
      <text:p text:style-name="P1">تاپنے</text:p>
      <text:p text:style-name="P1">تاڑ</text:p>
      <text:p text:style-name="P1">تاک</text:p>
      <text:p text:style-name="P1">تاکتا</text:p>
      <text:p text:style-name="P1">تاکتے</text:p>
      <text:p text:style-name="P1">تاکستان</text:p>
      <text:p text:style-name="P1">تاکنے</text:p>
      <text:p text:style-name="P1">تاکو</text:p>
      <text:p text:style-name="P1">تاکوں</text:p>
      <text:p text:style-name="P1">تاکِستان</text:p>
      <text:p text:style-name="P1"><text:soft-page-break/>تاکِستانوں</text:p>
      <text:p text:style-name="P1">تاکِید</text:p>
      <text:p text:style-name="P1">تاکِیدی</text:p>
      <text:p text:style-name="P1">تاکہ</text:p>
      <text:p text:style-name="P1">تاکید</text:p>
      <text:p text:style-name="P1">تاکیداً</text:p>
      <text:p text:style-name="P1">تاکیں</text:p>
      <text:p text:style-name="P1">تایا</text:p>
      <text:p text:style-name="P1">تایم</text:p>
      <text:p text:style-name="P1">تب</text:p>
      <text:p text:style-name="P1">تباہ</text:p>
      <text:p text:style-name="P1">تباہی</text:p>
      <text:p text:style-name="P1">تببادشاہ</text:p>
      <text:p text:style-name="P1">تبدِیل</text:p>
      <text:p text:style-name="P1">تبدِیلی</text:p>
      <text:p text:style-name="P1">تبدیل</text:p>
      <text:p text:style-name="P1">تبدیلی</text:p>
      <text:p text:style-name="P1">تبروں</text:p>
      <text:p text:style-name="P1"><text:soft-page-break/>تبعیرؔہ</text:p>
      <text:p text:style-name="P1">تبعیرہ</text:p>
      <text:p text:style-name="P1">تبُور</text:p>
      <text:p text:style-name="P1">تبِیتا</text:p>
      <text:p text:style-name="P1">تتّنی</text:p>
      <text:p text:style-name="P1">تج</text:p>
      <text:p text:style-name="P1">تجارت</text:p>
      <text:p text:style-name="P1">تجاوُز</text:p>
      <text:p text:style-name="P1">تجدِید</text:p>
      <text:p text:style-name="P1">تجربوں</text:p>
      <text:p text:style-name="P1">تجربہ</text:p>
      <text:p text:style-name="P1">تجلّی</text:p>
      <text:p text:style-name="P1">تجوِیز</text:p>
      <text:p text:style-name="P1">تجّلی</text:p>
      <text:p text:style-name="P1">تجھ</text:p>
      <text:p text:style-name="P1">تجھے</text:p>
      <text:p text:style-name="P1">تحائِف</text:p>
      <text:p text:style-name="P1">تحاشا</text:p>
      <text:p text:style-name="P1"><text:soft-page-break/>تحت</text:p>
      <text:p text:style-name="P1">تحرِیر</text:p>
      <text:p text:style-name="P1">تحرِیرہوتی</text:p>
      <text:p text:style-name="P1">تحرِیع</text:p>
      <text:p text:style-name="P1">تحرِیک</text:p>
      <text:p text:style-name="P1">تحسِین</text:p>
      <text:p text:style-name="P1">تحصِیل</text:p>
      <text:p text:style-name="P1">تحفخِیس</text:p>
      <text:p text:style-name="P1">تحفخیِس</text:p>
      <text:p text:style-name="P1">تحفنحِیس</text:p>
      <text:p text:style-name="P1">تحفنیس</text:p>
      <text:p text:style-name="P1">تحفنیِس</text:p>
      <text:p text:style-name="P1">تحفُّظ</text:p>
      <text:p text:style-name="P1">تحقِیر</text:p>
      <text:p text:style-name="P1">تحقِیرکی</text:p>
      <text:p text:style-name="P1">تحقِیرہوتی</text:p>
      <text:p text:style-name="P1">تحقِیق</text:p>
      <text:p text:style-name="P1">تحقِیقات</text:p>
      <text:p text:style-name="P1"><text:soft-page-break/>تحمُّل</text:p>
      <text:p text:style-name="P1">تحن</text:p>
      <text:p text:style-name="P1">تحنیوں</text:p>
      <text:p text:style-name="P1">تحوِیل</text:p>
      <text:p text:style-name="P1">تحُّمل</text:p>
      <text:p text:style-name="P1">تحِقیر</text:p>
      <text:p text:style-name="P1">تحکمونی</text:p>
      <text:p text:style-name="P1">تخت</text:p>
      <text:p text:style-name="P1">تختوں</text:p>
      <text:p text:style-name="P1">تختِ</text:p>
      <text:p text:style-name="P1">تختِیاں</text:p>
      <text:p text:style-name="P1">تختِیوں</text:p>
      <text:p text:style-name="P1">تختہ</text:p>
      <text:p text:style-name="P1">تختی</text:p>
      <text:p text:style-name="P1">تختیوں</text:p>
      <text:p text:style-name="P1">تختے</text:p>
      <text:p text:style-name="P1">تخس</text:p>
      <text:p text:style-name="P1">تخسوں</text:p>
      <text:p text:style-name="P1"><text:soft-page-break/>تخص</text:p>
      <text:p text:style-name="P1">تخصِیص</text:p>
      <text:p text:style-name="P1">تخصِیصی</text:p>
      <text:p text:style-name="P1">تخلِیق</text:p>
      <text:p text:style-name="P1">تخمِیناً</text:p>
      <text:p text:style-name="P1">تخِنّہ</text:p>
      <text:p text:style-name="P1">تخِکُس</text:p>
      <text:p text:style-name="P1">تدابِیر</text:p>
      <text:p text:style-name="P1">تدبِیر</text:p>
      <text:p text:style-name="P1">تدبِیروں</text:p>
      <text:p text:style-name="P1">تدبِیریں</text:p>
      <text:p text:style-name="P1">تدعاؔل</text:p>
      <text:p text:style-name="P1">تدفِین</text:p>
      <text:p text:style-name="P1">تدفین</text:p>
      <text:p text:style-name="P1">تدمُور</text:p>
      <text:p text:style-name="P1">تدّؔیُ</text:p>
      <text:p text:style-name="P1">تدّی</text:p>
      <text:p text:style-name="P1">تذکرہ</text:p>
      <text:p text:style-name="P1"><text:soft-page-break/>تر</text:p>
      <text:p text:style-name="P1">ترا</text:p>
      <text:p text:style-name="P1">ترائی</text:p>
      <text:p text:style-name="P1">ترازُو</text:p>
      <text:p text:style-name="P1">ترازُومیں</text:p>
      <text:p text:style-name="P1">ترازُوٹھِیک</text:p>
      <text:p text:style-name="P1">ترازُوکی</text:p>
      <text:p text:style-name="P1">تراش</text:p>
      <text:p text:style-name="P1">تراشا</text:p>
      <text:p text:style-name="P1">تراشتا</text:p>
      <text:p text:style-name="P1">تراشنے</text:p>
      <text:p text:style-name="P1">تراشو</text:p>
      <text:p text:style-name="P1">تراشوں</text:p>
      <text:p text:style-name="P1">تراشی</text:p>
      <text:p text:style-name="P1">تراشیں</text:p>
      <text:p text:style-name="P1">تراشے</text:p>
      <text:p text:style-name="P1">ترافِیم</text:p>
      <text:p text:style-name="P1">تراوت</text:p>
      <text:p text:style-name="P1"><text:soft-page-break/>تربِیت</text:p>
      <text:p text:style-name="P1">تربِیّت</text:p>
      <text:p text:style-name="P1">تربیت</text:p>
      <text:p text:style-name="P1">ترتان</text:p>
      <text:p text:style-name="P1">ترتِیب</text:p>
      <text:p text:style-name="P1">ترتِیُس</text:p>
      <text:p text:style-name="P1">ترتیب</text:p>
      <text:p text:style-name="P1">ترجمان</text:p>
      <text:p text:style-name="P1">ترجمہ</text:p>
      <text:p text:style-name="P1">ترجِیح</text:p>
      <text:p text:style-name="P1">ترخونیؔتِس</text:p>
      <text:p text:style-name="P1">تردُّد</text:p>
      <text:p text:style-name="P1">تردِید</text:p>
      <text:p text:style-name="P1">تردِیدکرو</text:p>
      <text:p text:style-name="P1">ترس</text:p>
      <text:p text:style-name="P1">ترسان</text:p>
      <text:p text:style-name="P1">ترستی</text:p>
      <text:p text:style-name="P1">ترستے</text:p>
      <text:p text:style-name="P1"><text:soft-page-break/>ترسو</text:p>
      <text:p text:style-name="P1">ترسوں</text:p>
      <text:p text:style-name="P1">ترسُولوں</text:p>
      <text:p text:style-name="P1">ترسِیس</text:p>
      <text:p text:style-name="P1">ترسِیسی</text:p>
      <text:p text:style-name="P1">ترسی</text:p>
      <text:p text:style-name="P1">ترسیں</text:p>
      <text:p text:style-name="P1">ترسےِس</text:p>
      <text:p text:style-name="P1">ترش</text:p>
      <text:p text:style-name="P1">ترشوائے</text:p>
      <text:p text:style-name="P1">ترعاتی</text:p>
      <text:p text:style-name="P1">ترغِیب</text:p>
      <text:p text:style-name="P1">ترقّی</text:p>
      <text:p text:style-name="P1">ترو</text:p>
      <text:p text:style-name="P1">تروآؔس</text:p>
      <text:p text:style-name="P1">تروآس</text:p>
      <text:p text:style-name="P1">ترُفِمُس</text:p>
      <text:p text:style-name="P1">ترُوفوسہ</text:p>
      <text:p text:style-name="P1"><text:soft-page-break/>ترُوفَینہ</text:p>
      <text:p text:style-name="P1">ترِحناؔہ</text:p>
      <text:p text:style-name="P1">ترِپن</text:p>
      <text:p text:style-name="P1">ترِین</text:p>
      <text:p text:style-name="P1">ترپن</text:p>
      <text:p text:style-name="P1">ترک</text:p>
      <text:p text:style-name="P1">ترکارِیوں</text:p>
      <text:p text:style-name="P1">ترکاری</text:p>
      <text:p text:style-name="P1">ترکش</text:p>
      <text:p text:style-name="P1">ترکِیب</text:p>
      <text:p text:style-name="P1">ترکیب</text:p>
      <text:p text:style-name="P1">ترہوں</text:p>
      <text:p text:style-name="P1">تری</text:p>
      <text:p text:style-name="P1">ترین</text:p>
      <text:p text:style-name="P1">تس</text:p>
      <text:p text:style-name="P1">تسخِیر</text:p>
      <text:p text:style-name="P1">تسلُّط</text:p>
      <text:p text:style-name="P1">تسلُّط</text:p>
      <text:p text:style-name="P1"><text:soft-page-break/>تسلّی</text:p>
      <text:p text:style-name="P1">تسمہ</text:p>
      <text:p text:style-name="P1">تسکِین</text:p>
      <text:p text:style-name="P1">تشبِیہ</text:p>
      <text:p text:style-name="P1">تشبِیہات</text:p>
      <text:p text:style-name="P1">تشبیہہ</text:p>
      <text:p text:style-name="P1">تشدُّد</text:p>
      <text:p text:style-name="P1">تشدّد</text:p>
      <text:p text:style-name="P1">تشرِیح</text:p>
      <text:p text:style-name="P1">تشرِیف</text:p>
      <text:p text:style-name="P1">تشنِیع</text:p>
      <text:p text:style-name="P1">تصدِیق</text:p>
      <text:p text:style-name="P1">تصدیق</text:p>
      <text:p text:style-name="P1">تصرف</text:p>
      <text:p text:style-name="P1">تصرُّف</text:p>
      <text:p text:style-name="P1">تصفِیہ</text:p>
      <text:p text:style-name="P1">تصنِیف</text:p>
      <text:p text:style-name="P1">تصوُّر</text:p>
      <text:p text:style-name="P1"><text:soft-page-break/>تصوُّرات</text:p>
      <text:p text:style-name="P1">تصوِیر</text:p>
      <text:p text:style-name="P1">تصوِیریں</text:p>
      <text:p text:style-name="P1">تصوُّر</text:p>
      <text:p text:style-name="P1">تصُّورات</text:p>
      <text:p text:style-name="P1">تعاقُب</text:p>
      <text:p text:style-name="P1">تعالیٰ</text:p>
      <text:p text:style-name="P1">تعالےٰ</text:p>
      <text:p text:style-name="P1">تعبِیر</text:p>
      <text:p text:style-name="P1">تعبِیربتا</text:p>
      <text:p text:style-name="P1">تعبِیرکرتا</text:p>
      <text:p text:style-name="P1">تعبیر</text:p>
      <text:p text:style-name="P1">تعجُّب</text:p>
      <text:p text:style-name="P1">تعجُّب</text:p>
      <text:p text:style-name="P1">تعداد</text:p>
      <text:p text:style-name="P1">تعدادتیرے</text:p>
      <text:p text:style-name="P1">تعدادوں</text:p>
      <text:p text:style-name="P1">تعدادہے</text:p>
      <text:p text:style-name="P1"><text:soft-page-break/>تعرِیف</text:p>
      <text:p text:style-name="P1">تعریف</text:p>
      <text:p text:style-name="P1">تعظِیم</text:p>
      <text:p text:style-name="P1">تعفّن</text:p>
      <text:p text:style-name="P1">تعلُقات</text:p>
      <text:p text:style-name="P1">تعلُّق</text:p>
      <text:p text:style-name="P1">تعلِیم</text:p>
      <text:p text:style-name="P1">تعلِیمات</text:p>
      <text:p text:style-name="P1">تعلیِم</text:p>
      <text:p text:style-name="P1">تعمِیر</text:p>
      <text:p text:style-name="P1">تعمِیرنَو</text:p>
      <text:p text:style-name="P1">تعمِیرنَوکی</text:p>
      <text:p text:style-name="P1">تعمِیرکِئے</text:p>
      <text:p text:style-name="P1">تعمِیرکِیا</text:p>
      <text:p text:style-name="P1">تعمِیل</text:p>
      <text:p text:style-name="P1">تعناک</text:p>
      <text:p text:style-name="P1">تعنک</text:p>
      <text:p text:style-name="P1">تعوِیذ</text:p>
      <text:p text:style-name="P1"><text:soft-page-break/>تعُّجب</text:p>
      <text:p text:style-name="P1">تعِبیر</text:p>
      <text:p text:style-name="P1">تعِینات</text:p>
      <text:p text:style-name="P1">تفاصِیل</text:p>
      <text:p text:style-name="P1">تفتِیش</text:p>
      <text:p text:style-name="P1">تفتیش</text:p>
      <text:p text:style-name="P1">تفرقہ</text:p>
      <text:p text:style-name="P1">تفرقے</text:p>
      <text:p text:style-name="P1">تفرِقہ</text:p>
      <text:p text:style-name="P1">تفرِقے</text:p>
      <text:p text:style-name="P1">تفسِیر</text:p>
      <text:p text:style-name="P1">تفو</text:p>
      <text:p text:style-name="P1">تفُوح</text:p>
      <text:p text:style-name="P1">تفُّو</text:p>
      <text:p text:style-name="P1">تفُّوح</text:p>
      <text:p text:style-name="P1">تقاضا</text:p>
      <text:p text:style-name="P1">تقدُّس</text:p>
      <text:p text:style-name="P1">تقدِیرِ</text:p>
      <text:p text:style-name="P1"><text:soft-page-break/>تقدِیس</text:p>
      <text:p text:style-name="P1">تقدّس</text:p>
      <text:p text:style-name="P1">تقرُّر</text:p>
      <text:p text:style-name="P1">تقرِیباً</text:p>
      <text:p text:style-name="P1">تقرِیر</text:p>
      <text:p text:style-name="P1">تقرِیروں</text:p>
      <text:p text:style-name="P1">تقرّر</text:p>
      <text:p text:style-name="P1">تقریریں</text:p>
      <text:p text:style-name="P1">تقسِیم</text:p>
      <text:p text:style-name="P1">تقسِیموں</text:p>
      <text:p text:style-name="P1">تقسیم</text:p>
      <text:p text:style-name="P1">تقسیِم</text:p>
      <text:p text:style-name="P1">تقصِیر</text:p>
      <text:p text:style-name="P1">تقصِیروں</text:p>
      <text:p text:style-name="P1">تقصِیریں</text:p>
      <text:p text:style-name="P1">تقصیروں</text:p>
      <text:p text:style-name="P1">تقلِید</text:p>
      <text:p text:style-name="P1">تقوعی</text:p>
      <text:p text:style-name="P1"><text:soft-page-break/>تقوِیت</text:p>
      <text:p text:style-name="P1">تقوِیّت</text:p>
      <text:p text:style-name="P1">تقُوؔع</text:p>
      <text:p text:style-name="P1">تقُوع</text:p>
      <text:p text:style-name="P1">تقُوعی</text:p>
      <text:p text:style-name="P1">تقُوعیوں</text:p>
      <text:p text:style-name="P1">تقِیسم</text:p>
      <text:p text:style-name="P1">تقِیل</text:p>
      <text:p text:style-name="P1">تل</text:p>
      <text:p text:style-name="P1">تلا</text:p>
      <text:p text:style-name="P1">تلاح</text:p>
      <text:p text:style-name="P1">تلاش</text:p>
      <text:p text:style-name="P1">تلاشی</text:p>
      <text:p text:style-name="P1">تلاطُم</text:p>
      <text:p text:style-name="P1">تلافی</text:p>
      <text:p text:style-name="P1">تلخ</text:p>
      <text:p text:style-name="P1">تلخی</text:p>
      <text:p text:style-name="P1">تلف</text:p>
      <text:p text:style-name="P1"><text:soft-page-break/>تلفُّظ</text:p>
      <text:p text:style-name="P1">تلفی</text:p>
      <text:p text:style-name="P1">تلقِین</text:p>
      <text:p text:style-name="P1">تلم</text:p>
      <text:p text:style-name="P1">تلمَی</text:p>
      <text:p text:style-name="P1">تلمی</text:p>
      <text:p text:style-name="P1">تلوا</text:p>
      <text:p text:style-name="P1">تلوار</text:p>
      <text:p text:style-name="P1">تلوارسے</text:p>
      <text:p text:style-name="P1">تلوارمُجھے</text:p>
      <text:p text:style-name="P1">تلوارنِکالی</text:p>
      <text:p text:style-name="P1">تلواروں</text:p>
      <text:p text:style-name="P1">تلوارچلوا</text:p>
      <text:p text:style-name="P1">تلوارہے</text:p>
      <text:p text:style-name="P1">تلواریں</text:p>
      <text:p text:style-name="P1">تلووں</text:p>
      <text:p text:style-name="P1">تلوے</text:p>
      <text:p text:style-name="P1">تلچھٹ</text:p>
      <text:p text:style-name="P1"><text:soft-page-break/>تلی</text:p>
      <text:p text:style-name="P1">تلیتا</text:p>
      <text:p text:style-name="P1">تلے</text:p>
      <text:p text:style-name="P1">تم</text:p>
      <text:p text:style-name="P1">تماشا</text:p>
      <text:p text:style-name="P1">تمام</text:p>
      <text:p text:style-name="P1">تمامی</text:p>
      <text:p text:style-name="P1">تمثِیل</text:p>
      <text:p text:style-name="P1">تمثِیلوں</text:p>
      <text:p text:style-name="P1">تمثِیلیں</text:p>
      <text:p text:style-name="P1">تمثیلِیں</text:p>
      <text:p text:style-name="P1">تمثیِلوں</text:p>
      <text:p text:style-name="P1">تمجِید</text:p>
      <text:p text:style-name="P1">تمجِیدکرو</text:p>
      <text:p text:style-name="P1">تمجِیدکرُوں</text:p>
      <text:p text:style-name="P1">تمر</text:p>
      <text:p text:style-name="P1">تمرمیں</text:p>
      <text:p text:style-name="P1">تمسخر</text:p>
      <text:p text:style-name="P1"><text:soft-page-break/>تمسخُر</text:p>
      <text:p text:style-name="P1">تمنا</text:p>
      <text:p text:style-name="P1">تمنّا</text:p>
      <text:p text:style-name="P1">تمنّاصِرف</text:p>
      <text:p text:style-name="P1">تمُّوز</text:p>
      <text:p text:style-name="P1">تمُہارے</text:p>
      <text:p text:style-name="P1">تمِثیل</text:p>
      <text:p text:style-name="P1">تمِجید</text:p>
      <text:p text:style-name="P1">تمِنت</text:p>
      <text:p text:style-name="P1">تمِیز</text:p>
      <text:p text:style-name="P1">تمکنت</text:p>
      <text:p text:style-name="P1">تمہارے</text:p>
      <text:p text:style-name="P1">تمہِید</text:p>
      <text:p text:style-name="P1">تمہید</text:p>
      <text:p text:style-name="P1">تمیز</text:p>
      <text:p text:style-name="P1">تن</text:p>
      <text:p text:style-name="P1">تنازُع</text:p>
      <text:p text:style-name="P1">تناوُل</text:p>
      <text:p text:style-name="P1"><text:soft-page-break/>تنبُو</text:p>
      <text:p text:style-name="P1">تنبِیہ</text:p>
      <text:p text:style-name="P1">تنبِیہہ</text:p>
      <text:p text:style-name="P1">تنبیہ</text:p>
      <text:p text:style-name="P1">تنتے</text:p>
      <text:p text:style-name="P1">تنحُومت</text:p>
      <text:p text:style-name="P1">تنخواہ</text:p>
      <text:p text:style-name="P1">تند</text:p>
      <text:p text:style-name="P1">تندخُو</text:p>
      <text:p text:style-name="P1">تندرُست</text:p>
      <text:p text:style-name="P1">تندرُستوں</text:p>
      <text:p text:style-name="P1">تندرُستی</text:p>
      <text:p text:style-name="P1">تندُرُست</text:p>
      <text:p text:style-name="P1">تنُور</text:p>
      <text:p text:style-name="P1">تنُوروں</text:p>
      <text:p text:style-name="P1">تنگ</text:p>
      <text:p text:style-name="P1">تنگی</text:p>
      <text:p text:style-name="P1">تنہ</text:p>
      <text:p text:style-name="P1"><text:soft-page-break/>تنہا</text:p>
      <text:p text:style-name="P1">تنہائی</text:p>
      <text:p text:style-name="P1">تنے</text:p>
      <text:p text:style-name="P1">تو</text:p>
      <text:p text:style-name="P1">توؔما</text:p>
      <text:p text:style-name="P1">توآج</text:p>
      <text:p text:style-name="P1">توارِیخ</text:p>
      <text:p text:style-name="P1">توارِیخوں</text:p>
      <text:p text:style-name="P1">توارِیخی</text:p>
      <text:p text:style-name="P1">توام</text:p>
      <text:p text:style-name="P1">توانا</text:p>
      <text:p text:style-name="P1">توانائی</text:p>
      <text:p text:style-name="P1">تواَؔم</text:p>
      <text:p text:style-name="P1">تواَیسا</text:p>
      <text:p text:style-name="P1">تواُس</text:p>
      <text:p text:style-name="P1">تواُن</text:p>
      <text:p text:style-name="P1">تواُنہوں</text:p>
      <text:p text:style-name="P1">توأم</text:p>
      <text:p text:style-name="P1"><text:soft-page-break/>توبس</text:p>
      <text:p text:style-name="P1">توبل</text:p>
      <text:p text:style-name="P1">توبلقائِن</text:p>
      <text:p text:style-name="P1">توبِتھراتا</text:p>
      <text:p text:style-name="P1">توبہ</text:p>
      <text:p text:style-name="P1">توتُجھے</text:p>
      <text:p text:style-name="P1">توتُو</text:p>
      <text:p text:style-name="P1">توتھا</text:p>
      <text:p text:style-name="P1">توتیراکیا</text:p>
      <text:p text:style-name="P1">توجو</text:p>
      <text:p text:style-name="P1">توجُّہ</text:p>
      <text:p text:style-name="P1">توجُھوٹ</text:p>
      <text:p text:style-name="P1">توجُھوٹی</text:p>
      <text:p text:style-name="P1">توجُّہ</text:p>
      <text:p text:style-name="P1">توجہُّ</text:p>
      <text:p text:style-name="P1">توحُو</text:p>
      <text:p text:style-name="P1">توخُداوند</text:p>
      <text:p text:style-name="P1">توداؤُد</text:p>
      <text:p text:style-name="P1"><text:soft-page-break/>توسردار</text:p>
      <text:p text:style-name="P1">توشہ</text:p>
      <text:p text:style-name="P1">توعُو</text:p>
      <text:p text:style-name="P1">توعِلم</text:p>
      <text:p text:style-name="P1">توقُّع</text:p>
      <text:p text:style-name="P1">توقُّف</text:p>
      <text:p text:style-name="P1">توقُّف</text:p>
      <text:p text:style-name="P1">توقہت</text:p>
      <text:p text:style-name="P1">تول</text:p>
      <text:p text:style-name="P1">تولا</text:p>
      <text:p text:style-name="P1">تولاد</text:p>
      <text:p text:style-name="P1">تولتے</text:p>
      <text:p text:style-name="P1">تولع</text:p>
      <text:p text:style-name="P1">تولعِیوں</text:p>
      <text:p text:style-name="P1">تولنے</text:p>
      <text:p text:style-name="P1">تولُّد</text:p>
      <text:p text:style-name="P1">تولُّدہُوئے</text:p>
      <text:p text:style-name="P1">تولے</text:p>
      <text:p text:style-name="P1"><text:soft-page-break/>توما</text:p>
      <text:p text:style-name="P1">تومَیں</text:p>
      <text:p text:style-name="P1">تومُجھ</text:p>
      <text:p text:style-name="P1">تومُجھے</text:p>
      <text:p text:style-name="P1">تون</text:p>
      <text:p text:style-name="P1">توند</text:p>
      <text:p text:style-name="P1">تووہ</text:p>
      <text:p text:style-name="P1">توَا</text:p>
      <text:p text:style-name="P1">توُ</text:p>
      <text:p text:style-name="P1">توُّجہ</text:p>
      <text:p text:style-name="P1">توِجُّہ</text:p>
      <text:p text:style-name="P1">توپِھر</text:p>
      <text:p text:style-name="P1">توپہچان</text:p>
      <text:p text:style-name="P1">توڑ</text:p>
      <text:p text:style-name="P1">توڑا</text:p>
      <text:p text:style-name="P1">توڑبِجلی</text:p>
      <text:p text:style-name="P1">توڑتا</text:p>
      <text:p text:style-name="P1">توڑتے</text:p>
      <text:p text:style-name="P1"><text:soft-page-break/>توڑنا</text:p>
      <text:p text:style-name="P1">توڑنے</text:p>
      <text:p text:style-name="P1">توڑو</text:p>
      <text:p text:style-name="P1">توڑُوں</text:p>
      <text:p text:style-name="P1">توڑِیں</text:p>
      <text:p text:style-name="P1">توڑڈالے</text:p>
      <text:p text:style-name="P1">توڑی</text:p>
      <text:p text:style-name="P1">توڑیں</text:p>
      <text:p text:style-name="P1">توڑے</text:p>
      <text:p text:style-name="P1">توکن</text:p>
      <text:p text:style-name="P1">توکُل</text:p>
      <text:p text:style-name="P1">توکُّل</text:p>
      <text:p text:style-name="P1">توکُّل</text:p>
      <text:p text:style-name="P1">توکیا</text:p>
      <text:p text:style-name="P1">توہر</text:p>
      <text:p text:style-name="P1">توہم</text:p>
      <text:p text:style-name="P1">توہِین</text:p>
      <text:p text:style-name="P1">توہیں</text:p>
      <text:p text:style-name="P1"><text:soft-page-break/>تویہ</text:p>
      <text:p text:style-name="P1">توے</text:p>
      <text:p text:style-name="P1">تَحتیم</text:p>
      <text:p text:style-name="P1">تَدفِین</text:p>
      <text:p text:style-name="P1">تَرجُمہ</text:p>
      <text:p text:style-name="P1">تَرسُس</text:p>
      <text:p text:style-name="P1">تَرسِیس</text:p>
      <text:p text:style-name="P1">تَری</text:p>
      <text:p text:style-name="P1">تَسلّی</text:p>
      <text:p text:style-name="P1">تَسموں</text:p>
      <text:p text:style-name="P1">تَسمہ</text:p>
      <text:p text:style-name="P1">تَعجُّب</text:p>
      <text:p text:style-name="P1">تَفرِقہ</text:p>
      <text:p text:style-name="P1">تَفویض</text:p>
      <text:p text:style-name="P1">تَقوِیت</text:p>
      <text:p text:style-name="P1">تَلوار</text:p>
      <text:p text:style-name="P1">تَلُّون</text:p>
      <text:p text:style-name="P1">تَلے</text:p>
      <text:p text:style-name="P1"><text:soft-page-break/>تَن</text:p>
      <text:p text:style-name="P1">تَنبِیہ</text:p>
      <text:p text:style-name="P1">تَو</text:p>
      <text:p text:style-name="P1">تَواَم</text:p>
      <text:p text:style-name="P1">تَوأم</text:p>
      <text:p text:style-name="P1">تَوبھی</text:p>
      <text:p text:style-name="P1">تَوبہ</text:p>
      <text:p text:style-name="P1">تَوجُّہ</text:p>
      <text:p text:style-name="P1">تَورَیت</text:p>
      <text:p text:style-name="P1">تَوصیِف</text:p>
      <text:p text:style-name="P1">تَوفِیق</text:p>
      <text:p text:style-name="P1">تَوفیِق</text:p>
      <text:p text:style-name="P1">تَوہِین</text:p>
      <text:p text:style-name="P1">تَپ</text:p>
      <text:p text:style-name="P1">تَکرار</text:p>
      <text:p text:style-name="P1">تَھیلا</text:p>
      <text:p text:style-name="P1">تَھیلِیاں</text:p>
      <text:p text:style-name="P1">تَھیلِیوں</text:p>
      <text:p text:style-name="P1"><text:soft-page-break/>تَھیلی</text:p>
      <text:p text:style-name="P1">تَھیلے</text:p>
      <text:p text:style-name="P1">تَہ</text:p>
      <text:p text:style-name="P1">تَہہ</text:p>
      <text:p text:style-name="P1">تَیر</text:p>
      <text:p text:style-name="P1">تَیرتا</text:p>
      <text:p text:style-name="P1">تَیرتی</text:p>
      <text:p text:style-name="P1">تَیرتے</text:p>
      <text:p text:style-name="P1">تَیرنے</text:p>
      <text:p text:style-name="P1">تَیسی</text:p>
      <text:p text:style-name="P1">تَیغ</text:p>
      <text:p text:style-name="P1">تَیما</text:p>
      <text:p text:style-name="P1">تَینتالِیس</text:p>
      <text:p text:style-name="P1">تَینتِیس</text:p>
      <text:p text:style-name="P1">تَینتیس</text:p>
      <text:p text:style-name="P1">تُجر</text:p>
      <text:p text:style-name="P1">تُجرمہ</text:p>
      <text:p text:style-name="P1">تُجھ</text:p>
      <text:p text:style-name="P1"><text:soft-page-break/>تُجھی</text:p>
      <text:p text:style-name="P1">تُجھے</text:p>
      <text:p text:style-name="P1">تُحفہ</text:p>
      <text:p text:style-name="P1">تُحفے</text:p>
      <text:p text:style-name="P1">تُخس</text:p>
      <text:p text:style-name="P1">تُخم</text:p>
      <text:p text:style-name="P1">تُخِکس</text:p>
      <text:p text:style-name="P1">تُرش</text:p>
      <text:p text:style-name="P1">تُرشرُو</text:p>
      <text:p text:style-name="P1">تُرنّس</text:p>
      <text:p text:style-name="P1">تُرہِیاں</text:p>
      <text:p text:style-name="P1">تُرہِیوں</text:p>
      <text:p text:style-name="P1">تُرہی</text:p>
      <text:p text:style-name="P1">تُس</text:p>
      <text:p text:style-name="P1">تُلا</text:p>
      <text:p text:style-name="P1">تُلی</text:p>
      <text:p text:style-name="P1">تُلے</text:p>
      <text:p text:style-name="P1">تُم</text:p>
      <text:p text:style-name="P1"><text:soft-page-break/>تُمن</text:p>
      <text:p text:style-name="P1">تُمِّیم</text:p>
      <text:p text:style-name="P1">تُمہا</text:p>
      <text:p text:style-name="P1">تُمہارا</text:p>
      <text:p text:style-name="P1">تُمہارااِنسان</text:p>
      <text:p text:style-name="P1">تُمہاراقلعہ</text:p>
      <text:p text:style-name="P1">تُمہاراکام</text:p>
      <text:p text:style-name="P1">تُمہاری</text:p>
      <text:p text:style-name="P1">تُمہارے</text:p>
      <text:p text:style-name="P1">تُمہیں</text:p>
      <text:p text:style-name="P1">تُمیّم</text:p>
      <text:p text:style-name="P1">تُند</text:p>
      <text:p text:style-name="P1">تُندخُو</text:p>
      <text:p text:style-name="P1">تُندخُوآدمی</text:p>
      <text:p text:style-name="P1">تُندمِزاج</text:p>
      <text:p text:style-name="P1">تُندی</text:p>
      <text:p text:style-name="P1">تُو</text:p>
      <text:p text:style-name="P1">تُوؔن</text:p>
      <text:p text:style-name="P1"><text:soft-page-break/>تُوآپ</text:p>
      <text:p text:style-name="P1">تُواحمق</text:p>
      <text:p text:style-name="P1">تُواُس</text:p>
      <text:p text:style-name="P1">تُواُن</text:p>
      <text:p text:style-name="P1">تُواِنسان</text:p>
      <text:p text:style-name="P1">تُوبل</text:p>
      <text:p text:style-name="P1">تُوبنی</text:p>
      <text:p text:style-name="P1">تُوبڑی</text:p>
      <text:p text:style-name="P1">تُوت</text:p>
      <text:p text:style-name="P1">تُوجا</text:p>
      <text:p text:style-name="P1">تُوجانتا</text:p>
      <text:p text:style-name="P1">تُوجب</text:p>
      <text:p text:style-name="P1">تُوجو</text:p>
      <text:p text:style-name="P1">تُوجِس</text:p>
      <text:p text:style-name="P1">تُوح</text:p>
      <text:p text:style-name="P1">تُوحق</text:p>
      <text:p text:style-name="P1">تُوخالِص</text:p>
      <text:p text:style-name="P1">تُوخُداوند</text:p>
      <text:p text:style-name="P1"><text:soft-page-break/>تُودوں</text:p>
      <text:p text:style-name="P1">تُودِل</text:p>
      <text:p text:style-name="P1">تُودہ</text:p>
      <text:p text:style-name="P1">تُودے</text:p>
      <text:p text:style-name="P1">تُورتھوں</text:p>
      <text:p text:style-name="P1">تُوروپَے</text:p>
      <text:p text:style-name="P1">تُوزمِین</text:p>
      <text:p text:style-name="P1">تُوسیر</text:p>
      <text:p text:style-name="P1">تُوشادی</text:p>
      <text:p text:style-name="P1">تُوصادِق</text:p>
      <text:p text:style-name="P1">تُوصفور</text:p>
      <text:p text:style-name="P1">تُوعدل</text:p>
      <text:p text:style-name="P1">تُوغی</text:p>
      <text:p text:style-name="P1">تُوفت</text:p>
      <text:p text:style-name="P1">تُوما</text:p>
      <text:p text:style-name="P1">تُومضبُوط</text:p>
      <text:p text:style-name="P1">تُومَرجائے</text:p>
      <text:p text:style-name="P1">تُومَلکِ</text:p>
      <text:p text:style-name="P1"><text:soft-page-break/>تُومُجھے</text:p>
      <text:p text:style-name="P1">تُومُنہ</text:p>
      <text:p text:style-name="P1">تُومیرا</text:p>
      <text:p text:style-name="P1">تُومیری</text:p>
      <text:p text:style-name="P1">تُومیرے</text:p>
      <text:p text:style-name="P1">تُون</text:p>
      <text:p text:style-name="P1">تُونہ</text:p>
      <text:p text:style-name="P1">تُونے</text:p>
      <text:p text:style-name="P1">تُوپَیدا</text:p>
      <text:p text:style-name="P1">تُوکَوڑی</text:p>
      <text:p text:style-name="P1">تُوکہے</text:p>
      <text:p text:style-name="P1">تُوں</text:p>
      <text:p text:style-name="P1">تُوہم</text:p>
      <text:p text:style-name="P1">تُوہی</text:p>
      <text:p text:style-name="P1">تُویہ</text:p>
      <text:p text:style-name="P1">تُویہاں</text:p>
      <text:p text:style-name="P1">تُکموں</text:p>
      <text:p text:style-name="P1">تُکمے</text:p>
      <text:p text:style-name="P1"><text:soft-page-break/>تُھوک</text:p>
      <text:p text:style-name="P1">تُھوکا</text:p>
      <text:p text:style-name="P1">تُھوکتے</text:p>
      <text:p text:style-name="P1">تُھوکنے</text:p>
      <text:p text:style-name="P1">تُھوکیں</text:p>
      <text:p text:style-name="P1">تُہمت</text:p>
      <text:p text:style-name="P1">تِبر</text:p>
      <text:p text:style-name="P1">تِبرِؔیُس</text:p>
      <text:p text:style-name="P1">تِبریاؔس</text:p>
      <text:p text:style-name="P1">تِبنی</text:p>
      <text:p text:style-name="P1">تِتربِتر</text:p>
      <text:p text:style-name="P1">تِتّربِتّر</text:p>
      <text:p text:style-name="P1">تِجارت</text:p>
      <text:p text:style-name="P1">تِدعال</text:p>
      <text:p text:style-name="P1">تِرا</text:p>
      <text:p text:style-name="P1">تِراسی</text:p>
      <text:p text:style-name="P1">تِرافِیم</text:p>
      <text:p text:style-name="P1">تِرضاہ</text:p>
      <text:p text:style-name="P1"><text:soft-page-break/>تِرضہ</text:p>
      <text:p text:style-name="P1">تِرطُلُس</text:p>
      <text:p text:style-name="P1">تِرچھا</text:p>
      <text:p text:style-name="P1">تِرچھی</text:p>
      <text:p text:style-name="P1">تِرہا</text:p>
      <text:p text:style-name="P1">تِرہاقہ</text:p>
      <text:p text:style-name="P1">تِس</text:p>
      <text:p text:style-name="P1">تِشبی</text:p>
      <text:p text:style-name="P1">تِفسح</text:p>
      <text:p text:style-name="P1">تِقوہ</text:p>
      <text:p text:style-name="P1">تِلساؔر</text:p>
      <text:p text:style-name="P1">تِلّسار</text:p>
      <text:p text:style-name="P1">تِلگات</text:p>
      <text:p text:style-name="P1">تِلگت</text:p>
      <text:p text:style-name="P1">تِماؔئی</text:p>
      <text:p text:style-name="P1">تِمناتہ</text:p>
      <text:p text:style-name="P1">تِمنت</text:p>
      <text:p text:style-name="P1">تِمنتی</text:p>
      <text:p text:style-name="P1"><text:soft-page-break/>تِمنع</text:p>
      <text:p text:style-name="P1">تِمنَت</text:p>
      <text:p text:style-name="P1">تِمنہ</text:p>
      <text:p text:style-name="P1">تِمیز</text:p>
      <text:p text:style-name="P1">تِنکا</text:p>
      <text:p text:style-name="P1">تِنکے</text:p>
      <text:p text:style-name="P1">تِگلت</text:p>
      <text:p text:style-name="P1">تِھسّلُنِیکے</text:p>
      <text:p text:style-name="P1">تِھسّلُنیکیوں</text:p>
      <text:p text:style-name="P1">تِھیُفِلُس</text:p>
      <text:p text:style-name="P1">تِھیں</text:p>
      <text:p text:style-name="P1">تِہ</text:p>
      <text:p text:style-name="P1">تِہائی</text:p>
      <text:p text:style-name="P1">تِہتّر</text:p>
      <text:p text:style-name="P1">تِہری</text:p>
      <text:p text:style-name="P1">تِہواروں</text:p>
      <text:p text:style-name="P1">تِیئل</text:p>
      <text:p text:style-name="P1">تِیتر</text:p>
      <text:p text:style-name="P1"><text:soft-page-break/>تِیر</text:p>
      <text:p text:style-name="P1">تِیراس</text:p>
      <text:p text:style-name="P1">تِیرانداز</text:p>
      <text:p text:style-name="P1">تِیراندازو</text:p>
      <text:p text:style-name="P1">تِیراندازوں</text:p>
      <text:p text:style-name="P1">تِیروں</text:p>
      <text:p text:style-name="P1">تِیرکار</text:p>
      <text:p text:style-name="P1">تِیرگی</text:p>
      <text:p text:style-name="P1">تِیرہ</text:p>
      <text:p text:style-name="P1">تِیرہیں</text:p>
      <text:p text:style-name="P1">تِیس</text:p>
      <text:p text:style-name="P1">تِیسرا</text:p>
      <text:p text:style-name="P1">تِیسری</text:p>
      <text:p text:style-name="P1">تِیسرے</text:p>
      <text:p text:style-name="P1">تِیسوں</text:p>
      <text:p text:style-name="P1">تِیسویں</text:p>
      <text:p text:style-name="P1">تِیصی</text:p>
      <text:p text:style-name="P1">تِیلون</text:p>
      <text:p text:style-name="P1"><text:soft-page-break/>تِیم</text:p>
      <text:p text:style-name="P1">تِیماؔن</text:p>
      <text:p text:style-name="P1">تِیمان</text:p>
      <text:p text:style-name="P1">تِیموؔن</text:p>
      <text:p text:style-name="P1">تِیمُتِھُیس</text:p>
      <text:p text:style-name="P1">تِیمُتِھیُس</text:p>
      <text:p text:style-name="P1">تِیمُتھِیُس</text:p>
      <text:p text:style-name="P1">تِین</text:p>
      <text:p text:style-name="P1">تِینوں</text:p>
      <text:p text:style-name="P1">تپ</text:p>
      <text:p text:style-name="P1">تپا</text:p>
      <text:p text:style-name="P1">تپاؤُں</text:p>
      <text:p text:style-name="P1">تپائیں</text:p>
      <text:p text:style-name="P1">تپائے</text:p>
      <text:p text:style-name="P1">تپاتی</text:p>
      <text:p text:style-name="P1">تپانا</text:p>
      <text:p text:style-name="P1">تپانے</text:p>
      <text:p text:style-name="P1">تپاون</text:p>
      <text:p text:style-name="P1"><text:soft-page-break/>تپاونوں</text:p>
      <text:p text:style-name="P1">تپایا</text:p>
      <text:p text:style-name="P1">تپش</text:p>
      <text:p text:style-name="P1">تپِ</text:p>
      <text:p text:style-name="P1">تڑپتا</text:p>
      <text:p text:style-name="P1">تڑپتی</text:p>
      <text:p text:style-name="P1">تڑک</text:p>
      <text:p text:style-name="P1">تڑکے</text:p>
      <text:p text:style-name="P1">تک</text:p>
      <text:p text:style-name="P1">تکبُّر</text:p>
      <text:p text:style-name="P1">تکبُّر</text:p>
      <text:p text:style-name="P1">تکتے</text:p>
      <text:p text:style-name="P1">تکرار</text:p>
      <text:p text:style-name="P1">تکراروں</text:p>
      <text:p text:style-name="P1">تکراری</text:p>
      <text:p text:style-name="P1">تکرِیم</text:p>
      <text:p text:style-name="P1">تکفِیر</text:p>
      <text:p text:style-name="P1">تکلُّف</text:p>
      <text:p text:style-name="P1"><text:soft-page-break/>تکلِیف</text:p>
      <text:p text:style-name="P1">تکلِیفوں</text:p>
      <text:p text:style-name="P1">تکلِیفیں</text:p>
      <text:p text:style-name="P1">تکلے</text:p>
      <text:p text:style-name="P1">تکمِیل</text:p>
      <text:p text:style-name="P1">تکُبّر</text:p>
      <text:p text:style-name="P1">تکُوں</text:p>
      <text:p text:style-name="P1">تکِیہ</text:p>
      <text:p text:style-name="P1">تکیہ</text:p>
      <text:p text:style-name="P1">تھا</text:p>
      <text:p text:style-name="P1">تھااُن</text:p>
      <text:p text:style-name="P1">تھاتو</text:p>
      <text:p text:style-name="P1">تھاتیّاری</text:p>
      <text:p text:style-name="P1">تھاجو</text:p>
      <text:p text:style-name="P1">تھاجِس</text:p>
      <text:p text:style-name="P1">تھاجِنہوں</text:p>
      <text:p text:style-name="P1">تھاجہاں</text:p>
      <text:p text:style-name="P1">تھاعزرا</text:p>
      <text:p text:style-name="P1"><text:soft-page-break/>تھال</text:p>
      <text:p text:style-name="P1">تھالا</text:p>
      <text:p text:style-name="P1">تھالِیاں</text:p>
      <text:p text:style-name="P1">تھالی</text:p>
      <text:p text:style-name="P1">تھام</text:p>
      <text:p text:style-name="P1">تھاما</text:p>
      <text:p text:style-name="P1">تھامنے</text:p>
      <text:p text:style-name="P1">تھامَیں</text:p>
      <text:p text:style-name="P1">تھامے</text:p>
      <text:p text:style-name="P1">تھان</text:p>
      <text:p text:style-name="P1">تھاوَیسا</text:p>
      <text:p text:style-name="P1">تھاوہ</text:p>
      <text:p text:style-name="P1">تھاپُوچھا</text:p>
      <text:p text:style-name="P1">تھاکہ</text:p>
      <text:p text:style-name="P1">تھاکہا</text:p>
      <text:p text:style-name="P1">تھاکیونکہ</text:p>
      <text:p text:style-name="P1">تھاہ</text:p>
      <text:p text:style-name="P1">تھایروشلیِم</text:p>
      <text:p text:style-name="P1"><text:soft-page-break/>تھر</text:p>
      <text:p text:style-name="P1">تھراتے</text:p>
      <text:p text:style-name="P1">تھرتھرا</text:p>
      <text:p text:style-name="P1">تھرتھرائیں</text:p>
      <text:p text:style-name="P1">تھرتھرائے</text:p>
      <text:p text:style-name="P1">تھرتھراتی</text:p>
      <text:p text:style-name="P1">تھرتھراتے</text:p>
      <text:p text:style-name="P1">تھرتھرانے</text:p>
      <text:p text:style-name="P1">تھرتھراؤ</text:p>
      <text:p text:style-name="P1">تھرتھراہٹ</text:p>
      <text:p text:style-name="P1">تھرّا</text:p>
      <text:p text:style-name="P1">تھرّاگئے</text:p>
      <text:p text:style-name="P1">تھم</text:p>
      <text:p text:style-name="P1">تھما</text:p>
      <text:p text:style-name="P1">تھمادیتا</text:p>
      <text:p text:style-name="P1">تھمارہا</text:p>
      <text:p text:style-name="P1">تھمتی</text:p>
      <text:p text:style-name="P1">تھمیں</text:p>
      <text:p text:style-name="P1"><text:soft-page-break/>تھوا</text:p>
      <text:p text:style-name="P1">تھواتِیرؔہ</text:p>
      <text:p text:style-name="P1">تھواتیرہ</text:p>
      <text:p text:style-name="P1">تھوڑا</text:p>
      <text:p text:style-name="P1">تھوڑایہاں</text:p>
      <text:p text:style-name="P1">تھوڑوں</text:p>
      <text:p text:style-name="P1">تھوڑی</text:p>
      <text:p text:style-name="P1">تھوڑے</text:p>
      <text:p text:style-name="P1">تھِسّلنُیکے</text:p>
      <text:p text:style-name="P1">تھِسّلنِیکیوں</text:p>
      <text:p text:style-name="P1">تھِسّلُنِیکِیوں</text:p>
      <text:p text:style-name="P1">تھِسّلُنِیکے</text:p>
      <text:p text:style-name="P1">تھِسّلُنیکیوں</text:p>
      <text:p text:style-name="P1">تھِیُفِلُس</text:p>
      <text:p text:style-name="P1">تھِیں</text:p>
      <text:p text:style-name="P1">تھک</text:p>
      <text:p text:style-name="P1">تھکا</text:p>
      <text:p text:style-name="P1">تھکائے</text:p>
      <text:p text:style-name="P1"><text:soft-page-break/>تھکاتا</text:p>
      <text:p text:style-name="P1">تھکاتی</text:p>
      <text:p text:style-name="P1">تھکتا</text:p>
      <text:p text:style-name="P1">تھکی</text:p>
      <text:p text:style-name="P1">تھکیں</text:p>
      <text:p text:style-name="P1">تھکے</text:p>
      <text:p text:style-name="P1">تھی</text:p>
      <text:p text:style-name="P1">تھی:-</text:p>
      <text:p text:style-name="P1">تھیُوداؔس</text:p>
      <text:p text:style-name="P1">تھیں</text:p>
      <text:p text:style-name="P1">تھے</text:p>
      <text:p text:style-name="P1">تہ</text:p>
      <text:p text:style-name="P1">تہائی</text:p>
      <text:p text:style-name="P1">تہتّر</text:p>
      <text:p text:style-name="P1">تہلکہ</text:p>
      <text:p text:style-name="P1">تہِ</text:p>
      <text:p text:style-name="P1">تہہ</text:p>
      <text:p text:style-name="P1">تہی</text:p>
      <text:p text:style-name="P1"><text:soft-page-break/>تہیں</text:p>
      <text:p text:style-name="P1">تی</text:p>
      <text:p text:style-name="P1">تیئِس</text:p>
      <text:p text:style-name="P1">تیئِیس</text:p>
      <text:p text:style-name="P1">تیئِیسوِیں</text:p>
      <text:p text:style-name="P1">تیئِیسویں</text:p>
      <text:p text:style-name="P1">تیئیسویں</text:p>
      <text:p text:style-name="P1">تیاہ</text:p>
      <text:p text:style-name="P1">تیبِض</text:p>
      <text:p text:style-name="P1">تیر</text:p>
      <text:p text:style-name="P1">تیرا</text:p>
      <text:p text:style-name="P1">تیرابِستر</text:p>
      <text:p text:style-name="P1">تیرابڑا</text:p>
      <text:p text:style-name="P1">تیراخزانہ</text:p>
      <text:p text:style-name="P1">تیراسارا</text:p>
      <text:p text:style-name="P1">تیرافِدیہ</text:p>
      <text:p text:style-name="P1">تیراقہر</text:p>
      <text:p text:style-name="P1">تیرانجات</text:p>
      <text:p text:style-name="P1"><text:soft-page-break/>تیراہی</text:p>
      <text:p text:style-name="P1">تیروں</text:p>
      <text:p text:style-name="P1">تیرِ</text:p>
      <text:p text:style-name="P1">تیرھوِیں</text:p>
      <text:p text:style-name="P1">تیرھویں</text:p>
      <text:p text:style-name="P1">تیرہ</text:p>
      <text:p text:style-name="P1">تیرہویں</text:p>
      <text:p text:style-name="P1">تیری</text:p>
      <text:p text:style-name="P1">تیرے</text:p>
      <text:p text:style-name="P1">تیز</text:p>
      <text:p text:style-name="P1">تیزتر</text:p>
      <text:p text:style-name="P1">تیزرَو</text:p>
      <text:p text:style-name="P1">تیزکرُوں</text:p>
      <text:p text:style-name="P1">تیزی</text:p>
      <text:p text:style-name="P1">تیس</text:p>
      <text:p text:style-name="P1">تیسری</text:p>
      <text:p text:style-name="P1">تیسویں</text:p>
      <text:p text:style-name="P1">تیغ</text:p>
      <text:p text:style-name="P1"><text:soft-page-break/>تیل</text:p>
      <text:p text:style-name="P1">تیما</text:p>
      <text:p text:style-name="P1">تیمان</text:p>
      <text:p text:style-name="P1">تیمانی</text:p>
      <text:p text:style-name="P1">تیمانیوں</text:p>
      <text:p text:style-name="P1">تیمنی</text:p>
      <text:p text:style-name="P1">تیمہ</text:p>
      <text:p text:style-name="P1">تین</text:p>
      <text:p text:style-name="P1">تینتالِیس</text:p>
      <text:p text:style-name="P1">تینتِیس</text:p>
      <text:p text:style-name="P1">تیندوے</text:p>
      <text:p text:style-name="P1">تینوں</text:p>
      <text:p text:style-name="P1">تیِمُتھِیُس</text:p>
      <text:p text:style-name="P1">تیِن</text:p>
      <text:p text:style-name="P1">تیّار</text:p>
      <text:p text:style-name="P1">تیّاررہو</text:p>
      <text:p text:style-name="P1">تیّارنہیں</text:p>
      <text:p text:style-name="P1">تیّارکرتی</text:p>
      <text:p text:style-name="P1"><text:soft-page-break/>تیّارکرنے</text:p>
      <text:p text:style-name="P1">تیّارکِیا</text:p>
      <text:p text:style-name="P1">تیّارہیں</text:p>
      <text:p text:style-name="P1">تیّارہے</text:p>
      <text:p text:style-name="P1">تیّاری</text:p>
      <text:p text:style-name="P1">تیّاریاں</text:p>
      <text:p text:style-name="P1">تے</text:p>
      <text:p text:style-name="P1">ثابت</text:p>
      <text:p text:style-name="P1">ثابِت</text:p>
      <text:p text:style-name="P1">ثالِث</text:p>
      <text:p text:style-name="P1">ثانی</text:p>
      <text:p text:style-name="P1">ثبات</text:p>
      <text:p text:style-name="P1">ثباتی</text:p>
      <text:p text:style-name="P1">ثبُوت</text:p>
      <text:p text:style-name="P1">ثبُوتوں</text:p>
      <text:p text:style-name="P1">ثمرہ</text:p>
      <text:p text:style-name="P1">ثمرۂِ</text:p>
      <text:p text:style-name="P1">ثنا</text:p>
      <text:p text:style-name="P1"><text:soft-page-break/>ثناگاؤکیونکہ</text:p>
      <text:p text:style-name="P1">ثواب</text:p>
      <text:p text:style-name="P1">ثُر</text:p>
      <text:p text:style-name="P1">ثُریّا</text:p>
      <text:p text:style-name="P1">ثُمَّ</text:p>
      <text:p text:style-name="P1">ثُمَّ</text:p>
      <text:p text:style-name="P1">جا</text:p>
      <text:p text:style-name="P1">جاؔئیں</text:p>
      <text:p text:style-name="P1">جاؤ</text:p>
      <text:p text:style-name="P1">جاؤُں</text:p>
      <text:p text:style-name="P1">جائز</text:p>
      <text:p text:style-name="P1">جائِز</text:p>
      <text:p text:style-name="P1">جائیداد</text:p>
      <text:p text:style-name="P1">جائیگا</text:p>
      <text:p text:style-name="P1">جائیں</text:p>
      <text:p text:style-name="P1">جائے</text:p>
      <text:p text:style-name="P1">جائے(کیونکہ</text:p>
      <text:p text:style-name="P1">جابجا</text:p>
      <text:p text:style-name="P1"><text:soft-page-break/>جابجامُنقسم</text:p>
      <text:p text:style-name="P1">جابر</text:p>
      <text:p text:style-name="P1">جات</text:p>
      <text:p text:style-name="P1">جاتا</text:p>
      <text:p text:style-name="P1">جاتاہُوں</text:p>
      <text:p text:style-name="P1">جاتِیں</text:p>
      <text:p text:style-name="P1">جاتی</text:p>
      <text:p text:style-name="P1">جاتیہیں</text:p>
      <text:p text:style-name="P1">جاتے</text:p>
      <text:p text:style-name="P1">جاجِن</text:p>
      <text:p text:style-name="P1">جاحم</text:p>
      <text:p text:style-name="P1">جاد</text:p>
      <text:p text:style-name="P1">جادؔی</text:p>
      <text:p text:style-name="P1">جادُو</text:p>
      <text:p text:style-name="P1">جادُوگر</text:p>
      <text:p text:style-name="P1">جادُوگرنی</text:p>
      <text:p text:style-name="P1">جادُوگروں</text:p>
      <text:p text:style-name="P1">جادُوگرِیاں</text:p>
      <text:p text:style-name="P1"><text:soft-page-break/>جادُوگری</text:p>
      <text:p text:style-name="P1">جادِر</text:p>
      <text:p text:style-name="P1">جارہا</text:p>
      <text:p text:style-name="P1">جاری</text:p>
      <text:p text:style-name="P1">جاریب</text:p>
      <text:p text:style-name="P1">جازِز</text:p>
      <text:p text:style-name="P1">جاسُوس</text:p>
      <text:p text:style-name="P1">جاسُوسوں</text:p>
      <text:p text:style-name="P1">جاسُوسی</text:p>
      <text:p text:style-name="P1">جاسکتے</text:p>
      <text:p text:style-name="P1">جال</text:p>
      <text:p text:style-name="P1">جالا</text:p>
      <text:p text:style-name="P1">جالوں</text:p>
      <text:p text:style-name="P1">جالُوں</text:p>
      <text:p text:style-name="P1">جالِیاں</text:p>
      <text:p text:style-name="P1">جالِیوں</text:p>
      <text:p text:style-name="P1">جالی</text:p>
      <text:p text:style-name="P1">جالیوں</text:p>
      <text:p text:style-name="P1"><text:soft-page-break/>جالے</text:p>
      <text:p text:style-name="P1">جام</text:p>
      <text:p text:style-name="P1">جامِلی</text:p>
      <text:p text:style-name="P1">جامہ</text:p>
      <text:p text:style-name="P1">جامے</text:p>
      <text:p text:style-name="P1">جان</text:p>
      <text:p text:style-name="P1">جانا</text:p>
      <text:p text:style-name="P1">جانابھی</text:p>
      <text:p text:style-name="P1">جانانہ</text:p>
      <text:p text:style-name="P1">جاناپس</text:p>
      <text:p text:style-name="P1">جاناکہ</text:p>
      <text:p text:style-name="P1">جانب</text:p>
      <text:p text:style-name="P1">جانتا</text:p>
      <text:p text:style-name="P1">جانتاکہ</text:p>
      <text:p text:style-name="P1">جانتِیں</text:p>
      <text:p text:style-name="P1">جانتی</text:p>
      <text:p text:style-name="P1">جانتے</text:p>
      <text:p text:style-name="P1">جاندار</text:p>
      <text:p text:style-name="P1"><text:soft-page-break/>جانداروں</text:p>
      <text:p text:style-name="P1">جانشِین</text:p>
      <text:p text:style-name="P1">جانشین</text:p>
      <text:p text:style-name="P1">جانشیِن</text:p>
      <text:p text:style-name="P1">جانفزاہے</text:p>
      <text:p text:style-name="P1">جانفشانی</text:p>
      <text:p text:style-name="P1">جاننا</text:p>
      <text:p text:style-name="P1">جانناجِنہیں</text:p>
      <text:p text:style-name="P1">جانناکیونکہ</text:p>
      <text:p text:style-name="P1">جاننے</text:p>
      <text:p text:style-name="P1">جانو</text:p>
      <text:p text:style-name="P1">جانور</text:p>
      <text:p text:style-name="P1">جانورسوختنی</text:p>
      <text:p text:style-name="P1">جانورو</text:p>
      <text:p text:style-name="P1">جانوروں</text:p>
      <text:p text:style-name="P1">جانوکہ</text:p>
      <text:p text:style-name="P1">جانوں</text:p>
      <text:p text:style-name="P1">جانُور</text:p>
      <text:p text:style-name="P1"><text:soft-page-break/>جانُوں</text:p>
      <text:p text:style-name="P1">جانِب</text:p>
      <text:p text:style-name="P1">جانچ</text:p>
      <text:p text:style-name="P1">جانچا</text:p>
      <text:p text:style-name="P1">جانچتا</text:p>
      <text:p text:style-name="P1">جانچتے</text:p>
      <text:p text:style-name="P1">جانچنے</text:p>
      <text:p text:style-name="P1">جانچو</text:p>
      <text:p text:style-name="P1">جانچیں</text:p>
      <text:p text:style-name="P1">جانچے</text:p>
      <text:p text:style-name="P1">جانکاہی</text:p>
      <text:p text:style-name="P1">جانکنی</text:p>
      <text:p text:style-name="P1">جانی</text:p>
      <text:p text:style-name="P1">جانیں</text:p>
      <text:p text:style-name="P1">جانے</text:p>
      <text:p text:style-name="P1">جاوِدانی</text:p>
      <text:p text:style-name="P1">جاؤ</text:p>
      <text:p text:style-name="P1">جاؤُنگا</text:p>
      <text:p text:style-name="P1"><text:soft-page-break/>جاؤُں</text:p>
      <text:p text:style-name="P1">جاؤکہ</text:p>
      <text:p text:style-name="P1">جاؤں</text:p>
      <text:p text:style-name="P1">جاڑا</text:p>
      <text:p text:style-name="P1">جاڑوں</text:p>
      <text:p text:style-name="P1">جاڑے</text:p>
      <text:p text:style-name="P1">جاکر</text:p>
      <text:p text:style-name="P1">جاگ</text:p>
      <text:p text:style-name="P1">جاگا</text:p>
      <text:p text:style-name="P1">جاگتا</text:p>
      <text:p text:style-name="P1">جاگتے</text:p>
      <text:p text:style-name="P1">جاگنا</text:p>
      <text:p text:style-name="P1">جاگو</text:p>
      <text:p text:style-name="P1">جاگوں</text:p>
      <text:p text:style-name="P1">جاگُزِین</text:p>
      <text:p text:style-name="P1">جاگِیر</text:p>
      <text:p text:style-name="P1">جاگے</text:p>
      <text:p text:style-name="P1">جاں</text:p>
      <text:p text:style-name="P1"><text:soft-page-break/>جاہ</text:p>
      <text:p text:style-name="P1">جاہِل</text:p>
      <text:p text:style-name="P1">جایا</text:p>
      <text:p text:style-name="P1">جایدادیں</text:p>
      <text:p text:style-name="P1">جایِ</text:p>
      <text:p text:style-name="P1">جاے</text:p>
      <text:p text:style-name="P1">جب</text:p>
      <text:p text:style-name="P1">جبر</text:p>
      <text:p text:style-name="P1">جبراؔئیل</text:p>
      <text:p text:style-name="P1">جبرائیل</text:p>
      <text:p text:style-name="P1">جبراً</text:p>
      <text:p text:style-name="P1">جبرراما</text:p>
      <text:p text:style-name="P1">جبعُون</text:p>
      <text:p text:style-name="P1">جبعُونی</text:p>
      <text:p text:style-name="P1">جبل</text:p>
      <text:p text:style-name="P1">جبلِیوں</text:p>
      <text:p text:style-name="P1">جبلیوں</text:p>
      <text:p text:style-name="P1">جبِع</text:p>
      <text:p text:style-name="P1"><text:soft-page-break/>جبِیم</text:p>
      <text:p text:style-name="P1">جبِین</text:p>
      <text:p text:style-name="P1">جبّار</text:p>
      <text:p text:style-name="P1">جبّاروں</text:p>
      <text:p text:style-name="P1">جبّی</text:p>
      <text:p text:style-name="P1">جبڑا</text:p>
      <text:p text:style-name="P1">جبڑوں</text:p>
      <text:p text:style-name="P1">جبڑے</text:p>
      <text:p text:style-name="P1">جبکہ</text:p>
      <text:p text:style-name="P1">جتا</text:p>
      <text:p text:style-name="P1">جتائے</text:p>
      <text:p text:style-name="P1">جتاتا</text:p>
      <text:p text:style-name="P1">جتاتے</text:p>
      <text:p text:style-name="P1">جتانا</text:p>
      <text:p text:style-name="P1">جتاؤ</text:p>
      <text:p text:style-name="P1">جتاؤُں</text:p>
      <text:p text:style-name="P1">جتایا</text:p>
      <text:p text:style-name="P1">جتر</text:p>
      <text:p text:style-name="P1"><text:soft-page-break/>جتِّیم</text:p>
      <text:p text:style-name="P1">جتھا</text:p>
      <text:p text:style-name="P1">جتھوں</text:p>
      <text:p text:style-name="P1">جتھے</text:p>
      <text:p text:style-name="P1">جتہ</text:p>
      <text:p text:style-name="P1">جحار</text:p>
      <text:p text:style-name="P1">جحر</text:p>
      <text:p text:style-name="P1">جد</text:p>
      <text:p text:style-name="P1">جدؔی</text:p>
      <text:p text:style-name="P1">جدا</text:p>
      <text:p text:style-name="P1">جدتک</text:p>
      <text:p text:style-name="P1">جدر</text:p>
      <text:p text:style-name="P1">جدری</text:p>
      <text:p text:style-name="P1">جدسے</text:p>
      <text:p text:style-name="P1">جدعُونی</text:p>
      <text:p text:style-name="P1">جدل</text:p>
      <text:p text:style-name="P1">جدلیاؔہ</text:p>
      <text:p text:style-name="P1">جدلیاہ</text:p>
      <text:p text:style-name="P1"><text:soft-page-break/>جدنے</text:p>
      <text:p text:style-name="P1">جدور</text:p>
      <text:p text:style-name="P1">جدَلیاؔہ</text:p>
      <text:p text:style-name="P1">جدُور</text:p>
      <text:p text:style-name="P1">جدُوری</text:p>
      <text:p text:style-name="P1">جدِلیاؔہ</text:p>
      <text:p text:style-name="P1">جدِّیل</text:p>
      <text:p text:style-name="P1">جدِّیوں</text:p>
      <text:p text:style-name="P1">جدِیدؔہ</text:p>
      <text:p text:style-name="P1">جدِیراتی</text:p>
      <text:p text:style-name="P1">جدِیروؔت</text:p>
      <text:p text:style-name="P1">جدّ</text:p>
      <text:p text:style-name="P1">جدّؔی</text:p>
      <text:p text:style-name="P1">جدّہ</text:p>
      <text:p text:style-name="P1">جدّی</text:p>
      <text:p text:style-name="P1">جدّیوں</text:p>
      <text:p text:style-name="P1">جدی</text:p>
      <text:p text:style-name="P1">جدیرتِیم</text:p>
      <text:p text:style-name="P1"><text:soft-page-break/>جذب</text:p>
      <text:p text:style-name="P1">جذبہِ</text:p>
      <text:p text:style-name="P1">جرائم</text:p>
      <text:p text:style-name="P1">جرار</text:p>
      <text:p text:style-name="P1">جرجاسِیوں</text:p>
      <text:p text:style-name="P1">جرجاسیوں</text:p>
      <text:p text:style-name="P1">جرمی</text:p>
      <text:p text:style-name="P1">جرِیب</text:p>
      <text:p text:style-name="P1">جریان</text:p>
      <text:p text:style-name="P1">جریانِ</text:p>
      <text:p text:style-name="P1">جریب</text:p>
      <text:p text:style-name="P1">جزا</text:p>
      <text:p text:style-name="P1">جزائرِ</text:p>
      <text:p text:style-name="P1">جزر</text:p>
      <text:p text:style-name="P1">جزریوں</text:p>
      <text:p text:style-name="P1">جزُونی</text:p>
      <text:p text:style-name="P1">جزِیرو</text:p>
      <text:p text:style-name="P1">جزِیروں</text:p>
      <text:p text:style-name="P1"><text:soft-page-break/>جزِیرہ</text:p>
      <text:p text:style-name="P1">جزِیرے</text:p>
      <text:p text:style-name="P1">جزّام</text:p>
      <text:p text:style-name="P1">جزیرو</text:p>
      <text:p text:style-name="P1">جزیروں</text:p>
      <text:p text:style-name="P1">جس</text:p>
      <text:p text:style-name="P1">جسام</text:p>
      <text:p text:style-name="P1">جسُور</text:p>
      <text:p text:style-name="P1">جسُورِیوں</text:p>
      <text:p text:style-name="P1">جسُوری</text:p>
      <text:p text:style-name="P1">جسُوریوں</text:p>
      <text:p text:style-name="P1">جسِیم</text:p>
      <text:p text:style-name="P1">جسِے</text:p>
      <text:p text:style-name="P1">جشم</text:p>
      <text:p text:style-name="P1">جشمُو</text:p>
      <text:p text:style-name="P1">جشن</text:p>
      <text:p text:style-name="P1">جشنوں</text:p>
      <text:p text:style-name="P1">جعتاؔم</text:p>
      <text:p text:style-name="P1"><text:soft-page-break/>جعتام</text:p>
      <text:p text:style-name="P1">جعس</text:p>
      <text:p text:style-name="P1">جعل</text:p>
      <text:p text:style-name="P1">جل</text:p>
      <text:p text:style-name="P1">جلا</text:p>
      <text:p text:style-name="P1">جلائِیں</text:p>
      <text:p text:style-name="P1">جلائی</text:p>
      <text:p text:style-name="P1">جلائیں</text:p>
      <text:p text:style-name="P1">جلائے</text:p>
      <text:p text:style-name="P1">جلاتا</text:p>
      <text:p text:style-name="P1">جلاتی</text:p>
      <text:p text:style-name="P1">جلاتے</text:p>
      <text:p text:style-name="P1">جلال</text:p>
      <text:p text:style-name="P1">جلالی</text:p>
      <text:p text:style-name="P1">جلانا</text:p>
      <text:p text:style-name="P1">جلانے</text:p>
      <text:p text:style-name="P1">جلاوطن</text:p>
      <text:p text:style-name="P1">جلاوطنوں</text:p>
      <text:p text:style-name="P1"><text:soft-page-break/>جلاوطنی</text:p>
      <text:p text:style-name="P1">جلاؤ</text:p>
      <text:p text:style-name="P1">جلاؤُں</text:p>
      <text:p text:style-name="P1">جلاّدوں</text:p>
      <text:p text:style-name="P1">جلایا</text:p>
      <text:p text:style-name="P1">جلایاجب</text:p>
      <text:p text:style-name="P1">جلبو</text:p>
      <text:p text:style-name="P1">جلتا</text:p>
      <text:p text:style-name="P1">جلتی</text:p>
      <text:p text:style-name="P1">جلتے</text:p>
      <text:p text:style-name="P1">جلد</text:p>
      <text:p text:style-name="P1">جلدباز</text:p>
      <text:p text:style-name="P1">جلدبازی</text:p>
      <text:p text:style-name="P1">جلدی</text:p>
      <text:p text:style-name="P1">جلعاد</text:p>
      <text:p text:style-name="P1">جلن</text:p>
      <text:p text:style-name="P1">جلندر</text:p>
      <text:p text:style-name="P1">جلنے</text:p>
      <text:p text:style-name="P1"><text:soft-page-break/>جلوداروں</text:p>
      <text:p text:style-name="P1">جلونی</text:p>
      <text:p text:style-name="P1">جلوہ</text:p>
      <text:p text:style-name="P1">جلوۂِ</text:p>
      <text:p text:style-name="P1">جلَو</text:p>
      <text:p text:style-name="P1">جلَوداروں</text:p>
      <text:p text:style-name="P1">جلُوس</text:p>
      <text:p text:style-name="P1">جلِّیم</text:p>
      <text:p text:style-name="P1">جلِیل</text:p>
      <text:p text:style-name="P1">جلِیلوت</text:p>
      <text:p text:style-name="P1">جلِیلُ</text:p>
      <text:p text:style-name="P1">جلّیمی</text:p>
      <text:p text:style-name="P1">جلی</text:p>
      <text:p text:style-name="P1">جلیں</text:p>
      <text:p text:style-name="P1">جلے</text:p>
      <text:p text:style-name="P1">جم</text:p>
      <text:p text:style-name="P1">جما</text:p>
      <text:p text:style-name="P1">جمائے</text:p>
      <text:p text:style-name="P1"><text:soft-page-break/>جماتا</text:p>
      <text:p text:style-name="P1">جماع</text:p>
      <text:p text:style-name="P1">جماعت</text:p>
      <text:p text:style-name="P1">جماعتوں</text:p>
      <text:p text:style-name="P1">جماعِت</text:p>
      <text:p text:style-name="P1">جمال</text:p>
      <text:p text:style-name="P1">جماؤُں</text:p>
      <text:p text:style-name="P1">جمایا</text:p>
      <text:p text:style-name="P1">جمر</text:p>
      <text:p text:style-name="P1">جمریاؔہ</text:p>
      <text:p text:style-name="P1">جمع</text:p>
      <text:p text:style-name="P1">جمعدار</text:p>
      <text:p text:style-name="P1">جمعِیت</text:p>
      <text:p text:style-name="P1">جمعِیّت</text:p>
      <text:p text:style-name="P1">جمعِیّتِ</text:p>
      <text:p text:style-name="P1">جمعی</text:p>
      <text:p text:style-name="P1">جمعیّت</text:p>
      <text:p text:style-name="P1">جملّی</text:p>
      <text:p text:style-name="P1"><text:soft-page-break/>جملی</text:p>
      <text:p text:style-name="P1">جمنے</text:p>
      <text:p text:style-name="P1">جمُر</text:p>
      <text:p text:style-name="P1">جمُوؔل</text:p>
      <text:p text:style-name="P1">جمُول</text:p>
      <text:p text:style-name="P1">جمِیلہ</text:p>
      <text:p text:style-name="P1">جمی</text:p>
      <text:p text:style-name="P1">جمیِلہ</text:p>
      <text:p text:style-name="P1">جمے</text:p>
      <text:p text:style-name="P1">جن</text:p>
      <text:p text:style-name="P1">جناب</text:p>
      <text:p text:style-name="P1">جنازہ</text:p>
      <text:p text:style-name="P1">جناؤ</text:p>
      <text:p text:style-name="P1">جنتی</text:p>
      <text:p text:style-name="P1">جنجال</text:p>
      <text:p text:style-name="P1">جنم</text:p>
      <text:p text:style-name="P1">جننے</text:p>
      <text:p text:style-name="P1">جنُو</text:p>
      <text:p text:style-name="P1"><text:soft-page-break/>جنُوب</text:p>
      <text:p text:style-name="P1">جنُوبت</text:p>
      <text:p text:style-name="P1">جنُوبی</text:p>
      <text:p text:style-name="P1">جنُون</text:p>
      <text:p text:style-name="P1">جنِّیم</text:p>
      <text:p text:style-name="P1">جنِگل</text:p>
      <text:p text:style-name="P1">جنِیّم</text:p>
      <text:p text:style-name="P1">جنّتو</text:p>
      <text:p text:style-name="P1">جنّتوؔن</text:p>
      <text:p text:style-name="P1">جنگ</text:p>
      <text:p text:style-name="P1">جنگجُو</text:p>
      <text:p text:style-name="P1">جنگل</text:p>
      <text:p text:style-name="P1">جنگلوں</text:p>
      <text:p text:style-name="P1">جنگلی</text:p>
      <text:p text:style-name="P1">جنگی</text:p>
      <text:p text:style-name="P1">جنہوں</text:p>
      <text:p text:style-name="P1">جنہیں</text:p>
      <text:p text:style-name="P1">جنی</text:p>
      <text:p text:style-name="P1"><text:soft-page-break/>جنیِّم</text:p>
      <text:p text:style-name="P1">جنے</text:p>
      <text:p text:style-name="P1">جو</text:p>
      <text:p text:style-name="P1">جوآ</text:p>
      <text:p text:style-name="P1">جوآسمان</text:p>
      <text:p text:style-name="P1">جوآشر</text:p>
      <text:p text:style-name="P1">جوئِیم</text:p>
      <text:p text:style-name="P1">جوئی</text:p>
      <text:p text:style-name="P1">جوئیم</text:p>
      <text:p text:style-name="P1">جوئے</text:p>
      <text:p text:style-name="P1">جوا</text:p>
      <text:p text:style-name="P1">جواب</text:p>
      <text:p text:style-name="P1">جوابوں</text:p>
      <text:p text:style-name="P1">جوابِ</text:p>
      <text:p text:style-name="P1">جوابی</text:p>
      <text:p text:style-name="P1">جوان</text:p>
      <text:p text:style-name="P1">جوانو</text:p>
      <text:p text:style-name="P1">جوانوں</text:p>
      <text:p text:style-name="P1"><text:soft-page-break/>جوانی</text:p>
      <text:p text:style-name="P1">جواُس</text:p>
      <text:p text:style-name="P1">جواُسی</text:p>
      <text:p text:style-name="P1">جواِشکار</text:p>
      <text:p text:style-name="P1">جواپنے</text:p>
      <text:p text:style-name="P1">جواں</text:p>
      <text:p text:style-name="P1">جواہراِسراؔئیل</text:p>
      <text:p text:style-name="P1">جواہِر</text:p>
      <text:p text:style-name="P1">جواہِراوفِیر</text:p>
      <text:p text:style-name="P1">جواہِرجڑنا</text:p>
      <text:p text:style-name="P1">جواہِرجڑے</text:p>
      <text:p text:style-name="P1">جواہِرسے</text:p>
      <text:p text:style-name="P1">جوبادلوں</text:p>
      <text:p text:style-name="P1">جوبَیت</text:p>
      <text:p text:style-name="P1">جوبُہتوں</text:p>
      <text:p text:style-name="P1">جوبِیج</text:p>
      <text:p text:style-name="P1">جوبے</text:p>
      <text:p text:style-name="P1">جوت</text:p>
      <text:p text:style-name="P1"><text:soft-page-break/>جوتا</text:p>
      <text:p text:style-name="P1">جوتاکِستان</text:p>
      <text:p text:style-name="P1">جوتتا</text:p>
      <text:p text:style-name="P1">جوتتے</text:p>
      <text:p text:style-name="P1">جوتنا</text:p>
      <text:p text:style-name="P1">جوتنے</text:p>
      <text:p text:style-name="P1">جوتو</text:p>
      <text:p text:style-name="P1">جوتُجھے</text:p>
      <text:p text:style-name="P1">جوتُمہارے</text:p>
      <text:p text:style-name="P1">جوتُو</text:p>
      <text:p text:style-name="P1">جوتی</text:p>
      <text:p text:style-name="P1">جوتے</text:p>
      <text:p text:style-name="P1">جوج</text:p>
      <text:p text:style-name="P1">جوجُھوٹ</text:p>
      <text:p text:style-name="P1">جوحِصّے</text:p>
      <text:p text:style-name="P1">جوحِکمت</text:p>
      <text:p text:style-name="P1">جوخرِستُس</text:p>
      <text:p text:style-name="P1">جوخُدا</text:p>
      <text:p text:style-name="P1"><text:soft-page-break/>جوخُداوند</text:p>
      <text:p text:style-name="P1">جوخِلقت</text:p>
      <text:p text:style-name="P1">جود</text:p>
      <text:p text:style-name="P1">جودان</text:p>
      <text:p text:style-name="P1">جودریا</text:p>
      <text:p text:style-name="P1">جوربُّ</text:p>
      <text:p text:style-name="P1">جوزبُولُون</text:p>
      <text:p text:style-name="P1">جوزِندگی</text:p>
      <text:p text:style-name="P1">جوزِندہ</text:p>
      <text:p text:style-name="P1">جوسبت</text:p>
      <text:p text:style-name="P1">جوسمُندر</text:p>
      <text:p text:style-name="P1">جوسِکم</text:p>
      <text:p text:style-name="P1">جوش</text:p>
      <text:p text:style-name="P1">جوشعیر</text:p>
      <text:p text:style-name="P1">جوشمعُون</text:p>
      <text:p text:style-name="P1">جوشِ</text:p>
      <text:p text:style-name="P1">جوصندُوق</text:p>
      <text:p text:style-name="P1">جوصُبح</text:p>
      <text:p text:style-name="P1"><text:soft-page-break/>جوعا</text:p>
      <text:p text:style-name="P1">جوعمُّونی</text:p>
      <text:p text:style-name="P1">جوفرِیسی</text:p>
      <text:p text:style-name="P1">جول</text:p>
      <text:p text:style-name="P1">جولاؔن</text:p>
      <text:p text:style-name="P1">جولان</text:p>
      <text:p text:style-name="P1">جولاہے</text:p>
      <text:p text:style-name="P1">جولوگ</text:p>
      <text:p text:style-name="P1">جولیت</text:p>
      <text:p text:style-name="P1">جوموآؔب</text:p>
      <text:p text:style-name="P1">جومَرد</text:p>
      <text:p text:style-name="P1">جومَردِ</text:p>
      <text:p text:style-name="P1">جومَوجُود</text:p>
      <text:p text:style-name="P1">جومَیدان</text:p>
      <text:p text:style-name="P1">جومَیدانوں</text:p>
      <text:p text:style-name="P1">جومَیں</text:p>
      <text:p text:style-name="P1">جومُجھ</text:p>
      <text:p text:style-name="P1">جومُجھے</text:p>
      <text:p text:style-name="P1"><text:soft-page-break/>جومِسکِینوں</text:p>
      <text:p text:style-name="P1">جومیری</text:p>
      <text:p text:style-name="P1">جومیرے</text:p>
      <text:p text:style-name="P1">جونشیب</text:p>
      <text:p text:style-name="P1">جونفتالی</text:p>
      <text:p text:style-name="P1">جونومُرِید</text:p>
      <text:p text:style-name="P1">جونک</text:p>
      <text:p text:style-name="P1">جوُج</text:p>
      <text:p text:style-name="P1">جوپانی</text:p>
      <text:p text:style-name="P1">جوپُر</text:p>
      <text:p text:style-name="P1">جوپہاڑ</text:p>
      <text:p text:style-name="P1">جوپہلے</text:p>
      <text:p text:style-name="P1">جوڑ</text:p>
      <text:p text:style-name="P1">جوڑا</text:p>
      <text:p text:style-name="P1">جوڑاپہنے</text:p>
      <text:p text:style-name="P1">جوڑنے</text:p>
      <text:p text:style-name="P1">جوڑوں</text:p>
      <text:p text:style-name="P1">جوڑی</text:p>
      <text:p text:style-name="P1"><text:soft-page-break/>جوڑیں</text:p>
      <text:p text:style-name="P1">جوڑے</text:p>
      <text:p text:style-name="P1">جوکرتا</text:p>
      <text:p text:style-name="P1">جوکوئی</text:p>
      <text:p text:style-name="P1">جوکُتّے</text:p>
      <text:p text:style-name="P1">جوکُچھ</text:p>
      <text:p text:style-name="P1">جوکِسی</text:p>
      <text:p text:style-name="P1">جوکچھ</text:p>
      <text:p text:style-name="P1">جوکھوں</text:p>
      <text:p text:style-name="P1">جوگِرایا</text:p>
      <text:p text:style-name="P1">جوہر</text:p>
      <text:p text:style-name="P1">جوہمارے</text:p>
      <text:p text:style-name="P1">جوہِلایا</text:p>
      <text:p text:style-name="P1">جویان</text:p>
      <text:p text:style-name="P1">جویروشلیِم</text:p>
      <text:p text:style-name="P1">جَتھّوں</text:p>
      <text:p text:style-name="P1">جَدلیاہ</text:p>
      <text:p text:style-name="P1">جَرح</text:p>
      <text:p text:style-name="P1"><text:soft-page-break/>جَل</text:p>
      <text:p text:style-name="P1">جَلاوطن</text:p>
      <text:p text:style-name="P1">جَلاوطنی</text:p>
      <text:p text:style-name="P1">جَلایا</text:p>
      <text:p text:style-name="P1">جَلتا</text:p>
      <text:p text:style-name="P1">جَلتی</text:p>
      <text:p text:style-name="P1">جَلتے</text:p>
      <text:p text:style-name="P1">جَلد</text:p>
      <text:p text:style-name="P1">جَلنے</text:p>
      <text:p text:style-name="P1">جَلیں</text:p>
      <text:p text:style-name="P1">جَملی</text:p>
      <text:p text:style-name="P1">جَن</text:p>
      <text:p text:style-name="P1">جَنم</text:p>
      <text:p text:style-name="P1">جَننے</text:p>
      <text:p text:style-name="P1">جَو</text:p>
      <text:p text:style-name="P1">جَوتا</text:p>
      <text:p text:style-name="P1">جَوزاؔن</text:p>
      <text:p text:style-name="P1">جَوزان</text:p>
      <text:p text:style-name="P1"><text:soft-page-break/>جَوشن</text:p>
      <text:p text:style-name="P1">جَوہر</text:p>
      <text:p text:style-name="P1">جَڑ</text:p>
      <text:p text:style-name="P1">جَھانجھ</text:p>
      <text:p text:style-name="P1">جَھونپٹروں</text:p>
      <text:p text:style-name="P1">جَھونپڑوں</text:p>
      <text:p text:style-name="P1">جَھونپڑی</text:p>
      <text:p text:style-name="P1">جَھونکی</text:p>
      <text:p text:style-name="P1">جَھپٹے</text:p>
      <text:p text:style-name="P1">جَھڑ</text:p>
      <text:p text:style-name="P1">جَھڑن</text:p>
      <text:p text:style-name="P1">جَیر</text:p>
      <text:p text:style-name="P1">جَیرسون</text:p>
      <text:p text:style-name="P1">جَیرسونیوں</text:p>
      <text:p text:style-name="P1">جَیسا</text:p>
      <text:p text:style-name="P1">جَیساتُو</text:p>
      <text:p text:style-name="P1">جَیسازَیتُون</text:p>
      <text:p text:style-name="P1">جَیسالَونڈی</text:p>
      <text:p text:style-name="P1"><text:soft-page-break/>جَیسامَردِ</text:p>
      <text:p text:style-name="P1">جَیسامَیں</text:p>
      <text:p text:style-name="P1">جَیسانہ</text:p>
      <text:p text:style-name="P1">جَیساپتّھر</text:p>
      <text:p text:style-name="P1">جَیساکہ</text:p>
      <text:p text:style-name="P1">جَیسی</text:p>
      <text:p text:style-name="P1">جَیسے</text:p>
      <text:p text:style-name="P1">جُبّہ</text:p>
      <text:p text:style-name="P1">جُبّے</text:p>
      <text:p text:style-name="P1">جُتو</text:p>
      <text:p text:style-name="P1">جُتوائے</text:p>
      <text:p text:style-name="P1">جُتے</text:p>
      <text:p text:style-name="P1">جُد</text:p>
      <text:p text:style-name="P1">جُدا</text:p>
      <text:p text:style-name="P1">جُدائی</text:p>
      <text:p text:style-name="P1">جُدائیاں</text:p>
      <text:p text:style-name="P1">جُدانہ</text:p>
      <text:p text:style-name="P1">جُداکِئے</text:p>
      <text:p text:style-name="P1"><text:soft-page-break/>جُداکِیا</text:p>
      <text:p text:style-name="P1">جُرأت</text:p>
      <text:p text:style-name="P1">جُرم</text:p>
      <text:p text:style-name="P1">جُرمانہ</text:p>
      <text:p text:style-name="P1">جُستجُو</text:p>
      <text:p text:style-name="P1">جُفت</text:p>
      <text:p text:style-name="P1">جُل</text:p>
      <text:p text:style-name="P1">جُلاہے</text:p>
      <text:p text:style-name="P1">جُلی</text:p>
      <text:p text:style-name="P1">جُلے</text:p>
      <text:p text:style-name="P1">جُمر</text:p>
      <text:p text:style-name="P1">جُنبش</text:p>
      <text:p text:style-name="P1">جُنبِش</text:p>
      <text:p text:style-name="P1">جُنِبش</text:p>
      <text:p text:style-name="P1">جُو</text:p>
      <text:p text:style-name="P1">جُوآ</text:p>
      <text:p text:style-name="P1">جُوئیں</text:p>
      <text:p text:style-name="P1">جُوئے</text:p>
      <text:p text:style-name="P1"><text:soft-page-break/>جُوأ</text:p>
      <text:p text:style-name="P1">جُوب</text:p>
      <text:p text:style-name="P1">جُوتا</text:p>
      <text:p text:style-name="P1">جُوتِیاں</text:p>
      <text:p text:style-name="P1">جُوتِیوں</text:p>
      <text:p text:style-name="P1">جُوتی</text:p>
      <text:p text:style-name="P1">جُوتیاں</text:p>
      <text:p text:style-name="P1">جُوتیوں</text:p>
      <text:p text:style-name="P1">جُوتے</text:p>
      <text:p text:style-name="P1">جُوج</text:p>
      <text:p text:style-name="P1">جُودہ</text:p>
      <text:p text:style-name="P1">جُور</text:p>
      <text:p text:style-name="P1">جُوزاؔن</text:p>
      <text:p text:style-name="P1">جُونہی</text:p>
      <text:p text:style-name="P1">جُونی</text:p>
      <text:p text:style-name="P1">جُونیوں</text:p>
      <text:p text:style-name="P1">جُوؤں</text:p>
      <text:p text:style-name="P1">جُؤا</text:p>
      <text:p text:style-name="P1"><text:soft-page-break/>جُوں</text:p>
      <text:p text:style-name="P1">جُٹی</text:p>
      <text:p text:style-name="P1">جُڑی</text:p>
      <text:p text:style-name="P1">جُڑے</text:p>
      <text:p text:style-name="P1">جُگالی</text:p>
      <text:p text:style-name="P1">جُگنو</text:p>
      <text:p text:style-name="P1">جُھرّی</text:p>
      <text:p text:style-name="P1">جُھلس</text:p>
      <text:p text:style-name="P1">جُھلسانے</text:p>
      <text:p text:style-name="P1">جُھلسیں</text:p>
      <text:p text:style-name="P1">جُھمکوں</text:p>
      <text:p text:style-name="P1">جُھنجلائِیں</text:p>
      <text:p text:style-name="P1">جُھنجھلا</text:p>
      <text:p text:style-name="P1">جُھنجھلاتی</text:p>
      <text:p text:style-name="P1">جُھنجھلانا</text:p>
      <text:p text:style-name="P1">جُھنجھلانے</text:p>
      <text:p text:style-name="P1">جُھنجھلایا</text:p>
      <text:p text:style-name="P1">جُھنڈ</text:p>
      <text:p text:style-name="P1"><text:soft-page-break/>جُھولتے</text:p>
      <text:p text:style-name="P1">جُھومتے</text:p>
      <text:p text:style-name="P1">جُھومے</text:p>
      <text:p text:style-name="P1">جُھوٹ</text:p>
      <text:p text:style-name="P1">جُھوٹا</text:p>
      <text:p text:style-name="P1">جُھوٹوں</text:p>
      <text:p text:style-name="P1">جُھوٹی</text:p>
      <text:p text:style-name="P1">جُھوٹے</text:p>
      <text:p text:style-name="P1">جُھک</text:p>
      <text:p text:style-name="P1">جُھکا</text:p>
      <text:p text:style-name="P1">جُھکائِیں</text:p>
      <text:p text:style-name="P1">جُھکائی</text:p>
      <text:p text:style-name="P1">جُھکائے</text:p>
      <text:p text:style-name="P1">جُھکایا</text:p>
      <text:p text:style-name="P1">جُھکتا</text:p>
      <text:p text:style-name="P1">جُھکتے</text:p>
      <text:p text:style-name="P1">جُھکی</text:p>
      <text:p text:style-name="P1">جُھکیں</text:p>
      <text:p text:style-name="P1"><text:soft-page-break/>جُھکے</text:p>
      <text:p text:style-name="P1">جِئیں</text:p>
      <text:p text:style-name="P1">جِئے</text:p>
      <text:p text:style-name="P1">جِبع</text:p>
      <text:p text:style-name="P1">جِبعاتی</text:p>
      <text:p text:style-name="P1">جِبعت</text:p>
      <text:p text:style-name="P1">جِبعوؔن</text:p>
      <text:p text:style-name="P1">جِبعون</text:p>
      <text:p text:style-name="P1">جِبعونی</text:p>
      <text:p text:style-name="P1">جِبعُوؔن</text:p>
      <text:p text:style-name="P1">جِبعُون</text:p>
      <text:p text:style-name="P1">جِبعُونِیوں</text:p>
      <text:p text:style-name="P1">جِبعُونی</text:p>
      <text:p text:style-name="P1">جِبعُونیوں</text:p>
      <text:p text:style-name="P1">جِبعِہ</text:p>
      <text:p text:style-name="P1">جِبعہ</text:p>
      <text:p text:style-name="P1">جِبعۂِ</text:p>
      <text:p text:style-name="P1">جِبعی</text:p>
      <text:p text:style-name="P1"><text:soft-page-break/>جِبِعہ</text:p>
      <text:p text:style-name="P1">جِبّار</text:p>
      <text:p text:style-name="P1">جِبّتوؔن</text:p>
      <text:p text:style-name="P1">جِبّتُون</text:p>
      <text:p text:style-name="P1">جِتنا</text:p>
      <text:p text:style-name="P1">جِتنوں</text:p>
      <text:p text:style-name="P1">جِتنی</text:p>
      <text:p text:style-name="P1">جِتنے</text:p>
      <text:p text:style-name="P1">جِتّیم</text:p>
      <text:p text:style-name="P1">جِد</text:p>
      <text:p text:style-name="P1">جِدعوؔن</text:p>
      <text:p text:style-name="P1">جِدعوؔنی</text:p>
      <text:p text:style-name="P1">جِدعون</text:p>
      <text:p text:style-name="P1">جِدعُوؔن</text:p>
      <text:p text:style-name="P1">جِدعُوؔنی</text:p>
      <text:p text:style-name="P1">جِدعُونی</text:p>
      <text:p text:style-name="P1">جِدلیاؔہ</text:p>
      <text:p text:style-name="P1">جِدلیاہ</text:p>
      <text:p text:style-name="P1"><text:soft-page-break/>جِدوؔم</text:p>
      <text:p text:style-name="P1">جِدّالتی</text:p>
      <text:p text:style-name="P1">جِدّیل</text:p>
      <text:p text:style-name="P1">جِدھر</text:p>
      <text:p text:style-name="P1">جِدیرؔہ</text:p>
      <text:p text:style-name="P1">جِرار</text:p>
      <text:p text:style-name="P1">جِرجاسی</text:p>
      <text:p text:style-name="P1">جِرجاسیوں</text:p>
      <text:p text:style-name="P1">جِرجاشی</text:p>
      <text:p text:style-name="P1">جِزیہ</text:p>
      <text:p text:style-name="P1">جِس</text:p>
      <text:p text:style-name="P1">جِسفا</text:p>
      <text:p text:style-name="P1">جِسم</text:p>
      <text:p text:style-name="P1">جِسمانِیوں</text:p>
      <text:p text:style-name="P1">جِسمانی</text:p>
      <text:p text:style-name="P1">جِسموں</text:p>
      <text:p text:style-name="P1">جِسں</text:p>
      <text:p text:style-name="P1">جِسیداؤُد</text:p>
      <text:p text:style-name="P1"><text:soft-page-break/>جِسے</text:p>
      <text:p text:style-name="P1">جِلا</text:p>
      <text:p text:style-name="P1">جِلائے</text:p>
      <text:p text:style-name="P1">جِلاتا</text:p>
      <text:p text:style-name="P1">جِلانا</text:p>
      <text:p text:style-name="P1">جِلانے</text:p>
      <text:p text:style-name="P1">جِلاؤُں</text:p>
      <text:p text:style-name="P1">جِلایا</text:p>
      <text:p text:style-name="P1">جِلبو</text:p>
      <text:p text:style-name="P1">جِلبُوعہ</text:p>
      <text:p text:style-name="P1">جِلجاؔل</text:p>
      <text:p text:style-name="P1">جِلجال</text:p>
      <text:p text:style-name="P1">جِلد</text:p>
      <text:p text:style-name="P1">جِلدپر</text:p>
      <text:p text:style-name="P1">جِلدی</text:p>
      <text:p text:style-name="P1">جِلعاؔد</text:p>
      <text:p text:style-name="P1">جِلعاد</text:p>
      <text:p text:style-name="P1">جِلعادِیوں</text:p>
      <text:p text:style-name="P1"><text:soft-page-break/>جِلعادی</text:p>
      <text:p text:style-name="P1">جِلعادیوں</text:p>
      <text:p text:style-name="P1">جِللَی</text:p>
      <text:p text:style-name="P1">جِلوداروں</text:p>
      <text:p text:style-name="P1">جِلونی</text:p>
      <text:p text:style-name="P1">جِلوہ</text:p>
      <text:p text:style-name="P1">جِلَوداروں</text:p>
      <text:p text:style-name="P1">جِمسُو</text:p>
      <text:p text:style-name="P1">جِن</text:p>
      <text:p text:style-name="P1">جِنازہ</text:p>
      <text:p text:style-name="P1">جِنس</text:p>
      <text:p text:style-name="P1">جِنسوں</text:p>
      <text:p text:style-name="P1">جِنسی</text:p>
      <text:p text:style-name="P1">جِنّ</text:p>
      <text:p text:style-name="P1">جِنّات</text:p>
      <text:p text:style-name="P1">جِنّتُوؔن</text:p>
      <text:p text:style-name="P1">جِنہوں</text:p>
      <text:p text:style-name="P1">جِنہیں</text:p>
      <text:p text:style-name="P1"><text:soft-page-break/>جِٹھانی</text:p>
      <text:p text:style-name="P1">جِگر</text:p>
      <text:p text:style-name="P1">جِھجکا</text:p>
      <text:p text:style-name="P1">جِھلمِلی</text:p>
      <text:p text:style-name="P1">جِھلّی</text:p>
      <text:p text:style-name="P1">جِھڑک</text:p>
      <text:p text:style-name="P1">جِھڑکا</text:p>
      <text:p text:style-name="P1">جِھڑکتا</text:p>
      <text:p text:style-name="P1">جِھڑکنا</text:p>
      <text:p text:style-name="P1">جِھڑکی</text:p>
      <text:p text:style-name="P1">جِھیل</text:p>
      <text:p text:style-name="P1">جِھیلوں</text:p>
      <text:p text:style-name="P1">جِھینگر</text:p>
      <text:p text:style-name="P1">جِہاں</text:p>
      <text:p text:style-name="P1">جِہنوں</text:p>
      <text:p text:style-name="P1">جِیتا</text:p>
      <text:p text:style-name="P1">جِیتارہا</text:p>
      <text:p text:style-name="P1">جِیتو</text:p>
      <text:p text:style-name="P1"><text:soft-page-break/>جِیتی</text:p>
      <text:p text:style-name="P1">جِیتیں</text:p>
      <text:p text:style-name="P1">جِیتے</text:p>
      <text:p text:style-name="P1">جِیرا</text:p>
      <text:p text:style-name="P1">جِیراہ</text:p>
      <text:p text:style-name="P1">جِیرہ</text:p>
      <text:p text:style-name="P1">جِینا</text:p>
      <text:p text:style-name="P1">جِینت</text:p>
      <text:p text:style-name="P1">جِینے</text:p>
      <text:p text:style-name="P1">جٹاماسی</text:p>
      <text:p text:style-name="P1">جڑ</text:p>
      <text:p text:style-name="P1">جڑا</text:p>
      <text:p text:style-name="P1">جڑاؤ</text:p>
      <text:p text:style-name="P1">جڑنے</text:p>
      <text:p text:style-name="P1">جڑوانا</text:p>
      <text:p text:style-name="P1">جڑوں</text:p>
      <text:p text:style-name="P1">جڑکی</text:p>
      <text:p text:style-name="P1">جڑی</text:p>
      <text:p text:style-name="P1"><text:soft-page-break/>جڑیں</text:p>
      <text:p text:style-name="P1">جڑے</text:p>
      <text:p text:style-name="P1">جکڑ</text:p>
      <text:p text:style-name="P1">جکڑا</text:p>
      <text:p text:style-name="P1">جکڑیں</text:p>
      <text:p text:style-name="P1">جکڑے</text:p>
      <text:p text:style-name="P1">جگا</text:p>
      <text:p text:style-name="P1">جگائے</text:p>
      <text:p text:style-name="P1">جگاتا</text:p>
      <text:p text:style-name="P1">جگانے</text:p>
      <text:p text:style-name="P1">جگاؤ</text:p>
      <text:p text:style-name="P1">جگایا</text:p>
      <text:p text:style-name="P1">جگر</text:p>
      <text:p text:style-name="P1">جگمگاہٹ</text:p>
      <text:p text:style-name="P1">جگہ</text:p>
      <text:p text:style-name="P1">جگہوں</text:p>
      <text:p text:style-name="P1">جگہیں</text:p>
      <text:p text:style-name="P1">جھالر</text:p>
      <text:p text:style-name="P1"><text:soft-page-break/>جھانجھ</text:p>
      <text:p text:style-name="P1">جھانجھوں</text:p>
      <text:p text:style-name="P1">جھانجھیں</text:p>
      <text:p text:style-name="P1">جھانک</text:p>
      <text:p text:style-name="P1">جھانکا</text:p>
      <text:p text:style-name="P1">جھانکتا</text:p>
      <text:p text:style-name="P1">جھانکتی</text:p>
      <text:p text:style-name="P1">جھانکنے</text:p>
      <text:p text:style-name="P1">جھانکی</text:p>
      <text:p text:style-name="P1">جھاؤ</text:p>
      <text:p text:style-name="P1">جھاؤُ</text:p>
      <text:p text:style-name="P1">جھاؤکی</text:p>
      <text:p text:style-name="P1">جھاڑ</text:p>
      <text:p text:style-name="P1">جھاڑا</text:p>
      <text:p text:style-name="P1">جھاڑتا</text:p>
      <text:p text:style-name="P1">جھاڑنا</text:p>
      <text:p text:style-name="P1">جھاڑنے</text:p>
      <text:p text:style-name="P1">جھاڑو</text:p>
      <text:p text:style-name="P1"><text:soft-page-break/>جھاڑُو</text:p>
      <text:p text:style-name="P1">جھاڑِیاں</text:p>
      <text:p text:style-name="P1">جھاڑِیوں</text:p>
      <text:p text:style-name="P1">جھاڑی</text:p>
      <text:p text:style-name="P1">جھاڑیوں</text:p>
      <text:p text:style-name="P1">جھاڑے</text:p>
      <text:p text:style-name="P1">جھاگ</text:p>
      <text:p text:style-name="P1">جھرنا</text:p>
      <text:p text:style-name="P1">جھروکوں</text:p>
      <text:p text:style-name="P1">جھروکے</text:p>
      <text:p text:style-name="P1">جھلاّ</text:p>
      <text:p text:style-name="P1">جھلاّیا</text:p>
      <text:p text:style-name="P1">جھلّے</text:p>
      <text:p text:style-name="P1">جھلک</text:p>
      <text:p text:style-name="P1">جھلکتی</text:p>
      <text:p text:style-name="P1">جھلکتے</text:p>
      <text:p text:style-name="P1">جھم</text:p>
      <text:p text:style-name="P1">جھما</text:p>
      <text:p text:style-name="P1"><text:soft-page-break/>جھنجری</text:p>
      <text:p text:style-name="P1">جھنجریوں</text:p>
      <text:p text:style-name="P1">جھنجُھلاتا</text:p>
      <text:p text:style-name="P1">جھنجٹ</text:p>
      <text:p text:style-name="P1">جھنجھریاں</text:p>
      <text:p text:style-name="P1">جھنجھلانے</text:p>
      <text:p text:style-name="P1">جھنجھناتی</text:p>
      <text:p text:style-name="P1">جھنّا</text:p>
      <text:p text:style-name="P1">جھنڈا</text:p>
      <text:p text:style-name="P1">جھنڈے</text:p>
      <text:p text:style-name="P1">جھنکاڑوں</text:p>
      <text:p text:style-name="P1">جھوجھ</text:p>
      <text:p text:style-name="P1">جھولی</text:p>
      <text:p text:style-name="P1">جھولے</text:p>
      <text:p text:style-name="P1">جھونپڑوں</text:p>
      <text:p text:style-name="P1">جھونپڑِیوں</text:p>
      <text:p text:style-name="P1">جھونپڑی</text:p>
      <text:p text:style-name="P1">جھونپڑیاں</text:p>
      <text:p text:style-name="P1"><text:soft-page-break/>جھونپڑیوں</text:p>
      <text:p text:style-name="P1">جھونپڑے</text:p>
      <text:p text:style-name="P1">جھونک</text:p>
      <text:p text:style-name="P1">جھونکا</text:p>
      <text:p text:style-name="P1">جھونکااُن</text:p>
      <text:p text:style-name="P1">جھونکی</text:p>
      <text:p text:style-name="P1">جھونکے</text:p>
      <text:p text:style-name="P1">جھوکے</text:p>
      <text:p text:style-name="P1">جھِیل</text:p>
      <text:p text:style-name="P1">جھٹ</text:p>
      <text:p text:style-name="P1">جھٹک</text:p>
      <text:p text:style-name="P1">جھٹکُوں</text:p>
      <text:p text:style-name="P1">جھٹکی</text:p>
      <text:p text:style-name="P1">جھپٹ</text:p>
      <text:p text:style-name="P1">جھپٹتا</text:p>
      <text:p text:style-name="P1">جھپٹنے</text:p>
      <text:p text:style-name="P1">جھپٹیں</text:p>
      <text:p text:style-name="P1">جھپٹے</text:p>
      <text:p text:style-name="P1"><text:soft-page-break/>جھپکی</text:p>
      <text:p text:style-name="P1">جھڑ</text:p>
      <text:p text:style-name="P1">جھڑا</text:p>
      <text:p text:style-name="P1">جھڑبیری</text:p>
      <text:p text:style-name="P1">جھڑی</text:p>
      <text:p text:style-name="P1">جھڑیاں</text:p>
      <text:p text:style-name="P1">جھکّی</text:p>
      <text:p text:style-name="P1">جھگڑ</text:p>
      <text:p text:style-name="P1">جھگڑا</text:p>
      <text:p text:style-name="P1">جھگڑالُو</text:p>
      <text:p text:style-name="P1">جھگڑالُوبِیوی</text:p>
      <text:p text:style-name="P1">جھگڑاکِیا</text:p>
      <text:p text:style-name="P1">جھگڑتا</text:p>
      <text:p text:style-name="P1">جھگڑتے</text:p>
      <text:p text:style-name="P1">جھگڑنے</text:p>
      <text:p text:style-name="P1">جھگڑوگے</text:p>
      <text:p text:style-name="P1">جھگڑوں</text:p>
      <text:p text:style-name="P1">جھگڑُوں</text:p>
      <text:p text:style-name="P1"><text:soft-page-break/>جھگڑیں</text:p>
      <text:p text:style-name="P1">جھگڑے</text:p>
      <text:p text:style-name="P1">جھیل</text:p>
      <text:p text:style-name="P1">جہ</text:p>
      <text:p text:style-name="P1">جہاز</text:p>
      <text:p text:style-name="P1">جہازو</text:p>
      <text:p text:style-name="P1">جہازوں</text:p>
      <text:p text:style-name="P1">جہالت</text:p>
      <text:p text:style-name="P1">جہان</text:p>
      <text:p text:style-name="P1">جہاں</text:p>
      <text:p text:style-name="P1">جہنم</text:p>
      <text:p text:style-name="P1">جہنّم</text:p>
      <text:p text:style-name="P1">جہیز</text:p>
      <text:p text:style-name="P1">جی</text:p>
      <text:p text:style-name="P1">جیا</text:p>
      <text:p text:style-name="P1">جیاح</text:p>
      <text:p text:style-name="P1">جیتا</text:p>
      <text:p text:style-name="P1">جیتے</text:p>
      <text:p text:style-name="P1"><text:soft-page-break/>جیحازؔی</text:p>
      <text:p text:style-name="P1">جیحوؔن</text:p>
      <text:p text:style-name="P1">جیحُوؔن</text:p>
      <text:p text:style-name="P1">جیحُون</text:p>
      <text:p text:style-name="P1">جیر</text:p>
      <text:p text:style-name="P1">جیرؔسوم</text:p>
      <text:p text:style-name="P1">جیرا</text:p>
      <text:p text:style-name="P1">جیراہ</text:p>
      <text:p text:style-name="P1">جیرسوؔم</text:p>
      <text:p text:style-name="P1">جیرسوؔن</text:p>
      <text:p text:style-name="P1">جیرسوم</text:p>
      <text:p text:style-name="P1">جیرسون</text:p>
      <text:p text:style-name="P1">جیرسونی</text:p>
      <text:p text:style-name="P1">جیرسونیوں</text:p>
      <text:p text:style-name="P1">جیرسَون</text:p>
      <text:p text:style-name="P1">جیرسَونِیوں</text:p>
      <text:p text:style-name="P1">جیرَسونیوں</text:p>
      <text:p text:style-name="P1">جیرے</text:p>
      <text:p text:style-name="P1"><text:soft-page-break/>جیُوایل</text:p>
      <text:p text:style-name="P1">ح</text:p>
      <text:p text:style-name="P1">حاجت</text:p>
      <text:p text:style-name="P1">حاجتمند</text:p>
      <text:p text:style-name="P1">حاجتیں</text:p>
      <text:p text:style-name="P1">حاجِب</text:p>
      <text:p text:style-name="P1">حاجِت</text:p>
      <text:p text:style-name="P1">حادثے</text:p>
      <text:p text:style-name="P1">حادِثوں</text:p>
      <text:p text:style-name="P1">حادِثہ</text:p>
      <text:p text:style-name="P1">حادِثے</text:p>
      <text:p text:style-name="P1">حادِید</text:p>
      <text:p text:style-name="P1">حاراؔن</text:p>
      <text:p text:style-name="P1">حاران</text:p>
      <text:p text:style-name="P1">حارت</text:p>
      <text:p text:style-name="P1">حارس</text:p>
      <text:p text:style-name="P1">حارم</text:p>
      <text:p text:style-name="P1">حارِؔم</text:p>
      <text:p text:style-name="P1"><text:soft-page-break/>حارِم</text:p>
      <text:p text:style-name="P1">حاش</text:p>
      <text:p text:style-name="P1">حاشُوؔم</text:p>
      <text:p text:style-name="P1">حاشُوم</text:p>
      <text:p text:style-name="P1">حاشِیوں</text:p>
      <text:p text:style-name="P1">حاشِیہ</text:p>
      <text:p text:style-name="P1">حاشِۓ</text:p>
      <text:p text:style-name="P1">حاشیہ</text:p>
      <text:p text:style-name="P1">حاصل</text:p>
      <text:p text:style-name="P1">حاصُور</text:p>
      <text:p text:style-name="P1">حاصِل</text:p>
      <text:p text:style-name="P1">حاصِلات</text:p>
      <text:p text:style-name="P1">حاصِلِ</text:p>
      <text:p text:style-name="P1">حاضر</text:p>
      <text:p text:style-name="P1">حاضرِین</text:p>
      <text:p text:style-name="P1">حاضرہُوں</text:p>
      <text:p text:style-name="P1">حاضِر</text:p>
      <text:p text:style-name="P1">حاضِرکِیا</text:p>
      <text:p text:style-name="P1"><text:soft-page-break/>حاضِرہوتا</text:p>
      <text:p text:style-name="P1">حاضِرہوں</text:p>
      <text:p text:style-name="P1">حاضِرہُوں</text:p>
      <text:p text:style-name="P1">حاضِری</text:p>
      <text:p text:style-name="P1">حاق</text:p>
      <text:p text:style-name="P1">حال</text:p>
      <text:p text:style-name="P1">حالات</text:p>
      <text:p text:style-name="P1">حالانکہ</text:p>
      <text:p text:style-name="P1">حالت</text:p>
      <text:p text:style-name="P1">حالتوں</text:p>
      <text:p text:style-name="P1">حالتِ</text:p>
      <text:p text:style-name="P1">حالوں</text:p>
      <text:p text:style-name="P1">حالی</text:p>
      <text:p text:style-name="P1">حام</text:p>
      <text:p text:style-name="P1">حامِلہ</text:p>
      <text:p text:style-name="P1">حامہ</text:p>
      <text:p text:style-name="P1">حامی</text:p>
      <text:p text:style-name="P1">حاکم</text:p>
      <text:p text:style-name="P1"><text:soft-page-break/>حاکِم</text:p>
      <text:p text:style-name="P1">حاکِمو</text:p>
      <text:p text:style-name="P1">حاکِموں</text:p>
      <text:p text:style-name="P1">حباب</text:p>
      <text:p text:style-name="P1">حبایاہ</text:p>
      <text:p text:style-name="P1">حبر</text:p>
      <text:p text:style-name="P1">حبروؔن</text:p>
      <text:p text:style-name="P1">حبرون</text:p>
      <text:p text:style-name="P1">حبرونیوں</text:p>
      <text:p text:style-name="P1">حبرُوؔن</text:p>
      <text:p text:style-name="P1">حبرُون</text:p>
      <text:p text:style-name="P1">حبرُونیوں</text:p>
      <text:p text:style-name="P1">حبریوں</text:p>
      <text:p text:style-name="P1">حبشی</text:p>
      <text:p text:style-name="P1">حبشیوں</text:p>
      <text:p text:style-name="P1">حبصِنیاؔہ</text:p>
      <text:p text:style-name="P1">حبقُّوق</text:p>
      <text:p text:style-name="P1">حبقُّوق</text:p>
      <text:p text:style-name="P1"><text:soft-page-break/>حبُروؔن</text:p>
      <text:p text:style-name="P1">حبُرون</text:p>
      <text:p text:style-name="P1">حتت</text:p>
      <text:p text:style-name="P1">حتلُون</text:p>
      <text:p text:style-name="P1">حتِّیوں</text:p>
      <text:p text:style-name="P1">حتّی</text:p>
      <text:p text:style-name="P1">حتّیوں</text:p>
      <text:p text:style-name="P1">حتیّٰ</text:p>
      <text:p text:style-name="P1">حتیٰ</text:p>
      <text:p text:style-name="P1">حجاب</text:p>
      <text:p text:style-name="P1">حجابہ</text:p>
      <text:p text:style-name="P1">حجامت</text:p>
      <text:p text:style-name="P1">حجلاہ</text:p>
      <text:p text:style-name="P1">حجلہ</text:p>
      <text:p text:style-name="P1">حجَّی</text:p>
      <text:p text:style-name="P1">حجُّی</text:p>
      <text:p text:style-name="P1">حجِیّاؔہ</text:p>
      <text:p text:style-name="P1">حجِیّاہ</text:p>
      <text:p text:style-name="P1"><text:soft-page-break/>حجِیّت</text:p>
      <text:p text:style-name="P1">حجّام</text:p>
      <text:p text:style-name="P1">حجّتی</text:p>
      <text:p text:style-name="P1">حجَّی</text:p>
      <text:p text:style-name="P1">حجّی</text:p>
      <text:p text:style-name="P1">حد</text:p>
      <text:p text:style-name="P1">حداشہ</text:p>
      <text:p text:style-name="P1">حدباندھ</text:p>
      <text:p text:style-name="P1">حدتہ</text:p>
      <text:p text:style-name="P1">حدد</text:p>
      <text:p text:style-name="P1">حدر</text:p>
      <text:p text:style-name="P1">حدراؔک</text:p>
      <text:p text:style-name="P1">حدسِتایش</text:p>
      <text:p text:style-name="P1">حدسی</text:p>
      <text:p text:style-name="P1">حدسے</text:p>
      <text:p text:style-name="P1">حدمغرِب</text:p>
      <text:p text:style-name="P1">حدُود</text:p>
      <text:p text:style-name="P1">حدُودِ</text:p>
      <text:p text:style-name="P1"><text:soft-page-break/>حدّ</text:p>
      <text:p text:style-name="P1">حدّوں</text:p>
      <text:p text:style-name="P1">حدّہ</text:p>
      <text:p text:style-name="P1">حدّیں</text:p>
      <text:p text:style-name="P1">حدٹھہرائی</text:p>
      <text:p text:style-name="P1">حدپر</text:p>
      <text:p text:style-name="P1">حدکے</text:p>
      <text:p text:style-name="P1">حدہے</text:p>
      <text:p text:style-name="P1">حرا</text:p>
      <text:p text:style-name="P1">حرادؔہ</text:p>
      <text:p text:style-name="P1">حرادہ</text:p>
      <text:p text:style-name="P1">حرارت</text:p>
      <text:p text:style-name="P1">حراست</text:p>
      <text:p text:style-name="P1">حرام</text:p>
      <text:p text:style-name="P1">حرامکارِیاں</text:p>
      <text:p text:style-name="P1">حرامکاری</text:p>
      <text:p text:style-name="P1">حرحُور</text:p>
      <text:p text:style-name="P1">حرذُون</text:p>
      <text:p text:style-name="P1"><text:soft-page-break/>حرس</text:p>
      <text:p text:style-name="P1">حرسا</text:p>
      <text:p text:style-name="P1">حرش</text:p>
      <text:p text:style-name="P1">حرشا</text:p>
      <text:p text:style-name="P1">حرف</text:p>
      <text:p text:style-name="P1">حرم</text:p>
      <text:p text:style-name="P1">حرموؔن</text:p>
      <text:p text:style-name="P1">حرموں</text:p>
      <text:p text:style-name="P1">حرمُوؔن</text:p>
      <text:p text:style-name="P1">حرمُون</text:p>
      <text:p text:style-name="P1">حرمیں</text:p>
      <text:p text:style-name="P1">حرنفر</text:p>
      <text:p text:style-name="P1">حرود</text:p>
      <text:p text:style-name="P1">حرودی</text:p>
      <text:p text:style-name="P1">حرُو</text:p>
      <text:p text:style-name="P1">حرُوؔص</text:p>
      <text:p text:style-name="P1">حرُوؔم</text:p>
      <text:p text:style-name="P1">حرُوست</text:p>
      <text:p text:style-name="P1"><text:soft-page-break/>حرُوف</text:p>
      <text:p text:style-name="P1">حرُومف</text:p>
      <text:p text:style-name="P1">حرِس</text:p>
      <text:p text:style-name="P1">حرِیص</text:p>
      <text:p text:style-name="P1">حرّان</text:p>
      <text:p text:style-name="P1">حرکات</text:p>
      <text:p text:style-name="P1">حرکت</text:p>
      <text:p text:style-name="P1">حرکتیں</text:p>
      <text:p text:style-name="P1">حرہیاؔہ</text:p>
      <text:p text:style-name="P1">حزاؔئیل</text:p>
      <text:p text:style-name="P1">حزائیل</text:p>
      <text:p text:style-name="P1">حزایاؔہ</text:p>
      <text:p text:style-name="P1">حزقیاہ</text:p>
      <text:p text:style-name="P1">حزُو</text:p>
      <text:p text:style-name="P1">حزِقیاہ</text:p>
      <text:p text:style-name="P1">حزِیر</text:p>
      <text:p text:style-name="P1">حزی</text:p>
      <text:p text:style-name="P1">حزیُوؔن</text:p>
      <text:p text:style-name="P1"><text:soft-page-break/>حساب</text:p>
      <text:p text:style-name="P1">حسابیاؔہ</text:p>
      <text:p text:style-name="P1">حسب</text:p>
      <text:p text:style-name="P1">حسبدا</text:p>
      <text:p text:style-name="P1">حسبناؔہ</text:p>
      <text:p text:style-name="P1">حسبنیاؔہ</text:p>
      <text:p text:style-name="P1">حسبوؔن</text:p>
      <text:p text:style-name="P1">حسبون</text:p>
      <text:p text:style-name="P1">حسبُوؔن</text:p>
      <text:p text:style-name="P1">حسبِ</text:p>
      <text:p text:style-name="P1">حسبیاؔہ</text:p>
      <text:p text:style-name="P1">حسد</text:p>
      <text:p text:style-name="P1">حسدا</text:p>
      <text:p text:style-name="P1">حسدیاہ</text:p>
      <text:p text:style-name="P1">حسرت</text:p>
      <text:p text:style-name="P1">حسروؔن</text:p>
      <text:p text:style-name="P1">حسوب</text:p>
      <text:p text:style-name="P1">حسُن</text:p>
      <text:p text:style-name="P1"><text:soft-page-break/>حسُوب</text:p>
      <text:p text:style-name="P1">حسُوبہ</text:p>
      <text:p text:style-name="P1">حسُوفا</text:p>
      <text:p text:style-name="P1">حسُوفرت</text:p>
      <text:p text:style-name="P1">حسِین</text:p>
      <text:p text:style-name="P1">حسِینوں</text:p>
      <text:p text:style-name="P1">حسیِن</text:p>
      <text:p text:style-name="P1">حشام</text:p>
      <text:p text:style-name="P1">حشر</text:p>
      <text:p text:style-name="P1">حشمت</text:p>
      <text:p text:style-name="P1">حشمُونہ</text:p>
      <text:p text:style-name="P1">حشُوم</text:p>
      <text:p text:style-name="P1">حشِیم</text:p>
      <text:p text:style-name="P1">حصار</text:p>
      <text:p text:style-name="P1">حصارسعوؔل</text:p>
      <text:p text:style-name="P1">حصاصُوؔن</text:p>
      <text:p text:style-name="P1">حصد</text:p>
      <text:p text:style-name="P1">حصر</text:p>
      <text:p text:style-name="P1"><text:soft-page-break/>حصرادّار</text:p>
      <text:p text:style-name="P1">حصرسوعاؔل</text:p>
      <text:p text:style-name="P1">حصرسوعال</text:p>
      <text:p text:style-name="P1">حصرسُوعا</text:p>
      <text:p text:style-name="P1">حصرعیناؔن</text:p>
      <text:p text:style-name="P1">حصرماوؔت</text:p>
      <text:p text:style-name="P1">حصرو</text:p>
      <text:p text:style-name="P1">حصروؔن</text:p>
      <text:p text:style-name="P1">حصرون</text:p>
      <text:p text:style-name="P1">حصرونِیوں</text:p>
      <text:p text:style-name="P1">حصرونیوں</text:p>
      <text:p text:style-name="P1">حصرُو</text:p>
      <text:p text:style-name="P1">حصرہتّیکُوؔن</text:p>
      <text:p text:style-name="P1">حصوؔر</text:p>
      <text:p text:style-name="P1">حصُور</text:p>
      <text:p text:style-name="P1">حصُول</text:p>
      <text:p text:style-name="P1">حصِّہ</text:p>
      <text:p text:style-name="P1">حصِیرات</text:p>
      <text:p text:style-name="P1"><text:soft-page-break/>حصِین</text:p>
      <text:p text:style-name="P1">حصّہ</text:p>
      <text:p text:style-name="P1">حصیراؔت</text:p>
      <text:p text:style-name="P1">حصیرات</text:p>
      <text:p text:style-name="P1">حضُور</text:p>
      <text:p text:style-name="P1">حضُوراپنا</text:p>
      <text:p text:style-name="P1">حضُورحاضِر</text:p>
      <text:p text:style-name="P1">حضُورخُوشی</text:p>
      <text:p text:style-name="P1">حضُورسے</text:p>
      <text:p text:style-name="P1">حضُورفروتنی</text:p>
      <text:p text:style-name="P1">حضُورِ</text:p>
      <text:p text:style-name="P1">حضُورپُہنچی</text:p>
      <text:p text:style-name="P1">حضُورپُہنچے</text:p>
      <text:p text:style-name="P1">حضُورکھڑا</text:p>
      <text:p text:style-name="P1">حضُوری</text:p>
      <text:p text:style-name="P1">حطُوش</text:p>
      <text:p text:style-name="P1">حطُّو</text:p>
      <text:p text:style-name="P1">حطُّوش</text:p>
      <text:p text:style-name="P1"><text:soft-page-break/>حظ</text:p>
      <text:p text:style-name="P1">حظّ</text:p>
      <text:p text:style-name="P1">حفارِیم</text:p>
      <text:p text:style-name="P1">حفاظت</text:p>
      <text:p text:style-name="P1">حفر</text:p>
      <text:p text:style-name="P1">حفیّم</text:p>
      <text:p text:style-name="P1">حق</text:p>
      <text:p text:style-name="P1">حقارت</text:p>
      <text:p text:style-name="P1">حقدار</text:p>
      <text:p text:style-name="P1">حقُو</text:p>
      <text:p text:style-name="P1">حقُوفا</text:p>
      <text:p text:style-name="P1">حقُوفہ</text:p>
      <text:p text:style-name="P1">حقُوق</text:p>
      <text:p text:style-name="P1">حقِ</text:p>
      <text:p text:style-name="P1">حقِیر</text:p>
      <text:p text:style-name="P1">حقِیرجانا</text:p>
      <text:p text:style-name="P1">حقِیروں</text:p>
      <text:p text:style-name="P1">حقِیرہے</text:p>
      <text:p text:style-name="P1"><text:soft-page-break/>حقِیقت</text:p>
      <text:p text:style-name="P1">حقِیقتِ</text:p>
      <text:p text:style-name="P1">حقِیقی</text:p>
      <text:p text:style-name="P1">حقّ</text:p>
      <text:p text:style-name="P1">حقّانی</text:p>
      <text:p text:style-name="P1">حقیر</text:p>
      <text:p text:style-name="P1">حقیقت</text:p>
      <text:p text:style-name="P1">حقیِقت</text:p>
      <text:p text:style-name="P1">حقیِقی</text:p>
      <text:p text:style-name="P1">حل</text:p>
      <text:p text:style-name="P1">حلال</text:p>
      <text:p text:style-name="P1">حلام</text:p>
      <text:p text:style-name="P1">حلبُوؔن</text:p>
      <text:p text:style-name="P1">حلبہ</text:p>
      <text:p text:style-name="P1">حلحُوؔل</text:p>
      <text:p text:style-name="P1">حلد</text:p>
      <text:p text:style-name="P1">حلف</text:p>
      <text:p text:style-name="P1">حلفئی</text:p>
      <text:p text:style-name="P1"><text:soft-page-break/>حلق</text:p>
      <text:p text:style-name="P1">حلقت</text:p>
      <text:p text:style-name="P1">حلقوں</text:p>
      <text:p text:style-name="P1">حلقہ</text:p>
      <text:p text:style-name="P1">حلقے</text:p>
      <text:p text:style-name="P1">حلوان</text:p>
      <text:p text:style-name="P1">حلوانوں</text:p>
      <text:p text:style-name="P1">حلِّ</text:p>
      <text:p text:style-name="P1">حلِیم</text:p>
      <text:p text:style-name="P1">حلِیموں</text:p>
      <text:p text:style-name="P1">حلِیمی</text:p>
      <text:p text:style-name="P1">حلی</text:p>
      <text:p text:style-name="P1">حم</text:p>
      <text:p text:style-name="P1">حما</text:p>
      <text:p text:style-name="P1">حماؔت</text:p>
      <text:p text:style-name="P1">حمائِل</text:p>
      <text:p text:style-name="P1">حمات</text:p>
      <text:p text:style-name="P1">حماتِ</text:p>
      <text:p text:style-name="P1"><text:soft-page-break/>حماتی</text:p>
      <text:p text:style-name="P1">حماتیوں</text:p>
      <text:p text:style-name="P1">حماقت</text:p>
      <text:p text:style-name="P1">حمایت</text:p>
      <text:p text:style-name="P1">حمایتِیوں</text:p>
      <text:p text:style-name="P1">حمد</text:p>
      <text:p text:style-name="P1">حمدان</text:p>
      <text:p text:style-name="P1">حمدو</text:p>
      <text:p text:style-name="P1">حمدوثنا</text:p>
      <text:p text:style-name="P1">حمدوسِتایش</text:p>
      <text:p text:style-name="P1">حمدکرو</text:p>
      <text:p text:style-name="P1">حمراؔن</text:p>
      <text:p text:style-name="P1">حمل</text:p>
      <text:p text:style-name="P1">حملہ</text:p>
      <text:p text:style-name="P1">حمور</text:p>
      <text:p text:style-name="P1">حمُو</text:p>
      <text:p text:style-name="P1">حمُوایل</text:p>
      <text:p text:style-name="P1">حمُوطل</text:p>
      <text:p text:style-name="P1"><text:soft-page-break/>حمُول</text:p>
      <text:p text:style-name="P1">حمُولِیوؔں</text:p>
      <text:p text:style-name="P1">حمُّوؔن</text:p>
      <text:p text:style-name="P1">حمِایت</text:p>
      <text:p text:style-name="P1">حمّات</text:p>
      <text:p text:style-name="P1">حمّون</text:p>
      <text:p text:style-name="P1">حنا</text:p>
      <text:p text:style-name="P1">حنان</text:p>
      <text:p text:style-name="P1">حنانی</text:p>
      <text:p text:style-name="P1">حنانیاؔہ</text:p>
      <text:p text:style-name="P1">حنداد</text:p>
      <text:p text:style-name="P1">حنم</text:p>
      <text:p text:style-name="P1">حنن</text:p>
      <text:p text:style-name="P1">حننّیاؔہ</text:p>
      <text:p text:style-name="P1">حننیاؔہ</text:p>
      <text:p text:style-name="P1">حننیاہ</text:p>
      <text:p text:style-name="P1">حننیّاؔہ</text:p>
      <text:p text:style-name="P1">حنُوؔن</text:p>
      <text:p text:style-name="P1"><text:soft-page-break/>حنُوؔک</text:p>
      <text:p text:style-name="P1">حنُون</text:p>
      <text:p text:style-name="P1">حنُوک</text:p>
      <text:p text:style-name="P1">حنُوکِیوں</text:p>
      <text:p text:style-name="P1">حنِیس</text:p>
      <text:p text:style-name="P1">حنّا</text:p>
      <text:p text:style-name="P1">حنّاتوؔن</text:p>
      <text:p text:style-name="P1">حنّان</text:p>
      <text:p text:style-name="P1">حنّاہ</text:p>
      <text:p text:style-name="P1">حنّہ</text:p>
      <text:p text:style-name="P1">حنی</text:p>
      <text:p text:style-name="P1">حوؔل</text:p>
      <text:p text:style-name="P1">حواس</text:p>
      <text:p text:style-name="P1">حواصِل</text:p>
      <text:p text:style-name="P1">حوالات</text:p>
      <text:p text:style-name="P1">حوالداروں</text:p>
      <text:p text:style-name="P1">حوالہ</text:p>
      <text:p text:style-name="P1">حوباب</text:p>
      <text:p text:style-name="P1"><text:soft-page-break/>حور</text:p>
      <text:p text:style-name="P1">حورؔب</text:p>
      <text:p text:style-name="P1">حورؔی</text:p>
      <text:p text:style-name="P1">حورب</text:p>
      <text:p text:style-name="P1">حورو</text:p>
      <text:p text:style-name="P1">حوروؔن</text:p>
      <text:p text:style-name="P1">حوروناؔیم</text:p>
      <text:p text:style-name="P1">حورُوؔن</text:p>
      <text:p text:style-name="P1">حورِؔب</text:p>
      <text:p text:style-name="P1">حورِب</text:p>
      <text:p text:style-name="P1">حورِیوں</text:p>
      <text:p text:style-name="P1">حورہجِّد</text:p>
      <text:p text:style-name="P1">حوری</text:p>
      <text:p text:style-name="P1">حوریوں</text:p>
      <text:p text:style-name="P1">حوزؔہ</text:p>
      <text:p text:style-name="P1">حوساتی</text:p>
      <text:p text:style-name="P1">حوساہ</text:p>
      <text:p text:style-name="P1">حوسہ</text:p>
      <text:p text:style-name="P1"><text:soft-page-break/>حولوؔن</text:p>
      <text:p text:style-name="P1">حولُوؔن</text:p>
      <text:p text:style-name="P1">حولُون</text:p>
      <text:p text:style-name="P1">حوِّؔیوں</text:p>
      <text:p text:style-name="P1">حوِّیوں</text:p>
      <text:p text:style-name="P1">حوِیلہ</text:p>
      <text:p text:style-name="P1">حوِیّوں</text:p>
      <text:p text:style-name="P1">حوّ</text:p>
      <text:p text:style-name="P1">حوّؔا</text:p>
      <text:p text:style-name="P1">حوّا</text:p>
      <text:p text:style-name="P1">حوّوت</text:p>
      <text:p text:style-name="P1">حوّی</text:p>
      <text:p text:style-name="P1">حوّیوں</text:p>
      <text:p text:style-name="P1">حوی</text:p>
      <text:p text:style-name="P1">حویلہ</text:p>
      <text:p text:style-name="P1">حویوں</text:p>
      <text:p text:style-name="P1">حویِلہ</text:p>
      <text:p text:style-name="P1">حویّوں</text:p>
      <text:p text:style-name="P1"><text:soft-page-break/>حَجّی</text:p>
      <text:p text:style-name="P1">حَجّیوں</text:p>
      <text:p text:style-name="P1">حَد</text:p>
      <text:p text:style-name="P1">حَرام</text:p>
      <text:p text:style-name="P1">حَرفوں</text:p>
      <text:p text:style-name="P1">حَرم</text:p>
      <text:p text:style-name="P1">حَرمیں</text:p>
      <text:p text:style-name="P1">حَسد</text:p>
      <text:p text:style-name="P1">حَشر</text:p>
      <text:p text:style-name="P1">حَصےِصَون</text:p>
      <text:p text:style-name="P1">حَق</text:p>
      <text:p text:style-name="P1">حَلقہ</text:p>
      <text:p text:style-name="P1">حَمات</text:p>
      <text:p text:style-name="P1">حَمد</text:p>
      <text:p text:style-name="P1">حَمور</text:p>
      <text:p text:style-name="P1">حَنُوؔک</text:p>
      <text:p text:style-name="P1">حَنّی</text:p>
      <text:p text:style-name="P1">حَوالہ</text:p>
      <text:p text:style-name="P1"><text:soft-page-break/>حَور</text:p>
      <text:p text:style-name="P1">حَوراؔن</text:p>
      <text:p text:style-name="P1">حَورُوؔن</text:p>
      <text:p text:style-name="P1">حَوصلہ</text:p>
      <text:p text:style-name="P1">حَوض</text:p>
      <text:p text:style-name="P1">حَوضوں</text:p>
      <text:p text:style-name="P1">حَوّوت</text:p>
      <text:p text:style-name="P1">حَویلی</text:p>
      <text:p text:style-name="P1">حَیثِیت</text:p>
      <text:p text:style-name="P1">حَیثِیّت</text:p>
      <text:p text:style-name="P1">حَیران</text:p>
      <text:p text:style-name="P1">حَیرانی</text:p>
      <text:p text:style-name="P1">حَیرت</text:p>
      <text:p text:style-name="P1">حَیض</text:p>
      <text:p text:style-name="P1">حَیلان</text:p>
      <text:p text:style-name="P1">حَیوان</text:p>
      <text:p text:style-name="P1">حَیوانات</text:p>
      <text:p text:style-name="P1">حَیوانو</text:p>
      <text:p text:style-name="P1"><text:soft-page-break/>حَیوانوں</text:p>
      <text:p text:style-name="P1">حَیوانِ</text:p>
      <text:p text:style-name="P1">حُجتوّں</text:p>
      <text:p text:style-name="P1">حُجروں</text:p>
      <text:p text:style-name="P1">حُجرہ</text:p>
      <text:p text:style-name="P1">حُجرے</text:p>
      <text:p text:style-name="P1">حُجلاہ</text:p>
      <text:p text:style-name="P1">حُجلہ</text:p>
      <text:p text:style-name="P1">حُجّت</text:p>
      <text:p text:style-name="P1">حُجّتوں</text:p>
      <text:p text:style-name="P1">حُجّتی</text:p>
      <text:p text:style-name="P1">حُدُود</text:p>
      <text:p text:style-name="P1">حُرمت</text:p>
      <text:p text:style-name="P1">حُرمتی</text:p>
      <text:p text:style-name="P1">حُرمہ</text:p>
      <text:p text:style-name="P1">حُرِیم</text:p>
      <text:p text:style-name="P1">حُسن</text:p>
      <text:p text:style-name="P1">حُسنِ</text:p>
      <text:p text:style-name="P1"><text:soft-page-break/>حُشِیم</text:p>
      <text:p text:style-name="P1">حُشیِم</text:p>
      <text:p text:style-name="P1">حُصات</text:p>
      <text:p text:style-name="P1">حُضُور</text:p>
      <text:p text:style-name="P1">حُضُورپُہنچِیں</text:p>
      <text:p text:style-name="P1">حُفرؔع</text:p>
      <text:p text:style-name="P1">حُفنی</text:p>
      <text:p text:style-name="P1">حُفِّیم</text:p>
      <text:p text:style-name="P1">حُقّوق</text:p>
      <text:p text:style-name="P1">حُمطہ</text:p>
      <text:p text:style-name="P1">حُور</text:p>
      <text:p text:style-name="P1">حُورؔی</text:p>
      <text:p text:style-name="P1">حُوراؔم</text:p>
      <text:p text:style-name="P1">حُورونی</text:p>
      <text:p text:style-name="P1">حُورُونی</text:p>
      <text:p text:style-name="P1">حُوزی</text:p>
      <text:p text:style-name="P1">حُوساتی</text:p>
      <text:p text:style-name="P1">حُوسِیم</text:p>
      <text:p text:style-name="P1"><text:soft-page-break/>حُوسہ</text:p>
      <text:p text:style-name="P1">حُوسی</text:p>
      <text:p text:style-name="P1">حُوشاتی</text:p>
      <text:p text:style-name="P1">حُوفام</text:p>
      <text:p text:style-name="P1">حُوفامِیوں</text:p>
      <text:p text:style-name="P1">حُول</text:p>
      <text:p text:style-name="P1">حُکم</text:p>
      <text:p text:style-name="P1">حُکما</text:p>
      <text:p text:style-name="P1">حُکمران</text:p>
      <text:p text:style-name="P1">حُکمرانی</text:p>
      <text:p text:style-name="P1">حُکموں</text:p>
      <text:p text:style-name="P1">حُکمِ</text:p>
      <text:p text:style-name="P1">حُکمی</text:p>
      <text:p text:style-name="P1">حُکُومت</text:p>
      <text:p text:style-name="P1">حُکُومتوں</text:p>
      <text:p text:style-name="P1">حُکُومتیں</text:p>
      <text:p text:style-name="P1">حُکّام</text:p>
      <text:p text:style-name="P1">حِبر</text:p>
      <text:p text:style-name="P1"><text:soft-page-break/>حِت</text:p>
      <text:p text:style-name="P1">حِتِّیوں</text:p>
      <text:p text:style-name="P1">حِتّ</text:p>
      <text:p text:style-name="P1">حِتّی</text:p>
      <text:p text:style-name="P1">حِتّیوں</text:p>
      <text:p text:style-name="P1">حِتیّوں</text:p>
      <text:p text:style-name="P1">حِجاب</text:p>
      <text:p text:style-name="P1">حِجیّت</text:p>
      <text:p text:style-name="P1">حِراست</text:p>
      <text:p text:style-name="P1">حِرص</text:p>
      <text:p text:style-name="P1">حِز</text:p>
      <text:p text:style-name="P1">حِزقِیاؔہ</text:p>
      <text:p text:style-name="P1">حِزقِیاہ</text:p>
      <text:p text:style-name="P1">حِزقِیّاہ</text:p>
      <text:p text:style-name="P1">حِزقی</text:p>
      <text:p text:style-name="P1">حِزقیاؔہ</text:p>
      <text:p text:style-name="P1">حِزقیاہ</text:p>
      <text:p text:style-name="P1">حِس</text:p>
      <text:p text:style-name="P1"><text:soft-page-break/>حِسا</text:p>
      <text:p text:style-name="P1">حِساب</text:p>
      <text:p text:style-name="P1">حِشموؔن</text:p>
      <text:p text:style-name="P1">حِصار</text:p>
      <text:p text:style-name="P1">حِصّوں</text:p>
      <text:p text:style-name="P1">حِصّہ</text:p>
      <text:p text:style-name="P1">حِصّے</text:p>
      <text:p text:style-name="P1">حِفاظت</text:p>
      <text:p text:style-name="P1">حِفر</text:p>
      <text:p text:style-name="P1">حِفریوں</text:p>
      <text:p text:style-name="P1">حِفصِیباؔہ</text:p>
      <text:p text:style-name="P1">حِفظ</text:p>
      <text:p text:style-name="P1">حِفُّیم</text:p>
      <text:p text:style-name="P1">حِقارت</text:p>
      <text:p text:style-name="P1">حِقیر</text:p>
      <text:p text:style-name="P1">حِقیرنہ</text:p>
      <text:p text:style-name="P1">حِلب</text:p>
      <text:p text:style-name="P1">حِلم</text:p>
      <text:p text:style-name="P1"><text:soft-page-break/>حِمایت</text:p>
      <text:p text:style-name="P1">حِمایتی</text:p>
      <text:p text:style-name="P1">حِمایتیوں</text:p>
      <text:p text:style-name="P1">حِکمت</text:p>
      <text:p text:style-name="P1">حِیراؔم</text:p>
      <text:p text:style-name="P1">حِیرام</text:p>
      <text:p text:style-name="P1">حِیرہ</text:p>
      <text:p text:style-name="P1">حِیلاؔہ</text:p>
      <text:p text:style-name="P1">حِیلم</text:p>
      <text:p text:style-name="P1">حِیلوں</text:p>
      <text:p text:style-name="P1">حِیلہ</text:p>
      <text:p text:style-name="P1">حِین</text:p>
      <text:p text:style-name="P1">حّوی</text:p>
      <text:p text:style-name="P1">حکلیاؔہ</text:p>
      <text:p text:style-name="P1">حکمُو</text:p>
      <text:p text:style-name="P1">حکُمو</text:p>
      <text:p text:style-name="P1">حکِیلہ</text:p>
      <text:p text:style-name="P1">حکِیم</text:p>
      <text:p text:style-name="P1"><text:soft-page-break/>حکِیموں</text:p>
      <text:p text:style-name="P1">حی</text:p>
      <text:p text:style-name="P1">حیا</text:p>
      <text:p text:style-name="P1">حیائی</text:p>
      <text:p text:style-name="P1">حیات</text:p>
      <text:p text:style-name="P1">حیاتِ</text:p>
      <text:p text:style-name="P1">حیادار</text:p>
      <text:p text:style-name="P1">حیثِیت</text:p>
      <text:p text:style-name="P1">حیرت</text:p>
      <text:p text:style-name="P1">حیفر</text:p>
      <text:p text:style-name="P1">حیلوؔن</text:p>
      <text:p text:style-name="P1">حین</text:p>
      <text:p text:style-name="P1">حیُّ</text:p>
      <text:p text:style-name="P1">حیّ</text:p>
      <text:p text:style-name="P1">خ</text:p>
      <text:p text:style-name="P1">خائِف</text:p>
      <text:p text:style-name="P1">خابُور</text:p>
      <text:p text:style-name="P1">خاتمہ</text:p>
      <text:p text:style-name="P1"><text:soft-page-break/>خاتُون</text:p>
      <text:p text:style-name="P1">خاتُونِ</text:p>
      <text:p text:style-name="P1">خاتِم</text:p>
      <text:p text:style-name="P1">خاتِمہ</text:p>
      <text:p text:style-name="P1">خادموں</text:p>
      <text:p text:style-name="P1">خادِم</text:p>
      <text:p text:style-name="P1">خادِمانہ</text:p>
      <text:p text:style-name="P1">خادِمو</text:p>
      <text:p text:style-name="P1">خادِموں</text:p>
      <text:p text:style-name="P1">خادِمہ</text:p>
      <text:p text:style-name="P1">خار</text:p>
      <text:p text:style-name="P1">خارا</text:p>
      <text:p text:style-name="P1">خارج</text:p>
      <text:p text:style-name="P1">خاردار</text:p>
      <text:p text:style-name="P1">خارِج</text:p>
      <text:p text:style-name="P1">خارِستانوں</text:p>
      <text:p text:style-name="P1">خارِش</text:p>
      <text:p text:style-name="P1">خارِف</text:p>
      <text:p text:style-name="P1"><text:soft-page-break/>خارِیف</text:p>
      <text:p text:style-name="P1">خارپُشت</text:p>
      <text:p text:style-name="P1">خاص</text:p>
      <text:p text:style-name="P1">خاصیت</text:p>
      <text:p text:style-name="P1">خاطر</text:p>
      <text:p text:style-name="P1">خاطِر</text:p>
      <text:p text:style-name="P1">خاطِراخِیتُفل</text:p>
      <text:p text:style-name="P1">خاطِراَور</text:p>
      <text:p text:style-name="P1">خاطِراُن</text:p>
      <text:p text:style-name="P1">خاطِرجو</text:p>
      <text:p text:style-name="P1">خاطِرخواہ</text:p>
      <text:p text:style-name="P1">خاطِرداری</text:p>
      <text:p text:style-name="P1">خاطِرمیں</text:p>
      <text:p text:style-name="P1">خاطِرچڑھے</text:p>
      <text:p text:style-name="P1">خاطِرچھوڑ</text:p>
      <text:p text:style-name="P1">خاطِرکِس</text:p>
      <text:p text:style-name="P1">خاطِرہوں</text:p>
      <text:p text:style-name="P1">خالق</text:p>
      <text:p text:style-name="P1"><text:soft-page-break/>خالِص</text:p>
      <text:p text:style-name="P1">خالِق</text:p>
      <text:p text:style-name="P1">خالہ</text:p>
      <text:p text:style-name="P1">خالی</text:p>
      <text:p text:style-name="P1">خاموش</text:p>
      <text:p text:style-name="P1">خاموشی</text:p>
      <text:p text:style-name="P1">خاندان</text:p>
      <text:p text:style-name="P1">خاندانو</text:p>
      <text:p text:style-name="P1">خاندانوں</text:p>
      <text:p text:style-name="P1">خانوں</text:p>
      <text:p text:style-name="P1">خانگی</text:p>
      <text:p text:style-name="P1">خانہ</text:p>
      <text:p text:style-name="P1">خانے</text:p>
      <text:p text:style-name="P1">خاوند</text:p>
      <text:p text:style-name="P1">خاُتِم</text:p>
      <text:p text:style-name="P1">خاِدم</text:p>
      <text:p text:style-name="P1">خاک</text:p>
      <text:p text:style-name="P1">خاکسار</text:p>
      <text:p text:style-name="P1"><text:soft-page-break/>خاکساربن</text:p>
      <text:p text:style-name="P1">خاکساروں</text:p>
      <text:p text:style-name="P1">خاکسارکا</text:p>
      <text:p text:style-name="P1">خاکساری</text:p>
      <text:p text:style-name="P1">خاکِ</text:p>
      <text:p text:style-name="P1">خاکِستر</text:p>
      <text:p text:style-name="P1">خاکہ</text:p>
      <text:p text:style-name="P1">خاکی</text:p>
      <text:p text:style-name="P1">خباثت</text:p>
      <text:p text:style-name="P1">خبر</text:p>
      <text:p text:style-name="P1">خبردار</text:p>
      <text:p text:style-name="P1">خبردارفرِیسِیوں</text:p>
      <text:p text:style-name="P1">خبردارکرتا</text:p>
      <text:p text:style-name="P1">خبرداری</text:p>
      <text:p text:style-name="P1">خبرسُنا</text:p>
      <text:p text:style-name="P1">خبرسے</text:p>
      <text:p text:style-name="P1">خبرلی</text:p>
      <text:p text:style-name="P1">خبرلے</text:p>
      <text:p text:style-name="P1"><text:soft-page-break/>خبرمِلتی</text:p>
      <text:p text:style-name="P1">خبرپَھیلانے</text:p>
      <text:p text:style-name="P1">خبرگِیری</text:p>
      <text:p text:style-name="P1">خبری</text:p>
      <text:p text:style-name="P1">خبریں</text:p>
      <text:p text:style-name="P1">خبِیث</text:p>
      <text:p text:style-name="P1">خبِیثوں</text:p>
      <text:p text:style-name="P1">ختم</text:p>
      <text:p text:style-name="P1">خجالت</text:p>
      <text:p text:style-name="P1">خجِل</text:p>
      <text:p text:style-name="P1">خدا</text:p>
      <text:p text:style-name="P1">خداوند</text:p>
      <text:p text:style-name="P1">خدلی</text:p>
      <text:p text:style-name="P1">خراب</text:p>
      <text:p text:style-name="P1">خرابِیوں</text:p>
      <text:p text:style-name="P1">خرابہ</text:p>
      <text:p text:style-name="P1">خرابی</text:p>
      <text:p text:style-name="P1">خراج</text:p>
      <text:p text:style-name="P1"><text:soft-page-break/>خراسیم</text:p>
      <text:p text:style-name="P1">خراش</text:p>
      <text:p text:style-name="P1">خرانہ</text:p>
      <text:p text:style-name="P1">خربُو</text:p>
      <text:p text:style-name="P1">خربُوزے</text:p>
      <text:p text:style-name="P1">خربُوناؔہ</text:p>
      <text:p text:style-name="P1">خرخس</text:p>
      <text:p text:style-name="P1">خروش</text:p>
      <text:p text:style-name="P1">خروفی</text:p>
      <text:p text:style-name="P1">خرُوج</text:p>
      <text:p text:style-name="P1">خرِؔستُس</text:p>
      <text:p text:style-name="P1">خرِید</text:p>
      <text:p text:style-name="P1">خرِیدا</text:p>
      <text:p text:style-name="P1">خرِیدار</text:p>
      <text:p text:style-name="P1">خرِیداہے</text:p>
      <text:p text:style-name="P1">خرِیدتا</text:p>
      <text:p text:style-name="P1">خرِیدتے</text:p>
      <text:p text:style-name="P1">خرِیدنا</text:p>
      <text:p text:style-name="P1"><text:soft-page-break/>خرِیدنے</text:p>
      <text:p text:style-name="P1">خرِیدو</text:p>
      <text:p text:style-name="P1">خرِیدوں</text:p>
      <text:p text:style-name="P1">خرِیدُوں</text:p>
      <text:p text:style-name="P1">خرِیدی</text:p>
      <text:p text:style-name="P1">خرِیدیں</text:p>
      <text:p text:style-name="P1">خرِیدے</text:p>
      <text:p text:style-name="P1">خرچ</text:p>
      <text:p text:style-name="P1">خرچی</text:p>
      <text:p text:style-name="P1">خرگوش</text:p>
      <text:p text:style-name="P1">خرہ</text:p>
      <text:p text:style-name="P1">خریدا</text:p>
      <text:p text:style-name="P1">خریدار</text:p>
      <text:p text:style-name="P1">خریدتا</text:p>
      <text:p text:style-name="P1">خریدنا</text:p>
      <text:p text:style-name="P1">خریدنے</text:p>
      <text:p text:style-name="P1">خریدے</text:p>
      <text:p text:style-name="P1">خز</text:p>
      <text:p text:style-name="P1"><text:soft-page-break/>خزانوں</text:p>
      <text:p text:style-name="P1">خزانچِیوں</text:p>
      <text:p text:style-name="P1">خزانچی</text:p>
      <text:p text:style-name="P1">خزانچیوں</text:p>
      <text:p text:style-name="P1">خزانہ</text:p>
      <text:p text:style-name="P1">خزانے</text:p>
      <text:p text:style-name="P1">خس</text:p>
      <text:p text:style-name="P1">خسارت</text:p>
      <text:p text:style-name="P1">خستگی</text:p>
      <text:p text:style-name="P1">خستہ</text:p>
      <text:p text:style-name="P1">خسرؔہ</text:p>
      <text:p text:style-name="P1">خشم</text:p>
      <text:p text:style-name="P1">خشکی</text:p>
      <text:p text:style-name="P1">خصائص</text:p>
      <text:p text:style-name="P1">خصلت</text:p>
      <text:p text:style-name="P1">خصُوصاً</text:p>
      <text:p text:style-name="P1">خصُوصی</text:p>
      <text:p text:style-name="P1">خط</text:p>
      <text:p text:style-name="P1"><text:soft-page-break/>خطا</text:p>
      <text:p text:style-name="P1">خطائیں</text:p>
      <text:p text:style-name="P1">خطاب</text:p>
      <text:p text:style-name="P1">خطاؤں</text:p>
      <text:p text:style-name="P1">خطاکار</text:p>
      <text:p text:style-name="P1">خطاکاروں</text:p>
      <text:p text:style-name="P1">خطاکاری</text:p>
      <text:p text:style-name="P1">خطر</text:p>
      <text:p text:style-name="P1">خطرناک</text:p>
      <text:p text:style-name="P1">خطروں</text:p>
      <text:p text:style-name="P1">خطرہ</text:p>
      <text:p text:style-name="P1">خطوں</text:p>
      <text:p text:style-name="P1">خطُوط</text:p>
      <text:p text:style-name="P1">خطِّیل</text:p>
      <text:p text:style-name="P1">خطِیطا</text:p>
      <text:p text:style-name="P1">خطِیفا</text:p>
      <text:p text:style-name="P1">خطِیل</text:p>
      <text:p text:style-name="P1">خطّہ</text:p>
      <text:p text:style-name="P1"><text:soft-page-break/>خطیطا</text:p>
      <text:p text:style-name="P1">خفا</text:p>
      <text:p text:style-name="P1">خفُا</text:p>
      <text:p text:style-name="P1">خفِیف</text:p>
      <text:p text:style-name="P1">خفگی</text:p>
      <text:p text:style-name="P1">خلا</text:p>
      <text:p text:style-name="P1">خلاصی</text:p>
      <text:p text:style-name="P1">خلح</text:p>
      <text:p text:style-name="P1">خلخال</text:p>
      <text:p text:style-name="P1">خلدی</text:p>
      <text:p text:style-name="P1">خلس</text:p>
      <text:p text:style-name="P1">خلص</text:p>
      <text:p text:style-name="P1">خلط</text:p>
      <text:p text:style-name="P1">خلق</text:p>
      <text:p text:style-name="P1">خلقَی</text:p>
      <text:p text:style-name="P1">خلقِیوں</text:p>
      <text:p text:style-name="P1">خلوئے</text:p>
      <text:p text:style-name="P1">خلوت</text:p>
      <text:p text:style-name="P1"><text:soft-page-break/>خلوَت</text:p>
      <text:p text:style-name="P1">خلُوص</text:p>
      <text:p text:style-name="P1">خلُوصِ</text:p>
      <text:p text:style-name="P1">خلِص</text:p>
      <text:p text:style-name="P1">خلِیج</text:p>
      <text:p text:style-name="P1">خم</text:p>
      <text:p text:style-name="P1">خمِیر</text:p>
      <text:p text:style-name="P1">خمِیری</text:p>
      <text:p text:style-name="P1">خمیِری</text:p>
      <text:p text:style-name="P1">خنجری</text:p>
      <text:p text:style-name="P1">خندق</text:p>
      <text:p text:style-name="P1">خندہ</text:p>
      <text:p text:style-name="P1">خوا</text:p>
      <text:p text:style-name="P1">خواب</text:p>
      <text:p text:style-name="P1">خوابوں</text:p>
      <text:p text:style-name="P1">خواتِین</text:p>
      <text:p text:style-name="P1">خواجہ</text:p>
      <text:p text:style-name="P1">خوار</text:p>
      <text:p text:style-name="P1"><text:soft-page-break/>خوارو</text:p>
      <text:p text:style-name="P1">خواروں</text:p>
      <text:p text:style-name="P1">خواری</text:p>
      <text:p text:style-name="P1">خوان</text:p>
      <text:p text:style-name="P1">خوانی</text:p>
      <text:p text:style-name="P1">خواہ</text:p>
      <text:p text:style-name="P1">خواہاں</text:p>
      <text:p text:style-name="P1">خواہش</text:p>
      <text:p text:style-name="P1">خواہشمند</text:p>
      <text:p text:style-name="P1">خواہوں</text:p>
      <text:p text:style-name="P1">خواہِش</text:p>
      <text:p text:style-name="P1">خواہِشوں</text:p>
      <text:p text:style-name="P1">خوبہ</text:p>
      <text:p text:style-name="P1">خوتام</text:p>
      <text:p text:style-name="P1">خوجوں</text:p>
      <text:p text:style-name="P1">خوجہ</text:p>
      <text:p text:style-name="P1">خوجے</text:p>
      <text:p text:style-name="P1">خود</text:p>
      <text:p text:style-name="P1"><text:soft-page-break/>خوداپنے</text:p>
      <text:p text:style-name="P1">خودرائی</text:p>
      <text:p text:style-name="P1">خودرَو</text:p>
      <text:p text:style-name="P1">خورؔس</text:p>
      <text:p text:style-name="P1">خوراک</text:p>
      <text:p text:style-name="P1">خورس</text:p>
      <text:p text:style-name="P1">خورِش</text:p>
      <text:p text:style-name="P1">خوری</text:p>
      <text:p text:style-name="P1">خوش</text:p>
      <text:p text:style-name="P1">خوشہ</text:p>
      <text:p text:style-name="P1">خوشۂِ</text:p>
      <text:p text:style-name="P1">خوشے</text:p>
      <text:p text:style-name="P1">خوف</text:p>
      <text:p text:style-name="P1">خوفناک</text:p>
      <text:p text:style-name="P1">خومر</text:p>
      <text:p text:style-name="P1">خومرسے</text:p>
      <text:p text:style-name="P1">خَئِیل</text:p>
      <text:p text:style-name="P1">خَتنہ</text:p>
      <text:p text:style-name="P1"><text:soft-page-break/>خَتنہ-عہد</text:p>
      <text:p text:style-name="P1">خَزانے</text:p>
      <text:p text:style-name="P1">خَستہ</text:p>
      <text:p text:style-name="P1">خَط</text:p>
      <text:p text:style-name="P1">خَطوں</text:p>
      <text:p text:style-name="P1">خَفا</text:p>
      <text:p text:style-name="P1">خَلوت</text:p>
      <text:p text:style-name="P1">خَمیہ</text:p>
      <text:p text:style-name="P1">خَواہ</text:p>
      <text:p text:style-name="P1">خَواہِش</text:p>
      <text:p text:style-name="P1">خَود</text:p>
      <text:p text:style-name="P1">خَوف</text:p>
      <text:p text:style-name="P1">خَوفزدہ</text:p>
      <text:p text:style-name="P1">خَوفناک</text:p>
      <text:p text:style-name="P1">خَیر</text:p>
      <text:p text:style-name="P1">خَیرات</text:p>
      <text:p text:style-name="P1">خَیرِیت</text:p>
      <text:p text:style-name="P1">خَیریت</text:p>
      <text:p text:style-name="P1"><text:soft-page-break/>خَیمئہِ</text:p>
      <text:p text:style-name="P1">خَیموں</text:p>
      <text:p text:style-name="P1">خَیمہ</text:p>
      <text:p text:style-name="P1">خَیمہئ</text:p>
      <text:p text:style-name="P1">خَیمہِئ</text:p>
      <text:p text:style-name="P1">خَیمۂِ</text:p>
      <text:p text:style-name="P1">خَیمۂ</text:p>
      <text:p text:style-name="P1">خَیمۂِ</text:p>
      <text:p text:style-name="P1">خَیمے</text:p>
      <text:p text:style-name="P1">خُدا</text:p>
      <text:p text:style-name="P1">خُداؔن</text:p>
      <text:p text:style-name="P1">خُدائی</text:p>
      <text:p text:style-name="P1">خُدائے</text:p>
      <text:p text:style-name="P1">خُدااپنی</text:p>
      <text:p text:style-name="P1">خُدابُھول</text:p>
      <text:p text:style-name="P1">خُداتعالیٰ</text:p>
      <text:p text:style-name="P1">خُداتُجھ</text:p>
      <text:p text:style-name="P1">خُداتُو</text:p>
      <text:p text:style-name="P1"><text:soft-page-break/>خُداتیرا</text:p>
      <text:p text:style-name="P1">خُداسب</text:p>
      <text:p text:style-name="P1">خُداسے</text:p>
      <text:p text:style-name="P1">خُدافرماتا</text:p>
      <text:p text:style-name="P1">خُدامُستقبِل</text:p>
      <text:p text:style-name="P1">خُدامیرے</text:p>
      <text:p text:style-name="P1">خُدانہ</text:p>
      <text:p text:style-name="P1">خُدانے</text:p>
      <text:p text:style-name="P1">خُداوند</text:p>
      <text:p text:style-name="P1">خُداونداسُور</text:p>
      <text:p text:style-name="P1">خُداونداُس</text:p>
      <text:p text:style-name="P1">خُداونداُن</text:p>
      <text:p text:style-name="P1">خُداونداِسرائیل</text:p>
      <text:p text:style-name="P1">خُداونداپنی</text:p>
      <text:p text:style-name="P1">خُداوندبابل</text:p>
      <text:p text:style-name="P1">خُداوندبنی</text:p>
      <text:p text:style-name="P1">خُداوندبُت</text:p>
      <text:p text:style-name="P1">خُداوندتُجھ</text:p>
      <text:p text:style-name="P1"><text:soft-page-break/>خُداوندتُمہارا</text:p>
      <text:p text:style-name="P1">خُداوندتیرے</text:p>
      <text:p text:style-name="P1">خُداوندجب</text:p>
      <text:p text:style-name="P1">خُداوندجُھوٹے</text:p>
      <text:p text:style-name="P1">خُداوندحبقُّوق</text:p>
      <text:p text:style-name="P1">خُداوندخالِق</text:p>
      <text:p text:style-name="P1">خُداوندخورس</text:p>
      <text:p text:style-name="P1">خُداوندخُدا</text:p>
      <text:p text:style-name="P1">خُداوندخُدایِ</text:p>
      <text:p text:style-name="P1">خُداوندرحم</text:p>
      <text:p text:style-name="P1">خُداوندزِندہ</text:p>
      <text:p text:style-name="P1">خُداوندصِیّوُن</text:p>
      <text:p text:style-name="P1">خُداوندعادِل</text:p>
      <text:p text:style-name="P1">خُداوندفرماتا</text:p>
      <text:p text:style-name="P1">خُداوندقَوموں</text:p>
      <text:p text:style-name="P1">خُداوندو</text:p>
      <text:p text:style-name="P1">خُداوندوں</text:p>
      <text:p text:style-name="P1">خُداوندوہاں</text:p>
      <text:p text:style-name="P1"><text:soft-page-break/>خُداوندِ</text:p>
      <text:p text:style-name="P1">خُداوندِنِعمت</text:p>
      <text:p text:style-name="P1">خُداوندکو</text:p>
      <text:p text:style-name="P1">خُداوندکے</text:p>
      <text:p text:style-name="P1">خُداوندہمارا</text:p>
      <text:p text:style-name="P1">خُداوندہمارے</text:p>
      <text:p text:style-name="P1">خُداوندہُوں</text:p>
      <text:p text:style-name="P1">خُداوندہی</text:p>
      <text:p text:style-name="P1">خُداوندہے</text:p>
      <text:p text:style-name="P1">خُداوندی</text:p>
      <text:p text:style-name="P1">خُداوندیروشلیِم</text:p>
      <text:p text:style-name="P1">خُداؤں</text:p>
      <text:p text:style-name="P1">خُداکا</text:p>
      <text:p text:style-name="P1">خُداکو</text:p>
      <text:p text:style-name="P1">خُداکی</text:p>
      <text:p text:style-name="P1">خُداکے</text:p>
      <text:p text:style-name="P1">خُداہماری</text:p>
      <text:p text:style-name="P1">خُداہے</text:p>
      <text:p text:style-name="P1"><text:soft-page-break/>خُدای</text:p>
      <text:p text:style-name="P1">خُدایئ</text:p>
      <text:p text:style-name="P1">خُدایُوں</text:p>
      <text:p text:style-name="P1">خُدایِ</text:p>
      <text:p text:style-name="P1">خُد۱ہُوں</text:p>
      <text:p text:style-name="P1">خُرازِؔین</text:p>
      <text:p text:style-name="P1">خُرازِین</text:p>
      <text:p text:style-name="P1">خُرموں</text:p>
      <text:p text:style-name="P1">خُرمی</text:p>
      <text:p text:style-name="P1">خُرّم</text:p>
      <text:p text:style-name="P1">خُرّمی</text:p>
      <text:p text:style-name="P1">خُرَّم</text:p>
      <text:p text:style-name="P1">خُس</text:p>
      <text:p text:style-name="P1">خُسر</text:p>
      <text:p text:style-name="P1">خُسروانہ</text:p>
      <text:p text:style-name="P1">خُسریتِرو</text:p>
      <text:p text:style-name="P1">خُشک</text:p>
      <text:p text:style-name="P1">خُشکی</text:p>
      <text:p text:style-name="P1"><text:soft-page-break/>خُصئے</text:p>
      <text:p text:style-name="P1">خُفّاہ</text:p>
      <text:p text:style-name="P1">خُفیتہً</text:p>
      <text:p text:style-name="P1">خُفیہ</text:p>
      <text:p text:style-name="P1">خُلا</text:p>
      <text:p text:style-name="P1">خُلاصہ</text:p>
      <text:p text:style-name="P1">خُلدؔہ</text:p>
      <text:p text:style-name="P1">خُمار</text:p>
      <text:p text:style-name="P1">خُو</text:p>
      <text:p text:style-name="P1">خُوؔن</text:p>
      <text:p text:style-name="P1">خُوب</text:p>
      <text:p text:style-name="P1">خُوبرُ</text:p>
      <text:p text:style-name="P1">خُوبرُو</text:p>
      <text:p text:style-name="P1">خُوبصُورت</text:p>
      <text:p text:style-name="P1">خُوبصُورتی</text:p>
      <text:p text:style-name="P1">خُوبِیاں</text:p>
      <text:p text:style-name="P1">خُوبی</text:p>
      <text:p text:style-name="P1">خُوبیاں</text:p>
      <text:p text:style-name="P1"><text:soft-page-break/>خُوتام</text:p>
      <text:p text:style-name="P1">خُود</text:p>
      <text:p text:style-name="P1">خُوداُٹھا</text:p>
      <text:p text:style-name="P1">خُودرای</text:p>
      <text:p text:style-name="P1">خُودسری</text:p>
      <text:p text:style-name="P1">خُودغرض</text:p>
      <text:p text:style-name="P1">خُودکِسی</text:p>
      <text:p text:style-name="P1">خُودی</text:p>
      <text:p text:style-name="P1">خُوراک</text:p>
      <text:p text:style-name="P1">خُوردہ</text:p>
      <text:p text:style-name="P1">خُورِش</text:p>
      <text:p text:style-name="P1">خُوزؔہ</text:p>
      <text:p text:style-name="P1">خُوش</text:p>
      <text:p text:style-name="P1">خُوشامد</text:p>
      <text:p text:style-name="P1">خُوشامدی</text:p>
      <text:p text:style-name="P1">خُوشبو</text:p>
      <text:p text:style-name="P1">خُوشبُو</text:p>
      <text:p text:style-name="P1">خُوشبُودار</text:p>
      <text:p text:style-name="P1"><text:soft-page-break/>خُوشبُویِ</text:p>
      <text:p text:style-name="P1">خُوشحال</text:p>
      <text:p text:style-name="P1">خُوشحالی</text:p>
      <text:p text:style-name="P1">خُوشخبری</text:p>
      <text:p text:style-name="P1">خُوشدِلی</text:p>
      <text:p text:style-name="P1">خُوشنما</text:p>
      <text:p text:style-name="P1">خُوشنُود</text:p>
      <text:p text:style-name="P1">خُوشنُودی</text:p>
      <text:p text:style-name="P1">خُوشی</text:p>
      <text:p text:style-name="P1">خُوشیوں</text:p>
      <text:p text:style-name="P1">خُون</text:p>
      <text:p text:style-name="P1">خُونخوار</text:p>
      <text:p text:style-name="P1">خُونریز</text:p>
      <text:p text:style-name="P1">خُونریزِیاں</text:p>
      <text:p text:style-name="P1">خُونریزی</text:p>
      <text:p text:style-name="P1">خُونِ</text:p>
      <text:p text:style-name="P1">خُونِیوں</text:p>
      <text:p text:style-name="P1">خُونی</text:p>
      <text:p text:style-name="P1"><text:soft-page-break/>خُیمۂِ</text:p>
      <text:p text:style-name="P1">خِجل</text:p>
      <text:p text:style-name="P1">خِدمت</text:p>
      <text:p text:style-name="P1">خِدمتوں</text:p>
      <text:p text:style-name="P1">خِدمتیں</text:p>
      <text:p text:style-name="P1">خِراج</text:p>
      <text:p text:style-name="P1">خِرامان</text:p>
      <text:p text:style-name="P1">خِرد</text:p>
      <text:p text:style-name="P1">خِردمندی</text:p>
      <text:p text:style-name="P1">خِردکی</text:p>
      <text:p text:style-name="P1">خِطاب</text:p>
      <text:p text:style-name="P1">خِلاف</text:p>
      <text:p text:style-name="P1">خِلافِ</text:p>
      <text:p text:style-name="P1">خِلعت</text:p>
      <text:p text:style-name="P1">خِلقت</text:p>
      <text:p text:style-name="P1">خِلقیاہ</text:p>
      <text:p text:style-name="P1">خِمیر</text:p>
      <text:p text:style-name="P1">خِیانت</text:p>
      <text:p text:style-name="P1"><text:soft-page-break/>خِیُس</text:p>
      <text:p text:style-name="P1">خچرّ</text:p>
      <text:p text:style-name="P1">خچّر</text:p>
      <text:p text:style-name="P1">خچّرایک</text:p>
      <text:p text:style-name="P1">خچّرجو</text:p>
      <text:p text:style-name="P1">خچّروں</text:p>
      <text:p text:style-name="P1">خی</text:p>
      <text:p text:style-name="P1">خیال</text:p>
      <text:p text:style-name="P1">خیالات</text:p>
      <text:p text:style-name="P1">خیالوں</text:p>
      <text:p text:style-name="P1">خیام</text:p>
      <text:p text:style-name="P1">خیانت</text:p>
      <text:p text:style-name="P1">خیتھ</text:p>
      <text:p text:style-name="P1">خیر</text:p>
      <text:p text:style-name="P1">خیریت</text:p>
      <text:p text:style-name="P1">خیز</text:p>
      <text:p text:style-name="P1">خیل</text:p>
      <text:p text:style-name="P1">خیمۂِ</text:p>
      <text:p text:style-name="P1"><text:soft-page-break/>دؔاؤُد</text:p>
      <text:p text:style-name="P1">دؔجون</text:p>
      <text:p text:style-name="P1">دؔمشق</text:p>
      <text:p text:style-name="P1">دؔور</text:p>
      <text:p text:style-name="P1">دئِے</text:p>
      <text:p text:style-name="P1">داؔن</text:p>
      <text:p text:style-name="P1">داؔنی</text:p>
      <text:p text:style-name="P1">داؔؤُد</text:p>
      <text:p text:style-name="P1">دائمِی</text:p>
      <text:p text:style-name="P1">دائمی</text:p>
      <text:p text:style-name="P1">دائود</text:p>
      <text:p text:style-name="P1">دائِرہ</text:p>
      <text:p text:style-name="P1">دائِرۂِ</text:p>
      <text:p text:style-name="P1">دائِمی</text:p>
      <text:p text:style-name="P1">دائِیوں</text:p>
      <text:p text:style-name="P1">دائی</text:p>
      <text:p text:style-name="P1">دائیاں</text:p>
      <text:p text:style-name="P1">دائیوں</text:p>
      <text:p text:style-name="P1"><text:soft-page-break/>دائیں</text:p>
      <text:p text:style-name="P1">داب</text:p>
      <text:p text:style-name="P1">دابر</text:p>
      <text:p text:style-name="P1">داتن</text:p>
      <text:p text:style-name="P1">داخلہ</text:p>
      <text:p text:style-name="P1">داخِل</text:p>
      <text:p text:style-name="P1">داخِلہ</text:p>
      <text:p text:style-name="P1">داد</text:p>
      <text:p text:style-name="P1">دادا</text:p>
      <text:p text:style-name="P1">دادرس</text:p>
      <text:p text:style-name="P1">دادرسی</text:p>
      <text:p text:style-name="P1">دادکا</text:p>
      <text:p text:style-name="P1">دار</text:p>
      <text:p text:style-name="P1">دارا</text:p>
      <text:p text:style-name="P1">داراُلسّلطنت</text:p>
      <text:p text:style-name="P1">دارشہر</text:p>
      <text:p text:style-name="P1">دارع</text:p>
      <text:p text:style-name="P1">دارلِباس</text:p>
      <text:p text:style-name="P1"><text:soft-page-break/>دارمعلُوم</text:p>
      <text:p text:style-name="P1">دارمُستقبل</text:p>
      <text:p text:style-name="P1">داروغہ</text:p>
      <text:p text:style-name="P1">داروں</text:p>
      <text:p text:style-name="P1">دارُالحُکُومت</text:p>
      <text:p text:style-name="P1">دارُالسّلطنت</text:p>
      <text:p text:style-name="P1">دارِی</text:p>
      <text:p text:style-name="P1">دارچِینی</text:p>
      <text:p text:style-name="P1">دارچینی</text:p>
      <text:p text:style-name="P1">داری</text:p>
      <text:p text:style-name="P1">داریاں</text:p>
      <text:p text:style-name="P1">داغ</text:p>
      <text:p text:style-name="P1">داغا</text:p>
      <text:p text:style-name="P1">داغوں</text:p>
      <text:p text:style-name="P1">داغی</text:p>
      <text:p text:style-name="P1">دال</text:p>
      <text:p text:style-name="P1">دالتھ</text:p>
      <text:p text:style-name="P1">دام</text:p>
      <text:p text:style-name="P1"><text:soft-page-break/>داماد</text:p>
      <text:p text:style-name="P1">دامادتھا</text:p>
      <text:p text:style-name="P1">دامادوں</text:p>
      <text:p text:style-name="P1">دامن</text:p>
      <text:p text:style-name="P1">دامنی</text:p>
      <text:p text:style-name="P1">داموں</text:p>
      <text:p text:style-name="P1">دان</text:p>
      <text:p text:style-name="P1">دانا</text:p>
      <text:p text:style-name="P1">دانائی</text:p>
      <text:p text:style-name="P1">داناعَورت</text:p>
      <text:p text:style-name="P1">دانانصِیحت</text:p>
      <text:p text:style-name="P1">داناؤں</text:p>
      <text:p text:style-name="P1">دانت</text:p>
      <text:p text:style-name="P1">دانتوں</text:p>
      <text:p text:style-name="P1">دانش</text:p>
      <text:p text:style-name="P1">دانشور</text:p>
      <text:p text:style-name="P1">دانوں</text:p>
      <text:p text:style-name="P1">دانِست</text:p>
      <text:p text:style-name="P1"><text:soft-page-break/>دانِستہ</text:p>
      <text:p text:style-name="P1">دانِش</text:p>
      <text:p text:style-name="P1">دانِشمند</text:p>
      <text:p text:style-name="P1">دانِشور</text:p>
      <text:p text:style-name="P1">دانِشوروں</text:p>
      <text:p text:style-name="P1">دانِیوں</text:p>
      <text:p text:style-name="P1">دانہ</text:p>
      <text:p text:style-name="P1">دانی</text:p>
      <text:p text:style-name="P1">دانیوں</text:p>
      <text:p text:style-name="P1">دانے</text:p>
      <text:p text:style-name="P1">داؤ</text:p>
      <text:p text:style-name="P1">داؤؔد</text:p>
      <text:p text:style-name="P1">داؤتا</text:p>
      <text:p text:style-name="P1">داؤتے</text:p>
      <text:p text:style-name="P1">داؤد</text:p>
      <text:p text:style-name="P1">داؤنا</text:p>
      <text:p text:style-name="P1">داؤنے</text:p>
      <text:p text:style-name="P1">داؤُ</text:p>
      <text:p text:style-name="P1"><text:soft-page-break/>داؤُؔد</text:p>
      <text:p text:style-name="P1">داؤُد</text:p>
      <text:p text:style-name="P1">داؤُدسے</text:p>
      <text:p text:style-name="P1">داؤُدنے</text:p>
      <text:p text:style-name="P1">داؤُدکا</text:p>
      <text:p text:style-name="P1">داؤُدکے</text:p>
      <text:p text:style-name="P1">داؤُُٔد</text:p>
      <text:p text:style-name="P1">داُداس</text:p>
      <text:p text:style-name="P1">داُرناؔن</text:p>
      <text:p text:style-name="P1">داُس</text:p>
      <text:p text:style-name="P1">داپنے</text:p>
      <text:p text:style-name="P1">داڑِھیاں</text:p>
      <text:p text:style-name="P1">داڑھی</text:p>
      <text:p text:style-name="P1">داڑھیں</text:p>
      <text:p text:style-name="P1">داہ</text:p>
      <text:p text:style-name="P1">دایہ</text:p>
      <text:p text:style-name="P1">دب</text:p>
      <text:p text:style-name="P1">دبا</text:p>
      <text:p text:style-name="P1"><text:soft-page-break/>دبائے</text:p>
      <text:p text:style-name="P1">دباتی</text:p>
      <text:p text:style-name="P1">دباتے</text:p>
      <text:p text:style-name="P1">دبادشاہ</text:p>
      <text:p text:style-name="P1">دباؤ</text:p>
      <text:p text:style-name="P1">دباؤُں</text:p>
      <text:p text:style-name="P1">دبایا</text:p>
      <text:p text:style-name="P1">دببَی</text:p>
      <text:p text:style-name="P1">دبدبہ</text:p>
      <text:p text:style-name="P1">دبر</text:p>
      <text:p text:style-name="P1">دبرت</text:p>
      <text:p text:style-name="P1">دبلہ</text:p>
      <text:p text:style-name="P1">دبورؔہ</text:p>
      <text:p text:style-name="P1">دبورہ</text:p>
      <text:p text:style-name="P1">دبوچ</text:p>
      <text:p text:style-name="P1">دبُڈّھا</text:p>
      <text:p text:style-name="P1">دبُہت</text:p>
      <text:p text:style-name="P1">دبِن</text:p>
      <text:p text:style-name="P1"><text:soft-page-break/>دبِیر</text:p>
      <text:p text:style-name="P1">دبّاست</text:p>
      <text:p text:style-name="P1">دبّاغ</text:p>
      <text:p text:style-name="P1">دبک</text:p>
      <text:p text:style-name="P1">دبکا</text:p>
      <text:p text:style-name="P1">دبکتا</text:p>
      <text:p text:style-name="P1">دبکر</text:p>
      <text:p text:style-name="P1">دبکے</text:p>
      <text:p text:style-name="P1">دبی</text:p>
      <text:p text:style-name="P1">دبے</text:p>
      <text:p text:style-name="P1">دترقّی</text:p>
      <text:p text:style-name="P1">دتُجھ</text:p>
      <text:p text:style-name="P1">دتیرے</text:p>
      <text:p text:style-name="P1">دجا</text:p>
      <text:p text:style-name="P1">دجاتا</text:p>
      <text:p text:style-name="P1">دجاد</text:p>
      <text:p text:style-name="P1">دجان</text:p>
      <text:p text:style-name="P1">دجلہ</text:p>
      <text:p text:style-name="P1"><text:soft-page-break/>دجوؔن</text:p>
      <text:p text:style-name="P1">دجون</text:p>
      <text:p text:style-name="P1">دخل</text:p>
      <text:p text:style-name="P1">دخُدا</text:p>
      <text:p text:style-name="P1">دداؔن</text:p>
      <text:p text:style-name="P1">ددان</text:p>
      <text:p text:style-name="P1">ددانِیوں</text:p>
      <text:p text:style-name="P1">در</text:p>
      <text:p text:style-name="P1">درآمد</text:p>
      <text:p text:style-name="P1">دراز</text:p>
      <text:p text:style-name="P1">درازہو</text:p>
      <text:p text:style-name="P1">درازی</text:p>
      <text:p text:style-name="P1">دراصل</text:p>
      <text:p text:style-name="P1">درانتی</text:p>
      <text:p text:style-name="P1">دراڑ</text:p>
      <text:p text:style-name="P1">دراڑوں</text:p>
      <text:p text:style-name="P1">دراڑیں</text:p>
      <text:p text:style-name="P1">دربار</text:p>
      <text:p text:style-name="P1"><text:soft-page-break/>دربان</text:p>
      <text:p text:style-name="P1">دربانوں</text:p>
      <text:p text:style-name="P1">درج</text:p>
      <text:p text:style-name="P1">درجوں</text:p>
      <text:p text:style-name="P1">درجہ</text:p>
      <text:p text:style-name="P1">درجے</text:p>
      <text:p text:style-name="P1">درحالیکہ</text:p>
      <text:p text:style-name="P1">درحقِیقت</text:p>
      <text:p text:style-name="P1">درخت</text:p>
      <text:p text:style-name="P1">درختو</text:p>
      <text:p text:style-name="P1">درختوں</text:p>
      <text:p text:style-name="P1">درخشان</text:p>
      <text:p text:style-name="P1">درخواست</text:p>
      <text:p text:style-name="P1">درخواستیں</text:p>
      <text:p text:style-name="P1">درد</text:p>
      <text:p text:style-name="P1">دردع</text:p>
      <text:p text:style-name="P1">دردِ</text:p>
      <text:p text:style-name="P1">درشت</text:p>
      <text:p text:style-name="P1"><text:soft-page-break/>درقُون</text:p>
      <text:p text:style-name="P1">درمِیان</text:p>
      <text:p text:style-name="P1">درمِیانی</text:p>
      <text:p text:style-name="P1">درمیان</text:p>
      <text:p text:style-name="P1">دروازو</text:p>
      <text:p text:style-name="P1">دروازوں</text:p>
      <text:p text:style-name="P1">دروازہ</text:p>
      <text:p text:style-name="P1">دروازے</text:p>
      <text:p text:style-name="P1">دروغ</text:p>
      <text:p text:style-name="P1">دروغگوئی</text:p>
      <text:p text:style-name="P1">درُست</text:p>
      <text:p text:style-name="P1">درُستی</text:p>
      <text:p text:style-name="P1">درُشت</text:p>
      <text:p text:style-name="P1">درُو</text:p>
      <text:p text:style-name="P1">درِندو</text:p>
      <text:p text:style-name="P1">درِندوں</text:p>
      <text:p text:style-name="P1">درِندہ</text:p>
      <text:p text:style-name="P1">درِندے</text:p>
      <text:p text:style-name="P1"><text:soft-page-break/>درِیچوں</text:p>
      <text:p text:style-name="P1">درِیچہ</text:p>
      <text:p text:style-name="P1">درِیچے</text:p>
      <text:p text:style-name="P1">درپَے</text:p>
      <text:p text:style-name="P1">درکار</text:p>
      <text:p text:style-name="P1">درگُذر</text:p>
      <text:p text:style-name="P1">درگُذرے</text:p>
      <text:p text:style-name="P1">دری</text:p>
      <text:p text:style-name="P1">دریا</text:p>
      <text:p text:style-name="P1">دریائی</text:p>
      <text:p text:style-name="P1">دریائے</text:p>
      <text:p text:style-name="P1">دریافت</text:p>
      <text:p text:style-name="P1">دریاؤں</text:p>
      <text:p text:style-name="P1">دریای</text:p>
      <text:p text:style-name="P1">دریایِ</text:p>
      <text:p text:style-name="P1">دریغ</text:p>
      <text:p text:style-name="P1">دس</text:p>
      <text:p text:style-name="P1">دساتواں</text:p>
      <text:p text:style-name="P1"><text:soft-page-break/>دسارے</text:p>
      <text:p text:style-name="P1">دست</text:p>
      <text:p text:style-name="P1">دستاریں</text:p>
      <text:p text:style-name="P1">دستاوِیز</text:p>
      <text:p text:style-name="P1">دستاویز</text:p>
      <text:p text:style-name="P1">دستخط</text:p>
      <text:p text:style-name="P1">دستر</text:p>
      <text:p text:style-name="P1">دسترخوان</text:p>
      <text:p text:style-name="P1">دستوں</text:p>
      <text:p text:style-name="P1">دستُور</text:p>
      <text:p text:style-name="P1">دستُورالعمل</text:p>
      <text:p text:style-name="P1">دستُوروں</text:p>
      <text:p text:style-name="P1">دستُورُالعمل</text:p>
      <text:p text:style-name="P1">دستِ</text:p>
      <text:p text:style-name="P1">دستکار</text:p>
      <text:p text:style-name="P1">دستکاروں</text:p>
      <text:p text:style-name="P1">دستکاری</text:p>
      <text:p text:style-name="P1">دستگِیر</text:p>
      <text:p text:style-name="P1"><text:soft-page-break/>دستہ</text:p>
      <text:p text:style-name="P1">دستۂِ</text:p>
      <text:p text:style-name="P1">دستی</text:p>
      <text:p text:style-name="P1">دستے</text:p>
      <text:p text:style-name="P1">دسواں</text:p>
      <text:p text:style-name="P1">دسوختنی</text:p>
      <text:p text:style-name="P1">دسوِیں</text:p>
      <text:p text:style-name="P1">دسوں</text:p>
      <text:p text:style-name="P1">دسویں</text:p>
      <text:p text:style-name="P1">دسے</text:p>
      <text:p text:style-name="P1">دشت</text:p>
      <text:p text:style-name="P1">دشتِ</text:p>
      <text:p text:style-name="P1">دشتی</text:p>
      <text:p text:style-name="P1">دعوت</text:p>
      <text:p text:style-name="P1">دعویٰ</text:p>
      <text:p text:style-name="P1">دعوے</text:p>
      <text:p text:style-name="P1">دعُوایل</text:p>
      <text:p text:style-name="P1">دغا</text:p>
      <text:p text:style-name="P1"><text:soft-page-break/>دغاباز</text:p>
      <text:p text:style-name="P1">دغابازنسل</text:p>
      <text:p text:style-name="P1">دغابازوں</text:p>
      <text:p text:style-name="P1">دغابازی</text:p>
      <text:p text:style-name="P1">دغادی</text:p>
      <text:p text:style-name="P1">دف</text:p>
      <text:p text:style-name="P1">دفاع</text:p>
      <text:p text:style-name="P1">دفتر</text:p>
      <text:p text:style-name="P1">دفع</text:p>
      <text:p text:style-name="P1">دفعتہ</text:p>
      <text:p text:style-name="P1">دفعتہً</text:p>
      <text:p text:style-name="P1">دفعہ</text:p>
      <text:p text:style-name="P1">دفن</text:p>
      <text:p text:style-name="P1">دفوں</text:p>
      <text:p text:style-name="P1">دفِینے</text:p>
      <text:p text:style-name="P1">دقلعہ</text:p>
      <text:p text:style-name="P1">دل</text:p>
      <text:p text:style-name="P1">دلا</text:p>
      <text:p text:style-name="P1"><text:soft-page-break/>دلدار</text:p>
      <text:p text:style-name="P1">دلدل</text:p>
      <text:p text:style-name="P1">دلدلیں</text:p>
      <text:p text:style-name="P1">دلفُوؔن</text:p>
      <text:p text:style-name="P1">دلمتیہ</text:p>
      <text:p text:style-name="P1">دلَوٹا</text:p>
      <text:p text:style-name="P1">دلِیل</text:p>
      <text:p text:style-name="P1">دلِیلوں</text:p>
      <text:p text:style-name="P1">دلِیلہ</text:p>
      <text:p text:style-name="P1">دلِیلیں</text:p>
      <text:p text:style-name="P1">دلگِیر</text:p>
      <text:p text:style-name="P1">دلیر</text:p>
      <text:p text:style-name="P1">دلیری</text:p>
      <text:p text:style-name="P1">دم</text:p>
      <text:p text:style-name="P1">دما</text:p>
      <text:p text:style-name="P1">دماغ</text:p>
      <text:p text:style-name="P1">دماغی</text:p>
      <text:p text:style-name="P1">دمدموں</text:p>
      <text:p text:style-name="P1"><text:soft-page-break/>دمدمہ</text:p>
      <text:p text:style-name="P1">دمدمے</text:p>
      <text:p text:style-name="P1">دمشق</text:p>
      <text:p text:style-name="P1">دممسُوح</text:p>
      <text:p text:style-name="P1">دمِشق</text:p>
      <text:p text:style-name="P1">دمِشقِیوں</text:p>
      <text:p text:style-name="P1">دمِشقی</text:p>
      <text:p text:style-name="P1">دمڑِیاں</text:p>
      <text:p text:style-name="P1">دمڑی</text:p>
      <text:p text:style-name="P1">دندانہ</text:p>
      <text:p text:style-name="P1">دنّاہ</text:p>
      <text:p text:style-name="P1">دنگ</text:p>
      <text:p text:style-name="P1">دنگل</text:p>
      <text:p text:style-name="P1">دنے</text:p>
      <text:p text:style-name="P1">دو</text:p>
      <text:p text:style-name="P1">دوؔئیگ</text:p>
      <text:p text:style-name="P1">دوئیگ</text:p>
      <text:p text:style-name="P1">دوا</text:p>
      <text:p text:style-name="P1"><text:soft-page-break/>دواؔن</text:p>
      <text:p text:style-name="P1">دوائیں</text:p>
      <text:p text:style-name="P1">دوات</text:p>
      <text:p text:style-name="P1">دواندھوں</text:p>
      <text:p text:style-name="P1">دوبارہ</text:p>
      <text:p text:style-name="P1">دوبر</text:p>
      <text:p text:style-name="P1">دوبیٹوں</text:p>
      <text:p text:style-name="P1">دوتین</text:p>
      <text:p text:style-name="P1">دودؔے</text:p>
      <text:p text:style-name="P1">دوداؔنی</text:p>
      <text:p text:style-name="P1">دودانی</text:p>
      <text:p text:style-name="P1">دودو</text:p>
      <text:p text:style-name="P1">دور</text:p>
      <text:p text:style-name="P1">دوران</text:p>
      <text:p text:style-name="P1">دورویائیں</text:p>
      <text:p text:style-name="P1">دورِ</text:p>
      <text:p text:style-name="P1">دوزی</text:p>
      <text:p text:style-name="P1">دوست</text:p>
      <text:p text:style-name="P1"><text:soft-page-break/>دوستو</text:p>
      <text:p text:style-name="P1">دوستوں</text:p>
      <text:p text:style-name="P1">دوستی</text:p>
      <text:p text:style-name="P1">دوسری</text:p>
      <text:p text:style-name="P1">دوسرے</text:p>
      <text:p text:style-name="P1">دوسَو</text:p>
      <text:p text:style-name="P1">دوسُتُون</text:p>
      <text:p text:style-name="P1">دوشِیزگی</text:p>
      <text:p text:style-name="P1">دولت</text:p>
      <text:p text:style-name="P1">دولتمند</text:p>
      <text:p text:style-name="P1">دوم</text:p>
      <text:p text:style-name="P1">دوماہ</text:p>
      <text:p text:style-name="P1">دونوں</text:p>
      <text:p text:style-name="P1">دوپٹے</text:p>
      <text:p text:style-name="P1">دوپہر</text:p>
      <text:p text:style-name="P1">دوچار</text:p>
      <text:p text:style-name="P1">دوچند</text:p>
      <text:p text:style-name="P1">دوچِہرے</text:p>
      <text:p text:style-name="P1"><text:soft-page-break/>دوڑِیں</text:p>
      <text:p text:style-name="P1">دوکرُّوبیوں</text:p>
      <text:p text:style-name="P1">دوگے</text:p>
      <text:p text:style-name="P1">دوں</text:p>
      <text:p text:style-name="P1">دوہنِیاں</text:p>
      <text:p text:style-name="P1">دَام</text:p>
      <text:p text:style-name="P1">دَب</text:p>
      <text:p text:style-name="P1">دَباتی</text:p>
      <text:p text:style-name="P1">دَبک</text:p>
      <text:p text:style-name="P1">دَجلہ</text:p>
      <text:p text:style-name="P1">دَخل</text:p>
      <text:p text:style-name="P1">دَدَا</text:p>
      <text:p text:style-name="P1">دَر</text:p>
      <text:p text:style-name="P1">دَرانتی</text:p>
      <text:p text:style-name="P1">دَرج</text:p>
      <text:p text:style-name="P1">دَرجہ</text:p>
      <text:p text:style-name="P1">دَرخت</text:p>
      <text:p text:style-name="P1">دَرخواست</text:p>
      <text:p text:style-name="P1"><text:soft-page-break/>دَرد</text:p>
      <text:p text:style-name="P1">دَردمَندی</text:p>
      <text:p text:style-name="P1">دَردِ</text:p>
      <text:p text:style-name="P1">دَرپیش</text:p>
      <text:p text:style-name="P1">دَرپے</text:p>
      <text:p text:style-name="P1">دَرکار</text:p>
      <text:p text:style-name="P1">دَرہم</text:p>
      <text:p text:style-name="P1">دَریا</text:p>
      <text:p text:style-name="P1">دَس</text:p>
      <text:p text:style-name="P1">دَستُور</text:p>
      <text:p text:style-name="P1">دَسواں</text:p>
      <text:p text:style-name="P1">دَسوں</text:p>
      <text:p text:style-name="P1">دَعوت</text:p>
      <text:p text:style-name="P1">دَغا</text:p>
      <text:p text:style-name="P1">دَف</text:p>
      <text:p text:style-name="P1">دَفع</text:p>
      <text:p text:style-name="P1">دَفن</text:p>
      <text:p text:style-name="P1">دَل</text:p>
      <text:p text:style-name="P1"><text:soft-page-break/>دَلدار</text:p>
      <text:p text:style-name="P1">دَلدَل</text:p>
      <text:p text:style-name="P1">دَلوں</text:p>
      <text:p text:style-name="P1">دَم</text:p>
      <text:p text:style-name="P1">دَمَرِس</text:p>
      <text:p text:style-name="P1">دَمڑیاں</text:p>
      <text:p text:style-name="P1">دَنگ</text:p>
      <text:p text:style-name="P1">دَو</text:p>
      <text:p text:style-name="P1">دَور</text:p>
      <text:p text:style-name="P1">دَوران</text:p>
      <text:p text:style-name="P1">دَوروں</text:p>
      <text:p text:style-name="P1">دَورِ</text:p>
      <text:p text:style-name="P1">دَورِسلطنت</text:p>
      <text:p text:style-name="P1">دَورہ</text:p>
      <text:p text:style-name="P1">دَولت</text:p>
      <text:p text:style-name="P1">دَولتمند</text:p>
      <text:p text:style-name="P1">دَولتمندوں</text:p>
      <text:p text:style-name="P1">دَونا</text:p>
      <text:p text:style-name="P1"><text:soft-page-break/>دَونے</text:p>
      <text:p text:style-name="P1">دَوڑ</text:p>
      <text:p text:style-name="P1">دَوڑا</text:p>
      <text:p text:style-name="P1">دَوڑائی</text:p>
      <text:p text:style-name="P1">دَوڑتا</text:p>
      <text:p text:style-name="P1">دَوڑتی</text:p>
      <text:p text:style-name="P1">دَوڑتے</text:p>
      <text:p text:style-name="P1">دَوڑنا</text:p>
      <text:p text:style-name="P1">دَوڑنے</text:p>
      <text:p text:style-name="P1">دَوڑو</text:p>
      <text:p text:style-name="P1">دَوڑوگے</text:p>
      <text:p text:style-name="P1">دَوڑُوں</text:p>
      <text:p text:style-name="P1">دَوڑی</text:p>
      <text:p text:style-name="P1">دَوڑیں</text:p>
      <text:p text:style-name="P1">دَوڑے</text:p>
      <text:p text:style-name="P1">دَکھّن</text:p>
      <text:p text:style-name="P1">دَکھّنا</text:p>
      <text:p text:style-name="P1">دَھراتھا</text:p>
      <text:p text:style-name="P1"><text:soft-page-break/>دَھونکتا</text:p>
      <text:p text:style-name="P1">دَھونکتے</text:p>
      <text:p text:style-name="P1">دَھونکنی</text:p>
      <text:p text:style-name="P1">دَھونکُوں</text:p>
      <text:p text:style-name="P1">دَہ</text:p>
      <text:p text:style-name="P1">دَہکا</text:p>
      <text:p text:style-name="P1">دَیمو</text:p>
      <text:p text:style-name="P1">دَیموؔن</text:p>
      <text:p text:style-name="P1">دُ</text:p>
      <text:p text:style-name="P1">دُبدھے</text:p>
      <text:p text:style-name="P1">دُبلا</text:p>
      <text:p text:style-name="P1">دُبلی</text:p>
      <text:p text:style-name="P1">دُبلے</text:p>
      <text:p text:style-name="P1">دُختر</text:p>
      <text:p text:style-name="P1">دُخترِ</text:p>
      <text:p text:style-name="P1">دُخترِصِیُّون</text:p>
      <text:p text:style-name="P1">دُختِر</text:p>
      <text:p text:style-name="P1">دُرست</text:p>
      <text:p text:style-name="P1"><text:soft-page-break/>دُروسِلہ</text:p>
      <text:p text:style-name="P1">دُرُست</text:p>
      <text:p text:style-name="P1">دُشمن</text:p>
      <text:p text:style-name="P1">دُشمنوں</text:p>
      <text:p text:style-name="P1">دُشمنی</text:p>
      <text:p text:style-name="P1">دُشوار</text:p>
      <text:p text:style-name="P1">دُعا</text:p>
      <text:p text:style-name="P1">دُعائیں</text:p>
      <text:p text:style-name="P1">دُعائے</text:p>
      <text:p text:style-name="P1">دُعاتُجھ</text:p>
      <text:p text:style-name="P1">دُعادی</text:p>
      <text:p text:style-name="P1">دُعاسُنی</text:p>
      <text:p text:style-name="P1">دُعاقبُول</text:p>
      <text:p text:style-name="P1">دُعاؤں</text:p>
      <text:p text:style-name="P1">دُعاکرے</text:p>
      <text:p text:style-name="P1">دُعاکی</text:p>
      <text:p text:style-name="P1">دُعایِ</text:p>
      <text:p text:style-name="P1">دُعا۔:-</text:p>
      <text:p text:style-name="P1"><text:soft-page-break/>دُفقہ</text:p>
      <text:p text:style-name="P1">دُلہا</text:p>
      <text:p text:style-name="P1">دُلہن</text:p>
      <text:p text:style-name="P1">دُلہے</text:p>
      <text:p text:style-name="P1">دُم</text:p>
      <text:p text:style-name="P1">دُموں</text:p>
      <text:p text:style-name="P1">دُمیں</text:p>
      <text:p text:style-name="P1">دُنبالہ</text:p>
      <text:p text:style-name="P1">دُنیا</text:p>
      <text:p text:style-name="P1">دُنیاسے</text:p>
      <text:p text:style-name="P1">دُنیامیں</text:p>
      <text:p text:style-name="P1">دُنیاکی</text:p>
      <text:p text:style-name="P1">دُنیوی</text:p>
      <text:p text:style-name="P1">دُنیَوی</text:p>
      <text:p text:style-name="P1">دُوبارہ</text:p>
      <text:p text:style-name="P1">دُوتین</text:p>
      <text:p text:style-name="P1">دُودؔے</text:p>
      <text:p text:style-name="P1">دُوداوا</text:p>
      <text:p text:style-name="P1"><text:soft-page-break/>دُودکش</text:p>
      <text:p text:style-name="P1">دُودھ</text:p>
      <text:p text:style-name="P1">دُور</text:p>
      <text:p text:style-name="P1">دُورا</text:p>
      <text:p text:style-name="P1">دُورتک</text:p>
      <text:p text:style-name="P1">دُوررہی</text:p>
      <text:p text:style-name="P1">دُوررہے</text:p>
      <text:p text:style-name="P1">دُورسے</text:p>
      <text:p text:style-name="P1">دُورنہ</text:p>
      <text:p text:style-name="P1">دُورکرو</text:p>
      <text:p text:style-name="P1">دُورکرے</text:p>
      <text:p text:style-name="P1">دُورہو</text:p>
      <text:p text:style-name="P1">دُورہیں</text:p>
      <text:p text:style-name="P1">دُورہے</text:p>
      <text:p text:style-name="P1">دُوسرا</text:p>
      <text:p text:style-name="P1">دُوسراکھائے</text:p>
      <text:p text:style-name="P1">دُوسروں</text:p>
      <text:p text:style-name="P1">دُوسری</text:p>
      <text:p text:style-name="P1"><text:soft-page-break/>دُوسرے</text:p>
      <text:p text:style-name="P1">دُومہ</text:p>
      <text:p text:style-name="P1">دُونا</text:p>
      <text:p text:style-name="P1">دُونی</text:p>
      <text:p text:style-name="P1">دُوں</text:p>
      <text:p text:style-name="P1">دُکانوں</text:p>
      <text:p text:style-name="P1">دُکھ</text:p>
      <text:p text:style-name="P1">دُکھانے</text:p>
      <text:p text:style-name="P1">دُکھتا</text:p>
      <text:p text:style-name="P1">دُکھوں</text:p>
      <text:p text:style-name="P1">دُکھی</text:p>
      <text:p text:style-name="P1">دُکھیارے</text:p>
      <text:p text:style-name="P1">دُگنا</text:p>
      <text:p text:style-name="P1">دُھرے</text:p>
      <text:p text:style-name="P1">دُھل</text:p>
      <text:p text:style-name="P1">دُھلتے</text:p>
      <text:p text:style-name="P1">دُھلوا</text:p>
      <text:p text:style-name="P1">دُھلوائے</text:p>
      <text:p text:style-name="P1"><text:soft-page-break/>دُھن</text:p>
      <text:p text:style-name="P1">دُھندلا</text:p>
      <text:p text:style-name="P1">دُھندلانے</text:p>
      <text:p text:style-name="P1">دُھندلاگئیں</text:p>
      <text:p text:style-name="P1">دُھندلاہٹ</text:p>
      <text:p text:style-name="P1">دُھندلی</text:p>
      <text:p text:style-name="P1">دُھوئیں</text:p>
      <text:p text:style-name="P1">دُھواں</text:p>
      <text:p text:style-name="P1">دُھول</text:p>
      <text:p text:style-name="P1">دُھوم</text:p>
      <text:p text:style-name="P1">دُھؤاں</text:p>
      <text:p text:style-name="P1">دُھوپ</text:p>
      <text:p text:style-name="P1">دُہائی</text:p>
      <text:p text:style-name="P1">دُہرا</text:p>
      <text:p text:style-name="P1">دُہراتا</text:p>
      <text:p text:style-name="P1">دُہرے</text:p>
      <text:p text:style-name="P1">دِ</text:p>
      <text:p text:style-name="P1">دِئیے</text:p>
      <text:p text:style-name="P1"><text:soft-page-break/>دِئے</text:p>
      <text:p text:style-name="P1">دِبلائِیم</text:p>
      <text:p text:style-name="P1">دِبلتاؔیم</text:p>
      <text:p text:style-name="P1">دِبلہ</text:p>
      <text:p text:style-name="P1">دِجلہ</text:p>
      <text:p text:style-name="P1">دِربے</text:p>
      <text:p text:style-name="P1">دِرَو</text:p>
      <text:p text:style-name="P1">دِرَوکی</text:p>
      <text:p text:style-name="P1">دِرہم</text:p>
      <text:p text:style-name="P1">دِس</text:p>
      <text:p text:style-name="P1">دِق</text:p>
      <text:p text:style-name="P1">دِقر</text:p>
      <text:p text:style-name="P1">دِقلہ</text:p>
      <text:p text:style-name="P1">دِقّت</text:p>
      <text:p text:style-name="P1">دِل</text:p>
      <text:p text:style-name="P1">دِلا</text:p>
      <text:p text:style-name="P1">دِلائی</text:p>
      <text:p text:style-name="P1">دِلائیں</text:p>
      <text:p text:style-name="P1"><text:soft-page-break/>دِلائے</text:p>
      <text:p text:style-name="P1">دِلاتا</text:p>
      <text:p text:style-name="P1">دِلاتی</text:p>
      <text:p text:style-name="P1">دِلاتے</text:p>
      <text:p text:style-name="P1">دِلاسا</text:p>
      <text:p text:style-name="P1">دِلاسادِیا</text:p>
      <text:p text:style-name="P1">دِلانا</text:p>
      <text:p text:style-name="P1">دِلانے</text:p>
      <text:p text:style-name="P1">دِلاور</text:p>
      <text:p text:style-name="P1">دِلاوری</text:p>
      <text:p text:style-name="P1">دِلاؤ</text:p>
      <text:p text:style-name="P1">دِلاؤُں</text:p>
      <text:p text:style-name="P1">دِلایا</text:p>
      <text:p text:style-name="P1">دِلایاؔہ</text:p>
      <text:p text:style-name="P1">دِلایاہ</text:p>
      <text:p text:style-name="P1">دِلجمعی</text:p>
      <text:p text:style-name="P1">دِلداری</text:p>
      <text:p text:style-name="P1">دِلعاؔن</text:p>
      <text:p text:style-name="P1"><text:soft-page-break/>دِلو</text:p>
      <text:p text:style-name="P1">دِلوا</text:p>
      <text:p text:style-name="P1">دِلوائی</text:p>
      <text:p text:style-name="P1">دِلوانا</text:p>
      <text:p text:style-name="P1">دِلوں</text:p>
      <text:p text:style-name="P1">دِلکش</text:p>
      <text:p text:style-name="P1">دِلکُشا</text:p>
      <text:p text:style-name="P1">دِلکُشامُملکت</text:p>
      <text:p text:style-name="P1">دِلگِیر</text:p>
      <text:p text:style-name="P1">دِلگِیری</text:p>
      <text:p text:style-name="P1">دِلی</text:p>
      <text:p text:style-name="P1">دِلیر</text:p>
      <text:p text:style-name="P1">دِلیرانہ</text:p>
      <text:p text:style-name="P1">دِلیری</text:p>
      <text:p text:style-name="P1">دِلے</text:p>
      <text:p text:style-name="P1">دِماغ</text:p>
      <text:p text:style-name="P1">دِماغی</text:p>
      <text:p text:style-name="P1">دِمنہ</text:p>
      <text:p text:style-name="P1"><text:soft-page-break/>دِن</text:p>
      <text:p text:style-name="P1">دِنوں</text:p>
      <text:p text:style-name="P1">دِنہا</text:p>
      <text:p text:style-name="P1">دِنہابا</text:p>
      <text:p text:style-name="P1">دِکَپُلِس</text:p>
      <text:p text:style-name="P1">دِکھا</text:p>
      <text:p text:style-name="P1">دِکھائِیں</text:p>
      <text:p text:style-name="P1">دِکھائی</text:p>
      <text:p text:style-name="P1">دِکھائیں</text:p>
      <text:p text:style-name="P1">دِکھائے</text:p>
      <text:p text:style-name="P1">دِکھاتا</text:p>
      <text:p text:style-name="P1">دِکھاتی</text:p>
      <text:p text:style-name="P1">دِکھانا</text:p>
      <text:p text:style-name="P1">دِکھانے</text:p>
      <text:p text:style-name="P1">دِکھاؤ</text:p>
      <text:p text:style-name="P1">دِکھاؤُں</text:p>
      <text:p text:style-name="P1">دِکھاؤں</text:p>
      <text:p text:style-name="P1">دِکھاوے</text:p>
      <text:p text:style-name="P1"><text:soft-page-break/>دِکھاکیونکہ</text:p>
      <text:p text:style-name="P1">دِکھایا</text:p>
      <text:p text:style-name="P1">دِکھلاؤ</text:p>
      <text:p text:style-name="P1">دِکھلاؤُں</text:p>
      <text:p text:style-name="P1">دِھیان</text:p>
      <text:p text:style-name="P1">دِھیرا</text:p>
      <text:p text:style-name="P1">دِھیما</text:p>
      <text:p text:style-name="P1">دِھیمی</text:p>
      <text:p text:style-name="P1">دِہ</text:p>
      <text:p text:style-name="P1">دِہانی</text:p>
      <text:p text:style-name="P1">دِہاڑے</text:p>
      <text:p text:style-name="P1">دِہی</text:p>
      <text:p text:style-name="P1">دِیئے</text:p>
      <text:p text:style-name="P1">دِیا</text:p>
      <text:p text:style-name="P1">دِیا:-</text:p>
      <text:p text:style-name="P1">دِیااِس</text:p>
      <text:p text:style-name="P1">دِیاتاکہ</text:p>
      <text:p text:style-name="P1">دِیاتھا</text:p>
      <text:p text:style-name="P1"><text:soft-page-break/>دِیاجائے</text:p>
      <text:p text:style-name="P1">دِیانت</text:p>
      <text:p text:style-name="P1">دِیانتدار</text:p>
      <text:p text:style-name="P1">دِیاکہ</text:p>
      <text:p text:style-name="P1">دِیبوؔن</text:p>
      <text:p text:style-name="P1">دِیبون</text:p>
      <text:p text:style-name="P1">دِیتا</text:p>
      <text:p text:style-name="P1">دِیجئے</text:p>
      <text:p text:style-name="P1">دِیجُور</text:p>
      <text:p text:style-name="P1">دِیدار</text:p>
      <text:p text:style-name="P1">دِیدبانوں</text:p>
      <text:p text:style-name="P1">دِیدبانی</text:p>
      <text:p text:style-name="P1">دِیدگاہ</text:p>
      <text:p text:style-name="P1">دِیدہ</text:p>
      <text:p text:style-name="P1">دِیذہب</text:p>
      <text:p text:style-name="P1">دِیسان</text:p>
      <text:p text:style-name="P1">دِیسوؔن</text:p>
      <text:p text:style-name="P1">دِیسون</text:p>
      <text:p text:style-name="P1"><text:soft-page-break/>دِیمِیترِیُس</text:p>
      <text:p text:style-name="P1">دِیمِیتِر</text:p>
      <text:p text:style-name="P1">دِین</text:p>
      <text:p text:style-name="P1">دِینار</text:p>
      <text:p text:style-name="P1">دِیندار</text:p>
      <text:p text:style-name="P1">دِینوں</text:p>
      <text:p text:style-name="P1">دِینِیوں</text:p>
      <text:p text:style-name="P1">دِینہ</text:p>
      <text:p text:style-name="P1">دِینی</text:p>
      <text:p text:style-name="P1">دِیوار</text:p>
      <text:p text:style-name="P1">دِیواروں</text:p>
      <text:p text:style-name="P1">دِیوارپر</text:p>
      <text:p text:style-name="P1">دِیوارکن</text:p>
      <text:p text:style-name="P1">دِیوارہو</text:p>
      <text:p text:style-name="P1">دِیواریں</text:p>
      <text:p text:style-name="P1">دِیوان</text:p>
      <text:p text:style-name="P1">دِیوانگی</text:p>
      <text:p text:style-name="P1">دِیوانہ</text:p>
      <text:p text:style-name="P1"><text:soft-page-break/>دِیوانی</text:p>
      <text:p text:style-name="P1">دِیودار</text:p>
      <text:p text:style-name="P1">دِیونُسی</text:p>
      <text:p text:style-name="P1">دِیَت</text:p>
      <text:p text:style-name="P1">دِیُترِفِیس</text:p>
      <text:p text:style-name="P1">دِیُتِر</text:p>
      <text:p text:style-name="P1">دِیُسکُورؔی</text:p>
      <text:p text:style-name="P1">دِیگر</text:p>
      <text:p text:style-name="P1">دِیں</text:p>
      <text:p text:style-name="P1">دِیہات</text:p>
      <text:p text:style-name="P1">دِیے</text:p>
      <text:p text:style-name="P1">دِے</text:p>
      <text:p text:style-name="P1">دّ</text:p>
      <text:p text:style-name="P1">دکا</text:p>
      <text:p text:style-name="P1">دکاگھرانا</text:p>
      <text:p text:style-name="P1">دکو</text:p>
      <text:p text:style-name="P1">دکُپُلس</text:p>
      <text:p text:style-name="P1">دکھائی</text:p>
      <text:p text:style-name="P1"><text:soft-page-break/>دکھنّا</text:p>
      <text:p text:style-name="P1">دکھِّن</text:p>
      <text:p text:style-name="P1">دکھّن</text:p>
      <text:p text:style-name="P1">دکھّنا</text:p>
      <text:p text:style-name="P1">دکہنے</text:p>
      <text:p text:style-name="P1">دکی</text:p>
      <text:p text:style-name="P1">دکے</text:p>
      <text:p text:style-name="P1">دھات</text:p>
      <text:p text:style-name="P1">دھاتیں</text:p>
      <text:p text:style-name="P1">دھار</text:p>
      <text:p text:style-name="P1">دھارِیدار</text:p>
      <text:p text:style-name="P1">دھاری</text:p>
      <text:p text:style-name="P1">دھام</text:p>
      <text:p text:style-name="P1">دھاوا</text:p>
      <text:p text:style-name="P1">دھاوے</text:p>
      <text:p text:style-name="P1">دھاڑ</text:p>
      <text:p text:style-name="P1">دھاڑتا</text:p>
      <text:p text:style-name="P1">دھاڑیں</text:p>
      <text:p text:style-name="P1"><text:soft-page-break/>دھاگا</text:p>
      <text:p text:style-name="P1">دھاگے</text:p>
      <text:p text:style-name="P1">دھبّا</text:p>
      <text:p text:style-name="P1">دھر</text:p>
      <text:p text:style-name="P1">دھرا</text:p>
      <text:p text:style-name="P1">دھرنا</text:p>
      <text:p text:style-name="P1">دھرنے</text:p>
      <text:p text:style-name="P1">دھرُوں</text:p>
      <text:p text:style-name="P1">دھری</text:p>
      <text:p text:style-name="P1">دھریں</text:p>
      <text:p text:style-name="P1">دھرے</text:p>
      <text:p text:style-name="P1">دھس</text:p>
      <text:p text:style-name="P1">دھسا</text:p>
      <text:p text:style-name="P1">دھسنے</text:p>
      <text:p text:style-name="P1">دھسی</text:p>
      <text:p text:style-name="P1">دھمکا</text:p>
      <text:p text:style-name="P1">دھمکائیں</text:p>
      <text:p text:style-name="P1">دھمکاتا</text:p>
      <text:p text:style-name="P1"><text:soft-page-break/>دھمکانے</text:p>
      <text:p text:style-name="P1">دھمکایا</text:p>
      <text:p text:style-name="P1">دھمکِیاں</text:p>
      <text:p text:style-name="P1">دھمکِیوں</text:p>
      <text:p text:style-name="P1">دھمکی</text:p>
      <text:p text:style-name="P1">دھن</text:p>
      <text:p text:style-name="P1">دھنئے</text:p>
      <text:p text:style-name="P1">دھندوں</text:p>
      <text:p text:style-name="P1">دھو</text:p>
      <text:p text:style-name="P1">دھوئِیے</text:p>
      <text:p text:style-name="P1">دھوئی</text:p>
      <text:p text:style-name="P1">دھوئیں</text:p>
      <text:p text:style-name="P1">دھوئے</text:p>
      <text:p text:style-name="P1">دھوبِیوں</text:p>
      <text:p text:style-name="P1">دھوبی</text:p>
      <text:p text:style-name="P1">دھوبیوں</text:p>
      <text:p text:style-name="P1">دھوتا</text:p>
      <text:p text:style-name="P1">دھوتے</text:p>
      <text:p text:style-name="P1"><text:soft-page-break/>دھونا</text:p>
      <text:p text:style-name="P1">دھونہ</text:p>
      <text:p text:style-name="P1">دھونے</text:p>
      <text:p text:style-name="P1">دھوؤُں</text:p>
      <text:p text:style-name="P1">دھوؤں</text:p>
      <text:p text:style-name="P1">دھوکا</text:p>
      <text:p text:style-name="P1">دھوکادیتا</text:p>
      <text:p text:style-name="P1">دھوکانہ</text:p>
      <text:p text:style-name="P1">دھوکے</text:p>
      <text:p text:style-name="P1">دھویا</text:p>
      <text:p text:style-name="P1">دھَنک</text:p>
      <text:p text:style-name="P1">دھُندلا</text:p>
      <text:p text:style-name="P1">دھِیما</text:p>
      <text:p text:style-name="P1">دھڑ</text:p>
      <text:p text:style-name="P1">دھڑاکے</text:p>
      <text:p text:style-name="P1">دھڑک</text:p>
      <text:p text:style-name="P1">دھڑکتا</text:p>
      <text:p text:style-name="P1">دھک</text:p>
      <text:p text:style-name="P1"><text:soft-page-break/>دھکّا</text:p>
      <text:p text:style-name="P1">دھکّے</text:p>
      <text:p text:style-name="P1">دھکیل</text:p>
      <text:p text:style-name="P1">دھکیلا</text:p>
      <text:p text:style-name="P1">دھکیلتے</text:p>
      <text:p text:style-name="P1">دھکیلے</text:p>
      <text:p text:style-name="P1">دھیان</text:p>
      <text:p text:style-name="P1">دھیلا</text:p>
      <text:p text:style-name="P1">دہ</text:p>
      <text:p text:style-name="P1">دہائی</text:p>
      <text:p text:style-name="P1">دہانہ</text:p>
      <text:p text:style-name="P1">دہاڑے</text:p>
      <text:p text:style-name="P1">دہدد</text:p>
      <text:p text:style-name="P1">دہشت</text:p>
      <text:p text:style-name="P1">دہشتیں</text:p>
      <text:p text:style-name="P1">دہل</text:p>
      <text:p text:style-name="P1">دہلِیزوں</text:p>
      <text:p text:style-name="P1">دہلِیزپر</text:p>
      <text:p text:style-name="P1"><text:soft-page-break/>دہنا</text:p>
      <text:p text:style-name="P1">دہنی</text:p>
      <text:p text:style-name="P1">دہنے</text:p>
      <text:p text:style-name="P1">دہِندہ</text:p>
      <text:p text:style-name="P1">دہک</text:p>
      <text:p text:style-name="P1">دہکا</text:p>
      <text:p text:style-name="P1">دہکتی</text:p>
      <text:p text:style-name="P1">دہکتے</text:p>
      <text:p text:style-name="P1">دہی</text:p>
      <text:p text:style-name="P1">دی</text:p>
      <text:p text:style-name="P1">دیئے</text:p>
      <text:p text:style-name="P1">دیا</text:p>
      <text:p text:style-name="P1">دیا:-</text:p>
      <text:p text:style-name="P1">دیتا</text:p>
      <text:p text:style-name="P1">دیتاہُوں</text:p>
      <text:p text:style-name="P1">دیتی</text:p>
      <text:p text:style-name="P1">دیتے</text:p>
      <text:p text:style-name="P1">دید</text:p>
      <text:p text:style-name="P1"><text:soft-page-break/>دیدے</text:p>
      <text:p text:style-name="P1">دیر</text:p>
      <text:p text:style-name="P1">دیرتک</text:p>
      <text:p text:style-name="P1">دیروشلیِم</text:p>
      <text:p text:style-name="P1">دیرپا</text:p>
      <text:p text:style-name="P1">دیرہو</text:p>
      <text:p text:style-name="P1">دیس</text:p>
      <text:p text:style-name="P1">دیسی</text:p>
      <text:p text:style-name="P1">دیماؔس</text:p>
      <text:p text:style-name="P1">دیماس</text:p>
      <text:p text:style-name="P1">دیمیترِ</text:p>
      <text:p text:style-name="P1">دین</text:p>
      <text:p text:style-name="P1">دینا</text:p>
      <text:p text:style-name="P1">دیناجہاں</text:p>
      <text:p text:style-name="P1">دینوں</text:p>
      <text:p text:style-name="P1">دینی</text:p>
      <text:p text:style-name="P1">دینے</text:p>
      <text:p text:style-name="P1">دیو</text:p>
      <text:p text:style-name="P1"><text:soft-page-break/>دیوار</text:p>
      <text:p text:style-name="P1">دیوتا</text:p>
      <text:p text:style-name="P1">دیوتاؤں</text:p>
      <text:p text:style-name="P1">دیودار</text:p>
      <text:p text:style-name="P1">دیودارو</text:p>
      <text:p text:style-name="P1">دیوداروں</text:p>
      <text:p text:style-name="P1">دیور</text:p>
      <text:p text:style-name="P1">دیوزادوں</text:p>
      <text:p text:style-name="P1">دیوی</text:p>
      <text:p text:style-name="P1">دیکُھوں</text:p>
      <text:p text:style-name="P1">دیکِھیں</text:p>
      <text:p text:style-name="P1">دیکھ</text:p>
      <text:p text:style-name="P1">دیکھئے</text:p>
      <text:p text:style-name="P1">دیکھا</text:p>
      <text:p text:style-name="P1">دیکھتا</text:p>
      <text:p text:style-name="P1">دیکھتی</text:p>
      <text:p text:style-name="P1">دیکھتے</text:p>
      <text:p text:style-name="P1">دیکھنا</text:p>
      <text:p text:style-name="P1"><text:soft-page-break/>دیکھناچاہے</text:p>
      <text:p text:style-name="P1">دیکھنی</text:p>
      <text:p text:style-name="P1">دیکھنے</text:p>
      <text:p text:style-name="P1">دیکھو</text:p>
      <text:p text:style-name="P1">دیکھوتُمہارا</text:p>
      <text:p text:style-name="P1">دیکھوسارا</text:p>
      <text:p text:style-name="P1">دیکھومَیں</text:p>
      <text:p text:style-name="P1">دیکھووہ</text:p>
      <text:p text:style-name="P1">دیکھوگے</text:p>
      <text:p text:style-name="P1">دیکھوں</text:p>
      <text:p text:style-name="P1">دیکھُوں</text:p>
      <text:p text:style-name="P1">دیکھِیں</text:p>
      <text:p text:style-name="P1">دیکھی</text:p>
      <text:p text:style-name="P1">دیکھیں</text:p>
      <text:p text:style-name="P1">دیکھے</text:p>
      <text:p text:style-name="P1">دیگ</text:p>
      <text:p text:style-name="P1">دیگا</text:p>
      <text:p text:style-name="P1">دیگر</text:p>
      <text:p text:style-name="P1"><text:soft-page-break/>دیگوں</text:p>
      <text:p text:style-name="P1">دیگچے</text:p>
      <text:p text:style-name="P1">دیگیں</text:p>
      <text:p text:style-name="P1">دیں</text:p>
      <text:p text:style-name="P1">دیہ</text:p>
      <text:p text:style-name="P1">دیہات</text:p>
      <text:p text:style-name="P1">دیہاتی</text:p>
      <text:p text:style-name="P1">دے</text:p>
      <text:p text:style-name="P1">ذائِقہ</text:p>
      <text:p text:style-name="P1">ذات</text:p>
      <text:p text:style-name="P1">ذاتِ</text:p>
      <text:p text:style-name="P1">ذاتی</text:p>
      <text:p text:style-name="P1">ذبح</text:p>
      <text:p text:style-name="P1">ذبِح</text:p>
      <text:p text:style-name="P1">ذبِیحوں</text:p>
      <text:p text:style-name="P1">ذبِیحہ</text:p>
      <text:p text:style-name="P1">ذبِیحے</text:p>
      <text:p text:style-name="P1">ذبیحہ</text:p>
      <text:p text:style-name="P1"><text:soft-page-break/>ذبیحے</text:p>
      <text:p text:style-name="P1">ذخِیروں</text:p>
      <text:p text:style-name="P1">ذخِیرہ</text:p>
      <text:p text:style-name="P1">ذخِیرے</text:p>
      <text:p text:style-name="P1">ذخیرہ</text:p>
      <text:p text:style-name="P1">ذرا</text:p>
      <text:p text:style-name="P1">ذرِیعہ</text:p>
      <text:p text:style-name="P1">ذرّوں</text:p>
      <text:p text:style-name="P1">ذرّہ</text:p>
      <text:p text:style-name="P1">ذرّے</text:p>
      <text:p text:style-name="P1">ذلِیل</text:p>
      <text:p text:style-name="P1">ذمہ</text:p>
      <text:p text:style-name="P1">ذَیل</text:p>
      <text:p text:style-name="P1">ذُوالجلال</text:p>
      <text:p text:style-name="P1">ذِبح</text:p>
      <text:p text:style-name="P1">ذِبِیحہ</text:p>
      <text:p text:style-name="P1">ذِبیحہ</text:p>
      <text:p text:style-name="P1">ذِلت</text:p>
      <text:p text:style-name="P1"><text:soft-page-break/>ذِلّت</text:p>
      <text:p text:style-name="P1">ذِلّتِ</text:p>
      <text:p text:style-name="P1">ذِمّہ</text:p>
      <text:p text:style-name="P1">ذِمّے</text:p>
      <text:p text:style-name="P1">ذِمہ</text:p>
      <text:p text:style-name="P1">ذِکر</text:p>
      <text:p text:style-name="P1">ذِکرِ</text:p>
      <text:p text:style-name="P1">ذِہن</text:p>
      <text:p text:style-name="P1">ذِی</text:p>
      <text:p text:style-name="P1">ذکر</text:p>
      <text:p text:style-name="P1">ذی</text:p>
      <text:p text:style-name="P1">ر</text:p>
      <text:p text:style-name="P1">رؔبّہ</text:p>
      <text:p text:style-name="P1">رئِیس</text:p>
      <text:p text:style-name="P1">رئِیسوں</text:p>
      <text:p text:style-name="P1">رئِیسِ</text:p>
      <text:p text:style-name="P1">را</text:p>
      <text:p text:style-name="P1">راؔم</text:p>
      <text:p text:style-name="P1"><text:soft-page-break/>رائج</text:p>
      <text:p text:style-name="P1">رائِج</text:p>
      <text:p text:style-name="P1">رائی</text:p>
      <text:p text:style-name="P1">رائے</text:p>
      <text:p text:style-name="P1">رات</text:p>
      <text:p text:style-name="P1">راتوں</text:p>
      <text:p text:style-name="P1">راتیں</text:p>
      <text:p text:style-name="P1">راج</text:p>
      <text:p text:style-name="P1">راجلِیم</text:p>
      <text:p text:style-name="P1">راجوں</text:p>
      <text:p text:style-name="P1">راجِل</text:p>
      <text:p text:style-name="P1">راحب</text:p>
      <text:p text:style-name="P1">راحت</text:p>
      <text:p text:style-name="P1">راخِل</text:p>
      <text:p text:style-name="P1">رادان</text:p>
      <text:p text:style-name="P1">راز</text:p>
      <text:p text:style-name="P1">رازدار</text:p>
      <text:p text:style-name="P1">رازداری</text:p>
      <text:p text:style-name="P1"><text:soft-page-break/>رازوں</text:p>
      <text:p text:style-name="P1">راست</text:p>
      <text:p text:style-name="P1">راستباز</text:p>
      <text:p text:style-name="P1">راستبازنہیں</text:p>
      <text:p text:style-name="P1">راستبازوں</text:p>
      <text:p text:style-name="P1">راستبازٹھہرے</text:p>
      <text:p text:style-name="P1">راستبازہوتا</text:p>
      <text:p text:style-name="P1">راستبازی</text:p>
      <text:p text:style-name="P1">راستوں</text:p>
      <text:p text:style-name="P1">راستہ</text:p>
      <text:p text:style-name="P1">راستی</text:p>
      <text:p text:style-name="P1">راستے</text:p>
      <text:p text:style-name="P1">راضی</text:p>
      <text:p text:style-name="P1">راغِب</text:p>
      <text:p text:style-name="P1">رافعہ</text:p>
      <text:p text:style-name="P1">رال</text:p>
      <text:p text:style-name="P1">رام</text:p>
      <text:p text:style-name="P1">راما</text:p>
      <text:p text:style-name="P1"><text:soft-page-break/>رامات</text:p>
      <text:p text:style-name="P1">راماتُ</text:p>
      <text:p text:style-name="P1">راماتی</text:p>
      <text:p text:style-name="P1">راماوت</text:p>
      <text:p text:style-name="P1">رامت</text:p>
      <text:p text:style-name="P1">رامہ</text:p>
      <text:p text:style-name="P1">ران</text:p>
      <text:p text:style-name="P1">رانوں</text:p>
      <text:p text:style-name="P1">رانِیوں</text:p>
      <text:p text:style-name="P1">رانگا</text:p>
      <text:p text:style-name="P1">رانگابھٹّی</text:p>
      <text:p text:style-name="P1">رانگے</text:p>
      <text:p text:style-name="P1">رانیاں</text:p>
      <text:p text:style-name="P1">رانیں</text:p>
      <text:p text:style-name="P1">راونہ</text:p>
      <text:p text:style-name="P1">راکھ</text:p>
      <text:p text:style-name="P1">راگ</text:p>
      <text:p text:style-name="P1">راگنی</text:p>
      <text:p text:style-name="P1"><text:soft-page-break/>راہ</text:p>
      <text:p text:style-name="P1">راہبر</text:p>
      <text:p text:style-name="P1">راہبرہو</text:p>
      <text:p text:style-name="P1">راہبری</text:p>
      <text:p text:style-name="P1">راہزن</text:p>
      <text:p text:style-name="P1">راہزنی</text:p>
      <text:p text:style-name="P1">راہنما</text:p>
      <text:p text:style-name="P1">راہنمائی</text:p>
      <text:p text:style-name="P1">راہنُما</text:p>
      <text:p text:style-name="P1">راہنُمائی</text:p>
      <text:p text:style-name="P1">راہوں</text:p>
      <text:p text:style-name="P1">راہِ</text:p>
      <text:p text:style-name="P1">راہی</text:p>
      <text:p text:style-name="P1">راہیں</text:p>
      <text:p text:style-name="P1">رای</text:p>
      <text:p text:style-name="P1">رایٔ</text:p>
      <text:p text:style-name="P1">رایگاں</text:p>
      <text:p text:style-name="P1">رب</text:p>
      <text:p text:style-name="P1"><text:soft-page-break/>رباب</text:p>
      <text:p text:style-name="P1">رباّنی</text:p>
      <text:p text:style-name="P1">ربشا</text:p>
      <text:p text:style-name="P1">ربشاقی</text:p>
      <text:p text:style-name="P1">ربع</text:p>
      <text:p text:style-name="P1">ربَیت</text:p>
      <text:p text:style-name="P1">ربُّ</text:p>
      <text:p text:style-name="P1">ربُّونی</text:p>
      <text:p text:style-name="P1">ربِن</text:p>
      <text:p text:style-name="P1">ربِیم</text:p>
      <text:p text:style-name="P1">ربّ</text:p>
      <text:p text:style-name="P1">ربّانی</text:p>
      <text:p text:style-name="P1">ربّونی</text:p>
      <text:p text:style-name="P1">ربُّ</text:p>
      <text:p text:style-name="P1">ربّہ</text:p>
      <text:p text:style-name="P1">ربّی</text:p>
      <text:p text:style-name="P1">ربی</text:p>
      <text:p text:style-name="P1">ربیّ</text:p>
      <text:p text:style-name="P1"><text:soft-page-break/>رتمہ</text:p>
      <text:p text:style-name="P1">رتھ</text:p>
      <text:p text:style-name="P1">رتھوں</text:p>
      <text:p text:style-name="P1">رتی</text:p>
      <text:p text:style-name="P1">رجم</text:p>
      <text:p text:style-name="P1">رجُوع</text:p>
      <text:p text:style-name="P1">رحبعاؔم</text:p>
      <text:p text:style-name="P1">رحبعام</text:p>
      <text:p text:style-name="P1">رحبیاؔہ</text:p>
      <text:p text:style-name="P1">رحم</text:p>
      <text:p text:style-name="P1">رحمت</text:p>
      <text:p text:style-name="P1">رحمتوں</text:p>
      <text:p text:style-name="P1">رحمتیں</text:p>
      <text:p text:style-name="P1">رحمدِل</text:p>
      <text:p text:style-name="P1">رحمدِلی</text:p>
      <text:p text:style-name="P1">رحمِ</text:p>
      <text:p text:style-name="P1">رحمی</text:p>
      <text:p text:style-name="P1">رحوؔب</text:p>
      <text:p text:style-name="P1"><text:soft-page-break/>رحوؔم</text:p>
      <text:p text:style-name="P1">رحوب</text:p>
      <text:p text:style-name="P1">رحوبوؔت</text:p>
      <text:p text:style-name="P1">رحوبوت</text:p>
      <text:p text:style-name="P1">رحُبعاؔم</text:p>
      <text:p text:style-name="P1">رحُبعام</text:p>
      <text:p text:style-name="P1">رحُبِعاؔم</text:p>
      <text:p text:style-name="P1">رحُوؔم</text:p>
      <text:p text:style-name="P1">رحُوم</text:p>
      <text:p text:style-name="P1">رحِیم</text:p>
      <text:p text:style-name="P1">رحیم</text:p>
      <text:p text:style-name="P1">رحیِم</text:p>
      <text:p text:style-name="P1">رخم</text:p>
      <text:p text:style-name="P1">رخنوں</text:p>
      <text:p text:style-name="P1">رخنہ</text:p>
      <text:p text:style-name="P1">رخنے</text:p>
      <text:p text:style-name="P1">رخوقِیم</text:p>
      <text:p text:style-name="P1">رد</text:p>
      <text:p text:style-name="P1"><text:soft-page-break/>ردا</text:p>
      <text:p text:style-name="P1">ردَّی</text:p>
      <text:p text:style-name="P1">ردّ</text:p>
      <text:p text:style-name="P1">ردّکِیا</text:p>
      <text:p text:style-name="P1">ردّہ</text:p>
      <text:p text:style-name="P1">ردّی</text:p>
      <text:p text:style-name="P1">ردّے</text:p>
      <text:p text:style-name="P1">رذِیل</text:p>
      <text:p text:style-name="P1">رزوؔن</text:p>
      <text:p text:style-name="P1">رس</text:p>
      <text:p text:style-name="P1">رسائی</text:p>
      <text:p text:style-name="P1">رسالت</text:p>
      <text:p text:style-name="P1">رسد</text:p>
      <text:p text:style-name="P1">رسف</text:p>
      <text:p text:style-name="P1">رسم</text:p>
      <text:p text:style-name="P1">رسموں</text:p>
      <text:p text:style-name="P1">رسمیں</text:p>
      <text:p text:style-name="P1">رسن</text:p>
      <text:p text:style-name="P1"><text:soft-page-break/>رسَولی</text:p>
      <text:p text:style-name="P1">رسُوا</text:p>
      <text:p text:style-name="P1">رسُوائی</text:p>
      <text:p text:style-name="P1">رسُوخ</text:p>
      <text:p text:style-name="P1">رسُول</text:p>
      <text:p text:style-name="P1">رسُولو</text:p>
      <text:p text:style-name="P1">رسُولوں</text:p>
      <text:p text:style-name="P1">رسُوم</text:p>
      <text:p text:style-name="P1">رسِنگا</text:p>
      <text:p text:style-name="P1">رسِّیاں</text:p>
      <text:p text:style-name="P1">رسِّیوں</text:p>
      <text:p text:style-name="P1">رسِّیِوں</text:p>
      <text:p text:style-name="P1">رسِیدہ</text:p>
      <text:p text:style-name="P1">رسِیّاں</text:p>
      <text:p text:style-name="P1">رسِیّوں</text:p>
      <text:p text:style-name="P1">رسّوں</text:p>
      <text:p text:style-name="P1">رسّی</text:p>
      <text:p text:style-name="P1">رسّیاں</text:p>
      <text:p text:style-name="P1"><text:soft-page-break/>رسّیِاں</text:p>
      <text:p text:style-name="P1">رسّیِوں</text:p>
      <text:p text:style-name="P1">رسّے</text:p>
      <text:p text:style-name="P1">رسی</text:p>
      <text:p text:style-name="P1">رسے</text:p>
      <text:p text:style-name="P1">رشتہ</text:p>
      <text:p text:style-name="P1">رشک</text:p>
      <text:p text:style-name="P1">رشکِ</text:p>
      <text:p text:style-name="P1">رصف</text:p>
      <text:p text:style-name="P1">رصِین</text:p>
      <text:p text:style-name="P1">رصین</text:p>
      <text:p text:style-name="P1">رضا</text:p>
      <text:p text:style-name="P1">رضامند</text:p>
      <text:p text:style-name="P1">رضامندی</text:p>
      <text:p text:style-name="P1">رضر</text:p>
      <text:p text:style-name="P1">رضِین</text:p>
      <text:p text:style-name="P1">رضیاہ</text:p>
      <text:p text:style-name="P1">رعایا</text:p>
      <text:p text:style-name="P1"><text:soft-page-break/>رعد</text:p>
      <text:p text:style-name="P1">رعلایاؔہ</text:p>
      <text:p text:style-name="P1">رعماؔہ</text:p>
      <text:p text:style-name="P1">رعماہ</text:p>
      <text:p text:style-name="P1">رعمسِیس</text:p>
      <text:p text:style-name="P1">رعمسیس</text:p>
      <text:p text:style-name="P1">رعمیاؔہ</text:p>
      <text:p text:style-name="P1">رعو</text:p>
      <text:p text:style-name="P1">رعواؔیل</text:p>
      <text:p text:style-name="P1">رعوایل</text:p>
      <text:p text:style-name="P1">رعُو</text:p>
      <text:p text:style-name="P1">رعُوایل</text:p>
      <text:p text:style-name="P1">رعِیّت</text:p>
      <text:p text:style-name="P1">رعیّت</text:p>
      <text:p text:style-name="P1">رغبت</text:p>
      <text:p text:style-name="P1">رفا</text:p>
      <text:p text:style-name="P1">رفائِیم</text:p>
      <text:p text:style-name="P1">رفائیم</text:p>
      <text:p text:style-name="P1"><text:soft-page-break/>رفاایل</text:p>
      <text:p text:style-name="P1">رفاقت</text:p>
      <text:p text:style-name="P1">رفان</text:p>
      <text:p text:style-name="P1">رفایاؔہ</text:p>
      <text:p text:style-name="P1">رفت</text:p>
      <text:p text:style-name="P1">رفتار</text:p>
      <text:p text:style-name="P1">رفتاروں</text:p>
      <text:p text:style-name="P1">رفتاری</text:p>
      <text:p text:style-name="P1">رفح</text:p>
      <text:p text:style-name="P1">رفع</text:p>
      <text:p text:style-name="P1">رفُو</text:p>
      <text:p text:style-name="P1">رفِیدِؔیم</text:p>
      <text:p text:style-name="P1">رفِیدِیم</text:p>
      <text:p text:style-name="P1">رفِیق</text:p>
      <text:p text:style-name="P1">رفِیقوں</text:p>
      <text:p text:style-name="P1">رفیدؔیم</text:p>
      <text:p text:style-name="P1">رفیدیم</text:p>
      <text:p text:style-name="P1">رقص</text:p>
      <text:p text:style-name="P1"><text:soft-page-break/>رقم</text:p>
      <text:p text:style-name="P1">رقِیق</text:p>
      <text:p text:style-name="P1">رقّت</text:p>
      <text:p text:style-name="P1">رمز</text:p>
      <text:p text:style-name="P1">رملیاؔہ</text:p>
      <text:p text:style-name="P1">رمّال</text:p>
      <text:p text:style-name="P1">رمّون</text:p>
      <text:p text:style-name="P1">رمہ</text:p>
      <text:p text:style-name="P1">رمیاؔہ</text:p>
      <text:p text:style-name="P1">رمیں</text:p>
      <text:p text:style-name="P1">رن</text:p>
      <text:p text:style-name="P1">رنج</text:p>
      <text:p text:style-name="P1">رنجُوروں</text:p>
      <text:p text:style-name="P1">رنجِیدہ</text:p>
      <text:p text:style-name="P1">رندہ</text:p>
      <text:p text:style-name="P1">رندے</text:p>
      <text:p text:style-name="P1">رنڈاپے</text:p>
      <text:p text:style-name="P1">رنڈی</text:p>
      <text:p text:style-name="P1"><text:soft-page-break/>رنگ</text:p>
      <text:p text:style-name="P1">رنگا</text:p>
      <text:p text:style-name="P1">رنگارنگ</text:p>
      <text:p text:style-name="P1">رنگت</text:p>
      <text:p text:style-name="P1">رنگِین</text:p>
      <text:p text:style-name="P1">رنگی</text:p>
      <text:p text:style-name="P1">رو</text:p>
      <text:p text:style-name="P1">روئِیدگی</text:p>
      <text:p text:style-name="P1">روئِیں</text:p>
      <text:p text:style-name="P1">روئی</text:p>
      <text:p text:style-name="P1">روئیدگی</text:p>
      <text:p text:style-name="P1">روئیں</text:p>
      <text:p text:style-name="P1">روئے</text:p>
      <text:p text:style-name="P1">روا</text:p>
      <text:p text:style-name="P1">روانگی</text:p>
      <text:p text:style-name="P1">روانہ</text:p>
      <text:p text:style-name="P1">روانہیں</text:p>
      <text:p text:style-name="P1">روانی</text:p>
      <text:p text:style-name="P1"><text:soft-page-break/>رواں</text:p>
      <text:p text:style-name="P1">روایت</text:p>
      <text:p text:style-name="P1">روایتوں</text:p>
      <text:p text:style-name="P1">روایتیں</text:p>
      <text:p text:style-name="P1">روبِینِیوں</text:p>
      <text:p text:style-name="P1">روتا</text:p>
      <text:p text:style-name="P1">روتی</text:p>
      <text:p text:style-name="P1">روتے</text:p>
      <text:p text:style-name="P1">روحِ</text:p>
      <text:p text:style-name="P1">روداری</text:p>
      <text:p text:style-name="P1">رودِ</text:p>
      <text:p text:style-name="P1">رودِمِصر</text:p>
      <text:p text:style-name="P1">روز</text:p>
      <text:p text:style-name="P1">روزانہ</text:p>
      <text:p text:style-name="P1">روزبروز</text:p>
      <text:p text:style-name="P1">روزمرّہ</text:p>
      <text:p text:style-name="P1">روزوں</text:p>
      <text:p text:style-name="P1">روزِ</text:p>
      <text:p text:style-name="P1"><text:soft-page-break/>روزگار</text:p>
      <text:p text:style-name="P1">روزہ</text:p>
      <text:p text:style-name="P1">روزی</text:p>
      <text:p text:style-name="P1">روزے</text:p>
      <text:p text:style-name="P1">روس</text:p>
      <text:p text:style-name="P1">روش</text:p>
      <text:p text:style-name="P1">روشن</text:p>
      <text:p text:style-name="P1">روشنی</text:p>
      <text:p text:style-name="P1">روغن</text:p>
      <text:p text:style-name="P1">روفُس</text:p>
      <text:p text:style-name="P1">روما</text:p>
      <text:p text:style-name="P1">رومہ</text:p>
      <text:p text:style-name="P1">رومی</text:p>
      <text:p text:style-name="P1">رونا</text:p>
      <text:p text:style-name="P1">روند</text:p>
      <text:p text:style-name="P1">رونگٹے</text:p>
      <text:p text:style-name="P1">رونے</text:p>
      <text:p text:style-name="P1">روؤ</text:p>
      <text:p text:style-name="P1"><text:soft-page-break/>روؤُں</text:p>
      <text:p text:style-name="P1">روؤں</text:p>
      <text:p text:style-name="P1">روِش</text:p>
      <text:p text:style-name="P1">روِشوں</text:p>
      <text:p text:style-name="P1">روِشیں</text:p>
      <text:p text:style-name="P1">روٹِیاں</text:p>
      <text:p text:style-name="P1">روٹِیوں</text:p>
      <text:p text:style-name="P1">روٹی</text:p>
      <text:p text:style-name="P1">روٹیاں</text:p>
      <text:p text:style-name="P1">روٹیوں</text:p>
      <text:p text:style-name="P1">روپَے</text:p>
      <text:p text:style-name="P1">روپیہ</text:p>
      <text:p text:style-name="P1">روپے</text:p>
      <text:p text:style-name="P1">روک</text:p>
      <text:p text:style-name="P1">روکا</text:p>
      <text:p text:style-name="P1">روکتا</text:p>
      <text:p text:style-name="P1">روکتی</text:p>
      <text:p text:style-name="P1">روکنا</text:p>
      <text:p text:style-name="P1"><text:soft-page-break/>روکنے</text:p>
      <text:p text:style-name="P1">روکو</text:p>
      <text:p text:style-name="P1">روکے</text:p>
      <text:p text:style-name="P1">روگ</text:p>
      <text:p text:style-name="P1">روگوں</text:p>
      <text:p text:style-name="P1">روہجہ</text:p>
      <text:p text:style-name="P1">روی</text:p>
      <text:p text:style-name="P1">رویا</text:p>
      <text:p text:style-name="P1">رویا:-</text:p>
      <text:p text:style-name="P1">رویائیں</text:p>
      <text:p text:style-name="P1">رویاؤں</text:p>
      <text:p text:style-name="P1">رویایِ</text:p>
      <text:p text:style-name="P1">رویت</text:p>
      <text:p text:style-name="P1">رویتوں</text:p>
      <text:p text:style-name="P1">رویتیں</text:p>
      <text:p text:style-name="P1">رَ</text:p>
      <text:p text:style-name="P1">رَآیاہ</text:p>
      <text:p text:style-name="P1">رَبّہ</text:p>
      <text:p text:style-name="P1"><text:soft-page-break/>رَتھوں</text:p>
      <text:p text:style-name="P1">رَحم</text:p>
      <text:p text:style-name="P1">رَحمت</text:p>
      <text:p text:style-name="P1">رَحمِ</text:p>
      <text:p text:style-name="P1">رَحِم</text:p>
      <text:p text:style-name="P1">رَحِموں</text:p>
      <text:p text:style-name="P1">رَدّ</text:p>
      <text:p text:style-name="P1">رَدّکر</text:p>
      <text:p text:style-name="P1">رَسد</text:p>
      <text:p text:style-name="P1">رَسم</text:p>
      <text:p text:style-name="P1">رَسموں</text:p>
      <text:p text:style-name="P1">رَعد</text:p>
      <text:p text:style-name="P1">رَغبتوں</text:p>
      <text:p text:style-name="P1">رَغبتیں</text:p>
      <text:p text:style-name="P1">رَفع</text:p>
      <text:p text:style-name="P1">رَقّ</text:p>
      <text:p text:style-name="P1">رَنج</text:p>
      <text:p text:style-name="P1">رَو</text:p>
      <text:p text:style-name="P1"><text:soft-page-break/>رَوا</text:p>
      <text:p text:style-name="P1">رَوان</text:p>
      <text:p text:style-name="P1">رَوزن</text:p>
      <text:p text:style-name="P1">رَوشن</text:p>
      <text:p text:style-name="P1">رَوشنی</text:p>
      <text:p text:style-name="P1">رَوغن</text:p>
      <text:p text:style-name="P1">رَوغنِ</text:p>
      <text:p text:style-name="P1">رَوند</text:p>
      <text:p text:style-name="P1">رَوندا</text:p>
      <text:p text:style-name="P1">رَوندتا</text:p>
      <text:p text:style-name="P1">رَوندتے</text:p>
      <text:p text:style-name="P1">رَوندنے</text:p>
      <text:p text:style-name="P1">رَوندو</text:p>
      <text:p text:style-name="P1">رَوندیں</text:p>
      <text:p text:style-name="P1">رَوندے</text:p>
      <text:p text:style-name="P1">رَونق</text:p>
      <text:p text:style-name="P1">رَونگٹے</text:p>
      <text:p text:style-name="P1">رَوکی</text:p>
      <text:p text:style-name="P1"><text:soft-page-break/>رَوی</text:p>
      <text:p text:style-name="P1">رَکُھّوں</text:p>
      <text:p text:style-name="P1">رَکھّی</text:p>
      <text:p text:style-name="P1">رَکھّے</text:p>
      <text:p text:style-name="P1">رَیسّہ</text:p>
      <text:p text:style-name="P1">رَیکاؔب</text:p>
      <text:p text:style-name="P1">رَیکاب</text:p>
      <text:p text:style-name="P1">رَیکہ</text:p>
      <text:p text:style-name="P1">رُتبہ</text:p>
      <text:p text:style-name="P1">رُجوع</text:p>
      <text:p text:style-name="P1">رُجُوع</text:p>
      <text:p text:style-name="P1">رُحامہ</text:p>
      <text:p text:style-name="P1">رُخ</text:p>
      <text:p text:style-name="P1">رُخسار</text:p>
      <text:p text:style-name="P1">رُخساروں</text:p>
      <text:p text:style-name="P1">رُخصت</text:p>
      <text:p text:style-name="P1">رُدُس</text:p>
      <text:p text:style-name="P1">رُدی</text:p>
      <text:p text:style-name="P1"><text:soft-page-break/>رُستی</text:p>
      <text:p text:style-name="P1">رُسوا</text:p>
      <text:p text:style-name="P1">رُسوائی</text:p>
      <text:p text:style-name="P1">رُسوانہ</text:p>
      <text:p text:style-name="P1">رُسواکِیا</text:p>
      <text:p text:style-name="P1">رُعب</text:p>
      <text:p text:style-name="P1">رُو</text:p>
      <text:p text:style-name="P1">رُوؔت</text:p>
      <text:p text:style-name="P1">رُوؔفُس</text:p>
      <text:p text:style-name="P1">رُوئی</text:p>
      <text:p text:style-name="P1">رُوبرو</text:p>
      <text:p text:style-name="P1">رُوبرُ</text:p>
      <text:p text:style-name="P1">رُوبرُو</text:p>
      <text:p text:style-name="P1">رُوبن</text:p>
      <text:p text:style-name="P1">رُوبِن</text:p>
      <text:p text:style-name="P1">رُوبِینِیوں</text:p>
      <text:p text:style-name="P1">رُوبِینی</text:p>
      <text:p text:style-name="P1">رُوبِینیوں</text:p>
      <text:p text:style-name="P1"><text:soft-page-break/>رُوبکاریں</text:p>
      <text:p text:style-name="P1">رُوبینِیوں</text:p>
      <text:p text:style-name="P1">رُوت</text:p>
      <text:p text:style-name="P1">رُوح</text:p>
      <text:p text:style-name="P1">رُوحانِیوں</text:p>
      <text:p text:style-name="P1">رُوحانی</text:p>
      <text:p text:style-name="P1">رُوحوں</text:p>
      <text:p text:style-name="P1">رُوحُ</text:p>
      <text:p text:style-name="P1">رُوحِ</text:p>
      <text:p text:style-name="P1">رُوحیں</text:p>
      <text:p text:style-name="P1">رُوداد</text:p>
      <text:p text:style-name="P1">رُوداری</text:p>
      <text:p text:style-name="P1">رُوسِیاہی</text:p>
      <text:p text:style-name="P1">رُوم</text:p>
      <text:p text:style-name="P1">رُومال</text:p>
      <text:p text:style-name="P1">رُوممتی</text:p>
      <text:p text:style-name="P1">رُومِیوں</text:p>
      <text:p text:style-name="P1">رُومہ</text:p>
      <text:p text:style-name="P1"><text:soft-page-break/>رُومی</text:p>
      <text:p text:style-name="P1">رُومیوں</text:p>
      <text:p text:style-name="P1">رُوپ</text:p>
      <text:p text:style-name="P1">رُوپوش</text:p>
      <text:p text:style-name="P1">رُوپوشی</text:p>
      <text:p text:style-name="P1">رُوپوں</text:p>
      <text:p text:style-name="P1">رُوپَہلے</text:p>
      <text:p text:style-name="P1">رُوپَیوں</text:p>
      <text:p text:style-name="P1">رُوپَیہ</text:p>
      <text:p text:style-name="P1">رُوپَے</text:p>
      <text:p text:style-name="P1">رُوپہلی</text:p>
      <text:p text:style-name="P1">رُوپیَہ</text:p>
      <text:p text:style-name="P1">رُوپیہ</text:p>
      <text:p text:style-name="P1">رُوپے</text:p>
      <text:p text:style-name="P1">رُوگردان</text:p>
      <text:p text:style-name="P1">رُویا</text:p>
      <text:p text:style-name="P1">رُویِ</text:p>
      <text:p text:style-name="P1">رُویہ</text:p>
      <text:p text:style-name="P1"><text:soft-page-break/>رُک</text:p>
      <text:p text:style-name="P1">رُکا</text:p>
      <text:p text:style-name="P1">رُکارہا</text:p>
      <text:p text:style-name="P1">رُکاوٹ</text:p>
      <text:p text:style-name="P1">رُکتی</text:p>
      <text:p text:style-name="P1">رُکن</text:p>
      <text:p text:style-name="P1">رُکنا</text:p>
      <text:p text:style-name="P1">رُکو</text:p>
      <text:p text:style-name="P1">رُکے</text:p>
      <text:p text:style-name="P1">رِ</text:p>
      <text:p text:style-name="P1">رِبع</text:p>
      <text:p text:style-name="P1">رِبقہ</text:p>
      <text:p text:style-name="P1">رِبلہ</text:p>
      <text:p text:style-name="P1">رِتمہ</text:p>
      <text:p text:style-name="P1">رِحلت</text:p>
      <text:p text:style-name="P1">رِحم</text:p>
      <text:p text:style-name="P1">رِزق</text:p>
      <text:p text:style-name="P1">رِسالت</text:p>
      <text:p text:style-name="P1"><text:soft-page-break/>رِسالہ</text:p>
      <text:p text:style-name="P1">رِسعتِیم</text:p>
      <text:p text:style-name="P1">رِشتوں</text:p>
      <text:p text:style-name="P1">رِشتہ</text:p>
      <text:p text:style-name="P1">رِشتۂِ</text:p>
      <text:p text:style-name="P1">رِشوت</text:p>
      <text:p text:style-name="P1">رِشوتوں</text:p>
      <text:p text:style-name="P1">رِصفاہ</text:p>
      <text:p text:style-name="P1">رِصفہ</text:p>
      <text:p text:style-name="P1">رِعایت</text:p>
      <text:p text:style-name="P1">رِعایتہً</text:p>
      <text:p text:style-name="P1">رِفایاؔہ</text:p>
      <text:p text:style-name="P1">رِفایاہ</text:p>
      <text:p text:style-name="P1">رِقُّون</text:p>
      <text:p text:style-name="P1">رِمُّوؔن</text:p>
      <text:p text:style-name="P1">رِمُّون</text:p>
      <text:p text:style-name="P1">رِمّوؔن</text:p>
      <text:p text:style-name="P1">رِمّون</text:p>
      <text:p text:style-name="P1"><text:soft-page-break/>رِمّوُن</text:p>
      <text:p text:style-name="P1">رِمُّوؔن</text:p>
      <text:p text:style-name="P1">رِمُّون</text:p>
      <text:p text:style-name="P1">رِندوں</text:p>
      <text:p text:style-name="P1">رِنہّ</text:p>
      <text:p text:style-name="P1">رِہا</text:p>
      <text:p text:style-name="P1">رِہائی</text:p>
      <text:p text:style-name="P1">رِیا</text:p>
      <text:p text:style-name="P1">رِیاست</text:p>
      <text:p text:style-name="P1">رِیاستیں</text:p>
      <text:p text:style-name="P1">رِیاضت</text:p>
      <text:p text:style-name="P1">رِیاکار</text:p>
      <text:p text:style-name="P1">رِیاکارو</text:p>
      <text:p text:style-name="P1">رِیاکاروں</text:p>
      <text:p text:style-name="P1">رِیاکاری</text:p>
      <text:p text:style-name="P1">رِیایاؔہ</text:p>
      <text:p text:style-name="P1">رِیبی</text:p>
      <text:p text:style-name="P1">رِیفت</text:p>
      <text:p text:style-name="P1"><text:soft-page-break/>رِیچھ</text:p>
      <text:p text:style-name="P1">رِیچھنِیاں</text:p>
      <text:p text:style-name="P1">رِیچھنی</text:p>
      <text:p text:style-name="P1">رِیچھوں</text:p>
      <text:p text:style-name="P1">رّد</text:p>
      <text:p text:style-name="P1">رپورٹ</text:p>
      <text:p text:style-name="P1">رک</text:p>
      <text:p text:style-name="P1">رکابی</text:p>
      <text:p text:style-name="P1">رکلِ</text:p>
      <text:p text:style-name="P1">رکُھّوں</text:p>
      <text:p text:style-name="P1">رکِھّیں</text:p>
      <text:p text:style-name="P1">رکھ</text:p>
      <text:p text:style-name="P1">رکھا</text:p>
      <text:p text:style-name="P1">رکھتا</text:p>
      <text:p text:style-name="P1">رکھتاتو</text:p>
      <text:p text:style-name="P1">رکھتاہُوں</text:p>
      <text:p text:style-name="P1">رکھتِیں</text:p>
      <text:p text:style-name="P1">رکھتی</text:p>
      <text:p text:style-name="P1"><text:soft-page-break/>رکھتے</text:p>
      <text:p text:style-name="P1">رکھنا</text:p>
      <text:p text:style-name="P1">رکھنے</text:p>
      <text:p text:style-name="P1">رکھو</text:p>
      <text:p text:style-name="P1">رکھوا</text:p>
      <text:p text:style-name="P1">رکھوالا</text:p>
      <text:p text:style-name="P1">رکھوالوں</text:p>
      <text:p text:style-name="P1">رکھوالی</text:p>
      <text:p text:style-name="P1">رکھوالے</text:p>
      <text:p text:style-name="P1">رکھُّوں</text:p>
      <text:p text:style-name="P1">رکھِّیں</text:p>
      <text:p text:style-name="P1">رکھّ</text:p>
      <text:p text:style-name="P1">رکھّا</text:p>
      <text:p text:style-name="P1">رکھّاتو</text:p>
      <text:p text:style-name="P1">رکھّاجائے</text:p>
      <text:p text:style-name="P1">رکھّاکیونکہ</text:p>
      <text:p text:style-name="P1">رکھّاگیا</text:p>
      <text:p text:style-name="P1">رکھّاہے</text:p>
      <text:p text:style-name="P1"><text:soft-page-break/>رکھّو</text:p>
      <text:p text:style-name="P1">رکھّوُں</text:p>
      <text:p text:style-name="P1">رکھّوں</text:p>
      <text:p text:style-name="P1">رکھُّوں</text:p>
      <text:p text:style-name="P1">رکھّی</text:p>
      <text:p text:style-name="P1">رکھّیں</text:p>
      <text:p text:style-name="P1">رکھّے</text:p>
      <text:p text:style-name="P1">رکھی</text:p>
      <text:p text:style-name="P1">رکھیّں</text:p>
      <text:p text:style-name="P1">رکھیں</text:p>
      <text:p text:style-name="P1">رکھے</text:p>
      <text:p text:style-name="P1">رگڑا</text:p>
      <text:p text:style-name="P1">رگڑاکرو</text:p>
      <text:p text:style-name="P1">رگید</text:p>
      <text:p text:style-name="P1">رگیدا</text:p>
      <text:p text:style-name="P1">رگیدتا</text:p>
      <text:p text:style-name="P1">رگیدتے</text:p>
      <text:p text:style-name="P1">رگیدنے</text:p>
      <text:p text:style-name="P1"><text:soft-page-break/>رگیدی</text:p>
      <text:p text:style-name="P1">رگیدیں</text:p>
      <text:p text:style-name="P1">رگیدے</text:p>
      <text:p text:style-name="P1">رہ</text:p>
      <text:p text:style-name="P1">رہا</text:p>
      <text:p text:style-name="P1">رہائی</text:p>
      <text:p text:style-name="P1">رہاتھا</text:p>
      <text:p text:style-name="P1">رہاہو</text:p>
      <text:p text:style-name="P1">رہاہُوں</text:p>
      <text:p text:style-name="P1">رہاہے</text:p>
      <text:p text:style-name="P1">رہب</text:p>
      <text:p text:style-name="P1">رہبر</text:p>
      <text:p text:style-name="P1">رہبری</text:p>
      <text:p text:style-name="P1">رہتا</text:p>
      <text:p text:style-name="P1">رہتاہُوں</text:p>
      <text:p text:style-name="P1">رہتِیں</text:p>
      <text:p text:style-name="P1">رہتی</text:p>
      <text:p text:style-name="P1">رہتے</text:p>
      <text:p text:style-name="P1"><text:soft-page-break/>رہزنوں</text:p>
      <text:p text:style-name="P1">رہن</text:p>
      <text:p text:style-name="P1">رہنا</text:p>
      <text:p text:style-name="P1">رہنانہیں</text:p>
      <text:p text:style-name="P1">رہنمائی</text:p>
      <text:p text:style-name="P1">رہنُما</text:p>
      <text:p text:style-name="P1">رہنُمائی</text:p>
      <text:p text:style-name="P1">رہنُماؤں</text:p>
      <text:p text:style-name="P1">رہنے</text:p>
      <text:p text:style-name="P1">رہو</text:p>
      <text:p text:style-name="P1">رہوگے</text:p>
      <text:p text:style-name="P1">رہُو</text:p>
      <text:p text:style-name="P1">رہُوں</text:p>
      <text:p text:style-name="P1">رہِیں</text:p>
      <text:p text:style-name="P1">رہگُذروں</text:p>
      <text:p text:style-name="P1">رہی</text:p>
      <text:p text:style-name="P1">رہیِں</text:p>
      <text:p text:style-name="P1">رہیں</text:p>
      <text:p text:style-name="P1"><text:soft-page-break/>رہے</text:p>
      <text:p text:style-name="P1">ری</text:p>
      <text:p text:style-name="P1">ریاکاری</text:p>
      <text:p text:style-name="P1">ریایاہ</text:p>
      <text:p text:style-name="P1">ریت</text:p>
      <text:p text:style-name="P1">ریتی</text:p>
      <text:p text:style-name="P1">ریختہ</text:p>
      <text:p text:style-name="P1">ریز</text:p>
      <text:p text:style-name="P1">ریزِیاں</text:p>
      <text:p text:style-name="P1">ریزہ</text:p>
      <text:p text:style-name="P1">ریزی</text:p>
      <text:p text:style-name="P1">ریسا</text:p>
      <text:p text:style-name="P1">ریش</text:p>
      <text:p text:style-name="P1">ریشم</text:p>
      <text:p text:style-name="P1">ریشمِین</text:p>
      <text:p text:style-name="P1">ریشمی</text:p>
      <text:p text:style-name="P1">ریعی</text:p>
      <text:p text:style-name="P1">ریلا</text:p>
      <text:p text:style-name="P1"><text:soft-page-break/>ریلے</text:p>
      <text:p text:style-name="P1">رینکتا</text:p>
      <text:p text:style-name="P1">رینگتا</text:p>
      <text:p text:style-name="P1">رینگتے</text:p>
      <text:p text:style-name="P1">رینگنے</text:p>
      <text:p text:style-name="P1">ریوڑ</text:p>
      <text:p text:style-name="P1">ریوڑوں</text:p>
      <text:p text:style-name="P1">ریِمت</text:p>
      <text:p text:style-name="P1">ریڑھ</text:p>
      <text:p text:style-name="P1">ریکاؔب</text:p>
      <text:p text:style-name="P1">ریکاب</text:p>
      <text:p text:style-name="P1">ریکابِیوں</text:p>
      <text:p text:style-name="P1">ریکابی</text:p>
      <text:p text:style-name="P1">ریگستان</text:p>
      <text:p text:style-name="P1">ریگِیُم</text:p>
      <text:p text:style-name="P1">ریگھارِیاں</text:p>
      <text:p text:style-name="P1">ریگھارِیوں</text:p>
      <text:p text:style-name="P1">ریگھاری</text:p>
      <text:p text:style-name="P1"><text:soft-page-break/>ریگھاریاں</text:p>
      <text:p text:style-name="P1">رے</text:p>
      <text:p text:style-name="P1">زؔبُول</text:p>
      <text:p text:style-name="P1">زئیب</text:p>
      <text:p text:style-name="P1">زائل</text:p>
      <text:p text:style-name="P1">زائِد</text:p>
      <text:p text:style-name="P1">زائِدُالاعضا</text:p>
      <text:p text:style-name="P1">زائِل</text:p>
      <text:p text:style-name="P1">زاباد</text:p>
      <text:p text:style-name="P1">زاد</text:p>
      <text:p text:style-name="P1">زادبُوم</text:p>
      <text:p text:style-name="P1">زادنبُوّت</text:p>
      <text:p text:style-name="P1">زادوں</text:p>
      <text:p text:style-name="P1">زادِ</text:p>
      <text:p text:style-name="P1">زادہ</text:p>
      <text:p text:style-name="P1">زادے</text:p>
      <text:p text:style-name="P1">زار</text:p>
      <text:p text:style-name="P1">زارح</text:p>
      <text:p text:style-name="P1"><text:soft-page-break/>زارحِیوں</text:p>
      <text:p text:style-name="P1">زارحیوں</text:p>
      <text:p text:style-name="P1">زاروں</text:p>
      <text:p text:style-name="P1">زارَح</text:p>
      <text:p text:style-name="P1">زاری</text:p>
      <text:p text:style-name="P1">زازا</text:p>
      <text:p text:style-name="P1">زانواح</text:p>
      <text:p text:style-name="P1">زانُوؤں</text:p>
      <text:p text:style-name="P1">زانِیوں</text:p>
      <text:p text:style-name="P1">زانِیہ</text:p>
      <text:p text:style-name="P1">زانی</text:p>
      <text:p text:style-name="P1">زبانی</text:p>
      <text:p text:style-name="P1">زبانیں</text:p>
      <text:p text:style-name="P1">زبد</text:p>
      <text:p text:style-name="P1">زبدؔی</text:p>
      <text:p text:style-name="P1">زبدؔیاہ</text:p>
      <text:p text:style-name="P1">زبدی</text:p>
      <text:p text:style-name="P1">زبدیاؔہ</text:p>
      <text:p text:style-name="P1"><text:soft-page-break/>زبرجد</text:p>
      <text:p text:style-name="P1">زبردست</text:p>
      <text:p text:style-name="P1">زبردستوں</text:p>
      <text:p text:style-name="P1">زبردستی</text:p>
      <text:p text:style-name="P1">زبُوؔب</text:p>
      <text:p text:style-name="P1">زبُوؔل</text:p>
      <text:p text:style-name="P1">زبُودؔہ</text:p>
      <text:p text:style-name="P1">زبُور</text:p>
      <text:p text:style-name="P1">زبُول</text:p>
      <text:p text:style-name="P1">زبُولُون</text:p>
      <text:p text:style-name="P1">زبُولُونی</text:p>
      <text:p text:style-name="P1">زبُون</text:p>
      <text:p text:style-name="P1">زبُونی</text:p>
      <text:p text:style-name="P1">زبُوں</text:p>
      <text:p text:style-name="P1">زبُّود</text:p>
      <text:p text:style-name="P1">زبِینا</text:p>
      <text:p text:style-name="P1">زبّیَ</text:p>
      <text:p text:style-name="P1">زبی</text:p>
      <text:p text:style-name="P1"><text:soft-page-break/>زتُّو</text:p>
      <text:p text:style-name="P1">زتُّوبا</text:p>
      <text:p text:style-name="P1">زحلت</text:p>
      <text:p text:style-name="P1">زحمت</text:p>
      <text:p text:style-name="P1">زخم</text:p>
      <text:p text:style-name="P1">زخموں</text:p>
      <text:p text:style-name="P1">زخمِیوں</text:p>
      <text:p text:style-name="P1">زخمی</text:p>
      <text:p text:style-name="P1">زخَم</text:p>
      <text:p text:style-name="P1">زخِم</text:p>
      <text:p text:style-name="P1">زدوں</text:p>
      <text:p text:style-name="P1">زدہ</text:p>
      <text:p text:style-name="P1">زر</text:p>
      <text:p text:style-name="P1">زراخیا</text:p>
      <text:p text:style-name="P1">زراخیاؔہ</text:p>
      <text:p text:style-name="P1">زراعت</text:p>
      <text:p text:style-name="P1">زربفت</text:p>
      <text:p text:style-name="P1">زرخرِید</text:p>
      <text:p text:style-name="P1"><text:soft-page-break/>زرخیز</text:p>
      <text:p text:style-name="P1">زرخیزی</text:p>
      <text:p text:style-name="P1">زرد</text:p>
      <text:p text:style-name="P1">زردوز</text:p>
      <text:p text:style-name="P1">زردوزی</text:p>
      <text:p text:style-name="P1">زردوست</text:p>
      <text:p text:style-name="P1">زرعی</text:p>
      <text:p text:style-name="P1">زرُبّا</text:p>
      <text:p text:style-name="P1">زرُبّابل</text:p>
      <text:p text:style-name="P1">زرُبّابُل</text:p>
      <text:p text:style-name="P1">زرُبّابِل</text:p>
      <text:p text:style-name="P1">زرِؔش</text:p>
      <text:p text:style-name="P1">زرِش</text:p>
      <text:p text:style-name="P1">زرِّین</text:p>
      <text:p text:style-name="P1">زرّ</text:p>
      <text:p text:style-name="P1">زعفران</text:p>
      <text:p text:style-name="P1">زعوان</text:p>
      <text:p text:style-name="P1">زلزلہ</text:p>
      <text:p text:style-name="P1"><text:soft-page-break/>زمانوں</text:p>
      <text:p text:style-name="P1">زمانہ</text:p>
      <text:p text:style-name="P1">زمانۂِ</text:p>
      <text:p text:style-name="P1">زمانۂِ</text:p>
      <text:p text:style-name="P1">زمانے</text:p>
      <text:p text:style-name="P1">زمزمہ</text:p>
      <text:p text:style-name="P1">زمزُمِیم</text:p>
      <text:p text:style-name="P1">زمُرّد</text:p>
      <text:p text:style-name="P1">زمِستانی</text:p>
      <text:p text:style-name="P1">زمِین</text:p>
      <text:p text:style-name="P1">زمِینوں</text:p>
      <text:p text:style-name="P1">زمِینِ</text:p>
      <text:p text:style-name="P1">زمِینِیوں</text:p>
      <text:p text:style-name="P1">زمِینی</text:p>
      <text:p text:style-name="P1">زمین</text:p>
      <text:p text:style-name="P1">زن</text:p>
      <text:p text:style-name="P1">زنبُوروں</text:p>
      <text:p text:style-name="P1">زنجِیر</text:p>
      <text:p text:style-name="P1"><text:soft-page-break/>زنجِیربنا</text:p>
      <text:p text:style-name="P1">زنجِیروں</text:p>
      <text:p text:style-name="P1">زنجِیریں</text:p>
      <text:p text:style-name="P1">زنجیروں</text:p>
      <text:p text:style-name="P1">زنجیریں</text:p>
      <text:p text:style-name="P1">زندگی</text:p>
      <text:p text:style-name="P1">زندہ</text:p>
      <text:p text:style-name="P1">زنواح</text:p>
      <text:p text:style-name="P1">زنَی</text:p>
      <text:p text:style-name="P1">زنُوؔح</text:p>
      <text:p text:style-name="P1">زنگ</text:p>
      <text:p text:style-name="P1">زنی</text:p>
      <text:p text:style-name="P1">زوال</text:p>
      <text:p text:style-name="P1">زوحِت</text:p>
      <text:p text:style-name="P1">زور</text:p>
      <text:p text:style-name="P1">زورآور</text:p>
      <text:p text:style-name="P1">زورآوروں</text:p>
      <text:p text:style-name="P1">زورآوری</text:p>
      <text:p text:style-name="P1"><text:soft-page-break/>زوربخشے</text:p>
      <text:p text:style-name="P1">زورحاصِل</text:p>
      <text:p text:style-name="P1">زوروں</text:p>
      <text:p text:style-name="P1">زورِ</text:p>
      <text:p text:style-name="P1">زورگھٹ</text:p>
      <text:p text:style-name="P1">زوری</text:p>
      <text:p text:style-name="P1">زوں</text:p>
      <text:p text:style-name="P1">زَبردستی</text:p>
      <text:p text:style-name="P1">زَر</text:p>
      <text:p text:style-name="P1">زَرد</text:p>
      <text:p text:style-name="P1">زَرُبّاِبُل</text:p>
      <text:p text:style-name="P1">زَوجہ</text:p>
      <text:p text:style-name="P1">زَیتاؔم</text:p>
      <text:p text:style-name="P1">زَیتاؔن</text:p>
      <text:p text:style-name="P1">زَیتون</text:p>
      <text:p text:style-name="P1">زَیتُوؔن</text:p>
      <text:p text:style-name="P1">زَیتُون</text:p>
      <text:p text:style-name="P1">زَیتُونی</text:p>
      <text:p text:style-name="P1"><text:soft-page-break/>زَین</text:p>
      <text:p text:style-name="P1">زُبان</text:p>
      <text:p text:style-name="P1">زُبانوں</text:p>
      <text:p text:style-name="P1">زُبانی</text:p>
      <text:p text:style-name="P1">زُبانیں</text:p>
      <text:p text:style-name="P1">زُربّابل</text:p>
      <text:p text:style-name="P1">زُلفوں</text:p>
      <text:p text:style-name="P1">زُلفیں</text:p>
      <text:p text:style-name="P1">زُمرہ</text:p>
      <text:p text:style-name="P1">زُمّرد</text:p>
      <text:p text:style-name="P1">زُود</text:p>
      <text:p text:style-name="P1">زُوزیوں</text:p>
      <text:p text:style-name="P1">زُوفا</text:p>
      <text:p text:style-name="P1">زُوفے</text:p>
      <text:p text:style-name="P1">زُہرؔہ</text:p>
      <text:p text:style-name="P1">زِبح</text:p>
      <text:p text:style-name="P1">زِتار</text:p>
      <text:p text:style-name="P1">زِراعت</text:p>
      <text:p text:style-name="P1"><text:soft-page-break/>زِرہ</text:p>
      <text:p text:style-name="P1">زِفرُون</text:p>
      <text:p text:style-name="P1">زِلفہ</text:p>
      <text:p text:style-name="P1">زِمر</text:p>
      <text:p text:style-name="P1">زِمرؔی</text:p>
      <text:p text:style-name="P1">زِمراؔن</text:p>
      <text:p text:style-name="P1">زِمران</text:p>
      <text:p text:style-name="P1">زِمری</text:p>
      <text:p text:style-name="P1">زِمّہ</text:p>
      <text:p text:style-name="P1">زِمہّ</text:p>
      <text:p text:style-name="P1">زِمیرؔہ</text:p>
      <text:p text:style-name="P1">زِنا</text:p>
      <text:p text:style-name="P1">زِناکار</text:p>
      <text:p text:style-name="P1">زِناکارِیاں</text:p>
      <text:p text:style-name="P1">زِناکارِیوں</text:p>
      <text:p text:style-name="P1">زِناکاری</text:p>
      <text:p text:style-name="P1">زِناکے</text:p>
      <text:p text:style-name="P1">زِندان</text:p>
      <text:p text:style-name="P1"><text:soft-page-break/>زِندانوں</text:p>
      <text:p text:style-name="P1">زِندوں</text:p>
      <text:p text:style-name="P1">زِندگانی</text:p>
      <text:p text:style-name="P1">زِندگی</text:p>
      <text:p text:style-name="P1">زِندگیاں</text:p>
      <text:p text:style-name="P1">زِندہ</text:p>
      <text:p text:style-name="P1">زِکر</text:p>
      <text:p text:style-name="P1">زِکرؔی</text:p>
      <text:p text:style-name="P1">زِہ</text:p>
      <text:p text:style-name="P1">زِیادتی</text:p>
      <text:p text:style-name="P1">زِیادہ</text:p>
      <text:p text:style-name="P1">زِیارت</text:p>
      <text:p text:style-name="P1">زِیان</text:p>
      <text:p text:style-name="P1">زِیرہ</text:p>
      <text:p text:style-name="P1">زِیرے</text:p>
      <text:p text:style-name="P1">زِیزا</text:p>
      <text:p text:style-name="P1">زِیع</text:p>
      <text:p text:style-name="P1">زِیف</text:p>
      <text:p text:style-name="P1"><text:soft-page-break/>زِیفہ</text:p>
      <text:p text:style-name="P1">زِیفی</text:p>
      <text:p text:style-name="P1">زِین</text:p>
      <text:p text:style-name="P1">زِینا</text:p>
      <text:p text:style-name="P1">زِینت</text:p>
      <text:p text:style-name="P1">زِینہ</text:p>
      <text:p text:style-name="P1">زِینے</text:p>
      <text:p text:style-name="P1">زِیو</text:p>
      <text:p text:style-name="P1">زِیُوؔس</text:p>
      <text:p text:style-name="P1">زچّہ</text:p>
      <text:p text:style-name="P1">زچگی</text:p>
      <text:p text:style-name="P1">زک</text:p>
      <text:p text:style-name="P1">زکر</text:p>
      <text:p text:style-name="P1">زکرؔیاہ</text:p>
      <text:p text:style-name="P1">زکرِ</text:p>
      <text:p text:style-name="P1">زکرِیاؔہ</text:p>
      <text:p text:style-name="P1">زکریاؔہ</text:p>
      <text:p text:style-name="P1">زکریاہ</text:p>
      <text:p text:style-name="P1"><text:soft-page-break/>زکُور</text:p>
      <text:p text:style-name="P1">زکُّور</text:p>
      <text:p text:style-name="P1">زکّاؔئی</text:p>
      <text:p text:style-name="P1">زکّائی</text:p>
      <text:p text:style-name="P1">زکَّی</text:p>
      <text:p text:style-name="P1">زکّی</text:p>
      <text:p text:style-name="P1">زہ</text:p>
      <text:p text:style-name="P1">زہر</text:p>
      <text:p text:style-name="P1">زہرِ</text:p>
      <text:p text:style-name="P1">زہم</text:p>
      <text:p text:style-name="P1">زہے</text:p>
      <text:p text:style-name="P1">زیادتی</text:p>
      <text:p text:style-name="P1">زیادہ</text:p>
      <text:p text:style-name="P1">زیب</text:p>
      <text:p text:style-name="P1">زیبا</text:p>
      <text:p text:style-name="P1">زیبائش</text:p>
      <text:p text:style-name="P1">زیبایش</text:p>
      <text:p text:style-name="P1">زیتاؔم</text:p>
      <text:p text:style-name="P1"><text:soft-page-break/>زیتُون</text:p>
      <text:p text:style-name="P1">زیر</text:p>
      <text:p text:style-name="P1">زیربار</text:p>
      <text:p text:style-name="P1">زیرجاموں</text:p>
      <text:p text:style-name="P1">زیرِ</text:p>
      <text:p text:style-name="P1">زیرکرے</text:p>
      <text:p text:style-name="P1">زیزا</text:p>
      <text:p text:style-name="P1">زیفِیون</text:p>
      <text:p text:style-name="P1">زیلوؔتیس</text:p>
      <text:p text:style-name="P1">زیلوتیس</text:p>
      <text:p text:style-name="P1">زیناس</text:p>
      <text:p text:style-name="P1">زیور</text:p>
      <text:p text:style-name="P1">زیوروں</text:p>
      <text:p text:style-name="P1">سا</text:p>
      <text:p text:style-name="P1">سائبان</text:p>
      <text:p text:style-name="P1">سابر</text:p>
      <text:p text:style-name="P1">سابق</text:p>
      <text:p text:style-name="P1">سابِق</text:p>
      <text:p text:style-name="P1"><text:soft-page-break/>سات</text:p>
      <text:p text:style-name="P1">ساتواں</text:p>
      <text:p text:style-name="P1">ساتوِیں</text:p>
      <text:p text:style-name="P1">ساتوں</text:p>
      <text:p text:style-name="P1">ساتویں</text:p>
      <text:p text:style-name="P1">ساتِھیوں</text:p>
      <text:p text:style-name="P1">ساتھ</text:p>
      <text:p text:style-name="P1">ساتھا</text:p>
      <text:p text:style-name="P1">ساتھداؤُد</text:p>
      <text:p text:style-name="P1">ساتھِیوں</text:p>
      <text:p text:style-name="P1">ساتھی</text:p>
      <text:p text:style-name="P1">ساتھیوں</text:p>
      <text:p text:style-name="P1">ساحِر</text:p>
      <text:p text:style-name="P1">ساحِروں</text:p>
      <text:p text:style-name="P1">ساحِل</text:p>
      <text:p text:style-name="P1">سادہ</text:p>
      <text:p text:style-name="P1">سارؔہ</text:p>
      <text:p text:style-name="P1">سارا</text:p>
      <text:p text:style-name="P1"><text:soft-page-break/>سارتھی</text:p>
      <text:p text:style-name="P1">سارس</text:p>
      <text:p text:style-name="P1">ساروحن</text:p>
      <text:p text:style-name="P1">سارَؔی</text:p>
      <text:p text:style-name="P1">سارَی</text:p>
      <text:p text:style-name="P1">سارِس</text:p>
      <text:p text:style-name="P1">سارِید</text:p>
      <text:p text:style-name="P1">سارہ</text:p>
      <text:p text:style-name="P1">ساری</text:p>
      <text:p text:style-name="P1">سارے</text:p>
      <text:p text:style-name="P1">ساز</text:p>
      <text:p text:style-name="P1">سازش</text:p>
      <text:p text:style-name="P1">سازشیں</text:p>
      <text:p text:style-name="P1">سازو</text:p>
      <text:p text:style-name="P1">سازوں</text:p>
      <text:p text:style-name="P1">سازِش</text:p>
      <text:p text:style-name="P1">سازِشوں</text:p>
      <text:p text:style-name="P1">سازی</text:p>
      <text:p text:style-name="P1"><text:soft-page-break/>ساس</text:p>
      <text:p text:style-name="P1">ساسیَ</text:p>
      <text:p text:style-name="P1">ساعت</text:p>
      <text:p text:style-name="P1">سافان</text:p>
      <text:p text:style-name="P1">سافانوں</text:p>
      <text:p text:style-name="P1">سافر</text:p>
      <text:p text:style-name="P1">سافط</text:p>
      <text:p text:style-name="P1">سافم</text:p>
      <text:p text:style-name="P1">سافن</text:p>
      <text:p text:style-name="P1">ساق</text:p>
      <text:p text:style-name="P1">ساقِیوں</text:p>
      <text:p text:style-name="P1">ساقی</text:p>
      <text:p text:style-name="P1">سال</text:p>
      <text:p text:style-name="P1">سالار</text:p>
      <text:p text:style-name="P1">سالاروں</text:p>
      <text:p text:style-name="P1">سالانہ</text:p>
      <text:p text:style-name="P1">سالتی</text:p>
      <text:p text:style-name="P1">سالخُوردہ</text:p>
      <text:p text:style-name="P1"><text:soft-page-break/>سالم</text:p>
      <text:p text:style-name="P1">سالوں</text:p>
      <text:p text:style-name="P1">سالِ</text:p>
      <text:p text:style-name="P1">سالِم</text:p>
      <text:p text:style-name="P1">سالگرہ</text:p>
      <text:p text:style-name="P1">سالگِرہ</text:p>
      <text:p text:style-name="P1">سالہ</text:p>
      <text:p text:style-name="P1">سالہا</text:p>
      <text:p text:style-name="P1">سالہایِ</text:p>
      <text:p text:style-name="P1">سالی</text:p>
      <text:p text:style-name="P1">سالے</text:p>
      <text:p text:style-name="P1">سامال</text:p>
      <text:p text:style-name="P1">سامان</text:p>
      <text:p text:style-name="P1">سامانِ</text:p>
      <text:p text:style-name="P1">سامر</text:p>
      <text:p text:style-name="P1">سامرؔیہ</text:p>
      <text:p text:style-name="P1">سامراخی</text:p>
      <text:p text:style-name="P1">سامرِؔیہ</text:p>
      <text:p text:style-name="P1"><text:soft-page-break/>سامرِیوں</text:p>
      <text:p text:style-name="P1">سامرِیہ</text:p>
      <text:p text:style-name="P1">سامری</text:p>
      <text:p text:style-name="P1">سامریہ</text:p>
      <text:p text:style-name="P1">سامنا</text:p>
      <text:p text:style-name="P1">سامنے</text:p>
      <text:p text:style-name="P1">سامُس</text:p>
      <text:p text:style-name="P1">سامک</text:p>
      <text:p text:style-name="P1">سان</text:p>
      <text:p text:style-name="P1">سانس</text:p>
      <text:p text:style-name="P1">سانِشان</text:p>
      <text:p text:style-name="P1">سانپ</text:p>
      <text:p text:style-name="P1">سانپو</text:p>
      <text:p text:style-name="P1">سانپوں</text:p>
      <text:p text:style-name="P1">سانچا</text:p>
      <text:p text:style-name="P1">سانچہ</text:p>
      <text:p text:style-name="P1">سانچے</text:p>
      <text:p text:style-name="P1">سانڈ</text:p>
      <text:p text:style-name="P1"><text:soft-page-break/>سانڈا</text:p>
      <text:p text:style-name="P1">سانڈنیاں</text:p>
      <text:p text:style-name="P1">سانڈنیوں</text:p>
      <text:p text:style-name="P1">سانڈوں</text:p>
      <text:p text:style-name="P1">سانگ</text:p>
      <text:p text:style-name="P1">سانی</text:p>
      <text:p text:style-name="P1">ساؤ</text:p>
      <text:p text:style-name="P1">ساؤُؔل</text:p>
      <text:p text:style-name="P1">ساؤُل</text:p>
      <text:p text:style-name="P1">ساؤُلِیوں</text:p>
      <text:p text:style-name="P1">ساٹھ</text:p>
      <text:p text:style-name="P1">ساڑھے</text:p>
      <text:p text:style-name="P1">ساکت</text:p>
      <text:p text:style-name="P1">ساکِن</text:p>
      <text:p text:style-name="P1">ساکِنِ</text:p>
      <text:p text:style-name="P1">ساگ</text:p>
      <text:p text:style-name="P1">ساہو</text:p>
      <text:p text:style-name="P1">ساہُول</text:p>
      <text:p text:style-name="P1"><text:soft-page-break/>ساہُوکار</text:p>
      <text:p text:style-name="P1">ساہُوکاروں</text:p>
      <text:p text:style-name="P1">ساہُوں</text:p>
      <text:p text:style-name="P1">سایبانوں</text:p>
      <text:p text:style-name="P1">سایہ</text:p>
      <text:p text:style-name="P1">سب</text:p>
      <text:p text:style-name="P1">سبا</text:p>
      <text:p text:style-name="P1">سباؔط</text:p>
      <text:p text:style-name="P1">سبب</text:p>
      <text:p text:style-name="P1">سبت</text:p>
      <text:p text:style-name="P1">سبتوں</text:p>
      <text:p text:style-name="P1">سبتکہ</text:p>
      <text:p text:style-name="P1">سبتہ</text:p>
      <text:p text:style-name="P1">سبتیکہ</text:p>
      <text:p text:style-name="P1">سبز</text:p>
      <text:p text:style-name="P1">سبزہ</text:p>
      <text:p text:style-name="P1">سبزی</text:p>
      <text:p text:style-name="P1">سبع</text:p>
      <text:p text:style-name="P1"><text:soft-page-break/>سبعہ</text:p>
      <text:p text:style-name="P1">سبق</text:p>
      <text:p text:style-name="P1">سبقت</text:p>
      <text:p text:style-name="P1">سبنیاؔہ</text:p>
      <text:p text:style-name="P1">سبُواؔیل</text:p>
      <text:p text:style-name="P1">سبُوایل</text:p>
      <text:p text:style-name="P1">سبُکپا</text:p>
      <text:p text:style-name="P1">سبّتَی</text:p>
      <text:p text:style-name="P1">سبّتی</text:p>
      <text:p text:style-name="P1">سبّکی</text:p>
      <text:p text:style-name="P1">سبھوں</text:p>
      <text:p text:style-name="P1">ست</text:p>
      <text:p text:style-name="P1">ستا</text:p>
      <text:p text:style-name="P1">ستائِیس</text:p>
      <text:p text:style-name="P1">ستائِیسویں</text:p>
      <text:p text:style-name="P1">ستائیسویں</text:p>
      <text:p text:style-name="P1">ستائیں</text:p>
      <text:p text:style-name="P1">ستائے</text:p>
      <text:p text:style-name="P1"><text:soft-page-break/>ستاتا</text:p>
      <text:p text:style-name="P1">ستاتی</text:p>
      <text:p text:style-name="P1">ستاتے</text:p>
      <text:p text:style-name="P1">ستاروں</text:p>
      <text:p text:style-name="P1">ستارہ</text:p>
      <text:p text:style-name="P1">ستارے</text:p>
      <text:p text:style-name="P1">ستاسی</text:p>
      <text:p text:style-name="P1">ستان</text:p>
      <text:p text:style-name="P1">ستانا</text:p>
      <text:p text:style-name="P1">ستانے</text:p>
      <text:p text:style-name="P1">ستاؤ</text:p>
      <text:p text:style-name="P1">ستایا</text:p>
      <text:p text:style-name="P1">ستایش</text:p>
      <text:p text:style-name="P1">ستتّر</text:p>
      <text:p text:style-name="P1">ستر</text:p>
      <text:p text:style-name="P1">سترؔی</text:p>
      <text:p text:style-name="P1">سترپوشی</text:p>
      <text:p text:style-name="P1">سترھوِیں</text:p>
      <text:p text:style-name="P1"><text:soft-page-break/>سترھویں</text:p>
      <text:p text:style-name="P1">سترہ</text:p>
      <text:p text:style-name="P1">ستم</text:p>
      <text:p text:style-name="P1">ستوئیِکی</text:p>
      <text:p text:style-name="P1">ستُس</text:p>
      <text:p text:style-name="P1">ستُودہ</text:p>
      <text:p text:style-name="P1">ستُور</text:p>
      <text:p text:style-name="P1">ستِفناؔس</text:p>
      <text:p text:style-name="P1">ستِفناس</text:p>
      <text:p text:style-name="P1">ستِفَنُس</text:p>
      <text:p text:style-name="P1">ستِفُنس</text:p>
      <text:p text:style-name="P1">ستّاون</text:p>
      <text:p text:style-name="P1">ستّر</text:p>
      <text:p text:style-name="P1">ستّرشاگِردوں</text:p>
      <text:p text:style-name="P1">ستّرمِثقال</text:p>
      <text:p text:style-name="P1">ستّرہ</text:p>
      <text:p text:style-name="P1">ستکہ</text:p>
      <text:p text:style-name="P1">ستیاناس</text:p>
      <text:p text:style-name="P1"><text:soft-page-break/>سجا</text:p>
      <text:p text:style-name="P1">سجاوٹ</text:p>
      <text:p text:style-name="P1">سجتی</text:p>
      <text:p text:style-name="P1">سجدہ</text:p>
      <text:p text:style-name="P1">سجُوؔب</text:p>
      <text:p text:style-name="P1">سجِدہ</text:p>
      <text:p text:style-name="P1">سجّی</text:p>
      <text:p text:style-name="P1">سجے</text:p>
      <text:p text:style-name="P1">سحر</text:p>
      <text:p text:style-name="P1">سحریم</text:p>
      <text:p text:style-name="P1">سخاوت</text:p>
      <text:p text:style-name="P1">سخت</text:p>
      <text:p text:style-name="P1">سختِیاں</text:p>
      <text:p text:style-name="P1">سختی</text:p>
      <text:p text:style-name="P1">سخن</text:p>
      <text:p text:style-name="P1">سخی</text:p>
      <text:p text:style-name="P1">سدا</text:p>
      <text:p text:style-name="P1">سداؔن</text:p>
      <text:p text:style-name="P1"><text:soft-page-break/>سدرؔک</text:p>
      <text:p text:style-name="P1">سدُوؔم</text:p>
      <text:p text:style-name="P1">سدُوم</text:p>
      <text:p text:style-name="P1">سدّیم</text:p>
      <text:p text:style-name="P1">سدھائی</text:p>
      <text:p text:style-name="P1">سر</text:p>
      <text:p text:style-name="P1">سرا</text:p>
      <text:p text:style-name="P1">سرائی</text:p>
      <text:p text:style-name="P1">سرائیل</text:p>
      <text:p text:style-name="P1">سرائیلی</text:p>
      <text:p text:style-name="P1">سرائے</text:p>
      <text:p text:style-name="P1">سراب</text:p>
      <text:p text:style-name="P1">سرار</text:p>
      <text:p text:style-name="P1">سراسر</text:p>
      <text:p text:style-name="P1">سراسِیمہ</text:p>
      <text:p text:style-name="P1">سراضر</text:p>
      <text:p text:style-name="P1">سرافِیم</text:p>
      <text:p text:style-name="P1">سراؤں</text:p>
      <text:p text:style-name="P1"><text:soft-page-break/>سراپا</text:p>
      <text:p text:style-name="P1">سراہ</text:p>
      <text:p text:style-name="P1">سرای</text:p>
      <text:p text:style-name="P1">سرایاؔہ</text:p>
      <text:p text:style-name="P1">سرایِ</text:p>
      <text:p text:style-name="P1">سربمُہر</text:p>
      <text:p text:style-name="P1">سربُلند</text:p>
      <text:p text:style-name="P1">سربیاؔہ</text:p>
      <text:p text:style-name="P1">سرتاج</text:p>
      <text:p text:style-name="P1">سرجُوؔن</text:p>
      <text:p text:style-name="P1">سرح</text:p>
      <text:p text:style-name="P1">سرحد</text:p>
      <text:p text:style-name="P1">سرحدبڑا</text:p>
      <text:p text:style-name="P1">سرحدتک</text:p>
      <text:p text:style-name="P1">سرحددریایِ</text:p>
      <text:p text:style-name="P1">سرحدسفام</text:p>
      <text:p text:style-name="P1">سرحدسے</text:p>
      <text:p text:style-name="P1">سرحدّ</text:p>
      <text:p text:style-name="P1"><text:soft-page-break/>سرحدّوں</text:p>
      <text:p text:style-name="P1">سرحدّیں</text:p>
      <text:p text:style-name="P1">سرحدٹھہرے</text:p>
      <text:p text:style-name="P1">سرحدکو</text:p>
      <text:p text:style-name="P1">سرحدکے</text:p>
      <text:p text:style-name="P1">سرحدیَردن</text:p>
      <text:p text:style-name="P1">سرد</text:p>
      <text:p text:style-name="P1">سردار</text:p>
      <text:p text:style-name="P1">سرداراکٹھّے</text:p>
      <text:p text:style-name="P1">سردارتھا</text:p>
      <text:p text:style-name="P1">سردارنہ</text:p>
      <text:p text:style-name="P1">سردارنے</text:p>
      <text:p text:style-name="P1">سردارو</text:p>
      <text:p text:style-name="P1">سرداروں</text:p>
      <text:p text:style-name="P1">سردارکاہِن</text:p>
      <text:p text:style-name="P1">سرداری</text:p>
      <text:p text:style-name="P1">سردِیس</text:p>
      <text:p text:style-name="P1">سردِیوں</text:p>
      <text:p text:style-name="P1"><text:soft-page-break/>سردی</text:p>
      <text:p text:style-name="P1">سرزد</text:p>
      <text:p text:style-name="P1">سرزمِین</text:p>
      <text:p text:style-name="P1">سرزمِینِ</text:p>
      <text:p text:style-name="P1">سرزمیِن</text:p>
      <text:p text:style-name="P1">سرزنش</text:p>
      <text:p text:style-name="P1">سرزنِش</text:p>
      <text:p text:style-name="P1">سرسبز</text:p>
      <text:p text:style-name="P1">سرسبزی</text:p>
      <text:p text:style-name="P1">سرشت</text:p>
      <text:p text:style-name="P1">سرشَوکت</text:p>
      <text:p text:style-name="P1">سرفراز</text:p>
      <text:p text:style-name="P1">سرفرازوں</text:p>
      <text:p text:style-name="P1">سرفرازِی</text:p>
      <text:p text:style-name="P1">سرفرازہُوں</text:p>
      <text:p text:style-name="P1">سرفرازی</text:p>
      <text:p text:style-name="P1">سرلشکر</text:p>
      <text:p text:style-name="P1">سرمایہ</text:p>
      <text:p text:style-name="P1"><text:soft-page-break/>سرمُنڈایا</text:p>
      <text:p text:style-name="P1">سرمُنڈی</text:p>
      <text:p text:style-name="P1">سرمُونڈا</text:p>
      <text:p text:style-name="P1">سرنِگُون</text:p>
      <text:p text:style-name="P1">سرنِگُوں</text:p>
      <text:p text:style-name="P1">سرنگوں</text:p>
      <text:p text:style-name="P1">سرنگُون</text:p>
      <text:p text:style-name="P1">سرنگُوں</text:p>
      <text:p text:style-name="P1">سرو</text:p>
      <text:p text:style-name="P1">سروؔج</text:p>
      <text:p text:style-name="P1">سرودی</text:p>
      <text:p text:style-name="P1">سرووں</text:p>
      <text:p text:style-name="P1">سروکار</text:p>
      <text:p text:style-name="P1">سروں</text:p>
      <text:p text:style-name="P1">سرَکُوسہ</text:p>
      <text:p text:style-name="P1">سرُوؔج</text:p>
      <text:p text:style-name="P1">سرُود</text:p>
      <text:p text:style-name="P1">سرُور</text:p>
      <text:p text:style-name="P1"><text:soft-page-break/>سرِبیاؔہ</text:p>
      <text:p text:style-name="P1">سرِشت</text:p>
      <text:p text:style-name="P1">سرِنو</text:p>
      <text:p text:style-name="P1">سرِگیُس</text:p>
      <text:p text:style-name="P1">سرپر</text:p>
      <text:p text:style-name="P1">سرپرستوں</text:p>
      <text:p text:style-name="P1">سرپوش</text:p>
      <text:p text:style-name="P1">سرپٹ</text:p>
      <text:p text:style-name="P1">سرچشمہ</text:p>
      <text:p text:style-name="P1">سرک</text:p>
      <text:p text:style-name="P1">سرکا</text:p>
      <text:p text:style-name="P1">سرکائی</text:p>
      <text:p text:style-name="P1">سرکائے</text:p>
      <text:p text:style-name="P1">سرکاجو</text:p>
      <text:p text:style-name="P1">سرکارِ</text:p>
      <text:p text:style-name="P1">سرکانے</text:p>
      <text:p text:style-name="P1">سرکاٹا</text:p>
      <text:p text:style-name="P1">سرکتا</text:p>
      <text:p text:style-name="P1"><text:soft-page-break/>سرکش</text:p>
      <text:p text:style-name="P1">سرکشوں</text:p>
      <text:p text:style-name="P1">سرکشی</text:p>
      <text:p text:style-name="P1">سرکنڈا</text:p>
      <text:p text:style-name="P1">سرکنڈوں</text:p>
      <text:p text:style-name="P1">سرکنڈے</text:p>
      <text:p text:style-name="P1">سرکنے</text:p>
      <text:p text:style-name="P1">سرکُچلتا</text:p>
      <text:p text:style-name="P1">سرکُچلتے</text:p>
      <text:p text:style-name="P1">سرگرم</text:p>
      <text:p text:style-name="P1">سرگرمی</text:p>
      <text:p text:style-name="P1">سرگرمیاں</text:p>
      <text:p text:style-name="P1">سرگروہ</text:p>
      <text:p text:style-name="P1">سرگُذشت</text:p>
      <text:p text:style-name="P1">سرگُروہ</text:p>
      <text:p text:style-name="P1">سرہانے</text:p>
      <text:p text:style-name="P1">سرے</text:p>
      <text:p text:style-name="P1">سزا</text:p>
      <text:p text:style-name="P1"><text:soft-page-break/>سزائیں</text:p>
      <text:p text:style-name="P1">سزائے</text:p>
      <text:p text:style-name="P1">سزادُوں</text:p>
      <text:p text:style-name="P1">سزادے</text:p>
      <text:p text:style-name="P1">سزاوار</text:p>
      <text:p text:style-name="P1">سزاؤں</text:p>
      <text:p text:style-name="P1">سزاکا</text:p>
      <text:p text:style-name="P1">سطح</text:p>
      <text:p text:style-name="P1">سطحِ</text:p>
      <text:p text:style-name="P1">سعادت</text:p>
      <text:p text:style-name="P1">سعتِیم</text:p>
      <text:p text:style-name="P1">سعفہ</text:p>
      <text:p text:style-name="P1">سعلبونی</text:p>
      <text:p text:style-name="P1">سعلبُونی</text:p>
      <text:p text:style-name="P1">سعلبِیم</text:p>
      <text:p text:style-name="P1">سعلِیم</text:p>
      <text:p text:style-name="P1">سعیر</text:p>
      <text:p text:style-name="P1">سغریاؔہ</text:p>
      <text:p text:style-name="P1"><text:soft-page-break/>سف</text:p>
      <text:p text:style-name="P1">سفارِش</text:p>
      <text:p text:style-name="P1">سفام</text:p>
      <text:p text:style-name="P1">سفر</text:p>
      <text:p text:style-name="P1">سفروں</text:p>
      <text:p text:style-name="P1">سفط</text:p>
      <text:p text:style-name="P1">سفطیاؔہ</text:p>
      <text:p text:style-name="P1">سفطیاہ</text:p>
      <text:p text:style-name="P1">سفو</text:p>
      <text:p text:style-name="P1">سفُوفاؔن</text:p>
      <text:p text:style-name="P1">سفِیر</text:p>
      <text:p text:style-name="P1">سفِیرؔہ</text:p>
      <text:p text:style-name="P1">سفِیروں</text:p>
      <text:p text:style-name="P1">سفّی</text:p>
      <text:p text:style-name="P1">سفی</text:p>
      <text:p text:style-name="P1">سفید</text:p>
      <text:p text:style-name="P1">سفیداُون</text:p>
      <text:p text:style-name="P1">سفیدہ</text:p>
      <text:p text:style-name="P1"><text:soft-page-break/>سفیدی</text:p>
      <text:p text:style-name="P1">سفیرہ</text:p>
      <text:p text:style-name="P1">سقُوطِ</text:p>
      <text:p text:style-name="P1">سقّا</text:p>
      <text:p text:style-name="P1">سلاح</text:p>
      <text:p text:style-name="P1">سلاطِین</text:p>
      <text:p text:style-name="P1">سلام</text:p>
      <text:p text:style-name="P1">سلامت</text:p>
      <text:p text:style-name="P1">سلامتی</text:p>
      <text:p text:style-name="P1">سلح</text:p>
      <text:p text:style-name="P1">سلس</text:p>
      <text:p text:style-name="P1">سلسہ</text:p>
      <text:p text:style-name="P1">سلطنت</text:p>
      <text:p text:style-name="P1">سلطنتوں</text:p>
      <text:p text:style-name="P1">سلطنتیں</text:p>
      <text:p text:style-name="P1">سلع</text:p>
      <text:p text:style-name="P1">سلعِ</text:p>
      <text:p text:style-name="P1">سلف</text:p>
      <text:p text:style-name="P1"><text:soft-page-break/>سلما</text:p>
      <text:p text:style-name="P1">سلمنسر</text:p>
      <text:p text:style-name="P1">سلمو</text:p>
      <text:p text:style-name="P1">سلموؔن</text:p>
      <text:p text:style-name="P1">سلمیاؔہ</text:p>
      <text:p text:style-name="P1">سلوؔم</text:p>
      <text:p text:style-name="P1">سلوؔمی</text:p>
      <text:p text:style-name="P1">سلوم</text:p>
      <text:p text:style-name="P1">سلومِیت</text:p>
      <text:p text:style-name="P1">سلُو</text:p>
      <text:p text:style-name="P1">سلُوؔم</text:p>
      <text:p text:style-name="P1">سلُوم</text:p>
      <text:p text:style-name="P1">سلُوموؔت</text:p>
      <text:p text:style-name="P1">سلُوموت</text:p>
      <text:p text:style-name="P1">سلُومِیت</text:p>
      <text:p text:style-name="P1">سلُومی</text:p>
      <text:p text:style-name="P1">سلُوک</text:p>
      <text:p text:style-name="P1">سلُوکی</text:p>
      <text:p text:style-name="P1"><text:soft-page-break/>سلُّو</text:p>
      <text:p text:style-name="P1">سلُّومِیت</text:p>
      <text:p text:style-name="P1">سلِیسہ</text:p>
      <text:p text:style-name="P1">سلَّی</text:p>
      <text:p text:style-name="P1">سلُّومِیت</text:p>
      <text:p text:style-name="P1">سلّی</text:p>
      <text:p text:style-name="P1">سلکت</text:p>
      <text:p text:style-name="P1">سلکہ</text:p>
      <text:p text:style-name="P1">سلیم</text:p>
      <text:p text:style-name="P1">سم</text:p>
      <text:p text:style-name="P1">سما</text:p>
      <text:p text:style-name="P1">سمائی</text:p>
      <text:p text:style-name="P1">سمائیں</text:p>
      <text:p text:style-name="P1">سمائے</text:p>
      <text:p text:style-name="P1">سماجت</text:p>
      <text:p text:style-name="P1">سماع</text:p>
      <text:p text:style-name="P1">سماعت</text:p>
      <text:p text:style-name="P1">سماعہ</text:p>
      <text:p text:style-name="P1"><text:soft-page-break/>سماکیاؔہ</text:p>
      <text:p text:style-name="P1">سمایا</text:p>
      <text:p text:style-name="P1">سمت</text:p>
      <text:p text:style-name="P1">سمجُھوں</text:p>
      <text:p text:style-name="P1">سمجھ</text:p>
      <text:p text:style-name="P1">سمجھا</text:p>
      <text:p text:style-name="P1">سمجھائیں</text:p>
      <text:p text:style-name="P1">سمجھائے</text:p>
      <text:p text:style-name="P1">سمجھاتا</text:p>
      <text:p text:style-name="P1">سمجھاتے</text:p>
      <text:p text:style-name="P1">سمجھانا</text:p>
      <text:p text:style-name="P1">سمجھانے</text:p>
      <text:p text:style-name="P1">سمجھاؤ</text:p>
      <text:p text:style-name="P1">سمجھاؤُں</text:p>
      <text:p text:style-name="P1">سمجھایا</text:p>
      <text:p text:style-name="P1">سمجھتا</text:p>
      <text:p text:style-name="P1">سمجھتِیں</text:p>
      <text:p text:style-name="P1">سمجھتی</text:p>
      <text:p text:style-name="P1"><text:soft-page-break/>سمجھتے</text:p>
      <text:p text:style-name="P1">سمجھنا</text:p>
      <text:p text:style-name="P1">سمجھنے</text:p>
      <text:p text:style-name="P1">سمجھو</text:p>
      <text:p text:style-name="P1">سمجھوتا</text:p>
      <text:p text:style-name="P1">سمجھُوں</text:p>
      <text:p text:style-name="P1">سمجھی</text:p>
      <text:p text:style-name="P1">سمجھیں</text:p>
      <text:p text:style-name="P1">سمجھے</text:p>
      <text:p text:style-name="P1">سمدھیانہ</text:p>
      <text:p text:style-name="P1">سمر</text:p>
      <text:p text:style-name="P1">سمروؔن</text:p>
      <text:p text:style-name="P1">سمریاؔہ</text:p>
      <text:p text:style-name="P1">سمسرؔی</text:p>
      <text:p text:style-name="P1">سمسُوؔن</text:p>
      <text:p text:style-name="P1">سمسُون</text:p>
      <text:p text:style-name="P1">سمع</text:p>
      <text:p text:style-name="P1">سمعاتی</text:p>
      <text:p text:style-name="P1"><text:soft-page-break/>سمعہ</text:p>
      <text:p text:style-name="P1">سمعی</text:p>
      <text:p text:style-name="P1">سمعیاؔہ</text:p>
      <text:p text:style-name="P1">سمعیاہ</text:p>
      <text:p text:style-name="P1">سمندوں</text:p>
      <text:p text:style-name="P1">سموؔئیل</text:p>
      <text:p text:style-name="P1">سموئیل</text:p>
      <text:p text:style-name="P1">سمواؔیل</text:p>
      <text:p text:style-name="P1">سموایل</text:p>
      <text:p text:style-name="P1">سمَریاؔہ</text:p>
      <text:p text:style-name="P1">سمَعیاؔہ</text:p>
      <text:p text:style-name="P1">سمُترا</text:p>
      <text:p text:style-name="P1">سمُجھ</text:p>
      <text:p text:style-name="P1">سمُجھے</text:p>
      <text:p text:style-name="P1">سمُر</text:p>
      <text:p text:style-name="P1">سمُرنہ</text:p>
      <text:p text:style-name="P1">سمُندر</text:p>
      <text:p text:style-name="P1">سمُندرو</text:p>
      <text:p text:style-name="P1"><text:soft-page-break/>سمُندروں</text:p>
      <text:p text:style-name="P1">سمُندرکا</text:p>
      <text:p text:style-name="P1">سمُندرکو</text:p>
      <text:p text:style-name="P1">سمُندرکی</text:p>
      <text:p text:style-name="P1">سمُوؔئیل</text:p>
      <text:p text:style-name="P1">سمُواؔیل</text:p>
      <text:p text:style-name="P1">سمُوم</text:p>
      <text:p text:style-name="P1">سمُوچا</text:p>
      <text:p text:style-name="P1">سمُّوؔع</text:p>
      <text:p text:style-name="P1">سمُّوع</text:p>
      <text:p text:style-name="P1">سمِعہ</text:p>
      <text:p text:style-name="P1">سمِعی</text:p>
      <text:p text:style-name="P1">سمِیدؔع</text:p>
      <text:p text:style-name="P1">سمِیدع</text:p>
      <text:p text:style-name="P1">سمِیدعیوں</text:p>
      <text:p text:style-name="P1">سمِیر</text:p>
      <text:p text:style-name="P1">سمِیرا</text:p>
      <text:p text:style-name="P1">سمِیراموؔت</text:p>
      <text:p text:style-name="P1"><text:soft-page-break/>سمّا</text:p>
      <text:p text:style-name="P1">سمّو</text:p>
      <text:p text:style-name="P1">سمّوؔت</text:p>
      <text:p text:style-name="P1">سمّوؔع</text:p>
      <text:p text:style-name="P1">سمّہ</text:p>
      <text:p text:style-name="P1">سمّی</text:p>
      <text:p text:style-name="P1">سمگرنبُو</text:p>
      <text:p text:style-name="P1">سمہُوؔت</text:p>
      <text:p text:style-name="P1">سمیت</text:p>
      <text:p text:style-name="P1">سمیدع</text:p>
      <text:p text:style-name="P1">سمیعاہ</text:p>
      <text:p text:style-name="P1">سمیٹ</text:p>
      <text:p text:style-name="P1">سمیٹتا</text:p>
      <text:p text:style-name="P1">سمیٹے</text:p>
      <text:p text:style-name="P1">سن</text:p>
      <text:p text:style-name="P1">سناآؔہ</text:p>
      <text:p text:style-name="P1">سناآہ</text:p>
      <text:p text:style-name="P1">سنائی</text:p>
      <text:p text:style-name="P1"><text:soft-page-break/>سناؤ</text:p>
      <text:p text:style-name="P1">سناؤُں</text:p>
      <text:p text:style-name="P1">سنبلّط</text:p>
      <text:p text:style-name="P1">سنبھا</text:p>
      <text:p text:style-name="P1">سنبھال</text:p>
      <text:p text:style-name="P1">سنبھالا</text:p>
      <text:p text:style-name="P1">سنبھالتا</text:p>
      <text:p text:style-name="P1">سنبھالتی</text:p>
      <text:p text:style-name="P1">سنبھالنا</text:p>
      <text:p text:style-name="P1">سنبھالنے</text:p>
      <text:p text:style-name="P1">سنبھالو</text:p>
      <text:p text:style-name="P1">سنبھالُوں</text:p>
      <text:p text:style-name="P1">سنبھالے</text:p>
      <text:p text:style-name="P1">سنبھل</text:p>
      <text:p text:style-name="P1">سنجِیدگی</text:p>
      <text:p text:style-name="P1">سنجِیدہ</text:p>
      <text:p text:style-name="P1">سنحِیر</text:p>
      <text:p text:style-name="P1">سنحیر</text:p>
      <text:p text:style-name="P1"><text:soft-page-break/>سنحیرؔب</text:p>
      <text:p text:style-name="P1">سنحیرِ</text:p>
      <text:p text:style-name="P1">سنحیرِؔب</text:p>
      <text:p text:style-name="P1">سند</text:p>
      <text:p text:style-name="P1">سنسنّاؔہ</text:p>
      <text:p text:style-name="P1">سنعار</text:p>
      <text:p text:style-name="P1">سنوار</text:p>
      <text:p text:style-name="P1">سنوارتی</text:p>
      <text:p text:style-name="P1">سنواریں</text:p>
      <text:p text:style-name="P1">سنُو</text:p>
      <text:p text:style-name="P1">سنُوں</text:p>
      <text:p text:style-name="P1">سنِیر</text:p>
      <text:p text:style-name="P1">سنّاٹا</text:p>
      <text:p text:style-name="P1">سنّہ</text:p>
      <text:p text:style-name="P1">سنڈاس</text:p>
      <text:p text:style-name="P1">سنگ</text:p>
      <text:p text:style-name="P1">سنگتراش</text:p>
      <text:p text:style-name="P1">سنگریزوں</text:p>
      <text:p text:style-name="P1"><text:soft-page-break/>سنگسار</text:p>
      <text:p text:style-name="P1">سنگساری</text:p>
      <text:p text:style-name="P1">سنگِ</text:p>
      <text:p text:style-name="P1">سنگِین</text:p>
      <text:p text:style-name="P1">سنہ</text:p>
      <text:p text:style-name="P1">سنیؔاب</text:p>
      <text:p text:style-name="P1">سنیں</text:p>
      <text:p text:style-name="P1">سو</text:p>
      <text:p text:style-name="P1">سوئیں</text:p>
      <text:p text:style-name="P1">سوئے</text:p>
      <text:p text:style-name="P1">سوا</text:p>
      <text:p text:style-name="P1">سوار</text:p>
      <text:p text:style-name="P1">سوارو</text:p>
      <text:p text:style-name="P1">سواروں</text:p>
      <text:p text:style-name="P1">سوارکرایا</text:p>
      <text:p text:style-name="P1">سوارہے</text:p>
      <text:p text:style-name="P1">سواری</text:p>
      <text:p text:style-name="P1">سوال</text:p>
      <text:p text:style-name="P1"><text:soft-page-break/>سوالات</text:p>
      <text:p text:style-name="P1">سوالوں</text:p>
      <text:p text:style-name="P1">سوانے</text:p>
      <text:p text:style-name="P1">سواُس</text:p>
      <text:p text:style-name="P1">سوباؔب</text:p>
      <text:p text:style-name="P1">سوباب</text:p>
      <text:p text:style-name="P1">سوبل</text:p>
      <text:p text:style-name="P1">سوبی</text:p>
      <text:p text:style-name="P1">سوبیق</text:p>
      <text:p text:style-name="P1">سوتا</text:p>
      <text:p text:style-name="P1">سوتوں</text:p>
      <text:p text:style-name="P1">سوتی</text:p>
      <text:p text:style-name="P1">سوتے</text:p>
      <text:p text:style-name="P1">سوجاؤُں</text:p>
      <text:p text:style-name="P1">سوح</text:p>
      <text:p text:style-name="P1">سوختنی</text:p>
      <text:p text:style-name="P1">سودؔی</text:p>
      <text:p text:style-name="P1">سوداؤُد</text:p>
      <text:p text:style-name="P1"><text:soft-page-break/>سوداگری</text:p>
      <text:p text:style-name="P1">سودے</text:p>
      <text:p text:style-name="P1">سوز</text:p>
      <text:p text:style-name="P1">سوزان</text:p>
      <text:p text:style-name="P1">سوزِش</text:p>
      <text:p text:style-name="P1">سوزی</text:p>
      <text:p text:style-name="P1">سوستِھینس</text:p>
      <text:p text:style-name="P1">سوستھِنیس</text:p>
      <text:p text:style-name="P1">سوسن</text:p>
      <text:p text:style-name="P1">سوسنوں</text:p>
      <text:p text:style-name="P1">سوسِمعی</text:p>
      <text:p text:style-name="P1">سوسِپطرُؔس</text:p>
      <text:p text:style-name="P1">سوفک</text:p>
      <text:p text:style-name="P1">سولھوِیں</text:p>
      <text:p text:style-name="P1">سولہ</text:p>
      <text:p text:style-name="P1">سولہویں</text:p>
      <text:p text:style-name="P1">سوم</text:p>
      <text:p text:style-name="P1">سومر</text:p>
      <text:p text:style-name="P1"><text:soft-page-break/>سومَیں</text:p>
      <text:p text:style-name="P1">سون</text:p>
      <text:p text:style-name="P1">سونا</text:p>
      <text:p text:style-name="P1">سونپے</text:p>
      <text:p text:style-name="P1">سونے</text:p>
      <text:p text:style-name="P1">سوؤ</text:p>
      <text:p text:style-name="P1">سوؤُں</text:p>
      <text:p text:style-name="P1">سوِی</text:p>
      <text:p text:style-name="P1">سوچ</text:p>
      <text:p text:style-name="P1">سوچا</text:p>
      <text:p text:style-name="P1">سوچتا</text:p>
      <text:p text:style-name="P1">سوچتی</text:p>
      <text:p text:style-name="P1">سوچتے</text:p>
      <text:p text:style-name="P1">سوچنے</text:p>
      <text:p text:style-name="P1">سوچو</text:p>
      <text:p text:style-name="P1">سوچُوں</text:p>
      <text:p text:style-name="P1">سوچیں</text:p>
      <text:p text:style-name="P1">سوچے</text:p>
      <text:p text:style-name="P1"><text:soft-page-break/>سوگ</text:p>
      <text:p text:style-name="P1">سوں</text:p>
      <text:p text:style-name="P1">سوہَیماؔن</text:p>
      <text:p text:style-name="P1">سویا</text:p>
      <text:p text:style-name="P1">سویرے</text:p>
      <text:p text:style-name="P1">سویہ</text:p>
      <text:p text:style-name="P1">سَبت</text:p>
      <text:p text:style-name="P1">سَبق</text:p>
      <text:p text:style-name="P1">سَبقت</text:p>
      <text:p text:style-name="P1">سَبَب</text:p>
      <text:p text:style-name="P1">سَتتَّر</text:p>
      <text:p text:style-name="P1">سَتّر</text:p>
      <text:p text:style-name="P1">سَر</text:p>
      <text:p text:style-name="P1">سَرزنش</text:p>
      <text:p text:style-name="P1">سَروں</text:p>
      <text:p text:style-name="P1">سَرک</text:p>
      <text:p text:style-name="P1">سَرکش</text:p>
      <text:p text:style-name="P1">سَلطنت</text:p>
      <text:p text:style-name="P1"><text:soft-page-break/>سَلما</text:p>
      <text:p text:style-name="P1">سَلَمِیس</text:p>
      <text:p text:style-name="P1">سَمجھ</text:p>
      <text:p text:style-name="P1">سَمجھتا</text:p>
      <text:p text:style-name="P1">سَمّو</text:p>
      <text:p text:style-name="P1">سَمّہ</text:p>
      <text:p text:style-name="P1">سَن</text:p>
      <text:p text:style-name="P1">سَو</text:p>
      <text:p text:style-name="P1">سَواں</text:p>
      <text:p text:style-name="P1">سَوبائِیس</text:p>
      <text:p text:style-name="P1">سَوبَت</text:p>
      <text:p text:style-name="P1">سَوت</text:p>
      <text:p text:style-name="P1">سَوتَینتالِیس</text:p>
      <text:p text:style-name="P1">سَوتِیس</text:p>
      <text:p text:style-name="P1">سَوتیلی</text:p>
      <text:p text:style-name="P1">سَوداگر</text:p>
      <text:p text:style-name="P1">سَوداگروں</text:p>
      <text:p text:style-name="P1">سَوداگری</text:p>
      <text:p text:style-name="P1"><text:soft-page-break/>سَودس</text:p>
      <text:p text:style-name="P1">سَوریانی</text:p>
      <text:p text:style-name="P1">سَومَرد</text:p>
      <text:p text:style-name="P1">سَونف</text:p>
      <text:p text:style-name="P1">سَونپ</text:p>
      <text:p text:style-name="P1">سَونپا</text:p>
      <text:p text:style-name="P1">سَونپتا</text:p>
      <text:p text:style-name="P1">سَونپی</text:p>
      <text:p text:style-name="P1">سَونپے</text:p>
      <text:p text:style-name="P1">سَوکاتی</text:p>
      <text:p text:style-name="P1">سَوکن</text:p>
      <text:p text:style-name="P1">سَوگانے</text:p>
      <text:p text:style-name="P1">سَوگند</text:p>
      <text:p text:style-name="P1">سَویں</text:p>
      <text:p text:style-name="P1">سَکیڑوں</text:p>
      <text:p text:style-name="P1">سَہتے</text:p>
      <text:p text:style-name="P1">سَیر</text:p>
      <text:p text:style-name="P1">سَیرکریں</text:p>
      <text:p text:style-name="P1"><text:soft-page-break/>سَیلا</text:p>
      <text:p text:style-name="P1">سَیلاب</text:p>
      <text:p text:style-name="P1">سَیلابوں</text:p>
      <text:p text:style-name="P1">سَیلابِ</text:p>
      <text:p text:style-name="P1">سَیلانی</text:p>
      <text:p text:style-name="P1">سَینتالِیس</text:p>
      <text:p text:style-name="P1">سَینتِیس</text:p>
      <text:p text:style-name="P1">سَینتِیسویں</text:p>
      <text:p text:style-name="P1">سَینکڑوں</text:p>
      <text:p text:style-name="P1">سَیواؔن</text:p>
      <text:p text:style-name="P1">سَیکڑوں</text:p>
      <text:p text:style-name="P1">سُبک</text:p>
      <text:p text:style-name="P1">سُتاری</text:p>
      <text:p text:style-name="P1">سُتُون</text:p>
      <text:p text:style-name="P1">سُتُونوں</text:p>
      <text:p text:style-name="P1">سُتھری</text:p>
      <text:p text:style-name="P1">سُجھائے</text:p>
      <text:p text:style-name="P1">سُخن</text:p>
      <text:p text:style-name="P1"><text:soft-page-break/>سُداب</text:p>
      <text:p text:style-name="P1">سُدھر</text:p>
      <text:p text:style-name="P1">سُدھرتا</text:p>
      <text:p text:style-name="P1">سُدھرو</text:p>
      <text:p text:style-name="P1">سُر</text:p>
      <text:p text:style-name="P1">سُرخ</text:p>
      <text:p text:style-name="P1">سُرخی</text:p>
      <text:p text:style-name="P1">سُرمہ</text:p>
      <text:p text:style-name="P1">سُرنگ</text:p>
      <text:p text:style-name="P1">سُرنیوں</text:p>
      <text:p text:style-name="P1">سُروؔج</text:p>
      <text:p text:style-name="P1">سُرِیلی</text:p>
      <text:p text:style-name="P1">سُرِین</text:p>
      <text:p text:style-name="P1">سُرپر</text:p>
      <text:p text:style-name="P1">سُرینوں</text:p>
      <text:p text:style-name="P1">سُست</text:p>
      <text:p text:style-name="P1">سُستی</text:p>
      <text:p text:style-name="P1">سُسر</text:p>
      <text:p text:style-name="P1"><text:soft-page-break/>سُسکار</text:p>
      <text:p text:style-name="P1">سُسکارتے</text:p>
      <text:p text:style-name="P1">سُسکاریں</text:p>
      <text:p text:style-name="P1">سُسکارے</text:p>
      <text:p text:style-name="P1">سُعاؔل</text:p>
      <text:p text:style-name="P1">سُفِّیم</text:p>
      <text:p text:style-name="P1">سُفّیِم</text:p>
      <text:p text:style-name="P1">سُلا</text:p>
      <text:p text:style-name="P1">سُلعام</text:p>
      <text:p text:style-name="P1">سُلَیمانی</text:p>
      <text:p text:style-name="P1">سُلُوک</text:p>
      <text:p text:style-name="P1">سُلگ</text:p>
      <text:p text:style-name="P1">سُلگا</text:p>
      <text:p text:style-name="P1">سُلگائی</text:p>
      <text:p text:style-name="P1">سُلگائے</text:p>
      <text:p text:style-name="P1">سُلگاتی</text:p>
      <text:p text:style-name="P1">سُلگاتے</text:p>
      <text:p text:style-name="P1">سُلگاؤُں</text:p>
      <text:p text:style-name="P1"><text:soft-page-break/>سُلگتا</text:p>
      <text:p text:style-name="P1">سُلگتے</text:p>
      <text:p text:style-name="P1">سُلگے</text:p>
      <text:p text:style-name="P1">سُلیماؔن</text:p>
      <text:p text:style-name="P1">سُلیمان</text:p>
      <text:p text:style-name="P1">سُلیمانی</text:p>
      <text:p text:style-name="P1">سُلیَماؔن</text:p>
      <text:p text:style-name="P1">سُلیِماؔن</text:p>
      <text:p text:style-name="P1">سُم</text:p>
      <text:p text:style-name="P1">سُماتی</text:p>
      <text:p text:style-name="P1">سُموں</text:p>
      <text:p text:style-name="P1">سُن</text:p>
      <text:p text:style-name="P1">سُنا</text:p>
      <text:p text:style-name="P1">سُناؔئِیں</text:p>
      <text:p text:style-name="P1">سُنائِیں</text:p>
      <text:p text:style-name="P1">سُنائی</text:p>
      <text:p text:style-name="P1">سُنائیں</text:p>
      <text:p text:style-name="P1">سُنائے</text:p>
      <text:p text:style-name="P1"><text:soft-page-break/>سُناتا</text:p>
      <text:p text:style-name="P1">سُناتو</text:p>
      <text:p text:style-name="P1">سُناتُم</text:p>
      <text:p text:style-name="P1">سُناتے</text:p>
      <text:p text:style-name="P1">سُنادی</text:p>
      <text:p text:style-name="P1">سُنار</text:p>
      <text:p text:style-name="P1">سُناراُس</text:p>
      <text:p text:style-name="P1">سُناراپنی</text:p>
      <text:p text:style-name="P1">سُناروں</text:p>
      <text:p text:style-name="P1">سُنانا</text:p>
      <text:p text:style-name="P1">سُنانے</text:p>
      <text:p text:style-name="P1">سُناوُں</text:p>
      <text:p text:style-name="P1">سُناؤ</text:p>
      <text:p text:style-name="P1">سُناؤُں</text:p>
      <text:p text:style-name="P1">سُناؤں</text:p>
      <text:p text:style-name="P1">سُناکہ</text:p>
      <text:p text:style-name="P1">سُناکیونکہ</text:p>
      <text:p text:style-name="P1">سُنایا</text:p>
      <text:p text:style-name="P1"><text:soft-page-break/>سُنبلی</text:p>
      <text:p text:style-name="P1">سُنبُل</text:p>
      <text:p text:style-name="P1">سُنتا</text:p>
      <text:p text:style-name="P1">سُنتخے</text:p>
      <text:p text:style-name="P1">سُنتِیں</text:p>
      <text:p text:style-name="P1">سُنتی</text:p>
      <text:p text:style-name="P1">سُنتے</text:p>
      <text:p text:style-name="P1">سُنسان</text:p>
      <text:p text:style-name="P1">سُنسانی</text:p>
      <text:p text:style-name="P1">سُننا</text:p>
      <text:p text:style-name="P1">سُننی</text:p>
      <text:p text:style-name="P1">سُننے</text:p>
      <text:p text:style-name="P1">سُنو</text:p>
      <text:p text:style-name="P1">سُنوائی</text:p>
      <text:p text:style-name="P1">سُنوجو</text:p>
      <text:p text:style-name="P1">سُنوں</text:p>
      <text:p text:style-name="P1">سُنِیں</text:p>
      <text:p text:style-name="P1">سُنہری</text:p>
      <text:p text:style-name="P1"><text:soft-page-break/>سُنہرے</text:p>
      <text:p text:style-name="P1">سُنہلا</text:p>
      <text:p text:style-name="P1">سُنہلے</text:p>
      <text:p text:style-name="P1">سُنی</text:p>
      <text:p text:style-name="P1">سُنیں</text:p>
      <text:p text:style-name="P1">سُنے</text:p>
      <text:p text:style-name="P1">سُو</text:p>
      <text:p text:style-name="P1">سُوئی</text:p>
      <text:p text:style-name="P1">سُوباؔئیل</text:p>
      <text:p text:style-name="P1">سُوباؔب</text:p>
      <text:p text:style-name="P1">سُوباب</text:p>
      <text:p text:style-name="P1">سُوبک</text:p>
      <text:p text:style-name="P1">سُوت</text:p>
      <text:p text:style-name="P1">سُوتلح</text:p>
      <text:p text:style-name="P1">سُوتلَح</text:p>
      <text:p text:style-name="P1">سُوتلَحِیوں</text:p>
      <text:p text:style-name="P1">سُوتی</text:p>
      <text:p text:style-name="P1">سُوج</text:p>
      <text:p text:style-name="P1"><text:soft-page-break/>سُوجھا</text:p>
      <text:p text:style-name="P1">سُوجھتا</text:p>
      <text:p text:style-name="P1">سُوجے</text:p>
      <text:p text:style-name="P1">سُوحام</text:p>
      <text:p text:style-name="P1">سُوحامِیوں</text:p>
      <text:p text:style-name="P1">سُوخ</text:p>
      <text:p text:style-name="P1">سُوخہ</text:p>
      <text:p text:style-name="P1">سُوخی</text:p>
      <text:p text:style-name="P1">سُود</text:p>
      <text:p text:style-name="P1">سُودمند</text:p>
      <text:p text:style-name="P1">سُودہیں</text:p>
      <text:p text:style-name="P1">سُور</text:p>
      <text:p text:style-name="P1">سُورؔیہ</text:p>
      <text:p text:style-name="P1">سُورئ</text:p>
      <text:p text:style-name="P1">سُوراخ</text:p>
      <text:p text:style-name="P1">سُوراخدار</text:p>
      <text:p text:style-name="P1">سُوراخوں</text:p>
      <text:p text:style-name="P1">سُورتِس</text:p>
      <text:p text:style-name="P1"><text:soft-page-break/>سُورج</text:p>
      <text:p text:style-name="P1">سُورما</text:p>
      <text:p text:style-name="P1">سُورمابِالکُل</text:p>
      <text:p text:style-name="P1">سُورماتھے</text:p>
      <text:p text:style-name="P1">سُورماؤں</text:p>
      <text:p text:style-name="P1">سُورُفِینیکی</text:p>
      <text:p text:style-name="P1">سُورِ</text:p>
      <text:p text:style-name="P1">سُورٔوں</text:p>
      <text:p text:style-name="P1">سُوریہ</text:p>
      <text:p text:style-name="P1">سُوز</text:p>
      <text:p text:style-name="P1">سُوسنّاؔہ</text:p>
      <text:p text:style-name="P1">سُوسِیم</text:p>
      <text:p text:style-name="P1">سُوسہ</text:p>
      <text:p text:style-name="P1">سُوسی</text:p>
      <text:p text:style-name="P1">سُوطی</text:p>
      <text:p text:style-name="P1">سُوع</text:p>
      <text:p text:style-name="P1">سُوعل</text:p>
      <text:p text:style-name="P1">سُوف</text:p>
      <text:p text:style-name="P1"><text:soft-page-break/>سُوفام</text:p>
      <text:p text:style-name="P1">سُوفامِیوں</text:p>
      <text:p text:style-name="P1">سُوفرت</text:p>
      <text:p text:style-name="P1">سُوفہ</text:p>
      <text:p text:style-name="P1">سُولی</text:p>
      <text:p text:style-name="P1">سُونا</text:p>
      <text:p text:style-name="P1">سُونِیوں</text:p>
      <text:p text:style-name="P1">سُونگھ</text:p>
      <text:p text:style-name="P1">سُونگھتی</text:p>
      <text:p text:style-name="P1">سُونگھتے</text:p>
      <text:p text:style-name="P1">سُونگھنا</text:p>
      <text:p text:style-name="P1">سُونگھنے</text:p>
      <text:p text:style-name="P1">سُونی</text:p>
      <text:p text:style-name="P1">سُونے</text:p>
      <text:p text:style-name="P1">سُؤر</text:p>
      <text:p text:style-name="P1">سُؤرنی</text:p>
      <text:p text:style-name="P1">سُؤروں</text:p>
      <text:p text:style-name="P1">سُوکھ</text:p>
      <text:p text:style-name="P1"><text:soft-page-break/>سُوکھا</text:p>
      <text:p text:style-name="P1">سُوکھتا</text:p>
      <text:p text:style-name="P1">سُوکھی</text:p>
      <text:p text:style-name="P1">سُوکھے</text:p>
      <text:p text:style-name="P1">سُوکی</text:p>
      <text:p text:style-name="P1">سُوہم</text:p>
      <text:p text:style-name="P1">سُپرد</text:p>
      <text:p text:style-name="P1">سُکات</text:p>
      <text:p text:style-name="P1">سُکاّت</text:p>
      <text:p text:style-name="P1">سُکاّتیوں</text:p>
      <text:p text:style-name="P1">سُکّا</text:p>
      <text:p text:style-name="P1">سُکّات</text:p>
      <text:p text:style-name="P1">سُکّاتیوں</text:p>
      <text:p text:style-name="P1">سُکڑ</text:p>
      <text:p text:style-name="P1">سُکڑا</text:p>
      <text:p text:style-name="P1">سُکھ</text:p>
      <text:p text:style-name="P1">سُکھا</text:p>
      <text:p text:style-name="P1">سُکھائی</text:p>
      <text:p text:style-name="P1"><text:soft-page-break/>سُکھادِیا</text:p>
      <text:p text:style-name="P1">سُکھاؤُں</text:p>
      <text:p text:style-name="P1">سُگھڑ</text:p>
      <text:p text:style-name="P1">سُہاگ</text:p>
      <text:p text:style-name="P1">سُہاگن</text:p>
      <text:p text:style-name="P1">سِالتی</text:p>
      <text:p text:style-name="P1">سِب</text:p>
      <text:p text:style-name="P1">سِبا</text:p>
      <text:p text:style-name="P1">سِبرَؔیم</text:p>
      <text:p text:style-name="P1">سِبماؔہ</text:p>
      <text:p text:style-name="P1">سِبماہ</text:p>
      <text:p text:style-name="P1">سِبُّلَت</text:p>
      <text:p text:style-name="P1">سِبّتی</text:p>
      <text:p text:style-name="P1">سِبّکَی</text:p>
      <text:p text:style-name="P1">سِبّکی</text:p>
      <text:p text:style-name="P1">سِتار</text:p>
      <text:p text:style-name="P1">سِتارو</text:p>
      <text:p text:style-name="P1">سِتاروں</text:p>
      <text:p text:style-name="P1"><text:soft-page-break/>سِتارہ</text:p>
      <text:p text:style-name="P1">سِتارے</text:p>
      <text:p text:style-name="P1">سِتان</text:p>
      <text:p text:style-name="P1">سِتایش</text:p>
      <text:p text:style-name="P1">سِتم</text:p>
      <text:p text:style-name="P1">سِتنہ</text:p>
      <text:p text:style-name="P1">سِتُودہ</text:p>
      <text:p text:style-name="P1">سِجدہ</text:p>
      <text:p text:style-name="P1">سِحر</text:p>
      <text:p text:style-name="P1">سِدھایا</text:p>
      <text:p text:style-name="P1">سِر</text:p>
      <text:p text:style-name="P1">سِرؔہ</text:p>
      <text:p text:style-name="P1">سِرا</text:p>
      <text:p text:style-name="P1">سِرایاؔہ</text:p>
      <text:p text:style-name="P1">سِروں</text:p>
      <text:p text:style-name="P1">سِرک</text:p>
      <text:p text:style-name="P1">سِرکہ</text:p>
      <text:p text:style-name="P1">سِریُون</text:p>
      <text:p text:style-name="P1"><text:soft-page-break/>سِرے</text:p>
      <text:p text:style-name="P1">سِسمی</text:p>
      <text:p text:style-name="P1">سِطری</text:p>
      <text:p text:style-name="P1">سِطِّیم</text:p>
      <text:p text:style-name="P1">سِطّہ</text:p>
      <text:p text:style-name="P1">سِعِیر</text:p>
      <text:p text:style-name="P1">سِفاراد</text:p>
      <text:p text:style-name="P1">سِفارش</text:p>
      <text:p text:style-name="P1">سِفارِش</text:p>
      <text:p text:style-name="P1">سِفتان</text:p>
      <text:p text:style-name="P1">سِفر</text:p>
      <text:p text:style-name="P1">سِفرؔہ</text:p>
      <text:p text:style-name="P1">سِفرو</text:p>
      <text:p text:style-name="P1">سِفرواؔئِم</text:p>
      <text:p text:style-name="P1">سِفروائِیم</text:p>
      <text:p text:style-name="P1">سِفرویوں</text:p>
      <text:p text:style-name="P1">سِفموؔت</text:p>
      <text:p text:style-name="P1">سِلا</text:p>
      <text:p text:style-name="P1"><text:soft-page-break/>سِلاؔہ</text:p>
      <text:p text:style-name="P1">سِلاح</text:p>
      <text:p text:style-name="P1">سِلاّ</text:p>
      <text:p text:style-name="P1">سِلاہ</text:p>
      <text:p text:style-name="P1">سِلح</text:p>
      <text:p text:style-name="P1">سِلحِیم</text:p>
      <text:p text:style-name="P1">سِلحی</text:p>
      <text:p text:style-name="P1">سِلد</text:p>
      <text:p text:style-name="P1">سِلسِلہ</text:p>
      <text:p text:style-name="P1">سِلع</text:p>
      <text:p text:style-name="P1">سِلوا</text:p>
      <text:p text:style-name="P1">سِلوانُس</text:p>
      <text:p text:style-name="P1">سِلُوکیہ</text:p>
      <text:p text:style-name="P1">سِلّہ</text:p>
      <text:p text:style-name="P1">سِلیم</text:p>
      <text:p text:style-name="P1">سِلیمِیوں</text:p>
      <text:p text:style-name="P1">سِم</text:p>
      <text:p text:style-name="P1">سِماؔہ</text:p>
      <text:p text:style-name="P1"><text:soft-page-break/>سِمت</text:p>
      <text:p text:style-name="P1">سِمر</text:p>
      <text:p text:style-name="P1">سِمرؔی</text:p>
      <text:p text:style-name="P1">سِمرا</text:p>
      <text:p text:style-name="P1">سِمروؔن</text:p>
      <text:p text:style-name="P1">سِمرون</text:p>
      <text:p text:style-name="P1">سِمرونِیوں</text:p>
      <text:p text:style-name="P1">سِمع</text:p>
      <text:p text:style-name="P1">سِمعا</text:p>
      <text:p text:style-name="P1">سِمعاؔم</text:p>
      <text:p text:style-name="P1">سِمعہ</text:p>
      <text:p text:style-name="P1">سِمعی</text:p>
      <text:p text:style-name="P1">سِمعیوں</text:p>
      <text:p text:style-name="P1">سِمٹتی</text:p>
      <text:p text:style-name="P1">سِنعار</text:p>
      <text:p text:style-name="P1">سِنِّ</text:p>
      <text:p text:style-name="P1">سِنگار</text:p>
      <text:p text:style-name="P1">سِوا</text:p>
      <text:p text:style-name="P1"><text:soft-page-break/>سِوانوں</text:p>
      <text:p text:style-name="P1">سِواکوئی</text:p>
      <text:p text:style-name="P1">سِپاہ</text:p>
      <text:p text:style-name="P1">سِپاہِیوں</text:p>
      <text:p text:style-name="P1">سِپاہی</text:p>
      <text:p text:style-name="P1">سِپاہیوں</text:p>
      <text:p text:style-name="P1">سِپر</text:p>
      <text:p text:style-name="P1">سِپروں</text:p>
      <text:p text:style-name="P1">سِپرہے</text:p>
      <text:p text:style-name="P1">سِپریں</text:p>
      <text:p text:style-name="P1">سِپُرد</text:p>
      <text:p text:style-name="P1">سِپہ</text:p>
      <text:p text:style-name="P1">سِڑی</text:p>
      <text:p text:style-name="P1">سِڑیوں</text:p>
      <text:p text:style-name="P1">سِکانیاؔہ</text:p>
      <text:p text:style-name="P1">سِکرُوؔن</text:p>
      <text:p text:style-name="P1">سِکم</text:p>
      <text:p text:style-name="P1">سِکمِیوں</text:p>
      <text:p text:style-name="P1"><text:soft-page-break/>سِکندؔر</text:p>
      <text:p text:style-name="P1">سِکنیاؔہ</text:p>
      <text:p text:style-name="P1">سِکنیاہ</text:p>
      <text:p text:style-name="P1">سِکُندُؔس</text:p>
      <text:p text:style-name="P1">سِکِوا</text:p>
      <text:p text:style-name="P1">سِکّوں</text:p>
      <text:p text:style-name="P1">سِکّہ</text:p>
      <text:p text:style-name="P1">سِکّے</text:p>
      <text:p text:style-name="P1">سِکھا</text:p>
      <text:p text:style-name="P1">سِکھاؤُں</text:p>
      <text:p text:style-name="P1">سِکھائِیں</text:p>
      <text:p text:style-name="P1">سِکھائِیں:-</text:p>
      <text:p text:style-name="P1">سِکھائی</text:p>
      <text:p text:style-name="P1">سِکھائیں</text:p>
      <text:p text:style-name="P1">سِکھائے</text:p>
      <text:p text:style-name="P1">سِکھاتا</text:p>
      <text:p text:style-name="P1">سِکھاتارہا</text:p>
      <text:p text:style-name="P1">سِکھاتی</text:p>
      <text:p text:style-name="P1"><text:soft-page-break/>سِکھاتے</text:p>
      <text:p text:style-name="P1">سِکھانا</text:p>
      <text:p text:style-name="P1">سِکھانے</text:p>
      <text:p text:style-name="P1">سِکھاؤ</text:p>
      <text:p text:style-name="P1">سِکھاؤُں</text:p>
      <text:p text:style-name="P1">سِکھایا</text:p>
      <text:p text:style-name="P1">سِہ</text:p>
      <text:p text:style-name="P1">سِہرا</text:p>
      <text:p text:style-name="P1">سِہرے</text:p>
      <text:p text:style-name="P1">سِیاہ</text:p>
      <text:p text:style-name="P1">سِیاہی</text:p>
      <text:p text:style-name="P1">سِیتی</text:p>
      <text:p text:style-name="P1">سِیحوؔن</text:p>
      <text:p text:style-name="P1">سِیحور</text:p>
      <text:p text:style-name="P1">سِیحون</text:p>
      <text:p text:style-name="P1">سِیحُوؔن</text:p>
      <text:p text:style-name="P1">سِیحُور</text:p>
      <text:p text:style-name="P1">سِیخیں</text:p>
      <text:p text:style-name="P1"><text:soft-page-break/>سِیدھ</text:p>
      <text:p text:style-name="P1">سِیدھا</text:p>
      <text:p text:style-name="P1">سِیدھی</text:p>
      <text:p text:style-name="P1">سِیدھے</text:p>
      <text:p text:style-name="P1">سِیرؔہ</text:p>
      <text:p text:style-name="P1">سِیرت</text:p>
      <text:p text:style-name="P1">سِیزا</text:p>
      <text:p text:style-name="P1">سِیسا</text:p>
      <text:p text:style-name="P1">سِیساؔن</text:p>
      <text:p text:style-name="P1">سِیساق</text:p>
      <text:p text:style-name="P1">سِیسرا</text:p>
      <text:p text:style-name="P1">سِیسق</text:p>
      <text:p text:style-name="P1">سِیسہ</text:p>
      <text:p text:style-name="P1">سِیسی</text:p>
      <text:p text:style-name="P1">سِیسے</text:p>
      <text:p text:style-name="P1">سِیع</text:p>
      <text:p text:style-name="P1">سِیغا</text:p>
      <text:p text:style-name="P1">سِیلاؔس</text:p>
      <text:p text:style-name="P1"><text:soft-page-break/>سِیم</text:p>
      <text:p text:style-name="P1">سِیموؔن</text:p>
      <text:p text:style-name="P1">سِین</text:p>
      <text:p text:style-name="P1">سِینا</text:p>
      <text:p text:style-name="P1">سِیند</text:p>
      <text:p text:style-name="P1">سِینوں</text:p>
      <text:p text:style-name="P1">سِینِیم</text:p>
      <text:p text:style-name="P1">سِینچتا</text:p>
      <text:p text:style-name="P1">سِینچُوں</text:p>
      <text:p text:style-name="P1">سِینچے</text:p>
      <text:p text:style-name="P1">سِینگ</text:p>
      <text:p text:style-name="P1">سِینگوں</text:p>
      <text:p text:style-name="P1">سِینہ</text:p>
      <text:p text:style-name="P1">سِینی</text:p>
      <text:p text:style-name="P1">سِینے</text:p>
      <text:p text:style-name="P1">سِیون</text:p>
      <text:p text:style-name="P1">سِیُحور</text:p>
      <text:p text:style-name="P1">سِیٹِیوں</text:p>
      <text:p text:style-name="P1"><text:soft-page-break/>سِیٹی</text:p>
      <text:p text:style-name="P1">سِیڑِھیاں</text:p>
      <text:p text:style-name="P1">سِیڑِھیوں</text:p>
      <text:p text:style-name="P1">سِیڑھی</text:p>
      <text:p text:style-name="P1">سِیڑھیاں</text:p>
      <text:p text:style-name="P1">سِیڑھیوں</text:p>
      <text:p text:style-name="P1">سِیکو</text:p>
      <text:p text:style-name="P1">سِیکُھوں</text:p>
      <text:p text:style-name="P1">سِیکِھیں</text:p>
      <text:p text:style-name="P1">سِیکھ</text:p>
      <text:p text:style-name="P1">سِیکھئے</text:p>
      <text:p text:style-name="P1">سِیکھا</text:p>
      <text:p text:style-name="P1">سِیکھتا</text:p>
      <text:p text:style-name="P1">سِیکھتی</text:p>
      <text:p text:style-name="P1">سِیکھتے</text:p>
      <text:p text:style-name="P1">سِیکھنا</text:p>
      <text:p text:style-name="P1">سِیکھو</text:p>
      <text:p text:style-name="P1">سِیکھی</text:p>
      <text:p text:style-name="P1"><text:soft-page-break/>سِیکھیں</text:p>
      <text:p text:style-name="P1">سِیکھے</text:p>
      <text:p text:style-name="P1">سٹ</text:p>
      <text:p text:style-name="P1">سٹا</text:p>
      <text:p text:style-name="P1">سٹی</text:p>
      <text:p text:style-name="P1">سپاہِیوں</text:p>
      <text:p text:style-name="P1">سپاہی</text:p>
      <text:p text:style-name="P1">سپاہیوں</text:p>
      <text:p text:style-name="P1">سپنج</text:p>
      <text:p text:style-name="P1">سپُرد</text:p>
      <text:p text:style-name="P1">سپُردکر</text:p>
      <text:p text:style-name="P1">سپُردکِیا</text:p>
      <text:p text:style-name="P1">سچ</text:p>
      <text:p text:style-name="P1">سچائیاں</text:p>
      <text:p text:style-name="P1">سچّا</text:p>
      <text:p text:style-name="P1">سچّائی</text:p>
      <text:p text:style-name="P1">سچّی</text:p>
      <text:p text:style-name="P1">سچّے</text:p>
      <text:p text:style-name="P1"><text:soft-page-break/>سچی</text:p>
      <text:p text:style-name="P1">سڑ</text:p>
      <text:p text:style-name="P1">سڑا</text:p>
      <text:p text:style-name="P1">سڑاہٹ</text:p>
      <text:p text:style-name="P1">سڑسٹھ</text:p>
      <text:p text:style-name="P1">سڑنے</text:p>
      <text:p text:style-name="P1">سڑک</text:p>
      <text:p text:style-name="P1">سڑکوں</text:p>
      <text:p text:style-name="P1">سڑکیں</text:p>
      <text:p text:style-name="P1">سڑی</text:p>
      <text:p text:style-name="P1">سڑے</text:p>
      <text:p text:style-name="P1">سکا</text:p>
      <text:p text:style-name="P1">سکاؔر</text:p>
      <text:p text:style-name="P1">سکتا</text:p>
      <text:p text:style-name="P1">سکتادُعا</text:p>
      <text:p text:style-name="P1">سکتِیں</text:p>
      <text:p text:style-name="P1">سکتی</text:p>
      <text:p text:style-name="P1">سکتے</text:p>
      <text:p text:style-name="P1"><text:soft-page-break/>سکندر</text:p>
      <text:p text:style-name="P1">سکنیاؔہ</text:p>
      <text:p text:style-name="P1">سکنیاہ</text:p>
      <text:p text:style-name="P1">سکو</text:p>
      <text:p text:style-name="P1">سکُوتی</text:p>
      <text:p text:style-name="P1">سکُون</text:p>
      <text:p text:style-name="P1">سکُونت</text:p>
      <text:p text:style-name="P1">سکُوں</text:p>
      <text:p text:style-name="P1">سکِیم</text:p>
      <text:p text:style-name="P1">سکّاؔر</text:p>
      <text:p text:style-name="P1">سکّات</text:p>
      <text:p text:style-name="P1">سکّہ</text:p>
      <text:p text:style-name="P1">سکی</text:p>
      <text:p text:style-name="P1">سکیاؔہ</text:p>
      <text:p text:style-name="P1">سکیں</text:p>
      <text:p text:style-name="P1">سکے</text:p>
      <text:p text:style-name="P1">سگی</text:p>
      <text:p text:style-name="P1">سگے</text:p>
      <text:p text:style-name="P1"><text:soft-page-break/>سہ</text:p>
      <text:p text:style-name="P1">سہا</text:p>
      <text:p text:style-name="P1">سہارا</text:p>
      <text:p text:style-name="P1">سہارے</text:p>
      <text:p text:style-name="P1">سہانے</text:p>
      <text:p text:style-name="P1">سہتا</text:p>
      <text:p text:style-name="P1">سہتے</text:p>
      <text:p text:style-name="P1">سہما</text:p>
      <text:p text:style-name="P1">سہنے</text:p>
      <text:p text:style-name="P1">سہو</text:p>
      <text:p text:style-name="P1">سہواً</text:p>
      <text:p text:style-name="P1">سہہ</text:p>
      <text:p text:style-name="P1">سہی</text:p>
      <text:p text:style-name="P1">سہیلِیاں</text:p>
      <text:p text:style-name="P1">سہیلِیوں</text:p>
      <text:p text:style-name="P1">سہیلی</text:p>
      <text:p text:style-name="P1">سہیلیاں</text:p>
      <text:p text:style-name="P1">سہیلیوں</text:p>
      <text:p text:style-name="P1"><text:soft-page-break/>سہیں</text:p>
      <text:p text:style-name="P1">سی</text:p>
      <text:p text:style-name="P1">سیاست</text:p>
      <text:p text:style-name="P1">سیالتی</text:p>
      <text:p text:style-name="P1">سیاہی</text:p>
      <text:p text:style-name="P1">سیب</text:p>
      <text:p text:style-name="P1">سیبا</text:p>
      <text:p text:style-name="P1">سیبوں</text:p>
      <text:p text:style-name="P1">سیت</text:p>
      <text:p text:style-name="P1">سیتے</text:p>
      <text:p text:style-name="P1">سیحوؔن</text:p>
      <text:p text:style-name="P1">سیحور</text:p>
      <text:p text:style-name="P1">سیحُوؔن</text:p>
      <text:p text:style-name="P1">سیخیں</text:p>
      <text:p text:style-name="P1">سیدھا</text:p>
      <text:p text:style-name="P1">سیدھی</text:p>
      <text:p text:style-name="P1">سیدھے</text:p>
      <text:p text:style-name="P1">سیر</text:p>
      <text:p text:style-name="P1"><text:soft-page-break/>سیراب</text:p>
      <text:p text:style-name="P1">سیربیاؔہ</text:p>
      <text:p text:style-name="P1">سیرہوں</text:p>
      <text:p text:style-name="P1">سیری</text:p>
      <text:p text:style-name="P1">سیسی</text:p>
      <text:p text:style-name="P1">سیسے</text:p>
      <text:p text:style-name="P1">سیعہا</text:p>
      <text:p text:style-name="P1">سیلاس</text:p>
      <text:p text:style-name="P1">سیلانِیوں</text:p>
      <text:p text:style-name="P1">سیلانیوں</text:p>
      <text:p text:style-name="P1">سیلہ</text:p>
      <text:p text:style-name="P1">سینا</text:p>
      <text:p text:style-name="P1">سیندھ</text:p>
      <text:p text:style-name="P1">سینکڑوں</text:p>
      <text:p text:style-name="P1">سینی</text:p>
      <text:p text:style-name="P1">سیَلا</text:p>
      <text:p text:style-name="P1">سیَنتِیس</text:p>
      <text:p text:style-name="P1">سیِال</text:p>
      <text:p text:style-name="P1"><text:soft-page-break/>سیِساؔن</text:p>
      <text:p text:style-name="P1">سیِنگوں</text:p>
      <text:p text:style-name="P1">سیّاروں</text:p>
      <text:p text:style-name="P1">سیٰ</text:p>
      <text:p text:style-name="P1">سیڑھیوں</text:p>
      <text:p text:style-name="P1">سیکڑوں</text:p>
      <text:p text:style-name="P1">سے</text:p>
      <text:p text:style-name="P1">سےبیٹے</text:p>
      <text:p text:style-name="P1">سےصُحبت</text:p>
      <text:p text:style-name="P1">ش</text:p>
      <text:p text:style-name="P1">شاؔن</text:p>
      <text:p text:style-name="P1">شائِع</text:p>
      <text:p text:style-name="P1">شاباش</text:p>
      <text:p text:style-name="P1">شاخ</text:p>
      <text:p text:style-name="P1">شاخوں</text:p>
      <text:p text:style-name="P1">شاخِ</text:p>
      <text:p text:style-name="P1">شاخہ</text:p>
      <text:p text:style-name="P1">شاخیں</text:p>
      <text:p text:style-name="P1"><text:soft-page-break/>شاد</text:p>
      <text:p text:style-name="P1">شاداب</text:p>
      <text:p text:style-name="P1">شادابی</text:p>
      <text:p text:style-name="P1">شادمان</text:p>
      <text:p text:style-name="P1">شادمانی</text:p>
      <text:p text:style-name="P1">شادِیانہ</text:p>
      <text:p text:style-name="P1">شادِیانے</text:p>
      <text:p text:style-name="P1">شادی</text:p>
      <text:p text:style-name="P1">شادیانہ</text:p>
      <text:p text:style-name="P1">شادیوں</text:p>
      <text:p text:style-name="P1">شاروؔن</text:p>
      <text:p text:style-name="P1">شارُوؔن</text:p>
      <text:p text:style-name="P1">شارُون</text:p>
      <text:p text:style-name="P1">شارُونی</text:p>
      <text:p text:style-name="P1">شارِعِ</text:p>
      <text:p text:style-name="P1">شاشق</text:p>
      <text:p text:style-name="P1">شاعِروں</text:p>
      <text:p text:style-name="P1">شافی</text:p>
      <text:p text:style-name="P1"><text:soft-page-break/>شالال</text:p>
      <text:p text:style-name="P1">شالِیم</text:p>
      <text:p text:style-name="P1">شام</text:p>
      <text:p text:style-name="P1">شامت</text:p>
      <text:p text:style-name="P1">شامل</text:p>
      <text:p text:style-name="P1">شامِل</text:p>
      <text:p text:style-name="P1">شامِلِ</text:p>
      <text:p text:style-name="P1">شامِیانہ</text:p>
      <text:p text:style-name="P1">شامِیانے</text:p>
      <text:p text:style-name="P1">شامیانہ</text:p>
      <text:p text:style-name="P1">شان</text:p>
      <text:p text:style-name="P1">شاندار</text:p>
      <text:p text:style-name="P1">شاندارہو</text:p>
      <text:p text:style-name="P1">شانوں</text:p>
      <text:p text:style-name="P1">شانہ</text:p>
      <text:p text:style-name="P1">شاکی</text:p>
      <text:p text:style-name="P1">شاگ</text:p>
      <text:p text:style-name="P1">شاگِرد</text:p>
      <text:p text:style-name="P1"><text:soft-page-break/>شاگِردوں</text:p>
      <text:p text:style-name="P1">شاگِردیت</text:p>
      <text:p text:style-name="P1">شاہ</text:p>
      <text:p text:style-name="P1">شاہانِ</text:p>
      <text:p text:style-name="P1">شاہانہ</text:p>
      <text:p text:style-name="P1">شاہانہ/فاتحانہ</text:p>
      <text:p text:style-name="P1">شاہد</text:p>
      <text:p text:style-name="P1">شاہراہ</text:p>
      <text:p text:style-name="P1">شاہراہیں</text:p>
      <text:p text:style-name="P1">شاہزادو</text:p>
      <text:p text:style-name="P1">شاہزادوں</text:p>
      <text:p text:style-name="P1">شاہزادِیاں</text:p>
      <text:p text:style-name="P1">شاہزادِیوں</text:p>
      <text:p text:style-name="P1">شاہزادہ</text:p>
      <text:p text:style-name="P1">شاہزادے</text:p>
      <text:p text:style-name="P1">شاہنشاہ</text:p>
      <text:p text:style-name="P1">شاہِ</text:p>
      <text:p text:style-name="P1">شاہِبابل</text:p>
      <text:p text:style-name="P1"><text:soft-page-break/>شاہِد</text:p>
      <text:p text:style-name="P1">شاہِین</text:p>
      <text:p text:style-name="P1">شاہی</text:p>
      <text:p text:style-name="P1">شایان</text:p>
      <text:p text:style-name="P1">شایاں</text:p>
      <text:p text:style-name="P1">شاید</text:p>
      <text:p text:style-name="P1">شایستگی</text:p>
      <text:p text:style-name="P1">شایستہ</text:p>
      <text:p text:style-name="P1">شب</text:p>
      <text:p text:style-name="P1">شبام</text:p>
      <text:p text:style-name="P1">شباہت</text:p>
      <text:p text:style-name="P1">شبرِؔیم</text:p>
      <text:p text:style-name="P1">شبنا</text:p>
      <text:p text:style-name="P1">شبناؔہ</text:p>
      <text:p text:style-name="P1">شبناہ</text:p>
      <text:p text:style-name="P1">شبنم</text:p>
      <text:p text:style-name="P1">شبنیاؔہ</text:p>
      <text:p text:style-name="P1">شبِ</text:p>
      <text:p text:style-name="P1"><text:soft-page-break/>شبِہیہ</text:p>
      <text:p text:style-name="P1">شبِیہ</text:p>
      <text:p text:style-name="P1">شبِیہہ</text:p>
      <text:p text:style-name="P1">شتابی</text:p>
      <text:p text:style-name="P1">شتربو</text:p>
      <text:p text:style-name="P1">شتربوز</text:p>
      <text:p text:style-name="P1">شجرئہ</text:p>
      <text:p text:style-name="P1">شجُوؔب</text:p>
      <text:p text:style-name="P1">شجی</text:p>
      <text:p text:style-name="P1">شحاریاؔہ</text:p>
      <text:p text:style-name="P1">شخص</text:p>
      <text:p text:style-name="P1">شخصوں</text:p>
      <text:p text:style-name="P1">شخصِیماہ</text:p>
      <text:p text:style-name="P1">شخصی</text:p>
      <text:p text:style-name="P1">شدِید</text:p>
      <text:p text:style-name="P1">شدِیداُلغضب</text:p>
      <text:p text:style-name="P1">شدِیدکو</text:p>
      <text:p text:style-name="P1">شدِیدہم</text:p>
      <text:p text:style-name="P1"><text:soft-page-break/>شدِےُور</text:p>
      <text:p text:style-name="P1">شدّی</text:p>
      <text:p text:style-name="P1">شر</text:p>
      <text:p text:style-name="P1">شرؔس</text:p>
      <text:p text:style-name="P1">شرا</text:p>
      <text:p text:style-name="P1">شرائط</text:p>
      <text:p text:style-name="P1">شرائطِ</text:p>
      <text:p text:style-name="P1">شراب</text:p>
      <text:p text:style-name="P1">شرابِ</text:p>
      <text:p text:style-name="P1">شرابِیوں</text:p>
      <text:p text:style-name="P1">شرابی</text:p>
      <text:p text:style-name="P1">شرارت</text:p>
      <text:p text:style-name="P1">شرارتوں</text:p>
      <text:p text:style-name="P1">شرارتیں</text:p>
      <text:p text:style-name="P1">شراف</text:p>
      <text:p text:style-name="P1">شرافت</text:p>
      <text:p text:style-name="P1">شرایاؔہ</text:p>
      <text:p text:style-name="P1">شربت</text:p>
      <text:p text:style-name="P1"><text:soft-page-break/>شرط</text:p>
      <text:p text:style-name="P1">شرع</text:p>
      <text:p text:style-name="P1">شرعی</text:p>
      <text:p text:style-name="P1">شرف</text:p>
      <text:p text:style-name="P1">شرم</text:p>
      <text:p text:style-name="P1">شرما</text:p>
      <text:p text:style-name="P1">شرمائے</text:p>
      <text:p text:style-name="P1">شرماتا</text:p>
      <text:p text:style-name="P1">شرماتے</text:p>
      <text:p text:style-name="P1"><text:soft-page-break/>شرمایا</text:p>
      <text:p text:style-name="P1">شرمسار</text:p>
      <text:p text:style-name="P1">شرمسارہوں</text:p>
      <text:p text:style-name="P1">شرمناک</text:p>
      <text:p text:style-name="P1">شرمِندگی</text:p>
      <text:p text:style-name="P1">شرمِندہ</text:p>
      <text:p text:style-name="P1">شرمگاہ</text:p>
      <text:p text:style-name="P1">شرمی</text:p>
      <text:p text:style-name="P1">شرُوع</text:p>
      <text:p text:style-name="P1">شرِیر</text:p>
      <text:p text:style-name="P1">شرِیروں</text:p>
      <text:p text:style-name="P1">شرِیرکَیسے</text:p>
      <text:p text:style-name="P1">شرِیعت</text:p>
      <text:p text:style-name="P1">شرِیعتوں</text:p>
      <text:p text:style-name="P1">شرِیعتپر</text:p>
      <text:p text:style-name="P1"><text:soft-page-break/>شرِیعتکا</text:p>
      <text:p text:style-name="P1">شرِیف</text:p>
      <text:p text:style-name="P1">شرِیفوں</text:p>
      <text:p text:style-name="P1">شرِیک</text:p>
      <text:p text:style-name="P1">شرِیکوں</text:p>
      <text:p text:style-name="P1">شریر</text:p>
      <text:p text:style-name="P1">شریرتُو</text:p>
      <text:p text:style-name="P1">شریروں</text:p>
      <text:p text:style-name="P1">شریعت</text:p>
      <text:p text:style-name="P1">شریک</text:p>
      <text:p text:style-name="P1">شست</text:p>
      <text:p text:style-name="P1">شطِّیم</text:p>
      <text:p text:style-name="P1">شعرِیم</text:p>
      <text:p text:style-name="P1">شعریم</text:p>
      <text:p text:style-name="P1">شعشجز</text:p>
      <text:p text:style-name="P1"><text:soft-page-break/>شعف</text:p>
      <text:p text:style-name="P1">شعلبِین</text:p>
      <text:p text:style-name="P1">شعورِؔیم</text:p>
      <text:p text:style-name="P1">شعُور</text:p>
      <text:p text:style-name="P1">شعِیر</text:p>
      <text:p text:style-name="P1">شعیر</text:p>
      <text:p text:style-name="P1">شفا</text:p>
      <text:p text:style-name="P1">شفاعت</text:p>
      <text:p text:style-name="P1">شفاف</text:p>
      <text:p text:style-name="P1">شفقت</text:p>
      <text:p text:style-name="P1">شفقتوں</text:p>
      <text:p text:style-name="P1">شفقِ</text:p>
      <text:p text:style-name="P1">شفِیق</text:p>
      <text:p text:style-name="P1">شفّاف</text:p>
      <text:p text:style-name="P1">شلمن</text:p>
      <text:p text:style-name="P1"><text:soft-page-break/>شلمی</text:p>
      <text:p text:style-name="P1">شلُومی</text:p>
      <text:p text:style-name="P1">شلِیم</text:p>
      <text:p text:style-name="P1">شلیشِیاؔہ</text:p>
      <text:p text:style-name="P1">شلیشیاؔہ</text:p>
      <text:p text:style-name="P1">شمال</text:p>
      <text:p text:style-name="P1">شمالی</text:p>
      <text:p text:style-name="P1">شمجر</text:p>
      <text:p text:style-name="P1">شمس</text:p>
      <text:p text:style-name="P1">شمسی</text:p>
      <text:p text:style-name="P1">شمشِیر</text:p>
      <text:p text:style-name="P1">شمشِیرزن</text:p>
      <text:p text:style-name="P1">شمشیر</text:p>
      <text:p text:style-name="P1">شمشیرزن</text:p>
      <text:p text:style-name="P1">شمع</text:p>
      <text:p text:style-name="P1"><text:soft-page-break/>شمعدان</text:p>
      <text:p text:style-name="P1">شمعدانوں</text:p>
      <text:p text:style-name="P1">شمعوؔن</text:p>
      <text:p text:style-name="P1">شمعُوؔن</text:p>
      <text:p text:style-name="P1">شمعُون</text:p>
      <text:p text:style-name="P1">شمعُونیوں</text:p>
      <text:p text:style-name="P1">شملَی</text:p>
      <text:p text:style-name="P1">شملہ</text:p>
      <text:p text:style-name="P1">شمِینت</text:p>
      <text:p text:style-name="P1">شمِینیؔت</text:p>
      <text:p text:style-name="P1">شمِینیت</text:p>
      <text:p text:style-name="P1">شمیبر</text:p>
      <text:p text:style-name="P1">شناس</text:p>
      <text:p text:style-name="P1">شناسی</text:p>
      <text:p text:style-name="P1">شنوا</text:p>
      <text:p text:style-name="P1"><text:soft-page-break/>شنگرف</text:p>
      <text:p text:style-name="P1">شنگرفی</text:p>
      <text:p text:style-name="P1">شو</text:p>
      <text:p text:style-name="P1">شوب</text:p>
      <text:p text:style-name="P1">شوخ</text:p>
      <text:p text:style-name="P1">شوخی</text:p>
      <text:p text:style-name="P1">شور</text:p>
      <text:p text:style-name="P1">شوراُٹھا</text:p>
      <text:p text:style-name="P1">شوربا</text:p>
      <text:p text:style-name="P1">شوروغُل</text:p>
      <text:p text:style-name="P1">شورہے</text:p>
      <text:p text:style-name="P1">شوشنِِّیم</text:p>
      <text:p text:style-name="P1">شوشنِیم</text:p>
      <text:p text:style-name="P1">شوشہ</text:p>
      <text:p text:style-name="P1">شوع</text:p>
      <text:p text:style-name="P1"><text:soft-page-break/>شوفان</text:p>
      <text:p text:style-name="P1">شونِیمی</text:p>
      <text:p text:style-name="P1">شوکت</text:p>
      <text:p text:style-name="P1">شوکو</text:p>
      <text:p text:style-name="P1">شوکہ</text:p>
      <text:p text:style-name="P1">شوہرجِس</text:p>
      <text:p text:style-name="P1">شَبقتَنِی</text:p>
      <text:p text:style-name="P1">شَبقَتنی</text:p>
      <text:p text:style-name="P1">شَراضر</text:p>
      <text:p text:style-name="P1">شَستوں</text:p>
      <text:p text:style-name="P1">شَوشا</text:p>
      <text:p text:style-name="P1">شَوق</text:p>
      <text:p text:style-name="P1">شَوکت</text:p>
      <text:p text:style-name="P1">شَوہر</text:p>
      <text:p text:style-name="P1">شَوہرو</text:p>
      <text:p text:style-name="P1"><text:soft-page-break/>شَوہروں</text:p>
      <text:p text:style-name="P1">شَہوت</text:p>
      <text:p text:style-name="P1">شَیاطِین</text:p>
      <text:p text:style-name="P1">شَیخی</text:p>
      <text:p text:style-name="P1">شَیطان</text:p>
      <text:p text:style-name="P1">شَیطانی</text:p>
      <text:p text:style-name="P1">شَے</text:p>
      <text:p text:style-name="P1">شُبہ</text:p>
      <text:p text:style-name="P1">شُتر</text:p>
      <text:p text:style-name="P1">شُترمُرغ</text:p>
      <text:p text:style-name="P1">شُدہ</text:p>
      <text:p text:style-name="P1">شُرفا</text:p>
      <text:p text:style-name="P1">شُرُوع</text:p>
      <text:p text:style-name="P1">شُعلوں</text:p>
      <text:p text:style-name="P1">شُعلہ</text:p>
      <text:p text:style-name="P1"><text:soft-page-break/>شُعلۂِ</text:p>
      <text:p text:style-name="P1">شُعلے</text:p>
      <text:p text:style-name="P1">شُمار</text:p>
      <text:p text:style-name="P1">شُمارسات</text:p>
      <text:p text:style-name="P1">شُمارنہیں</text:p>
      <text:p text:style-name="P1">شُمارہیں</text:p>
      <text:p text:style-name="P1">شُماری</text:p>
      <text:p text:style-name="P1">شُو</text:p>
      <text:p text:style-name="P1">شُولمِیت</text:p>
      <text:p text:style-name="P1">شُولِمیت</text:p>
      <text:p text:style-name="P1">شُونمِیت</text:p>
      <text:p text:style-name="P1">شُونِمیت</text:p>
      <text:p text:style-name="P1">شُونِیم</text:p>
      <text:p text:style-name="P1">شُونِیمی</text:p>
      <text:p text:style-name="P1">شُکر</text:p>
      <text:p text:style-name="P1"><text:soft-page-break/>شُکرانہ</text:p>
      <text:p text:style-name="P1">شُکرانے</text:p>
      <text:p text:style-name="P1">شُکرکریں</text:p>
      <text:p text:style-name="P1">شُکرگُذاری</text:p>
      <text:p text:style-name="P1">شُکرگُزاری</text:p>
      <text:p text:style-name="P1">شُکریہ</text:p>
      <text:p text:style-name="P1">شُہداپن</text:p>
      <text:p text:style-name="P1">شُہدے</text:p>
      <text:p text:style-name="P1">شُہرئہ</text:p>
      <text:p text:style-name="P1">شُہرت</text:p>
      <text:p text:style-name="P1">شُہرہ</text:p>
      <text:p text:style-name="P1">شِبماہ</text:p>
      <text:p text:style-name="P1">شِبُّلَت</text:p>
      <text:p text:style-name="P1">شِبِّر</text:p>
      <text:p text:style-name="P1">شِتّیِم</text:p>
      <text:p text:style-name="P1"><text:soft-page-break/>شِدّت</text:p>
      <text:p text:style-name="P1">شِدےُور</text:p>
      <text:p text:style-name="P1">شِراکت</text:p>
      <text:p text:style-name="P1">شِرایاؔہ</text:p>
      <text:p text:style-name="P1">شِرایاہ</text:p>
      <text:p text:style-name="P1">شِرکت</text:p>
      <text:p text:style-name="P1">شِطِّیم</text:p>
      <text:p text:style-name="P1">شِطّیم</text:p>
      <text:p text:style-name="P1">شِعِیر</text:p>
      <text:p text:style-name="P1">شِفا</text:p>
      <text:p text:style-name="P1">شِفابخشُوں</text:p>
      <text:p text:style-name="P1">شِفاعت</text:p>
      <text:p text:style-name="P1">شِفامِلتی</text:p>
      <text:p text:style-name="P1">شِفایاب</text:p>
      <text:p text:style-name="P1">شِفایابی</text:p>
      <text:p text:style-name="P1"><text:soft-page-break/>شِفعی</text:p>
      <text:p text:style-name="P1">شِفمی</text:p>
      <text:p text:style-name="P1">شِلو</text:p>
      <text:p text:style-name="P1">شِمال</text:p>
      <text:p text:style-name="P1">شِمالی</text:p>
      <text:p text:style-name="P1">شِمعوؔن</text:p>
      <text:p text:style-name="P1">شِمعُوؔن</text:p>
      <text:p text:style-name="P1">شِمعی</text:p>
      <text:p text:style-name="P1">شِناسو</text:p>
      <text:p text:style-name="P1">شِناسوں</text:p>
      <text:p text:style-name="P1">شِنوا</text:p>
      <text:p text:style-name="P1">شِنوانہ</text:p>
      <text:p text:style-name="P1">شِکار</text:p>
      <text:p text:style-name="P1">شِکارِیوں</text:p>
      <text:p text:style-name="P1">شِکارکرتا</text:p>
      <text:p text:style-name="P1"><text:soft-page-break/>شِکارکرو</text:p>
      <text:p text:style-name="P1">شِکارہو</text:p>
      <text:p text:style-name="P1">شِکاری</text:p>
      <text:p text:style-name="P1">شِکاریوں</text:p>
      <text:p text:style-name="P1">شِکایت</text:p>
      <text:p text:style-name="P1">شِکایتیں</text:p>
      <text:p text:style-name="P1">شِکست</text:p>
      <text:p text:style-name="P1">شِکستِ</text:p>
      <text:p text:style-name="P1">شِکستگی</text:p>
      <text:p text:style-name="P1">شِکستہ</text:p>
      <text:p text:style-name="P1">شِکم</text:p>
      <text:p text:style-name="P1">شِکن</text:p>
      <text:p text:style-name="P1">شِکنجہ</text:p>
      <text:p text:style-name="P1">شِکنی</text:p>
      <text:p text:style-name="P1">شِکوہ</text:p>
      <text:p text:style-name="P1"><text:soft-page-break/>شِکیل</text:p>
      <text:p text:style-name="P1">شِگاف</text:p>
      <text:p text:style-name="P1">شِگافوں</text:p>
      <text:p text:style-name="P1">شِگایُون</text:p>
      <text:p text:style-name="P1">شِگایُونوؔت</text:p>
      <text:p text:style-name="P1">شِگُوفوں</text:p>
      <text:p text:style-name="P1">شِیر</text:p>
      <text:p text:style-name="P1">شِیرخوار</text:p>
      <text:p text:style-name="P1">شِیرخواروں</text:p>
      <text:p text:style-name="P1">شِیرِین</text:p>
      <text:p text:style-name="P1">شِیرِینی</text:p>
      <text:p text:style-name="P1">شِیرہ</text:p>
      <text:p text:style-name="P1">شِیرین</text:p>
      <text:p text:style-name="P1">شِیرینی</text:p>
      <text:p text:style-name="P1">شِیشہ</text:p>
      <text:p text:style-name="P1"><text:soft-page-break/>شِیلوؔخ</text:p>
      <text:p text:style-name="P1">شِیلوؔہ</text:p>
      <text:p text:style-name="P1">شِین</text:p>
      <text:p text:style-name="P1">شک</text:p>
      <text:p text:style-name="P1">شکایت</text:p>
      <text:p text:style-name="P1">شکر</text:p>
      <text:p text:style-name="P1">شکست</text:p>
      <text:p text:style-name="P1">شکستہ</text:p>
      <text:p text:style-name="P1">شکل</text:p>
      <text:p text:style-name="P1">شکلوں</text:p>
      <text:p text:style-name="P1">شکنجہ</text:p>
      <text:p text:style-name="P1">شکِیل</text:p>
      <text:p text:style-name="P1">شکّی</text:p>
      <text:p text:style-name="P1">شگُفتہ</text:p>
      <text:p text:style-name="P1">شگُوفے</text:p>
      <text:p text:style-name="P1"><text:soft-page-break/>شگُون</text:p>
      <text:p text:style-name="P1">شگُونِیوں</text:p>
      <text:p text:style-name="P1">شہ</text:p>
      <text:p text:style-name="P1">شہادت</text:p>
      <text:p text:style-name="P1">شہادتوں</text:p>
      <text:p text:style-name="P1">شہادتیں</text:p>
      <text:p text:style-name="P1">شہتِیر</text:p>
      <text:p text:style-name="P1">شہتِیرجواب</text:p>
      <text:p text:style-name="P1">شہتِیروں</text:p>
      <text:p text:style-name="P1">شہتیِر</text:p>
      <text:p text:style-name="P1">شہد</text:p>
      <text:p text:style-name="P1">شہدہی</text:p>
      <text:p text:style-name="P1">شہر</text:p>
      <text:p text:style-name="P1">شہرت</text:p>
      <text:p text:style-name="P1">شہرتعمِیر</text:p>
      <text:p text:style-name="P1"><text:soft-page-break/>شہرحرُو</text:p>
      <text:p text:style-name="P1">شہرسِکم</text:p>
      <text:p text:style-name="P1">شہرمیں</text:p>
      <text:p text:style-name="P1">شہرنہ</text:p>
      <text:p text:style-name="P1">شہروں</text:p>
      <text:p text:style-name="P1">شہرِ</text:p>
      <text:p text:style-name="P1">شہرِمُقدّس</text:p>
      <text:p text:style-name="P1">شہرپناہ</text:p>
      <text:p text:style-name="P1">شہرکو</text:p>
      <text:p text:style-name="P1">شہرکی</text:p>
      <text:p text:style-name="P1">شہری</text:p>
      <text:p text:style-name="P1">شہزادوں</text:p>
      <text:p text:style-name="P1">شہزادِیاں</text:p>
      <text:p text:style-name="P1">شہزادہ</text:p>
      <text:p text:style-name="P1">شہزادی</text:p>
      <text:p text:style-name="P1"><text:soft-page-break/>شہزادے</text:p>
      <text:p text:style-name="P1">شہزوری</text:p>
      <text:p text:style-name="P1">شہناؤں</text:p>
      <text:p text:style-name="P1">شہنشاہ</text:p>
      <text:p text:style-name="P1">شہنشاہی</text:p>
      <text:p text:style-name="P1">شہوت</text:p>
      <text:p text:style-name="P1">شہوَت</text:p>
      <text:p text:style-name="P1">شہوَتوں</text:p>
      <text:p text:style-name="P1">شہِید</text:p>
      <text:p text:style-name="P1">شہِیدوں</text:p>
      <text:p text:style-name="P1">شہہ</text:p>
      <text:p text:style-name="P1">شی</text:p>
      <text:p text:style-name="P1">شیاریا</text:p>
      <text:p text:style-name="P1">شیاطِین</text:p>
      <text:p text:style-name="P1">شیخی</text:p>
      <text:p text:style-name="P1"><text:soft-page-break/>شیر</text:p>
      <text:p text:style-name="P1">شیرنِیوں</text:p>
      <text:p text:style-name="P1">شیرنی</text:p>
      <text:p text:style-name="P1">شیروں</text:p>
      <text:p text:style-name="P1">شیرِ</text:p>
      <text:p text:style-name="P1">شیرِبَبر</text:p>
      <text:p text:style-name="P1">شیرِین</text:p>
      <text:p text:style-name="P1">شیس</text:p>
      <text:p text:style-name="P1">شیسبضّر</text:p>
      <text:p text:style-name="P1">شیشک</text:p>
      <text:p text:style-name="P1">شیطان</text:p>
      <text:p text:style-name="P1">شیلوؔخ</text:p>
      <text:p text:style-name="P1">شین</text:p>
      <text:p text:style-name="P1">شینا</text:p>
      <text:p text:style-name="P1">شیُون</text:p>
      <text:p text:style-name="P1"><text:soft-page-break/>شے</text:p>
      <text:p text:style-name="P1">صؔبعون</text:p>
      <text:p text:style-name="P1">صابُون</text:p>
      <text:p text:style-name="P1">صابِر</text:p>
      <text:p text:style-name="P1">صاحب</text:p>
      <text:p text:style-name="P1">صاحبانِ</text:p>
      <text:p text:style-name="P1">صاحبو</text:p>
      <text:p text:style-name="P1">صاحبِ</text:p>
      <text:p text:style-name="P1">صاحِب</text:p>
      <text:p text:style-name="P1">صاحِبو</text:p>
      <text:p text:style-name="P1">صاحِبِ</text:p>
      <text:p text:style-name="P1">صادر</text:p>
      <text:p text:style-name="P1">صادقوں</text:p>
      <text:p text:style-name="P1">صادِر</text:p>
      <text:p text:style-name="P1">صادِق</text:p>
      <text:p text:style-name="P1"><text:soft-page-break/>صادِقو</text:p>
      <text:p text:style-name="P1">صادِقوں</text:p>
      <text:p text:style-name="P1">صادِقُ</text:p>
      <text:p text:style-name="P1">صادے</text:p>
      <text:p text:style-name="P1">صارؔپت</text:p>
      <text:p text:style-name="P1">صارعاؔہ</text:p>
      <text:p text:style-name="P1">صارپت</text:p>
      <text:p text:style-name="P1">صاف</text:p>
      <text:p text:style-name="P1">صانِع</text:p>
      <text:p text:style-name="P1">صبر</text:p>
      <text:p text:style-name="P1">صبرسے</text:p>
      <text:p text:style-name="P1">صبرکرُوں</text:p>
      <text:p text:style-name="P1">صبری</text:p>
      <text:p text:style-name="P1">صبعوؔن</text:p>
      <text:p text:style-name="P1">صبعون</text:p>
      <text:p text:style-name="P1"><text:soft-page-break/>صبُح</text:p>
      <text:p text:style-name="P1">صحت</text:p>
      <text:p text:style-name="P1">صحرا</text:p>
      <text:p text:style-name="P1">صحرایِ</text:p>
      <text:p text:style-name="P1">صحن</text:p>
      <text:p text:style-name="P1">صحنوں</text:p>
      <text:p text:style-name="P1">صحِیح</text:p>
      <text:p text:style-name="P1">صحِیفوں</text:p>
      <text:p text:style-name="P1">صحِیفہ</text:p>
      <text:p text:style-name="P1">صحیح</text:p>
      <text:p text:style-name="P1">صدا</text:p>
      <text:p text:style-name="P1">صداؔن</text:p>
      <text:p text:style-name="P1">صداقت</text:p>
      <text:p text:style-name="P1">صدر</text:p>
      <text:p text:style-name="P1">صدرعدالت</text:p>
      <text:p text:style-name="P1"><text:soft-page-break/>صدرنشینی</text:p>
      <text:p text:style-name="P1">صدرِعدالت</text:p>
      <text:p text:style-name="P1">صدق</text:p>
      <text:p text:style-name="P1">صدقیاہ</text:p>
      <text:p text:style-name="P1">صدمہ</text:p>
      <text:p text:style-name="P1">صدوؔق</text:p>
      <text:p text:style-name="P1">صدُوؔق</text:p>
      <text:p text:style-name="P1">صدُوق</text:p>
      <text:p text:style-name="P1">صدُوقِیوں</text:p>
      <text:p text:style-name="P1">صدُوقی</text:p>
      <text:p text:style-name="P1">صدُوقیوں</text:p>
      <text:p text:style-name="P1">صر</text:p>
      <text:p text:style-name="P1">صرعاہ</text:p>
      <text:p text:style-name="P1">صرف</text:p>
      <text:p text:style-name="P1">صرور</text:p>
      <text:p text:style-name="P1"><text:soft-page-break/>صرُوعہ</text:p>
      <text:p text:style-name="P1">صرِیح</text:p>
      <text:p text:style-name="P1">صرِیدؔہ</text:p>
      <text:p text:style-name="P1">صرِیدا</text:p>
      <text:p text:style-name="P1">صرِیرا</text:p>
      <text:p text:style-name="P1">صرّافوں</text:p>
      <text:p text:style-name="P1">صعُود</text:p>
      <text:p text:style-name="P1">صعیر</text:p>
      <text:p text:style-name="P1">صف</text:p>
      <text:p text:style-name="P1">صفائی</text:p>
      <text:p text:style-name="P1">صفاتہ</text:p>
      <text:p text:style-name="P1">صفت</text:p>
      <text:p text:style-name="P1">صفحۂِ</text:p>
      <text:p text:style-name="P1">صفحۂِ</text:p>
      <text:p text:style-name="P1">صفنیاؔہ</text:p>
      <text:p text:style-name="P1"><text:soft-page-break/>صفنیاہ</text:p>
      <text:p text:style-name="P1">صفو</text:p>
      <text:p text:style-name="P1">صفوؔن</text:p>
      <text:p text:style-name="P1">صفور</text:p>
      <text:p text:style-name="P1">صفون</text:p>
      <text:p text:style-name="P1">صفونِیوں</text:p>
      <text:p text:style-name="P1">صفوں</text:p>
      <text:p text:style-name="P1">صفُورؔہ</text:p>
      <text:p text:style-name="P1">صفِنیاؔہ</text:p>
      <text:p text:style-name="P1">صفِیان</text:p>
      <text:p text:style-name="P1">صفّورؔہ</text:p>
      <text:p text:style-name="P1">صفی</text:p>
      <text:p text:style-name="P1">صفیں</text:p>
      <text:p text:style-name="P1">صلاح</text:p>
      <text:p text:style-name="P1">صلافحاد</text:p>
      <text:p text:style-name="P1"><text:soft-page-break/>صلافِحاد</text:p>
      <text:p text:style-name="P1">صلف</text:p>
      <text:p text:style-name="P1">صلِیب</text:p>
      <text:p text:style-name="P1">صلِیبی</text:p>
      <text:p text:style-name="P1">صماری</text:p>
      <text:p text:style-name="P1">صمرؔیم</text:p>
      <text:p text:style-name="P1">صندل</text:p>
      <text:p text:style-name="P1">صندُوق</text:p>
      <text:p text:style-name="P1">صندُوقچہ</text:p>
      <text:p text:style-name="P1">صنعت</text:p>
      <text:p text:style-name="P1">صنعتوں</text:p>
      <text:p text:style-name="P1">صنعتیں</text:p>
      <text:p text:style-name="P1">صنم</text:p>
      <text:p text:style-name="P1">صنوبر</text:p>
      <text:p text:style-name="P1">صنَوبر</text:p>
      <text:p text:style-name="P1"><text:soft-page-break/>صو</text:p>
      <text:p text:style-name="P1">صور</text:p>
      <text:p text:style-name="P1">صوفح</text:p>
      <text:p text:style-name="P1">صوفِیم</text:p>
      <text:p text:style-name="P1">صَدرعدالت</text:p>
      <text:p text:style-name="P1">صَدمہ</text:p>
      <text:p text:style-name="P1">صَرف</text:p>
      <text:p text:style-name="P1">صَیدا</text:p>
      <text:p text:style-name="P1">صَیداؔن</text:p>
      <text:p text:style-name="P1">صَیدانِیوں</text:p>
      <text:p text:style-name="P1">صَیدانی</text:p>
      <text:p text:style-name="P1">صَیدانیوں</text:p>
      <text:p text:style-name="P1">صَیدایِ</text:p>
      <text:p text:style-name="P1">صَیقل</text:p>
      <text:p text:style-name="P1">صُبح</text:p>
      <text:p text:style-name="P1"><text:soft-page-break/>صُحبت</text:p>
      <text:p text:style-name="P1">صُحبتیں</text:p>
      <text:p text:style-name="P1">صُحر</text:p>
      <text:p text:style-name="P1">صُر</text:p>
      <text:p text:style-name="P1">صُراحی</text:p>
      <text:p text:style-name="P1">صُرعاہ</text:p>
      <text:p text:style-name="P1">صُرعتی</text:p>
      <text:p text:style-name="P1">صُرعتیوں</text:p>
      <text:p text:style-name="P1">صُرعہ</text:p>
      <text:p text:style-name="P1">صُرعی</text:p>
      <text:p text:style-name="P1">صُلب</text:p>
      <text:p text:style-name="P1">صُلبی</text:p>
      <text:p text:style-name="P1">صُلح</text:p>
      <text:p text:style-name="P1">صُو</text:p>
      <text:p text:style-name="P1">صُوبوں</text:p>
      <text:p text:style-name="P1"><text:soft-page-break/>صُوبہ</text:p>
      <text:p text:style-name="P1">صُوبۂِ</text:p>
      <text:p text:style-name="P1">صُوبۂِ</text:p>
      <text:p text:style-name="P1">صُور</text:p>
      <text:p text:style-name="P1">صُورؔی</text:p>
      <text:p text:style-name="P1">صُورت</text:p>
      <text:p text:style-name="P1">صُورتی</text:p>
      <text:p text:style-name="P1">صُورتیں</text:p>
      <text:p text:style-name="P1">صُوری</text:p>
      <text:p text:style-name="P1">صُوریوں</text:p>
      <text:p text:style-name="P1">صُوف</text:p>
      <text:p text:style-name="P1">صِبعون</text:p>
      <text:p text:style-name="P1">صِحت</text:p>
      <text:p text:style-name="P1">صِحن</text:p>
      <text:p text:style-name="P1">صِد</text:p>
      <text:p text:style-name="P1"><text:soft-page-break/>صِداد</text:p>
      <text:p text:style-name="P1">صِدق</text:p>
      <text:p text:style-name="P1">صِدقِیاہ</text:p>
      <text:p text:style-name="P1">صِدقیاؔہ</text:p>
      <text:p text:style-name="P1">صِدقیاہ</text:p>
      <text:p text:style-name="P1">صِدّیم</text:p>
      <text:p text:style-name="P1">صِرف</text:p>
      <text:p text:style-name="P1">صِفتیں</text:p>
      <text:p text:style-name="P1">صِفناؔت</text:p>
      <text:p text:style-name="P1">صِقلاؔج</text:p>
      <text:p text:style-name="P1">صِقلاج</text:p>
      <text:p text:style-name="P1">صِلافحاد</text:p>
      <text:p text:style-name="P1">صِلق</text:p>
      <text:p text:style-name="P1">صِلہ</text:p>
      <text:p text:style-name="P1">صِماری</text:p>
      <text:p text:style-name="P1"><text:soft-page-break/>صِیص</text:p>
      <text:p text:style-name="P1">صِین</text:p>
      <text:p text:style-name="P1">صِیُّوؔن</text:p>
      <text:p text:style-name="P1">صِیُّون</text:p>
      <text:p text:style-name="P1">صِیّون</text:p>
      <text:p text:style-name="P1">صِیُّون</text:p>
      <text:p text:style-name="P1">صِیُّونی</text:p>
      <text:p text:style-name="P1">صہ</text:p>
      <text:p text:style-name="P1">صیدؔا</text:p>
      <text:p text:style-name="P1">صیدا</text:p>
      <text:p text:style-name="P1">صیدانی</text:p>
      <text:p text:style-name="P1">صیدانیوں</text:p>
      <text:p text:style-name="P1">صیر</text:p>
      <text:p text:style-name="P1">صیعُور</text:p>
      <text:p text:style-name="P1">صین</text:p>
      <text:p text:style-name="P1"><text:soft-page-break/>صیُّون</text:p>
      <text:p text:style-name="P1">صیِن</text:p>
      <text:p text:style-name="P1">صیّاد</text:p>
      <text:p text:style-name="P1">ض</text:p>
      <text:p text:style-name="P1">ضائع</text:p>
      <text:p text:style-name="P1">ضائِع</text:p>
      <text:p text:style-name="P1">ضابِط</text:p>
      <text:p text:style-name="P1">ضابِطوں</text:p>
      <text:p text:style-name="P1">ضامِن</text:p>
      <text:p text:style-name="P1">ضاناؔن</text:p>
      <text:p text:style-name="P1">ضبائِم</text:p>
      <text:p text:style-name="P1">ضبط</text:p>
      <text:p text:style-name="P1">ضبطی</text:p>
      <text:p text:style-name="P1">ضبوئِیم</text:p>
      <text:p text:style-name="P1">ضبوعِیم</text:p>
      <text:p text:style-name="P1"><text:soft-page-break/>ضبوعیِم</text:p>
      <text:p text:style-name="P1">ضر</text:p>
      <text:p text:style-name="P1">ضرؔی</text:p>
      <text:p text:style-name="P1">ضرب</text:p>
      <text:p text:style-name="P1">ضربُ</text:p>
      <text:p text:style-name="P1">ضربِ</text:p>
      <text:p text:style-name="P1">ضرتاؔن</text:p>
      <text:p text:style-name="P1">ضرر</text:p>
      <text:p text:style-name="P1">ضرو</text:p>
      <text:p text:style-name="P1">ضرویاؔہ</text:p>
      <text:p text:style-name="P1">ضرویاہ</text:p>
      <text:p text:style-name="P1">ضرُو</text:p>
      <text:p text:style-name="P1">ضرُور</text:p>
      <text:p text:style-name="P1">ضرُوراُن</text:p>
      <text:p text:style-name="P1">ضرُورت</text:p>
      <text:p text:style-name="P1"><text:soft-page-break/>ضرُورتوں</text:p>
      <text:p text:style-name="P1">ضرُورتیں</text:p>
      <text:p text:style-name="P1">ضرُوری</text:p>
      <text:p text:style-name="P1">ضرُویاؔہ</text:p>
      <text:p text:style-name="P1">ضرُویاہ</text:p>
      <text:p text:style-name="P1">ضرۃ</text:p>
      <text:p text:style-name="P1">ضعننِّیم</text:p>
      <text:p text:style-name="P1">ضعننّیِم</text:p>
      <text:p text:style-name="P1">ضعِیف</text:p>
      <text:p text:style-name="P1">ضعِیفی</text:p>
      <text:p text:style-name="P1">ضلتی</text:p>
      <text:p text:style-name="P1">ضلضح</text:p>
      <text:p text:style-name="P1">ضلموؔن</text:p>
      <text:p text:style-name="P1">ضلمُونہ</text:p>
      <text:p text:style-name="P1">ضلِمنع</text:p>
      <text:p text:style-name="P1"><text:soft-page-break/>ضمانت</text:p>
      <text:p text:style-name="P1">ضمِیر</text:p>
      <text:p text:style-name="P1">ضمیروں</text:p>
      <text:p text:style-name="P1">ضو</text:p>
      <text:p text:style-name="P1">ضوابط</text:p>
      <text:p text:style-name="P1">ضوباؔہ</text:p>
      <text:p text:style-name="P1">ضوباہ</text:p>
      <text:p text:style-name="P1">ضوبیبہ</text:p>
      <text:p text:style-name="P1">ضوفِیم</text:p>
      <text:p text:style-name="P1">ضَرر</text:p>
      <text:p text:style-name="P1">ضُرُور</text:p>
      <text:p text:style-name="P1">ضُعن</text:p>
      <text:p text:style-name="P1">ضُغر</text:p>
      <text:p text:style-name="P1">ضُو</text:p>
      <text:p text:style-name="P1">ضُوباؔہ</text:p>
      <text:p text:style-name="P1"><text:soft-page-break/>ضُور</text:p>
      <text:p text:style-name="P1">ضُوفر</text:p>
      <text:p text:style-name="P1">ضِبوئِیم</text:p>
      <text:p text:style-name="P1">ضِبیاؔہ</text:p>
      <text:p text:style-name="P1">ضِبیان</text:p>
      <text:p text:style-name="P1">ضِبیہ</text:p>
      <text:p text:style-name="P1">ضِد</text:p>
      <text:p text:style-name="P1">ضِدّی</text:p>
      <text:p text:style-name="P1">ضِلتی</text:p>
      <text:p text:style-name="P1">ضِلع</text:p>
      <text:p text:style-name="P1">ضِلمنع</text:p>
      <text:p text:style-name="P1">ضِلمُنع</text:p>
      <text:p text:style-name="P1">ضِلّہ</text:p>
      <text:p text:style-name="P1">ضِنان</text:p>
      <text:p text:style-name="P1">ضِیا</text:p>
      <text:p text:style-name="P1"><text:soft-page-break/>ضِیافت</text:p>
      <text:p text:style-name="P1">ضِیافتوں</text:p>
      <text:p text:style-name="P1">ضِیافتیں</text:p>
      <text:p text:style-name="P1">ضِیبا</text:p>
      <text:p text:style-name="P1">ضِیحا</text:p>
      <text:p text:style-name="P1">ضِیم</text:p>
      <text:p text:style-name="P1">ضِین</text:p>
      <text:p text:style-name="P1">ضیافت</text:p>
      <text:p text:style-name="P1">ضیافتوں</text:p>
      <text:p text:style-name="P1">ضیحا</text:p>
      <text:p text:style-name="P1">ط</text:p>
      <text:p text:style-name="P1">طابئیل</text:p>
      <text:p text:style-name="P1">طابرِ</text:p>
      <text:p text:style-name="P1">طابِیل</text:p>
      <text:p text:style-name="P1">طاری</text:p>
      <text:p text:style-name="P1"><text:soft-page-break/>طافت</text:p>
      <text:p text:style-name="P1">طاق</text:p>
      <text:p text:style-name="P1">طاقت</text:p>
      <text:p text:style-name="P1">طاقتور</text:p>
      <text:p text:style-name="P1">طال</text:p>
      <text:p text:style-name="P1">طالع</text:p>
      <text:p text:style-name="P1">طالِب</text:p>
      <text:p text:style-name="P1">طالِبو</text:p>
      <text:p text:style-name="P1">طالِبوں</text:p>
      <text:p text:style-name="P1">طالِع</text:p>
      <text:p text:style-name="P1">طاہِر</text:p>
      <text:p text:style-name="P1">طباق</text:p>
      <text:p text:style-name="P1">طبع</text:p>
      <text:p text:style-name="P1">طبعوت</text:p>
      <text:p text:style-name="P1">طبعُوت</text:p>
      <text:p text:style-name="P1"><text:soft-page-break/>طبعی</text:p>
      <text:p text:style-name="P1">طبقوں</text:p>
      <text:p text:style-name="P1">طبلیاؔہ</text:p>
      <text:p text:style-name="P1">طبلے</text:p>
      <text:p text:style-name="P1">طبِیب</text:p>
      <text:p text:style-name="P1">طبِیبوں</text:p>
      <text:p text:style-name="P1">طبِیعت</text:p>
      <text:p text:style-name="P1">طبّات</text:p>
      <text:p text:style-name="P1">طرح</text:p>
      <text:p text:style-name="P1">طرز</text:p>
      <text:p text:style-name="P1">طرف</text:p>
      <text:p text:style-name="P1">طرفدار</text:p>
      <text:p text:style-name="P1">طرفداری</text:p>
      <text:p text:style-name="P1">طرفِیلہ</text:p>
      <text:p text:style-name="P1">طرِیق</text:p>
      <text:p text:style-name="P1"><text:soft-page-break/>طرِیقوں</text:p>
      <text:p text:style-name="P1">طرِیقہ</text:p>
      <text:p text:style-name="P1">طرِیقے</text:p>
      <text:p text:style-name="P1">طریقِ</text:p>
      <text:p text:style-name="P1">طریقہ</text:p>
      <text:p text:style-name="P1">طریقے</text:p>
      <text:p text:style-name="P1">طعن</text:p>
      <text:p text:style-name="P1">طعنہ</text:p>
      <text:p text:style-name="P1">طل</text:p>
      <text:p text:style-name="P1">طلائِم</text:p>
      <text:p text:style-name="P1">طلاق</text:p>
      <text:p text:style-name="P1">طلب</text:p>
      <text:p text:style-name="P1">طلبِ</text:p>
      <text:p text:style-name="P1">طلم</text:p>
      <text:p text:style-name="P1">طلمُوؔن</text:p>
      <text:p text:style-name="P1"><text:soft-page-break/>طلمُون</text:p>
      <text:p text:style-name="P1">طلُوع</text:p>
      <text:p text:style-name="P1">طمانچوں</text:p>
      <text:p text:style-name="P1">طمانچہ</text:p>
      <text:p text:style-name="P1">طمانچے</text:p>
      <text:p text:style-name="P1">طنابوں</text:p>
      <text:p text:style-name="P1">طنابیں</text:p>
      <text:p text:style-name="P1">طنزاً</text:p>
      <text:p text:style-name="P1">طواف</text:p>
      <text:p text:style-name="P1">طوب</text:p>
      <text:p text:style-name="P1">طور</text:p>
      <text:p text:style-name="P1">طوفان</text:p>
      <text:p text:style-name="P1">طوفل</text:p>
      <text:p text:style-name="P1">طویلوں</text:p>
      <text:p text:style-name="P1">طویلہ</text:p>
      <text:p text:style-name="P1"><text:soft-page-break/>طَعن</text:p>
      <text:p text:style-name="P1">طَعنہ</text:p>
      <text:p text:style-name="P1">طَعنے</text:p>
      <text:p text:style-name="P1">طَور</text:p>
      <text:p text:style-name="P1">طَورپر</text:p>
      <text:p text:style-name="P1">طَوق</text:p>
      <text:p text:style-name="P1">طَیش</text:p>
      <text:p text:style-name="P1">طُرّہ</text:p>
      <text:p text:style-name="P1">طُس</text:p>
      <text:p text:style-name="P1">طُغیانی</text:p>
      <text:p text:style-name="P1">طُفَیل</text:p>
      <text:p text:style-name="P1">طُفیل</text:p>
      <text:p text:style-name="P1">طُوؔب</text:p>
      <text:p text:style-name="P1">طُوبیاؔہ</text:p>
      <text:p text:style-name="P1">طُوبیاہ</text:p>
      <text:p text:style-name="P1"><text:soft-page-break/>طُوفان</text:p>
      <text:p text:style-name="P1">طُوفانِ</text:p>
      <text:p text:style-name="P1">طُوفانی</text:p>
      <text:p text:style-name="P1">طُول</text:p>
      <text:p text:style-name="P1">طُومار</text:p>
      <text:p text:style-name="P1">طُومارکی</text:p>
      <text:p text:style-name="P1">طِبخ</text:p>
      <text:p text:style-name="P1">طِبخت</text:p>
      <text:p text:style-name="P1">طِطُس</text:p>
      <text:p text:style-name="P1">طِفل</text:p>
      <text:p text:style-name="P1">طہارت</text:p>
      <text:p text:style-name="P1">طیبت</text:p>
      <text:p text:style-name="P1">طیتھ</text:p>
      <text:p text:style-name="P1">ظالموں</text:p>
      <text:p text:style-name="P1">ظالِم</text:p>
      <text:p text:style-name="P1"><text:soft-page-break/>ظالِموں</text:p>
      <text:p text:style-name="P1">ظاہر</text:p>
      <text:p text:style-name="P1">ظاہرِہے</text:p>
      <text:p text:style-name="P1">ظاہِر</text:p>
      <text:p text:style-name="P1">ظاہِرا</text:p>
      <text:p text:style-name="P1">ظاہِراً</text:p>
      <text:p text:style-name="P1">ظاہِرکرُوں</text:p>
      <text:p text:style-name="P1">ظاہِرکرے</text:p>
      <text:p text:style-name="P1">ظاہِرکِیا</text:p>
      <text:p text:style-name="P1">ظاہِرہو</text:p>
      <text:p text:style-name="P1">ظاہِرہے</text:p>
      <text:p text:style-name="P1">ظاہِری</text:p>
      <text:p text:style-name="P1">ظرف</text:p>
      <text:p text:style-name="P1">ظرُوف</text:p>
      <text:p text:style-name="P1">ظفریاب</text:p>
      <text:p text:style-name="P1"><text:soft-page-break/>ظُروف</text:p>
      <text:p text:style-name="P1">ظُرُوف</text:p>
      <text:p text:style-name="P1">ظُلم</text:p>
      <text:p text:style-name="P1">ظُلمات</text:p>
      <text:p text:style-name="P1">ظُلمت</text:p>
      <text:p text:style-name="P1">ظُلمتِ</text:p>
      <text:p text:style-name="P1">ظہُور</text:p>
      <text:p text:style-name="P1">ع</text:p>
      <text:p text:style-name="P1">عا</text:p>
      <text:p text:style-name="P1">عاؔم</text:p>
      <text:p text:style-name="P1">عائِد</text:p>
      <text:p text:style-name="P1">عابِد</text:p>
      <text:p text:style-name="P1">عاجزی</text:p>
      <text:p text:style-name="P1">عاجِز</text:p>
      <text:p text:style-name="P1">عاجِزوں</text:p>
      <text:p text:style-name="P1"><text:soft-page-break/>عاجِزہو</text:p>
      <text:p text:style-name="P1">عاجِزی</text:p>
      <text:p text:style-name="P1">عادات</text:p>
      <text:p text:style-name="P1">عادت</text:p>
      <text:p text:style-name="P1">عادتوں</text:p>
      <text:p text:style-name="P1">عادل</text:p>
      <text:p text:style-name="P1">عادِل</text:p>
      <text:p text:style-name="P1">عادی</text:p>
      <text:p text:style-name="P1">عار</text:p>
      <text:p text:style-name="P1">عارِف</text:p>
      <text:p text:style-name="P1">عارِموآؔب</text:p>
      <text:p text:style-name="P1">عارِیت</text:p>
      <text:p text:style-name="P1">عارِیّت</text:p>
      <text:p text:style-name="P1">عازور</text:p>
      <text:p text:style-name="P1">عاشق</text:p>
      <text:p text:style-name="P1"><text:soft-page-break/>عاشِق</text:p>
      <text:p text:style-name="P1">عاصی</text:p>
      <text:p text:style-name="P1">عافِیت</text:p>
      <text:p text:style-name="P1">عافِیّت</text:p>
      <text:p text:style-name="P1">عافیت</text:p>
      <text:p text:style-name="P1">عاقبت</text:p>
      <text:p text:style-name="P1">عاقِبت</text:p>
      <text:p text:style-name="P1">عاقِل</text:p>
      <text:p text:style-name="P1">عاقِلوں</text:p>
      <text:p text:style-name="P1">عالم</text:p>
      <text:p text:style-name="P1">عالموں</text:p>
      <text:p text:style-name="P1">عالمِ</text:p>
      <text:p text:style-name="P1">عالمگِیر</text:p>
      <text:p text:style-name="P1">عالَم</text:p>
      <text:p text:style-name="P1">عالَمِ</text:p>
      <text:p text:style-name="P1"><text:soft-page-break/>عالِم</text:p>
      <text:p text:style-name="P1">عالِمو</text:p>
      <text:p text:style-name="P1">عالِموں</text:p>
      <text:p text:style-name="P1">عالِمِ</text:p>
      <text:p text:style-name="P1">عالِی</text:p>
      <text:p text:style-name="P1">عالِیشان</text:p>
      <text:p text:style-name="P1">عالی</text:p>
      <text:p text:style-name="P1">عام</text:p>
      <text:p text:style-name="P1">عامُوؔس</text:p>
      <text:p text:style-name="P1">عامُوس</text:p>
      <text:p text:style-name="P1">عامِلوں</text:p>
      <text:p text:style-name="P1">عانِیم</text:p>
      <text:p text:style-name="P1">عانیر</text:p>
      <text:p text:style-name="P1">عبادت</text:p>
      <text:p text:style-name="P1">عبارِیم</text:p>
      <text:p text:style-name="P1"><text:soft-page-break/>عبث</text:p>
      <text:p text:style-name="P1">عبد</text:p>
      <text:p text:style-name="P1">عبدؔی</text:p>
      <text:p text:style-name="P1">عبدا</text:p>
      <text:p text:style-name="P1">عبدملِک</text:p>
      <text:p text:style-name="P1">عبدنجُو</text:p>
      <text:p text:style-name="P1">عبدوؔن</text:p>
      <text:p text:style-name="P1">عبدون</text:p>
      <text:p text:style-name="P1">عبدِیئیل</text:p>
      <text:p text:style-name="P1">عبدی</text:p>
      <text:p text:style-name="P1">عبدیاہ</text:p>
      <text:p text:style-name="P1">عبرُوؔن</text:p>
      <text:p text:style-name="P1">عبرُونہ</text:p>
      <text:p text:style-name="P1">عبُور</text:p>
      <text:p text:style-name="P1">عتاؔک</text:p>
      <text:p text:style-name="P1"><text:soft-page-break/>عتالیاؔہ</text:p>
      <text:p text:style-name="P1">عتایاؔہ</text:p>
      <text:p text:style-name="P1">عتر</text:p>
      <text:p text:style-name="P1">عتلیاؔہ</text:p>
      <text:p text:style-name="P1">عتلیاہ</text:p>
      <text:p text:style-name="P1">عتّی</text:p>
      <text:p text:style-name="P1">عجائب</text:p>
      <text:p text:style-name="P1">عجائِب</text:p>
      <text:p text:style-name="P1">عجب</text:p>
      <text:p text:style-name="P1">عجلت</text:p>
      <text:p text:style-name="P1">عجلُوؔن</text:p>
      <text:p text:style-name="P1">عجَلِیم</text:p>
      <text:p text:style-name="P1">عجِیب</text:p>
      <text:p text:style-name="P1">عجیب</text:p>
      <text:p text:style-name="P1">عدؔن</text:p>
      <text:p text:style-name="P1"><text:soft-page-break/>عدالت</text:p>
      <text:p text:style-name="P1">عدالتوں</text:p>
      <text:p text:style-name="P1">عداوت</text:p>
      <text:p text:style-name="P1">عداوتیں</text:p>
      <text:p text:style-name="P1">عدایاؔہ</text:p>
      <text:p text:style-name="P1">عدد</text:p>
      <text:p text:style-name="P1">عدر</text:p>
      <text:p text:style-name="P1">عدرؔی</text:p>
      <text:p text:style-name="P1">عدعدؔہ</text:p>
      <text:p text:style-name="P1">عدل</text:p>
      <text:p text:style-name="P1">عدلی</text:p>
      <text:p text:style-name="P1">عدمِ</text:p>
      <text:p text:style-name="P1">عدن</text:p>
      <text:p text:style-name="P1">عدنا</text:p>
      <text:p text:style-name="P1">عدنہ</text:p>
      <text:p text:style-name="P1"><text:soft-page-break/>عدُلاّؔم</text:p>
      <text:p text:style-name="P1">عدُلاّم</text:p>
      <text:p text:style-name="P1">عدُلّامی</text:p>
      <text:p text:style-name="P1">عدُول</text:p>
      <text:p text:style-name="P1">عدُولی</text:p>
      <text:p text:style-name="P1">عدِیتیم</text:p>
      <text:p text:style-name="P1">عدِین</text:p>
      <text:p text:style-name="P1">عدِینہ</text:p>
      <text:p text:style-name="P1">عدّہ</text:p>
      <text:p text:style-name="P1">عدی</text:p>
      <text:p text:style-name="P1">عدیئیل</text:p>
      <text:p text:style-name="P1">عدین</text:p>
      <text:p text:style-name="P1">عذاب</text:p>
      <text:p text:style-name="P1">عر</text:p>
      <text:p text:style-name="P1">عرابہ</text:p>
      <text:p text:style-name="P1"><text:soft-page-break/>عراد</text:p>
      <text:p text:style-name="P1">عرب</text:p>
      <text:p text:style-name="P1">عرباتی</text:p>
      <text:p text:style-name="P1">عربوں</text:p>
      <text:p text:style-name="P1">عربی</text:p>
      <text:p text:style-name="P1">عرصہ</text:p>
      <text:p text:style-name="P1">عرض</text:p>
      <text:p text:style-name="P1">عرقی</text:p>
      <text:p text:style-name="P1">عرو</text:p>
      <text:p text:style-name="P1">عروعیر</text:p>
      <text:p text:style-name="P1">عروعیری</text:p>
      <text:p text:style-name="P1">عرُوج</text:p>
      <text:p text:style-name="P1">عرُوسی</text:p>
      <text:p text:style-name="P1">عریم</text:p>
      <text:p text:style-name="P1">عز</text:p>
      <text:p text:style-name="P1"><text:soft-page-break/>عزؔر</text:p>
      <text:p text:style-name="P1">عزاز</text:p>
      <text:p text:style-name="P1">عزازیاؔہ</text:p>
      <text:p text:style-name="P1">عزبُو</text:p>
      <text:p text:style-name="P1">عزجا</text:p>
      <text:p text:style-name="P1">عزجاد</text:p>
      <text:p text:style-name="P1">عزر</text:p>
      <text:p text:style-name="P1">عزرؔہ</text:p>
      <text:p text:style-name="P1">عزرؔی</text:p>
      <text:p text:style-name="P1">عزرئیل</text:p>
      <text:p text:style-name="P1">عزرئییل</text:p>
      <text:p text:style-name="P1">عزرا</text:p>
      <text:p text:style-name="P1">عزراؔیل</text:p>
      <text:p text:style-name="P1">عزرایل</text:p>
      <text:p text:style-name="P1">عزرِ</text:p>
      <text:p text:style-name="P1"><text:soft-page-break/>عزرِیقاؔم</text:p>
      <text:p text:style-name="P1">عزری</text:p>
      <text:p text:style-name="P1">عزریاؔہ</text:p>
      <text:p text:style-name="P1">عزریاہ</text:p>
      <text:p text:style-name="P1">عزریقاؔم</text:p>
      <text:p text:style-name="P1">عزز</text:p>
      <text:p text:style-name="P1">عززیاؔہ</text:p>
      <text:p text:style-name="P1">عزماوؔت</text:p>
      <text:p text:style-name="P1">عزماوت</text:p>
      <text:p text:style-name="P1">عزَریاؔہ</text:p>
      <text:p text:style-name="P1">عزُرا</text:p>
      <text:p text:style-name="P1">عزُو</text:p>
      <text:p text:style-name="P1">عزُوبہ</text:p>
      <text:p text:style-name="P1">عزُّور</text:p>
      <text:p text:style-name="P1">عزِّت</text:p>
      <text:p text:style-name="P1"><text:soft-page-break/>عزِیز</text:p>
      <text:p text:style-name="P1">عزِیزؔا</text:p>
      <text:p text:style-name="P1">عزِیزو</text:p>
      <text:p text:style-name="P1">عزِیزوں</text:p>
      <text:p text:style-name="P1">عزِیقہ</text:p>
      <text:p text:style-name="P1">عزّور</text:p>
      <text:p text:style-name="P1">عزّہ</text:p>
      <text:p text:style-name="P1">عزیئیل</text:p>
      <text:p text:style-name="P1">عزیقاؔہ</text:p>
      <text:p text:style-name="P1">عزیقہ</text:p>
      <text:p text:style-name="P1">عسا</text:p>
      <text:p text:style-name="P1">عساؔہیل</text:p>
      <text:p text:style-name="P1">عساؔیاہ</text:p>
      <text:p text:style-name="P1">عساہیل</text:p>
      <text:p text:style-name="P1">عسایاؔہ</text:p>
      <text:p text:style-name="P1"><text:soft-page-break/>عستار</text:p>
      <text:p text:style-name="P1">عستارا</text:p>
      <text:p text:style-name="P1">عستاراؔت</text:p>
      <text:p text:style-name="P1">عستاراتی</text:p>
      <text:p text:style-name="P1">عسن</text:p>
      <text:p text:style-name="P1">عسواؔت</text:p>
      <text:p text:style-name="P1">عسیئیل</text:p>
      <text:p text:style-name="P1">عشا</text:p>
      <text:p text:style-name="P1">عشائ</text:p>
      <text:p text:style-name="P1">عشائِ</text:p>
      <text:p text:style-name="P1">عشایِ</text:p>
      <text:p text:style-name="P1">عصا</text:p>
      <text:p text:style-name="P1">عصُیون</text:p>
      <text:p text:style-name="P1">عصیوؔن</text:p>
      <text:p text:style-name="P1">عصیون</text:p>
      <text:p text:style-name="P1"><text:soft-page-break/>عصیُون</text:p>
      <text:p text:style-name="P1">عضم</text:p>
      <text:p text:style-name="P1">عضمُوؔن</text:p>
      <text:p text:style-name="P1">عضو</text:p>
      <text:p text:style-name="P1">عضُو</text:p>
      <text:p text:style-name="P1">عطا</text:p>
      <text:p text:style-name="P1">عطارؔہ</text:p>
      <text:p text:style-name="P1">عطارا</text:p>
      <text:p text:style-name="P1">عطاراؔت</text:p>
      <text:p text:style-name="P1">عطارات</text:p>
      <text:p text:style-name="P1">عطر</text:p>
      <text:p text:style-name="P1">عطرات</text:p>
      <text:p text:style-name="P1">عطلَی</text:p>
      <text:p text:style-name="P1">عطّار</text:p>
      <text:p text:style-name="P1">عطّاروں</text:p>
      <text:p text:style-name="P1"><text:soft-page-break/>عظمت</text:p>
      <text:p text:style-name="P1">عظِیم</text:p>
      <text:p text:style-name="P1">عظیم</text:p>
      <text:p text:style-name="P1">عظیِم</text:p>
      <text:p text:style-name="P1">عفروؔن</text:p>
      <text:p text:style-name="P1">عفرہ</text:p>
      <text:p text:style-name="P1">عفریتِ</text:p>
      <text:p text:style-name="P1">عفُونت</text:p>
      <text:p text:style-name="P1">عقان</text:p>
      <text:p text:style-name="P1">عقب</text:p>
      <text:p text:style-name="P1">عقدِ</text:p>
      <text:p text:style-name="P1">عقر</text:p>
      <text:p text:style-name="P1">عقرابِیّم</text:p>
      <text:p text:style-name="P1">عقربِیّم</text:p>
      <text:p text:style-name="P1">عقروُؔن</text:p>
      <text:p text:style-name="P1"><text:soft-page-break/>عقرُوؔن</text:p>
      <text:p text:style-name="P1">عقرُون</text:p>
      <text:p text:style-name="P1">عقرُونی</text:p>
      <text:p text:style-name="P1">عقل</text:p>
      <text:p text:style-name="P1">عقلمند</text:p>
      <text:p text:style-name="P1">عقلمندوں</text:p>
      <text:p text:style-name="P1">عقلمندی</text:p>
      <text:p text:style-name="P1">عقلوں</text:p>
      <text:p text:style-name="P1">عقلی</text:p>
      <text:p text:style-name="P1">عقُّوؔب</text:p>
      <text:p text:style-name="P1">عقُّوب</text:p>
      <text:p text:style-name="P1">عقِیق</text:p>
      <text:p text:style-name="P1">عقِیم</text:p>
      <text:p text:style-name="P1">عقّوب</text:p>
      <text:p text:style-name="P1">عقّیس</text:p>
      <text:p text:style-name="P1"><text:soft-page-break/>علاج</text:p>
      <text:p text:style-name="P1">علاقو</text:p>
      <text:p text:style-name="P1">علاقہ</text:p>
      <text:p text:style-name="P1">علاقے</text:p>
      <text:p text:style-name="P1">علامات</text:p>
      <text:p text:style-name="P1">علامت</text:p>
      <text:p text:style-name="P1">علامتوں</text:p>
      <text:p text:style-name="P1">علامتیں</text:p>
      <text:p text:style-name="P1">علاموؔت</text:p>
      <text:p text:style-name="P1">علاموت</text:p>
      <text:p text:style-name="P1">علانِیہ</text:p>
      <text:p text:style-name="P1">علانیہ</text:p>
      <text:p text:style-name="P1">علاوہ</text:p>
      <text:p text:style-name="P1">علبُوؔن</text:p>
      <text:p text:style-name="P1">علمت</text:p>
      <text:p text:style-name="P1"><text:soft-page-break/>علموؔن</text:p>
      <text:p text:style-name="P1">علمُون</text:p>
      <text:p text:style-name="P1">علوان</text:p>
      <text:p text:style-name="P1">علوت</text:p>
      <text:p text:style-name="P1">علوہ</text:p>
      <text:p text:style-name="P1">علَم</text:p>
      <text:p text:style-name="P1">علَیہ</text:p>
      <text:p text:style-name="P1">علُوم</text:p>
      <text:p text:style-name="P1">علِیم</text:p>
      <text:p text:style-name="P1">علی</text:p>
      <text:p text:style-name="P1">علیان</text:p>
      <text:p text:style-name="P1">علیاہ</text:p>
      <text:p text:style-name="P1">علیٰحدگی</text:p>
      <text:p text:style-name="P1">عم</text:p>
      <text:p text:style-name="P1">عماد</text:p>
      <text:p text:style-name="P1"><text:soft-page-break/>عمارت</text:p>
      <text:p text:style-name="P1">عماسا</text:p>
      <text:p text:style-name="P1">عماسی</text:p>
      <text:p text:style-name="P1">عمالِیق</text:p>
      <text:p text:style-name="P1">عمالِیقِیوں</text:p>
      <text:p text:style-name="P1">عمالِیقی</text:p>
      <text:p text:style-name="P1">عمالِیقیوں</text:p>
      <text:p text:style-name="P1">عمالیق</text:p>
      <text:p text:style-name="P1">عمالیقِیوں</text:p>
      <text:p text:style-name="P1">عمالیقی</text:p>
      <text:p text:style-name="P1">عمالیِقیوں</text:p>
      <text:p text:style-name="P1">عمامہ</text:p>
      <text:p text:style-name="P1">عمامے</text:p>
      <text:p text:style-name="P1">عمداً</text:p>
      <text:p text:style-name="P1">عمر</text:p>
      <text:p text:style-name="P1"><text:soft-page-break/>عمراؔم</text:p>
      <text:p text:style-name="P1">عمرام</text:p>
      <text:p text:style-name="P1">عمرامیوں</text:p>
      <text:p text:style-name="P1">عمسیاؔہ</text:p>
      <text:p text:style-name="P1">عمل</text:p>
      <text:p text:style-name="P1">عملداری</text:p>
      <text:p text:style-name="P1">عملی</text:p>
      <text:p text:style-name="P1">عمُو</text:p>
      <text:p text:style-name="P1">عمُورؔہ</text:p>
      <text:p text:style-name="P1">عمُورہ</text:p>
      <text:p text:style-name="P1">عمُوق</text:p>
      <text:p text:style-name="P1">عمُّو</text:p>
      <text:p text:style-name="P1">عمُّوؔن</text:p>
      <text:p text:style-name="P1">عمُّون</text:p>
      <text:p text:style-name="P1">عمُّونی</text:p>
      <text:p text:style-name="P1"><text:soft-page-break/>عمُّونیوں</text:p>
      <text:p text:style-name="P1">عمُّونیہ</text:p>
      <text:p text:style-name="P1">عمِّینداؔب</text:p>
      <text:p text:style-name="P1">عمِّیہُود</text:p>
      <text:p text:style-name="P1">عمِیق</text:p>
      <text:p text:style-name="P1">عمِیّنداؔب</text:p>
      <text:p text:style-name="P1">عمّاموں</text:p>
      <text:p text:style-name="P1">عمّونیوں</text:p>
      <text:p text:style-name="P1">عمّوُن</text:p>
      <text:p text:style-name="P1">عمُّون</text:p>
      <text:p text:style-name="P1">عمُّونیوں</text:p>
      <text:p text:style-name="P1">عمّی</text:p>
      <text:p text:style-name="P1">عمّینداب</text:p>
      <text:p text:style-name="P1">عنا</text:p>
      <text:p text:style-name="P1">عناب</text:p>
      <text:p text:style-name="P1"><text:soft-page-break/>عنات</text:p>
      <text:p text:style-name="P1">عناق</text:p>
      <text:p text:style-name="P1">عناقِیم</text:p>
      <text:p text:style-name="P1">عنامی</text:p>
      <text:p text:style-name="P1">عنان</text:p>
      <text:p text:style-name="P1">عنانی</text:p>
      <text:p text:style-name="P1">عنایاؔہ</text:p>
      <text:p text:style-name="P1">عنایت</text:p>
      <text:p text:style-name="P1">عنتو</text:p>
      <text:p text:style-name="P1">عنتوت</text:p>
      <text:p text:style-name="P1">عنتوتی</text:p>
      <text:p text:style-name="P1">عنتُوتی</text:p>
      <text:p text:style-name="P1">عنقرِیب</text:p>
      <text:p text:style-name="P1">عننیاؔہ</text:p>
      <text:p text:style-name="P1">عنوؔت</text:p>
      <text:p text:style-name="P1"><text:soft-page-break/>عنُوب</text:p>
      <text:p text:style-name="P1">عنِیم</text:p>
      <text:p text:style-name="P1">عنّمَلِک</text:p>
      <text:p text:style-name="P1">عنّی</text:p>
      <text:p text:style-name="P1">عنہ</text:p>
      <text:p text:style-name="P1">عوام</text:p>
      <text:p text:style-name="P1">عوامُ</text:p>
      <text:p text:style-name="P1">عوبل</text:p>
      <text:p text:style-name="P1">عوبید</text:p>
      <text:p text:style-name="P1">عوبیدا</text:p>
      <text:p text:style-name="P1">عوبیداد</text:p>
      <text:p text:style-name="P1">عوبیدادوؔم</text:p>
      <text:p text:style-name="P1">عوبیدادُ</text:p>
      <text:p text:style-name="P1">عوبیدادُوؔم</text:p>
      <text:p text:style-name="P1">عوج</text:p>
      <text:p text:style-name="P1"><text:soft-page-break/>عودِؔد</text:p>
      <text:p text:style-name="P1">عودِد</text:p>
      <text:p text:style-name="P1">عور</text:p>
      <text:p text:style-name="P1">عورت</text:p>
      <text:p text:style-name="P1">عورتیں</text:p>
      <text:p text:style-name="P1">عوریب</text:p>
      <text:p text:style-name="P1">عوض</text:p>
      <text:p text:style-name="P1">عوضم</text:p>
      <text:p text:style-name="P1">عوفل</text:p>
      <text:p text:style-name="P1">عون</text:p>
      <text:p text:style-name="P1">عوِیت</text:p>
      <text:p text:style-name="P1">عوّا</text:p>
      <text:p text:style-name="P1">عوّائیوں</text:p>
      <text:p text:style-name="P1">عوّی</text:p>
      <text:p text:style-name="P1">عوّیم</text:p>
      <text:p text:style-name="P1"><text:soft-page-break/>عَ</text:p>
      <text:p text:style-name="P1">عَبارِیم</text:p>
      <text:p text:style-name="P1">عَبث</text:p>
      <text:p text:style-name="P1">عَدل</text:p>
      <text:p text:style-name="P1">عَذاب</text:p>
      <text:p text:style-name="P1">عَراد</text:p>
      <text:p text:style-name="P1">عَرب</text:p>
      <text:p text:style-name="P1">عَروعیر</text:p>
      <text:p text:style-name="P1">عَز</text:p>
      <text:p text:style-name="P1">عَزجاد</text:p>
      <text:p text:style-name="P1">عَزّان</text:p>
      <text:p text:style-name="P1">عَستاراؔت</text:p>
      <text:p text:style-name="P1">عَصا</text:p>
      <text:p text:style-name="P1">عَضمُوؔن</text:p>
      <text:p text:style-name="P1">عَطاراؔت</text:p>
      <text:p text:style-name="P1"><text:soft-page-break/>عَطارات</text:p>
      <text:p text:style-name="P1">عَطرات</text:p>
      <text:p text:style-name="P1">عَلم</text:p>
      <text:p text:style-name="P1">عَمالیق</text:p>
      <text:p text:style-name="P1">عَمالیقِیوں</text:p>
      <text:p text:style-name="P1">عَمالیقی</text:p>
      <text:p text:style-name="P1">عَمراؔم</text:p>
      <text:p text:style-name="P1">عَمرامِیوں</text:p>
      <text:p text:style-name="P1">عَمّون</text:p>
      <text:p text:style-name="P1">عَمّونِیوں</text:p>
      <text:p text:style-name="P1">عَمّونی</text:p>
      <text:p text:style-name="P1">عَمّونیوں</text:p>
      <text:p text:style-name="P1">عَمّینداؔب</text:p>
      <text:p text:style-name="P1">عَمی</text:p>
      <text:p text:style-name="P1">عَناق</text:p>
      <text:p text:style-name="P1"><text:soft-page-break/>عَنامی</text:p>
      <text:p text:style-name="P1">عَنِّیاؔہ</text:p>
      <text:p text:style-name="P1">عَنِیاؔہ</text:p>
      <text:p text:style-name="P1">عَنِیاہ</text:p>
      <text:p text:style-name="P1">عَنِیّاؔہ</text:p>
      <text:p text:style-name="P1">عَنِیّاہ</text:p>
      <text:p text:style-name="P1">عَنیاؔہ</text:p>
      <text:p text:style-name="P1">عَنیِاہ</text:p>
      <text:p text:style-name="P1">عَورت</text:p>
      <text:p text:style-name="P1">عَورتو</text:p>
      <text:p text:style-name="P1">عَورتوں</text:p>
      <text:p text:style-name="P1">عَورتیں</text:p>
      <text:p text:style-name="P1">عَوّیوں</text:p>
      <text:p text:style-name="P1">عَّی</text:p>
      <text:p text:style-name="P1">عَی</text:p>
      <text:p text:style-name="P1"><text:soft-page-break/>عَیب</text:p>
      <text:p text:style-name="P1">عَیبوں</text:p>
      <text:p text:style-name="P1">عَیبی</text:p>
      <text:p text:style-name="P1">عَیش</text:p>
      <text:p text:style-name="P1">عَیطاؔم</text:p>
      <text:p text:style-name="P1">عَیلاؔم</text:p>
      <text:p text:style-name="P1">عَیلام</text:p>
      <text:p text:style-name="P1">عَین</text:p>
      <text:p text:style-name="P1">عَیناؔم</text:p>
      <text:p text:style-name="P1">عَینیم</text:p>
      <text:p text:style-name="P1">عَیّاروں</text:p>
      <text:p text:style-name="P1">عُتنی</text:p>
      <text:p text:style-name="P1">عُذر</text:p>
      <text:p text:style-name="P1">عُرفہ</text:p>
      <text:p text:style-name="P1">عُریان</text:p>
      <text:p text:style-name="P1"><text:soft-page-break/>عُزِّئیل</text:p>
      <text:p text:style-name="P1">عُزِّی</text:p>
      <text:p text:style-name="P1">عُزِّیئیل</text:p>
      <text:p text:style-name="P1">عُزِّیاہ</text:p>
      <text:p text:style-name="P1">عُزِّیّاہ</text:p>
      <text:p text:style-name="P1">عُزِیّاہ</text:p>
      <text:p text:style-name="P1">عُزّا</text:p>
      <text:p text:style-name="P1">عُزّریاہ</text:p>
      <text:p text:style-name="P1">عُزّن</text:p>
      <text:p text:style-name="P1">عُزّہ</text:p>
      <text:p text:style-name="P1">عُزّی</text:p>
      <text:p text:style-name="P1">عُزّیا</text:p>
      <text:p text:style-name="P1">عُزّیاہ</text:p>
      <text:p text:style-name="P1">عُزیاہ</text:p>
      <text:p text:style-name="P1">عُزیّاہ</text:p>
      <text:p text:style-name="P1"><text:soft-page-break/>عُضو</text:p>
      <text:p text:style-name="P1">عُفرؔہ</text:p>
      <text:p text:style-name="P1">عُفرہ</text:p>
      <text:p text:style-name="P1">عُفنی</text:p>
      <text:p text:style-name="P1">عُقاب</text:p>
      <text:p text:style-name="P1">عُقابوں</text:p>
      <text:p text:style-name="P1">عُقدہ</text:p>
      <text:p text:style-name="P1">عُلّہ</text:p>
      <text:p text:style-name="P1">عُمدہ</text:p>
      <text:p text:style-name="P1">عُمر</text:p>
      <text:p text:style-name="P1">عُمرؔی</text:p>
      <text:p text:style-name="P1">عُمربھر</text:p>
      <text:p text:style-name="P1">عُمرجب</text:p>
      <text:p text:style-name="P1">عُمردراز</text:p>
      <text:p text:style-name="P1">عُمرنو</text:p>
      <text:p text:style-name="P1"><text:soft-page-break/>عُمروں</text:p>
      <text:p text:style-name="P1">عُمرپُوری</text:p>
      <text:p text:style-name="P1">عُمری</text:p>
      <text:p text:style-name="P1">عُمّہ</text:p>
      <text:p text:style-name="P1">عُنّو</text:p>
      <text:p text:style-name="P1">عُو</text:p>
      <text:p text:style-name="P1">عُوتی</text:p>
      <text:p text:style-name="P1">عُود</text:p>
      <text:p text:style-name="P1">عُودسوز</text:p>
      <text:p text:style-name="P1">عُوض</text:p>
      <text:p text:style-name="P1">عُوطی</text:p>
      <text:p text:style-name="P1">عُہدہ</text:p>
      <text:p text:style-name="P1">عِبادت</text:p>
      <text:p text:style-name="P1">عِبادتخانوں</text:p>
      <text:p text:style-name="P1">عِبارت</text:p>
      <text:p text:style-name="P1"><text:soft-page-break/>عِبر</text:p>
      <text:p text:style-name="P1">عِبرا</text:p>
      <text:p text:style-name="P1">عِبرانِیوں</text:p>
      <text:p text:style-name="P1">عِبرانی</text:p>
      <text:p text:style-name="P1">عِبرانیوں</text:p>
      <text:p text:style-name="P1">عِبرت</text:p>
      <text:p text:style-name="P1">عِبری</text:p>
      <text:p text:style-name="P1">عِتاب</text:p>
      <text:p text:style-name="P1">عِتّہ</text:p>
      <text:p text:style-name="P1">عِجلاہ</text:p>
      <text:p text:style-name="P1">عِجلہ</text:p>
      <text:p text:style-name="P1">عِجیب</text:p>
      <text:p text:style-name="P1">عِدُّو</text:p>
      <text:p text:style-name="P1">عِدُّو</text:p>
      <text:p text:style-name="P1">عِراؔم</text:p>
      <text:p text:style-name="P1"><text:soft-page-break/>عِرام</text:p>
      <text:p text:style-name="P1">عِرفان</text:p>
      <text:p text:style-name="P1">عِزّ</text:p>
      <text:p text:style-name="P1">عِزّت</text:p>
      <text:p text:style-name="P1">عِزّتی</text:p>
      <text:p text:style-name="P1">عِزیقہ</text:p>
      <text:p text:style-name="P1">عِستارا</text:p>
      <text:p text:style-name="P1">عِستارات</text:p>
      <text:p text:style-name="P1">عِسق</text:p>
      <text:p text:style-name="P1">عِشرت</text:p>
      <text:p text:style-name="P1">عِشق</text:p>
      <text:p text:style-name="P1">عِطر</text:p>
      <text:p text:style-name="P1">عِطردان</text:p>
      <text:p text:style-name="P1">عِطروں</text:p>
      <text:p text:style-name="P1">عِفر</text:p>
      <text:p text:style-name="P1"><text:soft-page-break/>عِفروؔن</text:p>
      <text:p text:style-name="P1">عِفرون</text:p>
      <text:p text:style-name="P1">عِقّیِس</text:p>
      <text:p text:style-name="P1">عِلاج</text:p>
      <text:p text:style-name="P1">عِلاقوں</text:p>
      <text:p text:style-name="P1">عِلاقہ</text:p>
      <text:p text:style-name="P1">عِلاقے</text:p>
      <text:p text:style-name="P1">عِلانِیہ</text:p>
      <text:p text:style-name="P1">عِلاوہ</text:p>
      <text:p text:style-name="P1">عِلم</text:p>
      <text:p text:style-name="P1">عِلمِ</text:p>
      <text:p text:style-name="P1">عِلمِیّت</text:p>
      <text:p text:style-name="P1">عِمارت</text:p>
      <text:p text:style-name="P1">عِمارتوں</text:p>
      <text:p text:style-name="P1">عِمارتیں</text:p>
      <text:p text:style-name="P1"><text:soft-page-break/>عِمّا</text:p>
      <text:p text:style-name="P1">عِمّانُوایل</text:p>
      <text:p text:style-name="P1">عِمّیزباد</text:p>
      <text:p text:style-name="P1">عِمّیشدّ</text:p>
      <text:p text:style-name="P1">عِمّیشدّؔی</text:p>
      <text:p text:style-name="P1">عِمّیشدّی</text:p>
      <text:p text:style-name="P1">عِمّینداؔب</text:p>
      <text:p text:style-name="P1">عِمّینداب</text:p>
      <text:p text:style-name="P1">عِمّیہُود</text:p>
      <text:p text:style-name="P1">عِنان</text:p>
      <text:p text:style-name="P1">عِنایت</text:p>
      <text:p text:style-name="P1">عِواہ</text:p>
      <text:p text:style-name="P1">عِوض</text:p>
      <text:p text:style-name="P1">عِوضی</text:p>
      <text:p text:style-name="P1">عِوّاہ</text:p>
      <text:p text:style-name="P1"><text:soft-page-break/>عِید</text:p>
      <text:p text:style-name="P1">عِیدمنائی</text:p>
      <text:p text:style-name="P1">عِیدوں</text:p>
      <text:p text:style-name="P1">عِیدُو</text:p>
      <text:p text:style-name="P1">عِیدِ</text:p>
      <text:p text:style-name="P1">عِیدِخیام</text:p>
      <text:p text:style-name="P1">عِیدِفَسح</text:p>
      <text:p text:style-name="P1">عِیدّو</text:p>
      <text:p text:style-name="P1">عِیدکے</text:p>
      <text:p text:style-name="P1">عِیدگاہ</text:p>
      <text:p text:style-name="P1">عِیدی</text:p>
      <text:p text:style-name="P1">عِیدیں</text:p>
      <text:p text:style-name="P1">عِیر</text:p>
      <text:p text:style-name="P1">عِیرا</text:p>
      <text:p text:style-name="P1">عِیراؔن</text:p>
      <text:p text:style-name="P1"><text:soft-page-break/>عِیرانیوں</text:p>
      <text:p text:style-name="P1">عِیرُو</text:p>
      <text:p text:style-name="P1">عِیلامی</text:p>
      <text:p text:style-name="P1">عِیلی</text:p>
      <text:p text:style-name="P1">عِیِّیم</text:p>
      <text:p text:style-name="P1">عِیّے</text:p>
      <text:p text:style-name="P1">عِییم</text:p>
      <text:p text:style-name="P1">عکبور</text:p>
      <text:p text:style-name="P1">عکبُور</text:p>
      <text:p text:style-name="P1">عکر</text:p>
      <text:p text:style-name="P1">عکراؔن</text:p>
      <text:p text:style-name="P1">عکران</text:p>
      <text:p text:style-name="P1">عکس</text:p>
      <text:p text:style-name="P1">عکسہ</text:p>
      <text:p text:style-name="P1">عکن</text:p>
      <text:p text:style-name="P1"><text:soft-page-break/>عکُور</text:p>
      <text:p text:style-name="P1">عکّو</text:p>
      <text:p text:style-name="P1">عہ</text:p>
      <text:p text:style-name="P1">عہد</text:p>
      <text:p text:style-name="P1">عہدباندُھوں</text:p>
      <text:p text:style-name="P1">عہدباندھیں</text:p>
      <text:p text:style-name="P1">عہدباندھے</text:p>
      <text:p text:style-name="P1">عہدشِکنی</text:p>
      <text:p text:style-name="P1">عہدنامہ</text:p>
      <text:p text:style-name="P1">عہدوں</text:p>
      <text:p text:style-name="P1">عہدِ</text:p>
      <text:p text:style-name="P1">عہدکا</text:p>
      <text:p text:style-name="P1">عہُود</text:p>
      <text:p text:style-name="P1">عی</text:p>
      <text:p text:style-name="P1">عیاش</text:p>
      <text:p text:style-name="P1"><text:soft-page-break/>عیان</text:p>
      <text:p text:style-name="P1">عیاں</text:p>
      <text:p text:style-name="P1">عیباؔل</text:p>
      <text:p text:style-name="P1">عیبال</text:p>
      <text:p text:style-name="P1">عید</text:p>
      <text:p text:style-name="P1">عیدر</text:p>
      <text:p text:style-name="P1">عیدوت</text:p>
      <text:p text:style-name="P1">عیدُوت</text:p>
      <text:p text:style-name="P1">عیدِ</text:p>
      <text:p text:style-name="P1">عیدیاہ</text:p>
      <text:p text:style-name="P1">عیر</text:p>
      <text:p text:style-name="P1">عیرؔی</text:p>
      <text:p text:style-name="P1">عیرا</text:p>
      <text:p text:style-name="P1">عیراد</text:p>
      <text:p text:style-name="P1">عیرسے</text:p>
      <text:p text:style-name="P1"><text:soft-page-break/>عیرشمس</text:p>
      <text:p text:style-name="P1">عیرِیوں</text:p>
      <text:p text:style-name="P1">عیزر</text:p>
      <text:p text:style-name="P1">عیسو</text:p>
      <text:p text:style-name="P1">عیسَو</text:p>
      <text:p text:style-name="P1">عیسَونے</text:p>
      <text:p text:style-name="P1">عیشق</text:p>
      <text:p text:style-name="P1">عیطاؔم</text:p>
      <text:p text:style-name="P1">عیطام</text:p>
      <text:p text:style-name="P1">عیفاہ</text:p>
      <text:p text:style-name="P1">عیفر</text:p>
      <text:p text:style-name="P1">عیفہ</text:p>
      <text:p text:style-name="P1">عیقر</text:p>
      <text:p text:style-name="P1">عیل</text:p>
      <text:p text:style-name="P1">عیلاؔم</text:p>
      <text:p text:style-name="P1"><text:soft-page-break/>عیلام</text:p>
      <text:p text:style-name="P1">عیلی</text:p>
      <text:p text:style-name="P1">عیمق</text:p>
      <text:p text:style-name="P1">عین</text:p>
      <text:p text:style-name="P1">عیناؔن</text:p>
      <text:p text:style-name="P1">عینان</text:p>
      <text:p text:style-name="P1">عینوؔن</text:p>
      <text:p text:style-name="P1">عینی</text:p>
      <text:p text:style-name="P1">عیَ</text:p>
      <text:p text:style-name="P1">عیُوؔن</text:p>
      <text:p text:style-name="P1">عیُّوؔن</text:p>
      <text:p text:style-name="P1">عیِفی</text:p>
      <text:p text:style-name="P1">عیّات</text:p>
      <text:p text:style-name="P1">عیّاروں</text:p>
      <text:p text:style-name="P1">عیّاش</text:p>
      <text:p text:style-name="P1"><text:soft-page-break/>عیّاشی</text:p>
      <text:p text:style-name="P1">عیّاہ</text:p>
      <text:p text:style-name="P1">غائِب</text:p>
      <text:p text:style-name="P1">غار</text:p>
      <text:p text:style-name="P1">غارت</text:p>
      <text:p text:style-name="P1">غارتگروں</text:p>
      <text:p text:style-name="P1">غارتگری</text:p>
      <text:p text:style-name="P1">غاروں</text:p>
      <text:p text:style-name="P1">غازِیوں</text:p>
      <text:p text:style-name="P1">غاصِب</text:p>
      <text:p text:style-name="P1">غافِل</text:p>
      <text:p text:style-name="P1">غالب</text:p>
      <text:p text:style-name="P1">غالِب</text:p>
      <text:p text:style-name="P1">غالِیچوں</text:p>
      <text:p text:style-name="P1">غالِیچے</text:p>
      <text:p text:style-name="P1"><text:soft-page-break/>غتنی</text:p>
      <text:p text:style-name="P1">غدر</text:p>
      <text:p text:style-name="P1">غذا</text:p>
      <text:p text:style-name="P1">غر</text:p>
      <text:p text:style-name="P1">غرائِب</text:p>
      <text:p text:style-name="P1">غربت</text:p>
      <text:p text:style-name="P1">غرض</text:p>
      <text:p text:style-name="P1">غرضی</text:p>
      <text:p text:style-name="P1">غرق</text:p>
      <text:p text:style-name="P1">غرقابی</text:p>
      <text:p text:style-name="P1">غرُوب</text:p>
      <text:p text:style-name="P1">غرُور</text:p>
      <text:p text:style-name="P1">غرُورکو</text:p>
      <text:p text:style-name="P1">غرِیب</text:p>
      <text:p text:style-name="P1">غرِیبوں</text:p>
      <text:p text:style-name="P1"><text:soft-page-break/>غرِیبی</text:p>
      <text:p text:style-name="P1">غریب</text:p>
      <text:p text:style-name="P1">غریبوں</text:p>
      <text:p text:style-name="P1">غریبُ</text:p>
      <text:p text:style-name="P1">غریِبوں</text:p>
      <text:p text:style-name="P1">غز</text:p>
      <text:p text:style-name="P1">غزال</text:p>
      <text:p text:style-name="P1">غزالوں</text:p>
      <text:p text:style-name="P1">غزل</text:p>
      <text:p text:style-name="P1">غزلُ</text:p>
      <text:p text:style-name="P1">غزلیں</text:p>
      <text:p text:style-name="P1">غزّہ</text:p>
      <text:p text:style-name="P1">غزی</text:p>
      <text:p text:style-name="P1">غش</text:p>
      <text:p text:style-name="P1">غشی</text:p>
      <text:p text:style-name="P1"><text:soft-page-break/>غضب</text:p>
      <text:p text:style-name="P1">غضبناک</text:p>
      <text:p text:style-name="P1">غضبِ</text:p>
      <text:p text:style-name="P1">غفلت</text:p>
      <text:p text:style-name="P1">غفُور</text:p>
      <text:p text:style-name="P1">غلاظت</text:p>
      <text:p text:style-name="P1">غلبہ</text:p>
      <text:p text:style-name="P1">غلبۂِ</text:p>
      <text:p text:style-name="P1">غلط</text:p>
      <text:p text:style-name="P1">غلّہ</text:p>
      <text:p text:style-name="P1">غم</text:p>
      <text:p text:style-name="P1">غمزدوں</text:p>
      <text:p text:style-name="P1">غمزدہ</text:p>
      <text:p text:style-name="P1">غموں</text:p>
      <text:p text:style-name="P1">غمگُساری</text:p>
      <text:p text:style-name="P1"><text:soft-page-break/>غمگِین</text:p>
      <text:p text:style-name="P1">غمگِینوں</text:p>
      <text:p text:style-name="P1">غمگِینی</text:p>
      <text:p text:style-name="P1">غمگین</text:p>
      <text:p text:style-name="P1">غمگینوں</text:p>
      <text:p text:style-name="P1">غنِیم</text:p>
      <text:p text:style-name="P1">غنِیمت</text:p>
      <text:p text:style-name="P1">غنی</text:p>
      <text:p text:style-name="P1">غور</text:p>
      <text:p text:style-name="P1">غوطہ</text:p>
      <text:p text:style-name="P1">غوطے</text:p>
      <text:p text:style-name="P1">غوغا</text:p>
      <text:p text:style-name="P1">غول</text:p>
      <text:p text:style-name="P1">غولوں</text:p>
      <text:p text:style-name="P1">غَرق</text:p>
      <text:p text:style-name="P1"><text:soft-page-break/>غَزّہ</text:p>
      <text:p text:style-name="P1">غَضب</text:p>
      <text:p text:style-name="P1">غَلبہ</text:p>
      <text:p text:style-name="P1">غَم</text:p>
      <text:p text:style-name="P1">غَموں</text:p>
      <text:p text:style-name="P1">غَور</text:p>
      <text:p text:style-name="P1">غَورکرتے</text:p>
      <text:p text:style-name="P1">غَورکرو</text:p>
      <text:p text:style-name="P1">غَوغا</text:p>
      <text:p text:style-name="P1">غَوغائی</text:p>
      <text:p text:style-name="P1">غَوغایِ</text:p>
      <text:p text:style-name="P1">غَول</text:p>
      <text:p text:style-name="P1">غَیب</text:p>
      <text:p text:style-name="P1">غَیبت</text:p>
      <text:p text:style-name="P1">غَیر</text:p>
      <text:p text:style-name="P1"><text:soft-page-break/>غَیراقَوام</text:p>
      <text:p text:style-name="P1">غَیرت</text:p>
      <text:p text:style-name="P1">غَیرتیری</text:p>
      <text:p text:style-name="P1">غَیرحاضِر</text:p>
      <text:p text:style-name="P1">غَیرفانی</text:p>
      <text:p text:style-name="P1">غَیرمعبُودوں</text:p>
      <text:p text:style-name="P1">غَیروں</text:p>
      <text:p text:style-name="P1">غَیریہُودی</text:p>
      <text:p text:style-name="P1">غَیظ</text:p>
      <text:p text:style-name="P1">غُتنِئیل</text:p>
      <text:p text:style-name="P1">غُتنی</text:p>
      <text:p text:style-name="P1">غُربا</text:p>
      <text:p text:style-name="P1">غُربت</text:p>
      <text:p text:style-name="P1">غُروب</text:p>
      <text:p text:style-name="P1">غُرور</text:p>
      <text:p text:style-name="P1"><text:soft-page-break/>غُرُور</text:p>
      <text:p text:style-name="P1">غُرّا</text:p>
      <text:p text:style-name="P1">غُرّائیں</text:p>
      <text:p text:style-name="P1">غُرّائے</text:p>
      <text:p text:style-name="P1">غُرّاتا</text:p>
      <text:p text:style-name="P1">غُرّاتے</text:p>
      <text:p text:style-name="P1">غُسل</text:p>
      <text:p text:style-name="P1">غُسلوں</text:p>
      <text:p text:style-name="P1">غُصّہ</text:p>
      <text:p text:style-name="P1">غُصّے</text:p>
      <text:p text:style-name="P1">غُصہ</text:p>
      <text:p text:style-name="P1">غُل</text:p>
      <text:p text:style-name="P1">غُلام</text:p>
      <text:p text:style-name="P1">غُلاموں</text:p>
      <text:p text:style-name="P1">غُلامی</text:p>
      <text:p text:style-name="P1"><text:soft-page-break/>غُنچے</text:p>
      <text:p text:style-name="P1">غِذا</text:p>
      <text:p text:style-name="P1">غِلاف</text:p>
      <text:p text:style-name="P1">غِیبت</text:p>
      <text:p text:style-name="P1">غّلہ</text:p>
      <text:p text:style-name="P1">غیر</text:p>
      <text:p text:style-name="P1">غیرت</text:p>
      <text:p text:style-name="P1">غیُور</text:p>
      <text:p text:style-name="P1">غیُوری</text:p>
      <text:p text:style-name="P1">ف</text:p>
      <text:p text:style-name="P1">فا</text:p>
      <text:p text:style-name="P1">فائدہ</text:p>
      <text:p text:style-name="P1">فائدے</text:p>
      <text:p text:style-name="P1">فائِدہ</text:p>
      <text:p text:style-name="P1">فات</text:p>
      <text:p text:style-name="P1"><text:soft-page-break/>فاتح</text:p>
      <text:p text:style-name="P1">فاحشہ</text:p>
      <text:p text:style-name="P1">فاحِشہ</text:p>
      <text:p text:style-name="P1">فاختہ</text:p>
      <text:p text:style-name="P1">فارؔس</text:p>
      <text:p text:style-name="P1">فارؔص</text:p>
      <text:p text:style-name="P1">فاراؔن</text:p>
      <text:p text:style-name="P1">فاران</text:p>
      <text:p text:style-name="P1">فارس</text:p>
      <text:p text:style-name="P1">فارسِیوں</text:p>
      <text:p text:style-name="P1">فارسی</text:p>
      <text:p text:style-name="P1">فارسیوں</text:p>
      <text:p text:style-name="P1">فارص</text:p>
      <text:p text:style-name="P1">فارصِیوں</text:p>
      <text:p text:style-name="P1">فارِؔس</text:p>
      <text:p text:style-name="P1"><text:soft-page-break/>فارِس</text:p>
      <text:p text:style-name="P1">فارِغ</text:p>
      <text:p text:style-name="P1">فارِغُ</text:p>
      <text:p text:style-name="P1">فارہ</text:p>
      <text:p text:style-name="P1">فاساؔک</text:p>
      <text:p text:style-name="P1">فاسح</text:p>
      <text:p text:style-name="P1">فاسخ</text:p>
      <text:p text:style-name="P1">فاسیخ</text:p>
      <text:p text:style-name="P1">فاش</text:p>
      <text:p text:style-name="P1">فاصِلہ</text:p>
      <text:p text:style-name="P1">فاضِل</text:p>
      <text:p text:style-name="P1">فاعی</text:p>
      <text:p text:style-name="P1">فاقوں</text:p>
      <text:p text:style-name="P1">فاقہ</text:p>
      <text:p text:style-name="P1">فال</text:p>
      <text:p text:style-name="P1"><text:soft-page-break/>فالال</text:p>
      <text:p text:style-name="P1">فالِج</text:p>
      <text:p text:style-name="P1">فالگِیر</text:p>
      <text:p text:style-name="P1">فالگِیروں</text:p>
      <text:p text:style-name="P1">فالگِیری</text:p>
      <text:p text:style-name="P1">فالگِیریا</text:p>
      <text:p text:style-name="P1">فام</text:p>
      <text:p text:style-name="P1">فانی</text:p>
      <text:p text:style-name="P1">فاِئدہ</text:p>
      <text:p text:style-name="P1">فت</text:p>
      <text:p text:style-name="P1">فتح</text:p>
      <text:p text:style-name="P1">فتحیاؔہ</text:p>
      <text:p text:style-name="P1">فتحیاہ</text:p>
      <text:p text:style-name="P1">فتروؔس</text:p>
      <text:p text:style-name="P1">فتروسی</text:p>
      <text:p text:style-name="P1"><text:soft-page-break/>فترُوؔس</text:p>
      <text:p text:style-name="P1">فترُوس</text:p>
      <text:p text:style-name="P1">فترُوسی</text:p>
      <text:p text:style-name="P1">فتور</text:p>
      <text:p text:style-name="P1">فتویٰ</text:p>
      <text:p text:style-name="P1">فتوےٰ</text:p>
      <text:p text:style-name="P1">فتُوایل</text:p>
      <text:p text:style-name="P1">فتُوحات</text:p>
      <text:p text:style-name="P1">فجر</text:p>
      <text:p text:style-name="P1">فجعی</text:p>
      <text:p text:style-name="P1">فجُور</text:p>
      <text:p text:style-name="P1">فح</text:p>
      <text:p text:style-name="P1">فخر</text:p>
      <text:p text:style-name="P1">فخرِ</text:p>
      <text:p text:style-name="P1">فخرکرُو</text:p>
      <text:p text:style-name="P1"><text:soft-page-break/>فدا</text:p>
      <text:p text:style-name="P1">فداہصُوؔر</text:p>
      <text:p text:style-name="P1">فداہصُور</text:p>
      <text:p text:style-name="P1">فداہیل</text:p>
      <text:p text:style-name="P1">فدون</text:p>
      <text:p text:style-name="P1">فدُون</text:p>
      <text:p text:style-name="P1">فدِا</text:p>
      <text:p text:style-name="P1">فدِایاؔہ</text:p>
      <text:p text:style-name="P1">فدِیہ</text:p>
      <text:p text:style-name="P1">فدّان</text:p>
      <text:p text:style-name="P1">فر</text:p>
      <text:p text:style-name="P1">فرؔعون</text:p>
      <text:p text:style-name="P1">فرا</text:p>
      <text:p text:style-name="P1">فرائض</text:p>
      <text:p text:style-name="P1">فرائِض</text:p>
      <text:p text:style-name="P1"><text:soft-page-break/>فرات</text:p>
      <text:p text:style-name="P1">فراخ</text:p>
      <text:p text:style-name="P1">فرار</text:p>
      <text:p text:style-name="P1">فرارِیوں</text:p>
      <text:p text:style-name="P1">فراری</text:p>
      <text:p text:style-name="P1">فراریوں</text:p>
      <text:p text:style-name="P1">فراز</text:p>
      <text:p text:style-name="P1">فراغت</text:p>
      <text:p text:style-name="P1">فراموش</text:p>
      <text:p text:style-name="P1">فراموشی</text:p>
      <text:p text:style-name="P1">فراوان</text:p>
      <text:p text:style-name="P1">فراوانی</text:p>
      <text:p text:style-name="P1">فراہم</text:p>
      <text:p text:style-name="P1">فربَہ</text:p>
      <text:p text:style-name="P1">فربَہی</text:p>
      <text:p text:style-name="P1"><text:soft-page-break/>فربِہ</text:p>
      <text:p text:style-name="P1">فربہ</text:p>
      <text:p text:style-name="P1">فربہی</text:p>
      <text:p text:style-name="P1">فرتُونا</text:p>
      <text:p text:style-name="P1">فرحت</text:p>
      <text:p text:style-name="P1">فرحتِ</text:p>
      <text:p text:style-name="P1">فرداً</text:p>
      <text:p text:style-name="P1">فردِ</text:p>
      <text:p text:style-name="P1">فرزند</text:p>
      <text:p text:style-name="P1">فرزندانِ</text:p>
      <text:p text:style-name="P1">فرزندنہیں</text:p>
      <text:p text:style-name="P1">فرزندو</text:p>
      <text:p text:style-name="P1">فرزندوں</text:p>
      <text:p text:style-name="P1">فرزندِ</text:p>
      <text:p text:style-name="P1">فرزِّیوں</text:p>
      <text:p text:style-name="P1"><text:soft-page-break/>فرزّی</text:p>
      <text:p text:style-name="P1">فرزّیوں</text:p>
      <text:p text:style-name="P1">فرزیوّں</text:p>
      <text:p text:style-name="P1">فرس</text:p>
      <text:p text:style-name="P1">فرسِین</text:p>
      <text:p text:style-name="P1">فرش</text:p>
      <text:p text:style-name="P1">فرشتوں</text:p>
      <text:p text:style-name="P1">فرشتہ</text:p>
      <text:p text:style-name="P1">فرشتے</text:p>
      <text:p text:style-name="P1">فرض</text:p>
      <text:p text:style-name="P1">فرضوں</text:p>
      <text:p text:style-name="P1">فرضِ</text:p>
      <text:p text:style-name="P1">فرعاتونی</text:p>
      <text:p text:style-name="P1">فرعوؔن</text:p>
      <text:p text:style-name="P1">فرعون</text:p>
      <text:p text:style-name="P1"><text:soft-page-break/>فرعَوؔن</text:p>
      <text:p text:style-name="P1">فرعَون</text:p>
      <text:p text:style-name="P1">فرعُوؔن</text:p>
      <text:p text:style-name="P1">فرفر</text:p>
      <text:p text:style-name="P1">فرق</text:p>
      <text:p text:style-name="P1">فرقہ</text:p>
      <text:p text:style-name="P1">فرلانگ</text:p>
      <text:p text:style-name="P1">فرما</text:p>
      <text:p text:style-name="P1">فرمائِیں</text:p>
      <text:p text:style-name="P1">فرمائی</text:p>
      <text:p text:style-name="P1">فرمائیں</text:p>
      <text:p text:style-name="P1">فرمائے</text:p>
      <text:p text:style-name="P1">فرماتا</text:p>
      <text:p text:style-name="P1">فرماتارہا</text:p>
      <text:p text:style-name="P1">فرمان</text:p>
      <text:p text:style-name="P1"><text:soft-page-break/>فرمانبردار</text:p>
      <text:p text:style-name="P1">فرمانبرداروں</text:p>
      <text:p text:style-name="P1">فرمانبرداری</text:p>
      <text:p text:style-name="P1">فرمانروا</text:p>
      <text:p text:style-name="P1">فرمانروائی</text:p>
      <text:p text:style-name="P1">فرمانرواؤں</text:p>
      <text:p text:style-name="P1">فرمانوں</text:p>
      <text:p text:style-name="P1">فرمانے</text:p>
      <text:p text:style-name="P1">فرماؤُں</text:p>
      <text:p text:style-name="P1">فرماؤں</text:p>
      <text:p text:style-name="P1">فرماں</text:p>
      <text:p text:style-name="P1">فرمایا</text:p>
      <text:p text:style-name="P1">فرمایاتھا</text:p>
      <text:p text:style-name="P1">فرمایادیکھ</text:p>
      <text:p text:style-name="P1">فرمایامَیں</text:p>
      <text:p text:style-name="P1"><text:soft-page-break/>فرمایاواجِبی</text:p>
      <text:p text:style-name="P1">فرمایاکہ</text:p>
      <text:p text:style-name="P1">فرمُودہ</text:p>
      <text:p text:style-name="P1">فرناک</text:p>
      <text:p text:style-name="P1">فروتن</text:p>
      <text:p text:style-name="P1">فروتنوں</text:p>
      <text:p text:style-name="P1">فروتنی</text:p>
      <text:p text:style-name="P1">فروخت</text:p>
      <text:p text:style-name="P1">فروشوں</text:p>
      <text:p text:style-name="P1">فرُو</text:p>
      <text:p text:style-name="P1">فرُودا</text:p>
      <text:p text:style-name="P1">فرُوگیہ</text:p>
      <text:p text:style-name="P1">فرِزِّیوں</text:p>
      <text:p text:style-name="P1">فرِزّی</text:p>
      <text:p text:style-name="P1">فرِزّیوں</text:p>
      <text:p text:style-name="P1"><text:soft-page-break/>فرِشتو</text:p>
      <text:p text:style-name="P1">فرِشتوں</text:p>
      <text:p text:style-name="P1">فرِشتگان</text:p>
      <text:p text:style-name="P1">فرِشتہ</text:p>
      <text:p text:style-name="P1">فرِشتے</text:p>
      <text:p text:style-name="P1">فرِعاتونی</text:p>
      <text:p text:style-name="P1">فرِعوؔن</text:p>
      <text:p text:style-name="P1">فرِیب</text:p>
      <text:p text:style-name="P1">فرِیدا</text:p>
      <text:p text:style-name="P1">فرِیس</text:p>
      <text:p text:style-name="P1">فرِیسِیو</text:p>
      <text:p text:style-name="P1">فرِیسِیوں</text:p>
      <text:p text:style-name="P1">فرِیسی</text:p>
      <text:p text:style-name="P1">فرِیسیو</text:p>
      <text:p text:style-name="P1">فرِیسیوتُم</text:p>
      <text:p text:style-name="P1"><text:soft-page-break/>فرِیسیوں</text:p>
      <text:p text:style-name="P1">فرِیسیِوتُم</text:p>
      <text:p text:style-name="P1">فرِیسیِوں</text:p>
      <text:p text:style-name="P1">فرِیق</text:p>
      <text:p text:style-name="P1">فرِیقوں</text:p>
      <text:p text:style-name="P1">فرِیِسیوں</text:p>
      <text:p text:style-name="P1">فرّانے</text:p>
      <text:p text:style-name="P1">فریاد</text:p>
      <text:p text:style-name="P1">فریادکی</text:p>
      <text:p text:style-name="P1">فریادی</text:p>
      <text:p text:style-name="P1">فریب</text:p>
      <text:p text:style-name="P1">فریسِیوں</text:p>
      <text:p text:style-name="P1">فریسی</text:p>
      <text:p text:style-name="P1">فریسیو</text:p>
      <text:p text:style-name="P1">فریسیوں</text:p>
      <text:p text:style-name="P1"><text:soft-page-break/>فریفتہ</text:p>
      <text:p text:style-name="P1">فریق</text:p>
      <text:p text:style-name="P1">فریقین</text:p>
      <text:p text:style-name="P1">فریِسی</text:p>
      <text:p text:style-name="P1">فساد</text:p>
      <text:p text:style-name="P1">فسادوں</text:p>
      <text:p text:style-name="P1">فسادی</text:p>
      <text:p text:style-name="P1">فسح</text:p>
      <text:p text:style-name="P1">فسد</text:p>
      <text:p text:style-name="P1">فشانی</text:p>
      <text:p text:style-name="P1">فشحُور</text:p>
      <text:p text:style-name="P1">فصل</text:p>
      <text:p text:style-name="P1">فصِیح</text:p>
      <text:p text:style-name="P1">فصِیل</text:p>
      <text:p text:style-name="P1">فصِیلدار</text:p>
      <text:p text:style-name="P1"><text:soft-page-break/>فصِیلوں</text:p>
      <text:p text:style-name="P1">فصِیلی</text:p>
      <text:p text:style-name="P1">فصِیلیں</text:p>
      <text:p text:style-name="P1">فصیص</text:p>
      <text:p text:style-name="P1">فضا</text:p>
      <text:p text:style-name="P1">فضل</text:p>
      <text:p text:style-name="P1">فضُول</text:p>
      <text:p text:style-name="P1">فضِیحت</text:p>
      <text:p text:style-name="P1">فضِیض</text:p>
      <text:p text:style-name="P1">فضِیلت</text:p>
      <text:p text:style-name="P1">فضیِحت</text:p>
      <text:p text:style-name="P1">فطِیر</text:p>
      <text:p text:style-name="P1">فطِیری</text:p>
      <text:p text:style-name="P1">فعری</text:p>
      <text:p text:style-name="P1">فعل</text:p>
      <text:p text:style-name="P1"><text:soft-page-break/>فعلِ</text:p>
      <text:p text:style-name="P1">فعنیح</text:p>
      <text:p text:style-name="P1">فعُلتی</text:p>
      <text:p text:style-name="P1">فغان</text:p>
      <text:p text:style-name="P1">فغوؔر</text:p>
      <text:p text:style-name="P1">فغور</text:p>
      <text:p text:style-name="P1">فغُور</text:p>
      <text:p text:style-name="P1">فق</text:p>
      <text:p text:style-name="P1">فقط</text:p>
      <text:p text:style-name="P1">فقظ</text:p>
      <text:p text:style-name="P1">فقِیر</text:p>
      <text:p text:style-name="P1">فقِیہ</text:p>
      <text:p text:style-name="P1">فقِیہو</text:p>
      <text:p text:style-name="P1">فقِیہوں</text:p>
      <text:p text:style-name="P1">فقِیہہ</text:p>
      <text:p text:style-name="P1"><text:soft-page-break/>فقِیہہِ</text:p>
      <text:p text:style-name="P1">فقہیوں</text:p>
      <text:p text:style-name="P1">فل</text:p>
      <text:p text:style-name="P1">فلاح</text:p>
      <text:p text:style-name="P1">فلاخن</text:p>
      <text:p text:style-name="P1">فلاں</text:p>
      <text:p text:style-name="P1">فلت</text:p>
      <text:p text:style-name="P1">فلتی</text:p>
      <text:p text:style-name="P1">فلج</text:p>
      <text:p text:style-name="P1">فلستِیوؔں</text:p>
      <text:p text:style-name="P1">فلستِیوں</text:p>
      <text:p text:style-name="P1">فلستی</text:p>
      <text:p text:style-name="P1">فلط</text:p>
      <text:p text:style-name="P1">فلطی</text:p>
      <text:p text:style-name="P1">فلطیاؔہ</text:p>
      <text:p text:style-name="P1"><text:soft-page-break/>فلونی</text:p>
      <text:p text:style-name="P1">فلُونی</text:p>
      <text:p text:style-name="P1">فلُّو</text:p>
      <text:p text:style-name="P1">فلِستِین</text:p>
      <text:p text:style-name="P1">فلِستِیوں</text:p>
      <text:p text:style-name="P1">فلِستی</text:p>
      <text:p text:style-name="P1">فلِستین</text:p>
      <text:p text:style-name="P1">فلِستیوں</text:p>
      <text:p text:style-name="P1">فلِسِتیوں</text:p>
      <text:p text:style-name="P1">فلِسیتوں</text:p>
      <text:p text:style-name="P1">فلِگون</text:p>
      <text:p text:style-name="P1">فلِیتِیوں</text:p>
      <text:p text:style-name="P1">فلُّو</text:p>
      <text:p text:style-name="P1">فلک</text:p>
      <text:p text:style-name="P1">فلکُ</text:p>
      <text:p text:style-name="P1"><text:soft-page-break/>فلیتِیوں</text:p>
      <text:p text:style-name="P1">فلیتی</text:p>
      <text:p text:style-name="P1">فلیتیوں</text:p>
      <text:p text:style-name="P1">فن</text:p>
      <text:p text:style-name="P1">فنا</text:p>
      <text:p text:style-name="P1">فناہو</text:p>
      <text:p text:style-name="P1">فناہُوئی</text:p>
      <text:p text:style-name="P1">فنواؔیل</text:p>
      <text:p text:style-name="P1">فنوایل</text:p>
      <text:p text:style-name="P1">فنُواؔیل</text:p>
      <text:p text:style-name="P1">فنُوایل</text:p>
      <text:p text:style-name="P1">فنِنّہ</text:p>
      <text:p text:style-name="P1">فنی</text:p>
      <text:p text:style-name="P1">فوؔط</text:p>
      <text:p text:style-name="P1">فوج</text:p>
      <text:p text:style-name="P1"><text:soft-page-break/>فوجی</text:p>
      <text:p text:style-name="P1">فوراً</text:p>
      <text:p text:style-name="P1">فوط</text:p>
      <text:p text:style-name="P1">فوطِؔفیرع</text:p>
      <text:p text:style-name="P1">فوطئیل</text:p>
      <text:p text:style-name="P1">فوطِیفار</text:p>
      <text:p text:style-name="P1">فوطِیفرع</text:p>
      <text:p text:style-name="P1">فوعہ</text:p>
      <text:p text:style-name="P1">فوقِیّت</text:p>
      <text:p text:style-name="P1">فوُط</text:p>
      <text:p text:style-name="P1">فَتح</text:p>
      <text:p text:style-name="P1">فَرد</text:p>
      <text:p text:style-name="P1">فَرعاتونی</text:p>
      <text:p text:style-name="P1">فَسح</text:p>
      <text:p text:style-name="P1">فَصلوں</text:p>
      <text:p text:style-name="P1"><text:soft-page-break/>فَضل</text:p>
      <text:p text:style-name="P1">فَقط</text:p>
      <text:p text:style-name="P1">فَلتی</text:p>
      <text:p text:style-name="P1">فَنا</text:p>
      <text:p text:style-name="P1">فَوج</text:p>
      <text:p text:style-name="P1">فَوجداری</text:p>
      <text:p text:style-name="P1">فَوجوں</text:p>
      <text:p text:style-name="P1">فَوجِ</text:p>
      <text:p text:style-name="P1">فَوجی</text:p>
      <text:p text:style-name="P1">فَوجیں</text:p>
      <text:p text:style-name="P1">فَوراً</text:p>
      <text:p text:style-name="P1">فَوقِیت</text:p>
      <text:p text:style-name="P1">فَوقِیّت</text:p>
      <text:p text:style-name="P1">فَولاد</text:p>
      <text:p text:style-name="P1">فَیصل</text:p>
      <text:p text:style-name="P1"><text:soft-page-break/>فَیصلوں</text:p>
      <text:p text:style-name="P1">فَیصلہ</text:p>
      <text:p text:style-name="P1">فَیصلے</text:p>
      <text:p text:style-name="P1">فَیض</text:p>
      <text:p text:style-name="P1">فَیلسُوفی</text:p>
      <text:p text:style-name="P1">فُراؔت</text:p>
      <text:p text:style-name="P1">فُرات</text:p>
      <text:p text:style-name="P1">فُرصت</text:p>
      <text:p text:style-name="P1">فُضلات</text:p>
      <text:p text:style-name="P1">فُضلہ</text:p>
      <text:p text:style-name="P1">فُلانے</text:p>
      <text:p text:style-name="P1">فُلاں</text:p>
      <text:p text:style-name="P1">فُوؔط</text:p>
      <text:p text:style-name="P1">فُوتی</text:p>
      <text:p text:style-name="P1">فُوراہ</text:p>
      <text:p text:style-name="P1"><text:soft-page-break/>فُوط</text:p>
      <text:p text:style-name="P1">فُوطِیفار</text:p>
      <text:p text:style-name="P1">فُولاد</text:p>
      <text:p text:style-name="P1">فُونون</text:p>
      <text:p text:style-name="P1">فُووہ</text:p>
      <text:p text:style-name="P1">فُوِّیوں</text:p>
      <text:p text:style-name="P1">فُوّہ</text:p>
      <text:p text:style-name="P1">فُوکرت</text:p>
      <text:p text:style-name="P1">فُوگلُس</text:p>
      <text:p text:style-name="P1">فِتنہ</text:p>
      <text:p text:style-name="P1">فِدا</text:p>
      <text:p text:style-name="P1">فِدایاؔہ</text:p>
      <text:p text:style-name="P1">فِدیہ</text:p>
      <text:p text:style-name="P1">فِر</text:p>
      <text:p text:style-name="P1">فِردوس</text:p>
      <text:p text:style-name="P1"><text:soft-page-break/>فِردَوس</text:p>
      <text:p text:style-name="P1">فِرعاتون</text:p>
      <text:p text:style-name="P1">فِرعاتونی</text:p>
      <text:p text:style-name="P1">فِرعوؔن</text:p>
      <text:p text:style-name="P1">فِرعون</text:p>
      <text:p text:style-name="P1">فِرعَوؔن</text:p>
      <text:p text:style-name="P1">فِرعَون</text:p>
      <text:p text:style-name="P1">فِرقہ</text:p>
      <text:p text:style-name="P1">فِسفاؔہ</text:p>
      <text:p text:style-name="P1">فِسق</text:p>
      <text:p text:style-name="P1">فِطرت</text:p>
      <text:p text:style-name="P1">فِعل</text:p>
      <text:p text:style-name="P1">فِعلوں</text:p>
      <text:p text:style-name="P1">فِعلی</text:p>
      <text:p text:style-name="P1">فِقح</text:p>
      <text:p text:style-name="P1"><text:soft-page-break/>فِقحیاؔہ</text:p>
      <text:p text:style-name="P1">فِقحیاہ</text:p>
      <text:p text:style-name="P1">فِقود</text:p>
      <text:p text:style-name="P1">فِلایاؔہ</text:p>
      <text:p text:style-name="P1">فِلحا</text:p>
      <text:p text:style-name="P1">فِلداؔس</text:p>
      <text:p text:style-name="P1">فِلدِلفیہ</text:p>
      <text:p text:style-name="P1">فِلستِین</text:p>
      <text:p text:style-name="P1">فِلستِیو</text:p>
      <text:p text:style-name="P1">فِلستِیوؔں</text:p>
      <text:p text:style-name="P1">فِلستِیوں</text:p>
      <text:p text:style-name="P1">فِلستی</text:p>
      <text:p text:style-name="P1">فِلستیوں</text:p>
      <text:p text:style-name="P1">فِلسِتیوں</text:p>
      <text:p text:style-name="P1">فِلسیتوں</text:p>
      <text:p text:style-name="P1"><text:soft-page-break/>فِلطی</text:p>
      <text:p text:style-name="P1">فِلطیاؔہ</text:p>
      <text:p text:style-name="P1">فِللیاؔہ</text:p>
      <text:p text:style-name="P1">فِلَدِلفیہ</text:p>
      <text:p text:style-name="P1">فِلُلُگس</text:p>
      <text:p text:style-name="P1">فِلُّویوں</text:p>
      <text:p text:style-name="P1">فِلُپّس</text:p>
      <text:p text:style-name="P1">فِلِپُّس</text:p>
      <text:p text:style-name="P1">فِلِپُّس</text:p>
      <text:p text:style-name="P1">فِلِپّی</text:p>
      <text:p text:style-name="P1">فِلِپّیو</text:p>
      <text:p text:style-name="P1">فِلِپّیوں</text:p>
      <text:p text:style-name="P1">فِلّپی</text:p>
      <text:p text:style-name="P1">فِلپَّی</text:p>
      <text:p text:style-name="P1">فِلپُّس</text:p>
      <text:p text:style-name="P1"><text:soft-page-break/>فِلپُّی</text:p>
      <text:p text:style-name="P1">فِلپّس</text:p>
      <text:p text:style-name="P1">فِلپّی</text:p>
      <text:p text:style-name="P1">فِلیتُس</text:p>
      <text:p text:style-name="P1">فِلیتی</text:p>
      <text:p text:style-name="P1">فِلیموؔن</text:p>
      <text:p text:style-name="P1">فِلیمون</text:p>
      <text:p text:style-name="P1">فِنتہ</text:p>
      <text:p text:style-name="P1">فِکر</text:p>
      <text:p text:style-name="P1">فِکرمند</text:p>
      <text:p text:style-name="P1">فِکرمندی</text:p>
      <text:p text:style-name="P1">فِکروں</text:p>
      <text:p text:style-name="P1">فِکرہے</text:p>
      <text:p text:style-name="P1">فِکریں</text:p>
      <text:p text:style-name="P1">فِیبے</text:p>
      <text:p text:style-name="P1"><text:soft-page-break/>فِیتوؔں</text:p>
      <text:p text:style-name="P1">فِیتُوؔن</text:p>
      <text:p text:style-name="P1">فِیتہ</text:p>
      <text:p text:style-name="P1">فِیتے</text:p>
      <text:p text:style-name="P1">فِیروزہ</text:p>
      <text:p text:style-name="P1">فِیس</text:p>
      <text:p text:style-name="P1">فِیم</text:p>
      <text:p text:style-name="P1">فِینحاؔس</text:p>
      <text:p text:style-name="P1">فِینحاس</text:p>
      <text:p text:style-name="P1">فِینوؔن</text:p>
      <text:p text:style-name="P1">فِینون</text:p>
      <text:p text:style-name="P1">فِینِکس</text:p>
      <text:p text:style-name="P1">فِیکُل</text:p>
      <text:p text:style-name="P1">فگے</text:p>
      <text:p text:style-name="P1">فہ</text:p>
      <text:p text:style-name="P1"><text:soft-page-break/>فہرِست</text:p>
      <text:p text:style-name="P1">فہرِستیں</text:p>
      <text:p text:style-name="P1">فہم</text:p>
      <text:p text:style-name="P1">فہمِید</text:p>
      <text:p text:style-name="P1">فہِیم</text:p>
      <text:p text:style-name="P1">فی</text:p>
      <text:p text:style-name="P1">فیستُس</text:p>
      <text:p text:style-name="P1">فیسون</text:p>
      <text:p text:style-name="P1">فیلسُوف</text:p>
      <text:p text:style-name="P1">فیلِکس</text:p>
      <text:p text:style-name="P1">فینِیکے</text:p>
      <text:p text:style-name="P1">فیِنحاس</text:p>
      <text:p text:style-name="P1">فیّاض</text:p>
      <text:p text:style-name="P1">فیّاضی</text:p>
      <text:p text:style-name="P1">ق</text:p>
      <text:p text:style-name="P1"><text:soft-page-break/>قا</text:p>
      <text:p text:style-name="P1">قاؔم</text:p>
      <text:p text:style-name="P1">قائدین</text:p>
      <text:p text:style-name="P1">قائن</text:p>
      <text:p text:style-name="P1">قائِل</text:p>
      <text:p text:style-name="P1">قائِم</text:p>
      <text:p text:style-name="P1">قائِن</text:p>
      <text:p text:style-name="P1">قاب</text:p>
      <text:p text:style-name="P1">قابلیت</text:p>
      <text:p text:style-name="P1">قابُو</text:p>
      <text:p text:style-name="P1">قابُوسے</text:p>
      <text:p text:style-name="P1">قابِض</text:p>
      <text:p text:style-name="P1">قابِل</text:p>
      <text:p text:style-name="P1">قابِلِ</text:p>
      <text:p text:style-name="P1">قاتل</text:p>
      <text:p text:style-name="P1"><text:soft-page-break/>قاتِل</text:p>
      <text:p text:style-name="P1">قاتِلوں</text:p>
      <text:p text:style-name="P1">قادرِ</text:p>
      <text:p text:style-name="P1">قادِؔس</text:p>
      <text:p text:style-name="P1">قادِر</text:p>
      <text:p text:style-name="P1">قادِرِ</text:p>
      <text:p text:style-name="P1">قادِرِمُطلق</text:p>
      <text:p text:style-name="P1">قادِس</text:p>
      <text:p text:style-name="P1">قارُورہ</text:p>
      <text:p text:style-name="P1">قاز</text:p>
      <text:p text:style-name="P1">قاصد</text:p>
      <text:p text:style-name="P1">قاصدوں</text:p>
      <text:p text:style-name="P1">قاصِد</text:p>
      <text:p text:style-name="P1">قاصِدوں</text:p>
      <text:p text:style-name="P1">قاصِر</text:p>
      <text:p text:style-name="P1"><text:soft-page-break/>قاضِیوں</text:p>
      <text:p text:style-name="P1">قاضی</text:p>
      <text:p text:style-name="P1">قاضیوں</text:p>
      <text:p text:style-name="P1">قاعِدوں</text:p>
      <text:p text:style-name="P1">قاعِدہ</text:p>
      <text:p text:style-name="P1">قافِلو</text:p>
      <text:p text:style-name="P1">قافِلہ</text:p>
      <text:p text:style-name="P1">قافِلے</text:p>
      <text:p text:style-name="P1">قالِب</text:p>
      <text:p text:style-name="P1">قالِین</text:p>
      <text:p text:style-name="P1">قامت</text:p>
      <text:p text:style-name="P1">قاموؔن</text:p>
      <text:p text:style-name="P1">قانا</text:p>
      <text:p text:style-name="P1">قاناہ</text:p>
      <text:p text:style-name="P1">قانایِ</text:p>
      <text:p text:style-name="P1"><text:soft-page-break/>قانون</text:p>
      <text:p text:style-name="P1">قانُون</text:p>
      <text:p text:style-name="P1">قانُونی</text:p>
      <text:p text:style-name="P1">قبا</text:p>
      <text:p text:style-name="P1">قبائِل</text:p>
      <text:p text:style-name="P1">قبائِلِ</text:p>
      <text:p text:style-name="P1">قبالہ</text:p>
      <text:p text:style-name="P1">قبالے</text:p>
      <text:p text:style-name="P1">قبر</text:p>
      <text:p text:style-name="P1">قبرستان</text:p>
      <text:p text:style-name="P1">قبروت</text:p>
      <text:p text:style-name="P1">قبروں</text:p>
      <text:p text:style-name="P1">قبرِستان</text:p>
      <text:p text:style-name="P1">قبریں</text:p>
      <text:p text:style-name="P1">قبض</text:p>
      <text:p text:style-name="P1"><text:soft-page-break/>قبضوں</text:p>
      <text:p text:style-name="P1">قبضِیل</text:p>
      <text:p text:style-name="P1">قبضہ</text:p>
      <text:p text:style-name="P1">قبضی</text:p>
      <text:p text:style-name="P1">قبضیئیلی</text:p>
      <text:p text:style-name="P1">قبضے</text:p>
      <text:p text:style-name="P1">قبُول</text:p>
      <text:p text:style-name="P1">قبُولِیّت</text:p>
      <text:p text:style-name="P1">قبِضَیم</text:p>
      <text:p text:style-name="P1">قبِیلو</text:p>
      <text:p text:style-name="P1">قبِیلوں</text:p>
      <text:p text:style-name="P1">قبِیلہ</text:p>
      <text:p text:style-name="P1">قبِیلے</text:p>
      <text:p text:style-name="P1">قبیلوں</text:p>
      <text:p text:style-name="P1">قبیلہ</text:p>
      <text:p text:style-name="P1"><text:soft-page-break/>قبیلے</text:p>
      <text:p text:style-name="P1">قبیِلے</text:p>
      <text:p text:style-name="P1">قتل</text:p>
      <text:p text:style-name="P1">قتلِ</text:p>
      <text:p text:style-name="P1">قتلہ</text:p>
      <text:p text:style-name="P1">قحبہ</text:p>
      <text:p text:style-name="P1">قحط</text:p>
      <text:p text:style-name="P1">قد</text:p>
      <text:p text:style-name="P1">قدآور</text:p>
      <text:p text:style-name="P1">قدآورہیں</text:p>
      <text:p text:style-name="P1">قدر</text:p>
      <text:p text:style-name="P1">قدروؔن</text:p>
      <text:p text:style-name="P1">قدروقِیمت</text:p>
      <text:p text:style-name="P1">قدری</text:p>
      <text:p text:style-name="P1">قدم</text:p>
      <text:p text:style-name="P1"><text:soft-page-break/>قدموں</text:p>
      <text:p text:style-name="P1">قدمُونیوں</text:p>
      <text:p text:style-name="P1">قدمی</text:p>
      <text:p text:style-name="P1">قدَم</text:p>
      <text:p text:style-name="P1">قدُوُّس</text:p>
      <text:p text:style-name="P1">قدُّوس</text:p>
      <text:p text:style-name="P1">قدِیم</text:p>
      <text:p text:style-name="P1">قدِیما</text:p>
      <text:p text:style-name="P1">قدِیمُ</text:p>
      <text:p text:style-name="P1">قدِیمی</text:p>
      <text:p text:style-name="P1">قدّوُسِیت</text:p>
      <text:p text:style-name="P1">قدُّ</text:p>
      <text:p text:style-name="P1">قدُّوس</text:p>
      <text:p text:style-name="P1">قدُّوسیت</text:p>
      <text:p text:style-name="P1">قدیم</text:p>
      <text:p text:style-name="P1"><text:soft-page-break/>قدیما</text:p>
      <text:p text:style-name="P1">قدیماؔت</text:p>
      <text:p text:style-name="P1">قدیمی</text:p>
      <text:p text:style-name="P1">قر</text:p>
      <text:p text:style-name="P1">قرابت</text:p>
      <text:p text:style-name="P1">قرابتِیوں</text:p>
      <text:p text:style-name="P1">قرابتی</text:p>
      <text:p text:style-name="P1">قرابتیوں</text:p>
      <text:p text:style-name="P1">قرابوں</text:p>
      <text:p text:style-name="P1">قرار</text:p>
      <text:p text:style-name="P1">قرارِ</text:p>
      <text:p text:style-name="P1">قرارکِیا</text:p>
      <text:p text:style-name="P1">قراری</text:p>
      <text:p text:style-name="P1">قرتان</text:p>
      <text:p text:style-name="P1">قرتاہ</text:p>
      <text:p text:style-name="P1"><text:soft-page-break/>قرض</text:p>
      <text:p text:style-name="P1">قرضے</text:p>
      <text:p text:style-name="P1">قرقع</text:p>
      <text:p text:style-name="P1">قرقوُر</text:p>
      <text:p text:style-name="P1">قرن</text:p>
      <text:p text:style-name="P1">قرنا</text:p>
      <text:p text:style-name="P1">قرنیم</text:p>
      <text:p text:style-name="P1">قروس</text:p>
      <text:p text:style-name="P1">قرِ</text:p>
      <text:p text:style-name="P1">قرِیب</text:p>
      <text:p text:style-name="P1">قرِیباً</text:p>
      <text:p text:style-name="P1">قرِیبُ</text:p>
      <text:p text:style-name="P1">قرِیبی</text:p>
      <text:p text:style-name="P1">قرِیح</text:p>
      <text:p text:style-name="P1">قرِینہ</text:p>
      <text:p text:style-name="P1"><text:soft-page-break/>قریب</text:p>
      <text:p text:style-name="P1">قریباً</text:p>
      <text:p text:style-name="P1">قریبی</text:p>
      <text:p text:style-name="P1">قریت</text:p>
      <text:p text:style-name="P1">قریتاؔئِم</text:p>
      <text:p text:style-name="P1">قریتاِؔم</text:p>
      <text:p text:style-name="P1">قریتائم</text:p>
      <text:p text:style-name="P1">قریتایم</text:p>
      <text:p text:style-name="P1">قریتِ</text:p>
      <text:p text:style-name="P1">قریتیم</text:p>
      <text:p text:style-name="P1">قریح</text:p>
      <text:p text:style-name="P1">قریوت</text:p>
      <text:p text:style-name="P1">قریَت</text:p>
      <text:p text:style-name="P1">قزّاق</text:p>
      <text:p text:style-name="P1">قصبوں</text:p>
      <text:p text:style-name="P1"><text:soft-page-break/>قصبہ</text:p>
      <text:p text:style-name="P1">قصبے</text:p>
      <text:p text:style-name="P1">قصد</text:p>
      <text:p text:style-name="P1">قصر</text:p>
      <text:p text:style-name="P1">قصراپنے</text:p>
      <text:p text:style-name="P1">قصروں</text:p>
      <text:p text:style-name="P1">قصرِ</text:p>
      <text:p text:style-name="P1">قصُور</text:p>
      <text:p text:style-name="P1">قصُوروار</text:p>
      <text:p text:style-name="P1">قصُوروں</text:p>
      <text:p text:style-name="P1">قصُووار</text:p>
      <text:p text:style-name="P1">قصِیعاؔہ</text:p>
      <text:p text:style-name="P1">قصّابوں</text:p>
      <text:p text:style-name="P1">قصیص</text:p>
      <text:p text:style-name="P1">قضا</text:p>
      <text:p text:style-name="P1"><text:soft-page-break/>قضِیّہ</text:p>
      <text:p text:style-name="P1">قطار</text:p>
      <text:p text:style-name="P1">قطاروں</text:p>
      <text:p text:style-name="P1">قطاریں</text:p>
      <text:p text:style-name="P1">قطروں</text:p>
      <text:p text:style-name="P1">قطرے</text:p>
      <text:p text:style-name="P1">قطع</text:p>
      <text:p text:style-name="P1">قطعہ</text:p>
      <text:p text:style-name="P1">قطعہِ</text:p>
      <text:p text:style-name="P1">قطعۂِ</text:p>
      <text:p text:style-name="P1">قطعی</text:p>
      <text:p text:style-name="P1">قطُورؔہ</text:p>
      <text:p text:style-name="P1">قطُورہ</text:p>
      <text:p text:style-name="P1">قطّات</text:p>
      <text:p text:style-name="P1">قعِیلہ</text:p>
      <text:p text:style-name="P1"><text:soft-page-break/>قعیلاؔہ</text:p>
      <text:p text:style-name="P1">قعیلہ</text:p>
      <text:p text:style-name="P1">قعیلیوں</text:p>
      <text:p text:style-name="P1">قلب</text:p>
      <text:p text:style-name="P1">قلبی</text:p>
      <text:p text:style-name="P1">قلزم</text:p>
      <text:p text:style-name="P1">قلعوں</text:p>
      <text:p text:style-name="P1">قلعہ</text:p>
      <text:p text:style-name="P1">قلعی</text:p>
      <text:p text:style-name="P1">قلعے</text:p>
      <text:p text:style-name="P1">قلم</text:p>
      <text:p text:style-name="P1">قلمبند</text:p>
      <text:p text:style-name="P1">قلمرو</text:p>
      <text:p text:style-name="P1">قلمیں</text:p>
      <text:p text:style-name="P1">قلِیتاہ</text:p>
      <text:p text:style-name="P1"><text:soft-page-break/>قلِیطا</text:p>
      <text:p text:style-name="P1">قلِیطاہ</text:p>
      <text:p text:style-name="P1">قلِیل</text:p>
      <text:p text:style-name="P1">قمریوں</text:p>
      <text:p text:style-name="P1">قمو</text:p>
      <text:p text:style-name="P1">قمُواؔیل</text:p>
      <text:p text:style-name="P1">قمُوایل</text:p>
      <text:p text:style-name="P1">قمِیضوں</text:p>
      <text:p text:style-name="P1">قنات</text:p>
      <text:p text:style-name="P1">قناعت</text:p>
      <text:p text:style-name="P1">قناعِت</text:p>
      <text:p text:style-name="P1">قنانی</text:p>
      <text:p text:style-name="P1">قنز</text:p>
      <text:p text:style-name="P1">قنطار</text:p>
      <text:p text:style-name="P1">قنَز</text:p>
      <text:p text:style-name="P1"><text:soft-page-break/>قنِزّی</text:p>
      <text:p text:style-name="P1">قنِزی</text:p>
      <text:p text:style-name="P1">قنیزیوں</text:p>
      <text:p text:style-name="P1">قواعد</text:p>
      <text:p text:style-name="P1">قواعدوضوابط</text:p>
      <text:p text:style-name="P1">قوانِین</text:p>
      <text:p text:style-name="P1">قوانین</text:p>
      <text:p text:style-name="P1">قورؔے</text:p>
      <text:p text:style-name="P1">قورح</text:p>
      <text:p text:style-name="P1">قورحِیوں</text:p>
      <text:p text:style-name="P1">قورحی</text:p>
      <text:p text:style-name="P1">قورحیوں</text:p>
      <text:p text:style-name="P1">قورَح</text:p>
      <text:p text:style-name="P1">قوساؔم</text:p>
      <text:p text:style-name="P1">قوع</text:p>
      <text:p text:style-name="P1"><text:soft-page-break/>قوف</text:p>
      <text:p text:style-name="P1">قولایاؔہ</text:p>
      <text:p text:style-name="P1">قوم</text:p>
      <text:p text:style-name="P1">قوموں</text:p>
      <text:p text:style-name="P1">قومی</text:p>
      <text:p text:style-name="P1">قومیں</text:p>
      <text:p text:style-name="P1">قوُّت</text:p>
      <text:p text:style-name="P1">قوّی</text:p>
      <text:p text:style-name="P1">قوی</text:p>
      <text:p text:style-name="P1">قَبر</text:p>
      <text:p text:style-name="P1">قَبروں</text:p>
      <text:p text:style-name="P1">قَبیلوں</text:p>
      <text:p text:style-name="P1">قَد</text:p>
      <text:p text:style-name="P1">قَدموں</text:p>
      <text:p text:style-name="P1">قَدِیما</text:p>
      <text:p text:style-name="P1"><text:soft-page-break/>قَرِیَتاؔئِم</text:p>
      <text:p text:style-name="P1">قَسم</text:p>
      <text:p text:style-name="P1">قَسموں</text:p>
      <text:p text:style-name="P1">قَسمیں</text:p>
      <text:p text:style-name="P1">قَصد</text:p>
      <text:p text:style-name="P1">قَلم</text:p>
      <text:p text:style-name="P1">قَلّی</text:p>
      <text:p text:style-name="P1">قَنز</text:p>
      <text:p text:style-name="P1">قَول</text:p>
      <text:p text:style-name="P1">قَوم</text:p>
      <text:p text:style-name="P1">قَومو</text:p>
      <text:p text:style-name="P1">قَوموں</text:p>
      <text:p text:style-name="P1">قَومِیّت</text:p>
      <text:p text:style-name="P1">قَومی</text:p>
      <text:p text:style-name="P1">قَومیں</text:p>
      <text:p text:style-name="P1"><text:soft-page-break/>قَوّی</text:p>
      <text:p text:style-name="P1">قَوی</text:p>
      <text:p text:style-name="P1">قَہر</text:p>
      <text:p text:style-name="P1">قَید</text:p>
      <text:p text:style-name="P1">قَیدخانوں</text:p>
      <text:p text:style-name="P1">قَیدخانہ</text:p>
      <text:p text:style-name="P1">قَیدسے</text:p>
      <text:p text:style-name="P1">قَیدِیوں</text:p>
      <text:p text:style-name="P1">قَیدکی</text:p>
      <text:p text:style-name="P1">قَیدی</text:p>
      <text:p text:style-name="P1">قَیدیوں</text:p>
      <text:p text:style-name="P1">قَیصر</text:p>
      <text:p text:style-name="P1">قَیصری</text:p>
      <text:p text:style-name="P1">قَے</text:p>
      <text:p text:style-name="P1">قُدرت</text:p>
      <text:p text:style-name="P1"><text:soft-page-break/>قُدرتی</text:p>
      <text:p text:style-name="P1">قُدرتیں</text:p>
      <text:p text:style-name="P1">قُدس</text:p>
      <text:p text:style-name="P1">قُدسِیوں</text:p>
      <text:p text:style-name="P1">قُدسی</text:p>
      <text:p text:style-name="P1">قُدوُّس</text:p>
      <text:p text:style-name="P1">قُدُوسِیت</text:p>
      <text:p text:style-name="P1">قُدُّوس</text:p>
      <text:p text:style-name="P1">قُدُّوسِیّت</text:p>
      <text:p text:style-name="P1">قُدُّوسی</text:p>
      <text:p text:style-name="P1">قُدّرت</text:p>
      <text:p text:style-name="P1">قُدُّوس</text:p>
      <text:p text:style-name="P1">قُربان</text:p>
      <text:p text:style-name="P1">قُربانِیاں</text:p>
      <text:p text:style-name="P1">قُربانِیوں</text:p>
      <text:p text:style-name="P1"><text:soft-page-break/>قُربانگاہ</text:p>
      <text:p text:style-name="P1">قُربانی</text:p>
      <text:p text:style-name="P1">قُربانیاں</text:p>
      <text:p text:style-name="P1">قُربانیوں</text:p>
      <text:p text:style-name="P1">قُربت</text:p>
      <text:p text:style-name="P1">قُرحی</text:p>
      <text:p text:style-name="P1">قُرعہ</text:p>
      <text:p text:style-name="P1">قُرعے</text:p>
      <text:p text:style-name="P1">قُصُور</text:p>
      <text:p text:style-name="P1">قُصُوروار</text:p>
      <text:p text:style-name="P1">قُصُوروں</text:p>
      <text:p text:style-name="P1">قُضاۃ</text:p>
      <text:p text:style-name="P1">قُفل</text:p>
      <text:p text:style-name="P1">قُلزؔم</text:p>
      <text:p text:style-name="P1">قُلزم</text:p>
      <text:p text:style-name="P1"><text:soft-page-break/>قُمرِیاں</text:p>
      <text:p text:style-name="P1">قُمرِیوں</text:p>
      <text:p text:style-name="P1">قُمری</text:p>
      <text:p text:style-name="P1">قُمریاں</text:p>
      <text:p text:style-name="P1">قُمریوں</text:p>
      <text:p text:style-name="P1">قُو</text:p>
      <text:p text:style-name="P1">قُوسِیاؔہ</text:p>
      <text:p text:style-name="P1">قُوض</text:p>
      <text:p text:style-name="P1">قُولایاؔہ</text:p>
      <text:p text:style-name="P1">قُومی</text:p>
      <text:p text:style-name="P1">قُوّ</text:p>
      <text:p text:style-name="P1">قُوّت</text:p>
      <text:p text:style-name="P1">قُوّتوں</text:p>
      <text:p text:style-name="P1">قُوّتِ</text:p>
      <text:p text:style-name="P1">قُوّتیں</text:p>
      <text:p text:style-name="P1"><text:soft-page-break/>قِبروت</text:p>
      <text:p text:style-name="P1">قِبیلہ</text:p>
      <text:p text:style-name="P1">قِتال</text:p>
      <text:p text:style-name="P1">قِد</text:p>
      <text:p text:style-name="P1">قِدروؔن</text:p>
      <text:p text:style-name="P1">قِدرُوؔن</text:p>
      <text:p text:style-name="P1">قِدمہ</text:p>
      <text:p text:style-name="P1">قِرمز</text:p>
      <text:p text:style-name="P1">قِرمزی</text:p>
      <text:p text:style-name="P1">قِریت</text:p>
      <text:p text:style-name="P1">قِسم</text:p>
      <text:p text:style-name="P1">قِسمت</text:p>
      <text:p text:style-name="P1">قِسیون</text:p>
      <text:p text:style-name="P1">قِسیُوؔن</text:p>
      <text:p text:style-name="P1">قِصّہ</text:p>
      <text:p text:style-name="P1"><text:soft-page-break/>قِطار</text:p>
      <text:p text:style-name="P1">قِطاروں</text:p>
      <text:p text:style-name="P1">قِطروؔن</text:p>
      <text:p text:style-name="P1">قِطعہ</text:p>
      <text:p text:style-name="P1">قِلایاؔہ</text:p>
      <text:p text:style-name="P1">قِلّت</text:p>
      <text:p text:style-name="P1">قِنطار</text:p>
      <text:p text:style-name="P1">قِنطاروں</text:p>
      <text:p text:style-name="P1">قِہا</text:p>
      <text:p text:style-name="P1">قِہاؔت</text:p>
      <text:p text:style-name="P1">قِہات</text:p>
      <text:p text:style-name="P1">قِہاتیوں</text:p>
      <text:p text:style-name="P1">قِیاس</text:p>
      <text:p text:style-name="P1">قِیام</text:p>
      <text:p text:style-name="P1">قِیامت</text:p>
      <text:p text:style-name="P1"><text:soft-page-break/>قِیدا</text:p>
      <text:p text:style-name="P1">قِیداؔر</text:p>
      <text:p text:style-name="P1">قِیدار</text:p>
      <text:p text:style-name="P1">قِیر</text:p>
      <text:p text:style-name="P1">قِیرحرؔس</text:p>
      <text:p text:style-name="P1">قِیرحرس</text:p>
      <text:p text:style-name="P1">قِیرِموآؔب</text:p>
      <text:p text:style-name="P1">قِیس</text:p>
      <text:p text:style-name="P1">قِیسوؔن</text:p>
      <text:p text:style-name="P1">قِیسُوؔن</text:p>
      <text:p text:style-name="P1">قِیسُون</text:p>
      <text:p text:style-name="P1">قِیسی</text:p>
      <text:p text:style-name="P1">قِیم</text:p>
      <text:p text:style-name="P1">قِیمت</text:p>
      <text:p text:style-name="P1">قِیمتی</text:p>
      <text:p text:style-name="P1"><text:soft-page-break/>قِین</text:p>
      <text:p text:style-name="P1">قِیناؔن</text:p>
      <text:p text:style-name="P1">قِینان</text:p>
      <text:p text:style-name="P1">قِینی</text:p>
      <text:p text:style-name="P1">قہ</text:p>
      <text:p text:style-name="P1">قہاؔت</text:p>
      <text:p text:style-name="P1">قہات</text:p>
      <text:p text:style-name="P1">قہاتِیوں</text:p>
      <text:p text:style-name="P1">قہاتیوں</text:p>
      <text:p text:style-name="P1">قہر</text:p>
      <text:p text:style-name="P1">قہرمَوت</text:p>
      <text:p text:style-name="P1">قہرِ</text:p>
      <text:p text:style-name="P1">قہرِشدِید</text:p>
      <text:p text:style-name="P1">قہرکرنے</text:p>
      <text:p text:style-name="P1">قہرکی</text:p>
      <text:p text:style-name="P1"><text:soft-page-break/>قہِیلاتہ</text:p>
      <text:p text:style-name="P1">قہّارہے</text:p>
      <text:p text:style-name="P1">قی</text:p>
      <text:p text:style-name="P1">قیادت</text:p>
      <text:p text:style-name="P1">قیاس</text:p>
      <text:p text:style-name="P1">قیام</text:p>
      <text:p text:style-name="P1">قیامت</text:p>
      <text:p text:style-name="P1">قیاہ</text:p>
      <text:p text:style-name="P1">قیدار</text:p>
      <text:p text:style-name="P1">قیسوؔن</text:p>
      <text:p text:style-name="P1">قیل</text:p>
      <text:p text:style-name="P1">قیمت</text:p>
      <text:p text:style-name="P1">قیمتی</text:p>
      <text:p text:style-name="P1">قین</text:p>
      <text:p text:style-name="P1">قیناؔن</text:p>
      <text:p text:style-name="P1"><text:soft-page-break/>قینِیوں</text:p>
      <text:p text:style-name="P1">قینہ</text:p>
      <text:p text:style-name="P1">قینی</text:p>
      <text:p text:style-name="P1">قینیوں</text:p>
      <text:p text:style-name="P1">ل</text:p>
      <text:p text:style-name="P1">لآباد</text:p>
      <text:p text:style-name="P1">لئِے</text:p>
      <text:p text:style-name="P1">لئے</text:p>
      <text:p text:style-name="P1">لا</text:p>
      <text:p text:style-name="P1">لاؤ</text:p>
      <text:p text:style-name="P1">لائق</text:p>
      <text:p text:style-name="P1">لائقِ</text:p>
      <text:p text:style-name="P1">لائِق</text:p>
      <text:p text:style-name="P1">لائی</text:p>
      <text:p text:style-name="P1">لائیں</text:p>
      <text:p text:style-name="P1"><text:soft-page-break/>لائے</text:p>
      <text:p text:style-name="P1">لااِنتہا</text:p>
      <text:p text:style-name="P1">لاایل</text:p>
      <text:p text:style-name="P1">لابن</text:p>
      <text:p text:style-name="P1">لات</text:p>
      <text:p text:style-name="P1">لاتا</text:p>
      <text:p text:style-name="P1">لاتبدِیل</text:p>
      <text:p text:style-name="P1">لاتبدیل</text:p>
      <text:p text:style-name="P1">لاتی</text:p>
      <text:p text:style-name="P1">لاتیں</text:p>
      <text:p text:style-name="P1">لاتے</text:p>
      <text:p text:style-name="P1">لاج</text:p>
      <text:p text:style-name="P1">لاجواب</text:p>
      <text:p text:style-name="P1">لاجوردی</text:p>
      <text:p text:style-name="P1">لاحاصِل</text:p>
      <text:p text:style-name="P1"><text:soft-page-break/>لاد</text:p>
      <text:p text:style-name="P1">لادا</text:p>
      <text:p text:style-name="P1">لادتا</text:p>
      <text:p text:style-name="P1">لادتے</text:p>
      <text:p text:style-name="P1">لادو</text:p>
      <text:p text:style-name="P1">لادُو</text:p>
      <text:p text:style-name="P1">لادی</text:p>
      <text:p text:style-name="P1">لادیں</text:p>
      <text:p text:style-name="P1">لادے</text:p>
      <text:p text:style-name="P1">لازوال</text:p>
      <text:p text:style-name="P1">لازِم</text:p>
      <text:p text:style-name="P1">لاش</text:p>
      <text:p text:style-name="P1">لاشوں</text:p>
      <text:p text:style-name="P1">لاشیں</text:p>
      <text:p text:style-name="P1">لاعمر</text:p>
      <text:p text:style-name="P1"><text:soft-page-break/>لاعِلاج</text:p>
      <text:p text:style-name="P1">لاغر</text:p>
      <text:p text:style-name="P1">لاغری</text:p>
      <text:p text:style-name="P1">لاف</text:p>
      <text:p text:style-name="P1">لافزنوں</text:p>
      <text:p text:style-name="P1">لافزنی</text:p>
      <text:p text:style-name="P1">لال</text:p>
      <text:p text:style-name="P1">لالچ</text:p>
      <text:p text:style-name="P1">لالچِیوں</text:p>
      <text:p text:style-name="P1">لالچی</text:p>
      <text:p text:style-name="P1">لالے</text:p>
      <text:p text:style-name="P1">لامد</text:p>
      <text:p text:style-name="P1">لانا</text:p>
      <text:p text:style-name="P1">لانے</text:p>
      <text:p text:style-name="P1">لاوؔی</text:p>
      <text:p text:style-name="P1"><text:soft-page-break/>لاوارِث</text:p>
      <text:p text:style-name="P1">لاولد</text:p>
      <text:p text:style-name="P1">لاوِیوں</text:p>
      <text:p text:style-name="P1">لاؤ</text:p>
      <text:p text:style-name="P1">لاؤُں</text:p>
      <text:p text:style-name="P1">لاؤں</text:p>
      <text:p text:style-name="P1">لاوی</text:p>
      <text:p text:style-name="P1">لاویو</text:p>
      <text:p text:style-name="P1">لاویوں</text:p>
      <text:p text:style-name="P1">لاٹ</text:p>
      <text:p text:style-name="P1">لاٹوں</text:p>
      <text:p text:style-name="P1">لاٹِھیاں</text:p>
      <text:p text:style-name="P1">لاٹِھیوں</text:p>
      <text:p text:style-name="P1">لاٹھی</text:p>
      <text:p text:style-name="P1">لاٹھیاں</text:p>
      <text:p text:style-name="P1"><text:soft-page-break/>لاٹھیوں</text:p>
      <text:p text:style-name="P1">لاچار</text:p>
      <text:p text:style-name="P1">لاچارتھا</text:p>
      <text:p text:style-name="P1">لاچاری</text:p>
      <text:p text:style-name="P1">لاڈلا</text:p>
      <text:p text:style-name="P1">لاڈلی</text:p>
      <text:p text:style-name="P1">لاڈلے</text:p>
      <text:p text:style-name="P1">لاکلام</text:p>
      <text:p text:style-name="P1">لاکھ</text:p>
      <text:p text:style-name="P1">لاکھوں</text:p>
      <text:p text:style-name="P1">لاگت</text:p>
      <text:p text:style-name="P1">لاہ</text:p>
      <text:p text:style-name="P1">لاہد</text:p>
      <text:p text:style-name="P1">لایا</text:p>
      <text:p text:style-name="P1">لب</text:p>
      <text:p text:style-name="P1"><text:soft-page-break/>لباس</text:p>
      <text:p text:style-name="P1">لبالب</text:p>
      <text:p text:style-name="P1">لباؤت</text:p>
      <text:p text:style-name="P1">لبریز</text:p>
      <text:p text:style-name="P1">لبوں</text:p>
      <text:p text:style-name="P1">لبُو</text:p>
      <text:p text:style-name="P1">لبِ</text:p>
      <text:p text:style-name="P1">لبِدریا</text:p>
      <text:p text:style-name="P1">لبِنیوں</text:p>
      <text:p text:style-name="P1">لبِّین</text:p>
      <text:p text:style-name="P1">لت</text:p>
      <text:p text:style-name="P1">لتا</text:p>
      <text:p text:style-name="P1">لتاڑ</text:p>
      <text:p text:style-name="P1">لتاڑا</text:p>
      <text:p text:style-name="P1">لتاڑتا</text:p>
      <text:p text:style-name="P1"><text:soft-page-break/>لتاڑنے</text:p>
      <text:p text:style-name="P1">لتاڑو</text:p>
      <text:p text:style-name="P1">لتاڑُوں</text:p>
      <text:p text:style-name="P1">لتاڑی</text:p>
      <text:p text:style-name="P1">لتاڑیں</text:p>
      <text:p text:style-name="P1">لتاڑے</text:p>
      <text:p text:style-name="P1">لتّوں</text:p>
      <text:p text:style-name="P1">لتّہ</text:p>
      <text:p text:style-name="P1">لتّے</text:p>
      <text:p text:style-name="P1">لتےِنی</text:p>
      <text:p text:style-name="P1">لجائے</text:p>
      <text:p text:style-name="P1">لحاظ</text:p>
      <text:p text:style-name="P1">لحم</text:p>
      <text:p text:style-name="P1">لحماؔم</text:p>
      <text:p text:style-name="P1">لحمی</text:p>
      <text:p text:style-name="P1"><text:soft-page-break/>لحی</text:p>
      <text:p text:style-name="P1">لخت</text:p>
      <text:p text:style-name="P1">لدوا</text:p>
      <text:p text:style-name="P1">لدّھڑ</text:p>
      <text:p text:style-name="P1">لدی</text:p>
      <text:p text:style-name="P1">لدے</text:p>
      <text:p text:style-name="P1">لذِیذ</text:p>
      <text:p text:style-name="P1">لذّت</text:p>
      <text:p text:style-name="P1">لذیذ</text:p>
      <text:p text:style-name="P1">لرزا</text:p>
      <text:p text:style-name="P1">لرزان</text:p>
      <text:p text:style-name="P1">لرزاؤُں</text:p>
      <text:p text:style-name="P1">لرزایا</text:p>
      <text:p text:style-name="P1">لرزِش</text:p>
      <text:p text:style-name="P1">لرزی</text:p>
      <text:p text:style-name="P1"><text:soft-page-break/>لرزے</text:p>
      <text:p text:style-name="P1">لسع</text:p>
      <text:p text:style-name="P1">لشادتھے</text:p>
      <text:p text:style-name="P1">لشروؔن</text:p>
      <text:p text:style-name="P1">لشم</text:p>
      <text:p text:style-name="P1">لشکر</text:p>
      <text:p text:style-name="P1">لشکرو</text:p>
      <text:p text:style-name="P1">لشکروں</text:p>
      <text:p text:style-name="P1">لشکرکو</text:p>
      <text:p text:style-name="P1">لشکرگاہ</text:p>
      <text:p text:style-name="P1">لشکرگاہوں</text:p>
      <text:p text:style-name="P1">لط</text:p>
      <text:p text:style-name="P1">لطافت</text:p>
      <text:p text:style-name="P1">لطوسی</text:p>
      <text:p text:style-name="P1">لطِیف</text:p>
      <text:p text:style-name="P1"><text:soft-page-break/>لعؔزر</text:p>
      <text:p text:style-name="P1">لعدؔہ</text:p>
      <text:p text:style-name="P1">لعداؔن</text:p>
      <text:p text:style-name="P1">لعدان</text:p>
      <text:p text:style-name="P1">لعزر</text:p>
      <text:p text:style-name="P1">لعن</text:p>
      <text:p text:style-name="P1">لعِنّوت</text:p>
      <text:p text:style-name="P1">لغزِش</text:p>
      <text:p text:style-name="P1">لغو</text:p>
      <text:p text:style-name="P1">لفظ</text:p>
      <text:p text:style-name="P1">لفظوں</text:p>
      <text:p text:style-name="P1">لفظی</text:p>
      <text:p text:style-name="P1">لفِیدوؔت</text:p>
      <text:p text:style-name="P1">لق</text:p>
      <text:p text:style-name="P1">لقب</text:p>
      <text:p text:style-name="P1"><text:soft-page-break/>لقلق</text:p>
      <text:p text:style-name="P1">لقُوم</text:p>
      <text:p text:style-name="P1">للچا</text:p>
      <text:p text:style-name="P1">للکار</text:p>
      <text:p text:style-name="P1">للکارا</text:p>
      <text:p text:style-name="P1">للکارتا</text:p>
      <text:p text:style-name="P1">للکارتی</text:p>
      <text:p text:style-name="P1">للکارتے</text:p>
      <text:p text:style-name="P1">للکارنا</text:p>
      <text:p text:style-name="P1">للکارنے</text:p>
      <text:p text:style-name="P1">للکارو</text:p>
      <text:p text:style-name="P1">للکارُوں</text:p>
      <text:p text:style-name="P1">للکاریں</text:p>
      <text:p text:style-name="P1">للکارے</text:p>
      <text:p text:style-name="P1">لما</text:p>
      <text:p text:style-name="P1"><text:soft-page-break/>لمبا</text:p>
      <text:p text:style-name="P1">لمبائی</text:p>
      <text:p text:style-name="P1">لمباکِیا</text:p>
      <text:p text:style-name="P1">لمبی</text:p>
      <text:p text:style-name="P1">لمبے</text:p>
      <text:p text:style-name="P1">لمحہ</text:p>
      <text:p text:style-name="P1">لمواؔیل</text:p>
      <text:p text:style-name="P1">لموایل</text:p>
      <text:p text:style-name="P1">لمک</text:p>
      <text:p text:style-name="P1">لنگر</text:p>
      <text:p text:style-name="P1">لنگڑا</text:p>
      <text:p text:style-name="P1">لنگڑاتا</text:p>
      <text:p text:style-name="P1">لنگڑانے</text:p>
      <text:p text:style-name="P1">لنگڑوں</text:p>
      <text:p text:style-name="P1">لنگڑے</text:p>
      <text:p text:style-name="P1"><text:soft-page-break/>لو</text:p>
      <text:p text:style-name="P1">لوازِم</text:p>
      <text:p text:style-name="P1">لوبِئے</text:p>
      <text:p text:style-name="P1">لوتاکہ</text:p>
      <text:p text:style-name="P1">لوج</text:p>
      <text:p text:style-name="P1">لود</text:p>
      <text:p text:style-name="P1">لودباؔر</text:p>
      <text:p text:style-name="P1">لورُ</text:p>
      <text:p text:style-name="P1">لورُحا</text:p>
      <text:p text:style-name="P1">لوطاؔن</text:p>
      <text:p text:style-name="P1">لوطان</text:p>
      <text:p text:style-name="P1">لوعمّی</text:p>
      <text:p text:style-name="P1">لومڑِیوں</text:p>
      <text:p text:style-name="P1">لومڑی</text:p>
      <text:p text:style-name="P1">لومڑیاں</text:p>
      <text:p text:style-name="P1"><text:soft-page-break/>لومڑیوں</text:p>
      <text:p text:style-name="P1">لونِئے</text:p>
      <text:p text:style-name="P1">لوِیاتان</text:p>
      <text:p text:style-name="P1">لوٹتی</text:p>
      <text:p text:style-name="P1">لوٹنے</text:p>
      <text:p text:style-name="P1">لوٹوں</text:p>
      <text:p text:style-name="P1">لوٹیں</text:p>
      <text:p text:style-name="P1">لوٹے</text:p>
      <text:p text:style-name="P1">لوگ</text:p>
      <text:p text:style-name="P1">لوگو</text:p>
      <text:p text:style-name="P1">لوگوجو</text:p>
      <text:p text:style-name="P1">لوگوں</text:p>
      <text:p text:style-name="P1">لوں</text:p>
      <text:p text:style-name="P1">لوہا</text:p>
      <text:p text:style-name="P1">لوہاروں</text:p>
      <text:p text:style-name="P1"><text:soft-page-break/>لوہے</text:p>
      <text:p text:style-name="P1">لویاتان</text:p>
      <text:p text:style-name="P1">لَحی</text:p>
      <text:p text:style-name="P1">لَسَیہَ</text:p>
      <text:p text:style-name="P1">لَعداؔن</text:p>
      <text:p text:style-name="P1">لَعل</text:p>
      <text:p text:style-name="P1">لَعن</text:p>
      <text:p text:style-name="P1">لَعنت</text:p>
      <text:p text:style-name="P1">لَعنتوں</text:p>
      <text:p text:style-name="P1">لَعنتی</text:p>
      <text:p text:style-name="P1">لَعنتیں</text:p>
      <text:p text:style-name="P1">لَفظوں</text:p>
      <text:p text:style-name="P1">لَقب</text:p>
      <text:p text:style-name="P1">لَما</text:p>
      <text:p text:style-name="P1">لَمک</text:p>
      <text:p text:style-name="P1"><text:soft-page-break/>لَو</text:p>
      <text:p text:style-name="P1">لَوحوں</text:p>
      <text:p text:style-name="P1">لَوحیں</text:p>
      <text:p text:style-name="P1">لَودِیکیہ</text:p>
      <text:p text:style-name="P1">لَودیکیہ</text:p>
      <text:p text:style-name="P1">لَومڑی</text:p>
      <text:p text:style-name="P1">لَومڑیوں</text:p>
      <text:p text:style-name="P1">لَون</text:p>
      <text:p text:style-name="P1">لَوندے</text:p>
      <text:p text:style-name="P1">لَونڈِیاں</text:p>
      <text:p text:style-name="P1">لَونڈِیوں</text:p>
      <text:p text:style-name="P1">لَونڈی</text:p>
      <text:p text:style-name="P1">لَونڈیاں</text:p>
      <text:p text:style-name="P1">لَونڈیوں</text:p>
      <text:p text:style-name="P1">لَونڈے</text:p>
      <text:p text:style-name="P1"><text:soft-page-break/>لَوٹ</text:p>
      <text:p text:style-name="P1">لَوٹا</text:p>
      <text:p text:style-name="P1">لَوٹادُوں</text:p>
      <text:p text:style-name="P1">لَوٹایا</text:p>
      <text:p text:style-name="P1">لَوٹتا</text:p>
      <text:p text:style-name="P1">لَوٹتے</text:p>
      <text:p text:style-name="P1">لَوٹنا</text:p>
      <text:p text:style-name="P1">لَوٹنے</text:p>
      <text:p text:style-name="P1">لَوٹو</text:p>
      <text:p text:style-name="P1">لَوٹُوں</text:p>
      <text:p text:style-name="P1">لَوٹی</text:p>
      <text:p text:style-name="P1">لَوٹیں</text:p>
      <text:p text:style-name="P1">لَوٹے</text:p>
      <text:p text:style-name="P1">لَیس</text:p>
      <text:p text:style-name="P1">لُبان</text:p>
      <text:p text:style-name="P1"><text:soft-page-break/>لُبناؔن</text:p>
      <text:p text:style-name="P1">لُبنان</text:p>
      <text:p text:style-name="P1">لُبنانی</text:p>
      <text:p text:style-name="P1">لُبھانے</text:p>
      <text:p text:style-name="P1">لُترا</text:p>
      <text:p text:style-name="P1">لُتراپن</text:p>
      <text:p text:style-name="P1">لُد</text:p>
      <text:p text:style-name="P1">لُدِیہ</text:p>
      <text:p text:style-name="P1">لُدّہ</text:p>
      <text:p text:style-name="P1">لُدّیہ</text:p>
      <text:p text:style-name="P1">لُدیہ</text:p>
      <text:p text:style-name="P1">لُس</text:p>
      <text:p text:style-name="P1">لُسترؔہ</text:p>
      <text:p text:style-name="P1">لُسترہ</text:p>
      <text:p text:style-name="P1">لُطف</text:p>
      <text:p text:style-name="P1"><text:soft-page-break/>لُغت</text:p>
      <text:p text:style-name="P1">لُقموں</text:p>
      <text:p text:style-name="P1">لُقمہ</text:p>
      <text:p text:style-name="P1">لُنجوں</text:p>
      <text:p text:style-name="P1">لُنگِیاں</text:p>
      <text:p text:style-name="P1">لُو</text:p>
      <text:p text:style-name="P1">لُوؔط</text:p>
      <text:p text:style-name="P1">لُوئِس</text:p>
      <text:p text:style-name="P1">لُوبِیم</text:p>
      <text:p text:style-name="P1">لُوبی</text:p>
      <text:p text:style-name="P1">لُوحِیت</text:p>
      <text:p text:style-name="P1">لُوحیِت</text:p>
      <text:p text:style-name="P1">لُود</text:p>
      <text:p text:style-name="P1">لُودؔی</text:p>
      <text:p text:style-name="P1">لُودی</text:p>
      <text:p text:style-name="P1"><text:soft-page-break/>لُوز</text:p>
      <text:p text:style-name="P1">لُوسِیاؔس</text:p>
      <text:p text:style-name="P1">لُوط</text:p>
      <text:p text:style-name="P1">لُوطِیوں</text:p>
      <text:p text:style-name="P1">لُوطی</text:p>
      <text:p text:style-name="P1">لُوقا</text:p>
      <text:p text:style-name="P1">لُوقا۸</text:p>
      <text:p text:style-name="P1">لُوقا۹</text:p>
      <text:p text:style-name="P1">لُولا</text:p>
      <text:p text:style-name="P1">لُومی</text:p>
      <text:p text:style-name="P1">لُوٹ</text:p>
      <text:p text:style-name="P1">لُوٹا</text:p>
      <text:p text:style-name="P1">لُوٹتا</text:p>
      <text:p text:style-name="P1">لُوٹتے</text:p>
      <text:p text:style-name="P1">لُوٹنا</text:p>
      <text:p text:style-name="P1"><text:soft-page-break/>لُوٹنے</text:p>
      <text:p text:style-name="P1">لُوٹو</text:p>
      <text:p text:style-name="P1">لُوٹی</text:p>
      <text:p text:style-name="P1">لُوٹیں</text:p>
      <text:p text:style-name="P1">لُوٹے</text:p>
      <text:p text:style-name="P1">لُوکِیُس</text:p>
      <text:p text:style-name="P1">لُوکیہ</text:p>
      <text:p text:style-name="P1">لُوں</text:p>
      <text:p text:style-name="P1">لُٹ</text:p>
      <text:p text:style-name="P1">لُٹا</text:p>
      <text:p text:style-name="P1">لُٹاؤُں</text:p>
      <text:p text:style-name="P1">لُٹتا</text:p>
      <text:p text:style-name="P1">لُٹوا</text:p>
      <text:p text:style-name="P1">لُٹیروں</text:p>
      <text:p text:style-name="P1">لُڑھکا</text:p>
      <text:p text:style-name="P1"><text:soft-page-break/>لُڑھکائے</text:p>
      <text:p text:style-name="P1">لُڑھکاؤُں</text:p>
      <text:p text:style-name="P1">لُڑھکتی</text:p>
      <text:p text:style-name="P1">لُکااُنیہ</text:p>
      <text:p text:style-name="P1">لُکنتی</text:p>
      <text:p text:style-name="P1">لُکٹی</text:p>
      <text:p text:style-name="P1">لُکٹیوں</text:p>
      <text:p text:style-name="P1">لُہار</text:p>
      <text:p text:style-name="P1">لُہارؔنہیں</text:p>
      <text:p text:style-name="P1">لُہاروں</text:p>
      <text:p text:style-name="P1">لُہان</text:p>
      <text:p text:style-name="P1">لُہو</text:p>
      <text:p text:style-name="P1">لِئیبادشاہ</text:p>
      <text:p text:style-name="P1">لِئیداؤُد</text:p>
      <text:p text:style-name="P1">لِئے</text:p>
      <text:p text:style-name="P1"><text:soft-page-break/>لِب</text:p>
      <text:p text:style-name="P1">لِباس</text:p>
      <text:p text:style-name="P1">لِباسوں</text:p>
      <text:p text:style-name="P1">لِبانہ</text:p>
      <text:p text:style-name="P1">لِباؤ</text:p>
      <text:p text:style-name="P1">لِبرتیِنوں</text:p>
      <text:p text:style-name="P1">لِبناؔہ</text:p>
      <text:p text:style-name="P1">لِبنات</text:p>
      <text:p text:style-name="P1">لِبناہ</text:p>
      <text:p text:style-name="P1">لِبناہی</text:p>
      <text:p text:style-name="P1">لِبنی</text:p>
      <text:p text:style-name="P1">لِبوآ</text:p>
      <text:p text:style-name="P1">لِحاظ</text:p>
      <text:p text:style-name="P1">لِحاف</text:p>
      <text:p text:style-name="P1">لِسانیاؔس</text:p>
      <text:p text:style-name="P1"><text:soft-page-break/>لِقحی</text:p>
      <text:p text:style-name="P1">لِٹا</text:p>
      <text:p text:style-name="P1">لِٹاؤُں</text:p>
      <text:p text:style-name="P1">لِٹایا</text:p>
      <text:p text:style-name="P1">لِٹوا</text:p>
      <text:p text:style-name="P1">لِپا</text:p>
      <text:p text:style-name="P1">لِپٹ</text:p>
      <text:p text:style-name="P1">لِپٹا</text:p>
      <text:p text:style-name="P1">لِپٹی</text:p>
      <text:p text:style-name="P1">لِپٹے</text:p>
      <text:p text:style-name="P1">لِپیٹ</text:p>
      <text:p text:style-name="P1">لِپیٹتا</text:p>
      <text:p text:style-name="P1">لِپیٹے</text:p>
      <text:p text:style-name="P1">لِکُھوں</text:p>
      <text:p text:style-name="P1">لِکِھیں</text:p>
      <text:p text:style-name="P1"><text:soft-page-break/>لِکھ</text:p>
      <text:p text:style-name="P1">لِکھا</text:p>
      <text:p text:style-name="P1">لِکھاتھا</text:p>
      <text:p text:style-name="P1">لِکھامِلا</text:p>
      <text:p text:style-name="P1">لِکھاہُؤا</text:p>
      <text:p text:style-name="P1">لِکھاہے</text:p>
      <text:p text:style-name="P1">لِکھتا</text:p>
      <text:p text:style-name="P1">لِکھتے</text:p>
      <text:p text:style-name="P1">لِکھنا</text:p>
      <text:p text:style-name="P1">لِکھنے</text:p>
      <text:p text:style-name="P1">لِکھو</text:p>
      <text:p text:style-name="P1">لِکھوائے</text:p>
      <text:p text:style-name="P1">لِکھوانے</text:p>
      <text:p text:style-name="P1">لِکھوایا</text:p>
      <text:p text:style-name="P1">لِکھُوں</text:p>
      <text:p text:style-name="P1"><text:soft-page-break/>لِکھِیں</text:p>
      <text:p text:style-name="P1">لِکھّا</text:p>
      <text:p text:style-name="P1">لِکھّی</text:p>
      <text:p text:style-name="P1">لِکھی</text:p>
      <text:p text:style-name="P1">لِکھے</text:p>
      <text:p text:style-name="P1">لِہابی</text:p>
      <text:p text:style-name="P1">لِہٰذا</text:p>
      <text:p text:style-name="P1">لِیا</text:p>
      <text:p text:style-name="P1">لِیاجائے</text:p>
      <text:p text:style-name="P1">لِیاقت</text:p>
      <text:p text:style-name="P1">لِیبہ</text:p>
      <text:p text:style-name="P1">لِیت</text:p>
      <text:p text:style-name="P1">لِیجئے</text:p>
      <text:p text:style-name="P1">لِینُس</text:p>
      <text:p text:style-name="P1">لِیک</text:p>
      <text:p text:style-name="P1"><text:soft-page-break/>لِیں</text:p>
      <text:p text:style-name="P1">لِیہُود</text:p>
      <text:p text:style-name="P1">لّی</text:p>
      <text:p text:style-name="P1">لٹوں</text:p>
      <text:p text:style-name="P1">لٹُّو</text:p>
      <text:p text:style-name="P1">لٹّوُ</text:p>
      <text:p text:style-name="P1">لٹُّو</text:p>
      <text:p text:style-name="P1">لٹّھے</text:p>
      <text:p text:style-name="P1">لٹک</text:p>
      <text:p text:style-name="P1">لٹکا</text:p>
      <text:p text:style-name="P1">لٹکائِیں</text:p>
      <text:p text:style-name="P1">لٹکائی</text:p>
      <text:p text:style-name="P1">لٹکائیں</text:p>
      <text:p text:style-name="P1">لٹکائے</text:p>
      <text:p text:style-name="P1">لٹکاتا</text:p>
      <text:p text:style-name="P1"><text:soft-page-break/>لٹکاتے</text:p>
      <text:p text:style-name="P1">لٹکانا</text:p>
      <text:p text:style-name="P1">لٹکاؤُں</text:p>
      <text:p text:style-name="P1">لٹکایا</text:p>
      <text:p text:style-name="P1">لٹکتی</text:p>
      <text:p text:style-name="P1">لٹکتے</text:p>
      <text:p text:style-name="P1">لٹکی</text:p>
      <text:p text:style-name="P1">لٹھ</text:p>
      <text:p text:style-name="P1">لٹیں</text:p>
      <text:p text:style-name="P1">لپسی</text:p>
      <text:p text:style-name="P1">لپٹ</text:p>
      <text:p text:style-name="P1">لپٹتی</text:p>
      <text:p text:style-name="P1">لپٹی</text:p>
      <text:p text:style-name="P1">لپکا</text:p>
      <text:p text:style-name="P1">لپکتا</text:p>
      <text:p text:style-name="P1"><text:soft-page-break/>لپیٹ</text:p>
      <text:p text:style-name="P1">لپیٹا</text:p>
      <text:p text:style-name="P1">لپیٹنے</text:p>
      <text:p text:style-name="P1">لپیٹی</text:p>
      <text:p text:style-name="P1">لپیٹیں</text:p>
      <text:p text:style-name="P1">لپیٹے</text:p>
      <text:p text:style-name="P1">لچر</text:p>
      <text:p text:style-name="P1">لڑ</text:p>
      <text:p text:style-name="P1">لڑا</text:p>
      <text:p text:style-name="P1">لڑائِیاں</text:p>
      <text:p text:style-name="P1">لڑائِیوں</text:p>
      <text:p text:style-name="P1">لڑائی</text:p>
      <text:p text:style-name="P1">لڑائیاں</text:p>
      <text:p text:style-name="P1">لڑائیوں</text:p>
      <text:p text:style-name="P1">لڑاکا</text:p>
      <text:p text:style-name="P1"><text:soft-page-break/>لڑتا</text:p>
      <text:p text:style-name="P1">لڑتی</text:p>
      <text:p text:style-name="P1">لڑتے</text:p>
      <text:p text:style-name="P1">لڑنا</text:p>
      <text:p text:style-name="P1">لڑنے</text:p>
      <text:p text:style-name="P1">لڑو</text:p>
      <text:p text:style-name="P1">لڑُوں</text:p>
      <text:p text:style-name="P1">لڑکا</text:p>
      <text:p text:style-name="P1">لڑکو</text:p>
      <text:p text:style-name="P1">لڑکوں</text:p>
      <text:p text:style-name="P1">لڑکِیاں</text:p>
      <text:p text:style-name="P1">لڑکِیوں</text:p>
      <text:p text:style-name="P1">لڑکپن</text:p>
      <text:p text:style-name="P1">لڑکھڑا</text:p>
      <text:p text:style-name="P1">لڑکھڑائیں</text:p>
      <text:p text:style-name="P1"><text:soft-page-break/>لڑکھڑاتی</text:p>
      <text:p text:style-name="P1">لڑکھڑاتے</text:p>
      <text:p text:style-name="P1">لڑکھڑاہٹ</text:p>
      <text:p text:style-name="P1">لڑکی</text:p>
      <text:p text:style-name="P1">لڑکیاں</text:p>
      <text:p text:style-name="P1">لڑکیوں</text:p>
      <text:p text:style-name="P1">لڑکے</text:p>
      <text:p text:style-name="P1">لڑی</text:p>
      <text:p text:style-name="P1">لڑیں</text:p>
      <text:p text:style-name="P1">لڑے</text:p>
      <text:p text:style-name="P1">لک</text:p>
      <text:p text:style-name="P1">لکِیریں</text:p>
      <text:p text:style-name="P1">لکِیس</text:p>
      <text:p text:style-name="P1">لکِیسں</text:p>
      <text:p text:style-name="P1">لکڑِیاں</text:p>
      <text:p text:style-name="P1"><text:soft-page-break/>لکڑِیوں</text:p>
      <text:p text:style-name="P1">لکڑہارا</text:p>
      <text:p text:style-name="P1">لکڑہاروں</text:p>
      <text:p text:style-name="P1">لکڑہارے</text:p>
      <text:p text:style-name="P1">لکڑی</text:p>
      <text:p text:style-name="P1">لکڑیاں</text:p>
      <text:p text:style-name="P1">لکڑیوں</text:p>
      <text:p text:style-name="P1">لکھ</text:p>
      <text:p text:style-name="P1">لکھتا</text:p>
      <text:p text:style-name="P1">لکھنا</text:p>
      <text:p text:style-name="P1">لکھنے</text:p>
      <text:p text:style-name="P1">لکہ</text:p>
      <text:p text:style-name="P1">لکیروں</text:p>
      <text:p text:style-name="P1">لگ</text:p>
      <text:p text:style-name="P1">لگا</text:p>
      <text:p text:style-name="P1"><text:soft-page-break/>لگا:-</text:p>
      <text:p text:style-name="P1">لگائِیں</text:p>
      <text:p text:style-name="P1">لگائی</text:p>
      <text:p text:style-name="P1">لگائیں</text:p>
      <text:p text:style-name="P1">لگائے</text:p>
      <text:p text:style-name="P1">لگاتا</text:p>
      <text:p text:style-name="P1">لگاتار</text:p>
      <text:p text:style-name="P1">لگاتی</text:p>
      <text:p text:style-name="P1">لگاتے</text:p>
      <text:p text:style-name="P1">لگام</text:p>
      <text:p text:style-name="P1">لگاموں</text:p>
      <text:p text:style-name="P1">لگان</text:p>
      <text:p text:style-name="P1">لگانا</text:p>
      <text:p text:style-name="P1">لگانے</text:p>
      <text:p text:style-name="P1">لگاؤ</text:p>
      <text:p text:style-name="P1"><text:soft-page-break/>لگاؤاور</text:p>
      <text:p text:style-name="P1">لگاؤُں</text:p>
      <text:p text:style-name="P1">لگاؤں</text:p>
      <text:p text:style-name="P1">لگاہے</text:p>
      <text:p text:style-name="P1">لگایا</text:p>
      <text:p text:style-name="P1">لگایاگیا</text:p>
      <text:p text:style-name="P1">لگتا</text:p>
      <text:p text:style-name="P1">لگتی</text:p>
      <text:p text:style-name="P1">لگتے</text:p>
      <text:p text:style-name="P1">لگن</text:p>
      <text:p text:style-name="P1">لگنا</text:p>
      <text:p text:style-name="P1">لگنوں</text:p>
      <text:p text:style-name="P1">لگنے</text:p>
      <text:p text:style-name="P1">لگو</text:p>
      <text:p text:style-name="P1">لگوا</text:p>
      <text:p text:style-name="P1"><text:soft-page-break/>لگوائے</text:p>
      <text:p text:style-name="P1">لگواتے</text:p>
      <text:p text:style-name="P1">لگوایا</text:p>
      <text:p text:style-name="P1">لگِیں</text:p>
      <text:p text:style-name="P1">لگڑ</text:p>
      <text:p text:style-name="P1">لگی</text:p>
      <text:p text:style-name="P1">لگیں</text:p>
      <text:p text:style-name="P1">لگے</text:p>
      <text:p text:style-name="P1">لہ</text:p>
      <text:p text:style-name="P1">لہابی</text:p>
      <text:p text:style-name="P1">لہجہ</text:p>
      <text:p text:style-name="P1">لہر</text:p>
      <text:p text:style-name="P1">لہراتی</text:p>
      <text:p text:style-name="P1">لہروں</text:p>
      <text:p text:style-name="P1">لہریں</text:p>
      <text:p text:style-name="P1"><text:soft-page-break/>لہسن</text:p>
      <text:p text:style-name="P1">لہلہاتی</text:p>
      <text:p text:style-name="P1">لہلہانے</text:p>
      <text:p text:style-name="P1">لہُو</text:p>
      <text:p text:style-name="P1">لہُولُہان</text:p>
      <text:p text:style-name="P1">لہُوپی</text:p>
      <text:p text:style-name="P1">لی</text:p>
      <text:p text:style-name="P1">لیا</text:p>
      <text:p text:style-name="P1">لیاؔہ</text:p>
      <text:p text:style-name="P1">لیاقت</text:p>
      <text:p text:style-name="P1">لیاہ</text:p>
      <text:p text:style-name="P1">لیتا</text:p>
      <text:p text:style-name="P1">لیتاتھا</text:p>
      <text:p text:style-name="P1">لیتِیں</text:p>
      <text:p text:style-name="P1">لیتی</text:p>
      <text:p text:style-name="P1"><text:soft-page-break/>لیتے</text:p>
      <text:p text:style-name="P1">لیس</text:p>
      <text:p text:style-name="P1">لین</text:p>
      <text:p text:style-name="P1">لینا</text:p>
      <text:p text:style-name="P1">لیناچاہے</text:p>
      <text:p text:style-name="P1">لینی</text:p>
      <text:p text:style-name="P1">لینے</text:p>
      <text:p text:style-name="P1">لیَس</text:p>
      <text:p text:style-name="P1">لیِم</text:p>
      <text:p text:style-name="P1">لیٹ</text:p>
      <text:p text:style-name="P1">لیٹا</text:p>
      <text:p text:style-name="P1">لیٹتا</text:p>
      <text:p text:style-name="P1">لیٹتے</text:p>
      <text:p text:style-name="P1">لیٹنے</text:p>
      <text:p text:style-name="P1">لیٹی</text:p>
      <text:p text:style-name="P1"><text:soft-page-break/>لیٹیں</text:p>
      <text:p text:style-name="P1">لیٹے</text:p>
      <text:p text:style-name="P1">لیڈر</text:p>
      <text:p text:style-name="P1">لیکن</text:p>
      <text:p text:style-name="P1">لیں</text:p>
      <text:p text:style-name="P1">لے</text:p>
      <text:p text:style-name="P1">م</text:p>
      <text:p text:style-name="P1">ما</text:p>
      <text:p text:style-name="P1">ماؔئِم</text:p>
      <text:p text:style-name="P1">ماؔعَت</text:p>
      <text:p text:style-name="P1">مائل</text:p>
      <text:p text:style-name="P1">مائِل</text:p>
      <text:p text:style-name="P1">مائیل</text:p>
      <text:p text:style-name="P1">مائیں</text:p>
      <text:p text:style-name="P1">ماایل</text:p>
      <text:p text:style-name="P1">مات</text:p>
      <text:p text:style-name="P1">ماتحت</text:p>
      <text:p text:style-name="P1">ماتحتوں</text:p>
      <text:p text:style-name="P1"><text:soft-page-break/>ماتحتی</text:p>
      <text:p text:style-name="P1">ماتم</text:p>
      <text:p text:style-name="P1">ماتمی</text:p>
      <text:p text:style-name="P1">ماتھوں</text:p>
      <text:p text:style-name="P1">ماتھے</text:p>
      <text:p text:style-name="P1">ماجرا</text:p>
      <text:p text:style-name="P1">ماجروں</text:p>
      <text:p text:style-name="P1">ماجرہ</text:p>
      <text:p text:style-name="P1">ماجرے</text:p>
      <text:p text:style-name="P1">ماجوؔج</text:p>
      <text:p text:style-name="P1">ماجوج</text:p>
      <text:p text:style-name="P1">ماجُوؔج</text:p>
      <text:p text:style-name="P1">ماجُوج</text:p>
      <text:p text:style-name="P1">مادر</text:p>
      <text:p text:style-name="P1">مادَؔی</text:p>
      <text:p text:style-name="P1">مادَؔے</text:p>
      <text:p text:style-name="P1">مادَی</text:p>
      <text:p text:style-name="P1">مادِیوں</text:p>
      <text:p text:style-name="P1"><text:soft-page-break/>مادّے</text:p>
      <text:p text:style-name="P1">مادہ</text:p>
      <text:p text:style-name="P1">مادی</text:p>
      <text:p text:style-name="P1">مادیوں</text:p>
      <text:p text:style-name="P1">مار</text:p>
      <text:p text:style-name="P1">مارؔہ</text:p>
      <text:p text:style-name="P1">مارا</text:p>
      <text:p text:style-name="P1">ماراجائے</text:p>
      <text:p text:style-name="P1">ماراکیونکہ</text:p>
      <text:p text:style-name="P1"><text:soft-page-break/>ماراہو</text:p>
      <text:p text:style-name="P1">ماراہے</text:p>
      <text:p text:style-name="P1">مارتا</text:p>
      <text:p text:style-name="P1">مارتول</text:p>
      <text:p text:style-name="P1">مارتی</text:p>
      <text:p text:style-name="P1">مارتے</text:p>
      <text:p text:style-name="P1">ماردو</text:p>
      <text:p text:style-name="P1">ماردے</text:p>
      <text:p text:style-name="P1">مارنا</text:p>
      <text:p text:style-name="P1">مارنے</text:p>
      <text:p text:style-name="P1">مارو</text:p>
      <text:p text:style-name="P1">ماروؔت</text:p>
      <text:p text:style-name="P1">مارُوں</text:p>
      <text:p text:style-name="P1">مارڈالُوں</text:p>
      <text:p text:style-name="P1">مارہ</text:p>
      <text:p text:style-name="P1"><text:soft-page-break/>ماری</text:p>
      <text:p text:style-name="P1">ماریسہ</text:p>
      <text:p text:style-name="P1">ماریں</text:p>
      <text:p text:style-name="P1">مارے</text:p>
      <text:p text:style-name="P1">ماسِوا</text:p>
      <text:p text:style-name="P1">ماضی</text:p>
      <text:p text:style-name="P1">ماعونیوں</text:p>
      <text:p text:style-name="P1">ماعَی</text:p>
      <text:p text:style-name="P1">مال</text:p>
      <text:p text:style-name="P1">مالا</text:p>
      <text:p text:style-name="P1">مالامال</text:p>
      <text:p text:style-name="P1">مالدار</text:p>
      <text:p text:style-name="P1">مالِ</text:p>
      <text:p text:style-name="P1">مالِک</text:p>
      <text:p text:style-name="P1">مالِکو</text:p>
      <text:p text:style-name="P1"><text:soft-page-break/>مالِکوں</text:p>
      <text:p text:style-name="P1">مالک</text:p>
      <text:p text:style-name="P1">مالی</text:p>
      <text:p text:style-name="P1">مامتا</text:p>
      <text:p text:style-name="P1">ماموں</text:p>
      <text:p text:style-name="P1">مامُور</text:p>
      <text:p text:style-name="P1">مامُوؤں</text:p>
      <text:p text:style-name="P1">مان</text:p>
      <text:p text:style-name="P1">مانا</text:p>
      <text:p text:style-name="P1">مانانہ</text:p>
      <text:p text:style-name="P1">مانتا</text:p>
      <text:p text:style-name="P1">مانتی</text:p>
      <text:p text:style-name="P1">مانتے</text:p>
      <text:p text:style-name="P1">مانج</text:p>
      <text:p text:style-name="P1">مانجھی</text:p>
      <text:p text:style-name="P1"><text:soft-page-break/>مانحت</text:p>
      <text:p text:style-name="P1">ماند</text:p>
      <text:p text:style-name="P1">ماندبن</text:p>
      <text:p text:style-name="P1">ماندوں</text:p>
      <text:p text:style-name="P1">ماندگی</text:p>
      <text:p text:style-name="P1">ماندہ</text:p>
      <text:p text:style-name="P1">ماندیں</text:p>
      <text:p text:style-name="P1">ماندے</text:p>
      <text:p text:style-name="P1">ماننا</text:p>
      <text:p text:style-name="P1">ماننے</text:p>
      <text:p text:style-name="P1">مانو</text:p>
      <text:p text:style-name="P1">مانوں</text:p>
      <text:p text:style-name="P1">مانُوں</text:p>
      <text:p text:style-name="P1">مانِند</text:p>
      <text:p text:style-name="P1">مانِندآراستہ</text:p>
      <text:p text:style-name="P1"><text:soft-page-break/>مانِنداُس</text:p>
      <text:p text:style-name="P1">مانِنداپنی</text:p>
      <text:p text:style-name="P1">مانِندبناؤُں</text:p>
      <text:p text:style-name="P1">مانِندبناؤں</text:p>
      <text:p text:style-name="P1">مانِندتھے</text:p>
      <text:p text:style-name="P1">مانِندجو</text:p>
      <text:p text:style-name="P1">مانِندجِدھر</text:p>
      <text:p text:style-name="P1">مانِندجِس</text:p>
      <text:p text:style-name="P1">مانِنددُور</text:p>
      <text:p text:style-name="P1">مانِندسُنتا</text:p>
      <text:p text:style-name="P1">مانِندصیّاد</text:p>
      <text:p text:style-name="P1">مانِندمُجھ</text:p>
      <text:p text:style-name="P1">مانِندمُنہ</text:p>
      <text:p text:style-name="P1">مانِندمیری</text:p>
      <text:p text:style-name="P1">مانِندنہ</text:p>
      <text:p text:style-name="P1"><text:soft-page-break/>مانِندنہیں</text:p>
      <text:p text:style-name="P1">مانِندٹپکے</text:p>
      <text:p text:style-name="P1">مانِندچرائے</text:p>
      <text:p text:style-name="P1">مانِندچمکتا</text:p>
      <text:p text:style-name="P1">مانِندکمزور</text:p>
      <text:p text:style-name="P1">مانِندہانپتے</text:p>
      <text:p text:style-name="P1">مانِندہو</text:p>
      <text:p text:style-name="P1">مانِندہوتا</text:p>
      <text:p text:style-name="P1">مانِندہوتی</text:p>
      <text:p text:style-name="P1">مانِندہُؤا</text:p>
      <text:p text:style-name="P1">مانِندہیں</text:p>
      <text:p text:style-name="P1">مانِندہے</text:p>
      <text:p text:style-name="P1">مانِیں</text:p>
      <text:p text:style-name="P1">مانگ</text:p>
      <text:p text:style-name="P1">مانگا</text:p>
      <text:p text:style-name="P1"><text:soft-page-break/>مانگتا</text:p>
      <text:p text:style-name="P1">مانگتی</text:p>
      <text:p text:style-name="P1">مانگتے</text:p>
      <text:p text:style-name="P1">مانگنا</text:p>
      <text:p text:style-name="P1">مانگناپڑے</text:p>
      <text:p text:style-name="P1">مانگنے</text:p>
      <text:p text:style-name="P1">مانگو</text:p>
      <text:p text:style-name="P1">مانگُوں</text:p>
      <text:p text:style-name="P1">مانگی</text:p>
      <text:p text:style-name="P1">مانگیں</text:p>
      <text:p text:style-name="P1">مانگے</text:p>
      <text:p text:style-name="P1">مانہ</text:p>
      <text:p text:style-name="P1">مانی</text:p>
      <text:p text:style-name="P1">مانیں</text:p>
      <text:p text:style-name="P1">مانے</text:p>
      <text:p text:style-name="P1"><text:soft-page-break/>ماوت</text:p>
      <text:p text:style-name="P1">ماؤں</text:p>
      <text:p text:style-name="P1">ماِنند</text:p>
      <text:p text:style-name="P1">ماکی</text:p>
      <text:p text:style-name="P1">ماں</text:p>
      <text:p text:style-name="P1">ماہ</text:p>
      <text:p text:style-name="P1">ماہتاب</text:p>
      <text:p text:style-name="P1">ماہر</text:p>
      <text:p text:style-name="P1">ماہِ</text:p>
      <text:p text:style-name="P1">ماہِر</text:p>
      <text:p text:style-name="P1">ماہِرفقِیہہ</text:p>
      <text:p text:style-name="P1">ماہی</text:p>
      <text:p text:style-name="P1">مایُوس</text:p>
      <text:p text:style-name="P1">مبادا</text:p>
      <text:p text:style-name="P1">مباداتُو</text:p>
      <text:p text:style-name="P1"><text:soft-page-break/>مبنی</text:p>
      <text:p text:style-name="P1">مبو</text:p>
      <text:p text:style-name="P1">مت</text:p>
      <text:p text:style-name="P1">متاع</text:p>
      <text:p text:style-name="P1">متتّیاؔہ</text:p>
      <text:p text:style-name="P1">مترداؔت</text:p>
      <text:p text:style-name="P1">مترُوک</text:p>
      <text:p text:style-name="P1">مترُوکہ</text:p>
      <text:p text:style-name="P1">متعجُّب</text:p>
      <text:p text:style-name="P1">متنیاؔہ</text:p>
      <text:p text:style-name="P1">متواتر</text:p>
      <text:p text:style-name="P1">متوالا</text:p>
      <text:p text:style-name="P1">متوالو</text:p>
      <text:p text:style-name="P1">متوالوں</text:p>
      <text:p text:style-name="P1">متوالے</text:p>
      <text:p text:style-name="P1"><text:soft-page-break/>متوجُّہ</text:p>
      <text:p text:style-name="P1">متوسا</text:p>
      <text:p text:style-name="P1">متوسِلح</text:p>
      <text:p text:style-name="P1">متَّتاہ</text:p>
      <text:p text:style-name="P1">متُو</text:p>
      <text:p text:style-name="P1">متُوؔسِلح</text:p>
      <text:p text:style-name="P1">متِّتیاؔہ</text:p>
      <text:p text:style-name="P1">متِّتیاہ</text:p>
      <text:p text:style-name="P1">متِین</text:p>
      <text:p text:style-name="P1">متّات</text:p>
      <text:p text:style-name="P1">متّان</text:p>
      <text:p text:style-name="P1">متّتّاہ</text:p>
      <text:p text:style-name="P1">متّنَی</text:p>
      <text:p text:style-name="P1">متّنہ</text:p>
      <text:p text:style-name="P1">متّنی</text:p>
      <text:p text:style-name="P1"><text:soft-page-break/>متّنیاؔہ</text:p>
      <text:p text:style-name="P1">متّنیاہ</text:p>
      <text:p text:style-name="P1">متّی</text:p>
      <text:p text:style-name="P1">متّیاؔہ</text:p>
      <text:p text:style-name="P1">متی</text:p>
      <text:p text:style-name="P1">مثال</text:p>
      <text:p text:style-name="P1">مثل</text:p>
      <text:p text:style-name="P1">مثلاً</text:p>
      <text:p text:style-name="P1">مثلیں</text:p>
      <text:p text:style-name="P1">مثِیل</text:p>
      <text:p text:style-name="P1">مجال</text:p>
      <text:p text:style-name="P1">مجبور</text:p>
      <text:p text:style-name="P1">مجبُور</text:p>
      <text:p text:style-name="P1">مجبِیس</text:p>
      <text:p text:style-name="P1">مجداؔل</text:p>
      <text:p text:style-name="P1"><text:soft-page-break/>مجدِایل</text:p>
      <text:p text:style-name="P1">مجروؔن</text:p>
      <text:p text:style-name="P1">مجرُوح</text:p>
      <text:p text:style-name="P1">مجرُون</text:p>
      <text:p text:style-name="P1">مجلس</text:p>
      <text:p text:style-name="P1">مجلِس</text:p>
      <text:p text:style-name="P1">مجمع</text:p>
      <text:p text:style-name="P1">مجمعوں</text:p>
      <text:p text:style-name="P1">مجمعِ</text:p>
      <text:p text:style-name="P1">مجمُوعہ</text:p>
      <text:p text:style-name="P1">مجنُون</text:p>
      <text:p text:style-name="P1">مجنُوں</text:p>
      <text:p text:style-name="P1">مجُوسِیوں</text:p>
      <text:p text:style-name="P1">مجُوسی</text:p>
      <text:p text:style-name="P1">مجُھ</text:p>
      <text:p text:style-name="P1"><text:soft-page-break/>مجِدّو</text:p>
      <text:p text:style-name="P1">مجِدّون</text:p>
      <text:p text:style-name="P1">مجھ</text:p>
      <text:p text:style-name="P1">محازیوؔت</text:p>
      <text:p text:style-name="P1">محاصرہ</text:p>
      <text:p text:style-name="P1">محاصِل</text:p>
      <text:p text:style-name="P1">محافِظ</text:p>
      <text:p text:style-name="P1">محالات</text:p>
      <text:p text:style-name="P1">محاوی</text:p>
      <text:p text:style-name="P1">محبُوب</text:p>
      <text:p text:style-name="P1">محبُوبہ</text:p>
      <text:p text:style-name="P1">محبّت</text:p>
      <text:p text:style-name="P1">محت</text:p>
      <text:p text:style-name="P1">محرمِ</text:p>
      <text:p text:style-name="P1">محرُوم</text:p>
      <text:p text:style-name="P1"><text:soft-page-break/>محرِّر</text:p>
      <text:p text:style-name="P1">محسُوب</text:p>
      <text:p text:style-name="P1">محسُوس</text:p>
      <text:p text:style-name="P1">محسیاؔہ</text:p>
      <text:p text:style-name="P1">محصُور</text:p>
      <text:p text:style-name="P1">محصُول</text:p>
      <text:p text:style-name="P1">محض</text:p>
      <text:p text:style-name="P1">محفُوظ</text:p>
      <text:p text:style-name="P1">محفِل</text:p>
      <text:p text:style-name="P1">محفِلوں</text:p>
      <text:p text:style-name="P1">محل</text:p>
      <text:p text:style-name="P1">محلاہ</text:p>
      <text:p text:style-name="P1">محلوؔن</text:p>
      <text:p text:style-name="P1">محلون</text:p>
      <text:p text:style-name="P1">محلَت</text:p>
      <text:p text:style-name="P1"><text:soft-page-break/>محلّ</text:p>
      <text:p text:style-name="P1">محلّوں</text:p>
      <text:p text:style-name="P1">محلّہ</text:p>
      <text:p text:style-name="P1">محلہ</text:p>
      <text:p text:style-name="P1">محلی</text:p>
      <text:p text:style-name="P1">محمُود</text:p>
      <text:p text:style-name="P1">محنایم</text:p>
      <text:p text:style-name="P1">محنایِم</text:p>
      <text:p text:style-name="P1">محنت</text:p>
      <text:p text:style-name="P1">محنے</text:p>
      <text:p text:style-name="P1">محولاتی</text:p>
      <text:p text:style-name="P1">محویاؔایل</text:p>
      <text:p text:style-name="P1">محویااؔیل</text:p>
      <text:p text:style-name="P1">محُبّت</text:p>
      <text:p text:style-name="P1">محُو</text:p>
      <text:p text:style-name="P1"><text:soft-page-break/>محُولاتی</text:p>
      <text:p text:style-name="P1">محُولہ</text:p>
      <text:p text:style-name="P1">محِراب</text:p>
      <text:p text:style-name="P1">محِنت</text:p>
      <text:p text:style-name="P1">محِنتی</text:p>
      <text:p text:style-name="P1">محِیدا</text:p>
      <text:p text:style-name="P1">محِیر</text:p>
      <text:p text:style-name="P1">محکُوم</text:p>
      <text:p text:style-name="P1">مخارِج</text:p>
      <text:p text:style-name="P1">مخالِف</text:p>
      <text:p text:style-name="P1">مخالِفوں</text:p>
      <text:p text:style-name="P1">مختُون</text:p>
      <text:p text:style-name="P1">مختُونوں</text:p>
      <text:p text:style-name="P1">مختُونی</text:p>
      <text:p text:style-name="P1">مخدُوم</text:p>
      <text:p text:style-name="P1"><text:soft-page-break/>مخرج</text:p>
      <text:p text:style-name="P1">مخرجوں</text:p>
      <text:p text:style-name="P1">مخرُوطی</text:p>
      <text:p text:style-name="P1">مخزنوں</text:p>
      <text:p text:style-name="P1">مخصُوص</text:p>
      <text:p text:style-name="P1">مخصُوصِیت</text:p>
      <text:p text:style-name="P1">مخصُوصِیّت</text:p>
      <text:p text:style-name="P1">مخصُوصیّت</text:p>
      <text:p text:style-name="P1">مخلصی</text:p>
      <text:p text:style-name="P1">مخلوط</text:p>
      <text:p text:style-name="P1">مخلُوط</text:p>
      <text:p text:style-name="P1">مخلُوق</text:p>
      <text:p text:style-name="P1">مخلُوقات</text:p>
      <text:p text:style-name="P1">مخَتُونوں</text:p>
      <text:p text:style-name="P1">مخُالفت</text:p>
      <text:p text:style-name="P1"><text:soft-page-break/>مداخِل</text:p>
      <text:p text:style-name="P1">مدار</text:p>
      <text:p text:style-name="P1">مدح</text:p>
      <text:p text:style-name="P1">مدخل</text:p>
      <text:p text:style-name="P1">مدخلوں</text:p>
      <text:p text:style-name="P1">مدد</text:p>
      <text:p text:style-name="P1">مددکرو</text:p>
      <text:p text:style-name="P1">مددکی</text:p>
      <text:p text:style-name="P1">مددکے</text:p>
      <text:p text:style-name="P1">مددگار</text:p>
      <text:p text:style-name="P1">مددگاروں</text:p>
      <text:p text:style-name="P1">مدرسہ</text:p>
      <text:p text:style-name="P1">مدمنّاؔہ</text:p>
      <text:p text:style-name="P1">مدمنّہ</text:p>
      <text:p text:style-name="P1">مدوؔن</text:p>
      <text:p text:style-name="P1"><text:soft-page-break/>مدون</text:p>
      <text:p text:style-name="P1">مدِمینہ</text:p>
      <text:p text:style-name="P1">مدِنظر</text:p>
      <text:p text:style-name="P1">مدِید</text:p>
      <text:p text:style-name="P1">مدہوش</text:p>
      <text:p text:style-name="P1">مدیان</text:p>
      <text:p text:style-name="P1">مذاق</text:p>
      <text:p text:style-name="P1">مذبح</text:p>
      <text:p text:style-name="P1">مذبحوں</text:p>
      <text:p text:style-name="P1">مذبحے</text:p>
      <text:p text:style-name="P1">مذمّت</text:p>
      <text:p text:style-name="P1">مذکُور</text:p>
      <text:p text:style-name="P1">مذہب</text:p>
      <text:p text:style-name="P1">مذہبی</text:p>
      <text:p text:style-name="P1">مر</text:p>
      <text:p text:style-name="P1"><text:soft-page-break/>مرؔتھا</text:p>
      <text:p text:style-name="P1">مرؔیم</text:p>
      <text:p text:style-name="P1">مرا</text:p>
      <text:p text:style-name="P1">مراتاؔیم</text:p>
      <text:p text:style-name="P1">مرار</text:p>
      <text:p text:style-name="P1">مرارؔی</text:p>
      <text:p text:style-name="P1">مراری</text:p>
      <text:p text:style-name="P1">مراریوں</text:p>
      <text:p text:style-name="P1">مرایا</text:p>
      <text:p text:style-name="P1">مرایوؔت</text:p>
      <text:p text:style-name="P1">مرتبان</text:p>
      <text:p text:style-name="P1">مرتبہ</text:p>
      <text:p text:style-name="P1">مرتھا</text:p>
      <text:p text:style-name="P1">مرثِیوں</text:p>
      <text:p text:style-name="P1">مرثِیہ</text:p>
      <text:p text:style-name="P1"><text:soft-page-break/>مرجان</text:p>
      <text:p text:style-name="P1">مرحُوم</text:p>
      <text:p text:style-name="P1">مرحُوموں</text:p>
      <text:p text:style-name="P1">مرد</text:p>
      <text:p text:style-name="P1">مردؔکی</text:p>
      <text:p text:style-name="P1">مردانگی</text:p>
      <text:p text:style-name="P1">مردم</text:p>
      <text:p text:style-name="P1">مردُم</text:p>
      <text:p text:style-name="P1">مردُود</text:p>
      <text:p text:style-name="P1">مردُودہ</text:p>
      <text:p text:style-name="P1">مردِ</text:p>
      <text:p text:style-name="P1">مردکَی</text:p>
      <text:p text:style-name="P1">مرس</text:p>
      <text:p text:style-name="P1">مرسِنا</text:p>
      <text:p text:style-name="P1">مرض</text:p>
      <text:p text:style-name="P1"><text:soft-page-break/>مرضی</text:p>
      <text:p text:style-name="P1">مرعلہ</text:p>
      <text:p text:style-name="P1">مرغُوب</text:p>
      <text:p text:style-name="P1">مرغُوبِ</text:p>
      <text:p text:style-name="P1">مرغُوبہ</text:p>
      <text:p text:style-name="P1">مرقس</text:p>
      <text:p text:style-name="P1">مرقس۴</text:p>
      <text:p text:style-name="P1">مرقُوم</text:p>
      <text:p text:style-name="P1">مرمر</text:p>
      <text:p text:style-name="P1">مرمّت</text:p>
      <text:p text:style-name="P1">مرنا</text:p>
      <text:p text:style-name="P1">مرنے</text:p>
      <text:p text:style-name="P1">مرو</text:p>
      <text:p text:style-name="P1">مروا</text:p>
      <text:p text:style-name="P1">مرودؔک</text:p>
      <text:p text:style-name="P1"><text:soft-page-break/>مرودک</text:p>
      <text:p text:style-name="P1">مرون</text:p>
      <text:p text:style-name="P1">مروُں</text:p>
      <text:p text:style-name="P1">مروڑ</text:p>
      <text:p text:style-name="P1">مروڑا</text:p>
      <text:p text:style-name="P1">مروڑتی</text:p>
      <text:p text:style-name="P1">مروڑتے</text:p>
      <text:p text:style-name="P1">مروڑنے</text:p>
      <text:p text:style-name="P1">مرُونوتی</text:p>
      <text:p text:style-name="P1">مرُونگا</text:p>
      <text:p text:style-name="P1">مرُوں</text:p>
      <text:p text:style-name="P1">مرِیبوؔت</text:p>
      <text:p text:style-name="P1">مرِیبہ</text:p>
      <text:p text:style-name="P1">مرِیض</text:p>
      <text:p text:style-name="P1">مرِیموؔت</text:p>
      <text:p text:style-name="P1"><text:soft-page-break/>مرِیہ</text:p>
      <text:p text:style-name="P1">مرکبوؔت</text:p>
      <text:p text:style-name="P1">مرہم</text:p>
      <text:p text:style-name="P1">مری</text:p>
      <text:p text:style-name="P1">مریببعل</text:p>
      <text:p text:style-name="P1">مریبعل</text:p>
      <text:p text:style-name="P1">مریبوت</text:p>
      <text:p text:style-name="P1">مریبہ</text:p>
      <text:p text:style-name="P1">مریسہ</text:p>
      <text:p text:style-name="P1">مریض</text:p>
      <text:p text:style-name="P1">مریں</text:p>
      <text:p text:style-name="P1">مرے</text:p>
      <text:p text:style-name="P1">مزا</text:p>
      <text:p text:style-name="P1">مزاج</text:p>
      <text:p text:style-name="P1">مزامِیر</text:p>
      <text:p text:style-name="P1"><text:soft-page-break/>مزبلوں</text:p>
      <text:p text:style-name="P1">مزبلہ</text:p>
      <text:p text:style-name="P1">مزدُور</text:p>
      <text:p text:style-name="P1">مزدُوربنے</text:p>
      <text:p text:style-name="P1">مزدُوروں</text:p>
      <text:p text:style-name="P1">مزدُوری</text:p>
      <text:p text:style-name="P1">مزمُور</text:p>
      <text:p text:style-name="P1">مزِید</text:p>
      <text:p text:style-name="P1">مزہ</text:p>
      <text:p text:style-name="P1">مزید</text:p>
      <text:p text:style-name="P1">مزے</text:p>
      <text:p text:style-name="P1">مس</text:p>
      <text:p text:style-name="P1">مسئلہ</text:p>
      <text:p text:style-name="P1">مسا</text:p>
      <text:p text:style-name="P1">مساؔل</text:p>
      <text:p text:style-name="P1"><text:soft-page-break/>مسائِل</text:p>
      <text:p text:style-name="P1">مسافت</text:p>
      <text:p text:style-name="P1">مسافر</text:p>
      <text:p text:style-name="P1">مسافرہو</text:p>
      <text:p text:style-name="P1">مست</text:p>
      <text:p text:style-name="P1">مستُور</text:p>
      <text:p text:style-name="P1">مستُول</text:p>
      <text:p text:style-name="P1">مستی</text:p>
      <text:p text:style-name="P1">مسح</text:p>
      <text:p text:style-name="P1">مسخروں</text:p>
      <text:p text:style-name="P1">مسخرہ</text:p>
      <text:p text:style-name="P1">مسدُود</text:p>
      <text:p text:style-name="P1">مسرُور</text:p>
      <text:p text:style-name="P1">مسرِ</text:p>
      <text:p text:style-name="P1">مسرّت</text:p>
      <text:p text:style-name="P1"><text:soft-page-break/>مسل</text:p>
      <text:p text:style-name="P1">مسلاّؔم</text:p>
      <text:p text:style-name="P1">مسلخ</text:p>
      <text:p text:style-name="P1">مسلمیاؔہ</text:p>
      <text:p text:style-name="P1">مسلمیت</text:p>
      <text:p text:style-name="P1">مسلِّط</text:p>
      <text:p text:style-name="P1">مسلّح</text:p>
      <text:p text:style-name="P1">مسلّیموؔت</text:p>
      <text:p text:style-name="P1">مسلے</text:p>
      <text:p text:style-name="P1">مسند</text:p>
      <text:p text:style-name="P1">مسوپتا</text:p>
      <text:p text:style-name="P1">مسوپتامِیہ</text:p>
      <text:p text:style-name="P1">مسوپتامیہ</text:p>
      <text:p text:style-name="P1">مسُلاّؔم</text:p>
      <text:p text:style-name="P1">مسُور</text:p>
      <text:p text:style-name="P1"><text:soft-page-break/>مسِلّیموؔت</text:p>
      <text:p text:style-name="P1">مسِیح</text:p>
      <text:p text:style-name="P1">مسِیحِ</text:p>
      <text:p text:style-name="P1">مسِیحی</text:p>
      <text:p text:style-name="P1">مسِیحیوں</text:p>
      <text:p text:style-name="P1">مسّا</text:p>
      <text:p text:style-name="P1">مسّاہ</text:p>
      <text:p text:style-name="P1">مسّہ</text:p>
      <text:p text:style-name="P1">مسک</text:p>
      <text:p text:style-name="P1">مسکن</text:p>
      <text:p text:style-name="P1">مسکنوں</text:p>
      <text:p text:style-name="P1">مسکنِ</text:p>
      <text:p text:style-name="P1">مسکِین</text:p>
      <text:p text:style-name="P1">مسکِینوں</text:p>
      <text:p text:style-name="P1">مسیِح</text:p>
      <text:p text:style-name="P1"><text:soft-page-break/>مسیِحی</text:p>
      <text:p text:style-name="P1">مشائخ</text:p>
      <text:p text:style-name="P1">مشرِق</text:p>
      <text:p text:style-name="P1">مشرِقی</text:p>
      <text:p text:style-name="P1">مشعل</text:p>
      <text:p text:style-name="P1">مشعلوں</text:p>
      <text:p text:style-name="P1">مشعلیں</text:p>
      <text:p text:style-name="P1">مشغُول</text:p>
      <text:p text:style-name="P1">مشق</text:p>
      <text:p text:style-name="P1">مشقّت</text:p>
      <text:p text:style-name="P1">مشقّتوں</text:p>
      <text:p text:style-name="P1">مشقّتیں</text:p>
      <text:p text:style-name="P1">مشن</text:p>
      <text:p text:style-name="P1">مشورت</text:p>
      <text:p text:style-name="P1">مشورَت</text:p>
      <text:p text:style-name="P1"><text:soft-page-break/>مشورَہ</text:p>
      <text:p text:style-name="P1">مشورہ</text:p>
      <text:p text:style-name="P1">مشوَرت</text:p>
      <text:p text:style-name="P1">مشوَرتوں</text:p>
      <text:p text:style-name="P1">مشوَروں</text:p>
      <text:p text:style-name="P1">مشوَرَت</text:p>
      <text:p text:style-name="P1">مشوَرہ</text:p>
      <text:p text:style-name="P1">مشوَرۃ</text:p>
      <text:p text:style-name="P1">مشَورہ</text:p>
      <text:p text:style-name="P1">مشّاق</text:p>
      <text:p text:style-name="P1">مشک</text:p>
      <text:p text:style-name="P1">مشکوں</text:p>
      <text:p text:style-name="P1">مشکِیزہ</text:p>
      <text:p text:style-name="P1">مشکِیزے</text:p>
      <text:p text:style-name="P1">مشکِیل</text:p>
      <text:p text:style-name="P1"><text:soft-page-break/>مشہُور</text:p>
      <text:p text:style-name="P1">مشیز</text:p>
      <text:p text:style-name="P1">مشیزِ</text:p>
      <text:p text:style-name="P1">مصؔر</text:p>
      <text:p text:style-name="P1">مصالح</text:p>
      <text:p text:style-name="P1">مصالِح</text:p>
      <text:p text:style-name="P1">مصدر</text:p>
      <text:p text:style-name="P1">مصر</text:p>
      <text:p text:style-name="P1">مصرُوف</text:p>
      <text:p text:style-name="P1">مصطگی</text:p>
      <text:p text:style-name="P1">مصفاؔت</text:p>
      <text:p text:style-name="P1">مصلحت</text:p>
      <text:p text:style-name="P1">مصلحتوں</text:p>
      <text:p text:style-name="P1">مصلحتیں</text:p>
      <text:p text:style-name="P1">مصلُوب</text:p>
      <text:p text:style-name="P1"><text:soft-page-break/>مصمّم</text:p>
      <text:p text:style-name="P1">مصنُوع</text:p>
      <text:p text:style-name="P1">مصِؔر</text:p>
      <text:p text:style-name="P1">مصِر</text:p>
      <text:p text:style-name="P1">مضامِین</text:p>
      <text:p text:style-name="P1">مضبُوط</text:p>
      <text:p text:style-name="P1">مضبُوطی</text:p>
      <text:p text:style-name="P1">مضحکہ</text:p>
      <text:p text:style-name="P1">مضمُون</text:p>
      <text:p text:style-name="P1">مضوبائی</text:p>
      <text:p text:style-name="P1">مطالبہ</text:p>
      <text:p text:style-name="P1">مطبخ</text:p>
      <text:p text:style-name="P1">مطریوں</text:p>
      <text:p text:style-name="P1">مطلب</text:p>
      <text:p text:style-name="P1">مطلع</text:p>
      <text:p text:style-name="P1"><text:soft-page-break/>مطلعِ</text:p>
      <text:p text:style-name="P1">مطلَب</text:p>
      <text:p text:style-name="P1">مطلُوبہ</text:p>
      <text:p text:style-name="P1">مطلُوقہ</text:p>
      <text:p text:style-name="P1">مظلُوم</text:p>
      <text:p text:style-name="P1">مظلُوموں</text:p>
      <text:p text:style-name="P1">مظلُومی</text:p>
      <text:p text:style-name="P1">مع</text:p>
      <text:p text:style-name="P1">معاملے</text:p>
      <text:p text:style-name="P1">معاونین</text:p>
      <text:p text:style-name="P1">معبد</text:p>
      <text:p text:style-name="P1">معبُود</text:p>
      <text:p text:style-name="P1">معبُودو</text:p>
      <text:p text:style-name="P1">معبُودوں</text:p>
      <text:p text:style-name="P1">معبُودِ</text:p>
      <text:p text:style-name="P1"><text:soft-page-break/>معدَی</text:p>
      <text:p text:style-name="P1">معدُودے</text:p>
      <text:p text:style-name="P1">معدُوم</text:p>
      <text:p text:style-name="P1">معدیاؔہ</text:p>
      <text:p text:style-name="P1">معذُور</text:p>
      <text:p text:style-name="P1">معرات</text:p>
      <text:p text:style-name="P1">معرفت</text:p>
      <text:p text:style-name="P1">معرُوف</text:p>
      <text:p text:style-name="P1">معرِفت</text:p>
      <text:p text:style-name="P1">معرکہ</text:p>
      <text:p text:style-name="P1">معرکۂِ</text:p>
      <text:p text:style-name="P1">معرے</text:p>
      <text:p text:style-name="P1">معزُول</text:p>
      <text:p text:style-name="P1">معزیاؔہ</text:p>
      <text:p text:style-name="P1">معسی</text:p>
      <text:p text:style-name="P1"><text:soft-page-break/>معسیاؔہ</text:p>
      <text:p text:style-name="P1">معصُوم</text:p>
      <text:p text:style-name="P1">معصُوموں</text:p>
      <text:p text:style-name="P1">معض</text:p>
      <text:p text:style-name="P1">معقُول</text:p>
      <text:p text:style-name="P1">معلوت</text:p>
      <text:p text:style-name="P1">معلُوم</text:p>
      <text:p text:style-name="P1">معمُور</text:p>
      <text:p text:style-name="P1">معمُورؔہو</text:p>
      <text:p text:style-name="P1">معمُورتھی</text:p>
      <text:p text:style-name="P1">معمُورہے</text:p>
      <text:p text:style-name="P1">معمُوری</text:p>
      <text:p text:style-name="P1">معمُول</text:p>
      <text:p text:style-name="P1">معمُولی</text:p>
      <text:p text:style-name="P1">معنوں</text:p>
      <text:p text:style-name="P1"><text:soft-page-break/>معنی</text:p>
      <text:p text:style-name="P1">معو</text:p>
      <text:p text:style-name="P1">معون</text:p>
      <text:p text:style-name="P1">معُوؔن</text:p>
      <text:p text:style-name="P1">معُوؔک</text:p>
      <text:p text:style-name="P1">معُون</text:p>
      <text:p text:style-name="P1">معُوناتی</text:p>
      <text:p text:style-name="P1">معُونِیم</text:p>
      <text:p text:style-name="P1">معُونیوں</text:p>
      <text:p text:style-name="P1">معکا</text:p>
      <text:p text:style-name="P1">معکاتی</text:p>
      <text:p text:style-name="P1">معکاتیوں</text:p>
      <text:p text:style-name="P1">معکاہ</text:p>
      <text:p text:style-name="P1">معکہ</text:p>
      <text:p text:style-name="P1">مغارہ</text:p>
      <text:p text:style-name="P1"><text:soft-page-break/>مغارے</text:p>
      <text:p text:style-name="P1">مغرُور</text:p>
      <text:p text:style-name="P1">مغرُورنہ</text:p>
      <text:p text:style-name="P1">مغرُوروں</text:p>
      <text:p text:style-name="P1">مغرُوری</text:p>
      <text:p text:style-name="P1">مغرِب</text:p>
      <text:p text:style-name="P1">مغرِبی</text:p>
      <text:p text:style-name="P1">مغز</text:p>
      <text:p text:style-name="P1">مغفرت</text:p>
      <text:p text:style-name="P1">مغلُوب</text:p>
      <text:p text:style-name="P1">مغلُوبوں</text:p>
      <text:p text:style-name="P1">مغمُوم</text:p>
      <text:p text:style-name="P1">مغنّی</text:p>
      <text:p text:style-name="P1">مفاہمت</text:p>
      <text:p text:style-name="P1">مفعت</text:p>
      <text:p text:style-name="P1"><text:soft-page-break/>مفلُوج</text:p>
      <text:p text:style-name="P1">مفلُوجوں</text:p>
      <text:p text:style-name="P1">مفِعت</text:p>
      <text:p text:style-name="P1">مفِیبو</text:p>
      <text:p text:style-name="P1">مفِیبوست</text:p>
      <text:p text:style-name="P1">مفہُوم</text:p>
      <text:p text:style-name="P1">مقابلہ</text:p>
      <text:p text:style-name="P1">مقابِل</text:p>
      <text:p text:style-name="P1">مقام</text:p>
      <text:p text:style-name="P1">مقامات</text:p>
      <text:p text:style-name="P1">مقاموں</text:p>
      <text:p text:style-name="P1">مقامِ</text:p>
      <text:p text:style-name="P1">مقبرہ</text:p>
      <text:p text:style-name="P1">مقبرے</text:p>
      <text:p text:style-name="P1">مقبُوضہ</text:p>
      <text:p text:style-name="P1"><text:soft-page-break/>مقبُول</text:p>
      <text:p text:style-name="P1">مقبُولِیت</text:p>
      <text:p text:style-name="P1">مقبُولِیتّ</text:p>
      <text:p text:style-name="P1">مقبُولِیّت</text:p>
      <text:p text:style-name="P1">مقبُولیّت</text:p>
      <text:p text:style-name="P1">مقتُول</text:p>
      <text:p text:style-name="P1">مقتُولوں</text:p>
      <text:p text:style-name="P1">مقدار</text:p>
      <text:p text:style-name="P1">مقدُور</text:p>
      <text:p text:style-name="P1">مقدِس</text:p>
      <text:p text:style-name="P1">مقدِسوں</text:p>
      <text:p text:style-name="P1">مقرّر</text:p>
      <text:p text:style-name="P1">مقص</text:p>
      <text:p text:style-name="P1">مقصد</text:p>
      <text:p text:style-name="P1">مقصُود</text:p>
      <text:p text:style-name="P1"><text:soft-page-break/>مقُرّر</text:p>
      <text:p text:style-name="P1">مقُولہ</text:p>
      <text:p text:style-name="P1">مقُولے</text:p>
      <text:p text:style-name="P1">مقُوناہ</text:p>
      <text:p text:style-name="P1">مقّیدؔہ</text:p>
      <text:p text:style-name="P1">مقّیدہ</text:p>
      <text:p text:style-name="P1">مل</text:p>
      <text:p text:style-name="P1">ملا</text:p>
      <text:p text:style-name="P1">ملائم</text:p>
      <text:p text:style-name="P1">ملازِم</text:p>
      <text:p text:style-name="P1">ملامت</text:p>
      <text:p text:style-name="P1">ملامتیں</text:p>
      <text:p text:style-name="P1">ملاوٹ</text:p>
      <text:p text:style-name="P1">ملاّح</text:p>
      <text:p text:style-name="P1">ملاّحوں</text:p>
      <text:p text:style-name="P1"><text:soft-page-break/>ملاپ</text:p>
      <text:p text:style-name="P1">ملاکی</text:p>
      <text:p text:style-name="P1">ملبہ</text:p>
      <text:p text:style-name="P1">ملتی</text:p>
      <text:p text:style-name="P1">ملتے</text:p>
      <text:p text:style-name="P1">ملجا</text:p>
      <text:p text:style-name="P1">ملح</text:p>
      <text:p text:style-name="P1">ملخ</text:p>
      <text:p text:style-name="P1">ملخُس</text:p>
      <text:p text:style-name="P1">ملط</text:p>
      <text:p text:style-name="P1">ملطیاؔہ</text:p>
      <text:p text:style-name="P1">ملعُون</text:p>
      <text:p text:style-name="P1">ملعُونو</text:p>
      <text:p text:style-name="P1">ملو</text:p>
      <text:p text:style-name="P1">ملوں</text:p>
      <text:p text:style-name="P1"><text:soft-page-break/>ملُوؔک</text:p>
      <text:p text:style-name="P1">ملُول</text:p>
      <text:p text:style-name="P1">ملُوں</text:p>
      <text:p text:style-name="P1">ملُّوؔک</text:p>
      <text:p text:style-name="P1">ملُّوتی</text:p>
      <text:p text:style-name="P1">ملِک</text:p>
      <text:p text:style-name="P1">ملِکِ</text:p>
      <text:p text:style-name="P1">ملِکہ</text:p>
      <text:p text:style-name="P1">ملِکۂِ</text:p>
      <text:p text:style-name="P1">ملِکیّت</text:p>
      <text:p text:style-name="P1">ملک</text:p>
      <text:p text:style-name="P1">ملکاؔم</text:p>
      <text:p text:style-name="P1">ملکرام</text:p>
      <text:p text:style-name="P1">ملکُو</text:p>
      <text:p text:style-name="P1">ملکِ</text:p>
      <text:p text:style-name="P1"><text:soft-page-break/>ملکِیشوؔع</text:p>
      <text:p text:style-name="P1">ملکِیشُوؔع</text:p>
      <text:p text:style-name="P1">ملکِیّت</text:p>
      <text:p text:style-name="P1">ملکہ</text:p>
      <text:p text:style-name="P1">ملکی</text:p>
      <text:p text:style-name="P1">ملکیاؔہ</text:p>
      <text:p text:style-name="P1">ملکیاہ</text:p>
      <text:p text:style-name="P1">ملکیتوں</text:p>
      <text:p text:style-name="P1">ملکیشوؔع</text:p>
      <text:p text:style-name="P1">ملہ</text:p>
      <text:p text:style-name="P1">ملیں</text:p>
      <text:p text:style-name="P1">ملے</text:p>
      <text:p text:style-name="P1">ملےؔآہ</text:p>
      <text:p text:style-name="P1">ممالک</text:p>
      <text:p text:style-name="P1">ممانعت</text:p>
      <text:p text:style-name="P1"><text:soft-page-break/>ممرؔے</text:p>
      <text:p text:style-name="P1">ممزُوج</text:p>
      <text:p text:style-name="P1">ممسُوح</text:p>
      <text:p text:style-name="P1">ممسُوحوں</text:p>
      <text:p text:style-name="P1">مملکت</text:p>
      <text:p text:style-name="P1">ممنُوعہ</text:p>
      <text:p text:style-name="P1">ممُسوح</text:p>
      <text:p text:style-name="P1">ممُلِکت</text:p>
      <text:p text:style-name="P1">ممُلِکتو</text:p>
      <text:p text:style-name="P1">ممُلِکتوں</text:p>
      <text:p text:style-name="P1">ممُلکِت</text:p>
      <text:p text:style-name="P1">ممُو</text:p>
      <text:p text:style-name="P1">ممُوکاؔن</text:p>
      <text:p text:style-name="P1">ممُکِن</text:p>
      <text:p text:style-name="P1">ممیانا</text:p>
      <text:p text:style-name="P1"><text:soft-page-break/>من</text:p>
      <text:p text:style-name="P1">منا</text:p>
      <text:p text:style-name="P1">منائی</text:p>
      <text:p text:style-name="P1">منائیں</text:p>
      <text:p text:style-name="P1">منائے</text:p>
      <text:p text:style-name="P1">مناتا</text:p>
      <text:p text:style-name="P1">مناتے</text:p>
      <text:p text:style-name="P1">مناحَت</text:p>
      <text:p text:style-name="P1">مناحِم</text:p>
      <text:p text:style-name="P1">منادی</text:p>
      <text:p text:style-name="P1">مناسب</text:p>
      <text:p text:style-name="P1">منافِع</text:p>
      <text:p text:style-name="P1">منانا</text:p>
      <text:p text:style-name="P1">منانے</text:p>
      <text:p text:style-name="P1">مناؤ</text:p>
      <text:p text:style-name="P1"><text:soft-page-break/>مناؤُں</text:p>
      <text:p text:style-name="P1">مناہیم</text:p>
      <text:p text:style-name="P1">منایا</text:p>
      <text:p text:style-name="P1">منبع</text:p>
      <text:p text:style-name="P1">منتر</text:p>
      <text:p text:style-name="P1">منتری</text:p>
      <text:p text:style-name="P1">منجنِیق</text:p>
      <text:p text:style-name="P1">منجے</text:p>
      <text:p text:style-name="P1">مند</text:p>
      <text:p text:style-name="P1">مندانہ</text:p>
      <text:p text:style-name="P1">مندبنو</text:p>
      <text:p text:style-name="P1">مندر</text:p>
      <text:p text:style-name="P1">مندرج</text:p>
      <text:p text:style-name="P1">مندروں</text:p>
      <text:p text:style-name="P1">مندنَوکر</text:p>
      <text:p text:style-name="P1"><text:soft-page-break/>مندو</text:p>
      <text:p text:style-name="P1">مندوں</text:p>
      <text:p text:style-name="P1">مندِر</text:p>
      <text:p text:style-name="P1">مندِروں</text:p>
      <text:p text:style-name="P1">مندکا</text:p>
      <text:p text:style-name="P1">مندکرنے</text:p>
      <text:p text:style-name="P1">مندی</text:p>
      <text:p text:style-name="P1">منزل</text:p>
      <text:p text:style-name="P1">منزلت</text:p>
      <text:p text:style-name="P1">منزلہ</text:p>
      <text:p text:style-name="P1">منزِل</text:p>
      <text:p text:style-name="P1">منزِلوں</text:p>
      <text:p text:style-name="P1">منزِلیں</text:p>
      <text:p text:style-name="P1">منسُوب</text:p>
      <text:p text:style-name="P1">منسُوبہ</text:p>
      <text:p text:style-name="P1"><text:soft-page-break/>منسُوخ</text:p>
      <text:p text:style-name="P1">منسِّیوں</text:p>
      <text:p text:style-name="P1">منسّی</text:p>
      <text:p text:style-name="P1">منسّیوں</text:p>
      <text:p text:style-name="P1">منشا</text:p>
      <text:p text:style-name="P1">منصب</text:p>
      <text:p text:style-name="P1">منصبدار</text:p>
      <text:p text:style-name="P1">منصبداروں</text:p>
      <text:p text:style-name="P1">منصوبہ</text:p>
      <text:p text:style-name="P1">منصُوبوں</text:p>
      <text:p text:style-name="P1">منصُوبہ</text:p>
      <text:p text:style-name="P1">منصُوبے</text:p>
      <text:p text:style-name="P1">منظر</text:p>
      <text:p text:style-name="P1">منظُور</text:p>
      <text:p text:style-name="P1">منظُورِ</text:p>
      <text:p text:style-name="P1"><text:soft-page-break/>منظُورہوتی</text:p>
      <text:p text:style-name="P1">منظُوری</text:p>
      <text:p text:style-name="P1">منع</text:p>
      <text:p text:style-name="P1">منوحہ</text:p>
      <text:p text:style-name="P1">منوختیوں</text:p>
      <text:p text:style-name="P1">منوخوت</text:p>
      <text:p text:style-name="P1">منَسِّیوں</text:p>
      <text:p text:style-name="P1">منَسّی</text:p>
      <text:p text:style-name="P1">منَصبداروں</text:p>
      <text:p text:style-name="P1">منّ</text:p>
      <text:p text:style-name="P1">منّت</text:p>
      <text:p text:style-name="P1">منّسی</text:p>
      <text:p text:style-name="P1">منڈائیں</text:p>
      <text:p text:style-name="P1">منڈلاتا</text:p>
      <text:p text:style-name="P1">منڈلاتے</text:p>
      <text:p text:style-name="P1"><text:soft-page-break/>منڈھا</text:p>
      <text:p text:style-name="P1">منڈھنا</text:p>
      <text:p text:style-name="P1">منڈھنے</text:p>
      <text:p text:style-name="P1">منڈھوایا</text:p>
      <text:p text:style-name="P1">منڈھِیں</text:p>
      <text:p text:style-name="P1">منڈھی</text:p>
      <text:p text:style-name="P1">منڈھے</text:p>
      <text:p text:style-name="P1">منکُوحہ</text:p>
      <text:p text:style-name="P1">منگا</text:p>
      <text:p text:style-name="P1">منگائے</text:p>
      <text:p text:style-name="P1">منگاتے</text:p>
      <text:p text:style-name="P1">منگاؤُں</text:p>
      <text:p text:style-name="P1">منگنی</text:p>
      <text:p text:style-name="P1">منگوا</text:p>
      <text:p text:style-name="P1">منگوائیں</text:p>
      <text:p text:style-name="P1"><text:soft-page-break/>منگواؤُں</text:p>
      <text:p text:style-name="P1">منگیتر</text:p>
      <text:p text:style-name="P1">مو</text:p>
      <text:p text:style-name="P1">موؔلِد</text:p>
      <text:p text:style-name="P1">موآؔب</text:p>
      <text:p text:style-name="P1">موآب</text:p>
      <text:p text:style-name="P1">موآبِیوں</text:p>
      <text:p text:style-name="P1">موآبی</text:p>
      <text:p text:style-name="P1">موآبیوں</text:p>
      <text:p text:style-name="P1">موآبیہ</text:p>
      <text:p text:style-name="P1">موازنہ</text:p>
      <text:p text:style-name="P1">مواشی</text:p>
      <text:p text:style-name="P1">موافِق</text:p>
      <text:p text:style-name="P1">موت</text:p>
      <text:p text:style-name="P1">موتِیوں</text:p>
      <text:p text:style-name="P1"><text:soft-page-break/>موتی</text:p>
      <text:p text:style-name="P1">مور</text:p>
      <text:p text:style-name="P1">مورؔہ</text:p>
      <text:p text:style-name="P1">مورست</text:p>
      <text:p text:style-name="P1">مورشتی</text:p>
      <text:p text:style-name="P1">مورُوثی</text:p>
      <text:p text:style-name="P1">مورچہ</text:p>
      <text:p text:style-name="P1">مورہ</text:p>
      <text:p text:style-name="P1">موریاؔہ</text:p>
      <text:p text:style-name="P1">موریاہ</text:p>
      <text:p text:style-name="P1">موزانہ</text:p>
      <text:p text:style-name="P1">موسم</text:p>
      <text:p text:style-name="P1">موسمِ</text:p>
      <text:p text:style-name="P1">موسِم</text:p>
      <text:p text:style-name="P1">موسیرؔہ</text:p>
      <text:p text:style-name="P1"><text:soft-page-break/>موضا</text:p>
      <text:p text:style-name="P1">موضہ</text:p>
      <text:p text:style-name="P1">موف</text:p>
      <text:p text:style-name="P1">موقع</text:p>
      <text:p text:style-name="P1">موقُوف</text:p>
      <text:p text:style-name="P1">مول</text:p>
      <text:p text:style-name="P1">مولا</text:p>
      <text:p text:style-name="P1">مولادؔہ</text:p>
      <text:p text:style-name="P1">مولادہ</text:p>
      <text:p text:style-name="P1">مولک</text:p>
      <text:p text:style-name="P1">موم</text:p>
      <text:p text:style-name="P1">مونڈھوں</text:p>
      <text:p text:style-name="P1">مونڈھے</text:p>
      <text:p text:style-name="P1">مونگے</text:p>
      <text:p text:style-name="P1">موُسیٰ</text:p>
      <text:p text:style-name="P1"><text:soft-page-break/>موّرِخ</text:p>
      <text:p text:style-name="P1">مؤثر</text:p>
      <text:p text:style-name="P1">مؤثِر</text:p>
      <text:p text:style-name="P1">موٹا</text:p>
      <text:p text:style-name="P1">موٹائی</text:p>
      <text:p text:style-name="P1">موٹوں</text:p>
      <text:p text:style-name="P1">موٹی</text:p>
      <text:p text:style-name="P1">موٹے</text:p>
      <text:p text:style-name="P1">موڑ</text:p>
      <text:p text:style-name="P1">موڑا</text:p>
      <text:p text:style-name="P1">موڑتا</text:p>
      <text:p text:style-name="P1">موڑو</text:p>
      <text:p text:style-name="P1">موڑوں</text:p>
      <text:p text:style-name="P1">موڑی</text:p>
      <text:p text:style-name="P1">موڑے</text:p>
      <text:p text:style-name="P1"><text:soft-page-break/>موہ</text:p>
      <text:p text:style-name="P1">مویشی</text:p>
      <text:p text:style-name="P1">مویشیوں</text:p>
      <text:p text:style-name="P1">مَبادا</text:p>
      <text:p text:style-name="P1">مَبدا</text:p>
      <text:p text:style-name="P1">مَبنی</text:p>
      <text:p text:style-name="P1">مَت</text:p>
      <text:p text:style-name="P1">مَتوالے</text:p>
      <text:p text:style-name="P1">مَتّتِیاؔہ</text:p>
      <text:p text:style-name="P1">مَتّتیاؔہ</text:p>
      <text:p text:style-name="P1">مَجد</text:p>
      <text:p text:style-name="P1">مَجمع</text:p>
      <text:p text:style-name="P1">مَحلاہ</text:p>
      <text:p text:style-name="P1">مَحلَت</text:p>
      <text:p text:style-name="P1">مَحلِیوں</text:p>
      <text:p text:style-name="P1"><text:soft-page-break/>مَحلی</text:p>
      <text:p text:style-name="P1">مَحنایِم</text:p>
      <text:p text:style-name="P1">مَحَلَل</text:p>
      <text:p text:style-name="P1">مَحِلی</text:p>
      <text:p text:style-name="P1">مَختُون</text:p>
      <text:p text:style-name="P1">مَختُونوں</text:p>
      <text:p text:style-name="P1">مَخلصی</text:p>
      <text:p text:style-name="P1">مَدمین</text:p>
      <text:p text:style-name="P1">مَر</text:p>
      <text:p text:style-name="P1">مَرا</text:p>
      <text:p text:style-name="P1">مَرتا</text:p>
      <text:p text:style-name="P1">مَرتی</text:p>
      <text:p text:style-name="P1">مَرتے</text:p>
      <text:p text:style-name="P1">مَرجائے</text:p>
      <text:p text:style-name="P1">مَرجاتا</text:p>
      <text:p text:style-name="P1"><text:soft-page-break/>مَرد</text:p>
      <text:p text:style-name="P1">مَردانگی</text:p>
      <text:p text:style-name="P1">مَردم</text:p>
      <text:p text:style-name="P1">مَردو</text:p>
      <text:p text:style-name="P1">مَردوں</text:p>
      <text:p text:style-name="P1">مَردِ</text:p>
      <text:p text:style-name="P1">مَرضی</text:p>
      <text:p text:style-name="P1">مَرمَر</text:p>
      <text:p text:style-name="P1">مَرنا</text:p>
      <text:p text:style-name="P1">مَرنے</text:p>
      <text:p text:style-name="P1">مَرو</text:p>
      <text:p text:style-name="P1">مَروا</text:p>
      <text:p text:style-name="P1">مَروں</text:p>
      <text:p text:style-name="P1">مَرگئے</text:p>
      <text:p text:style-name="P1">مَرگیا</text:p>
      <text:p text:style-name="P1"><text:soft-page-break/>مَری</text:p>
      <text:p text:style-name="P1">مَریں</text:p>
      <text:p text:style-name="P1">مَرے</text:p>
      <text:p text:style-name="P1">مَزاحِم</text:p>
      <text:p text:style-name="P1">مَست</text:p>
      <text:p text:style-name="P1">مَستی</text:p>
      <text:p text:style-name="P1">مَسح</text:p>
      <text:p text:style-name="P1">مَسلا</text:p>
      <text:p text:style-name="P1">مَسلے</text:p>
      <text:p text:style-name="P1">مَسٔلوں</text:p>
      <text:p text:style-name="P1">مَسکن</text:p>
      <text:p text:style-name="P1">مَسکِن</text:p>
      <text:p text:style-name="P1">مَشرِق</text:p>
      <text:p text:style-name="P1">مَشرِقی</text:p>
      <text:p text:style-name="P1">مَشکوں</text:p>
      <text:p text:style-name="P1"><text:soft-page-break/>مَشکیں</text:p>
      <text:p text:style-name="P1">مَصائب</text:p>
      <text:p text:style-name="P1">مَصلحِت</text:p>
      <text:p text:style-name="P1">مَصلُوب</text:p>
      <text:p text:style-name="P1">مَصلِحت</text:p>
      <text:p text:style-name="P1">مَطرِد</text:p>
      <text:p text:style-name="P1">مَعرفت</text:p>
      <text:p text:style-name="P1">مَعَکاتِیوں</text:p>
      <text:p text:style-name="P1">مَفلُوج</text:p>
      <text:p text:style-name="P1">مَقدِس</text:p>
      <text:p text:style-name="P1">مَقدِسوں</text:p>
      <text:p text:style-name="P1">مَقہِیلوؔت</text:p>
      <text:p text:style-name="P1">مَل</text:p>
      <text:p text:style-name="P1">مَلا</text:p>
      <text:p text:style-name="P1">مَلائے</text:p>
      <text:p text:style-name="P1"><text:soft-page-break/>مَلتے</text:p>
      <text:p text:style-name="P1">مَلنے</text:p>
      <text:p text:style-name="P1">مَلِک</text:p>
      <text:p text:style-name="P1">مَلِکہ</text:p>
      <text:p text:style-name="P1">مَلکِ</text:p>
      <text:p text:style-name="P1">مَلکی</text:p>
      <text:p text:style-name="P1">مَلی</text:p>
      <text:p text:style-name="P1">مَلے</text:p>
      <text:p text:style-name="P1">مَمرؔے</text:p>
      <text:p text:style-name="P1">مَمرے</text:p>
      <text:p text:style-name="P1">مَن</text:p>
      <text:p text:style-name="P1">مَنتر</text:p>
      <text:p text:style-name="P1">مَنتوں</text:p>
      <text:p text:style-name="P1">مَنتّوں</text:p>
      <text:p text:style-name="P1">مَند</text:p>
      <text:p text:style-name="P1"><text:soft-page-break/>مَندر</text:p>
      <text:p text:style-name="P1">مَندروں</text:p>
      <text:p text:style-name="P1">مَندوں</text:p>
      <text:p text:style-name="P1">مَندِر</text:p>
      <text:p text:style-name="P1">مَندی</text:p>
      <text:p text:style-name="P1">مَنصب</text:p>
      <text:p text:style-name="P1">مَنصبدار</text:p>
      <text:p text:style-name="P1">مَنصبداروں</text:p>
      <text:p text:style-name="P1">مَنصُوبہ</text:p>
      <text:p text:style-name="P1">مَنَاسوؔن</text:p>
      <text:p text:style-name="P1">مَنَہ</text:p>
      <text:p text:style-name="P1">مَنّ</text:p>
      <text:p text:style-name="P1">مَنّت</text:p>
      <text:p text:style-name="P1">مَنّتوں</text:p>
      <text:p text:style-name="P1">مَنّتیں</text:p>
      <text:p text:style-name="P1"><text:soft-page-break/>مَنہ</text:p>
      <text:p text:style-name="P1">مَنہَ</text:p>
      <text:p text:style-name="P1">مَو</text:p>
      <text:p text:style-name="P1">مَوافِق</text:p>
      <text:p text:style-name="P1">مَوت</text:p>
      <text:p text:style-name="P1">مَوج</text:p>
      <text:p text:style-name="P1">مَوجزن</text:p>
      <text:p text:style-name="P1">مَوجوں</text:p>
      <text:p text:style-name="P1">مَوجُود</text:p>
      <text:p text:style-name="P1">مَوجُودات</text:p>
      <text:p text:style-name="P1">مَوجُودتھا</text:p>
      <text:p text:style-name="P1">مَوجُودوں</text:p>
      <text:p text:style-name="P1">مَوجُودگی</text:p>
      <text:p text:style-name="P1">مَوجُودہ</text:p>
      <text:p text:style-name="P1">مَوجیں</text:p>
      <text:p text:style-name="P1"><text:soft-page-break/>مَورُوثی</text:p>
      <text:p text:style-name="P1">مَوسم</text:p>
      <text:p text:style-name="P1">مَوسمِ</text:p>
      <text:p text:style-name="P1">مَوسِم</text:p>
      <text:p text:style-name="P1">مَوسِیروؔت</text:p>
      <text:p text:style-name="P1">مَوسیقار</text:p>
      <text:p text:style-name="P1">مَوعد</text:p>
      <text:p text:style-name="P1">مَوعُود</text:p>
      <text:p text:style-name="P1">مَوعُودہ</text:p>
      <text:p text:style-name="P1">مَوقع</text:p>
      <text:p text:style-name="P1">مَوقعوں</text:p>
      <text:p text:style-name="P1">مَوقُوف</text:p>
      <text:p text:style-name="P1">مَولُود</text:p>
      <text:p text:style-name="P1">مَولُودِ</text:p>
      <text:p text:style-name="P1">مَٹکوں</text:p>
      <text:p text:style-name="P1"><text:soft-page-break/>مَٹکے</text:p>
      <text:p text:style-name="P1">مَچھلی</text:p>
      <text:p text:style-name="P1">مَکفیلہ</text:p>
      <text:p text:style-name="P1">مَکِدُنی</text:p>
      <text:p text:style-name="P1">مَکِدُنیہ</text:p>
      <text:p text:style-name="P1">مَکّار</text:p>
      <text:p text:style-name="P1">مَکّاری</text:p>
      <text:p text:style-name="P1">مَہر</text:p>
      <text:p text:style-name="P1">مَہلل</text:p>
      <text:p text:style-name="P1">مَہمان</text:p>
      <text:p text:style-name="P1">مَیخواری</text:p>
      <text:p text:style-name="P1">مَیدان</text:p>
      <text:p text:style-name="P1">مَیدانوں</text:p>
      <text:p text:style-name="P1">مَیدانِ</text:p>
      <text:p text:style-name="P1">مَیدہ</text:p>
      <text:p text:style-name="P1"><text:soft-page-break/>مَیل</text:p>
      <text:p text:style-name="P1">مَیلا</text:p>
      <text:p text:style-name="P1">مَیلے</text:p>
      <text:p text:style-name="P1">مَیں</text:p>
      <text:p text:style-name="P1">مَے</text:p>
      <text:p text:style-name="P1">مُبا</text:p>
      <text:p text:style-name="P1">مُباحثہ</text:p>
      <text:p text:style-name="P1">مُبادا</text:p>
      <text:p text:style-name="P1">مُبادلہ</text:p>
      <text:p text:style-name="P1">مُبارِک</text:p>
      <text:p text:style-name="P1">مُبارک</text:p>
      <text:p text:style-name="P1">مُبارکباد</text:p>
      <text:p text:style-name="P1">مُباشرت</text:p>
      <text:p text:style-name="P1">مُبتلا</text:p>
      <text:p text:style-name="P1">مُبتلارہیں</text:p>
      <text:p text:style-name="P1"><text:soft-page-break/>مُبدّل</text:p>
      <text:p text:style-name="P1">مُبرّا</text:p>
      <text:p text:style-name="P1">مُبشر</text:p>
      <text:p text:style-name="P1">مُبشِّر</text:p>
      <text:p text:style-name="P1">مُتحمِّل</text:p>
      <text:p text:style-name="P1">مُتحِد</text:p>
      <text:p text:style-name="P1">مُتزلزل</text:p>
      <text:p text:style-name="P1">مُتعجِّب</text:p>
      <text:p text:style-name="P1">مُتعصّب</text:p>
      <text:p text:style-name="P1">مُتعلِّق</text:p>
      <text:p text:style-name="P1">مُتعلّق</text:p>
      <text:p text:style-name="P1">مُتغیّر</text:p>
      <text:p text:style-name="P1">مُتفرِّق</text:p>
      <text:p text:style-name="P1">مُتفق</text:p>
      <text:p text:style-name="P1">مُتفِق</text:p>
      <text:p text:style-name="P1"><text:soft-page-break/>مُتنفِّس</text:p>
      <text:p text:style-name="P1">مُتنِفّس</text:p>
      <text:p text:style-name="P1">مُتواتِر</text:p>
      <text:p text:style-name="P1">مُتوجِّہ</text:p>
      <text:p text:style-name="P1">مُتوجّہ</text:p>
      <text:p text:style-name="P1">مُتوجّہِ</text:p>
      <text:p text:style-name="P1">مُتوجہ</text:p>
      <text:p text:style-name="P1">مُتولّی</text:p>
      <text:p text:style-name="P1">مُتولّیوں</text:p>
      <text:p text:style-name="P1">مُتّصِل</text:p>
      <text:p text:style-name="P1">مُتّفِق</text:p>
      <text:p text:style-name="P1">مُتّقی</text:p>
      <text:p text:style-name="P1">مُتکبِّر</text:p>
      <text:p text:style-name="P1">مُتکبِّروں</text:p>
      <text:p text:style-name="P1">مُتکبّر</text:p>
      <text:p text:style-name="P1"><text:soft-page-break/>مُتکِبّر</text:p>
      <text:p text:style-name="P1">مُجرم</text:p>
      <text:p text:style-name="P1">مُجرِم</text:p>
      <text:p text:style-name="P1">مُجسّم</text:p>
      <text:p text:style-name="P1">مُجمل</text:p>
      <text:p text:style-name="P1">مُجورمِسّا</text:p>
      <text:p text:style-name="P1">مُجوسِیوں</text:p>
      <text:p text:style-name="P1">مُجھ</text:p>
      <text:p text:style-name="P1">مُجھی</text:p>
      <text:p text:style-name="P1">مُجھے</text:p>
      <text:p text:style-name="P1">مُحاسبہ</text:p>
      <text:p text:style-name="P1">مُحاصرہ</text:p>
      <text:p text:style-name="P1">مُحافظت</text:p>
      <text:p text:style-name="P1">مُحافِظ</text:p>
      <text:p text:style-name="P1">مُحافِظت</text:p>
      <text:p text:style-name="P1"><text:soft-page-break/>مُحافِظوں</text:p>
      <text:p text:style-name="P1">مُحبّت</text:p>
      <text:p text:style-name="P1">مُحتاج</text:p>
      <text:p text:style-name="P1">مُحتاجوں</text:p>
      <text:p text:style-name="P1">مُحتاجی</text:p>
      <text:p text:style-name="P1">مُحرِّر</text:p>
      <text:p text:style-name="P1">مُحول</text:p>
      <text:p text:style-name="P1">مُحِیط</text:p>
      <text:p text:style-name="P1">مُحِیطِ</text:p>
      <text:p text:style-name="P1">مُحکم</text:p>
      <text:p text:style-name="P1">مُحکِم</text:p>
      <text:p text:style-name="P1">مُخارِج</text:p>
      <text:p text:style-name="P1">مُخاطِب</text:p>
      <text:p text:style-name="P1">مُخالف</text:p>
      <text:p text:style-name="P1">مُخالفت</text:p>
      <text:p text:style-name="P1"><text:soft-page-break/>مُخالِف</text:p>
      <text:p text:style-name="P1">مُخالِفت</text:p>
      <text:p text:style-name="P1">مُخالِفوں</text:p>
      <text:p text:style-name="P1">مُخالِفِ</text:p>
      <text:p text:style-name="P1">مُخبری</text:p>
      <text:p text:style-name="P1">مُختار</text:p>
      <text:p text:style-name="P1">مُختاروں</text:p>
      <text:p text:style-name="P1">مُختاری</text:p>
      <text:p text:style-name="P1">مُختصر</text:p>
      <text:p text:style-name="P1">مُختصرہوں</text:p>
      <text:p text:style-name="P1">مُختلف</text:p>
      <text:p text:style-name="P1">مُختلِف</text:p>
      <text:p text:style-name="P1">مُخلصی</text:p>
      <text:p text:style-name="P1">مُخلِصی</text:p>
      <text:p text:style-name="P1">مُدعی</text:p>
      <text:p text:style-name="P1"><text:soft-page-break/>مُدَّعی</text:p>
      <text:p text:style-name="P1">مُدّؔت</text:p>
      <text:p text:style-name="P1">مُدّت</text:p>
      <text:p text:style-name="P1">مُدّتوں</text:p>
      <text:p text:style-name="P1">مُدّتِ</text:p>
      <text:p text:style-name="P1">مُدّعا</text:p>
      <text:p text:style-name="P1">مُدّعی</text:p>
      <text:p text:style-name="P1">مُدّعیوں</text:p>
      <text:p text:style-name="P1">مُذمّت</text:p>
      <text:p text:style-name="P1">مُذّمت</text:p>
      <text:p text:style-name="P1">مُر</text:p>
      <text:p text:style-name="P1">مُراد</text:p>
      <text:p text:style-name="P1">مُرادیں</text:p>
      <text:p text:style-name="P1">مُربّع</text:p>
      <text:p text:style-name="P1">مُربیّ</text:p>
      <text:p text:style-name="P1"><text:soft-page-break/>مُرتفع</text:p>
      <text:p text:style-name="P1">مُرتّب</text:p>
      <text:p text:style-name="P1">مُرجھا</text:p>
      <text:p text:style-name="P1">مُرجھائی</text:p>
      <text:p text:style-name="P1">مُرجھائیں</text:p>
      <text:p text:style-name="P1">مُرجھائے</text:p>
      <text:p text:style-name="P1">مُرجھاتا</text:p>
      <text:p text:style-name="P1">مُرجھاتی</text:p>
      <text:p text:style-name="P1">مُرجھاجائیں</text:p>
      <text:p text:style-name="P1">مُرجھانے</text:p>
      <text:p text:style-name="P1">مُرجھایا</text:p>
      <text:p text:style-name="P1">مُردار</text:p>
      <text:p text:style-name="P1">مُردوں</text:p>
      <text:p text:style-name="P1">مُردگی</text:p>
      <text:p text:style-name="P1">مُردہ</text:p>
      <text:p text:style-name="P1"><text:soft-page-break/>مُردے</text:p>
      <text:p text:style-name="P1">مُرصّع</text:p>
      <text:p text:style-name="P1">مُرغ</text:p>
      <text:p text:style-name="P1">مُرغوں</text:p>
      <text:p text:style-name="P1">مُرغِیاں</text:p>
      <text:p text:style-name="P1">مُرغی</text:p>
      <text:p text:style-name="P1">مُرودؔک</text:p>
      <text:p text:style-name="P1">مُرودک</text:p>
      <text:p text:style-name="P1">مُروّت</text:p>
      <text:p text:style-name="P1">مُرُوّت</text:p>
      <text:p text:style-name="P1">مُرِید</text:p>
      <text:p text:style-name="P1">مُرّ</text:p>
      <text:p text:style-name="P1">مُرّاُونٹوں</text:p>
      <text:p text:style-name="P1">مُرٹپکا</text:p>
      <text:p text:style-name="P1">مُرکّب</text:p>
      <text:p text:style-name="P1"><text:soft-page-break/>مُزاحمت</text:p>
      <text:p text:style-name="P1">مُسافر</text:p>
      <text:p text:style-name="P1">مُسافرت</text:p>
      <text:p text:style-name="P1">مُسافرخانہ</text:p>
      <text:p text:style-name="P1">مُسافِر</text:p>
      <text:p text:style-name="P1">مُسافِرانہ</text:p>
      <text:p text:style-name="P1">مُسافِرت</text:p>
      <text:p text:style-name="P1">مُسافِرتھے</text:p>
      <text:p text:style-name="P1">مُسافِرجو</text:p>
      <text:p text:style-name="P1">مُسافِررہا</text:p>
      <text:p text:style-name="P1">مُسافِروں</text:p>
      <text:p text:style-name="P1">مُستحکم</text:p>
      <text:p text:style-name="P1">مُستعِد</text:p>
      <text:p text:style-name="P1">مُستعِدّی</text:p>
      <text:p text:style-name="P1">مُستعِّد</text:p>
      <text:p text:style-name="P1"><text:soft-page-break/>مُستفِیض</text:p>
      <text:p text:style-name="P1">مُستقبل</text:p>
      <text:p text:style-name="P1">مُستقبِل</text:p>
      <text:p text:style-name="P1">مُستقِیم</text:p>
      <text:p text:style-name="P1">مُسخّر</text:p>
      <text:p text:style-name="P1">مُسرِفوں</text:p>
      <text:p text:style-name="P1">مُسرِقہ</text:p>
      <text:p text:style-name="P1">مُسرّت</text:p>
      <text:p text:style-name="P1">مُسقّف</text:p>
      <text:p text:style-name="P1">مُسلاّؔم</text:p>
      <text:p text:style-name="P1">مُسلسل</text:p>
      <text:p text:style-name="P1">مُسلِّط</text:p>
      <text:p text:style-name="P1">مُسلِّمت</text:p>
      <text:p text:style-name="P1">مُسلّح</text:p>
      <text:p text:style-name="P1">مُسلّط</text:p>
      <text:p text:style-name="P1"><text:soft-page-break/>مُسِلّط</text:p>
      <text:p text:style-name="P1">مُسکراتا</text:p>
      <text:p text:style-name="P1">مُشابِہ</text:p>
      <text:p text:style-name="P1">مُشابہ</text:p>
      <text:p text:style-name="P1">مُشابہت</text:p>
      <text:p text:style-name="P1">مُشتا</text:p>
      <text:p text:style-name="P1">مُشتاق</text:p>
      <text:p text:style-name="P1">مُشترِک</text:p>
      <text:p text:style-name="P1">مُشتری</text:p>
      <text:p text:style-name="P1">مُشقّت</text:p>
      <text:p text:style-name="P1">مُشِیر</text:p>
      <text:p text:style-name="P1">مُشِیروں</text:p>
      <text:p text:style-name="P1">مُشِیرہو</text:p>
      <text:p text:style-name="P1">مُشّتاق</text:p>
      <text:p text:style-name="P1">مُشکل</text:p>
      <text:p text:style-name="P1"><text:soft-page-break/>مُشکلات</text:p>
      <text:p text:style-name="P1">مُشکِل</text:p>
      <text:p text:style-name="P1">مُشکی</text:p>
      <text:p text:style-name="P1">مُصاحِب</text:p>
      <text:p text:style-name="P1">مُصِبیت</text:p>
      <text:p text:style-name="P1">مُصِیبت</text:p>
      <text:p text:style-name="P1">مُصِیبتوں</text:p>
      <text:p text:style-name="P1">مُصِیبتیں</text:p>
      <text:p text:style-name="P1">مُصیبتوں</text:p>
      <text:p text:style-name="P1">مُصیبتیں</text:p>
      <text:p text:style-name="P1">مُصیبِتوں</text:p>
      <text:p text:style-name="P1">مُصیِبت</text:p>
      <text:p text:style-name="P1">مُصیِبتیں</text:p>
      <text:p text:style-name="P1">مُضحِک</text:p>
      <text:p text:style-name="P1">مُضطرِب</text:p>
      <text:p text:style-name="P1"><text:soft-page-break/>مُضِر</text:p>
      <text:p text:style-name="P1">مُطا</text:p>
      <text:p text:style-name="P1">مُطابِق</text:p>
      <text:p text:style-name="P1">مُطابِقحاضِر</text:p>
      <text:p text:style-name="P1">مُطالبہ</text:p>
      <text:p text:style-name="P1">مُطرِبوں</text:p>
      <text:p text:style-name="P1">مُطلق</text:p>
      <text:p text:style-name="P1">مُطلقہ</text:p>
      <text:p text:style-name="P1">مُطلِق</text:p>
      <text:p text:style-name="P1">مُطلّقہ</text:p>
      <text:p text:style-name="P1">مُطمئن</text:p>
      <text:p text:style-name="P1">مُطمئِن</text:p>
      <text:p text:style-name="P1">مُطمِئن</text:p>
      <text:p text:style-name="P1">مُطِیع</text:p>
      <text:p text:style-name="P1">مُظاہِرہ</text:p>
      <text:p text:style-name="P1"><text:soft-page-break/>مُعا</text:p>
      <text:p text:style-name="P1">مُعاش</text:p>
      <text:p text:style-name="P1">مُعاف</text:p>
      <text:p text:style-name="P1">مُعافی</text:p>
      <text:p text:style-name="P1">مُعاملات</text:p>
      <text:p text:style-name="P1">مُعاملوں</text:p>
      <text:p text:style-name="P1">مُعاملہ</text:p>
      <text:p text:style-name="P1">مُعاملے</text:p>
      <text:p text:style-name="P1">مُعاوضہ</text:p>
      <text:p text:style-name="P1">مُعاہدہ</text:p>
      <text:p text:style-name="P1">مُعتبر</text:p>
      <text:p text:style-name="P1">مُعتبریہُودیوں</text:p>
      <text:p text:style-name="P1">مُعتبِر</text:p>
      <text:p text:style-name="P1">مُعجزوں</text:p>
      <text:p text:style-name="P1">مُعجزِوں</text:p>
      <text:p text:style-name="P1"><text:soft-page-break/>مُعجزہ</text:p>
      <text:p text:style-name="P1">مُعجزے</text:p>
      <text:p text:style-name="P1">مُعجِزات</text:p>
      <text:p text:style-name="P1">مُعجِزوں</text:p>
      <text:p text:style-name="P1">مُعجِزہ</text:p>
      <text:p text:style-name="P1">مُعجِزے</text:p>
      <text:p text:style-name="P1">مُعزّز</text:p>
      <text:p text:style-name="P1">مُعطّر</text:p>
      <text:p text:style-name="P1">مُعظّم</text:p>
      <text:p text:style-name="P1">مُعلِّم</text:p>
      <text:p text:style-name="P1">مُعمّا</text:p>
      <text:p text:style-name="P1">مُعمّوں</text:p>
      <text:p text:style-name="P1">مُعمّے</text:p>
      <text:p text:style-name="P1">مُعیّن</text:p>
      <text:p text:style-name="P1">مُعیّنہ</text:p>
      <text:p text:style-name="P1"><text:soft-page-break/>مُغنّی</text:p>
      <text:p text:style-name="P1">مُفت</text:p>
      <text:p text:style-name="P1">مُفتِیوں</text:p>
      <text:p text:style-name="P1">مُفتی</text:p>
      <text:p text:style-name="P1">مُفسِد</text:p>
      <text:p text:style-name="P1">مُفسِدوں</text:p>
      <text:p text:style-name="P1">مُفصّل</text:p>
      <text:p text:style-name="P1">مُفلسی</text:p>
      <text:p text:style-name="P1">مُفلِس</text:p>
      <text:p text:style-name="P1">مُفلِسوں</text:p>
      <text:p text:style-name="P1">مُفلِسی</text:p>
      <text:p text:style-name="P1">مُفِسد</text:p>
      <text:p text:style-name="P1">مُفِید</text:p>
      <text:p text:style-name="P1">مُفکّر</text:p>
      <text:p text:style-name="P1">مُفیّم</text:p>
      <text:p text:style-name="P1"><text:soft-page-break/>مُقابل</text:p>
      <text:p text:style-name="P1">مُقابلہ</text:p>
      <text:p text:style-name="P1">مُقابِل</text:p>
      <text:p text:style-name="P1">مُقتدِر</text:p>
      <text:p text:style-name="P1">مُقدمات</text:p>
      <text:p text:style-name="P1">مُقدمہ</text:p>
      <text:p text:style-name="P1">مُقدمے</text:p>
      <text:p text:style-name="P1">مُقدِّم</text:p>
      <text:p text:style-name="P1">مُقدّ</text:p>
      <text:p text:style-name="P1">مُقدّس</text:p>
      <text:p text:style-name="P1">مُقدّسو</text:p>
      <text:p text:style-name="P1">مُقدّسوں</text:p>
      <text:p text:style-name="P1">مُقدّم</text:p>
      <text:p text:style-name="P1">مُقدّموں</text:p>
      <text:p text:style-name="P1">مُقدّمہ</text:p>
      <text:p text:style-name="P1"><text:soft-page-break/>مُقدّمے</text:p>
      <text:p text:style-name="P1">مُقدّّس</text:p>
      <text:p text:style-name="P1">مُقرر</text:p>
      <text:p text:style-name="P1">مُقرّ</text:p>
      <text:p text:style-name="P1">مُقرّب</text:p>
      <text:p text:style-name="P1">مُقرّر</text:p>
      <text:p text:style-name="P1">مُقرّرکرتا</text:p>
      <text:p text:style-name="P1">مُقرّرکرنا</text:p>
      <text:p text:style-name="P1">مُقرّرکرو</text:p>
      <text:p text:style-name="P1">مُقرّرکرے</text:p>
      <text:p text:style-name="P1">مُقرّرکِئے</text:p>
      <text:p text:style-name="P1">مُقرّرکِیا</text:p>
      <text:p text:style-name="P1">مُقرّرہ</text:p>
      <text:p text:style-name="P1">مُقرّرہُوئے</text:p>
      <text:p text:style-name="P1">مُقفّل</text:p>
      <text:p text:style-name="P1"><text:soft-page-break/>مُقِیم</text:p>
      <text:p text:style-name="P1">مُقّرر</text:p>
      <text:p text:style-name="P1">مُقیم</text:p>
      <text:p text:style-name="P1">مُلائِم</text:p>
      <text:p text:style-name="P1">مُلاحظہ</text:p>
      <text:p text:style-name="P1">مُلازموں</text:p>
      <text:p text:style-name="P1">مُلازِم</text:p>
      <text:p text:style-name="P1">مُلازِموں</text:p>
      <text:p text:style-name="P1">مُلاقات</text:p>
      <text:p text:style-name="P1">مُلاقاتی</text:p>
      <text:p text:style-name="P1">مُلبّس</text:p>
      <text:p text:style-name="P1">مُلتوی</text:p>
      <text:p text:style-name="P1">مُلحِق</text:p>
      <text:p text:style-name="P1">مُلزم</text:p>
      <text:p text:style-name="P1">مُلزِم</text:p>
      <text:p text:style-name="P1"><text:soft-page-break/>مُلقّب</text:p>
      <text:p text:style-name="P1">مُلوؔک</text:p>
      <text:p text:style-name="P1">مُلک</text:p>
      <text:p text:style-name="P1">مُلکوں</text:p>
      <text:p text:style-name="P1">مُلکِ</text:p>
      <text:p text:style-name="P1">مُلکی</text:p>
      <text:p text:style-name="P1">مُمالِک</text:p>
      <text:p text:style-name="P1">مُمتاز</text:p>
      <text:p text:style-name="P1">مُمتازہو</text:p>
      <text:p text:style-name="P1">مُملِکت</text:p>
      <text:p text:style-name="P1">مُملِکتیں</text:p>
      <text:p text:style-name="P1">مُملکت</text:p>
      <text:p text:style-name="P1">مُملکتوں</text:p>
      <text:p text:style-name="P1">مُملکتیں</text:p>
      <text:p text:style-name="P1">مُملکِت</text:p>
      <text:p text:style-name="P1"><text:soft-page-break/>مُمکن</text:p>
      <text:p text:style-name="P1">مُمکِن</text:p>
      <text:p text:style-name="P1">مُنائو</text:p>
      <text:p text:style-name="P1">مُناجات</text:p>
      <text:p text:style-name="P1">مُناجاتیں</text:p>
      <text:p text:style-name="P1">مُناد</text:p>
      <text:p text:style-name="P1">مُنادِی</text:p>
      <text:p text:style-name="P1">مُنادی</text:p>
      <text:p text:style-name="P1">مُناسب</text:p>
      <text:p text:style-name="P1">مُناسبت</text:p>
      <text:p text:style-name="P1">مُناسِب</text:p>
      <text:p text:style-name="P1">مُنتخب</text:p>
      <text:p text:style-name="P1">مُنتظم</text:p>
      <text:p text:style-name="P1">مُنتظِر</text:p>
      <text:p text:style-name="P1">مُنتظِررہا</text:p>
      <text:p text:style-name="P1"><text:soft-page-break/>مُنتظِررہے</text:p>
      <text:p text:style-name="P1">مُنتظِرہُوں</text:p>
      <text:p text:style-name="P1">مُنتظِرہیں</text:p>
      <text:p text:style-name="P1">مُنتظِم</text:p>
      <text:p text:style-name="P1">مُنتقلی</text:p>
      <text:p text:style-name="P1">مُنتقِل</text:p>
      <text:p text:style-name="P1">مُنتِطر</text:p>
      <text:p text:style-name="P1">مُنتِظر</text:p>
      <text:p text:style-name="P1">مُنجّی</text:p>
      <text:p text:style-name="P1">مُنحرف</text:p>
      <text:p text:style-name="P1">مُنحرِف</text:p>
      <text:p text:style-name="P1">مُنحصِر</text:p>
      <text:p text:style-name="P1">مُندرج</text:p>
      <text:p text:style-name="P1">مُندروں</text:p>
      <text:p text:style-name="P1">مُندرے</text:p>
      <text:p text:style-name="P1"><text:soft-page-break/>مُنزِل</text:p>
      <text:p text:style-name="P1">مُنسّی</text:p>
      <text:p text:style-name="P1">مُنسی</text:p>
      <text:p text:style-name="P1">مُنشی</text:p>
      <text:p text:style-name="P1">مُنشیوں</text:p>
      <text:p text:style-name="P1">مُنصرِم</text:p>
      <text:p text:style-name="P1">مُنصف</text:p>
      <text:p text:style-name="P1">مُنصِف</text:p>
      <text:p text:style-name="P1">مُنعکِس</text:p>
      <text:p text:style-name="P1">مُنقسم</text:p>
      <text:p text:style-name="P1">مُنقطع</text:p>
      <text:p text:style-name="P1">مُنقّش</text:p>
      <text:p text:style-name="P1">مُنوّر</text:p>
      <text:p text:style-name="P1">مُنّجِم</text:p>
      <text:p text:style-name="P1">مُنّسی</text:p>
      <text:p text:style-name="P1"><text:soft-page-break/>مُنڈا</text:p>
      <text:p text:style-name="P1">مُنڈائیں</text:p>
      <text:p text:style-name="P1">مُنڈائے</text:p>
      <text:p text:style-name="P1">مُنڈاتا</text:p>
      <text:p text:style-name="P1">مُنڈانا</text:p>
      <text:p text:style-name="P1">مُنڈانے</text:p>
      <text:p text:style-name="P1">مُنڈایا</text:p>
      <text:p text:style-name="P1">مُنڈوا</text:p>
      <text:p text:style-name="P1">مُنڈوائی</text:p>
      <text:p text:style-name="P1">مُنڈوائیں</text:p>
      <text:p text:style-name="P1">مُنڈوائے</text:p>
      <text:p text:style-name="P1">مُنڈواتا</text:p>
      <text:p text:style-name="P1">مُنڈوانا</text:p>
      <text:p text:style-name="P1">مُنڈواڈالِیں</text:p>
      <text:p text:style-name="P1">مُنڈیر</text:p>
      <text:p text:style-name="P1"><text:soft-page-break/>مُنکر</text:p>
      <text:p text:style-name="P1">مُنہ</text:p>
      <text:p text:style-name="P1">مُو</text:p>
      <text:p text:style-name="P1">مُوآؔب</text:p>
      <text:p text:style-name="P1">مُوآب</text:p>
      <text:p text:style-name="P1">مُوئے</text:p>
      <text:p text:style-name="P1">مُواد</text:p>
      <text:p text:style-name="P1">مُوازنہ</text:p>
      <text:p text:style-name="P1">مُوافقت</text:p>
      <text:p text:style-name="P1">مُوافِق</text:p>
      <text:p text:style-name="P1">مُوثّرِ</text:p>
      <text:p text:style-name="P1">مُوجِد</text:p>
      <text:p text:style-name="P1">مُوذی</text:p>
      <text:p text:style-name="P1">مُورت</text:p>
      <text:p text:style-name="P1">مُورتوں</text:p>
      <text:p text:style-name="P1"><text:soft-page-break/>مُورتیں</text:p>
      <text:p text:style-name="P1">مُورِّخ</text:p>
      <text:p text:style-name="P1">مُورہ</text:p>
      <text:p text:style-name="P1">مُوسل</text:p>
      <text:p text:style-name="P1">مُوسلا</text:p>
      <text:p text:style-name="P1">مُوسوی</text:p>
      <text:p text:style-name="P1">مُوسِیقی</text:p>
      <text:p text:style-name="P1">مُوسیٰ</text:p>
      <text:p text:style-name="P1">مُوسیہ</text:p>
      <text:p text:style-name="P1">مُوشی</text:p>
      <text:p text:style-name="P1">مُوشیوں</text:p>
      <text:p text:style-name="P1">مُوندتا</text:p>
      <text:p text:style-name="P1">مُونچھیں</text:p>
      <text:p text:style-name="P1">مُونڈی</text:p>
      <text:p text:style-name="P1">مُونڈے</text:p>
      <text:p text:style-name="P1"><text:soft-page-break/>مُونگا</text:p>
      <text:p text:style-name="P1">مُونگے</text:p>
      <text:p text:style-name="P1">مُوَکّل</text:p>
      <text:p text:style-name="P1">مُؤا</text:p>
      <text:p text:style-name="P1">مُؤثِر</text:p>
      <text:p text:style-name="P1">مُؤثّر</text:p>
      <text:p text:style-name="P1">مُّون</text:p>
      <text:p text:style-name="P1">مُٹاپا</text:p>
      <text:p text:style-name="P1">مُٹِّھیوں</text:p>
      <text:p text:style-name="P1">مُٹّھی</text:p>
      <text:p text:style-name="P1">مُٹّھیاں</text:p>
      <text:p text:style-name="P1">مُٹّھیوں</text:p>
      <text:p text:style-name="P1">مُٹھ</text:p>
      <text:p text:style-name="P1">مُٹھّی</text:p>
      <text:p text:style-name="P1">مُٹھیاں</text:p>
      <text:p text:style-name="P1"><text:soft-page-break/>مُچ</text:p>
      <text:p text:style-name="P1">مُڑ</text:p>
      <text:p text:style-name="P1">مُڑا</text:p>
      <text:p text:style-name="P1">مُڑتے</text:p>
      <text:p text:style-name="P1">مُڑنا</text:p>
      <text:p text:style-name="P1">مُڑنے</text:p>
      <text:p text:style-name="P1">مُڑو</text:p>
      <text:p text:style-name="P1">مُڑُوں</text:p>
      <text:p text:style-name="P1">مُڑی</text:p>
      <text:p text:style-name="P1">مُڑیں</text:p>
      <text:p text:style-name="P1">مُڑے</text:p>
      <text:p text:style-name="P1">مُژدہ</text:p>
      <text:p text:style-name="P1">مُکاشفوں</text:p>
      <text:p text:style-name="P1">مُکاشفہ</text:p>
      <text:p text:style-name="P1">مُکاشفے</text:p>
      <text:p text:style-name="P1"><text:soft-page-break/>مُکرّم</text:p>
      <text:p text:style-name="P1">مُکّا</text:p>
      <text:p text:style-name="P1">مُکّوں</text:p>
      <text:p text:style-name="P1">مُکّے</text:p>
      <text:p text:style-name="P1">مُہتمِم</text:p>
      <text:p text:style-name="P1">مُہر</text:p>
      <text:p text:style-name="P1">مُہروں</text:p>
      <text:p text:style-name="P1">مُہریں</text:p>
      <text:p text:style-name="P1">مُہلت</text:p>
      <text:p text:style-name="P1">مُہلِک</text:p>
      <text:p text:style-name="P1">مُہلک</text:p>
      <text:p text:style-name="P1">مُہم</text:p>
      <text:p text:style-name="P1">مُہِیب</text:p>
      <text:p text:style-name="P1">مُہیب</text:p>
      <text:p text:style-name="P1">مُہیَطبیل</text:p>
      <text:p text:style-name="P1"><text:soft-page-break/>مُہیّا</text:p>
      <text:p text:style-name="P1">مُہیّاکر</text:p>
      <text:p text:style-name="P1">مُیسّر</text:p>
      <text:p text:style-name="P1">مُیسّرنہیں</text:p>
      <text:p text:style-name="P1">مِبخار</text:p>
      <text:p text:style-name="P1">مِبساؔم</text:p>
      <text:p text:style-name="P1">مِبصار</text:p>
      <text:p text:style-name="P1">مِتردا</text:p>
      <text:p text:style-name="P1">مِتقہ</text:p>
      <text:p text:style-name="P1">مِتنی</text:p>
      <text:p text:style-name="P1">مِتُلینے</text:p>
      <text:p text:style-name="P1">مِثال</text:p>
      <text:p text:style-name="P1">مِثقال</text:p>
      <text:p text:style-name="P1">مِثقالیں</text:p>
      <text:p text:style-name="P1">مِثل</text:p>
      <text:p text:style-name="P1"><text:soft-page-break/>مِجدؔل</text:p>
      <text:p text:style-name="P1">مِجداؔل</text:p>
      <text:p text:style-name="P1">مِجدّو</text:p>
      <text:p text:style-name="P1">مِحنت</text:p>
      <text:p text:style-name="P1">مِحنتوں</text:p>
      <text:p text:style-name="P1">مِحنتی</text:p>
      <text:p text:style-name="P1">مِد</text:p>
      <text:p text:style-name="P1">مِدان</text:p>
      <text:p text:style-name="P1">مِدّین</text:p>
      <text:p text:style-name="P1">مِدیاؔن</text:p>
      <text:p text:style-name="P1">مِدیان</text:p>
      <text:p text:style-name="P1">مِدیانِیوں</text:p>
      <text:p text:style-name="P1">مِدیانی</text:p>
      <text:p text:style-name="P1">مِدیانیوں</text:p>
      <text:p text:style-name="P1">مِر</text:p>
      <text:p text:style-name="P1"><text:soft-page-break/>مِرارؔی</text:p>
      <text:p text:style-name="P1">مِراری</text:p>
      <text:p text:style-name="P1">مِرایوؔت</text:p>
      <text:p text:style-name="P1">مِرمہ</text:p>
      <text:p text:style-name="P1">مِرگی</text:p>
      <text:p text:style-name="P1">مِزاج</text:p>
      <text:p text:style-name="P1">مِزاجی</text:p>
      <text:p text:style-name="P1">مِزّؔہ</text:p>
      <text:p text:style-name="P1">مِزّہ</text:p>
      <text:p text:style-name="P1">مِساایل</text:p>
      <text:p text:style-name="P1">مِسال</text:p>
      <text:p text:style-name="P1">مِسجاؔب</text:p>
      <text:p text:style-name="P1">مِسر</text:p>
      <text:p text:style-name="P1">مِسراعی</text:p>
      <text:p text:style-name="P1">مِسرفاؔت</text:p>
      <text:p text:style-name="P1"><text:soft-page-break/>مِسفار</text:p>
      <text:p text:style-name="P1">مِسفر</text:p>
      <text:p text:style-name="P1">مِسمار</text:p>
      <text:p text:style-name="P1">مِسمنّہ</text:p>
      <text:p text:style-name="P1">مِسوباؔب</text:p>
      <text:p text:style-name="P1">مِسکِین</text:p>
      <text:p text:style-name="P1">مِسکِینوں</text:p>
      <text:p text:style-name="P1">مِسکیِن</text:p>
      <text:p text:style-name="P1">مِسکیِنوں</text:p>
      <text:p text:style-name="P1">مِشعاؔم</text:p>
      <text:p text:style-name="P1">مِشماؔع</text:p>
      <text:p text:style-name="P1">مِشماع</text:p>
      <text:p text:style-name="P1">مِشنہ</text:p>
      <text:p text:style-name="P1">مِصؔر</text:p>
      <text:p text:style-name="P1">مِصر</text:p>
      <text:p text:style-name="P1"><text:soft-page-break/>مِصرؔی</text:p>
      <text:p text:style-name="P1">مِصرِئیم</text:p>
      <text:p text:style-name="P1">مِصرِیوں</text:p>
      <text:p text:style-name="P1">مِصری</text:p>
      <text:p text:style-name="P1">مِصریوں</text:p>
      <text:p text:style-name="P1">مِصغار</text:p>
      <text:p text:style-name="P1">مِصفاؔہ</text:p>
      <text:p text:style-name="P1">مِصفاہ</text:p>
      <text:p text:style-name="P1">مِطرد</text:p>
      <text:p text:style-name="P1">مِعدہ</text:p>
      <text:p text:style-name="P1">مِعمار</text:p>
      <text:p text:style-name="P1">مِعماروں</text:p>
      <text:p text:style-name="P1">مِقدار</text:p>
      <text:p text:style-name="P1">مِقلوؔت</text:p>
      <text:p text:style-name="P1">مِقنیاؔہ</text:p>
      <text:p text:style-name="P1"><text:soft-page-break/>مِل</text:p>
      <text:p text:style-name="P1">مِلا</text:p>
      <text:p text:style-name="P1">مِلائی</text:p>
      <text:p text:style-name="P1">مِلائے</text:p>
      <text:p text:style-name="P1">مِلاتا</text:p>
      <text:p text:style-name="P1">مِلانے</text:p>
      <text:p text:style-name="P1">مِلاؤُں</text:p>
      <text:p text:style-name="P1">مِلاپ</text:p>
      <text:p text:style-name="P1">مِلایا</text:p>
      <text:p text:style-name="P1">مِلتا</text:p>
      <text:p text:style-name="P1">مِلتِے</text:p>
      <text:p text:style-name="P1">مِلتی</text:p>
      <text:p text:style-name="P1">مِلتے</text:p>
      <text:p text:style-name="P1">مِللَی</text:p>
      <text:p text:style-name="P1">مِلنا</text:p>
      <text:p text:style-name="P1"><text:soft-page-break/>مِلنسار</text:p>
      <text:p text:style-name="P1">مِلنے</text:p>
      <text:p text:style-name="P1">مِلو</text:p>
      <text:p text:style-name="P1">مِلُوں</text:p>
      <text:p text:style-name="P1">مِلِتے</text:p>
      <text:p text:style-name="P1">مِلِیں</text:p>
      <text:p text:style-name="P1">مِلّو</text:p>
      <text:p text:style-name="P1">مِلک</text:p>
      <text:p text:style-name="P1">مِلکاہ</text:p>
      <text:p text:style-name="P1">مِلکوؔم</text:p>
      <text:p text:style-name="P1">مِلکوم</text:p>
      <text:p text:style-name="P1">مِلکُوؔم</text:p>
      <text:p text:style-name="P1">مِلکُوم</text:p>
      <text:p text:style-name="P1">مِلکِیت</text:p>
      <text:p text:style-name="P1">مِلکِیّت</text:p>
      <text:p text:style-name="P1"><text:soft-page-break/>مِلکہ</text:p>
      <text:p text:style-name="P1">مِلکیت</text:p>
      <text:p text:style-name="P1">مِلی</text:p>
      <text:p text:style-name="P1">مِلیں</text:p>
      <text:p text:style-name="P1">مِلے</text:p>
      <text:p text:style-name="P1">مِنبر</text:p>
      <text:p text:style-name="P1">مِنطقتُہ</text:p>
      <text:p text:style-name="P1">مِنِّیت</text:p>
      <text:p text:style-name="P1">مِنّاہ</text:p>
      <text:p text:style-name="P1">مِنّت</text:p>
      <text:p text:style-name="P1">مِنّی</text:p>
      <text:p text:style-name="P1">مِنیمِین</text:p>
      <text:p text:style-name="P1">مِنے</text:p>
      <text:p text:style-name="P1">مِّیم</text:p>
      <text:p text:style-name="P1">مِٹ</text:p>
      <text:p text:style-name="P1"><text:soft-page-break/>مِٹا</text:p>
      <text:p text:style-name="P1">مِٹائی</text:p>
      <text:p text:style-name="P1">مِٹائے</text:p>
      <text:p text:style-name="P1">مِٹاتا</text:p>
      <text:p text:style-name="P1">مِٹانے</text:p>
      <text:p text:style-name="P1">مِٹاؤُں</text:p>
      <text:p text:style-name="P1">مِٹاؤں</text:p>
      <text:p text:style-name="P1">مِٹاڈالوں</text:p>
      <text:p text:style-name="P1">مِٹایا</text:p>
      <text:p text:style-name="P1">مِٹتی</text:p>
      <text:p text:style-name="P1">مِٹنے</text:p>
      <text:p text:style-name="P1">مِٹّی</text:p>
      <text:p text:style-name="P1">مِٹھاس</text:p>
      <text:p text:style-name="P1">مِٹی</text:p>
      <text:p text:style-name="P1">مِٹیں</text:p>
      <text:p text:style-name="P1"><text:soft-page-break/>مِٹے</text:p>
      <text:p text:style-name="P1">مِکتاؔم</text:p>
      <text:p text:style-name="P1">مِکتام</text:p>
      <text:p text:style-name="P1">مِکر</text:p>
      <text:p text:style-name="P1">مِکماؔس</text:p>
      <text:p text:style-name="P1">مِکمتاؔہ</text:p>
      <text:p text:style-name="P1">مِہر</text:p>
      <text:p text:style-name="P1">مِہربان</text:p>
      <text:p text:style-name="P1">مِہربانِیاں</text:p>
      <text:p text:style-name="P1">مِہربانی</text:p>
      <text:p text:style-name="P1">مِہمان</text:p>
      <text:p text:style-name="P1">مِہمانوں</text:p>
      <text:p text:style-name="P1">مِہمانی</text:p>
      <text:p text:style-name="P1">مِہندی</text:p>
      <text:p text:style-name="P1">مِیامِین</text:p>
      <text:p text:style-name="P1"><text:soft-page-break/>مِیان</text:p>
      <text:p text:style-name="P1">مِیاں</text:p>
      <text:p text:style-name="P1">مِید</text:p>
      <text:p text:style-name="P1">مِیدبا</text:p>
      <text:p text:style-name="P1">مِیر</text:p>
      <text:p text:style-name="P1">مِیراث</text:p>
      <text:p text:style-name="P1">مِیراثی</text:p>
      <text:p text:style-name="P1">مِیرمغنّی</text:p>
      <text:p text:style-name="P1">مِیروز</text:p>
      <text:p text:style-name="P1">مِیزان</text:p>
      <text:p text:style-name="P1">مِیسا</text:p>
      <text:p text:style-name="P1">مِیسااؔیل</text:p>
      <text:p text:style-name="P1">مِیسک</text:p>
      <text:p text:style-name="P1">مِیعاد</text:p>
      <text:p text:style-name="P1">مِیعادوں</text:p>
      <text:p text:style-name="P1"><text:soft-page-break/>مِیعادیں</text:p>
      <text:p text:style-name="P1">مِیل</text:p>
      <text:p text:style-name="P1">مِیلیتُس</text:p>
      <text:p text:style-name="P1">مِین</text:p>
      <text:p text:style-name="P1">مِینہ</text:p>
      <text:p text:style-name="P1">مِینہہ</text:p>
      <text:p text:style-name="P1">مِیٹھا</text:p>
      <text:p text:style-name="P1">مِیٹھی</text:p>
      <text:p text:style-name="P1">مِیکا</text:p>
      <text:p text:style-name="P1">مِیکاؔئیل</text:p>
      <text:p text:style-name="P1">مِیکاؔہ</text:p>
      <text:p text:style-name="P1">مِیکائیل</text:p>
      <text:p text:style-name="P1">مِیکااؔیل</text:p>
      <text:p text:style-name="P1">مِیکاایل</text:p>
      <text:p text:style-name="P1">مِیکاہ</text:p>
      <text:p text:style-name="P1"><text:soft-page-break/>مِیکایاؔہ</text:p>
      <text:p text:style-name="P1">مِیکایاہ</text:p>
      <text:p text:style-name="P1">مِیکل</text:p>
      <text:p text:style-name="P1">مّلِک</text:p>
      <text:p text:style-name="P1">مّون</text:p>
      <text:p text:style-name="P1">مّیِم</text:p>
      <text:p text:style-name="P1">مٹ</text:p>
      <text:p text:style-name="P1">مٹکا</text:p>
      <text:p text:style-name="P1">مٹکوں</text:p>
      <text:p text:style-name="P1">مٹکے</text:p>
      <text:p text:style-name="P1">مچ</text:p>
      <text:p text:style-name="P1">مچا</text:p>
      <text:p text:style-name="P1">مچائی</text:p>
      <text:p text:style-name="P1">مچائیں</text:p>
      <text:p text:style-name="P1">مچائے</text:p>
      <text:p text:style-name="P1"><text:soft-page-break/>مچاتی</text:p>
      <text:p text:style-name="P1">مچاتے</text:p>
      <text:p text:style-name="P1">مچانے</text:p>
      <text:p text:style-name="P1">مچاؤ</text:p>
      <text:p text:style-name="P1">مچایا</text:p>
      <text:p text:style-name="P1">مچِھّیاں</text:p>
      <text:p text:style-name="P1">مچّھر</text:p>
      <text:p text:style-name="P1">مچّھروں</text:p>
      <text:p text:style-name="P1">مچھلِیاں</text:p>
      <text:p text:style-name="P1">مچھلِیوں</text:p>
      <text:p text:style-name="P1">مچھلی</text:p>
      <text:p text:style-name="P1">مچھلیاں</text:p>
      <text:p text:style-name="P1">مچھلیوں</text:p>
      <text:p text:style-name="P1">مچھّر</text:p>
      <text:p text:style-name="P1">مچھّروں</text:p>
      <text:p text:style-name="P1"><text:soft-page-break/>مچی</text:p>
      <text:p text:style-name="P1">مڑھا</text:p>
      <text:p text:style-name="P1">مڑھتا</text:p>
      <text:p text:style-name="P1">مڑھی</text:p>
      <text:p text:style-name="P1">مڑھے</text:p>
      <text:p text:style-name="P1">مکالمہ</text:p>
      <text:p text:style-name="P1">مکان</text:p>
      <text:p text:style-name="P1">مکانوں</text:p>
      <text:p text:style-name="P1">مکانِ</text:p>
      <text:p text:style-name="P1">مکبانی</text:p>
      <text:p text:style-name="P1">مکبِینا</text:p>
      <text:p text:style-name="P1">مکتُوب</text:p>
      <text:p text:style-name="P1">مکتِیس</text:p>
      <text:p text:style-name="P1">مکر</text:p>
      <text:p text:style-name="P1">مکروہ</text:p>
      <text:p text:style-name="P1"><text:soft-page-break/>مکرُ</text:p>
      <text:p text:style-name="P1">مکرُوہ</text:p>
      <text:p text:style-name="P1">مکرُوہات</text:p>
      <text:p text:style-name="P1">مکرُوہاتِ</text:p>
      <text:p text:style-name="P1">مکفیلہ</text:p>
      <text:p text:style-name="P1">مکمتاہ</text:p>
      <text:p text:style-name="P1">مکند</text:p>
      <text:p text:style-name="P1">مکَوڑوں</text:p>
      <text:p text:style-name="P1">مکَوڑے</text:p>
      <text:p text:style-name="P1">مکِھّیوں</text:p>
      <text:p text:style-name="P1">مکِیر</text:p>
      <text:p text:style-name="P1">مکِیراتی</text:p>
      <text:p text:style-name="P1">مکِیرِیوں</text:p>
      <text:p text:style-name="P1">مکّار</text:p>
      <text:p text:style-name="P1">مکّاری</text:p>
      <text:p text:style-name="P1"><text:soft-page-break/>مکّر</text:p>
      <text:p text:style-name="P1">مکّھن</text:p>
      <text:p text:style-name="P1">مکّھیوں</text:p>
      <text:p text:style-name="P1">مکڑی</text:p>
      <text:p text:style-name="P1">مکھِّیوں</text:p>
      <text:p text:style-name="P1">مکھّن</text:p>
      <text:p text:style-name="P1">مکھّیاں</text:p>
      <text:p text:style-name="P1">مگدلِینی</text:p>
      <text:p text:style-name="P1">مگدلینی</text:p>
      <text:p text:style-name="P1">مگدَن</text:p>
      <text:p text:style-name="P1">مگر</text:p>
      <text:p text:style-name="P1">مگراب</text:p>
      <text:p text:style-name="P1">مگرحق</text:p>
      <text:p text:style-name="P1">مگرلعزر</text:p>
      <text:p text:style-name="P1">مگروُہی</text:p>
      <text:p text:style-name="P1"><text:soft-page-break/>مگرگملی</text:p>
      <text:p text:style-name="P1">مگفِیعاؔس</text:p>
      <text:p text:style-name="P1">مگن</text:p>
      <text:p text:style-name="P1">مہ</text:p>
      <text:p text:style-name="P1">مہا</text:p>
      <text:p text:style-name="P1">مہارت</text:p>
      <text:p text:style-name="P1">مہتاب</text:p>
      <text:p text:style-name="P1">مہر</text:p>
      <text:p text:style-name="P1">مہرؔی</text:p>
      <text:p text:style-name="P1">مہربان</text:p>
      <text:p text:style-name="P1">مہربانی</text:p>
      <text:p text:style-name="P1">مہری</text:p>
      <text:p text:style-name="P1">مہلت</text:p>
      <text:p text:style-name="P1">مہلل</text:p>
      <text:p text:style-name="P1">مہمان</text:p>
      <text:p text:style-name="P1"><text:soft-page-break/>مہندی</text:p>
      <text:p text:style-name="P1">مہُوماؔن</text:p>
      <text:p text:style-name="P1">مہِربانی</text:p>
      <text:p text:style-name="P1">مہِین</text:p>
      <text:p text:style-name="P1">مہِینوں</text:p>
      <text:p text:style-name="P1">مہِینہ</text:p>
      <text:p text:style-name="P1">مہِینے</text:p>
      <text:p text:style-name="P1">مہک</text:p>
      <text:p text:style-name="P1">مہیر</text:p>
      <text:p text:style-name="P1">مہیرشالال</text:p>
      <text:p text:style-name="P1">مہیطب</text:p>
      <text:p text:style-name="P1">مہیطبیل</text:p>
      <text:p text:style-name="P1">مہین</text:p>
      <text:p text:style-name="P1">مہینہ</text:p>
      <text:p text:style-name="P1">مہینے</text:p>
      <text:p text:style-name="P1"><text:soft-page-break/>می</text:p>
      <text:p text:style-name="P1">میامِین</text:p>
      <text:p text:style-name="P1">میخ</text:p>
      <text:p text:style-name="P1">میخوں</text:p>
      <text:p text:style-name="P1">میخچُو</text:p>
      <text:p text:style-name="P1">میخیں</text:p>
      <text:p text:style-name="P1">میداد</text:p>
      <text:p text:style-name="P1">میدان</text:p>
      <text:p text:style-name="P1">میر</text:p>
      <text:p text:style-name="P1">میرا</text:p>
      <text:p text:style-name="P1">میرابرگُزِیدہ</text:p>
      <text:p text:style-name="P1">میرابندہ</text:p>
      <text:p text:style-name="P1">میراث</text:p>
      <text:p text:style-name="P1">میرادِل</text:p>
      <text:p text:style-name="P1">میراشَوہر</text:p>
      <text:p text:style-name="P1"><text:soft-page-break/>میراغضب</text:p>
      <text:p text:style-name="P1">میرافَیصلہ</text:p>
      <text:p text:style-name="P1">میراگھرانا</text:p>
      <text:p text:style-name="P1">میراہم</text:p>
      <text:p text:style-name="P1">میرب</text:p>
      <text:p text:style-name="P1">میرُوؔم</text:p>
      <text:p text:style-name="P1">میرِ</text:p>
      <text:p text:style-name="P1">میری</text:p>
      <text:p text:style-name="P1">میرے</text:p>
      <text:p text:style-name="P1">میز</text:p>
      <text:p text:style-name="P1">میزاہاؔب</text:p>
      <text:p text:style-name="P1">میزوں</text:p>
      <text:p text:style-name="P1">میزیں</text:p>
      <text:p text:style-name="P1">میسا</text:p>
      <text:p text:style-name="P1">میسائیل</text:p>
      <text:p text:style-name="P1"><text:soft-page-break/>میضاہاب</text:p>
      <text:p text:style-name="P1">میل</text:p>
      <text:p text:style-name="P1">میلیتُس</text:p>
      <text:p text:style-name="P1">میم</text:p>
      <text:p text:style-name="P1">مینڈوں</text:p>
      <text:p text:style-name="P1">مینڈک</text:p>
      <text:p text:style-name="P1">مینڈکوں</text:p>
      <text:p text:style-name="P1">مینڈھا</text:p>
      <text:p text:style-name="P1">مینڈھوں</text:p>
      <text:p text:style-name="P1">مینڈھے</text:p>
      <text:p text:style-name="P1">مینہ</text:p>
      <text:p text:style-name="P1">مینہہ</text:p>
      <text:p text:style-name="P1">میوئوں</text:p>
      <text:p text:style-name="P1">میووں</text:p>
      <text:p text:style-name="P1">میوہ</text:p>
      <text:p text:style-name="P1"><text:soft-page-break/>میوے</text:p>
      <text:p text:style-name="P1">میَں</text:p>
      <text:p text:style-name="P1">میِکل</text:p>
      <text:p text:style-name="P1">میّت</text:p>
      <text:p text:style-name="P1">میکا</text:p>
      <text:p text:style-name="P1">میکاؔئیل</text:p>
      <text:p text:style-name="P1">میکے</text:p>
      <text:p text:style-name="P1">میں</text:p>
      <text:p text:style-name="P1">میںحضُور</text:p>
      <text:p text:style-name="P1">میںحِزقی</text:p>
      <text:p text:style-name="P1">میںشامِل</text:p>
      <text:p text:style-name="P1">میںڈالوں</text:p>
      <text:p text:style-name="P1">میہ</text:p>
      <text:p text:style-name="P1">مے</text:p>
      <text:p text:style-name="P1">ن</text:p>
      <text:p text:style-name="P1"><text:soft-page-break/>نئی</text:p>
      <text:p text:style-name="P1">نئے</text:p>
      <text:p text:style-name="P1">نا</text:p>
      <text:p text:style-name="P1">نائبوں</text:p>
      <text:p text:style-name="P1">نائِب</text:p>
      <text:p text:style-name="P1">نائِین</text:p>
      <text:p text:style-name="P1">نااُمّید</text:p>
      <text:p text:style-name="P1">نااُمّیدی</text:p>
      <text:p text:style-name="P1">ناباؔل</text:p>
      <text:p text:style-name="P1">نابال</text:p>
      <text:p text:style-name="P1">نابالِغ</text:p>
      <text:p text:style-name="P1">نابُود</text:p>
      <text:p text:style-name="P1">نابُودکر</text:p>
      <text:p text:style-name="P1">نابِینا</text:p>
      <text:p text:style-name="P1">نابِینائی</text:p>
      <text:p text:style-name="P1"><text:soft-page-break/>نابکار</text:p>
      <text:p text:style-name="P1">نابھیں</text:p>
      <text:p text:style-name="P1">ناتا</text:p>
      <text:p text:style-name="P1">ناتجربہ</text:p>
      <text:p text:style-name="P1">ناتمام</text:p>
      <text:p text:style-name="P1">ناتن</text:p>
      <text:p text:style-name="P1">ناتوان</text:p>
      <text:p text:style-name="P1">ناتوانوں</text:p>
      <text:p text:style-name="P1">ناتوانی</text:p>
      <text:p text:style-name="P1">ناتواں</text:p>
      <text:p text:style-name="P1">ناتے</text:p>
      <text:p text:style-name="P1">ناجائِز</text:p>
      <text:p text:style-name="P1">ناجائِزسُود</text:p>
      <text:p text:style-name="P1">ناحس</text:p>
      <text:p text:style-name="P1">ناحق</text:p>
      <text:p text:style-name="P1"><text:soft-page-break/>ناحُوؔم</text:p>
      <text:p text:style-name="P1">ناحُوم</text:p>
      <text:p text:style-name="P1">ناخن</text:p>
      <text:p text:style-name="P1">ناخواندہ</text:p>
      <text:p text:style-name="P1">ناخُدا</text:p>
      <text:p text:style-name="P1">ناخُدااپنے</text:p>
      <text:p text:style-name="P1">ناخُداؤں</text:p>
      <text:p text:style-name="P1">ناخُن</text:p>
      <text:p text:style-name="P1">ناخُوش</text:p>
      <text:p text:style-name="P1">ناخُوشی</text:p>
      <text:p text:style-name="P1">ناداب</text:p>
      <text:p text:style-name="P1">نادار</text:p>
      <text:p text:style-name="P1">ناداروں</text:p>
      <text:p text:style-name="P1">ناداری</text:p>
      <text:p text:style-name="P1">نادان</text:p>
      <text:p text:style-name="P1"><text:soft-page-break/>نادانو</text:p>
      <text:p text:style-name="P1">نادانوں</text:p>
      <text:p text:style-name="P1">نادانِستہ</text:p>
      <text:p text:style-name="P1">نادانی</text:p>
      <text:p text:style-name="P1">نادِر</text:p>
      <text:p text:style-name="P1">نادِیدہ</text:p>
      <text:p text:style-name="P1">ناراست</text:p>
      <text:p text:style-name="P1">ناراستوں</text:p>
      <text:p text:style-name="P1">ناراستِیوں</text:p>
      <text:p text:style-name="P1">ناراستی</text:p>
      <text:p text:style-name="P1">ناراض</text:p>
      <text:p text:style-name="P1">ناراضگی</text:p>
      <text:p text:style-name="P1">ناروا</text:p>
      <text:p text:style-name="P1">ناری</text:p>
      <text:p text:style-name="P1">ناز</text:p>
      <text:p text:style-name="P1"><text:soft-page-break/>نازان</text:p>
      <text:p text:style-name="P1">نازنِین</text:p>
      <text:p text:style-name="P1">نازُک</text:p>
      <text:p text:style-name="P1">نازِل</text:p>
      <text:p text:style-name="P1">نازک</text:p>
      <text:p text:style-name="P1">نازیبا</text:p>
      <text:p text:style-name="P1">نازیبااعضا</text:p>
      <text:p text:style-name="P1">ناس</text:p>
      <text:p text:style-name="P1">ناسُور</text:p>
      <text:p text:style-name="P1">ناسُوروں</text:p>
      <text:p text:style-name="P1">ناشایستہ</text:p>
      <text:p text:style-name="P1">ناشُکر</text:p>
      <text:p text:style-name="P1">ناشُکروں</text:p>
      <text:p text:style-name="P1">ناصرت</text:p>
      <text:p text:style-name="P1">ناصرۃ</text:p>
      <text:p text:style-name="P1"><text:soft-page-break/>ناصری</text:p>
      <text:p text:style-name="P1">ناصِح</text:p>
      <text:p text:style-name="P1">ناصِریوں</text:p>
      <text:p text:style-name="P1">ناظِر</text:p>
      <text:p text:style-name="P1">ناظِروں</text:p>
      <text:p text:style-name="P1">ناظِم</text:p>
      <text:p text:style-name="P1">ناظِموں</text:p>
      <text:p text:style-name="P1">ناغہ</text:p>
      <text:p text:style-name="P1">ناف</text:p>
      <text:p text:style-name="P1">نافرمان</text:p>
      <text:p text:style-name="P1">نافرمانوں</text:p>
      <text:p text:style-name="P1">نافرمانِیوں</text:p>
      <text:p text:style-name="P1">نافرمانی</text:p>
      <text:p text:style-name="P1">نافرماں</text:p>
      <text:p text:style-name="P1">ناقابِل</text:p>
      <text:p text:style-name="P1"><text:soft-page-break/>ناقِص</text:p>
      <text:p text:style-name="P1">نالا</text:p>
      <text:p text:style-name="P1">نالائِق</text:p>
      <text:p text:style-name="P1">نالان</text:p>
      <text:p text:style-name="P1">نالوں</text:p>
      <text:p text:style-name="P1">نالِش</text:p>
      <text:p text:style-name="P1">نالِیاں</text:p>
      <text:p text:style-name="P1">نالِیوں</text:p>
      <text:p text:style-name="P1">نالہ</text:p>
      <text:p text:style-name="P1">نالی</text:p>
      <text:p text:style-name="P1">نالے</text:p>
      <text:p text:style-name="P1">نام</text:p>
      <text:p text:style-name="P1">نامختُون</text:p>
      <text:p text:style-name="P1">نامختُونو</text:p>
      <text:p text:style-name="P1">نامختُونوں</text:p>
      <text:p text:style-name="P1"><text:soft-page-break/>نامختُونی</text:p>
      <text:p text:style-name="P1">نامدار</text:p>
      <text:p text:style-name="P1">نامزد</text:p>
      <text:p text:style-name="P1">نامعلُوم</text:p>
      <text:p text:style-name="P1">نامقبُول</text:p>
      <text:p text:style-name="P1">نامناسِب</text:p>
      <text:p text:style-name="P1">نامنظُور</text:p>
      <text:p text:style-name="P1">نامور</text:p>
      <text:p text:style-name="P1">ناموَر</text:p>
      <text:p text:style-name="P1">ناموَری</text:p>
      <text:p text:style-name="P1">ناموں</text:p>
      <text:p text:style-name="P1">نامَور</text:p>
      <text:p text:style-name="P1">نامُمکِن</text:p>
      <text:p text:style-name="P1">نامُناسِب</text:p>
      <text:p text:style-name="P1">نامہ</text:p>
      <text:p text:style-name="P1"><text:soft-page-break/>نامی</text:p>
      <text:p text:style-name="P1">نامے</text:p>
      <text:p text:style-name="P1">نان</text:p>
      <text:p text:style-name="P1">نانا</text:p>
      <text:p text:style-name="P1">نانبائِیوں</text:p>
      <text:p text:style-name="P1">نانبائی</text:p>
      <text:p text:style-name="P1">نانی</text:p>
      <text:p text:style-name="P1">ناواقف</text:p>
      <text:p text:style-name="P1">ناواقِف</text:p>
      <text:p text:style-name="P1">ناپ</text:p>
      <text:p text:style-name="P1">ناپا</text:p>
      <text:p text:style-name="P1">ناپائیدار</text:p>
      <text:p text:style-name="P1">ناپاک</text:p>
      <text:p text:style-name="P1">ناپاکوں</text:p>
      <text:p text:style-name="P1">ناپاکی</text:p>
      <text:p text:style-name="P1"><text:soft-page-break/>ناپاکیوں</text:p>
      <text:p text:style-name="P1">ناپتا</text:p>
      <text:p text:style-name="P1">ناپتے</text:p>
      <text:p text:style-name="P1">ناپرہیزگاری</text:p>
      <text:p text:style-name="P1">ناپسند</text:p>
      <text:p text:style-name="P1">ناپسندِیدہ</text:p>
      <text:p text:style-name="P1">ناپنا</text:p>
      <text:p text:style-name="P1">ناپنے</text:p>
      <text:p text:style-name="P1">ناپوں</text:p>
      <text:p text:style-name="P1">ناپی</text:p>
      <text:p text:style-name="P1">ناپیں</text:p>
      <text:p text:style-name="P1">ناپے</text:p>
      <text:p text:style-name="P1">ناچ</text:p>
      <text:p text:style-name="P1">ناچتی</text:p>
      <text:p text:style-name="P1">ناچتے</text:p>
      <text:p text:style-name="P1"><text:soft-page-break/>ناچنا</text:p>
      <text:p text:style-name="P1">ناچنے</text:p>
      <text:p text:style-name="P1">ناچُوں</text:p>
      <text:p text:style-name="P1">ناچِیز</text:p>
      <text:p text:style-name="P1">ناچیں</text:p>
      <text:p text:style-name="P1">ناچے</text:p>
      <text:p text:style-name="P1">ناک</text:p>
      <text:p text:style-name="P1">ناکارہ</text:p>
      <text:p text:style-name="P1">ناکام</text:p>
      <text:p text:style-name="P1">ناکوں</text:p>
      <text:p text:style-name="P1">ناکے</text:p>
      <text:p text:style-name="P1">ناگ</text:p>
      <text:p text:style-name="P1">ناگاہ</text:p>
      <text:p text:style-name="P1">ناگدَونا</text:p>
      <text:p text:style-name="P1">ناگدَونے</text:p>
      <text:p text:style-name="P1"><text:soft-page-break/>ناگدُونا</text:p>
      <text:p text:style-name="P1">ناگرموتھا</text:p>
      <text:p text:style-name="P1">ناگوار</text:p>
      <text:p text:style-name="P1">ناگوارپَیغام</text:p>
      <text:p text:style-name="P1">ناگوں</text:p>
      <text:p text:style-name="P1">ناگہان</text:p>
      <text:p text:style-name="P1">ناگہانی</text:p>
      <text:p text:style-name="P1">ناگہاں</text:p>
      <text:p text:style-name="P1">ناہ</text:p>
      <text:p text:style-name="P1">ناہموار</text:p>
      <text:p text:style-name="P1">نایم</text:p>
      <text:p text:style-name="P1">نباؔط</text:p>
      <text:p text:style-name="P1">نبات</text:p>
      <text:p text:style-name="P1">نباتات</text:p>
      <text:p text:style-name="P1">نباس</text:p>
      <text:p text:style-name="P1"><text:soft-page-break/>نباط</text:p>
      <text:p text:style-name="P1">نبایوؔت</text:p>
      <text:p text:style-name="P1">نبایوت</text:p>
      <text:p text:style-name="P1">نبلاّ</text:p>
      <text:p text:style-name="P1">نبو</text:p>
      <text:p text:style-name="P1">نبوت</text:p>
      <text:p text:style-name="P1">نبوزراداؔن</text:p>
      <text:p text:style-name="P1">نبوزرادان</text:p>
      <text:p text:style-name="P1">نبوکد</text:p>
      <text:p text:style-name="P1">نبوکدنضر</text:p>
      <text:p text:style-name="P1">نبُو</text:p>
      <text:p text:style-name="P1">نبُوز</text:p>
      <text:p text:style-name="P1">نبُوزر</text:p>
      <text:p text:style-name="P1">نبُوزراداؔن</text:p>
      <text:p text:style-name="P1">نبُوشز</text:p>
      <text:p text:style-name="P1"><text:soft-page-break/>نبُوّ</text:p>
      <text:p text:style-name="P1">نبُوّت</text:p>
      <text:p text:style-name="P1">نبُوّتوں</text:p>
      <text:p text:style-name="P1">نبُوّتیں</text:p>
      <text:p text:style-name="P1">نبُوّت۔:-</text:p>
      <text:p text:style-name="P1">نبُوکد</text:p>
      <text:p text:style-name="P1">نبُوکدر</text:p>
      <text:p text:style-name="P1">نبُوکدنضر</text:p>
      <text:p text:style-name="P1">نبُوکَد</text:p>
      <text:p text:style-name="P1">نبُوکَدرؔضر</text:p>
      <text:p text:style-name="P1">نبُوکَدنضر</text:p>
      <text:p text:style-name="P1">نبُّوت</text:p>
      <text:p text:style-name="P1">نبِّیہ</text:p>
      <text:p text:style-name="P1">نبِیوں</text:p>
      <text:p text:style-name="P1">نبِیّہ</text:p>
      <text:p text:style-name="P1"><text:soft-page-break/>نبی</text:p>
      <text:p text:style-name="P1">نبیاؤں</text:p>
      <text:p text:style-name="P1">نبیو</text:p>
      <text:p text:style-name="P1">نبیوں</text:p>
      <text:p text:style-name="P1">نبیّہ</text:p>
      <text:p text:style-name="P1">نتائج</text:p>
      <text:p text:style-name="P1">نتائِیم</text:p>
      <text:p text:style-name="P1">نتن</text:p>
      <text:p text:style-name="P1">نتنئِیل</text:p>
      <text:p text:style-name="P1">نتنئیل</text:p>
      <text:p text:style-name="P1">نتنِیم</text:p>
      <text:p text:style-name="P1">نتنی</text:p>
      <text:p text:style-name="P1">نتنیئیل</text:p>
      <text:p text:style-name="P1">نتنیاؔہ</text:p>
      <text:p text:style-name="P1">نتنیِم</text:p>
      <text:p text:style-name="P1"><text:soft-page-break/>نتَنی</text:p>
      <text:p text:style-name="P1">نتِنیم</text:p>
      <text:p text:style-name="P1">نتِیجہ</text:p>
      <text:p text:style-name="P1">نتھ</text:p>
      <text:p text:style-name="P1">نتھنوں</text:p>
      <text:p text:style-name="P1">نتیجہ</text:p>
      <text:p text:style-name="P1">نتینِم</text:p>
      <text:p text:style-name="P1">نتیِنم</text:p>
      <text:p text:style-name="P1">نثار</text:p>
      <text:p text:style-name="P1">نجات</text:p>
      <text:p text:style-name="P1">نجاست</text:p>
      <text:p text:style-name="P1">نجاستوں</text:p>
      <text:p text:style-name="P1">نجس</text:p>
      <text:p text:style-name="P1">نجُو</text:p>
      <text:p text:style-name="P1">نجُومِیوں</text:p>
      <text:p text:style-name="P1"><text:soft-page-break/>نجُومی</text:p>
      <text:p text:style-name="P1">نجِس</text:p>
      <text:p text:style-name="P1">نحات</text:p>
      <text:p text:style-name="P1">نحت</text:p>
      <text:p text:style-name="P1">نحری</text:p>
      <text:p text:style-name="P1">نحس</text:p>
      <text:p text:style-name="P1">نحسوؔن</text:p>
      <text:p text:style-name="P1">نحسون</text:p>
      <text:p text:style-name="P1">نحلاؔل</text:p>
      <text:p text:style-name="P1">نحلی</text:p>
      <text:p text:style-name="P1">نحم</text:p>
      <text:p text:style-name="P1">نحمانی</text:p>
      <text:p text:style-name="P1">نحمیاؔہ</text:p>
      <text:p text:style-name="P1">نحمیاہ</text:p>
      <text:p text:style-name="P1">نحور</text:p>
      <text:p text:style-name="P1"><text:soft-page-break/>نحُشتا</text:p>
      <text:p text:style-name="P1">نحُشتاؔن</text:p>
      <text:p text:style-name="P1">نحُوؔم</text:p>
      <text:p text:style-name="P1">نحُور</text:p>
      <text:p text:style-name="P1">نحیِف</text:p>
      <text:p text:style-name="P1">نخبی</text:p>
      <text:p text:style-name="P1">نخلامی</text:p>
      <text:p text:style-name="P1">ندؔب</text:p>
      <text:p text:style-name="P1">ندامت</text:p>
      <text:p text:style-name="P1">ندب</text:p>
      <text:p text:style-name="P1">ندبیاؔہ</text:p>
      <text:p text:style-name="P1">ندِیاں</text:p>
      <text:p text:style-name="P1">ندِیوں</text:p>
      <text:p text:style-name="P1">ندی</text:p>
      <text:p text:style-name="P1">ندیاں</text:p>
      <text:p text:style-name="P1"><text:soft-page-break/>ندیوں</text:p>
      <text:p text:style-name="P1">نذارت</text:p>
      <text:p text:style-name="P1">نذر</text:p>
      <text:p text:style-name="P1">نذرانوں</text:p>
      <text:p text:style-name="P1">نذرانہ</text:p>
      <text:p text:style-name="P1">نذرانے</text:p>
      <text:p text:style-name="P1">نذربڑی</text:p>
      <text:p text:style-name="P1">نذروں</text:p>
      <text:p text:style-name="P1">نذرکی</text:p>
      <text:p text:style-name="P1">نذریں</text:p>
      <text:p text:style-name="P1">نذز</text:p>
      <text:p text:style-name="P1">نذِیر</text:p>
      <text:p text:style-name="P1">نذِیروں</text:p>
      <text:p text:style-name="P1">نذیر</text:p>
      <text:p text:style-name="P1">نذیروں</text:p>
      <text:p text:style-name="P1"><text:soft-page-break/>نر</text:p>
      <text:p text:style-name="P1">نرالے</text:p>
      <text:p text:style-name="P1">نرام</text:p>
      <text:p text:style-name="P1">نرسنِگا</text:p>
      <text:p text:style-name="P1">نرسِنگا</text:p>
      <text:p text:style-name="P1">نرسِنگاپُھونکا</text:p>
      <text:p text:style-name="P1">نرسِنگوں</text:p>
      <text:p text:style-name="P1">نرسِنگے</text:p>
      <text:p text:style-name="P1">نرم</text:p>
      <text:p text:style-name="P1">نرمی</text:p>
      <text:p text:style-name="P1">نرِینہ</text:p>
      <text:p text:style-name="P1">نرپَیدا</text:p>
      <text:p text:style-name="P1">نرگِس</text:p>
      <text:p text:style-name="P1">نرینہ</text:p>
      <text:p text:style-name="P1">نزاکت</text:p>
      <text:p text:style-name="P1"><text:soft-page-break/>نزدِیک</text:p>
      <text:p text:style-name="P1">نزدِیکی</text:p>
      <text:p text:style-name="P1">نزُول</text:p>
      <text:p text:style-name="P1">نس</text:p>
      <text:p text:style-name="P1">نسب</text:p>
      <text:p text:style-name="P1">نسبوں</text:p>
      <text:p text:style-name="P1">نسل</text:p>
      <text:p text:style-name="P1">نسلوں</text:p>
      <text:p text:style-name="P1">نسلیں</text:p>
      <text:p text:style-name="P1">نسوں</text:p>
      <text:p text:style-name="P1">نسیں</text:p>
      <text:p text:style-name="P1">نشانہ</text:p>
      <text:p text:style-name="P1">نشو</text:p>
      <text:p text:style-name="P1">نشوو</text:p>
      <text:p text:style-name="P1">نشِست</text:p>
      <text:p text:style-name="P1"><text:soft-page-break/>نشِین</text:p>
      <text:p text:style-name="P1">نشِینوں</text:p>
      <text:p text:style-name="P1">نشِینی</text:p>
      <text:p text:style-name="P1">نشہ</text:p>
      <text:p text:style-name="P1">نشیب</text:p>
      <text:p text:style-name="P1">نشیبوں</text:p>
      <text:p text:style-name="P1">نصب</text:p>
      <text:p text:style-name="P1">نصف</text:p>
      <text:p text:style-name="P1">نصِیب</text:p>
      <text:p text:style-name="P1">نصِیبی</text:p>
      <text:p text:style-name="P1">نصِیحت</text:p>
      <text:p text:style-name="P1">نصِیحتیں</text:p>
      <text:p text:style-name="P1">نصیحت</text:p>
      <text:p text:style-name="P1">نصیحتیں</text:p>
      <text:p text:style-name="P1">نضر</text:p>
      <text:p text:style-name="P1"><text:soft-page-break/>نضربادشاہ</text:p>
      <text:p text:style-name="P1">نضرکسدی</text:p>
      <text:p text:style-name="P1">نضیاح</text:p>
      <text:p text:style-name="P1">نضیاہ</text:p>
      <text:p text:style-name="P1">نطوفاتی</text:p>
      <text:p text:style-name="P1">نطوفاتیوں</text:p>
      <text:p text:style-name="P1">نطُو</text:p>
      <text:p text:style-name="P1">نطُوفاتی</text:p>
      <text:p text:style-name="P1">نطُوفاتیوں</text:p>
      <text:p text:style-name="P1">نطُوفہ</text:p>
      <text:p text:style-name="P1">نظام</text:p>
      <text:p text:style-name="P1">نظر</text:p>
      <text:p text:style-name="P1">نظربند</text:p>
      <text:p text:style-name="P1">نظرنہیں</text:p>
      <text:p text:style-name="P1">نظروں</text:p>
      <text:p text:style-name="P1"><text:soft-page-break/>نظرِ</text:p>
      <text:p text:style-name="P1">نظرِعنایت</text:p>
      <text:p text:style-name="P1">نظرِکرم</text:p>
      <text:p text:style-name="P1">نظرکرُوں</text:p>
      <text:p text:style-name="P1">نظرکی</text:p>
      <text:p text:style-name="P1">نظری</text:p>
      <text:p text:style-name="P1">نظم</text:p>
      <text:p text:style-name="P1">نظِیر</text:p>
      <text:p text:style-name="P1">نظّاروں</text:p>
      <text:p text:style-name="P1">نظّارہ</text:p>
      <text:p text:style-name="P1">نعر</text:p>
      <text:p text:style-name="P1">نعراؔن</text:p>
      <text:p text:style-name="P1">نعراؔہ</text:p>
      <text:p text:style-name="P1">نعراتہ</text:p>
      <text:p text:style-name="P1">نعروں</text:p>
      <text:p text:style-name="P1"><text:soft-page-break/>نعرہ</text:p>
      <text:p text:style-name="P1">نعریاہ</text:p>
      <text:p text:style-name="P1">نعرے</text:p>
      <text:p text:style-name="P1">نعم</text:p>
      <text:p text:style-name="P1">نعماؔن</text:p>
      <text:p text:style-name="P1">نعماتی</text:p>
      <text:p text:style-name="P1">نعمان</text:p>
      <text:p text:style-name="P1">نعمانِیوں</text:p>
      <text:p text:style-name="P1">نعمہ</text:p>
      <text:p text:style-name="P1">نعو</text:p>
      <text:p text:style-name="P1">نعومی</text:p>
      <text:p text:style-name="P1">نغری</text:p>
      <text:p text:style-name="P1">نغموں</text:p>
      <text:p text:style-name="P1">نغمہ</text:p>
      <text:p text:style-name="P1">نغمے</text:p>
      <text:p text:style-name="P1"><text:soft-page-break/>نفت</text:p>
      <text:p text:style-name="P1">نفتالی</text:p>
      <text:p text:style-name="P1">نفتو</text:p>
      <text:p text:style-name="P1">نفتوح</text:p>
      <text:p text:style-name="P1">نفتوحی</text:p>
      <text:p text:style-name="P1">نفتُوحی</text:p>
      <text:p text:style-name="P1">نفج</text:p>
      <text:p text:style-name="P1">نفرت</text:p>
      <text:p text:style-name="P1">نفرتی</text:p>
      <text:p text:style-name="P1">نفری</text:p>
      <text:p text:style-name="P1">نفس</text:p>
      <text:p text:style-name="P1">نفسانی</text:p>
      <text:p text:style-name="P1">نفع</text:p>
      <text:p text:style-name="P1">نفَح</text:p>
      <text:p text:style-name="P1">نفُوشسِیم</text:p>
      <text:p text:style-name="P1"><text:soft-page-break/>نفِیس</text:p>
      <text:p text:style-name="P1">نفی</text:p>
      <text:p text:style-name="P1">نفیس</text:p>
      <text:p text:style-name="P1">نقاب</text:p>
      <text:p text:style-name="P1">نقب</text:p>
      <text:p text:style-name="P1">نقد</text:p>
      <text:p text:style-name="P1">نقدی</text:p>
      <text:p text:style-name="P1">نقش</text:p>
      <text:p text:style-name="P1">نقشِ</text:p>
      <text:p text:style-name="P1">نقشہ</text:p>
      <text:p text:style-name="P1">نقص</text:p>
      <text:p text:style-name="P1">نقل</text:p>
      <text:p text:style-name="P1">نقلِ</text:p>
      <text:p text:style-name="P1">نقلیں</text:p>
      <text:p text:style-name="P1">نقُودا</text:p>
      <text:p text:style-name="P1"><text:soft-page-break/>نقُّودا</text:p>
      <text:p text:style-name="P1">نقّاشی</text:p>
      <text:p text:style-name="P1">نل</text:p>
      <text:p text:style-name="P1">نلوں</text:p>
      <text:p text:style-name="P1">نلِیاں</text:p>
      <text:p text:style-name="P1">نلِیوں</text:p>
      <text:p text:style-name="P1">نما</text:p>
      <text:p text:style-name="P1">نماز</text:p>
      <text:p text:style-name="P1">نمایاں</text:p>
      <text:p text:style-name="P1">نمرُود</text:p>
      <text:p text:style-name="P1">نمرِیم</text:p>
      <text:p text:style-name="P1">نمودار</text:p>
      <text:p text:style-name="P1">نمُوایل</text:p>
      <text:p text:style-name="P1">نمُوایلِیوں</text:p>
      <text:p text:style-name="P1">نمُود</text:p>
      <text:p text:style-name="P1"><text:soft-page-break/>نمُودار</text:p>
      <text:p text:style-name="P1">نمُونہ</text:p>
      <text:p text:style-name="P1">نمک</text:p>
      <text:p text:style-name="P1">نمکزار</text:p>
      <text:p text:style-name="P1">نمکِین</text:p>
      <text:p text:style-name="P1">نمکِینی</text:p>
      <text:p text:style-name="P1">نمکین</text:p>
      <text:p text:style-name="P1">نمی</text:p>
      <text:p text:style-name="P1">ننا</text:p>
      <text:p text:style-name="P1">ننانوے</text:p>
      <text:p text:style-name="P1">ننِیم</text:p>
      <text:p text:style-name="P1">ننّھا</text:p>
      <text:p text:style-name="P1">ننّھے</text:p>
      <text:p text:style-name="P1">ننگ</text:p>
      <text:p text:style-name="P1">ننگا</text:p>
      <text:p text:style-name="P1"><text:soft-page-break/>ننگاہی</text:p>
      <text:p text:style-name="P1">ننگوں</text:p>
      <text:p text:style-name="P1">ننگی</text:p>
      <text:p text:style-name="P1">ننگے</text:p>
      <text:p text:style-name="P1">ننہال</text:p>
      <text:p text:style-name="P1">نو</text:p>
      <text:p text:style-name="P1">نوآمُون</text:p>
      <text:p text:style-name="P1">نواح</text:p>
      <text:p text:style-name="P1">نواحوں</text:p>
      <text:p text:style-name="P1">نواحی</text:p>
      <text:p text:style-name="P1">نواز</text:p>
      <text:p text:style-name="P1">نوازتا</text:p>
      <text:p text:style-name="P1">نوازوں</text:p>
      <text:p text:style-name="P1">نوازی</text:p>
      <text:p text:style-name="P1">نواسی</text:p>
      <text:p text:style-name="P1"><text:soft-page-break/>نوالہ</text:p>
      <text:p text:style-name="P1">نوالے</text:p>
      <text:p text:style-name="P1">نواں</text:p>
      <text:p text:style-name="P1">نوب</text:p>
      <text:p text:style-name="P1">نوبی</text:p>
      <text:p text:style-name="P1">نوجوان</text:p>
      <text:p text:style-name="P1">نوحہ</text:p>
      <text:p text:style-name="P1">نودؔب</text:p>
      <text:p text:style-name="P1">نوزاد</text:p>
      <text:p text:style-name="P1">نوش</text:p>
      <text:p text:style-name="P1">نوشتہئ</text:p>
      <text:p text:style-name="P1">نوشی</text:p>
      <text:p text:style-name="P1">نوعِ</text:p>
      <text:p text:style-name="P1">نومُرِید</text:p>
      <text:p text:style-name="P1">نون</text:p>
      <text:p text:style-name="P1"><text:soft-page-break/>نوِشتوں</text:p>
      <text:p text:style-name="P1">نوِشتہ</text:p>
      <text:p text:style-name="P1">نوِشتے</text:p>
      <text:p text:style-name="P1">نوِیسی</text:p>
      <text:p text:style-name="P1">نوِیں</text:p>
      <text:p text:style-name="P1">نوّابوں</text:p>
      <text:p text:style-name="P1">نوّے</text:p>
      <text:p text:style-name="P1">نوچ</text:p>
      <text:p text:style-name="P1">نوچتے</text:p>
      <text:p text:style-name="P1">نوچنے</text:p>
      <text:p text:style-name="P1">نوچے</text:p>
      <text:p text:style-name="P1">نوک</text:p>
      <text:p text:style-name="P1">نوکر</text:p>
      <text:p text:style-name="P1">نوکروں</text:p>
      <text:p text:style-name="P1">نوکرچاکر</text:p>
      <text:p text:style-name="P1"><text:soft-page-break/>نوگہ</text:p>
      <text:p text:style-name="P1">نویں</text:p>
      <text:p text:style-name="P1">نوے</text:p>
      <text:p text:style-name="P1">نَتھ</text:p>
      <text:p text:style-name="P1">نَحرؔی</text:p>
      <text:p text:style-name="P1">نَرکِسُّس</text:p>
      <text:p text:style-name="P1">نَسب</text:p>
      <text:p text:style-name="P1">نَسل</text:p>
      <text:p text:style-name="P1">نَشہ</text:p>
      <text:p text:style-name="P1">نَفس</text:p>
      <text:p text:style-name="P1">نَو</text:p>
      <text:p text:style-name="P1">نَوبت</text:p>
      <text:p text:style-name="P1">نَوجوان</text:p>
      <text:p text:style-name="P1">نَوجوانو</text:p>
      <text:p text:style-name="P1">نَوجوانوں</text:p>
      <text:p text:style-name="P1"><text:soft-page-break/>نَوجوانی</text:p>
      <text:p text:style-name="P1">نَوجہ</text:p>
      <text:p text:style-name="P1">نَوحوں</text:p>
      <text:p text:style-name="P1">نَوحہ</text:p>
      <text:p text:style-name="P1">نَوحے</text:p>
      <text:p text:style-name="P1">نَوخیز</text:p>
      <text:p text:style-name="P1">نَوزاد</text:p>
      <text:p text:style-name="P1">نَوع</text:p>
      <text:p text:style-name="P1">نَوعِید</text:p>
      <text:p text:style-name="P1">نَومُرِید</text:p>
      <text:p text:style-name="P1">نَوّے</text:p>
      <text:p text:style-name="P1">نَوکر</text:p>
      <text:p text:style-name="P1">نَوکرو</text:p>
      <text:p text:style-name="P1">نَوکروں</text:p>
      <text:p text:style-name="P1">نَوکروہاں</text:p>
      <text:p text:style-name="P1"><text:soft-page-break/>نَوکرچاکر</text:p>
      <text:p text:style-name="P1">نَوکرکو</text:p>
      <text:p text:style-name="P1">نَی</text:p>
      <text:p text:style-name="P1">نَیر</text:p>
      <text:p text:style-name="P1">نَیرگل</text:p>
      <text:p text:style-name="P1">نَیریّاؔہ</text:p>
      <text:p text:style-name="P1">نَیساؔن</text:p>
      <text:p text:style-name="P1">نَیستان</text:p>
      <text:p text:style-name="P1">نَینِوؔہ</text:p>
      <text:p text:style-name="P1">نَے</text:p>
      <text:p text:style-name="P1">نُبح</text:p>
      <text:p text:style-name="P1">نُبوّت</text:p>
      <text:p text:style-name="P1">نُبُوّت</text:p>
      <text:p text:style-name="P1">نُبُوّتیں</text:p>
      <text:p text:style-name="P1">نُبّوت</text:p>
      <text:p text:style-name="P1"><text:soft-page-break/>نُجہ</text:p>
      <text:p text:style-name="P1">نُس</text:p>
      <text:p text:style-name="P1">نُطفہ</text:p>
      <text:p text:style-name="P1">نُفُوسِ</text:p>
      <text:p text:style-name="P1">نُقرہ</text:p>
      <text:p text:style-name="P1">نُقص</text:p>
      <text:p text:style-name="P1">نُقصان</text:p>
      <text:p text:style-name="P1">نُقطہ</text:p>
      <text:p text:style-name="P1">نُقطۂِ</text:p>
      <text:p text:style-name="P1">نُما</text:p>
      <text:p text:style-name="P1">نُمائی</text:p>
      <text:p text:style-name="P1">نُماہیں</text:p>
      <text:p text:style-name="P1">نُمایاں</text:p>
      <text:p text:style-name="P1">نُمایش</text:p>
      <text:p text:style-name="P1">نُمفاس</text:p>
      <text:p text:style-name="P1"><text:soft-page-break/>نُو</text:p>
      <text:p text:style-name="P1">نُوؔح</text:p>
      <text:p text:style-name="P1">نُوؔن</text:p>
      <text:p text:style-name="P1">نُوایل</text:p>
      <text:p text:style-name="P1">نُوب</text:p>
      <text:p text:style-name="P1">نُوبح</text:p>
      <text:p text:style-name="P1">نُوبَح</text:p>
      <text:p text:style-name="P1">نُوح</text:p>
      <text:p text:style-name="P1">نُوحہ</text:p>
      <text:p text:style-name="P1">نُود</text:p>
      <text:p text:style-name="P1">نُور</text:p>
      <text:p text:style-name="P1">نُورانی</text:p>
      <text:p text:style-name="P1">نُوروں</text:p>
      <text:p text:style-name="P1">نُورِ</text:p>
      <text:p text:style-name="P1">نُورکو</text:p>
      <text:p text:style-name="P1"><text:soft-page-break/>نُوعاہ</text:p>
      <text:p text:style-name="P1">نُوعم</text:p>
      <text:p text:style-name="P1">نُوف</text:p>
      <text:p text:style-name="P1">نُون</text:p>
      <text:p text:style-name="P1">نُچواؤں</text:p>
      <text:p text:style-name="P1">نُکِیلی</text:p>
      <text:p text:style-name="P1">نُکِیلے</text:p>
      <text:p text:style-name="P1">نِ</text:p>
      <text:p text:style-name="P1">نِبحاز</text:p>
      <text:p text:style-name="P1">نِبساؔن</text:p>
      <text:p text:style-name="P1">نِتائج</text:p>
      <text:p text:style-name="P1">نِتھری</text:p>
      <text:p text:style-name="P1">نِثار</text:p>
      <text:p text:style-name="P1">نِجس</text:p>
      <text:p text:style-name="P1">نِدا</text:p>
      <text:p text:style-name="P1"><text:soft-page-break/>نِرایا</text:p>
      <text:p text:style-name="P1">نِرغے</text:p>
      <text:p text:style-name="P1">نِسبت</text:p>
      <text:p text:style-name="P1">نِسرُوؔک</text:p>
      <text:p text:style-name="P1">نِسّی</text:p>
      <text:p text:style-name="P1">نِشاط</text:p>
      <text:p text:style-name="P1">نِشان</text:p>
      <text:p text:style-name="P1">نِشانوں</text:p>
      <text:p text:style-name="P1">نِشانِیاں</text:p>
      <text:p text:style-name="P1">نِشانہ</text:p>
      <text:p text:style-name="P1">نِشانی</text:p>
      <text:p text:style-name="P1">نِشتروں</text:p>
      <text:p text:style-name="P1">نِصف</text:p>
      <text:p text:style-name="P1">نِظام</text:p>
      <text:p text:style-name="P1">نِعمت</text:p>
      <text:p text:style-name="P1"><text:soft-page-break/>نِعمتوں</text:p>
      <text:p text:style-name="P1">نِعمتیں</text:p>
      <text:p text:style-name="P1">نِفاق</text:p>
      <text:p text:style-name="P1">نِفیس</text:p>
      <text:p text:style-name="P1">نِقاب</text:p>
      <text:p text:style-name="P1">نِمرؔہ</text:p>
      <text:p text:style-name="P1">نِمرُ</text:p>
      <text:p text:style-name="P1">نِمرُود</text:p>
      <text:p text:style-name="P1">نِمرِیم</text:p>
      <text:p text:style-name="P1">نِمسی</text:p>
      <text:p text:style-name="P1">نِنانوے</text:p>
      <text:p text:style-name="P1">نِچلا</text:p>
      <text:p text:style-name="P1">نِچلی</text:p>
      <text:p text:style-name="P1">نِچلے</text:p>
      <text:p text:style-name="P1">نِچوڑو</text:p>
      <text:p text:style-name="P1"><text:soft-page-break/>نِڈر</text:p>
      <text:p text:style-name="P1">نِڈھال</text:p>
      <text:p text:style-name="P1">نِکا</text:p>
      <text:p text:style-name="P1">نِکاح</text:p>
      <text:p text:style-name="P1">نِکاس</text:p>
      <text:p text:style-name="P1">نِکال</text:p>
      <text:p text:style-name="P1">نِکالا</text:p>
      <text:p text:style-name="P1">نِکالتا</text:p>
      <text:p text:style-name="P1">نِکالتے</text:p>
      <text:p text:style-name="P1">نِکالنا</text:p>
      <text:p text:style-name="P1">نِکالنے</text:p>
      <text:p text:style-name="P1">نِکالو</text:p>
      <text:p text:style-name="P1">نِکالُوں</text:p>
      <text:p text:style-name="P1">نِکالی</text:p>
      <text:p text:style-name="P1">نِکالیں</text:p>
      <text:p text:style-name="P1"><text:soft-page-break/>نِکالے</text:p>
      <text:p text:style-name="P1">نِکل</text:p>
      <text:p text:style-name="P1">نِکلا</text:p>
      <text:p text:style-name="P1">نِکلاکہ</text:p>
      <text:p text:style-name="P1">نِکلاہُؤا</text:p>
      <text:p text:style-name="P1">نِکلاہُوں</text:p>
      <text:p text:style-name="P1">نِکلاہے</text:p>
      <text:p text:style-name="P1">نِکلتا</text:p>
      <text:p text:style-name="P1">نِکلتی</text:p>
      <text:p text:style-name="P1">نِکلتے</text:p>
      <text:p text:style-name="P1">نِکلنا</text:p>
      <text:p text:style-name="P1">نِکلنے</text:p>
      <text:p text:style-name="P1">نِکلو</text:p>
      <text:p text:style-name="P1">نِکلوا</text:p>
      <text:p text:style-name="P1">نِکلوائِیں</text:p>
      <text:p text:style-name="P1"><text:soft-page-break/>نِکلوایا</text:p>
      <text:p text:style-name="P1">نِکلوکیونکہ</text:p>
      <text:p text:style-name="P1">نِکلُوں</text:p>
      <text:p text:style-name="P1">نِکلِیں</text:p>
      <text:p text:style-name="P1">نِکلی</text:p>
      <text:p text:style-name="P1">نِکلیِں</text:p>
      <text:p text:style-name="P1">نِکلیں</text:p>
      <text:p text:style-name="P1">نِکلے</text:p>
      <text:p text:style-name="P1">نِکمّا</text:p>
      <text:p text:style-name="P1">نِکمّی</text:p>
      <text:p text:style-name="P1">نِکمّے</text:p>
      <text:p text:style-name="P1">نِکو</text:p>
      <text:p text:style-name="P1">نِکوؔہ</text:p>
      <text:p text:style-name="P1">نِکوہ</text:p>
      <text:p text:style-name="P1">نِگارِین</text:p>
      <text:p text:style-name="P1"><text:soft-page-break/>نِگاہ</text:p>
      <text:p text:style-name="P1">نِگاہوں</text:p>
      <text:p text:style-name="P1">نِگران</text:p>
      <text:p text:style-name="P1">نِگرانی</text:p>
      <text:p text:style-name="P1">نِگل</text:p>
      <text:p text:style-name="P1">نِگلا</text:p>
      <text:p text:style-name="P1">نِگلتا</text:p>
      <text:p text:style-name="P1">نِگلتی</text:p>
      <text:p text:style-name="P1">نِگلتے</text:p>
      <text:p text:style-name="P1">نِگلنا</text:p>
      <text:p text:style-name="P1">نِگلنے</text:p>
      <text:p text:style-name="P1">نِگلیں</text:p>
      <text:p text:style-name="P1">نِگلے</text:p>
      <text:p text:style-name="P1">نِگہبان</text:p>
      <text:p text:style-name="P1">نِگہبانوں</text:p>
      <text:p text:style-name="P1"><text:soft-page-break/>نِگہبانی</text:p>
      <text:p text:style-name="P1">نِگہداشت</text:p>
      <text:p text:style-name="P1">نِہائی</text:p>
      <text:p text:style-name="P1">نِہال</text:p>
      <text:p text:style-name="P1">نِہاں</text:p>
      <text:p text:style-name="P1">نِہایت</text:p>
      <text:p text:style-name="P1">نِیز</text:p>
      <text:p text:style-name="P1">نِیعہ</text:p>
      <text:p text:style-name="P1">نِیل</text:p>
      <text:p text:style-name="P1">نِیلا</text:p>
      <text:p text:style-name="P1">نِیلم</text:p>
      <text:p text:style-name="P1">نِیلے</text:p>
      <text:p text:style-name="P1">نِیم</text:p>
      <text:p text:style-name="P1">نِیند</text:p>
      <text:p text:style-name="P1">نِیندآتی</text:p>
      <text:p text:style-name="P1"><text:soft-page-break/>نِیندمِیٹھی</text:p>
      <text:p text:style-name="P1">نِیندکی</text:p>
      <text:p text:style-name="P1">نِینوؔہ</text:p>
      <text:p text:style-name="P1">نِینوہ</text:p>
      <text:p text:style-name="P1">نِیّت</text:p>
      <text:p text:style-name="P1">نِیّتی</text:p>
      <text:p text:style-name="P1">نِیچ</text:p>
      <text:p text:style-name="P1">نِیچا</text:p>
      <text:p text:style-name="P1">نِیچی</text:p>
      <text:p text:style-name="P1">نِیچے</text:p>
      <text:p text:style-name="P1">نِیکانور</text:p>
      <text:p text:style-name="P1">نِیکُد</text:p>
      <text:p text:style-name="P1">نِیکُدِیمُس</text:p>
      <text:p text:style-name="P1">نِیکُلیوں</text:p>
      <text:p text:style-name="P1">نِیکُپُلس</text:p>
      <text:p text:style-name="P1"><text:soft-page-break/>نٹوں</text:p>
      <text:p text:style-name="P1">نپا</text:p>
      <text:p text:style-name="P1">نپُوں</text:p>
      <text:p text:style-name="P1">نچوڑ</text:p>
      <text:p text:style-name="P1">نچوڑا</text:p>
      <text:p text:style-name="P1">نچوڑی</text:p>
      <text:p text:style-name="P1">نچوڑے</text:p>
      <text:p text:style-name="P1">نچہ</text:p>
      <text:p text:style-name="P1">نکال</text:p>
      <text:p text:style-name="P1">نکل</text:p>
      <text:p text:style-name="P1">نکلا</text:p>
      <text:p text:style-name="P1">نکوؔن</text:p>
      <text:p text:style-name="P1">نکِلے</text:p>
      <text:p text:style-name="P1">نکچپٹا</text:p>
      <text:p text:style-name="P1">نکہ</text:p>
      <text:p text:style-name="P1"><text:soft-page-break/>نکیل</text:p>
      <text:p text:style-name="P1">نگرانی</text:p>
      <text:p text:style-name="P1">نگِین</text:p>
      <text:p text:style-name="P1">نگِینہ</text:p>
      <text:p text:style-name="P1">نگینے</text:p>
      <text:p text:style-name="P1">نہ</text:p>
      <text:p text:style-name="P1">نہا</text:p>
      <text:p text:style-name="P1">نہائے</text:p>
      <text:p text:style-name="P1">نہانے</text:p>
      <text:p text:style-name="P1">نہایت</text:p>
      <text:p text:style-name="P1">نہر</text:p>
      <text:p text:style-name="P1">نہروں</text:p>
      <text:p text:style-name="P1">نہرِ</text:p>
      <text:p text:style-name="P1">نہریں</text:p>
      <text:p text:style-name="P1">نہلا</text:p>
      <text:p text:style-name="P1"><text:soft-page-break/>نہلاؔل</text:p>
      <text:p text:style-name="P1">نہلائی</text:p>
      <text:p text:style-name="P1">نہلانا</text:p>
      <text:p text:style-name="P1">نہیں</text:p>
      <text:p text:style-name="P1">نی</text:p>
      <text:p text:style-name="P1">نیا</text:p>
      <text:p text:style-name="P1">نیاز</text:p>
      <text:p text:style-name="P1">نیاہ</text:p>
      <text:p text:style-name="P1">نیر</text:p>
      <text:p text:style-name="P1">نیرؔی</text:p>
      <text:p text:style-name="P1">نیرِ</text:p>
      <text:p text:style-name="P1">نیرِیاہ</text:p>
      <text:p text:style-name="P1">نیریاؔہ</text:p>
      <text:p text:style-name="P1">نیریُوس</text:p>
      <text:p text:style-name="P1">نیز</text:p>
      <text:p text:style-name="P1"><text:soft-page-break/>نیزوں</text:p>
      <text:p text:style-name="P1">نیزہ</text:p>
      <text:p text:style-name="P1">نیزے</text:p>
      <text:p text:style-name="P1">نیست</text:p>
      <text:p text:style-name="P1">نیستی</text:p>
      <text:p text:style-name="P1">نیلم</text:p>
      <text:p text:style-name="P1">نیم</text:p>
      <text:p text:style-name="P1">نینوہ</text:p>
      <text:p text:style-name="P1">نیو</text:p>
      <text:p text:style-name="P1">نیوت</text:p>
      <text:p text:style-name="P1">نیولا</text:p>
      <text:p text:style-name="P1">نیّاہ</text:p>
      <text:p text:style-name="P1">نیّت</text:p>
      <text:p text:style-name="P1">نیّر</text:p>
      <text:p text:style-name="P1">نیّرِ</text:p>
      <text:p text:style-name="P1"><text:soft-page-break/>نیّرہوں</text:p>
      <text:p text:style-name="P1">نیچے</text:p>
      <text:p text:style-name="P1">نیک</text:p>
      <text:p text:style-name="P1">نیکو</text:p>
      <text:p text:style-name="P1">نیکوکار</text:p>
      <text:p text:style-name="P1">نیکوکارلوگ</text:p>
      <text:p text:style-name="P1">نیکوکاروں</text:p>
      <text:p text:style-name="P1">نیکوکاری</text:p>
      <text:p text:style-name="P1">نیکوں</text:p>
      <text:p text:style-name="P1">نیکُلاؤؔس</text:p>
      <text:p text:style-name="P1">نیکِیاں</text:p>
      <text:p text:style-name="P1">نیکِیوں</text:p>
      <text:p text:style-name="P1">نیکی</text:p>
      <text:p text:style-name="P1">نیکیوں</text:p>
      <text:p text:style-name="P1">نے</text:p>
      <text:p text:style-name="P1"><text:soft-page-break/>و</text:p>
      <text:p text:style-name="P1">وؔن</text:p>
      <text:p text:style-name="P1">وآسمان</text:p>
      <text:p text:style-name="P1">وا</text:p>
      <text:p text:style-name="P1">وابستہ</text:p>
      <text:p text:style-name="P1">واجبی</text:p>
      <text:p text:style-name="P1">واجِب</text:p>
      <text:p text:style-name="P1">واجِبُ</text:p>
      <text:p text:style-name="P1">واجِبی</text:p>
      <text:p text:style-name="P1">واحد</text:p>
      <text:p text:style-name="P1">واحِد</text:p>
      <text:p text:style-name="P1">وادِیاں</text:p>
      <text:p text:style-name="P1">وادِیوں</text:p>
      <text:p text:style-name="P1">وادی</text:p>
      <text:p text:style-name="P1">وادیاں</text:p>
      <text:p text:style-name="P1"><text:soft-page-break/>وادیوں</text:p>
      <text:p text:style-name="P1">وادیِ</text:p>
      <text:p text:style-name="P1">وار</text:p>
      <text:p text:style-name="P1">وارثت</text:p>
      <text:p text:style-name="P1">واردات</text:p>
      <text:p text:style-name="P1">وارِث</text:p>
      <text:p text:style-name="P1">وارِثوں</text:p>
      <text:p text:style-name="P1">وارِد</text:p>
      <text:p text:style-name="P1">وارپار</text:p>
      <text:p text:style-name="P1">واسطہ</text:p>
      <text:p text:style-name="P1">واسطے</text:p>
      <text:p text:style-name="P1">واسِطہ</text:p>
      <text:p text:style-name="P1">واضِح</text:p>
      <text:p text:style-name="P1">واعِظ</text:p>
      <text:p text:style-name="P1">وافِرمال</text:p>
      <text:p text:style-name="P1"><text:soft-page-break/>واقع</text:p>
      <text:p text:style-name="P1">واقعات</text:p>
      <text:p text:style-name="P1">واقعہ</text:p>
      <text:p text:style-name="P1">واقعی</text:p>
      <text:p text:style-name="P1">واقفِیت</text:p>
      <text:p text:style-name="P1">واقفِیّت</text:p>
      <text:p text:style-name="P1">واقِع</text:p>
      <text:p text:style-name="P1">واقِعات</text:p>
      <text:p text:style-name="P1">واقِعی</text:p>
      <text:p text:style-name="P1">واقِف</text:p>
      <text:p text:style-name="P1">والا</text:p>
      <text:p text:style-name="P1">والاآتا</text:p>
      <text:p text:style-name="P1">والاآدمی</text:p>
      <text:p text:style-name="P1">والااُس</text:p>
      <text:p text:style-name="P1">والاتُو</text:p>
      <text:p text:style-name="P1"><text:soft-page-break/>والاتھا</text:p>
      <text:p text:style-name="P1">والادریا</text:p>
      <text:p text:style-name="P1">والامُسرِف</text:p>
      <text:p text:style-name="P1">والامکرُوہ</text:p>
      <text:p text:style-name="P1">والانہ</text:p>
      <text:p text:style-name="P1">والانہیں</text:p>
      <text:p text:style-name="P1">والاگویا</text:p>
      <text:p text:style-name="P1">والاہوتا</text:p>
      <text:p text:style-name="P1">والاہُوں</text:p>
      <text:p text:style-name="P1">والدِہ</text:p>
      <text:p text:style-name="P1">والدین</text:p>
      <text:p text:style-name="P1">والسّلام</text:p>
      <text:p text:style-name="P1">والو</text:p>
      <text:p text:style-name="P1">والوں</text:p>
      <text:p text:style-name="P1">والِد</text:p>
      <text:p text:style-name="P1"><text:soft-page-break/>والِدوں</text:p>
      <text:p text:style-name="P1">والِدَین</text:p>
      <text:p text:style-name="P1">والِدہ</text:p>
      <text:p text:style-name="P1">والِدہے</text:p>
      <text:p text:style-name="P1">والِیاں</text:p>
      <text:p text:style-name="P1">والِیوں</text:p>
      <text:p text:style-name="P1">والی</text:p>
      <text:p text:style-name="P1">والیو</text:p>
      <text:p text:style-name="P1">والیوں</text:p>
      <text:p text:style-name="P1">والیِ</text:p>
      <text:p text:style-name="P1">والے</text:p>
      <text:p text:style-name="P1">وامان</text:p>
      <text:p text:style-name="P1">واندوہ</text:p>
      <text:p text:style-name="P1">واو</text:p>
      <text:p text:style-name="P1">واوَیلا</text:p>
      <text:p text:style-name="P1"><text:soft-page-break/>واوَیلاکرے</text:p>
      <text:p text:style-name="P1">واِنصاف</text:p>
      <text:p text:style-name="P1">واپس</text:p>
      <text:p text:style-name="P1">واپسی</text:p>
      <text:p text:style-name="P1">واگُزاری</text:p>
      <text:p text:style-name="P1">واہ</text:p>
      <text:p text:style-name="P1">واہیب</text:p>
      <text:p text:style-name="P1">وبا</text:p>
      <text:p text:style-name="P1">وبال</text:p>
      <text:p text:style-name="P1">وبالِ</text:p>
      <text:p text:style-name="P1">وبہبُود</text:p>
      <text:p text:style-name="P1">وبی</text:p>
      <text:p text:style-name="P1">وبیوں</text:p>
      <text:p text:style-name="P1">وتاب</text:p>
      <text:p text:style-name="P1">وتمِّیم</text:p>
      <text:p text:style-name="P1"><text:soft-page-break/>وتمّیِم</text:p>
      <text:p text:style-name="P1">وتَوصیِف</text:p>
      <text:p text:style-name="P1">وثروّت</text:p>
      <text:p text:style-name="P1">وثنا</text:p>
      <text:p text:style-name="P1">وثَروّت</text:p>
      <text:p text:style-name="P1">وجد</text:p>
      <text:p text:style-name="P1">وجُود</text:p>
      <text:p text:style-name="P1">وجُودوں</text:p>
      <text:p text:style-name="P1">وجُوہات</text:p>
      <text:p text:style-name="P1">وجہ</text:p>
      <text:p text:style-name="P1">وحشت</text:p>
      <text:p text:style-name="P1">وحشی</text:p>
      <text:p text:style-name="P1">وحشیانہ</text:p>
      <text:p text:style-name="P1">وخُرّم</text:p>
      <text:p text:style-name="P1">ود</text:p>
      <text:p text:style-name="P1"><text:soft-page-break/>ور</text:p>
      <text:p text:style-name="P1">وردی</text:p>
      <text:p text:style-name="P1">ورزی</text:p>
      <text:p text:style-name="P1">ورغلاتا</text:p>
      <text:p text:style-name="P1">ورغلایا</text:p>
      <text:p text:style-name="P1">ورفت</text:p>
      <text:p text:style-name="P1">ورق</text:p>
      <text:p text:style-name="P1">ورقوں</text:p>
      <text:p text:style-name="P1">ورم</text:p>
      <text:p text:style-name="P1">ورنہ</text:p>
      <text:p text:style-name="P1">وری</text:p>
      <text:p text:style-name="P1">وزن</text:p>
      <text:p text:style-name="P1">وزِیر</text:p>
      <text:p text:style-name="P1">وزِیروں</text:p>
      <text:p text:style-name="P1">وس</text:p>
      <text:p text:style-name="P1"><text:soft-page-break/>وسائِل</text:p>
      <text:p text:style-name="P1">وساطت</text:p>
      <text:p text:style-name="P1">وسط</text:p>
      <text:p text:style-name="P1">وسطِ</text:p>
      <text:p text:style-name="P1">وسطی</text:p>
      <text:p text:style-name="P1">وسوسہ</text:p>
      <text:p text:style-name="P1">وسِتایش</text:p>
      <text:p text:style-name="P1">وسِیع</text:p>
      <text:p text:style-name="P1">وسِیلہ</text:p>
      <text:p text:style-name="P1">وسیلہ</text:p>
      <text:p text:style-name="P1">وشتی</text:p>
      <text:p text:style-name="P1">وشَوکت</text:p>
      <text:p text:style-name="P1">وصل</text:p>
      <text:p text:style-name="P1">وصُول</text:p>
      <text:p text:style-name="P1">وصِیّت</text:p>
      <text:p text:style-name="P1"><text:soft-page-break/>وصِیّتوں</text:p>
      <text:p text:style-name="P1">وصیّت</text:p>
      <text:p text:style-name="P1">وضاحت</text:p>
      <text:p text:style-name="P1">وضع</text:p>
      <text:p text:style-name="P1">وضعِ</text:p>
      <text:p text:style-name="P1">وضوابط</text:p>
      <text:p text:style-name="P1">وطن</text:p>
      <text:p text:style-name="P1">وطنی</text:p>
      <text:p text:style-name="P1">وظِیفہ</text:p>
      <text:p text:style-name="P1">وعام</text:p>
      <text:p text:style-name="P1">وعدوں</text:p>
      <text:p text:style-name="P1">وعدہ</text:p>
      <text:p text:style-name="P1">وعدے</text:p>
      <text:p text:style-name="P1">وعظ</text:p>
      <text:p text:style-name="P1">وعِزت</text:p>
      <text:p text:style-name="P1"><text:soft-page-break/>وغضب</text:p>
      <text:p text:style-name="P1">وغیرہ</text:p>
      <text:p text:style-name="P1">وفا</text:p>
      <text:p text:style-name="P1">وفائی</text:p>
      <text:p text:style-name="P1">وفات</text:p>
      <text:p text:style-name="P1">وفادار</text:p>
      <text:p text:style-name="P1">وفاداری</text:p>
      <text:p text:style-name="P1">وفرمان</text:p>
      <text:p text:style-name="P1">وقار</text:p>
      <text:p text:style-name="P1">وقبُول</text:p>
      <text:p text:style-name="P1">وقت</text:p>
      <text:p text:style-name="P1">وقتوں</text:p>
      <text:p text:style-name="P1">وقتِ</text:p>
      <text:p text:style-name="P1">وقعت</text:p>
      <text:p text:style-name="P1">وقف</text:p>
      <text:p text:style-name="P1"><text:soft-page-break/>وقُوع</text:p>
      <text:p text:style-name="P1">وقُوف</text:p>
      <text:p text:style-name="P1">وقُوفی</text:p>
      <text:p text:style-name="P1">وم</text:p>
      <text:p text:style-name="P1">ومَے</text:p>
      <text:p text:style-name="P1">ومُہِیب</text:p>
      <text:p text:style-name="P1">ون</text:p>
      <text:p text:style-name="P1">ونابُود</text:p>
      <text:p text:style-name="P1">وند</text:p>
      <text:p text:style-name="P1">ونَسق</text:p>
      <text:p text:style-name="P1">ونِعمت</text:p>
      <text:p text:style-name="P1">وَاقِع</text:p>
      <text:p text:style-name="P1">وَبا</text:p>
      <text:p text:style-name="P1">وَحی</text:p>
      <text:p text:style-name="P1">وَرزی</text:p>
      <text:p text:style-name="P1"><text:soft-page-break/>وَسط</text:p>
      <text:p text:style-name="P1">وَعدہ</text:p>
      <text:p text:style-name="P1">وَعدے</text:p>
      <text:p text:style-name="P1">وَنیاؔہ</text:p>
      <text:p text:style-name="P1">وَہموں</text:p>
      <text:p text:style-name="P1">وَیزا</text:p>
      <text:p text:style-name="P1">وَیسا</text:p>
      <text:p text:style-name="P1">وَیساہی</text:p>
      <text:p text:style-name="P1">وَیسی</text:p>
      <text:p text:style-name="P1">وَیسے</text:p>
      <text:p text:style-name="P1">وُسعت</text:p>
      <text:p text:style-name="P1">وُسعتِ</text:p>
      <text:p text:style-name="P1">وُصُول</text:p>
      <text:p text:style-name="P1">وُفسی</text:p>
      <text:p text:style-name="P1">وُقُوع</text:p>
      <text:p text:style-name="P1"><text:soft-page-break/>وُقُوف</text:p>
      <text:p text:style-name="P1">وُہ</text:p>
      <text:p text:style-name="P1">وُہی</text:p>
      <text:p text:style-name="P1">وِداع</text:p>
      <text:p text:style-name="P1">وِدان</text:p>
      <text:p text:style-name="P1">وِلادت</text:p>
      <text:p text:style-name="P1">وِیران</text:p>
      <text:p text:style-name="P1">وِیرانو</text:p>
      <text:p text:style-name="P1">وِیرانوں</text:p>
      <text:p text:style-name="P1">وِیرانِیاں</text:p>
      <text:p text:style-name="P1">وِیرانِیوں</text:p>
      <text:p text:style-name="P1">وِیرانہ</text:p>
      <text:p text:style-name="P1">وِیرانی</text:p>
      <text:p text:style-name="P1">وِیرانے</text:p>
      <text:p text:style-name="P1">ؤس</text:p>
      <text:p text:style-name="P1"><text:soft-page-break/>ؤُس</text:p>
      <text:p text:style-name="P1">وکالت</text:p>
      <text:p text:style-name="P1">وکِیل</text:p>
      <text:p text:style-name="P1">وں</text:p>
      <text:p text:style-name="P1">وہ</text:p>
      <text:p text:style-name="P1">وہاں</text:p>
      <text:p text:style-name="P1">وہِیں</text:p>
      <text:p text:style-name="P1">وہی</text:p>
      <text:p text:style-name="P1">وہیں</text:p>
      <text:p text:style-name="P1">ویرانے</text:p>
      <text:p text:style-name="P1">ویسا</text:p>
      <text:p text:style-name="P1">ً</text:p>
      <text:p text:style-name="P1">َبیت</text:p>
      <text:p text:style-name="P1">َرحِم</text:p>
      <text:p text:style-name="P1">ُالافلاک</text:p>
      <text:p text:style-name="P1"><text:soft-page-break/>ُالرای</text:p>
      <text:p text:style-name="P1">ُالقُدس</text:p>
      <text:p text:style-name="P1">ُل</text:p>
      <text:p text:style-name="P1">ُمر</text:p>
      <text:p text:style-name="P1">ُوح</text:p>
      <text:p text:style-name="P1">ُکنگال</text:p>
      <text:p text:style-name="P1">ُکے</text:p>
      <text:p text:style-name="P1">ُہوتے</text:p>
      <text:p text:style-name="P1">ِ</text:p>
      <text:p text:style-name="P1">ِآدم</text:p>
      <text:p text:style-name="P1">ِئ</text:p>
      <text:p text:style-name="P1">ِابدی</text:p>
      <text:p text:style-name="P1">ِاعظم</text:p>
      <text:p text:style-name="P1">ِافرائیم</text:p>
      <text:p text:style-name="P1">ِالیعزر</text:p>
      <text:p text:style-name="P1"><text:soft-page-break/>ِاَرواح</text:p>
      <text:p text:style-name="P1">ِبالا</text:p>
      <text:p text:style-name="P1">ِبرکت</text:p>
      <text:p text:style-name="P1">ِبری</text:p>
      <text:p text:style-name="P1">ِبلسان</text:p>
      <text:p text:style-name="P1">ِبہار</text:p>
      <text:p text:style-name="P1">ِحمل</text:p>
      <text:p text:style-name="P1">ِختتام</text:p>
      <text:p text:style-name="P1">ِسُلیمانی</text:p>
      <text:p text:style-name="P1">ِسِکم</text:p>
      <text:p text:style-name="P1">ِشان</text:p>
      <text:p text:style-name="P1">ِشب</text:p>
      <text:p text:style-name="P1">ِشہادت</text:p>
      <text:p text:style-name="P1">ِعالَم</text:p>
      <text:p text:style-name="P1">ِعدن</text:p>
      <text:p text:style-name="P1"><text:soft-page-break/>ِعلاقہ</text:p>
      <text:p text:style-name="P1">ِعِلم</text:p>
      <text:p text:style-name="P1">ِفطیر</text:p>
      <text:p text:style-name="P1">ِفقحیاؔہ</text:p>
      <text:p text:style-name="P1">ِفَسح</text:p>
      <text:p text:style-name="P1">ِفہم</text:p>
      <text:p text:style-name="P1">ِقاتِل</text:p>
      <text:p text:style-name="P1">ِلئے</text:p>
      <text:p text:style-name="P1">ِمِصر</text:p>
      <text:p text:style-name="P1">ِنظر</text:p>
      <text:p text:style-name="P1">ِپسند</text:p>
      <text:p text:style-name="P1">ِپیٹ</text:p>
      <text:p text:style-name="P1">ِکلے</text:p>
      <text:p text:style-name="P1">ِیاں</text:p>
      <text:p text:style-name="P1">ِیم</text:p>
      <text:p text:style-name="P1"><text:soft-page-break/>ِیمُس</text:p>
      <text:p text:style-name="P1">ِین</text:p>
      <text:p text:style-name="P1">ِیو</text:p>
      <text:p text:style-name="P1">ِیوں</text:p>
      <text:p text:style-name="P1">ّ</text:p>
      <text:p text:style-name="P1">ّت</text:p>
      <text:p text:style-name="P1">ّس</text:p>
      <text:p text:style-name="P1">ّکر</text:p>
      <text:p text:style-name="P1">ّکی</text:p>
      <text:p text:style-name="P1">ّہ</text:p>
      <text:p text:style-name="P1">ٹال</text:p>
      <text:p text:style-name="P1">ٹالا</text:p>
      <text:p text:style-name="P1">ٹالنا</text:p>
      <text:p text:style-name="P1">ٹالے</text:p>
      <text:p text:style-name="P1">ٹانکیں</text:p>
      <text:p text:style-name="P1"><text:soft-page-break/>ٹانگ</text:p>
      <text:p text:style-name="P1">ٹانگوں</text:p>
      <text:p text:style-name="P1">ٹانگیں</text:p>
      <text:p text:style-name="P1">ٹاٹ</text:p>
      <text:p text:style-name="P1">ٹاپ</text:p>
      <text:p text:style-name="P1">ٹاپُو</text:p>
      <text:p text:style-name="P1">ٹخنوں</text:p>
      <text:p text:style-name="P1">ٹخنے</text:p>
      <text:p text:style-name="P1">ٹل</text:p>
      <text:p text:style-name="P1">ٹلا</text:p>
      <text:p text:style-name="P1">ٹلی</text:p>
      <text:p text:style-name="P1">ٹلیں</text:p>
      <text:p text:style-name="P1">ٹلے</text:p>
      <text:p text:style-name="P1">ٹمٹاتی</text:p>
      <text:p text:style-name="P1">ٹنگوا</text:p>
      <text:p text:style-name="P1"><text:soft-page-break/>ٹنگے</text:p>
      <text:p text:style-name="P1">ٹوٹے</text:p>
      <text:p text:style-name="P1">ٹوک</text:p>
      <text:p text:style-name="P1">ٹوکا</text:p>
      <text:p text:style-name="P1">ٹوکرا</text:p>
      <text:p text:style-name="P1">ٹوکروں</text:p>
      <text:p text:style-name="P1">ٹوکرِیاں</text:p>
      <text:p text:style-name="P1">ٹوکری</text:p>
      <text:p text:style-name="P1">ٹوکریاں</text:p>
      <text:p text:style-name="P1">ٹوکریوں</text:p>
      <text:p text:style-name="P1">ٹوکرے</text:p>
      <text:p text:style-name="P1">ٹُنڈ</text:p>
      <text:p text:style-name="P1">ٹُنڈا</text:p>
      <text:p text:style-name="P1">ٹُنڈبچ</text:p>
      <text:p text:style-name="P1">ٹُنڈوں</text:p>
      <text:p text:style-name="P1"><text:soft-page-break/>ٹُنڈے</text:p>
      <text:p text:style-name="P1">ٹُوٹ</text:p>
      <text:p text:style-name="P1">ٹُوٹا</text:p>
      <text:p text:style-name="P1">ٹُوٹتی</text:p>
      <text:p text:style-name="P1">ٹُوٹنے</text:p>
      <text:p text:style-name="P1">ٹُوٹی</text:p>
      <text:p text:style-name="P1">ٹُوٹے</text:p>
      <text:p text:style-name="P1">ٹُکڑا</text:p>
      <text:p text:style-name="P1">ٹُکڑوں</text:p>
      <text:p text:style-name="P1">ٹُکڑے</text:p>
      <text:p text:style-name="P1">ٹِڈِّیوں</text:p>
      <text:p text:style-name="P1">ٹِڈّا</text:p>
      <text:p text:style-name="P1">ٹِڈّوں</text:p>
      <text:p text:style-name="P1">ٹِڈّی</text:p>
      <text:p text:style-name="P1">ٹِڈّیاں</text:p>
      <text:p text:style-name="P1"><text:soft-page-break/>ٹِڈّیوں</text:p>
      <text:p text:style-name="P1">ٹِڈّے</text:p>
      <text:p text:style-name="P1">ٹِک</text:p>
      <text:p text:style-name="P1">ٹِکا</text:p>
      <text:p text:style-name="P1">ٹِکاتا</text:p>
      <text:p text:style-name="P1">ٹِکانے</text:p>
      <text:p text:style-name="P1">ٹِکایا</text:p>
      <text:p text:style-name="P1">ٹِکتے</text:p>
      <text:p text:style-name="P1">ٹِکنا</text:p>
      <text:p text:style-name="P1">ٹِکنے</text:p>
      <text:p text:style-name="P1">ٹِکو</text:p>
      <text:p text:style-name="P1">ٹِکِیوں</text:p>
      <text:p text:style-name="P1">ٹِکٹِکی</text:p>
      <text:p text:style-name="P1">ٹِکی</text:p>
      <text:p text:style-name="P1">ٹِکیا</text:p>
      <text:p text:style-name="P1"><text:soft-page-break/>ٹِکیاں</text:p>
      <text:p text:style-name="P1">ٹِکیں</text:p>
      <text:p text:style-name="P1">ٹِکیہ</text:p>
      <text:p text:style-name="P1">ٹِکے</text:p>
      <text:p text:style-name="P1">ٹِھکانا</text:p>
      <text:p text:style-name="P1">ٹِھکانانہیں</text:p>
      <text:p text:style-name="P1">ٹِھکانوں</text:p>
      <text:p text:style-name="P1">ٹِھکانے</text:p>
      <text:p text:style-name="P1">ٹِھیک</text:p>
      <text:p text:style-name="P1">ٹِھیکرا</text:p>
      <text:p text:style-name="P1">ٹِھیکرابھی</text:p>
      <text:p text:style-name="P1">ٹِھیکراتو</text:p>
      <text:p text:style-name="P1">ٹِھیکروں</text:p>
      <text:p text:style-name="P1">ٹِھیکریاں</text:p>
      <text:p text:style-name="P1">ٹِھیکرے</text:p>
      <text:p text:style-name="P1"><text:soft-page-break/>ٹِیلا</text:p>
      <text:p text:style-name="P1">ٹِیلو</text:p>
      <text:p text:style-name="P1">ٹِیلوں</text:p>
      <text:p text:style-name="P1">ٹِیلہ</text:p>
      <text:p text:style-name="P1">ٹِیلے</text:p>
      <text:p text:style-name="P1">ٹِیکوں</text:p>
      <text:p text:style-name="P1">ٹٹول</text:p>
      <text:p text:style-name="P1">ٹٹولتا</text:p>
      <text:p text:style-name="P1">ٹٹولتے</text:p>
      <text:p text:style-name="P1">ٹٹولُوں</text:p>
      <text:p text:style-name="P1">ٹٹولے</text:p>
      <text:p text:style-name="P1">ٹپّہ</text:p>
      <text:p text:style-name="P1">ٹپّے</text:p>
      <text:p text:style-name="P1">ٹپک</text:p>
      <text:p text:style-name="P1">ٹپکا</text:p>
      <text:p text:style-name="P1"><text:soft-page-break/>ٹپکاتے</text:p>
      <text:p text:style-name="P1">ٹپکتا</text:p>
      <text:p text:style-name="P1">ٹپکتی</text:p>
      <text:p text:style-name="P1">ٹپکتے</text:p>
      <text:p text:style-name="P1">ٹپکوں</text:p>
      <text:p text:style-name="P1">ٹپکے</text:p>
      <text:p text:style-name="P1">ٹڈِّیوں</text:p>
      <text:p text:style-name="P1">ٹکرا</text:p>
      <text:p text:style-name="P1">ٹکرائی</text:p>
      <text:p text:style-name="P1">ٹکراتے</text:p>
      <text:p text:style-name="P1">ٹکرانے</text:p>
      <text:p text:style-name="P1">ٹکرایا</text:p>
      <text:p text:style-name="P1">ٹکرّیں</text:p>
      <text:p text:style-name="P1">ٹکریں</text:p>
      <text:p text:style-name="P1">ٹھان</text:p>
      <text:p text:style-name="P1"><text:soft-page-break/>ٹھانا</text:p>
      <text:p text:style-name="P1">ٹھانے</text:p>
      <text:p text:style-name="P1">ٹھاؤُں</text:p>
      <text:p text:style-name="P1">ٹھرِیاں</text:p>
      <text:p text:style-name="P1">ٹھرے</text:p>
      <text:p text:style-name="P1">ٹھنٹھناتا</text:p>
      <text:p text:style-name="P1">ٹھنڈ</text:p>
      <text:p text:style-name="P1">ٹھنڈا</text:p>
      <text:p text:style-name="P1">ٹھنڈاکرُوں</text:p>
      <text:p text:style-name="P1">ٹھنڈک</text:p>
      <text:p text:style-name="P1">ٹھنڈی</text:p>
      <text:p text:style-name="P1">ٹھنڈے</text:p>
      <text:p text:style-name="P1">ٹھو</text:p>
      <text:p text:style-name="P1">ٹھوس</text:p>
      <text:p text:style-name="P1">ٹھونک</text:p>
      <text:p text:style-name="P1"><text:soft-page-break/>ٹھونکتا</text:p>
      <text:p text:style-name="P1">ٹھونکی</text:p>
      <text:p text:style-name="P1">ٹھوڑی</text:p>
      <text:p text:style-name="P1">ٹھوکر</text:p>
      <text:p text:style-name="P1">ٹھوکروں</text:p>
      <text:p text:style-name="P1">ٹھوکرکِھلانے</text:p>
      <text:p text:style-name="P1">ٹھوکرکھاتے</text:p>
      <text:p text:style-name="P1">ٹھوکریں</text:p>
      <text:p text:style-name="P1">ٹھِکانا</text:p>
      <text:p text:style-name="P1">ٹھٹّھا</text:p>
      <text:p text:style-name="P1">ٹھٹّھاباز</text:p>
      <text:p text:style-name="P1">ٹھٹّھابازوں</text:p>
      <text:p text:style-name="P1">ٹھٹّھابازی</text:p>
      <text:p text:style-name="P1">ٹھٹّھوں</text:p>
      <text:p text:style-name="P1">ٹھٹّھے</text:p>
      <text:p text:style-name="P1"><text:soft-page-break/>ٹھٹھّا</text:p>
      <text:p text:style-name="P1">ٹھٹھّاباز</text:p>
      <text:p text:style-name="P1">ٹھٹھّاکرنے</text:p>
      <text:p text:style-name="P1">ٹھٹھّوں</text:p>
      <text:p text:style-name="P1">ٹھٹھّے</text:p>
      <text:p text:style-name="P1">ٹھٹھیرا</text:p>
      <text:p text:style-name="P1">ٹھٹھیروں</text:p>
      <text:p text:style-name="P1">ٹھٹھیرے</text:p>
      <text:p text:style-name="P1">ٹھکانا</text:p>
      <text:p text:style-name="P1">ٹھکیداروں</text:p>
      <text:p text:style-name="P1">ٹھگا</text:p>
      <text:p text:style-name="P1">ٹھگتے</text:p>
      <text:p text:style-name="P1">ٹھگے</text:p>
      <text:p text:style-name="P1">ٹھہر</text:p>
      <text:p text:style-name="P1">ٹھہرا</text:p>
      <text:p text:style-name="P1"><text:soft-page-break/>ٹھہرائِیں</text:p>
      <text:p text:style-name="P1">ٹھہرائی</text:p>
      <text:p text:style-name="P1">ٹھہرائیں</text:p>
      <text:p text:style-name="P1">ٹھہرائے</text:p>
      <text:p text:style-name="P1">ٹھہراتا</text:p>
      <text:p text:style-name="P1">ٹھہراتی</text:p>
      <text:p text:style-name="P1">ٹھہراتے</text:p>
      <text:p text:style-name="P1">ٹھہرارہُوں</text:p>
      <text:p text:style-name="P1">ٹھہرانا</text:p>
      <text:p text:style-name="P1">ٹھہرانے</text:p>
      <text:p text:style-name="P1">ٹھہراؤ</text:p>
      <text:p text:style-name="P1">ٹھہراؤُں</text:p>
      <text:p text:style-name="P1">ٹھہراکیونکہ</text:p>
      <text:p text:style-name="P1">ٹھہرایا</text:p>
      <text:p text:style-name="P1">ٹھہرایاجائے</text:p>
      <text:p text:style-name="P1"><text:soft-page-break/>ٹھہرتا</text:p>
      <text:p text:style-name="P1">ٹھہرتی</text:p>
      <text:p text:style-name="P1">ٹھہرتے</text:p>
      <text:p text:style-name="P1">ٹھہرسکتا</text:p>
      <text:p text:style-name="P1">ٹھہرنا</text:p>
      <text:p text:style-name="P1">ٹھہرنے</text:p>
      <text:p text:style-name="P1">ٹھہرو</text:p>
      <text:p text:style-name="P1">ٹھہروں</text:p>
      <text:p text:style-name="P1">ٹھہرُوں</text:p>
      <text:p text:style-name="P1">ٹھہرِیں</text:p>
      <text:p text:style-name="P1">ٹھہری</text:p>
      <text:p text:style-name="P1">ٹھہریں</text:p>
      <text:p text:style-name="P1">ٹھہرے</text:p>
      <text:p text:style-name="P1">ٹھیس</text:p>
      <text:p text:style-name="P1">ٹھیک</text:p>
      <text:p text:style-name="P1"><text:soft-page-break/>ٹھیکہ</text:p>
      <text:p text:style-name="P1">ٹھیکیداروں</text:p>
      <text:p text:style-name="P1">ٹھیکے</text:p>
      <text:p text:style-name="P1">ٹہل</text:p>
      <text:p text:style-name="P1">ٹہلا</text:p>
      <text:p text:style-name="P1">ٹہلنے</text:p>
      <text:p text:style-name="P1">ٹہنِیوں</text:p>
      <text:p text:style-name="P1">ٹہنیاں</text:p>
      <text:p text:style-name="P1">ٹیلوں</text:p>
      <text:p text:style-name="P1">ٹیڑھا</text:p>
      <text:p text:style-name="P1">ٹیڑھی</text:p>
      <text:p text:style-name="P1">ٹیڑھے</text:p>
      <text:p text:style-name="P1">ٹیک</text:p>
      <text:p text:style-name="P1">ٹیکتا</text:p>
      <text:p text:style-name="P1">ٹیکس</text:p>
      <text:p text:style-name="P1"><text:soft-page-break/>ٹیکنے</text:p>
      <text:p text:style-name="P1">ٹیکو</text:p>
      <text:p text:style-name="P1">ٹیکوں</text:p>
      <text:p text:style-name="P1">ٹیکیں</text:p>
      <text:p text:style-name="P1">ٹیکے</text:p>
      <text:p text:style-name="P1">پئیں</text:p>
      <text:p text:style-name="P1">پا</text:p>
      <text:p text:style-name="P1">پائِیں</text:p>
      <text:p text:style-name="P1">پائی</text:p>
      <text:p text:style-name="P1">پائیدار</text:p>
      <text:p text:style-name="P1">پائیداری</text:p>
      <text:p text:style-name="P1">پائیں</text:p>
      <text:p text:style-name="P1">پائے</text:p>
      <text:p text:style-name="P1">پابند</text:p>
      <text:p text:style-name="P1">پابندِ</text:p>
      <text:p text:style-name="P1"><text:soft-page-break/>پابندی</text:p>
      <text:p text:style-name="P1">پات</text:p>
      <text:p text:style-name="P1">پاتا</text:p>
      <text:p text:style-name="P1">پاتال</text:p>
      <text:p text:style-name="P1">پاتالیکن</text:p>
      <text:p text:style-name="P1">پاتِیں</text:p>
      <text:p text:style-name="P1">پاتی</text:p>
      <text:p text:style-name="P1">پاتے</text:p>
      <text:p text:style-name="P1">پاجامہ</text:p>
      <text:p text:style-name="P1">پاجامے</text:p>
      <text:p text:style-name="P1">پاجی</text:p>
      <text:p text:style-name="P1">پار</text:p>
      <text:p text:style-name="P1">پارتھی</text:p>
      <text:p text:style-name="P1">پاررہا</text:p>
      <text:p text:style-name="P1">پاررہتے</text:p>
      <text:p text:style-name="P1"><text:soft-page-break/>پارہ</text:p>
      <text:p text:style-name="P1">پازیب</text:p>
      <text:p text:style-name="P1">پاس</text:p>
      <text:p text:style-name="P1">پاسبان</text:p>
      <text:p text:style-name="P1">پاسبانو</text:p>
      <text:p text:style-name="P1">پاسبانوں</text:p>
      <text:p text:style-name="P1">پاسبانی</text:p>
      <text:p text:style-name="P1">پاش</text:p>
      <text:p text:style-name="P1">پافُس</text:p>
      <text:p text:style-name="P1">پال</text:p>
      <text:p text:style-name="P1">پالا</text:p>
      <text:p text:style-name="P1">پالتا</text:p>
      <text:p text:style-name="P1">پالتُو</text:p>
      <text:p text:style-name="P1">پالتی</text:p>
      <text:p text:style-name="P1">پالتے</text:p>
      <text:p text:style-name="P1"><text:soft-page-break/>پالنے</text:p>
      <text:p text:style-name="P1">پالک</text:p>
      <text:p text:style-name="P1">پالکِیوں</text:p>
      <text:p text:style-name="P1">پالکی</text:p>
      <text:p text:style-name="P1">پالی</text:p>
      <text:p text:style-name="P1">پالیں</text:p>
      <text:p text:style-name="P1">پالے</text:p>
      <text:p text:style-name="P1">پامال</text:p>
      <text:p text:style-name="P1">پامالی</text:p>
      <text:p text:style-name="P1">پانسَو</text:p>
      <text:p text:style-name="P1">پانِیوں</text:p>
      <text:p text:style-name="P1">پانچ</text:p>
      <text:p text:style-name="P1">پانچسَو</text:p>
      <text:p text:style-name="P1">پانچواں</text:p>
      <text:p text:style-name="P1">پانچوِیں</text:p>
      <text:p text:style-name="P1"><text:soft-page-break/>پانچوں</text:p>
      <text:p text:style-name="P1">پانچویِں</text:p>
      <text:p text:style-name="P1">پانچویں</text:p>
      <text:p text:style-name="P1">پانی</text:p>
      <text:p text:style-name="P1">پانیوں</text:p>
      <text:p text:style-name="P1">پانے</text:p>
      <text:p text:style-name="P1">پاوُ</text:p>
      <text:p text:style-name="P1">پاؤ</text:p>
      <text:p text:style-name="P1">پاؤُں</text:p>
      <text:p text:style-name="P1">پاؤں</text:p>
      <text:p text:style-name="P1">پاٹ</text:p>
      <text:p text:style-name="P1">پاٹا</text:p>
      <text:p text:style-name="P1">پاٹوں</text:p>
      <text:p text:style-name="P1">پاچھ</text:p>
      <text:p text:style-name="P1">پاک</text:p>
      <text:p text:style-name="P1"><text:soft-page-break/>پاکترِین</text:p>
      <text:p text:style-name="P1">پاکترین</text:p>
      <text:p text:style-name="P1">پاکر</text:p>
      <text:p text:style-name="P1">پاکِیزگی</text:p>
      <text:p text:style-name="P1">پاکِیزہ</text:p>
      <text:p text:style-name="P1">پاگل</text:p>
      <text:p text:style-name="P1">پایا</text:p>
      <text:p text:style-name="P1">پایابوں</text:p>
      <text:p text:style-name="P1">پایاگیا</text:p>
      <text:p text:style-name="P1">پایجامے</text:p>
      <text:p text:style-name="P1">پایدار</text:p>
      <text:p text:style-name="P1">پایدان</text:p>
      <text:p text:style-name="P1">پایمال</text:p>
      <text:p text:style-name="P1">پایوں</text:p>
      <text:p text:style-name="P1">پایہ</text:p>
      <text:p text:style-name="P1"><text:soft-page-break/>پتا</text:p>
      <text:p text:style-name="P1">پترؔہ</text:p>
      <text:p text:style-name="P1">پترُباؔس</text:p>
      <text:p text:style-name="P1">پتلی</text:p>
      <text:p text:style-name="P1">پتلے</text:p>
      <text:p text:style-name="P1">پتمُس</text:p>
      <text:p text:style-name="P1">پتنگے</text:p>
      <text:p text:style-name="P1">پتوؔم</text:p>
      <text:p text:style-name="P1">پتِّیاں</text:p>
      <text:p text:style-name="P1">پتِّیوں</text:p>
      <text:p text:style-name="P1">پتّا</text:p>
      <text:p text:style-name="P1">پتّر</text:p>
      <text:p text:style-name="P1">پتّربنائے</text:p>
      <text:p text:style-name="P1">پتّروں</text:p>
      <text:p text:style-name="P1">پتّوں</text:p>
      <text:p text:style-name="P1"><text:soft-page-break/>پتّھر</text:p>
      <text:p text:style-name="P1">پتّھرا</text:p>
      <text:p text:style-name="P1">پتّھربِٹھایا</text:p>
      <text:p text:style-name="P1">پتّھرسے</text:p>
      <text:p text:style-name="P1">پتّھرلیں</text:p>
      <text:p text:style-name="P1">پتّھروں</text:p>
      <text:p text:style-name="P1">پتّھرِیلی</text:p>
      <text:p text:style-name="P1">پتّھرپر</text:p>
      <text:p text:style-name="P1">پتّی</text:p>
      <text:p text:style-name="P1">پتّے</text:p>
      <text:p text:style-name="P1">پتھرا</text:p>
      <text:p text:style-name="P1">پتھّر</text:p>
      <text:p text:style-name="P1">پتھّروں</text:p>
      <text:p text:style-name="P1">پتھّّر</text:p>
      <text:p text:style-name="P1">پتہ</text:p>
      <text:p text:style-name="P1"><text:soft-page-break/>پجاریوں</text:p>
      <text:p text:style-name="P1">پخت</text:p>
      <text:p text:style-name="P1">پختموآب</text:p>
      <text:p text:style-name="P1">پذِیر</text:p>
      <text:p text:style-name="P1">پذیرائی</text:p>
      <text:p text:style-name="P1">پر</text:p>
      <text:p text:style-name="P1">پرآ</text:p>
      <text:p text:style-name="P1">پرآئیں</text:p>
      <text:p text:style-name="P1">پرآئے</text:p>
      <text:p text:style-name="P1">پرآسف</text:p>
      <text:p text:style-name="P1">پرا</text:p>
      <text:p text:style-name="P1">پرائی</text:p>
      <text:p text:style-name="P1">پرائے</text:p>
      <text:p text:style-name="P1">پراضِیم</text:p>
      <text:p text:style-name="P1">پرافسوس</text:p>
      <text:p text:style-name="P1"><text:soft-page-break/>پراَرنوؔن</text:p>
      <text:p text:style-name="P1">پراُتار</text:p>
      <text:p text:style-name="P1">پراُن</text:p>
      <text:p text:style-name="P1">پراپنے</text:p>
      <text:p text:style-name="P1">پراگر</text:p>
      <text:p text:style-name="P1">پراگند</text:p>
      <text:p text:style-name="P1">پراگندہ</text:p>
      <text:p text:style-name="P1">پرایلچی</text:p>
      <text:p text:style-name="P1">پربار</text:p>
      <text:p text:style-name="P1">پربلا</text:p>
      <text:p text:style-name="P1">پربلائیں</text:p>
      <text:p text:style-name="P1">پربَیٹھا</text:p>
      <text:p text:style-name="P1">پربَیٹھتا</text:p>
      <text:p text:style-name="P1">پربَیٹھنے</text:p>
      <text:p text:style-name="P1">پربِیتا</text:p>
      <text:p text:style-name="P1"><text:soft-page-break/>پربھی</text:p>
      <text:p text:style-name="P1">پربہت</text:p>
      <text:p text:style-name="P1">پربیت</text:p>
      <text:p text:style-name="P1">پرتعمِیر</text:p>
      <text:p text:style-name="P1">پرتفُّو</text:p>
      <text:p text:style-name="P1">پرتَو</text:p>
      <text:p text:style-name="P1">پرتُو</text:p>
      <text:p text:style-name="P1">پرتھا</text:p>
      <text:p text:style-name="P1">پرتیل</text:p>
      <text:p text:style-name="P1">پرجاگ</text:p>
      <text:p text:style-name="P1">پرجریان</text:p>
      <text:p text:style-name="P1">پرجو</text:p>
      <text:p text:style-name="P1">پرجِس</text:p>
      <text:p text:style-name="P1">پرجِن</text:p>
      <text:p text:style-name="P1">پرحرِیص</text:p>
      <text:p text:style-name="P1"><text:soft-page-break/>پرحمات</text:p>
      <text:p text:style-name="P1">پرحُکمران</text:p>
      <text:p text:style-name="P1">پرخزانہ</text:p>
      <text:p text:style-name="P1">پرخُدا</text:p>
      <text:p text:style-name="P1">پرخُداوند</text:p>
      <text:p text:style-name="P1">پرخُوب</text:p>
      <text:p text:style-name="P1">پردار</text:p>
      <text:p text:style-name="P1">پردازہوں</text:p>
      <text:p text:style-name="P1">پردازی</text:p>
      <text:p text:style-name="P1">پردراز</text:p>
      <text:p text:style-name="P1">پردوں</text:p>
      <text:p text:style-name="P1">پردَولت</text:p>
      <text:p text:style-name="P1">پردَہ</text:p>
      <text:p text:style-name="P1">پردھرے</text:p>
      <text:p text:style-name="P1">پردہ</text:p>
      <text:p text:style-name="P1"><text:soft-page-break/>پردۂِ</text:p>
      <text:p text:style-name="P1">پردیس</text:p>
      <text:p text:style-name="P1">پردیسن</text:p>
      <text:p text:style-name="P1">پردیسِیوں</text:p>
      <text:p text:style-name="P1">پردیسی</text:p>
      <text:p text:style-name="P1">پردیسیوں</text:p>
      <text:p text:style-name="P1">پردے</text:p>
      <text:p text:style-name="P1">پررحم</text:p>
      <text:p text:style-name="P1">پرسانس</text:p>
      <text:p text:style-name="P1">پرست</text:p>
      <text:p text:style-name="P1">پرستار</text:p>
      <text:p text:style-name="P1">پرستوں</text:p>
      <text:p text:style-name="P1">پرستِش</text:p>
      <text:p text:style-name="P1">پرستی</text:p>
      <text:p text:style-name="P1">پرسزا</text:p>
      <text:p text:style-name="P1"><text:soft-page-break/>پرسلطنت</text:p>
      <text:p text:style-name="P1">پرسوار</text:p>
      <text:p text:style-name="P1">پرسوں</text:p>
      <text:p text:style-name="P1">پرسُنی</text:p>
      <text:p text:style-name="P1">پرسِس</text:p>
      <text:p text:style-name="P1">پرسِمعی</text:p>
      <text:p text:style-name="P1">پرسِکہ</text:p>
      <text:p text:style-name="P1">پرسکِلّہ</text:p>
      <text:p text:style-name="P1">پرسے</text:p>
      <text:p text:style-name="P1">پرشادمان</text:p>
      <text:p text:style-name="P1">پرشاہِ</text:p>
      <text:p text:style-name="P1">پرشندا</text:p>
      <text:p text:style-name="P1">پرشہر</text:p>
      <text:p text:style-name="P1">پرشیفتہ</text:p>
      <text:p text:style-name="P1">پرض</text:p>
      <text:p text:style-name="P1"><text:soft-page-break/>پرظُلم</text:p>
      <text:p text:style-name="P1">پرعوؔس</text:p>
      <text:p text:style-name="P1">پرعُوؔس</text:p>
      <text:p text:style-name="P1">پرعُوس</text:p>
      <text:p text:style-name="P1">پرعُوص</text:p>
      <text:p text:style-name="P1">پرغالِب</text:p>
      <text:p text:style-name="P1">پرغَور</text:p>
      <text:p text:style-name="P1">پرغَیرت</text:p>
      <text:p text:style-name="P1">پرفال</text:p>
      <text:p text:style-name="P1">پرفضِیلت</text:p>
      <text:p text:style-name="P1">پرقائِم</text:p>
      <text:p text:style-name="P1">پرقصُور</text:p>
      <text:p text:style-name="P1">پرقَہر</text:p>
      <text:p text:style-name="P1">پرلادے</text:p>
      <text:p text:style-name="P1">پرلَعنت</text:p>
      <text:p text:style-name="P1"><text:soft-page-break/>پرلِکھ</text:p>
      <text:p text:style-name="P1">پرلِکھوں</text:p>
      <text:p text:style-name="P1">پرلگائے</text:p>
      <text:p text:style-name="P1">پرلگی</text:p>
      <text:p text:style-name="P1">پرلی</text:p>
      <text:p text:style-name="P1">پرلے</text:p>
      <text:p text:style-name="P1">پرمخلصی</text:p>
      <text:p text:style-name="P1">پرمشتا</text:p>
      <text:p text:style-name="P1">پرمناؔس</text:p>
      <text:p text:style-name="P1">پرموآب</text:p>
      <text:p text:style-name="P1">پرمَنّ</text:p>
      <text:p text:style-name="P1">پرمُتوجِّہ</text:p>
      <text:p text:style-name="P1">پرمُجھے</text:p>
      <text:p text:style-name="P1">پرمُقرّر</text:p>
      <text:p text:style-name="P1">پرمِینہہ</text:p>
      <text:p text:style-name="P1"><text:soft-page-break/>پرنازِل</text:p>
      <text:p text:style-name="P1">پرندے</text:p>
      <text:p text:style-name="P1">پرنظر</text:p>
      <text:p text:style-name="P1">پرنُوح</text:p>
      <text:p text:style-name="P1">پرنُور</text:p>
      <text:p text:style-name="P1">پرنِشانیاں</text:p>
      <text:p text:style-name="P1">پرنِگاہ</text:p>
      <text:p text:style-name="P1">پروا</text:p>
      <text:p text:style-name="P1">پرواؔئِم</text:p>
      <text:p text:style-name="P1">پروائی</text:p>
      <text:p text:style-name="P1">پرواز</text:p>
      <text:p text:style-name="P1">پروازی</text:p>
      <text:p text:style-name="P1">پروانہ</text:p>
      <text:p text:style-name="P1">پروانے</text:p>
      <text:p text:style-name="P1">پرواؤ</text:p>
      <text:p text:style-name="P1"><text:soft-page-break/>پرواہ</text:p>
      <text:p text:style-name="P1">پرور</text:p>
      <text:p text:style-name="P1">پروردِگار</text:p>
      <text:p text:style-name="P1">پروردہ</text:p>
      <text:p text:style-name="P1">پرورش</text:p>
      <text:p text:style-name="P1">پرورِش</text:p>
      <text:p text:style-name="P1">پروَرِش</text:p>
      <text:p text:style-name="P1">پروَری</text:p>
      <text:p text:style-name="P1">پروں</text:p>
      <text:p text:style-name="P1">پرُخُرس</text:p>
      <text:p text:style-name="P1">پرِسکِلّہ</text:p>
      <text:p text:style-name="P1">پرِسکہ</text:p>
      <text:p text:style-name="P1">پرِند</text:p>
      <text:p text:style-name="P1">پرِندو</text:p>
      <text:p text:style-name="P1">پرِندوں</text:p>
      <text:p text:style-name="P1"><text:soft-page-break/>پرِندہ</text:p>
      <text:p text:style-name="P1">پرِندے</text:p>
      <text:p text:style-name="P1">پرپانی</text:p>
      <text:p text:style-name="P1">پرپُھنکارتا</text:p>
      <text:p text:style-name="P1">پرپُہنچے</text:p>
      <text:p text:style-name="P1">پرپِھر</text:p>
      <text:p text:style-name="P1">پرپِھرتا</text:p>
      <text:p text:style-name="P1">پرپٹکا</text:p>
      <text:p text:style-name="P1">پرپہرا</text:p>
      <text:p text:style-name="P1">پرپہلے</text:p>
      <text:p text:style-name="P1">پرچڑھ</text:p>
      <text:p text:style-name="P1">پرچڑھُوں</text:p>
      <text:p text:style-name="P1">پرچڑھی</text:p>
      <text:p text:style-name="P1">پرچڑھے</text:p>
      <text:p text:style-name="P1">پرچھائیں</text:p>
      <text:p text:style-name="P1"><text:soft-page-break/>پرڈالوں</text:p>
      <text:p text:style-name="P1">پرکارسے</text:p>
      <text:p text:style-name="P1">پرکُچھ</text:p>
      <text:p text:style-name="P1">پرکِسی</text:p>
      <text:p text:style-name="P1">پرکھ</text:p>
      <text:p text:style-name="P1">پرکھا</text:p>
      <text:p text:style-name="P1">پرکھتا</text:p>
      <text:p text:style-name="P1">پرکھنے</text:p>
      <text:p text:style-name="P1">پرکھو</text:p>
      <text:p text:style-name="P1">پرکھّا</text:p>
      <text:p text:style-name="P1">پرکھی</text:p>
      <text:p text:style-name="P1">پرکھیں</text:p>
      <text:p text:style-name="P1">پرکھے</text:p>
      <text:p text:style-name="P1">پرگُذرانو</text:p>
      <text:p text:style-name="P1">پرگُذرتا</text:p>
      <text:p text:style-name="P1"><text:soft-page-break/>پرگُمن</text:p>
      <text:p text:style-name="P1">پرگھر</text:p>
      <text:p text:style-name="P1">پرہاتھ</text:p>
      <text:p text:style-name="P1">پرہنسے</text:p>
      <text:p text:style-name="P1">پرہو</text:p>
      <text:p text:style-name="P1">پرہیز</text:p>
      <text:p text:style-name="P1">پرہیزگار</text:p>
      <text:p text:style-name="P1">پرہیزگاری</text:p>
      <text:p text:style-name="P1">پرہے</text:p>
      <text:p text:style-name="P1">پریشان</text:p>
      <text:p text:style-name="P1">پریشانی</text:p>
      <text:p text:style-name="P1">پرے</text:p>
      <text:p text:style-name="P1">پز</text:p>
      <text:p text:style-name="P1">پزاوے</text:p>
      <text:p text:style-name="P1">پس</text:p>
      <text:p text:style-name="P1"><text:soft-page-break/>پسار</text:p>
      <text:p text:style-name="P1">پسارا</text:p>
      <text:p text:style-name="P1">پسارتا</text:p>
      <text:p text:style-name="P1">پسارتے</text:p>
      <text:p text:style-name="P1">پسارے</text:p>
      <text:p text:style-name="P1">پست</text:p>
      <text:p text:style-name="P1">پستی</text:p>
      <text:p text:style-name="P1">پسر</text:p>
      <text:p text:style-name="P1">پسلِیاں</text:p>
      <text:p text:style-name="P1">پسلی</text:p>
      <text:p text:style-name="P1">پسلیوں</text:p>
      <text:p text:style-name="P1">پسند</text:p>
      <text:p text:style-name="P1">پسندؔب</text:p>
      <text:p text:style-name="P1">پسندآئے</text:p>
      <text:p text:style-name="P1">پسندِیدہ</text:p>
      <text:p text:style-name="P1"><text:soft-page-break/>پسندکرتا</text:p>
      <text:p text:style-name="P1">پسندکرتے</text:p>
      <text:p text:style-name="P1">پسندہے</text:p>
      <text:p text:style-name="P1">پسندی</text:p>
      <text:p text:style-name="P1">پسندیدہ</text:p>
      <text:p text:style-name="P1">پسِینہ</text:p>
      <text:p text:style-name="P1">پسِینے</text:p>
      <text:p text:style-name="P1">پسپا</text:p>
      <text:p text:style-name="P1">پشم</text:p>
      <text:p text:style-name="P1">پشمِین</text:p>
      <text:p text:style-name="P1">پشمِینہ</text:p>
      <text:p text:style-name="P1">پشیمان</text:p>
      <text:p text:style-name="P1">پطرؔس</text:p>
      <text:p text:style-name="P1">پطرس</text:p>
      <text:p text:style-name="P1">پطرسؔ</text:p>
      <text:p text:style-name="P1"><text:soft-page-break/>پل</text:p>
      <text:p text:style-name="P1">پلا</text:p>
      <text:p text:style-name="P1">پلاتے</text:p>
      <text:p text:style-name="P1">پلاجَیسے</text:p>
      <text:p text:style-name="P1">پلاسر</text:p>
      <text:p text:style-name="P1">پلایا</text:p>
      <text:p text:style-name="P1">پلت</text:p>
      <text:p text:style-name="P1">پلنا</text:p>
      <text:p text:style-name="P1">پلنگ</text:p>
      <text:p text:style-name="P1">پلّوں</text:p>
      <text:p text:style-name="P1">پلّے</text:p>
      <text:p text:style-name="P1">پلٹ</text:p>
      <text:p text:style-name="P1">پلٹن</text:p>
      <text:p text:style-name="P1">پلٹے</text:p>
      <text:p text:style-name="P1">پلڑوں</text:p>
      <text:p text:style-name="P1"><text:soft-page-break/>پلڑے</text:p>
      <text:p text:style-name="P1">پلکوں</text:p>
      <text:p text:style-name="P1">پلکیں</text:p>
      <text:p text:style-name="P1">پلے</text:p>
      <text:p text:style-name="P1">پمفِیلیہ</text:p>
      <text:p text:style-name="P1">پمفیِلیہ</text:p>
      <text:p text:style-name="P1">پن</text:p>
      <text:p text:style-name="P1">پناہ</text:p>
      <text:p text:style-name="P1">پناہیں</text:p>
      <text:p text:style-name="P1">پنتِیکُست</text:p>
      <text:p text:style-name="P1">پنجر</text:p>
      <text:p text:style-name="P1">پنجوں</text:p>
      <text:p text:style-name="P1">پنجہ</text:p>
      <text:p text:style-name="P1">پنجے</text:p>
      <text:p text:style-name="P1">پندرھوِیں</text:p>
      <text:p text:style-name="P1"><text:soft-page-break/>پندرھویں</text:p>
      <text:p text:style-name="P1">پندرہ</text:p>
      <text:p text:style-name="P1">پنِیر</text:p>
      <text:p text:style-name="P1">پنّگ</text:p>
      <text:p text:style-name="P1">پنپے</text:p>
      <text:p text:style-name="P1">پنگھٹوں</text:p>
      <text:p text:style-name="P1">پنے</text:p>
      <text:p text:style-name="P1">پوتا</text:p>
      <text:p text:style-name="P1">پوتوں</text:p>
      <text:p text:style-name="P1">پوتی</text:p>
      <text:p text:style-name="P1">پوتیوں</text:p>
      <text:p text:style-name="P1">پوتے</text:p>
      <text:p text:style-name="P1">پودِینہ</text:p>
      <text:p text:style-name="P1">پودِینے</text:p>
      <text:p text:style-name="P1">پورا</text:p>
      <text:p text:style-name="P1"><text:soft-page-break/>پوسا</text:p>
      <text:p text:style-name="P1">پوش</text:p>
      <text:p text:style-name="P1">پوشاک</text:p>
      <text:p text:style-name="P1">پوشاکوں</text:p>
      <text:p text:style-name="P1">پوشاکیں</text:p>
      <text:p text:style-name="P1">پوشوں</text:p>
      <text:p text:style-name="P1">پوشِش</text:p>
      <text:p text:style-name="P1">پوشِیدگی</text:p>
      <text:p text:style-name="P1">پوشِیدہ</text:p>
      <text:p text:style-name="P1">پوشی</text:p>
      <text:p text:style-name="P1">پونچُھوں</text:p>
      <text:p text:style-name="P1">پونچھ</text:p>
      <text:p text:style-name="P1">پونچھا</text:p>
      <text:p text:style-name="P1">پونچھتی</text:p>
      <text:p text:style-name="P1">پونچھنے</text:p>
      <text:p text:style-name="P1"><text:soft-page-break/>پونچھے</text:p>
      <text:p text:style-name="P1">پوٹے</text:p>
      <text:p text:style-name="P1">پوچُھوں</text:p>
      <text:p text:style-name="P1">پَت</text:p>
      <text:p text:style-name="P1">پَترُس</text:p>
      <text:p text:style-name="P1">پَتوار</text:p>
      <text:p text:style-name="P1">پَتواروں</text:p>
      <text:p text:style-name="P1">پَتُلمِیس</text:p>
      <text:p text:style-name="P1">پَر</text:p>
      <text:p text:style-name="P1">پَردار</text:p>
      <text:p text:style-name="P1">پَرست</text:p>
      <text:p text:style-name="P1">پَروں</text:p>
      <text:p text:style-name="P1">پَرِسکہ</text:p>
      <text:p text:style-name="P1">پَریتورِؔیُن</text:p>
      <text:p text:style-name="P1">پَز</text:p>
      <text:p text:style-name="P1"><text:soft-page-break/>پَزوں</text:p>
      <text:p text:style-name="P1">پَست</text:p>
      <text:p text:style-name="P1">پَسلی</text:p>
      <text:p text:style-name="P1">پَل</text:p>
      <text:p text:style-name="P1">پَلا</text:p>
      <text:p text:style-name="P1">پَلے</text:p>
      <text:p text:style-name="P1">پَن</text:p>
      <text:p text:style-name="P1">پَو</text:p>
      <text:p text:style-name="P1">پَود</text:p>
      <text:p text:style-name="P1">پَودا</text:p>
      <text:p text:style-name="P1">پَودوں</text:p>
      <text:p text:style-name="P1">پَودہ</text:p>
      <text:p text:style-name="P1">پَودے</text:p>
      <text:p text:style-name="P1">پَوشاک</text:p>
      <text:p text:style-name="P1">پَوشِیدہ</text:p>
      <text:p text:style-name="P1"><text:soft-page-break/>پَولس</text:p>
      <text:p text:style-name="P1">پَولُس</text:p>
      <text:p text:style-name="P1">پَوپھٹنے</text:p>
      <text:p text:style-name="P1">پَچھلے</text:p>
      <text:p text:style-name="P1">پَک</text:p>
      <text:p text:style-name="P1">پَکتا</text:p>
      <text:p text:style-name="P1">پَھل</text:p>
      <text:p text:style-name="P1">پَھلا</text:p>
      <text:p text:style-name="P1">پَھلائے</text:p>
      <text:p text:style-name="P1">پَھلتا</text:p>
      <text:p text:style-name="P1">پَھلتے</text:p>
      <text:p text:style-name="P1">پَھلو</text:p>
      <text:p text:style-name="P1">پَھلوں</text:p>
      <text:p text:style-name="P1">پَھلِیاں</text:p>
      <text:p text:style-name="P1">پَھلیں</text:p>
      <text:p text:style-name="P1"><text:soft-page-break/>پَھندے</text:p>
      <text:p text:style-name="P1">پَھٹ</text:p>
      <text:p text:style-name="P1">پَھٹے</text:p>
      <text:p text:style-name="P1">پَھیل</text:p>
      <text:p text:style-name="P1">پَھیلا</text:p>
      <text:p text:style-name="P1">پَھیلائِیں</text:p>
      <text:p text:style-name="P1">پَھیلائی</text:p>
      <text:p text:style-name="P1">پَھیلائیں</text:p>
      <text:p text:style-name="P1">پَھیلائے</text:p>
      <text:p text:style-name="P1">پَھیلاتا</text:p>
      <text:p text:style-name="P1">پَھیلاتے</text:p>
      <text:p text:style-name="P1">پَھیلانا</text:p>
      <text:p text:style-name="P1">پَھیلانے</text:p>
      <text:p text:style-name="P1">پَھیلاؤ</text:p>
      <text:p text:style-name="P1">پَھیلاؤُں</text:p>
      <text:p text:style-name="P1"><text:soft-page-break/>پَھیلایا</text:p>
      <text:p text:style-name="P1">پَھیلتا</text:p>
      <text:p text:style-name="P1">پَھیلتی</text:p>
      <text:p text:style-name="P1">پَھیلتے</text:p>
      <text:p text:style-name="P1">پَھیلنے</text:p>
      <text:p text:style-name="P1">پَھیلِیں</text:p>
      <text:p text:style-name="P1">پَھیلی</text:p>
      <text:p text:style-name="P1">پَھیلیں</text:p>
      <text:p text:style-name="P1">پَھیلے</text:p>
      <text:p text:style-name="P1">پَھینک</text:p>
      <text:p text:style-name="P1">پَھینکا</text:p>
      <text:p text:style-name="P1">پَھینکتے</text:p>
      <text:p text:style-name="P1">پَھینکنے</text:p>
      <text:p text:style-name="P1">پَہر</text:p>
      <text:p text:style-name="P1">پَیام</text:p>
      <text:p text:style-name="P1"><text:soft-page-break/>پَیدا</text:p>
      <text:p text:style-name="P1">پَیداوار</text:p>
      <text:p text:style-name="P1">پَیداکر</text:p>
      <text:p text:style-name="P1">پَیداکرنے</text:p>
      <text:p text:style-name="P1">پَیداکِیا</text:p>
      <text:p text:style-name="P1">پَیداہونے</text:p>
      <text:p text:style-name="P1">پَیداہؤُا</text:p>
      <text:p text:style-name="P1">پَیداہُوئی</text:p>
      <text:p text:style-name="P1">پَیداہُوئے</text:p>
      <text:p text:style-name="P1">پَیداہُوا</text:p>
      <text:p text:style-name="P1">پَیداہُؤا</text:p>
      <text:p text:style-name="P1">پَیدایش</text:p>
      <text:p text:style-name="P1">پَیدایشی</text:p>
      <text:p text:style-name="P1">پَیدل</text:p>
      <text:p text:style-name="P1">پَیراہن</text:p>
      <text:p text:style-name="P1"><text:soft-page-break/>پَیراہنوں</text:p>
      <text:p text:style-name="P1">پَیراہِن</text:p>
      <text:p text:style-name="P1">پَیرو</text:p>
      <text:p text:style-name="P1">پَیروبُہت</text:p>
      <text:p text:style-name="P1">پَیرونہیں</text:p>
      <text:p text:style-name="P1">پَیروؤں</text:p>
      <text:p text:style-name="P1">پَیروکار</text:p>
      <text:p text:style-name="P1">پَیروکاروں</text:p>
      <text:p text:style-name="P1">پَیروی</text:p>
      <text:p text:style-name="P1">پَیرَوی</text:p>
      <text:p text:style-name="P1">پَیسہ</text:p>
      <text:p text:style-name="P1">پَیسے</text:p>
      <text:p text:style-name="P1">پَیغام</text:p>
      <text:p text:style-name="P1">پَیغمبر</text:p>
      <text:p text:style-name="P1">پَیغمبروں</text:p>
      <text:p text:style-name="P1"><text:soft-page-break/>پَیغمبرہو</text:p>
      <text:p text:style-name="P1">پَیما</text:p>
      <text:p text:style-name="P1">پَیماؔئی</text:p>
      <text:p text:style-name="P1">پَیمائی</text:p>
      <text:p text:style-name="P1">پَیمان</text:p>
      <text:p text:style-name="P1">پَیمانوں</text:p>
      <text:p text:style-name="P1">پَیمانہ</text:p>
      <text:p text:style-name="P1">پَیمانے</text:p>
      <text:p text:style-name="P1">پَیمایش</text:p>
      <text:p text:style-name="P1">پَینتالِیس</text:p>
      <text:p text:style-name="P1">پَینتانے</text:p>
      <text:p text:style-name="P1">پَینتِیس</text:p>
      <text:p text:style-name="P1">پَینتِیسویں</text:p>
      <text:p text:style-name="P1">پَینسٹھ</text:p>
      <text:p text:style-name="P1">پَینوں</text:p>
      <text:p text:style-name="P1"><text:soft-page-break/>پَینے</text:p>
      <text:p text:style-name="P1">پَیوستہ</text:p>
      <text:p text:style-name="P1">پَیوند</text:p>
      <text:p text:style-name="P1">پَیکان</text:p>
      <text:p text:style-name="P1">پَے</text:p>
      <text:p text:style-name="P1">پُبلِیُس</text:p>
      <text:p text:style-name="P1">پُتلی</text:p>
      <text:p text:style-name="P1">پُتلے</text:p>
      <text:p text:style-name="P1">پُتیُلِی</text:p>
      <text:p text:style-name="P1">پُجارِیوں</text:p>
      <text:p text:style-name="P1">پُجاری</text:p>
      <text:p text:style-name="P1">پُجاریوں</text:p>
      <text:p text:style-name="P1">پُختگی</text:p>
      <text:p text:style-name="P1">پُختہ</text:p>
      <text:p text:style-name="P1">پُر</text:p>
      <text:p text:style-name="P1"><text:soft-page-break/>پُرامن</text:p>
      <text:p text:style-name="P1">پُرانا</text:p>
      <text:p text:style-name="P1">پُرانی</text:p>
      <text:p text:style-name="P1">پُرانے</text:p>
      <text:p text:style-name="P1">پُرجوش</text:p>
      <text:p text:style-name="P1">پُرخار</text:p>
      <text:p text:style-name="P1">پُردرد</text:p>
      <text:p text:style-name="P1">پُرزے</text:p>
      <text:p text:style-name="P1">پُرسِش</text:p>
      <text:p text:style-name="P1">پُرسہ</text:p>
      <text:p text:style-name="P1">پُروا</text:p>
      <text:p text:style-name="P1">پُرُس</text:p>
      <text:p text:style-name="P1">پُرکِیُس</text:p>
      <text:p text:style-name="P1">پُرہجُوم</text:p>
      <text:p text:style-name="P1">پُشت</text:p>
      <text:p text:style-name="P1"><text:soft-page-break/>پُشتوں</text:p>
      <text:p text:style-name="P1">پُشتہ</text:p>
      <text:p text:style-name="P1">پُشتیں</text:p>
      <text:p text:style-name="P1">پُشتے</text:p>
      <text:p text:style-name="P1">پُلس</text:p>
      <text:p text:style-name="P1">پُلِس</text:p>
      <text:p text:style-name="P1">پُنطُس</text:p>
      <text:p text:style-name="P1">پُنطِیُس</text:p>
      <text:p text:style-name="P1">پُنطیُس</text:p>
      <text:p text:style-name="P1">پُوئے</text:p>
      <text:p text:style-name="P1">پُوجا</text:p>
      <text:p text:style-name="P1">پُوجتی</text:p>
      <text:p text:style-name="P1">پُوجتے</text:p>
      <text:p text:style-name="P1">پُوجنا</text:p>
      <text:p text:style-name="P1">پُوجنے</text:p>
      <text:p text:style-name="P1"><text:soft-page-break/>پُوجیں</text:p>
      <text:p text:style-name="P1">پُودینس</text:p>
      <text:p text:style-name="P1">پُور</text:p>
      <text:p text:style-name="P1">پُورا</text:p>
      <text:p text:style-name="P1">پُوراہو</text:p>
      <text:p text:style-name="P1">پُورب</text:p>
      <text:p text:style-name="P1">پُوربی</text:p>
      <text:p text:style-name="P1">پُورِیاں</text:p>
      <text:p text:style-name="P1">پُورِیم</text:p>
      <text:p text:style-name="P1">پُوری</text:p>
      <text:p text:style-name="P1">پُوریم</text:p>
      <text:p text:style-name="P1">پُورے</text:p>
      <text:p text:style-name="P1">پُول</text:p>
      <text:p text:style-name="P1">پُولا</text:p>
      <text:p text:style-name="P1">پُولوں</text:p>
      <text:p text:style-name="P1"><text:soft-page-break/>پُولِیاں</text:p>
      <text:p text:style-name="P1">پُولِیوں</text:p>
      <text:p text:style-name="P1">پُولے</text:p>
      <text:p text:style-name="P1">پُونچھ</text:p>
      <text:p text:style-name="P1">پُونچھتا</text:p>
      <text:p text:style-name="P1">پُوچنے</text:p>
      <text:p text:style-name="P1">پُوچُھوں</text:p>
      <text:p text:style-name="P1">پُوچھ</text:p>
      <text:p text:style-name="P1">پُوچھا</text:p>
      <text:p text:style-name="P1">پُوچھتا</text:p>
      <text:p text:style-name="P1">پُوچھتے</text:p>
      <text:p text:style-name="P1">پُوچھنا</text:p>
      <text:p text:style-name="P1">پُوچھنے</text:p>
      <text:p text:style-name="P1">پُوچھو</text:p>
      <text:p text:style-name="P1">پُوچھوگے</text:p>
      <text:p text:style-name="P1"><text:soft-page-break/>پُوچھی</text:p>
      <text:p text:style-name="P1">پُوچھیں</text:p>
      <text:p text:style-name="P1">پُوچھے</text:p>
      <text:p text:style-name="P1">پُوچھے’’خَیر</text:p>
      <text:p text:style-name="P1">پُٹِھیاں</text:p>
      <text:p text:style-name="P1">پُچھوا</text:p>
      <text:p text:style-name="P1">پُکا</text:p>
      <text:p text:style-name="P1">پُکار</text:p>
      <text:p text:style-name="P1">پُکارا</text:p>
      <text:p text:style-name="P1">پُکارااَے</text:p>
      <text:p text:style-name="P1">پُکاراتو</text:p>
      <text:p text:style-name="P1">پُکارتا</text:p>
      <text:p text:style-name="P1">پُکارتاہُوں</text:p>
      <text:p text:style-name="P1">پُکارتی</text:p>
      <text:p text:style-name="P1">پُکارتے</text:p>
      <text:p text:style-name="P1"><text:soft-page-break/>پُکارنا</text:p>
      <text:p text:style-name="P1">پُکارنے</text:p>
      <text:p text:style-name="P1">پُکارو</text:p>
      <text:p text:style-name="P1">پُکارُوں</text:p>
      <text:p text:style-name="P1">پُکاریں</text:p>
      <text:p text:style-name="P1">پُکارے</text:p>
      <text:p text:style-name="P1">پُکھراج</text:p>
      <text:p text:style-name="P1">پُھرتِیلے</text:p>
      <text:p text:style-name="P1">پُھرتی</text:p>
      <text:p text:style-name="P1">پُھسلا</text:p>
      <text:p text:style-name="P1">پُھسلائیں</text:p>
      <text:p text:style-name="P1">پُھسپُھساتے</text:p>
      <text:p text:style-name="P1">پُھلکے</text:p>
      <text:p text:style-name="P1">پُھنکارتے</text:p>
      <text:p text:style-name="P1">پُھنکارنے</text:p>
      <text:p text:style-name="P1"><text:soft-page-break/>پُھنکوا</text:p>
      <text:p text:style-name="P1">پُھنکوانا</text:p>
      <text:p text:style-name="P1">پُھنگِیوں</text:p>
      <text:p text:style-name="P1">پُھنگیوں</text:p>
      <text:p text:style-name="P1">پُھوس</text:p>
      <text:p text:style-name="P1">پُھول</text:p>
      <text:p text:style-name="P1">پُھولا</text:p>
      <text:p text:style-name="P1">پُھولتی</text:p>
      <text:p text:style-name="P1">پُھولتے</text:p>
      <text:p text:style-name="P1">پُھولنے</text:p>
      <text:p text:style-name="P1">پُھولو</text:p>
      <text:p text:style-name="P1">پُھولوں</text:p>
      <text:p text:style-name="P1">پُھولے</text:p>
      <text:p text:style-name="P1">پُھونک</text:p>
      <text:p text:style-name="P1">پُھونکا</text:p>
      <text:p text:style-name="P1"><text:soft-page-break/>پُھونکتے</text:p>
      <text:p text:style-name="P1">پُھونکنا</text:p>
      <text:p text:style-name="P1">پُھونکنے</text:p>
      <text:p text:style-name="P1">پُھونکو</text:p>
      <text:p text:style-name="P1">پُھونکُوں</text:p>
      <text:p text:style-name="P1">پُھونکیں</text:p>
      <text:p text:style-name="P1">پُھونکے</text:p>
      <text:p text:style-name="P1">پُھوٹ</text:p>
      <text:p text:style-name="P1">پُھوٹی</text:p>
      <text:p text:style-name="P1">پُھوپھی</text:p>
      <text:p text:style-name="P1">پُھوکیں</text:p>
      <text:p text:style-name="P1">پُہنچ</text:p>
      <text:p text:style-name="P1">پُہنچا</text:p>
      <text:p text:style-name="P1">پُہنچائِیں</text:p>
      <text:p text:style-name="P1">پُہنچائی</text:p>
      <text:p text:style-name="P1"><text:soft-page-break/>پُہنچائیں</text:p>
      <text:p text:style-name="P1">پُہنچائے</text:p>
      <text:p text:style-name="P1">پُہنچاتا</text:p>
      <text:p text:style-name="P1">پُہنچاتی</text:p>
      <text:p text:style-name="P1">پُہنچاتے</text:p>
      <text:p text:style-name="P1">پُہنچانا</text:p>
      <text:p text:style-name="P1">پُہنچانی</text:p>
      <text:p text:style-name="P1">پُہنچانے</text:p>
      <text:p text:style-name="P1">پُہنچاؤ</text:p>
      <text:p text:style-name="P1">پُہنچاؤُں</text:p>
      <text:p text:style-name="P1">پُہنچاوہ</text:p>
      <text:p text:style-name="P1">پُہنچاہُؤا</text:p>
      <text:p text:style-name="P1">پُہنچاہے</text:p>
      <text:p text:style-name="P1">پُہنچایا</text:p>
      <text:p text:style-name="P1">پُہنچتا</text:p>
      <text:p text:style-name="P1"><text:soft-page-break/>پُہنچتِیں</text:p>
      <text:p text:style-name="P1">پُہنچتی</text:p>
      <text:p text:style-name="P1">پُہنچتے</text:p>
      <text:p text:style-name="P1">پُہنچنے</text:p>
      <text:p text:style-name="P1">پُہنچو</text:p>
      <text:p text:style-name="P1">پُہنچوا</text:p>
      <text:p text:style-name="P1">پُہنچوں</text:p>
      <text:p text:style-name="P1">پُہنچِیں</text:p>
      <text:p text:style-name="P1">پُہنچی</text:p>
      <text:p text:style-name="P1">پُہنچیں</text:p>
      <text:p text:style-name="P1">پُہنچے</text:p>
      <text:p text:style-name="P1">پِئیں</text:p>
      <text:p text:style-name="P1">پِئے</text:p>
      <text:p text:style-name="P1">پِت</text:p>
      <text:p text:style-name="P1">پِتّے</text:p>
      <text:p text:style-name="P1"><text:soft-page-break/>پِر</text:p>
      <text:p text:style-name="P1">پِرگمُن</text:p>
      <text:p text:style-name="P1">پِرگُمن</text:p>
      <text:p text:style-name="P1">پِس</text:p>
      <text:p text:style-name="P1">پِستان</text:p>
      <text:p text:style-name="P1">پِستانوں</text:p>
      <text:p text:style-name="P1">پِستہ</text:p>
      <text:p text:style-name="P1">پِسدِیہ</text:p>
      <text:p text:style-name="P1">پِسُّو</text:p>
      <text:p text:style-name="P1">پِسِد</text:p>
      <text:p text:style-name="P1">پِسگہ</text:p>
      <text:p text:style-name="P1">پِلا</text:p>
      <text:p text:style-name="P1">پِلائی</text:p>
      <text:p text:style-name="P1">پِلائیں</text:p>
      <text:p text:style-name="P1">پِلائے</text:p>
      <text:p text:style-name="P1"><text:soft-page-break/>پِلاتی</text:p>
      <text:p text:style-name="P1">پِلاتے</text:p>
      <text:p text:style-name="P1">پِلاسر</text:p>
      <text:p text:style-name="P1">پِلانا</text:p>
      <text:p text:style-name="P1">پِلانے</text:p>
      <text:p text:style-name="P1">پِلاؤ</text:p>
      <text:p text:style-name="P1">پِلاؤُں</text:p>
      <text:p text:style-name="P1">پِلایا</text:p>
      <text:p text:style-name="P1">پِلنا</text:p>
      <text:p text:style-name="P1">پِلناصر</text:p>
      <text:p text:style-name="P1">پِلوایا</text:p>
      <text:p text:style-name="P1">پِنتیکُست</text:p>
      <text:p text:style-name="P1">پِنجرا</text:p>
      <text:p text:style-name="P1">پِنجرے</text:p>
      <text:p text:style-name="P1">پِٹنے</text:p>
      <text:p text:style-name="P1"><text:soft-page-break/>پِٹوا</text:p>
      <text:p text:style-name="P1">پِٹواتا</text:p>
      <text:p text:style-name="P1">پِٹوایا</text:p>
      <text:p text:style-name="P1">پِچا</text:p>
      <text:p text:style-name="P1">پِچکے</text:p>
      <text:p text:style-name="P1">پِچھلا</text:p>
      <text:p text:style-name="P1">پِچھلوں</text:p>
      <text:p text:style-name="P1">پِچھلی</text:p>
      <text:p text:style-name="P1">پِچھلے</text:p>
      <text:p text:style-name="P1">پِچھڑ</text:p>
      <text:p text:style-name="P1">پِگھل</text:p>
      <text:p text:style-name="P1">پِگھلا</text:p>
      <text:p text:style-name="P1">پِگھلائی</text:p>
      <text:p text:style-name="P1">پِگھلائے</text:p>
      <text:p text:style-name="P1">پِگھلاؤُں</text:p>
      <text:p text:style-name="P1"><text:soft-page-break/>پِگھلنے</text:p>
      <text:p text:style-name="P1">پِگھلے</text:p>
      <text:p text:style-name="P1">پِھر</text:p>
      <text:p text:style-name="P1">پِھرآئے</text:p>
      <text:p text:style-name="P1">پِھرا</text:p>
      <text:p text:style-name="P1">پِھرائیں</text:p>
      <text:p text:style-name="P1">پِھرائے</text:p>
      <text:p text:style-name="P1">پِھرابرہام</text:p>
      <text:p text:style-name="P1">پِھرابلکہ</text:p>
      <text:p text:style-name="P1">پِھراتا</text:p>
      <text:p text:style-name="P1">پِھراسکتا</text:p>
      <text:p text:style-name="P1">پِھراؤُں</text:p>
      <text:p text:style-name="P1">پِھراُن</text:p>
      <text:p text:style-name="P1">پِھراُنہوں</text:p>
      <text:p text:style-name="P1">پِھراِبلِیس</text:p>
      <text:p text:style-name="P1"><text:soft-page-break/>پِھراِس</text:p>
      <text:p text:style-name="P1">پِھراِسرائیل</text:p>
      <text:p text:style-name="P1">پِھراِسی</text:p>
      <text:p text:style-name="P1">پِھراِسے</text:p>
      <text:p text:style-name="P1">پِھراِن</text:p>
      <text:p text:style-name="P1">پِھراِنکار</text:p>
      <text:p text:style-name="P1">پِھراہُود</text:p>
      <text:p text:style-name="P1">پِھرایا</text:p>
      <text:p text:style-name="P1">پِھربارھویں</text:p>
      <text:p text:style-name="P1">پِھربدی</text:p>
      <text:p text:style-name="P1">پِھربلق</text:p>
      <text:p text:style-name="P1">پِھربڑھنے</text:p>
      <text:p text:style-name="P1">پِھربھی</text:p>
      <text:p text:style-name="P1">پِھربیرسبع</text:p>
      <text:p text:style-name="P1">پِھرتا</text:p>
      <text:p text:style-name="P1"><text:soft-page-break/>پِھرتُم</text:p>
      <text:p text:style-name="P1">پِھرتُو</text:p>
      <text:p text:style-name="P1">پِھرتی</text:p>
      <text:p text:style-name="P1">پِھرتیرے</text:p>
      <text:p text:style-name="P1">پِھرتیہیں</text:p>
      <text:p text:style-name="P1">پِھرتے</text:p>
      <text:p text:style-name="P1">پِھرجائیں</text:p>
      <text:p text:style-name="P1">پِھرجاتی</text:p>
      <text:p text:style-name="P1">پِھرجب</text:p>
      <text:p text:style-name="P1">پِھرجو</text:p>
      <text:p text:style-name="P1">پِھرجِئے</text:p>
      <text:p text:style-name="P1">پِھرحامِلہ</text:p>
      <text:p text:style-name="P1">پِھرحزاؔئیل</text:p>
      <text:p text:style-name="P1">پِھرخُدا</text:p>
      <text:p text:style-name="P1">پِھرخُداوند</text:p>
      <text:p text:style-name="P1"><text:soft-page-break/>پِھردُوسرے</text:p>
      <text:p text:style-name="P1">پِھررہا</text:p>
      <text:p text:style-name="P1">پِھرصدُوقِیوں</text:p>
      <text:p text:style-name="P1">پِھرظاہِر</text:p>
      <text:p text:style-name="P1">پِھرفرِیسِیوں</text:p>
      <text:p text:style-name="P1">پِھرفرِیسی</text:p>
      <text:p text:style-name="P1">پِھرلیٹ</text:p>
      <text:p text:style-name="P1">پِھرمُسلاّؔم</text:p>
      <text:p text:style-name="P1">پِھرمُطمِئن</text:p>
      <text:p text:style-name="P1">پِھرمُنہ</text:p>
      <text:p text:style-name="P1">پِھرمُوسیٰ</text:p>
      <text:p text:style-name="P1">پِھرنئے</text:p>
      <text:p text:style-name="P1">پِھرنا</text:p>
      <text:p text:style-name="P1">پِھرنِگہبان</text:p>
      <text:p text:style-name="P1">پِھرنگِہبان</text:p>
      <text:p text:style-name="P1"><text:soft-page-break/>پِھرنے</text:p>
      <text:p text:style-name="P1">پِھرو</text:p>
      <text:p text:style-name="P1">پِھروائیں</text:p>
      <text:p text:style-name="P1">پِھروایا</text:p>
      <text:p text:style-name="P1">پِھروں</text:p>
      <text:p text:style-name="P1">پِھرُوں</text:p>
      <text:p text:style-name="P1">پِھرپُکارا</text:p>
      <text:p text:style-name="P1">پِھرپیلا</text:p>
      <text:p text:style-name="P1">پِھرچرانے</text:p>
      <text:p text:style-name="P1">پِھرچراؤں</text:p>
      <text:p text:style-name="P1">پِھرچوری</text:p>
      <text:p text:style-name="P1">پِھرکبھی</text:p>
      <text:p text:style-name="P1">پِھرہارُون</text:p>
      <text:p text:style-name="P1">پِھرہم</text:p>
      <text:p text:style-name="P1">پِھری</text:p>
      <text:p text:style-name="P1"><text:soft-page-break/>پِھریروشلِیم</text:p>
      <text:p text:style-name="P1">پِھریُوحنّا</text:p>
      <text:p text:style-name="P1">پِھریُونانی</text:p>
      <text:p text:style-name="P1">پِھریُونتن</text:p>
      <text:p text:style-name="P1">پِھریُوں</text:p>
      <text:p text:style-name="P1">پِھریں</text:p>
      <text:p text:style-name="P1">پِھرے</text:p>
      <text:p text:style-name="P1">پِھسل</text:p>
      <text:p text:style-name="P1">پِھسلتا</text:p>
      <text:p text:style-name="P1">پِھسلنی</text:p>
      <text:p text:style-name="P1">پِھسلنے</text:p>
      <text:p text:style-name="P1">پِھسلیں</text:p>
      <text:p text:style-name="P1">پِھسلے</text:p>
      <text:p text:style-name="P1">پِھنکوا</text:p>
      <text:p text:style-name="P1">پِھنکوائی</text:p>
      <text:p text:style-name="P1"><text:soft-page-break/>پِھٹکار</text:p>
      <text:p text:style-name="P1">پِھٹکارا</text:p>
      <text:p text:style-name="P1">پِھٹکاروں</text:p>
      <text:p text:style-name="P1">پِھیکی</text:p>
      <text:p text:style-name="P1">پِیئیں</text:p>
      <text:p text:style-name="P1">پِیئے</text:p>
      <text:p text:style-name="P1">پِیا</text:p>
      <text:p text:style-name="P1">پِیادوں</text:p>
      <text:p text:style-name="P1">پِیادے</text:p>
      <text:p text:style-name="P1">پِیار</text:p>
      <text:p text:style-name="P1">پِیارا</text:p>
      <text:p text:style-name="P1">پِیاراہے</text:p>
      <text:p text:style-name="P1">پِیارو</text:p>
      <text:p text:style-name="P1">پِیاری</text:p>
      <text:p text:style-name="P1">پِیارے</text:p>
      <text:p text:style-name="P1"><text:soft-page-break/>پِیاس</text:p>
      <text:p text:style-name="P1">پِیاسا</text:p>
      <text:p text:style-name="P1">پِیاسو</text:p>
      <text:p text:style-name="P1">پِیاسی</text:p>
      <text:p text:style-name="P1">پِیاسے</text:p>
      <text:p text:style-name="P1">پِیالوں</text:p>
      <text:p text:style-name="P1">پِیالہ</text:p>
      <text:p text:style-name="P1">پِیالیاں</text:p>
      <text:p text:style-name="P1">پِیالے</text:p>
      <text:p text:style-name="P1">پِیتا</text:p>
      <text:p text:style-name="P1">پِیتل</text:p>
      <text:p text:style-name="P1">پِیتی</text:p>
      <text:p text:style-name="P1">پِیتے</text:p>
      <text:p text:style-name="P1">پِیر</text:p>
      <text:p text:style-name="P1">پِیرام</text:p>
      <text:p text:style-name="P1"><text:soft-page-break/>پِیرمَرد</text:p>
      <text:p text:style-name="P1">پِیری</text:p>
      <text:p text:style-name="P1">پِیس</text:p>
      <text:p text:style-name="P1">پِیسا</text:p>
      <text:p text:style-name="P1">پِیستا</text:p>
      <text:p text:style-name="P1">پِیستی</text:p>
      <text:p text:style-name="P1">پِیستے</text:p>
      <text:p text:style-name="P1">پِیسنا</text:p>
      <text:p text:style-name="P1">پِیسنے</text:p>
      <text:p text:style-name="P1">پِیسی</text:p>
      <text:p text:style-name="P1">پِیسے</text:p>
      <text:p text:style-name="P1">پِیلاؔطُس</text:p>
      <text:p text:style-name="P1">پِیلاطُس</text:p>
      <text:p text:style-name="P1">پِیلپائے</text:p>
      <text:p text:style-name="P1">پِینا</text:p>
      <text:p text:style-name="P1"><text:soft-page-break/>پِینے</text:p>
      <text:p text:style-name="P1">پِیو</text:p>
      <text:p text:style-name="P1">پِیؤُں</text:p>
      <text:p text:style-name="P1">پِیوں</text:p>
      <text:p text:style-name="P1">پِیُوں</text:p>
      <text:p text:style-name="P1">پِیٹ</text:p>
      <text:p text:style-name="P1">پِیٹا</text:p>
      <text:p text:style-name="P1">پِیٹتا</text:p>
      <text:p text:style-name="P1">پِیٹتی</text:p>
      <text:p text:style-name="P1">پِیٹتے</text:p>
      <text:p text:style-name="P1">پِیٹنے</text:p>
      <text:p text:style-name="P1">پِیٹو</text:p>
      <text:p text:style-name="P1">پِیٹھ</text:p>
      <text:p text:style-name="P1">پِیٹی</text:p>
      <text:p text:style-name="P1">پِیٹیں</text:p>
      <text:p text:style-name="P1"><text:soft-page-break/>پِیٹے</text:p>
      <text:p text:style-name="P1">پِیچھا</text:p>
      <text:p text:style-name="P1">پِیچھاکرتا</text:p>
      <text:p text:style-name="P1">پِیچھے</text:p>
      <text:p text:style-name="P1">پٹ</text:p>
      <text:p text:style-name="P1">پٹوائی</text:p>
      <text:p text:style-name="P1">پٹِّیاں</text:p>
      <text:p text:style-name="P1">پٹّھوں</text:p>
      <text:p text:style-name="P1">پٹّی</text:p>
      <text:p text:style-name="P1">پٹّیاں</text:p>
      <text:p text:style-name="P1">پٹّیوں</text:p>
      <text:p text:style-name="P1">پٹک</text:p>
      <text:p text:style-name="P1">پٹکا</text:p>
      <text:p text:style-name="P1">پٹکااُس</text:p>
      <text:p text:style-name="P1">پٹکااپنی</text:p>
      <text:p text:style-name="P1"><text:soft-page-break/>پٹکوں</text:p>
      <text:p text:style-name="P1">پٹکیں</text:p>
      <text:p text:style-name="P1">پٹکے</text:p>
      <text:p text:style-name="P1">پٹھا</text:p>
      <text:p text:style-name="P1">پٹھّوں</text:p>
      <text:p text:style-name="P1">پٹھیا</text:p>
      <text:p text:style-name="P1">پٹیں</text:p>
      <text:p text:style-name="P1">پپوٹوں</text:p>
      <text:p text:style-name="P1">پپڑِیاں</text:p>
      <text:p text:style-name="P1">پپڑی</text:p>
      <text:p text:style-name="P1">پپڑیاں</text:p>
      <text:p text:style-name="P1">پچاس</text:p>
      <text:p text:style-name="P1">پچاسواں</text:p>
      <text:p text:style-name="P1">پچاسوں</text:p>
      <text:p text:style-name="P1">پچاسویں</text:p>
      <text:p text:style-name="P1"><text:soft-page-break/>پچاسی</text:p>
      <text:p text:style-name="P1">پچانوے</text:p>
      <text:p text:style-name="P1">پچِّیس</text:p>
      <text:p text:style-name="P1">پچِّیسوِیں</text:p>
      <text:p text:style-name="P1">پچِّیسویں</text:p>
      <text:p text:style-name="P1">پچِیّس</text:p>
      <text:p text:style-name="P1">پچِّیس</text:p>
      <text:p text:style-name="P1">پچّھم</text:p>
      <text:p text:style-name="P1">پچّی</text:p>
      <text:p text:style-name="P1">پچّیس</text:p>
      <text:p text:style-name="P1">پچّیِس</text:p>
      <text:p text:style-name="P1">پچپن</text:p>
      <text:p text:style-name="P1">پچھاڑ</text:p>
      <text:p text:style-name="P1">پچھاڑتا</text:p>
      <text:p text:style-name="P1">پچھتا</text:p>
      <text:p text:style-name="P1"><text:soft-page-break/>پچھتائے</text:p>
      <text:p text:style-name="P1">پچھتاتا</text:p>
      <text:p text:style-name="P1">پچھتانا</text:p>
      <text:p text:style-name="P1">پچھتانے</text:p>
      <text:p text:style-name="P1">پچھتایا</text:p>
      <text:p text:style-name="P1">پچھتّر</text:p>
      <text:p text:style-name="P1">پچھلوں</text:p>
      <text:p text:style-name="P1">پچھلی</text:p>
      <text:p text:style-name="P1">پچھلے</text:p>
      <text:p text:style-name="P1">پچھم</text:p>
      <text:p text:style-name="P1">پچھوا</text:p>
      <text:p text:style-name="P1">پچیسویں</text:p>
      <text:p text:style-name="P1">پڑ</text:p>
      <text:p text:style-name="P1">پڑا</text:p>
      <text:p text:style-name="P1">پڑاؤ</text:p>
      <text:p text:style-name="P1"><text:soft-page-break/>پڑاگِر</text:p>
      <text:p text:style-name="P1">پڑاہے</text:p>
      <text:p text:style-name="P1">پڑتا</text:p>
      <text:p text:style-name="P1">پڑتی</text:p>
      <text:p text:style-name="P1">پڑتے</text:p>
      <text:p text:style-name="P1">پڑنا</text:p>
      <text:p text:style-name="P1">پڑنے</text:p>
      <text:p text:style-name="P1">پڑو</text:p>
      <text:p text:style-name="P1">پڑوس</text:p>
      <text:p text:style-name="P1">پڑوسن</text:p>
      <text:p text:style-name="P1">پڑوسنوں</text:p>
      <text:p text:style-name="P1">پڑوسِیوں</text:p>
      <text:p text:style-name="P1">پڑوسی</text:p>
      <text:p text:style-name="P1">پڑوسیوں</text:p>
      <text:p text:style-name="P1">پڑوُں</text:p>
      <text:p text:style-name="P1"><text:soft-page-break/>پڑوں</text:p>
      <text:p text:style-name="P1">پڑُوں</text:p>
      <text:p text:style-name="P1">پڑُھوں</text:p>
      <text:p text:style-name="P1">پڑِیں</text:p>
      <text:p text:style-name="P1">پڑگیا</text:p>
      <text:p text:style-name="P1">پڑھ</text:p>
      <text:p text:style-name="P1">پڑھا</text:p>
      <text:p text:style-name="P1">پڑھاکہ</text:p>
      <text:p text:style-name="P1">پڑھتا</text:p>
      <text:p text:style-name="P1">پڑھتے</text:p>
      <text:p text:style-name="P1">پڑھنا</text:p>
      <text:p text:style-name="P1">پڑھنے</text:p>
      <text:p text:style-name="P1">پڑھو</text:p>
      <text:p text:style-name="P1">پڑھی</text:p>
      <text:p text:style-name="P1">پڑھیں</text:p>
      <text:p text:style-name="P1"><text:soft-page-break/>پڑھے</text:p>
      <text:p text:style-name="P1">پڑی</text:p>
      <text:p text:style-name="P1">پڑیگی</text:p>
      <text:p text:style-name="P1">پڑیں</text:p>
      <text:p text:style-name="P1">پڑے</text:p>
      <text:p text:style-name="P1">پژمُردگی</text:p>
      <text:p text:style-name="P1">پژمُردہ</text:p>
      <text:p text:style-name="P1">پک</text:p>
      <text:p text:style-name="P1">پکا</text:p>
      <text:p text:style-name="P1">پکائِیں</text:p>
      <text:p text:style-name="P1">پکائی</text:p>
      <text:p text:style-name="P1">پکائیں</text:p>
      <text:p text:style-name="P1">پکائے</text:p>
      <text:p text:style-name="P1">پکاتا</text:p>
      <text:p text:style-name="P1">پکارُوں</text:p>
      <text:p text:style-name="P1"><text:soft-page-break/>پکانا</text:p>
      <text:p text:style-name="P1">پکانے</text:p>
      <text:p text:style-name="P1">پکاؤ</text:p>
      <text:p text:style-name="P1">پکاؤُں</text:p>
      <text:p text:style-name="P1">پکایا</text:p>
      <text:p text:style-name="P1">پکتے</text:p>
      <text:p text:style-name="P1">پکنے</text:p>
      <text:p text:style-name="P1">پکوان</text:p>
      <text:p text:style-name="P1">پکوایا</text:p>
      <text:p text:style-name="P1">پکّا</text:p>
      <text:p text:style-name="P1">پکّی</text:p>
      <text:p text:style-name="P1">پکّے</text:p>
      <text:p text:style-name="P1">پکڑ</text:p>
      <text:p text:style-name="P1">پکڑا</text:p>
      <text:p text:style-name="P1">پکڑتا</text:p>
      <text:p text:style-name="P1"><text:soft-page-break/>پکڑتی</text:p>
      <text:p text:style-name="P1">پکڑتے</text:p>
      <text:p text:style-name="P1">پکڑلِیا</text:p>
      <text:p text:style-name="P1">پکڑلے</text:p>
      <text:p text:style-name="P1">پکڑنا</text:p>
      <text:p text:style-name="P1">پکڑنے</text:p>
      <text:p text:style-name="P1">پکڑو</text:p>
      <text:p text:style-name="P1">پکڑوا</text:p>
      <text:p text:style-name="P1">پکڑوائیں</text:p>
      <text:p text:style-name="P1">پکڑوائے</text:p>
      <text:p text:style-name="P1">پکڑواتا</text:p>
      <text:p text:style-name="P1">پکڑوانے</text:p>
      <text:p text:style-name="P1">پکڑوایا</text:p>
      <text:p text:style-name="P1">پکڑُوں</text:p>
      <text:p text:style-name="P1">پکڑکر</text:p>
      <text:p text:style-name="P1"><text:soft-page-break/>پکڑی</text:p>
      <text:p text:style-name="P1">پکڑیں</text:p>
      <text:p text:style-name="P1">پکڑے</text:p>
      <text:p text:style-name="P1">پکی</text:p>
      <text:p text:style-name="P1">پگ</text:p>
      <text:p text:style-name="P1">پگُس</text:p>
      <text:p text:style-name="P1">پگڈنڈیوں</text:p>
      <text:p text:style-name="P1">پگڑِیاں</text:p>
      <text:p text:style-name="P1">پگڑی</text:p>
      <text:p text:style-name="P1">پگڑیاں</text:p>
      <text:p text:style-name="P1">پھالوں</text:p>
      <text:p text:style-name="P1">پھالِیوں</text:p>
      <text:p text:style-name="P1">پھالی</text:p>
      <text:p text:style-name="P1">پھالیں</text:p>
      <text:p text:style-name="P1">پھاند</text:p>
      <text:p text:style-name="P1"><text:soft-page-break/>پھاندتا</text:p>
      <text:p text:style-name="P1">پھاندتے</text:p>
      <text:p text:style-name="P1">پھاندنے</text:p>
      <text:p text:style-name="P1">پھاندو</text:p>
      <text:p text:style-name="P1">پھانسی</text:p>
      <text:p text:style-name="P1">پھاٹک</text:p>
      <text:p text:style-name="P1">پھاٹکو</text:p>
      <text:p text:style-name="P1">پھاٹکوں</text:p>
      <text:p text:style-name="P1">پھاڑ</text:p>
      <text:p text:style-name="P1">پھاڑا</text:p>
      <text:p text:style-name="P1">پھاڑتا</text:p>
      <text:p text:style-name="P1">پھاڑتے</text:p>
      <text:p text:style-name="P1">پھاڑنا</text:p>
      <text:p text:style-name="P1">پھاڑنے</text:p>
      <text:p text:style-name="P1">پھاڑو</text:p>
      <text:p text:style-name="P1"><text:soft-page-break/>پھاڑُوں</text:p>
      <text:p text:style-name="P1">پھاڑی</text:p>
      <text:p text:style-name="P1">پھاڑیں</text:p>
      <text:p text:style-name="P1">پھاڑے</text:p>
      <text:p text:style-name="P1">پھر</text:p>
      <text:p text:style-name="P1">پھری</text:p>
      <text:p text:style-name="P1">پھریاں</text:p>
      <text:p text:style-name="P1">پھریوں</text:p>
      <text:p text:style-name="P1">پھل</text:p>
      <text:p text:style-name="P1">پھلتا</text:p>
      <text:p text:style-name="P1">پھلتی</text:p>
      <text:p text:style-name="P1">پھلنے</text:p>
      <text:p text:style-name="P1">پھلیں</text:p>
      <text:p text:style-name="P1">پھلے</text:p>
      <text:p text:style-name="P1">پھندا</text:p>
      <text:p text:style-name="P1"><text:soft-page-break/>پھندوں</text:p>
      <text:p text:style-name="P1">پھندے</text:p>
      <text:p text:style-name="P1">پھنس</text:p>
      <text:p text:style-name="P1">پھنسا</text:p>
      <text:p text:style-name="P1">پھنسائی</text:p>
      <text:p text:style-name="P1">پھنسائیں</text:p>
      <text:p text:style-name="P1">پھنسائے</text:p>
      <text:p text:style-name="P1">پھنساتا</text:p>
      <text:p text:style-name="P1">پھنساتے</text:p>
      <text:p text:style-name="P1">پھنسانے</text:p>
      <text:p text:style-name="P1">پھنسایا</text:p>
      <text:p text:style-name="P1">پھنستا</text:p>
      <text:p text:style-name="P1">پھنستے</text:p>
      <text:p text:style-name="P1">پھنسیں</text:p>
      <text:p text:style-name="P1">پھنسے</text:p>
      <text:p text:style-name="P1"><text:soft-page-break/>پھوآر</text:p>
      <text:p text:style-name="P1">پھوڑ</text:p>
      <text:p text:style-name="P1">پھوڑا</text:p>
      <text:p text:style-name="P1">پھوڑاکرتا</text:p>
      <text:p text:style-name="P1">پھوڑدِئے</text:p>
      <text:p text:style-name="P1">پھوڑوں</text:p>
      <text:p text:style-name="P1">پھوڑڈالا</text:p>
      <text:p text:style-name="P1">پھوڑی</text:p>
      <text:p text:style-name="P1">پھوڑے</text:p>
      <text:p text:style-name="P1">پھَٹ</text:p>
      <text:p text:style-name="P1">پھُونکا</text:p>
      <text:p text:style-name="P1">پھُونکتاتھا</text:p>
      <text:p text:style-name="P1">پھُونکنا</text:p>
      <text:p text:style-name="P1">پھُوٹ</text:p>
      <text:p text:style-name="P1">پھِر</text:p>
      <text:p text:style-name="P1"><text:soft-page-break/>پھِینک</text:p>
      <text:p text:style-name="P1">پھٹ</text:p>
      <text:p text:style-name="P1">پھٹا</text:p>
      <text:p text:style-name="P1">پھٹتا</text:p>
      <text:p text:style-name="P1">پھٹتی</text:p>
      <text:p text:style-name="P1">پھٹتے</text:p>
      <text:p text:style-name="P1">پھٹنے</text:p>
      <text:p text:style-name="P1">پھٹکا</text:p>
      <text:p text:style-name="P1">پھٹکار</text:p>
      <text:p text:style-name="P1">پھٹکتا</text:p>
      <text:p text:style-name="P1">پھٹکن</text:p>
      <text:p text:style-name="P1">پھٹکنے</text:p>
      <text:p text:style-name="P1">پھٹکے</text:p>
      <text:p text:style-name="P1">پھٹی</text:p>
      <text:p text:style-name="P1">پھٹے</text:p>
      <text:p text:style-name="P1"><text:soft-page-break/>پھپُھوندی</text:p>
      <text:p text:style-name="P1">پھپھولے</text:p>
      <text:p text:style-name="P1">پھپھُوندی</text:p>
      <text:p text:style-name="P1">پھڑپھڑانے</text:p>
      <text:p text:style-name="P1">پھیر</text:p>
      <text:p text:style-name="P1">پھیرا</text:p>
      <text:p text:style-name="P1">پھیرتا</text:p>
      <text:p text:style-name="P1">پھیرتے</text:p>
      <text:p text:style-name="P1">پھیرلے</text:p>
      <text:p text:style-name="P1">پھیری</text:p>
      <text:p text:style-name="P1">پھیرے</text:p>
      <text:p text:style-name="P1">پھیل</text:p>
      <text:p text:style-name="P1">پھینک</text:p>
      <text:p text:style-name="P1">پھینکا</text:p>
      <text:p text:style-name="P1">پھینکتا</text:p>
      <text:p text:style-name="P1"><text:soft-page-break/>پھینکتی</text:p>
      <text:p text:style-name="P1">پھینکنے</text:p>
      <text:p text:style-name="P1">پھینکُوں</text:p>
      <text:p text:style-name="P1">پھینکی</text:p>
      <text:p text:style-name="P1">پھینکیں</text:p>
      <text:p text:style-name="P1">پھینکے</text:p>
      <text:p text:style-name="P1">پہئے</text:p>
      <text:p text:style-name="P1">پہاڑ</text:p>
      <text:p text:style-name="P1">پہاڑسفار</text:p>
      <text:p text:style-name="P1">پہاڑو</text:p>
      <text:p text:style-name="P1">پہاڑوں</text:p>
      <text:p text:style-name="P1">پہاڑِیاں</text:p>
      <text:p text:style-name="P1">پہاڑِیو</text:p>
      <text:p text:style-name="P1">پہاڑِیوں</text:p>
      <text:p text:style-name="P1">پہاڑکی</text:p>
      <text:p text:style-name="P1"><text:soft-page-break/>پہاڑی</text:p>
      <text:p text:style-name="P1">پہاڑیوں</text:p>
      <text:p text:style-name="P1">پہر</text:p>
      <text:p text:style-name="P1">پہرا</text:p>
      <text:p text:style-name="P1">پہروں</text:p>
      <text:p text:style-name="P1">پہرہ</text:p>
      <text:p text:style-name="P1">پہریداروں</text:p>
      <text:p text:style-name="P1">پہرے</text:p>
      <text:p text:style-name="P1">پہل</text:p>
      <text:p text:style-name="P1">پہلا</text:p>
      <text:p text:style-name="P1">پہلاعام</text:p>
      <text:p text:style-name="P1">پہلاپَھل</text:p>
      <text:p text:style-name="P1">پہلو</text:p>
      <text:p text:style-name="P1">پہلوان</text:p>
      <text:p text:style-name="P1">پہلوانوں</text:p>
      <text:p text:style-name="P1"><text:soft-page-break/>پہلوٹا</text:p>
      <text:p text:style-name="P1">پہلوٹھا</text:p>
      <text:p text:style-name="P1">پہلوٹھوں</text:p>
      <text:p text:style-name="P1">پہلوٹھی</text:p>
      <text:p text:style-name="P1">پہلوٹھے</text:p>
      <text:p text:style-name="P1">پہلوں</text:p>
      <text:p text:style-name="P1">پہلَوٹھوں</text:p>
      <text:p text:style-name="P1">پہلَوٹھی</text:p>
      <text:p text:style-name="P1">پہلَوٹھے</text:p>
      <text:p text:style-name="P1">پہلُو</text:p>
      <text:p text:style-name="P1">پہلُوؤں</text:p>
      <text:p text:style-name="P1">پہلُوپر</text:p>
      <text:p text:style-name="P1">پہلُوکے</text:p>
      <text:p text:style-name="P1">پہلی</text:p>
      <text:p text:style-name="P1">پہلے</text:p>
      <text:p text:style-name="P1"><text:soft-page-break/>پہن</text:p>
      <text:p text:style-name="P1">پہنا</text:p>
      <text:p text:style-name="P1">پہناؤُں</text:p>
      <text:p text:style-name="P1">پہنائِیں</text:p>
      <text:p text:style-name="P1">پہنائی</text:p>
      <text:p text:style-name="P1">پہنائیں</text:p>
      <text:p text:style-name="P1">پہنائے</text:p>
      <text:p text:style-name="P1">پہناتا</text:p>
      <text:p text:style-name="P1">پہنانا</text:p>
      <text:p text:style-name="P1">پہناؤ</text:p>
      <text:p text:style-name="P1">پہناؤُں</text:p>
      <text:p text:style-name="P1">پہنایا</text:p>
      <text:p text:style-name="P1">پہنتا</text:p>
      <text:p text:style-name="P1">پہنتی</text:p>
      <text:p text:style-name="P1">پہنتے</text:p>
      <text:p text:style-name="P1"><text:soft-page-break/>پہننا</text:p>
      <text:p text:style-name="P1">پہننے</text:p>
      <text:p text:style-name="P1">پہنو</text:p>
      <text:p text:style-name="P1">پہنُوں</text:p>
      <text:p text:style-name="P1">پہنچ</text:p>
      <text:p text:style-name="P1">پہنچا</text:p>
      <text:p text:style-name="P1">پہنچائے</text:p>
      <text:p text:style-name="P1">پہنچتا</text:p>
      <text:p text:style-name="P1">پہنچوایا</text:p>
      <text:p text:style-name="P1">پہنچوُں</text:p>
      <text:p text:style-name="P1">پہنچُوں</text:p>
      <text:p text:style-name="P1">پہنچی</text:p>
      <text:p text:style-name="P1">پہنچیاں</text:p>
      <text:p text:style-name="P1">پہنچے</text:p>
      <text:p text:style-name="P1">پہنی</text:p>
      <text:p text:style-name="P1"><text:soft-page-break/>پہنیں</text:p>
      <text:p text:style-name="P1">پہنے</text:p>
      <text:p text:style-name="P1">پہِنتے</text:p>
      <text:p text:style-name="P1">پہِیّوں</text:p>
      <text:p text:style-name="P1">پہچا</text:p>
      <text:p text:style-name="P1">پہچان</text:p>
      <text:p text:style-name="P1">پہچانا</text:p>
      <text:p text:style-name="P1">پہچاناتو</text:p>
      <text:p text:style-name="P1">پہچاناہے</text:p>
      <text:p text:style-name="P1">پہچانتا</text:p>
      <text:p text:style-name="P1">پہچانتِیں</text:p>
      <text:p text:style-name="P1">پہچانتی</text:p>
      <text:p text:style-name="P1">پہچانتیں</text:p>
      <text:p text:style-name="P1">پہچانتے</text:p>
      <text:p text:style-name="P1">پہچاننا</text:p>
      <text:p text:style-name="P1"><text:soft-page-break/>پہچاننے</text:p>
      <text:p text:style-name="P1">پہچانو</text:p>
      <text:p text:style-name="P1">پہچانوں</text:p>
      <text:p text:style-name="P1">پہچانُوں</text:p>
      <text:p text:style-name="P1">پہچانی</text:p>
      <text:p text:style-name="P1">پہچانیں</text:p>
      <text:p text:style-name="P1">پہچانے</text:p>
      <text:p text:style-name="P1">پہیا</text:p>
      <text:p text:style-name="P1">پہیاپِھرواتا</text:p>
      <text:p text:style-name="P1">پہیلی</text:p>
      <text:p text:style-name="P1">پہیوں</text:p>
      <text:p text:style-name="P1">پہیّوں</text:p>
      <text:p text:style-name="P1">پی</text:p>
      <text:p text:style-name="P1">پیا</text:p>
      <text:p text:style-name="P1">پیادوں</text:p>
      <text:p text:style-name="P1"><text:soft-page-break/>پیادے</text:p>
      <text:p text:style-name="P1">پیار</text:p>
      <text:p text:style-name="P1">پیارا</text:p>
      <text:p text:style-name="P1">پیارو</text:p>
      <text:p text:style-name="P1">پیاری</text:p>
      <text:p text:style-name="P1">پیارے</text:p>
      <text:p text:style-name="P1">پیاز</text:p>
      <text:p text:style-name="P1">پیاس</text:p>
      <text:p text:style-name="P1">پیاسا</text:p>
      <text:p text:style-name="P1">پیاسی</text:p>
      <text:p text:style-name="P1">پیاسے</text:p>
      <text:p text:style-name="P1">پیالوں</text:p>
      <text:p text:style-name="P1">پیالِیاں</text:p>
      <text:p text:style-name="P1">پیالہ</text:p>
      <text:p text:style-name="P1">پیالیاں</text:p>
      <text:p text:style-name="P1"><text:soft-page-break/>پیالے</text:p>
      <text:p text:style-name="P1">پیتل</text:p>
      <text:p text:style-name="P1">پیتے</text:p>
      <text:p text:style-name="P1">پیراہن</text:p>
      <text:p text:style-name="P1">پیرَو</text:p>
      <text:p text:style-name="P1">پیرَوی</text:p>
      <text:p text:style-name="P1">پیش</text:p>
      <text:p text:style-name="P1">پیشانِیوں</text:p>
      <text:p text:style-name="P1">پیشانی</text:p>
      <text:p text:style-name="P1">پیشتر</text:p>
      <text:p text:style-name="P1">پیشرَو</text:p>
      <text:p text:style-name="P1">پیشوا</text:p>
      <text:p text:style-name="P1">پیشوائی</text:p>
      <text:p text:style-name="P1">پیشواتھا</text:p>
      <text:p text:style-name="P1">پیشواؤں</text:p>
      <text:p text:style-name="P1"><text:soft-page-break/>پیشِین</text:p>
      <text:p text:style-name="P1">پیشِینگوئی</text:p>
      <text:p text:style-name="P1">پیشکار</text:p>
      <text:p text:style-name="P1">پیشہ</text:p>
      <text:p text:style-name="P1">پیشی</text:p>
      <text:p text:style-name="P1">پیشین</text:p>
      <text:p text:style-name="P1">پیشینگوئی</text:p>
      <text:p text:style-name="P1">پیشینگوئیاں</text:p>
      <text:p text:style-name="P1">پیشیِنگوئی</text:p>
      <text:p text:style-name="P1">پیغام</text:p>
      <text:p text:style-name="P1">پیلاطُس</text:p>
      <text:p text:style-name="P1">پینتالِیس</text:p>
      <text:p text:style-name="P1">پینتِیس</text:p>
      <text:p text:style-name="P1">پینسٹھ</text:p>
      <text:p text:style-name="P1">پیَرو</text:p>
      <text:p text:style-name="P1"><text:soft-page-break/>پیَمایش</text:p>
      <text:p text:style-name="P1">پیٹ</text:p>
      <text:p text:style-name="P1">پیچ</text:p>
      <text:p text:style-name="P1">پیچِش</text:p>
      <text:p text:style-name="P1">پیچِیدہ</text:p>
      <text:p text:style-name="P1">پیچھے</text:p>
      <text:p text:style-name="P1">پیڑ</text:p>
      <text:p text:style-name="P1">پیڑا</text:p>
      <text:p text:style-name="P1">پیڑوں</text:p>
      <text:p text:style-name="P1">پے</text:p>
      <text:p text:style-name="P1">چا</text:p>
      <text:p text:style-name="P1">چابُک</text:p>
      <text:p text:style-name="P1">چادر</text:p>
      <text:p text:style-name="P1">چادرکو</text:p>
      <text:p text:style-name="P1">چار</text:p>
      <text:p text:style-name="P1"><text:soft-page-break/>چارا</text:p>
      <text:p text:style-name="P1">چارجامہ</text:p>
      <text:p text:style-name="P1">چارجِن</text:p>
      <text:p text:style-name="P1">چارخانے</text:p>
      <text:p text:style-name="P1">چاردِیواری</text:p>
      <text:p text:style-name="P1">چارمیزیں</text:p>
      <text:p text:style-name="P1">چاروں</text:p>
      <text:p text:style-name="P1">چارپائِیاں</text:p>
      <text:p text:style-name="P1">چارپائِیوں</text:p>
      <text:p text:style-name="P1">چارپائی</text:p>
      <text:p text:style-name="P1">چارپائیوں</text:p>
      <text:p text:style-name="P1">چارپائے</text:p>
      <text:p text:style-name="P1">چارہ</text:p>
      <text:p text:style-name="P1">چارہوائیں</text:p>
      <text:p text:style-name="P1">چال</text:p>
      <text:p text:style-name="P1"><text:soft-page-break/>چالاک</text:p>
      <text:p text:style-name="P1">چالاکِیوں</text:p>
      <text:p text:style-name="P1">چالاکی</text:p>
      <text:p text:style-name="P1">چالِیس</text:p>
      <text:p text:style-name="P1">چالِیسویں</text:p>
      <text:p text:style-name="P1">چالیس</text:p>
      <text:p text:style-name="P1">چاند</text:p>
      <text:p text:style-name="P1">چانداپنی</text:p>
      <text:p text:style-name="P1">چاندنی</text:p>
      <text:p text:style-name="P1">چاندوں</text:p>
      <text:p text:style-name="P1">چاندکا</text:p>
      <text:p text:style-name="P1">چاندکے</text:p>
      <text:p text:style-name="P1">چاندی</text:p>
      <text:p text:style-name="P1">چاٹ</text:p>
      <text:p text:style-name="P1">چاٹا</text:p>
      <text:p text:style-name="P1"><text:soft-page-break/>چاٹتے</text:p>
      <text:p text:style-name="P1">چاٹیں</text:p>
      <text:p text:style-name="P1">چاٹے</text:p>
      <text:p text:style-name="P1">چاپ</text:p>
      <text:p text:style-name="P1">چاپلُوس</text:p>
      <text:p text:style-name="P1">چاپلُوسی</text:p>
      <text:p text:style-name="P1">چاک</text:p>
      <text:p text:style-name="P1">چاکر</text:p>
      <text:p text:style-name="P1">چاکروں</text:p>
      <text:p text:style-name="P1">چاہئے</text:p>
      <text:p text:style-name="P1">چاہا</text:p>
      <text:p text:style-name="P1">چاہاکہ</text:p>
      <text:p text:style-name="P1">چاہتا</text:p>
      <text:p text:style-name="P1">چاہتاہُوں</text:p>
      <text:p text:style-name="P1">چاہتی</text:p>
      <text:p text:style-name="P1"><text:soft-page-break/>چاہتے</text:p>
      <text:p text:style-name="P1">چاہنا</text:p>
      <text:p text:style-name="P1">چاہنے</text:p>
      <text:p text:style-name="P1">چاہو</text:p>
      <text:p text:style-name="P1">چاہُوں</text:p>
      <text:p text:style-name="P1">چاہِ</text:p>
      <text:p text:style-name="P1">چاہِئے</text:p>
      <text:p text:style-name="P1">چاہی</text:p>
      <text:p text:style-name="P1">چاہیں</text:p>
      <text:p text:style-name="P1">چاہیے</text:p>
      <text:p text:style-name="P1">چاہے</text:p>
      <text:p text:style-name="P1">چبا</text:p>
      <text:p text:style-name="P1">چبانے</text:p>
      <text:p text:style-name="P1">چباؤُں</text:p>
      <text:p text:style-name="P1">چبُوترا</text:p>
      <text:p text:style-name="P1"><text:soft-page-break/>چبُوترہ</text:p>
      <text:p text:style-name="P1">چبُوترے</text:p>
      <text:p text:style-name="P1">چبینا</text:p>
      <text:p text:style-name="P1">چترائی</text:p>
      <text:p text:style-name="P1">چتکبرے</text:p>
      <text:p text:style-name="P1">چر</text:p>
      <text:p text:style-name="P1">چرا</text:p>
      <text:p text:style-name="P1">چرائی</text:p>
      <text:p text:style-name="P1">چرائیں</text:p>
      <text:p text:style-name="P1">چرائے</text:p>
      <text:p text:style-name="P1">چراتا</text:p>
      <text:p text:style-name="P1">چراتے</text:p>
      <text:p text:style-name="P1">چراغ</text:p>
      <text:p text:style-name="P1">چراغدان</text:p>
      <text:p text:style-name="P1">چراغوں</text:p>
      <text:p text:style-name="P1"><text:soft-page-break/>چران</text:p>
      <text:p text:style-name="P1">چرانے</text:p>
      <text:p text:style-name="P1">چراؤُں</text:p>
      <text:p text:style-name="P1">چراگاہ</text:p>
      <text:p text:style-name="P1">چراگاہوں</text:p>
      <text:p text:style-name="P1">چراگاہیں</text:p>
      <text:p text:style-name="P1">چرایا</text:p>
      <text:p text:style-name="P1">چرب</text:p>
      <text:p text:style-name="P1">چربا</text:p>
      <text:p text:style-name="P1">چربی</text:p>
      <text:p text:style-name="P1">چرتے</text:p>
      <text:p text:style-name="P1">چرخ</text:p>
      <text:p text:style-name="P1">چرسوں</text:p>
      <text:p text:style-name="P1">چرند</text:p>
      <text:p text:style-name="P1">چرندوں</text:p>
      <text:p text:style-name="P1"><text:soft-page-break/>چرنی</text:p>
      <text:p text:style-name="P1">چرنے</text:p>
      <text:p text:style-name="P1">چرواہا</text:p>
      <text:p text:style-name="P1">چرواہو</text:p>
      <text:p text:style-name="P1">چرواہوں</text:p>
      <text:p text:style-name="P1">چرواہے</text:p>
      <text:p text:style-name="P1">چرِندے</text:p>
      <text:p text:style-name="P1">چرچا</text:p>
      <text:p text:style-name="P1">چریں</text:p>
      <text:p text:style-name="P1">چرے</text:p>
      <text:p text:style-name="P1">چشم</text:p>
      <text:p text:style-name="P1">چشموں</text:p>
      <text:p text:style-name="P1">چشمک</text:p>
      <text:p text:style-name="P1">چشمہ</text:p>
      <text:p text:style-name="P1">چشمۂِ</text:p>
      <text:p text:style-name="P1"><text:soft-page-break/>چشمی</text:p>
      <text:p text:style-name="P1">چشمے</text:p>
      <text:p text:style-name="P1">چغانہ</text:p>
      <text:p text:style-name="P1">چقماق</text:p>
      <text:p text:style-name="P1">چقمق</text:p>
      <text:p text:style-name="P1">چل</text:p>
      <text:p text:style-name="P1">چلئے</text:p>
      <text:p text:style-name="P1">چلا</text:p>
      <text:p text:style-name="P1">چلائی</text:p>
      <text:p text:style-name="P1">چلائیں</text:p>
      <text:p text:style-name="P1">چلائے</text:p>
      <text:p text:style-name="P1">چلاتا</text:p>
      <text:p text:style-name="P1">چلاتی</text:p>
      <text:p text:style-name="P1">چلاتے</text:p>
      <text:p text:style-name="P1">چلانا</text:p>
      <text:p text:style-name="P1"><text:soft-page-break/>چلانے</text:p>
      <text:p text:style-name="P1">چلاؤ</text:p>
      <text:p text:style-name="P1">چلاؤُں</text:p>
      <text:p text:style-name="P1">چلاؤں</text:p>
      <text:p text:style-name="P1">چلاّ</text:p>
      <text:p text:style-name="P1">چلاگیا</text:p>
      <text:p text:style-name="P1">چلایا</text:p>
      <text:p text:style-name="P1">چلتا</text:p>
      <text:p text:style-name="P1">چلتارہا</text:p>
      <text:p text:style-name="P1">چلتاپِھرتا</text:p>
      <text:p text:style-name="P1">چلتی</text:p>
      <text:p text:style-name="P1">چلتے</text:p>
      <text:p text:style-name="P1">چلغوزوں</text:p>
      <text:p text:style-name="P1">چلن</text:p>
      <text:p text:style-name="P1">چلنا</text:p>
      <text:p text:style-name="P1"><text:soft-page-break/>چلنے</text:p>
      <text:p text:style-name="P1">چلو</text:p>
      <text:p text:style-name="P1">چلوا</text:p>
      <text:p text:style-name="P1">چلوائی</text:p>
      <text:p text:style-name="P1">چلوائے</text:p>
      <text:p text:style-name="P1">چلواؤُں</text:p>
      <text:p text:style-name="P1">چلوایا</text:p>
      <text:p text:style-name="P1">چلُوں</text:p>
      <text:p text:style-name="P1">چلِیں</text:p>
      <text:p text:style-name="P1">چلپچی</text:p>
      <text:p text:style-name="P1">چلچلائے</text:p>
      <text:p text:style-name="P1">چلی</text:p>
      <text:p text:style-name="P1">چلیں</text:p>
      <text:p text:style-name="P1">چلے</text:p>
      <text:p text:style-name="P1">چمن</text:p>
      <text:p text:style-name="P1"><text:soft-page-break/>چمچ</text:p>
      <text:p text:style-name="P1">چمچوں</text:p>
      <text:p text:style-name="P1">چمچے</text:p>
      <text:p text:style-name="P1">چمڑا</text:p>
      <text:p text:style-name="P1">چمڑے</text:p>
      <text:p text:style-name="P1">چمک</text:p>
      <text:p text:style-name="P1">چمکا</text:p>
      <text:p text:style-name="P1">چمکاتا</text:p>
      <text:p text:style-name="P1">چمکاؤُں</text:p>
      <text:p text:style-name="P1">چمکتا</text:p>
      <text:p text:style-name="P1">چمکتی</text:p>
      <text:p text:style-name="P1">چمکتے</text:p>
      <text:p text:style-name="P1">چمکنا</text:p>
      <text:p text:style-name="P1">چمکنے</text:p>
      <text:p text:style-name="P1">چمکِیلی</text:p>
      <text:p text:style-name="P1"><text:soft-page-break/>چمکِیلے</text:p>
      <text:p text:style-name="P1">چمکی</text:p>
      <text:p text:style-name="P1">چمکیں</text:p>
      <text:p text:style-name="P1">چمکے</text:p>
      <text:p text:style-name="P1">چمگادڑ</text:p>
      <text:p text:style-name="P1">چمگادڑوں</text:p>
      <text:p text:style-name="P1">چن</text:p>
      <text:p text:style-name="P1">چنار</text:p>
      <text:p text:style-name="P1">چند</text:p>
      <text:p text:style-name="P1">چندآدمی</text:p>
      <text:p text:style-name="P1">چندلا</text:p>
      <text:p text:style-name="P1">چندلاپن</text:p>
      <text:p text:style-name="P1">چندلی</text:p>
      <text:p text:style-name="P1">چندلے</text:p>
      <text:p text:style-name="P1">چندن</text:p>
      <text:p text:style-name="P1"><text:soft-page-break/>چندہ</text:p>
      <text:p text:style-name="P1">چندے</text:p>
      <text:p text:style-name="P1">چنُوں</text:p>
      <text:p text:style-name="P1">چنڈالن</text:p>
      <text:p text:style-name="P1">چنڈاول</text:p>
      <text:p text:style-name="P1">چنگا</text:p>
      <text:p text:style-name="P1">چنگاری</text:p>
      <text:p text:style-name="P1">چنگل</text:p>
      <text:p text:style-name="P1">چنے</text:p>
      <text:p text:style-name="P1">چوالِیس</text:p>
      <text:p text:style-name="P1">چوبوں</text:p>
      <text:p text:style-name="P1">چوبِیس</text:p>
      <text:p text:style-name="P1">چوبی</text:p>
      <text:p text:style-name="P1">چوبیسویں</text:p>
      <text:p text:style-name="P1">چوبیں</text:p>
      <text:p text:style-name="P1"><text:soft-page-break/>چوتھی</text:p>
      <text:p text:style-name="P1">چوتھے</text:p>
      <text:p text:style-name="P1">چودھوِیں</text:p>
      <text:p text:style-name="P1">چودھویں</text:p>
      <text:p text:style-name="P1">چور</text:p>
      <text:p text:style-name="P1">چوربالُو</text:p>
      <text:p text:style-name="P1">چوروں</text:p>
      <text:p text:style-name="P1">چورِیاں</text:p>
      <text:p text:style-name="P1">چوری</text:p>
      <text:p text:style-name="P1">چوغہ</text:p>
      <text:p text:style-name="P1">چونتیس</text:p>
      <text:p text:style-name="P1">چونچ</text:p>
      <text:p text:style-name="P1">چونے</text:p>
      <text:p text:style-name="P1">چوّن</text:p>
      <text:p text:style-name="P1">چوٹ</text:p>
      <text:p text:style-name="P1"><text:soft-page-break/>چوٹِیاں</text:p>
      <text:p text:style-name="P1">چوٹِیوں</text:p>
      <text:p text:style-name="P1">چوٹی</text:p>
      <text:p text:style-name="P1">چوٹیوں</text:p>
      <text:p text:style-name="P1">چوکس</text:p>
      <text:p text:style-name="P1">چوکھا</text:p>
      <text:p text:style-name="P1">چوکھٹ</text:p>
      <text:p text:style-name="P1">چوکھے</text:p>
      <text:p text:style-name="P1">چوگِرد</text:p>
      <text:p text:style-name="P1">چوہتّر</text:p>
      <text:p text:style-name="P1">چَر</text:p>
      <text:p text:style-name="P1">چَرا</text:p>
      <text:p text:style-name="P1">چَرائے</text:p>
      <text:p text:style-name="P1">چَراتا</text:p>
      <text:p text:style-name="P1">چَراغوں</text:p>
      <text:p text:style-name="P1"><text:soft-page-break/>چَراوہا</text:p>
      <text:p text:style-name="P1">چَرتا</text:p>
      <text:p text:style-name="P1">چَرتے</text:p>
      <text:p text:style-name="P1">چَرنی</text:p>
      <text:p text:style-name="P1">چَرنے</text:p>
      <text:p text:style-name="P1">چَرواہا</text:p>
      <text:p text:style-name="P1">چَرواہوں</text:p>
      <text:p text:style-name="P1">چَرواہے</text:p>
      <text:p text:style-name="P1">چَلا</text:p>
      <text:p text:style-name="P1">چَلتا</text:p>
      <text:p text:style-name="P1">چَلتے</text:p>
      <text:p text:style-name="P1">چَمک</text:p>
      <text:p text:style-name="P1">چَو</text:p>
      <text:p text:style-name="P1">چَوالِیس</text:p>
      <text:p text:style-name="P1">چَوبِیس</text:p>
      <text:p text:style-name="P1"><text:soft-page-break/>چَوبِیسوِیں</text:p>
      <text:p text:style-name="P1">چَوبِیسوں</text:p>
      <text:p text:style-name="P1">چَوتھا</text:p>
      <text:p text:style-name="P1">چَوتھائی</text:p>
      <text:p text:style-name="P1">چَوتھاسلُوم</text:p>
      <text:p text:style-name="P1">چَوتھی</text:p>
      <text:p text:style-name="P1">چَوتھے</text:p>
      <text:p text:style-name="P1">چَودھواں</text:p>
      <text:p text:style-name="P1">چَودھوِیں</text:p>
      <text:p text:style-name="P1">چَودھویں</text:p>
      <text:p text:style-name="P1">چَودہ</text:p>
      <text:p text:style-name="P1">چَوراسی</text:p>
      <text:p text:style-name="P1">چَونتِیس</text:p>
      <text:p text:style-name="P1">چَونسٹھ</text:p>
      <text:p text:style-name="P1">چَونک</text:p>
      <text:p text:style-name="P1"><text:soft-page-break/>چَوپائے</text:p>
      <text:p text:style-name="P1">چَوپان</text:p>
      <text:p text:style-name="P1">چَوپانوں</text:p>
      <text:p text:style-name="P1">چَوپانی</text:p>
      <text:p text:style-name="P1">چَوپایو</text:p>
      <text:p text:style-name="P1">چَوپایوں</text:p>
      <text:p text:style-name="P1">چَوپایہ</text:p>
      <text:p text:style-name="P1">چَوپٹ</text:p>
      <text:p text:style-name="P1">چَوڑا</text:p>
      <text:p text:style-name="P1">چَوڑائی</text:p>
      <text:p text:style-name="P1">چَوڑامُربّع</text:p>
      <text:p text:style-name="P1">چَوڑی</text:p>
      <text:p text:style-name="P1">چَوڑے</text:p>
      <text:p text:style-name="P1">چَوک</text:p>
      <text:p text:style-name="P1">چَوکس</text:p>
      <text:p text:style-name="P1"><text:soft-page-break/>چَوکسی</text:p>
      <text:p text:style-name="P1">چَوکور</text:p>
      <text:p text:style-name="P1">چَوکوں</text:p>
      <text:p text:style-name="P1">چَوکُھونٹا</text:p>
      <text:p text:style-name="P1">چَوکُھونٹی</text:p>
      <text:p text:style-name="P1">چَوکِیاں</text:p>
      <text:p text:style-name="P1">چَوکڑیاں</text:p>
      <text:p text:style-name="P1">چَوکھونٹا</text:p>
      <text:p text:style-name="P1">چَوکھونٹی</text:p>
      <text:p text:style-name="P1">چَوکھٹ</text:p>
      <text:p text:style-name="P1">چَوکھٹوں</text:p>
      <text:p text:style-name="P1">چَوکھٹیں</text:p>
      <text:p text:style-name="P1">چَوکھٹے</text:p>
      <text:p text:style-name="P1">چَوکی</text:p>
      <text:p text:style-name="P1">چَوکیاں</text:p>
      <text:p text:style-name="P1"><text:soft-page-break/>چَوکیوں</text:p>
      <text:p text:style-name="P1">چَوگرد</text:p>
      <text:p text:style-name="P1">چَوگُنا</text:p>
      <text:p text:style-name="P1">چَوگِرد</text:p>
      <text:p text:style-name="P1">چَوہتّر</text:p>
      <text:p text:style-name="P1">چَٹ</text:p>
      <text:p text:style-name="P1">چَکھ</text:p>
      <text:p text:style-name="P1">چَھ</text:p>
      <text:p text:style-name="P1">چَھلنی</text:p>
      <text:p text:style-name="P1">چَھٹے</text:p>
      <text:p text:style-name="P1">چَھڑ</text:p>
      <text:p text:style-name="P1">چَھینی</text:p>
      <text:p text:style-name="P1">چَین</text:p>
      <text:p text:style-name="P1">چَینی</text:p>
      <text:p text:style-name="P1">چُبھنے</text:p>
      <text:p text:style-name="P1"><text:soft-page-break/>چُبھویا</text:p>
      <text:p text:style-name="P1">چُرا</text:p>
      <text:p text:style-name="P1">چُرائی</text:p>
      <text:p text:style-name="P1">چُرائے</text:p>
      <text:p text:style-name="P1">چُراتا</text:p>
      <text:p text:style-name="P1">چُراتے</text:p>
      <text:p text:style-name="P1">چُرانے</text:p>
      <text:p text:style-name="P1">چُرُگنے</text:p>
      <text:p text:style-name="P1">چُسایا</text:p>
      <text:p text:style-name="P1">چُست</text:p>
      <text:p text:style-name="P1">چُغد</text:p>
      <text:p text:style-name="P1">چُغل</text:p>
      <text:p text:style-name="P1">چُلّو</text:p>
      <text:p text:style-name="P1">چُن</text:p>
      <text:p text:style-name="P1">چُنا</text:p>
      <text:p text:style-name="P1"><text:soft-page-break/>چُنانچہ</text:p>
      <text:p text:style-name="P1">چُنتا</text:p>
      <text:p text:style-name="P1">چُنتی</text:p>
      <text:p text:style-name="P1">چُنتے</text:p>
      <text:p text:style-name="P1">چُندھی</text:p>
      <text:p text:style-name="P1">چُننے</text:p>
      <text:p text:style-name="P1">چُنو</text:p>
      <text:p text:style-name="P1">چُنوں</text:p>
      <text:p text:style-name="P1">چُنِیں</text:p>
      <text:p text:style-name="P1">چُنگی</text:p>
      <text:p text:style-name="P1">چُنیں</text:p>
      <text:p text:style-name="P1">چُنے</text:p>
      <text:p text:style-name="P1">چُو</text:p>
      <text:p text:style-name="P1">چُور</text:p>
      <text:p text:style-name="P1">چُوستے</text:p>
      <text:p text:style-name="P1"><text:soft-page-break/>چُوسِیں</text:p>
      <text:p text:style-name="P1">چُوسے</text:p>
      <text:p text:style-name="P1">چُول</text:p>
      <text:p text:style-name="P1">چُولوں</text:p>
      <text:p text:style-name="P1">چُولھا</text:p>
      <text:p text:style-name="P1">چُولھے</text:p>
      <text:p text:style-name="P1">چُولیں</text:p>
      <text:p text:style-name="P1">چُوم</text:p>
      <text:p text:style-name="P1">چُوما</text:p>
      <text:p text:style-name="P1">چُومنا</text:p>
      <text:p text:style-name="P1">چُومنے</text:p>
      <text:p text:style-name="P1">چُومو</text:p>
      <text:p text:style-name="P1">چُوموں</text:p>
      <text:p text:style-name="P1">چُومیں</text:p>
      <text:p text:style-name="P1">چُومے</text:p>
      <text:p text:style-name="P1"><text:soft-page-break/>چُونا</text:p>
      <text:p text:style-name="P1">چُونکہ</text:p>
      <text:p text:style-name="P1">چُونے</text:p>
      <text:p text:style-name="P1">چُوک</text:p>
      <text:p text:style-name="P1">چُوکا</text:p>
      <text:p text:style-name="P1">چُوکتا</text:p>
      <text:p text:style-name="P1">چُوہا</text:p>
      <text:p text:style-name="P1">چُوہے</text:p>
      <text:p text:style-name="P1">چُپ</text:p>
      <text:p text:style-name="P1">چُپڑی</text:p>
      <text:p text:style-name="P1">چُپکا</text:p>
      <text:p text:style-name="P1">چُپکی</text:p>
      <text:p text:style-name="P1">چُپکے</text:p>
      <text:p text:style-name="P1">چُکا</text:p>
      <text:p text:style-name="P1">چُکاہے</text:p>
      <text:p text:style-name="P1"><text:soft-page-break/>چُکتا</text:p>
      <text:p text:style-name="P1">چُکو</text:p>
      <text:p text:style-name="P1">چُکُوں</text:p>
      <text:p text:style-name="P1">چُکِیں</text:p>
      <text:p text:style-name="P1">چُکی</text:p>
      <text:p text:style-name="P1">چُکیں</text:p>
      <text:p text:style-name="P1">چُکے</text:p>
      <text:p text:style-name="P1">چُگ</text:p>
      <text:p text:style-name="P1">چُھرِیاں</text:p>
      <text:p text:style-name="P1">چُھرِیوں</text:p>
      <text:p text:style-name="P1">چُھری</text:p>
      <text:p text:style-name="P1">چُھریاں</text:p>
      <text:p text:style-name="P1">چُھو</text:p>
      <text:p text:style-name="P1">چُھوئی</text:p>
      <text:p text:style-name="P1">چُھوئیں</text:p>
      <text:p text:style-name="P1"><text:soft-page-break/>چُھوئے</text:p>
      <text:p text:style-name="P1">چُھوتا</text:p>
      <text:p text:style-name="P1">چُھوتی</text:p>
      <text:p text:style-name="P1">چُھوتے</text:p>
      <text:p text:style-name="P1">چُھوجائے</text:p>
      <text:p text:style-name="P1">چُھونا</text:p>
      <text:p text:style-name="P1">چُھونامَت</text:p>
      <text:p text:style-name="P1">چُھونے</text:p>
      <text:p text:style-name="P1">چُھوؤ</text:p>
      <text:p text:style-name="P1">چُھؤا</text:p>
      <text:p text:style-name="P1">چُھوٹ</text:p>
      <text:p text:style-name="P1">چُھوٹا</text:p>
      <text:p text:style-name="P1">چُھوٹنے</text:p>
      <text:p text:style-name="P1">چُھوٹو</text:p>
      <text:p text:style-name="P1">چُھوٹی</text:p>
      <text:p text:style-name="P1"><text:soft-page-break/>چُھوٹیں</text:p>
      <text:p text:style-name="P1">چُھوٹے</text:p>
      <text:p text:style-name="P1">چُھٹ</text:p>
      <text:p text:style-name="P1">چُھٹّی</text:p>
      <text:p text:style-name="P1">چُھٹکارا</text:p>
      <text:p text:style-name="P1">چُھٹکارے</text:p>
      <text:p text:style-name="P1">چُھپ</text:p>
      <text:p text:style-name="P1">چُھپا</text:p>
      <text:p text:style-name="P1">چُھپائے</text:p>
      <text:p text:style-name="P1">چُھپایا</text:p>
      <text:p text:style-name="P1">چُھپی</text:p>
      <text:p text:style-name="P1">چُھپے</text:p>
      <text:p text:style-name="P1">چُھڑا</text:p>
      <text:p text:style-name="P1">چُھڑائی</text:p>
      <text:p text:style-name="P1">چُھڑائیں</text:p>
      <text:p text:style-name="P1"><text:soft-page-break/>چُھڑائے</text:p>
      <text:p text:style-name="P1">چُھڑاتا</text:p>
      <text:p text:style-name="P1">چُھڑاتی</text:p>
      <text:p text:style-name="P1">چُھڑاسکے</text:p>
      <text:p text:style-name="P1">چُھڑالے</text:p>
      <text:p text:style-name="P1">چُھڑانا</text:p>
      <text:p text:style-name="P1">چُھڑانہیں</text:p>
      <text:p text:style-name="P1">چُھڑانے</text:p>
      <text:p text:style-name="P1">چُھڑاؤ</text:p>
      <text:p text:style-name="P1">چُھڑاؤُں</text:p>
      <text:p text:style-name="P1">چُھڑاؤں</text:p>
      <text:p text:style-name="P1">چُھڑایا</text:p>
      <text:p text:style-name="P1">چُھڑواتے</text:p>
      <text:p text:style-name="P1">چُہیاں</text:p>
      <text:p text:style-name="P1">چُہیوں</text:p>
      <text:p text:style-name="P1"><text:soft-page-break/>چِتلی</text:p>
      <text:p text:style-name="P1">چِتلے</text:p>
      <text:p text:style-name="P1">چِتھڑوں</text:p>
      <text:p text:style-name="P1">چِتھڑے</text:p>
      <text:p text:style-name="P1">چِرے</text:p>
      <text:p text:style-name="P1">چِلائیں</text:p>
      <text:p text:style-name="P1">چِلانے</text:p>
      <text:p text:style-name="P1">چِلاّ</text:p>
      <text:p text:style-name="P1">چِلاّئی</text:p>
      <text:p text:style-name="P1">چِلاّئیں</text:p>
      <text:p text:style-name="P1">چِلاّئے</text:p>
      <text:p text:style-name="P1">چِلاّتا</text:p>
      <text:p text:style-name="P1">چِلاّتی</text:p>
      <text:p text:style-name="P1">چِلاّتے</text:p>
      <text:p text:style-name="P1">چِلاّنا</text:p>
      <text:p text:style-name="P1"><text:soft-page-break/>چِلاّنے</text:p>
      <text:p text:style-name="P1">چِلاّؤ</text:p>
      <text:p text:style-name="P1">چِلاّؤُں</text:p>
      <text:p text:style-name="P1">چِلاّکر</text:p>
      <text:p text:style-name="P1">چِلاّیا</text:p>
      <text:p text:style-name="P1">چِلّا</text:p>
      <text:p text:style-name="P1">چِلّائے</text:p>
      <text:p text:style-name="P1">چِلّاتے</text:p>
      <text:p text:style-name="P1">چِلّانے</text:p>
      <text:p text:style-name="P1">چِلّاکر</text:p>
      <text:p text:style-name="P1">چِلّایا</text:p>
      <text:p text:style-name="P1">چِلّہ</text:p>
      <text:p text:style-name="P1">چِلّے</text:p>
      <text:p text:style-name="P1">چِمٹ</text:p>
      <text:p text:style-name="P1">چِمٹاؤُں</text:p>
      <text:p text:style-name="P1"><text:soft-page-break/>چِمٹنے</text:p>
      <text:p text:style-name="P1">چِمٹی</text:p>
      <text:p text:style-name="P1">چِمٹے</text:p>
      <text:p text:style-name="P1">چِنگارِیاں</text:p>
      <text:p text:style-name="P1">چِنگاریاں</text:p>
      <text:p text:style-name="P1">چِٹّھّی</text:p>
      <text:p text:style-name="P1">چِٹّھی</text:p>
      <text:p text:style-name="P1">چِٹّھیاں</text:p>
      <text:p text:style-name="P1">چِٹھّی</text:p>
      <text:p text:style-name="P1">چِٹھّیاں</text:p>
      <text:p text:style-name="P1">چِپک</text:p>
      <text:p text:style-name="P1">چِپکا</text:p>
      <text:p text:style-name="P1">چِڑا</text:p>
      <text:p text:style-name="P1">چِڑائیں</text:p>
      <text:p text:style-name="P1">چِڑایا</text:p>
      <text:p text:style-name="P1"><text:soft-page-break/>چِڑِیاں</text:p>
      <text:p text:style-name="P1">چِڑِیمار</text:p>
      <text:p text:style-name="P1">چِڑِیوں</text:p>
      <text:p text:style-name="P1">چِڑیا</text:p>
      <text:p text:style-name="P1">چِڑیابات</text:p>
      <text:p text:style-name="P1">چِڑیاں</text:p>
      <text:p text:style-name="P1">چِڑیماروں</text:p>
      <text:p text:style-name="P1">چِڑیوں</text:p>
      <text:p text:style-name="P1">چِکن</text:p>
      <text:p text:style-name="P1">چِکنا</text:p>
      <text:p text:style-name="P1">چِکنائی</text:p>
      <text:p text:style-name="P1">چِکناہِٹ</text:p>
      <text:p text:style-name="P1">چِکناہٹ</text:p>
      <text:p text:style-name="P1">چِکنی</text:p>
      <text:p text:style-name="P1">چِکنے</text:p>
      <text:p text:style-name="P1"><text:soft-page-break/>چِھترائی</text:p>
      <text:p text:style-name="P1">چِھد</text:p>
      <text:p text:style-name="P1">چِھدے</text:p>
      <text:p text:style-name="P1">چِھل</text:p>
      <text:p text:style-name="P1">چِھلکے</text:p>
      <text:p text:style-name="P1">چِھن</text:p>
      <text:p text:style-name="P1">چِھنالا</text:p>
      <text:p text:style-name="P1">چِھنالے</text:p>
      <text:p text:style-name="P1">چِھپ</text:p>
      <text:p text:style-name="P1">چِھپا</text:p>
      <text:p text:style-name="P1">چِھپائِیں</text:p>
      <text:p text:style-name="P1">چِھپائی</text:p>
      <text:p text:style-name="P1">چِھپائیں</text:p>
      <text:p text:style-name="P1">چِھپائے</text:p>
      <text:p text:style-name="P1">چِھپاتا</text:p>
      <text:p text:style-name="P1"><text:soft-page-break/>چِھپاتے</text:p>
      <text:p text:style-name="P1">چِھپالُوں</text:p>
      <text:p text:style-name="P1">چِھپالے</text:p>
      <text:p text:style-name="P1">چِھپانا</text:p>
      <text:p text:style-name="P1">چِھپانہیں</text:p>
      <text:p text:style-name="P1">چِھپانے</text:p>
      <text:p text:style-name="P1">چِھپاؤُں</text:p>
      <text:p text:style-name="P1">چِھپاہُؤا</text:p>
      <text:p text:style-name="P1">چِھپایا</text:p>
      <text:p text:style-name="P1">چِھپتے</text:p>
      <text:p text:style-name="P1">چِھپنے</text:p>
      <text:p text:style-name="P1">چِھپُوں</text:p>
      <text:p text:style-name="P1">چِھپکلی</text:p>
      <text:p text:style-name="P1">چِھپی</text:p>
      <text:p text:style-name="P1">چِھپیں</text:p>
      <text:p text:style-name="P1"><text:soft-page-break/>چِھپے</text:p>
      <text:p text:style-name="P1">چِھڑ</text:p>
      <text:p text:style-name="P1">چِھڑک</text:p>
      <text:p text:style-name="P1">چِھڑکا</text:p>
      <text:p text:style-name="P1">چِھڑکاؤ</text:p>
      <text:p text:style-name="P1">چِھڑکتا</text:p>
      <text:p text:style-name="P1">چِھڑکنا</text:p>
      <text:p text:style-name="P1">چِھڑکنے</text:p>
      <text:p text:style-name="P1">چِھڑکوا</text:p>
      <text:p text:style-name="P1">چِھڑکُوں</text:p>
      <text:p text:style-name="P1">چِھڑکی</text:p>
      <text:p text:style-name="P1">چِھڑکیں</text:p>
      <text:p text:style-name="P1">چِھڑکے</text:p>
      <text:p text:style-name="P1">چِھہتّر</text:p>
      <text:p text:style-name="P1">چِھیانوے</text:p>
      <text:p text:style-name="P1"><text:soft-page-break/>چِھیل</text:p>
      <text:p text:style-name="P1">چِھین</text:p>
      <text:p text:style-name="P1">چِھینا</text:p>
      <text:p text:style-name="P1">چِھینتا</text:p>
      <text:p text:style-name="P1">چِھینُوں</text:p>
      <text:p text:style-name="P1">چِھینٹ</text:p>
      <text:p text:style-name="P1">چِھینٹتا</text:p>
      <text:p text:style-name="P1">چِھینٹیں</text:p>
      <text:p text:style-name="P1">چِھینٹے</text:p>
      <text:p text:style-name="P1">چِھینکا</text:p>
      <text:p text:style-name="P1">چِھینکیں</text:p>
      <text:p text:style-name="P1">چِھینی</text:p>
      <text:p text:style-name="P1">چِھینے</text:p>
      <text:p text:style-name="P1">چِھیپ</text:p>
      <text:p text:style-name="P1">چِہروں</text:p>
      <text:p text:style-name="P1"><text:soft-page-break/>چِہرہ</text:p>
      <text:p text:style-name="P1">چِہرے</text:p>
      <text:p text:style-name="P1">چِیت</text:p>
      <text:p text:style-name="P1">چِیتا</text:p>
      <text:p text:style-name="P1">چِیتوں</text:p>
      <text:p text:style-name="P1">چِیتے</text:p>
      <text:p text:style-name="P1">چِیخ</text:p>
      <text:p text:style-name="P1">چِیخنے</text:p>
      <text:p text:style-name="P1">چِیدہ</text:p>
      <text:p text:style-name="P1">چِیر</text:p>
      <text:p text:style-name="P1">چِیرا</text:p>
      <text:p text:style-name="P1">چِیرتا</text:p>
      <text:p text:style-name="P1">چِیرتی</text:p>
      <text:p text:style-name="P1">چِیرِیں</text:p>
      <text:p text:style-name="P1">چِیرے</text:p>
      <text:p text:style-name="P1"><text:soft-page-break/>چِیز</text:p>
      <text:p text:style-name="P1">چِیزاُس</text:p>
      <text:p text:style-name="P1">چِیزباقی</text:p>
      <text:p text:style-name="P1">چِیزبن</text:p>
      <text:p text:style-name="P1">چِیزجو</text:p>
      <text:p text:style-name="P1">چِیزدیکھی</text:p>
      <text:p text:style-name="P1">چِیزنہیں</text:p>
      <text:p text:style-name="P1">چِیزوں</text:p>
      <text:p text:style-name="P1">چِیزپر</text:p>
      <text:p text:style-name="P1">چِیزکے</text:p>
      <text:p text:style-name="P1">چِیزہو</text:p>
      <text:p text:style-name="P1">چِیزیں</text:p>
      <text:p text:style-name="P1">چِیل</text:p>
      <text:p text:style-name="P1">چِینا</text:p>
      <text:p text:style-name="P1">چِینی</text:p>
      <text:p text:style-name="P1"><text:soft-page-break/>چِیڑ</text:p>
      <text:p text:style-name="P1">چِیں</text:p>
      <text:p text:style-name="P1">چٹ</text:p>
      <text:p text:style-name="P1">چٹان</text:p>
      <text:p text:style-name="P1">چٹانوں</text:p>
      <text:p text:style-name="P1">چٹانیں</text:p>
      <text:p text:style-name="P1">چٹکنا</text:p>
      <text:p text:style-name="P1">چٹکنی</text:p>
      <text:p text:style-name="P1">چٹکنیاں</text:p>
      <text:p text:style-name="P1">چپاتی</text:p>
      <text:p text:style-name="P1">چپاتیاں</text:p>
      <text:p text:style-name="P1">چپڑ</text:p>
      <text:p text:style-name="P1">چپکے</text:p>
      <text:p text:style-name="P1">چچا</text:p>
      <text:p text:style-name="P1">چچی</text:p>
      <text:p text:style-name="P1"><text:soft-page-break/>چچیرے</text:p>
      <text:p text:style-name="P1">چڑاتے</text:p>
      <text:p text:style-name="P1">چڑُھوں</text:p>
      <text:p text:style-name="P1">چڑچڑی</text:p>
      <text:p text:style-name="P1">چڑھ</text:p>
      <text:p text:style-name="P1">چڑھا</text:p>
      <text:p text:style-name="P1">چڑھاؤ</text:p>
      <text:p text:style-name="P1">چڑھائِیں</text:p>
      <text:p text:style-name="P1">چڑھائی</text:p>
      <text:p text:style-name="P1">چڑھائیِں</text:p>
      <text:p text:style-name="P1">چڑھائیں</text:p>
      <text:p text:style-name="P1">چڑھائے</text:p>
      <text:p text:style-name="P1">چڑھاتا</text:p>
      <text:p text:style-name="P1">چڑھاتے</text:p>
      <text:p text:style-name="P1">چڑھالا</text:p>
      <text:p text:style-name="P1"><text:soft-page-break/>چڑھانا</text:p>
      <text:p text:style-name="P1">چڑھانے</text:p>
      <text:p text:style-name="P1">چڑھاوا</text:p>
      <text:p text:style-name="P1">چڑھاووں</text:p>
      <text:p text:style-name="P1">چڑھاؤ</text:p>
      <text:p text:style-name="P1">چڑھاؤُں</text:p>
      <text:p text:style-name="P1">چڑھاوے</text:p>
      <text:p text:style-name="P1">چڑھاکر</text:p>
      <text:p text:style-name="P1">چڑھایا</text:p>
      <text:p text:style-name="P1">چڑھتا</text:p>
      <text:p text:style-name="P1">چڑھتی</text:p>
      <text:p text:style-name="P1">چڑھتے</text:p>
      <text:p text:style-name="P1">چڑھنا</text:p>
      <text:p text:style-name="P1">چڑھنے</text:p>
      <text:p text:style-name="P1">چڑھو</text:p>
      <text:p text:style-name="P1"><text:soft-page-break/>چڑھوانا</text:p>
      <text:p text:style-name="P1">چڑھی</text:p>
      <text:p text:style-name="P1">چڑھیں</text:p>
      <text:p text:style-name="P1">چڑھے</text:p>
      <text:p text:style-name="P1">چڑیا</text:p>
      <text:p text:style-name="P1">چڑیمار</text:p>
      <text:p text:style-name="P1">چکارا</text:p>
      <text:p text:style-name="P1">چکارے</text:p>
      <text:p text:style-name="P1">چکمہ</text:p>
      <text:p text:style-name="P1">چکنا</text:p>
      <text:p text:style-name="P1">چکُوں</text:p>
      <text:p text:style-name="P1">چکُھّوں</text:p>
      <text:p text:style-name="P1">چکّر</text:p>
      <text:p text:style-name="P1">چکّردار</text:p>
      <text:p text:style-name="P1">چکّھا</text:p>
      <text:p text:style-name="P1"><text:soft-page-break/>چکّھیں</text:p>
      <text:p text:style-name="P1">چکّھے</text:p>
      <text:p text:style-name="P1">چکّی</text:p>
      <text:p text:style-name="P1">چکھ</text:p>
      <text:p text:style-name="P1">چکھتی</text:p>
      <text:p text:style-name="P1">چکھنا</text:p>
      <text:p text:style-name="P1">چکھنے</text:p>
      <text:p text:style-name="P1">چکھّا</text:p>
      <text:p text:style-name="P1">چکھّنے</text:p>
      <text:p text:style-name="P1">چکھّیں</text:p>
      <text:p text:style-name="P1">چکھّے</text:p>
      <text:p text:style-name="P1">چھ</text:p>
      <text:p text:style-name="P1">چھئوں</text:p>
      <text:p text:style-name="P1">چھا</text:p>
      <text:p text:style-name="P1">چھائی</text:p>
      <text:p text:style-name="P1"><text:soft-page-break/>چھاتِیاں</text:p>
      <text:p text:style-name="P1">چھاتِیوں</text:p>
      <text:p text:style-name="P1">چھاتی</text:p>
      <text:p text:style-name="P1">چھاتیوں</text:p>
      <text:p text:style-name="P1">چھاج</text:p>
      <text:p text:style-name="P1">چھال</text:p>
      <text:p text:style-name="P1">چھان</text:p>
      <text:p text:style-name="P1">چھانتے</text:p>
      <text:p text:style-name="P1">چھانُوں</text:p>
      <text:p text:style-name="P1">چھانٹ</text:p>
      <text:p text:style-name="P1">چھانٹاجائے</text:p>
      <text:p text:style-name="P1">چھانٹتا</text:p>
      <text:p text:style-name="P1">چھانٹنا</text:p>
      <text:p text:style-name="P1">چھاؤنی</text:p>
      <text:p text:style-name="P1">چھاؤنیاں</text:p>
      <text:p text:style-name="P1"><text:soft-page-break/>چھاؤنیوں</text:p>
      <text:p text:style-name="P1">چھاپ</text:p>
      <text:p text:style-name="P1">چھاپا</text:p>
      <text:p text:style-name="P1">چھاڑ</text:p>
      <text:p text:style-name="P1">چھایا</text:p>
      <text:p text:style-name="P1">چھبِّیس</text:p>
      <text:p text:style-name="P1">چھبّیس</text:p>
      <text:p text:style-name="P1">چھبیسویں</text:p>
      <text:p text:style-name="P1">چھت</text:p>
      <text:p text:style-name="P1">چھتوں</text:p>
      <text:p text:style-name="P1">چھتِّیس</text:p>
      <text:p text:style-name="P1">چھتِّیسویں</text:p>
      <text:p text:style-name="P1">چھتّا</text:p>
      <text:p text:style-name="P1">چھتّوں</text:p>
      <text:p text:style-name="P1">چھتّے</text:p>
      <text:p text:style-name="P1"><text:soft-page-break/>چھلنی</text:p>
      <text:p text:style-name="P1">چھنال</text:p>
      <text:p text:style-name="P1">چھنگلی</text:p>
      <text:p text:style-name="P1">چھوئے</text:p>
      <text:p text:style-name="P1">چھؤں</text:p>
      <text:p text:style-name="P1">چھوٹا</text:p>
      <text:p text:style-name="P1">چھوٹائی</text:p>
      <text:p text:style-name="P1">چھوٹوں</text:p>
      <text:p text:style-name="P1">چھوٹی</text:p>
      <text:p text:style-name="P1">چھوٹے</text:p>
      <text:p text:style-name="P1">چھوڑ</text:p>
      <text:p text:style-name="P1">چھوڑا</text:p>
      <text:p text:style-name="P1">چھوڑاہے</text:p>
      <text:p text:style-name="P1">چھوڑتا</text:p>
      <text:p text:style-name="P1">چھوڑتاتو</text:p>
      <text:p text:style-name="P1"><text:soft-page-break/>چھوڑتی</text:p>
      <text:p text:style-name="P1">چھوڑتیہیں</text:p>
      <text:p text:style-name="P1">چھوڑتے</text:p>
      <text:p text:style-name="P1">چھوڑدِیا</text:p>
      <text:p text:style-name="P1">چھوڑدیا</text:p>
      <text:p text:style-name="P1">چھوڑدے</text:p>
      <text:p text:style-name="P1">چھوڑنا</text:p>
      <text:p text:style-name="P1">چھوڑنے</text:p>
      <text:p text:style-name="P1">چھوڑو</text:p>
      <text:p text:style-name="P1">چھوڑوں</text:p>
      <text:p text:style-name="P1">چھوڑُوں</text:p>
      <text:p text:style-name="P1">چھوڑِیں</text:p>
      <text:p text:style-name="P1">چھوڑکر</text:p>
      <text:p text:style-name="P1">چھوڑی</text:p>
      <text:p text:style-name="P1">چھوڑیں</text:p>
      <text:p text:style-name="P1"><text:soft-page-break/>چھوڑے</text:p>
      <text:p text:style-name="P1">چھوکرا</text:p>
      <text:p text:style-name="P1">چھوکری</text:p>
      <text:p text:style-name="P1">چھوکریوں</text:p>
      <text:p text:style-name="P1">چھوکرے</text:p>
      <text:p text:style-name="P1">چھُوؤ</text:p>
      <text:p text:style-name="P1">چھُوٹے</text:p>
      <text:p text:style-name="P1">چھُپی</text:p>
      <text:p text:style-name="P1">چھِبّیسویں</text:p>
      <text:p text:style-name="P1">چھٹا</text:p>
      <text:p text:style-name="P1">چھٹاحِصّہ</text:p>
      <text:p text:style-name="P1">چھٹی</text:p>
      <text:p text:style-name="P1">چھٹے</text:p>
      <text:p text:style-name="P1">چھپّر</text:p>
      <text:p text:style-name="P1">چھپّن</text:p>
      <text:p text:style-name="P1"><text:soft-page-break/>چھچُھوندروں</text:p>
      <text:p text:style-name="P1">چھچھوری</text:p>
      <text:p text:style-name="P1">چھڑ</text:p>
      <text:p text:style-name="P1">چھڑِیاں</text:p>
      <text:p text:style-name="P1">چھڑِیوں</text:p>
      <text:p text:style-name="P1">چھڑی</text:p>
      <text:p text:style-name="P1">چھڑیاں</text:p>
      <text:p text:style-name="P1">چھک</text:p>
      <text:p text:style-name="P1">چھکڑوں</text:p>
      <text:p text:style-name="P1">چھگمانس</text:p>
      <text:p text:style-name="P1">چھہتّر</text:p>
      <text:p text:style-name="P1">چھیا</text:p>
      <text:p text:style-name="P1">چھیاسٹھ</text:p>
      <text:p text:style-name="P1">چھیاسی</text:p>
      <text:p text:style-name="P1">چھیالِیس</text:p>
      <text:p text:style-name="P1"><text:soft-page-break/>چھیج</text:p>
      <text:p text:style-name="P1">چھید</text:p>
      <text:p text:style-name="P1">چھیدا</text:p>
      <text:p text:style-name="P1">چھیدتی</text:p>
      <text:p text:style-name="P1">چھیدتے</text:p>
      <text:p text:style-name="P1">چھیددِیا</text:p>
      <text:p text:style-name="P1">چھیدُوں</text:p>
      <text:p text:style-name="P1">چھیدڈالا</text:p>
      <text:p text:style-name="P1">چھیدڈالیں</text:p>
      <text:p text:style-name="P1">چھیدڈالے</text:p>
      <text:p text:style-name="P1">چھیدی</text:p>
      <text:p text:style-name="P1">چھیدے</text:p>
      <text:p text:style-name="P1">چھین</text:p>
      <text:p text:style-name="P1">چھیڑ</text:p>
      <text:p text:style-name="P1">چھیڑا</text:p>
      <text:p text:style-name="P1"><text:soft-page-break/>چھیڑتا</text:p>
      <text:p text:style-name="P1">چھیڑتی</text:p>
      <text:p text:style-name="P1">چھیڑنا</text:p>
      <text:p text:style-name="P1">چھیڑنے</text:p>
      <text:p text:style-name="P1">چھیڑو</text:p>
      <text:p text:style-name="P1">چھیڑیں</text:p>
      <text:p text:style-name="P1">چھیڑے</text:p>
      <text:p text:style-name="P1">چہار</text:p>
      <text:p text:style-name="P1">چہرہ</text:p>
      <text:p text:style-name="P1">چہرے</text:p>
      <text:p text:style-name="P1">چہچہائے</text:p>
      <text:p text:style-name="P1">چہچہاتے</text:p>
      <text:p text:style-name="P1">چہچہانے</text:p>
      <text:p text:style-name="P1">چیز</text:p>
      <text:p text:style-name="P1">چیلنج</text:p>
      <text:p text:style-name="P1"><text:soft-page-break/>چینی</text:p>
      <text:p text:style-name="P1">چیونٹی</text:p>
      <text:p text:style-name="P1">چیونٹیاں</text:p>
      <text:p text:style-name="P1">ڈال</text:p>
      <text:p text:style-name="P1">ڈالا</text:p>
      <text:p text:style-name="P1">ڈالاتھا</text:p>
      <text:p text:style-name="P1">ڈالاجاتا</text:p>
      <text:p text:style-name="P1">ڈالاگیا</text:p>
      <text:p text:style-name="P1">ڈالاہو</text:p>
      <text:p text:style-name="P1">ڈالاہے</text:p>
      <text:p text:style-name="P1">ڈالتا</text:p>
      <text:p text:style-name="P1">ڈالتی</text:p>
      <text:p text:style-name="P1">ڈالتے</text:p>
      <text:p text:style-name="P1">ڈالنا</text:p>
      <text:p text:style-name="P1">ڈالنے</text:p>
      <text:p text:style-name="P1"><text:soft-page-break/>ڈالو</text:p>
      <text:p text:style-name="P1">ڈالُوں</text:p>
      <text:p text:style-name="P1">ڈالِیاں</text:p>
      <text:p text:style-name="P1">ڈالِیوں</text:p>
      <text:p text:style-name="P1">ڈالِیں</text:p>
      <text:p text:style-name="P1">ڈالی</text:p>
      <text:p text:style-name="P1">ڈالیاں</text:p>
      <text:p text:style-name="P1">ڈالیوں</text:p>
      <text:p text:style-name="P1">ڈالیں</text:p>
      <text:p text:style-name="P1">ڈالے</text:p>
      <text:p text:style-name="P1">ڈانوانڈول</text:p>
      <text:p text:style-name="P1">ڈانواںڈول</text:p>
      <text:p text:style-name="P1">ڈانٹ</text:p>
      <text:p text:style-name="P1">ڈانٹا</text:p>
      <text:p text:style-name="P1">ڈانٹتا</text:p>
      <text:p text:style-name="P1"><text:soft-page-break/>ڈانٹتے</text:p>
      <text:p text:style-name="P1">ڈانٹنے</text:p>
      <text:p text:style-name="P1">ڈانٹُوں</text:p>
      <text:p text:style-name="P1">ڈانٹے</text:p>
      <text:p text:style-name="P1">ڈانڈ</text:p>
      <text:p text:style-name="P1">ڈاڑھیں</text:p>
      <text:p text:style-name="P1">ڈاکوؤں</text:p>
      <text:p text:style-name="P1">ڈاکُو</text:p>
      <text:p text:style-name="P1">ڈاکُوؤں</text:p>
      <text:p text:style-name="P1">ڈبو</text:p>
      <text:p text:style-name="P1">ڈبوئے</text:p>
      <text:p text:style-name="P1">ڈبونا</text:p>
      <text:p text:style-name="P1">ڈبویا</text:p>
      <text:p text:style-name="P1">ڈر</text:p>
      <text:p text:style-name="P1">ڈرا</text:p>
      <text:p text:style-name="P1"><text:soft-page-break/>ڈرائیں</text:p>
      <text:p text:style-name="P1">ڈرائے</text:p>
      <text:p text:style-name="P1">ڈراتا</text:p>
      <text:p text:style-name="P1">ڈراتی</text:p>
      <text:p text:style-name="P1">ڈرانا</text:p>
      <text:p text:style-name="P1">ڈرانے</text:p>
      <text:p text:style-name="P1">ڈراونی</text:p>
      <text:p text:style-name="P1">ڈراؤنا</text:p>
      <text:p text:style-name="P1">ڈراؤنے</text:p>
      <text:p text:style-name="P1">ڈراؤُں</text:p>
      <text:p text:style-name="P1">ڈراوے</text:p>
      <text:p text:style-name="P1">ڈرایا</text:p>
      <text:p text:style-name="P1">ڈرتا</text:p>
      <text:p text:style-name="P1">ڈرتی</text:p>
      <text:p text:style-name="P1">ڈرتے</text:p>
      <text:p text:style-name="P1"><text:soft-page-break/>ڈرجائیں</text:p>
      <text:p text:style-name="P1">ڈرجاتے</text:p>
      <text:p text:style-name="P1">ڈرنا</text:p>
      <text:p text:style-name="P1">ڈرنے</text:p>
      <text:p text:style-name="P1">ڈرو</text:p>
      <text:p text:style-name="P1">ڈرُوں</text:p>
      <text:p text:style-name="P1">ڈرِیں</text:p>
      <text:p text:style-name="P1">ڈرپوک</text:p>
      <text:p text:style-name="P1">ڈرکیونکہ</text:p>
      <text:p text:style-name="P1">ڈری</text:p>
      <text:p text:style-name="P1">ڈریں</text:p>
      <text:p text:style-name="P1">ڈرے</text:p>
      <text:p text:style-name="P1">ڈس</text:p>
      <text:p text:style-name="P1">ڈسا</text:p>
      <text:p text:style-name="P1">ڈستا</text:p>
      <text:p text:style-name="P1"><text:soft-page-break/>ڈسے</text:p>
      <text:p text:style-name="P1">ڈلوائی</text:p>
      <text:p text:style-name="P1">ڈلوائیں</text:p>
      <text:p text:style-name="P1">ڈنٹھل</text:p>
      <text:p text:style-name="P1">ڈنٹھی</text:p>
      <text:p text:style-name="P1">ڈنڈا</text:p>
      <text:p text:style-name="P1">ڈنڈی</text:p>
      <text:p text:style-name="P1">ڈنڈیوں</text:p>
      <text:p text:style-name="P1">ڈنڈے</text:p>
      <text:p text:style-name="P1">ڈنک</text:p>
      <text:p text:style-name="P1">ڈورا</text:p>
      <text:p text:style-name="P1">ڈورِیاں</text:p>
      <text:p text:style-name="P1">ڈورِیوں</text:p>
      <text:p text:style-name="P1">ڈوری</text:p>
      <text:p text:style-name="P1">ڈوریوں</text:p>
      <text:p text:style-name="P1"><text:soft-page-break/>ڈورے</text:p>
      <text:p text:style-name="P1">ڈول</text:p>
      <text:p text:style-name="P1">ڈونگی</text:p>
      <text:p text:style-name="P1">ڈوُبنے</text:p>
      <text:p text:style-name="P1">ڈَول</text:p>
      <text:p text:style-name="P1">ڈُبا</text:p>
      <text:p text:style-name="P1">ڈُبائیں</text:p>
      <text:p text:style-name="P1">ڈُوب</text:p>
      <text:p text:style-name="P1">ڈُوبا</text:p>
      <text:p text:style-name="P1">ڈُوبتے</text:p>
      <text:p text:style-name="P1">ڈُوبنے</text:p>
      <text:p text:style-name="P1">ڈُوبے</text:p>
      <text:p text:style-name="P1">ڈُھلکا</text:p>
      <text:p text:style-name="P1">ڈُھلکاتے</text:p>
      <text:p text:style-name="P1">ڈُھلکاؤُں</text:p>
      <text:p text:style-name="P1"><text:soft-page-break/>ڈُھوندتے</text:p>
      <text:p text:style-name="P1">ڈُھونڈ</text:p>
      <text:p text:style-name="P1">ڈُھونڈا</text:p>
      <text:p text:style-name="P1">ڈُھونڈتا</text:p>
      <text:p text:style-name="P1">ڈُھونڈتی</text:p>
      <text:p text:style-name="P1">ڈُھونڈتے</text:p>
      <text:p text:style-name="P1">ڈُھونڈنے</text:p>
      <text:p text:style-name="P1">ڈُھونڈو</text:p>
      <text:p text:style-name="P1">ڈُھونڈوں</text:p>
      <text:p text:style-name="P1">ڈُھونڈی</text:p>
      <text:p text:style-name="P1">ڈُھونڈیں</text:p>
      <text:p text:style-name="P1">ڈُھونڈے</text:p>
      <text:p text:style-name="P1">ڈِبّے</text:p>
      <text:p text:style-name="P1">ڈِلوایا</text:p>
      <text:p text:style-name="P1">ڈِھیل</text:p>
      <text:p text:style-name="P1"><text:soft-page-break/>ڈِھیلا</text:p>
      <text:p text:style-name="P1">ڈِھیلانہ</text:p>
      <text:p text:style-name="P1">ڈِھیلی</text:p>
      <text:p text:style-name="P1">ڈِھیلے</text:p>
      <text:p text:style-name="P1">ڈِھیٹھ</text:p>
      <text:p text:style-name="P1">ڈِیل</text:p>
      <text:p text:style-name="P1">ڈِینگ</text:p>
      <text:p text:style-name="P1">ڈکارتا</text:p>
      <text:p text:style-name="P1">ڈکارتی</text:p>
      <text:p text:style-name="P1">ڈکارتے</text:p>
      <text:p text:style-name="P1">ڈگمگا</text:p>
      <text:p text:style-name="P1">ڈگمگائے</text:p>
      <text:p text:style-name="P1">ڈگمگاتا</text:p>
      <text:p text:style-name="P1">ڈگمگاتے</text:p>
      <text:p text:style-name="P1">ڈگمگانے</text:p>
      <text:p text:style-name="P1"><text:soft-page-break/>ڈھا</text:p>
      <text:p text:style-name="P1">ڈھائی</text:p>
      <text:p text:style-name="P1">ڈھائے</text:p>
      <text:p text:style-name="P1">ڈھال</text:p>
      <text:p text:style-name="P1">ڈھالا</text:p>
      <text:p text:style-name="P1">ڈھالنے</text:p>
      <text:p text:style-name="P1">ڈھالوں</text:p>
      <text:p text:style-name="P1">ڈھالی</text:p>
      <text:p text:style-name="P1">ڈھالیں</text:p>
      <text:p text:style-name="P1">ڈھالے</text:p>
      <text:p text:style-name="P1">ڈھانپ</text:p>
      <text:p text:style-name="P1">ڈھانپا</text:p>
      <text:p text:style-name="P1">ڈھانپتے</text:p>
      <text:p text:style-name="P1">ڈھانپنا</text:p>
      <text:p text:style-name="P1">ڈھانپنے</text:p>
      <text:p text:style-name="P1"><text:soft-page-break/>ڈھانپو</text:p>
      <text:p text:style-name="P1">ڈھانپے</text:p>
      <text:p text:style-name="P1">ڈھانک</text:p>
      <text:p text:style-name="P1">ڈھانکا</text:p>
      <text:p text:style-name="P1">ڈھانکتا</text:p>
      <text:p text:style-name="P1">ڈھانکنا</text:p>
      <text:p text:style-name="P1">ڈھانکنے</text:p>
      <text:p text:style-name="P1">ڈھانکی</text:p>
      <text:p text:style-name="P1">ڈھانکیں</text:p>
      <text:p text:style-name="P1">ڈھانکے</text:p>
      <text:p text:style-name="P1">ڈھانے</text:p>
      <text:p text:style-name="P1">ڈھاؤُں</text:p>
      <text:p text:style-name="P1">ڈھاؤں</text:p>
      <text:p text:style-name="P1">ڈھایا</text:p>
      <text:p text:style-name="P1">ڈھب</text:p>
      <text:p text:style-name="P1"><text:soft-page-break/>ڈھرکی</text:p>
      <text:p text:style-name="P1">ڈھل</text:p>
      <text:p text:style-name="P1">ڈھلا</text:p>
      <text:p text:style-name="P1">ڈھلان</text:p>
      <text:p text:style-name="P1">ڈھلانوں</text:p>
      <text:p text:style-name="P1">ڈھلتا</text:p>
      <text:p text:style-name="P1">ڈھلتے</text:p>
      <text:p text:style-name="P1">ڈھلنے</text:p>
      <text:p text:style-name="P1">ڈھلکا</text:p>
      <text:p text:style-name="P1">ڈھلکاتا</text:p>
      <text:p text:style-name="P1">ڈھلی</text:p>
      <text:p text:style-name="P1">ڈھلے</text:p>
      <text:p text:style-name="P1">ڈھنپا</text:p>
      <text:p text:style-name="P1">ڈھنکے</text:p>
      <text:p text:style-name="P1">ڈھنگ</text:p>
      <text:p text:style-name="P1"><text:soft-page-break/>ڈھوئِیں</text:p>
      <text:p text:style-name="P1">ڈھوتے</text:p>
      <text:p text:style-name="P1">ڈھولکوں</text:p>
      <text:p text:style-name="P1">ڈھونڈتا</text:p>
      <text:p text:style-name="P1">ڈھونڈُو</text:p>
      <text:p text:style-name="P1">ڈھونے</text:p>
      <text:p text:style-name="P1">ڈھُونڈ</text:p>
      <text:p text:style-name="P1">ڈھُونڈؔے</text:p>
      <text:p text:style-name="P1">ڈھُونڈا</text:p>
      <text:p text:style-name="P1">ڈھُونڈتا</text:p>
      <text:p text:style-name="P1">ڈھُونڈتی</text:p>
      <text:p text:style-name="P1">ڈھُونڈنے</text:p>
      <text:p text:style-name="P1">ڈھُونڈُونگی</text:p>
      <text:p text:style-name="P1">ڈھُونڈے</text:p>
      <text:p text:style-name="P1">ڈھک</text:p>
      <text:p text:style-name="P1"><text:soft-page-break/>ڈھکا</text:p>
      <text:p text:style-name="P1">ڈھکنا</text:p>
      <text:p text:style-name="P1">ڈھکی</text:p>
      <text:p text:style-name="P1">ڈھیر</text:p>
      <text:p text:style-name="P1">ڈھیرلگاؤُں</text:p>
      <text:p text:style-name="P1">ڈھیروں</text:p>
      <text:p text:style-name="P1">ڈھیرِیاں</text:p>
      <text:p text:style-name="P1">ڈھیرہو</text:p>
      <text:p text:style-name="P1">ڈھیلوں</text:p>
      <text:p text:style-name="P1">ڈھیلے</text:p>
      <text:p text:style-name="P1">ڈیرا</text:p>
      <text:p text:style-name="P1">ڈیروں</text:p>
      <text:p text:style-name="P1">ڈیرہ</text:p>
      <text:p text:style-name="P1">ڈیرے</text:p>
      <text:p text:style-name="P1">ڈیوڑِھیوں</text:p>
      <text:p text:style-name="P1"><text:soft-page-break/>ڈیوڑھی</text:p>
      <text:p text:style-name="P1">ڈیڑھ</text:p>
      <text:p text:style-name="P1">ڑا</text:p>
      <text:p text:style-name="P1">کئی</text:p>
      <text:p text:style-name="P1">کا</text:p>
      <text:p text:style-name="P1">کاآرام</text:p>
      <text:p text:style-name="P1">کاآہولِیبہ</text:p>
      <text:p text:style-name="P1">کائنات</text:p>
      <text:p text:style-name="P1">کائِفا</text:p>
      <text:p text:style-name="P1">کائِنات</text:p>
      <text:p text:style-name="P1">کائیں</text:p>
      <text:p text:style-name="P1">کاا</text:p>
      <text:p text:style-name="P1">کااسباب</text:p>
      <text:p text:style-name="P1">کااِرادہ</text:p>
      <text:p text:style-name="P1">کااِقرار</text:p>
      <text:p text:style-name="P1"><text:soft-page-break/>کااِنتظار</text:p>
      <text:p text:style-name="P1">کااِنکار</text:p>
      <text:p text:style-name="P1">کاایک</text:p>
      <text:p text:style-name="P1">کابادشاہ</text:p>
      <text:p text:style-name="P1">کابازُو</text:p>
      <text:p text:style-name="P1">کاباطِن</text:p>
      <text:p text:style-name="P1">کابنانے</text:p>
      <text:p text:style-name="P1">کابُک</text:p>
      <text:p text:style-name="P1">کابھائی</text:p>
      <text:p text:style-name="P1">کابھیڑِیا</text:p>
      <text:p text:style-name="P1">کابیاہ</text:p>
      <text:p text:style-name="P1">کابیٹا</text:p>
      <text:p text:style-name="P1">کات</text:p>
      <text:p text:style-name="P1">کاتب</text:p>
      <text:p text:style-name="P1">کاتتے</text:p>
      <text:p text:style-name="P1"><text:soft-page-break/>کاتمام</text:p>
      <text:p text:style-name="P1">کاتنہ</text:p>
      <text:p text:style-name="P1">کاتِب</text:p>
      <text:p text:style-name="P1">کاتکُبّر</text:p>
      <text:p text:style-name="P1">کاتھا</text:p>
      <text:p text:style-name="P1">کاتی</text:p>
      <text:p text:style-name="P1">کاج</text:p>
      <text:p text:style-name="P1">کاجانا</text:p>
      <text:p text:style-name="P1">کاجب</text:p>
      <text:p text:style-name="P1">کاجل</text:p>
      <text:p text:style-name="P1">کاجلال</text:p>
      <text:p text:style-name="P1">کاجُؤا</text:p>
      <text:p text:style-name="P1">کاجُھنجھلانا</text:p>
      <text:p text:style-name="P1">کاجی</text:p>
      <text:p text:style-name="P1">کاحال</text:p>
      <text:p text:style-name="P1"><text:soft-page-break/>کاحشر</text:p>
      <text:p text:style-name="P1">کاحُکم</text:p>
      <text:p text:style-name="P1">کاحِساب</text:p>
      <text:p text:style-name="P1">کاخاص</text:p>
      <text:p text:style-name="P1">کاخالِق</text:p>
      <text:p text:style-name="P1">کاخاندان</text:p>
      <text:p text:style-name="P1">کاخطاب</text:p>
      <text:p text:style-name="P1">کاخواہان</text:p>
      <text:p text:style-name="P1">کاخَط</text:p>
      <text:p text:style-name="P1">کاخَوف</text:p>
      <text:p text:style-name="P1">کاخُدا</text:p>
      <text:p text:style-name="P1">کادرُست</text:p>
      <text:p text:style-name="P1">کادُشمن</text:p>
      <text:p text:style-name="P1">کادِل</text:p>
      <text:p text:style-name="P1">کادہنا</text:p>
      <text:p text:style-name="P1"><text:soft-page-break/>کاذِکر</text:p>
      <text:p text:style-name="P1">کاذِہن</text:p>
      <text:p text:style-name="P1">کار</text:p>
      <text:p text:style-name="P1">کارآمد</text:p>
      <text:p text:style-name="P1">کاراگ</text:p>
      <text:p text:style-name="P1">کاربند</text:p>
      <text:p text:style-name="P1">کاردان</text:p>
      <text:p text:style-name="P1">کارشِینا</text:p>
      <text:p text:style-name="P1">کاروائی</text:p>
      <text:p text:style-name="P1">کاروان</text:p>
      <text:p text:style-name="P1">کاروبار</text:p>
      <text:p text:style-name="P1">کاروزہ</text:p>
      <text:p text:style-name="P1">کاروں</text:p>
      <text:p text:style-name="P1">کارَحِم</text:p>
      <text:p text:style-name="P1">کارُخ</text:p>
      <text:p text:style-name="P1"><text:soft-page-break/>کارِندوں</text:p>
      <text:p text:style-name="P1">کارِندہ</text:p>
      <text:p text:style-name="P1">کارِی</text:p>
      <text:p text:style-name="P1">کارِیاں</text:p>
      <text:p text:style-name="P1">کارِیوں</text:p>
      <text:p text:style-name="P1">کارِیگر</text:p>
      <text:p text:style-name="P1">کارِیگروں</text:p>
      <text:p text:style-name="P1">کارِیگری</text:p>
      <text:p text:style-name="P1">کارگر</text:p>
      <text:p text:style-name="P1">کارگُذار</text:p>
      <text:p text:style-name="P1">کارگُذاروں</text:p>
      <text:p text:style-name="P1">کارگُذاری</text:p>
      <text:p text:style-name="P1">کارگُزاریاں</text:p>
      <text:p text:style-name="P1">کارہے</text:p>
      <text:p text:style-name="P1">کاری</text:p>
      <text:p text:style-name="P1"><text:soft-page-break/>کاریگر</text:p>
      <text:p text:style-name="P1">کاریگروں</text:p>
      <text:p text:style-name="P1">کازور</text:p>
      <text:p text:style-name="P1">کاسایہ</text:p>
      <text:p text:style-name="P1">کاسر</text:p>
      <text:p text:style-name="P1">کاش</text:p>
      <text:p text:style-name="P1">کاشانوں</text:p>
      <text:p text:style-name="P1">کاشت</text:p>
      <text:p text:style-name="P1">کاشتکاری</text:p>
      <text:p text:style-name="P1">کاشکہ</text:p>
      <text:p text:style-name="P1">کاشہر</text:p>
      <text:p text:style-name="P1">کاصندُوق</text:p>
      <text:p text:style-name="P1">کاضِمیرخُداوند</text:p>
      <text:p text:style-name="P1">کاعہد</text:p>
      <text:p text:style-name="P1">کاغذ</text:p>
      <text:p text:style-name="P1"><text:soft-page-break/>کاغذات</text:p>
      <text:p text:style-name="P1">کاغضب</text:p>
      <text:p text:style-name="P1">کاغُل</text:p>
      <text:p text:style-name="P1">کاف</text:p>
      <text:p text:style-name="P1">کافَیصلہ</text:p>
      <text:p text:style-name="P1">کافُور</text:p>
      <text:p text:style-name="P1">کافِدیہ</text:p>
      <text:p text:style-name="P1">کافی</text:p>
      <text:p text:style-name="P1">کاقتل</text:p>
      <text:p text:style-name="P1">کاقُدُّوس</text:p>
      <text:p text:style-name="P1">کال</text:p>
      <text:p text:style-name="P1">کالا</text:p>
      <text:p text:style-name="P1">کالایا</text:p>
      <text:p text:style-name="P1">کالب</text:p>
      <text:p text:style-name="P1">کالِب</text:p>
      <text:p text:style-name="P1"><text:soft-page-break/>کالِحاظ</text:p>
      <text:p text:style-name="P1">کالٹھ</text:p>
      <text:p text:style-name="P1">کالی</text:p>
      <text:p text:style-name="P1">کالے</text:p>
      <text:p text:style-name="P1">کام</text:p>
      <text:p text:style-name="P1">کامال</text:p>
      <text:p text:style-name="P1">کامدار</text:p>
      <text:p text:style-name="P1">کامذبح</text:p>
      <text:p text:style-name="P1">کامران</text:p>
      <text:p text:style-name="P1">کامرض</text:p>
      <text:p text:style-name="P1">کامزمُور</text:p>
      <text:p text:style-name="P1">کامقبُول</text:p>
      <text:p text:style-name="P1">کامقصد</text:p>
      <text:p text:style-name="P1">کاملِیت</text:p>
      <text:p text:style-name="P1">کاموں</text:p>
      <text:p text:style-name="P1"><text:soft-page-break/>کامُجھے</text:p>
      <text:p text:style-name="P1">کامُحتاج</text:p>
      <text:p text:style-name="P1">کامُحکم</text:p>
      <text:p text:style-name="P1">کامُختار</text:p>
      <text:p text:style-name="P1">کامُشتاق</text:p>
      <text:p text:style-name="P1">کامُصمّم</text:p>
      <text:p text:style-name="P1">کامُنہ</text:p>
      <text:p text:style-name="P1">کامِل</text:p>
      <text:p text:style-name="P1">کامِلوں</text:p>
      <text:p text:style-name="P1">کامِلِیّت</text:p>
      <text:p text:style-name="P1">کامی</text:p>
      <text:p text:style-name="P1">کامیاب</text:p>
      <text:p text:style-name="P1">کامیابی</text:p>
      <text:p text:style-name="P1">کان</text:p>
      <text:p text:style-name="P1">کانا</text:p>
      <text:p text:style-name="P1"><text:soft-page-break/>کانام</text:p>
      <text:p text:style-name="P1">کاندھے</text:p>
      <text:p text:style-name="P1">کانوں</text:p>
      <text:p text:style-name="P1">کانَوکر</text:p>
      <text:p text:style-name="P1">کانِشانہ</text:p>
      <text:p text:style-name="P1">کانٹا</text:p>
      <text:p text:style-name="P1">کانٹوں</text:p>
      <text:p text:style-name="P1">کانٹے</text:p>
      <text:p text:style-name="P1">کانپ</text:p>
      <text:p text:style-name="P1">کانپتا</text:p>
      <text:p text:style-name="P1">کانپتی</text:p>
      <text:p text:style-name="P1">کانپتے</text:p>
      <text:p text:style-name="P1">کانپنے</text:p>
      <text:p text:style-name="P1">کانپو</text:p>
      <text:p text:style-name="P1">کانپی</text:p>
      <text:p text:style-name="P1"><text:soft-page-break/>کانپیں</text:p>
      <text:p text:style-name="P1">کانچ</text:p>
      <text:p text:style-name="P1">کاوعدہ</text:p>
      <text:p text:style-name="P1">کاوقت</text:p>
      <text:p text:style-name="P1">کاوَیسا</text:p>
      <text:p text:style-name="P1">کاوہ</text:p>
      <text:p text:style-name="P1">کاٹ</text:p>
      <text:p text:style-name="P1">کاٹا</text:p>
      <text:p text:style-name="P1">کاٹتا</text:p>
      <text:p text:style-name="P1">کاٹتی</text:p>
      <text:p text:style-name="P1">کاٹتے</text:p>
      <text:p text:style-name="P1">کاٹنا</text:p>
      <text:p text:style-name="P1">کاٹنی</text:p>
      <text:p text:style-name="P1">کاٹنے</text:p>
      <text:p text:style-name="P1">کاٹو</text:p>
      <text:p text:style-name="P1"><text:soft-page-break/>کاٹُوں</text:p>
      <text:p text:style-name="P1">کاٹِیں</text:p>
      <text:p text:style-name="P1">کاٹھ</text:p>
      <text:p text:style-name="P1">کاٹی</text:p>
      <text:p text:style-name="P1">کاٹیں</text:p>
      <text:p text:style-name="P1">کاٹے</text:p>
      <text:p text:style-name="P1">کاپَھل</text:p>
      <text:p text:style-name="P1">کاپِیچھا</text:p>
      <text:p text:style-name="P1">کاپہاڑ</text:p>
      <text:p text:style-name="P1">کاڑھتا</text:p>
      <text:p text:style-name="P1">کاکام</text:p>
      <text:p text:style-name="P1">کاکان</text:p>
      <text:p text:style-name="P1">کاکراہنا</text:p>
      <text:p text:style-name="P1">کاکلام</text:p>
      <text:p text:style-name="P1">کاکِسی</text:p>
      <text:p text:style-name="P1"><text:soft-page-break/>کاکِیڑا</text:p>
      <text:p text:style-name="P1">کاگلا</text:p>
      <text:p text:style-name="P1">کاگوشت</text:p>
      <text:p text:style-name="P1">کاگُناہ</text:p>
      <text:p text:style-name="P1">کاگِیت</text:p>
      <text:p text:style-name="P1">کاگھر</text:p>
      <text:p text:style-name="P1">کاگیت</text:p>
      <text:p text:style-name="P1">کاگیِت</text:p>
      <text:p text:style-name="P1">کاہونا</text:p>
      <text:p text:style-name="P1">کاہِل</text:p>
      <text:p text:style-name="P1">کاہِلی</text:p>
      <text:p text:style-name="P1">کاہِن</text:p>
      <text:p text:style-name="P1">کاہِنو</text:p>
      <text:p text:style-name="P1">کاہِنوں</text:p>
      <text:p text:style-name="P1">کاہِنِ</text:p>
      <text:p text:style-name="P1"><text:soft-page-break/>کاہِنی</text:p>
      <text:p text:style-name="P1">کاہے</text:p>
      <text:p text:style-name="P1">کایروشلیِم</text:p>
      <text:p text:style-name="P1">کایقِین</text:p>
      <text:p text:style-name="P1">کب</text:p>
      <text:p text:style-name="P1">کباب</text:p>
      <text:p text:style-name="P1">کبابِیوں</text:p>
      <text:p text:style-name="P1">کبار</text:p>
      <text:p text:style-name="P1">کبُوؔل</text:p>
      <text:p text:style-name="P1">کبُوتر</text:p>
      <text:p text:style-name="P1">کبُوتروں</text:p>
      <text:p text:style-name="P1">کبُوتری</text:p>
      <text:p text:style-name="P1">کبُودی</text:p>
      <text:p text:style-name="P1">کبُّون</text:p>
      <text:p text:style-name="P1">کبھی</text:p>
      <text:p text:style-name="P1"><text:soft-page-break/>کتان</text:p>
      <text:p text:style-name="P1">کتانی</text:p>
      <text:p text:style-name="P1">کتر</text:p>
      <text:p text:style-name="P1">کترا</text:p>
      <text:p text:style-name="P1">کترائیں</text:p>
      <text:p text:style-name="P1">کترنا</text:p>
      <text:p text:style-name="P1">کترنے</text:p>
      <text:p text:style-name="P1">کتروائی</text:p>
      <text:p text:style-name="P1">کتری</text:p>
      <text:p text:style-name="P1">کترے</text:p>
      <text:p text:style-name="P1">کتنی</text:p>
      <text:p text:style-name="P1">کتنے</text:p>
      <text:p text:style-name="P1">کتِّیِم</text:p>
      <text:p text:style-name="P1">کثرت</text:p>
      <text:p text:style-name="P1">کثِیر</text:p>
      <text:p text:style-name="P1"><text:soft-page-break/>کثِیراُلتعداد</text:p>
      <text:p text:style-name="P1">کثِیرجو</text:p>
      <text:p text:style-name="P1">کثِیرُالتعداد</text:p>
      <text:p text:style-name="P1">کثِیف</text:p>
      <text:p text:style-name="P1">کج</text:p>
      <text:p text:style-name="P1">کجاوہ</text:p>
      <text:p text:style-name="P1">کجرفتاری</text:p>
      <text:p text:style-name="P1">کجرو</text:p>
      <text:p text:style-name="P1">کجرَو</text:p>
      <text:p text:style-name="P1">کجرَوی</text:p>
      <text:p text:style-name="P1">کجَ</text:p>
      <text:p text:style-name="P1">کجھُور</text:p>
      <text:p text:style-name="P1">کجی</text:p>
      <text:p text:style-name="P1">کدُّو</text:p>
      <text:p text:style-name="P1">کدھر</text:p>
      <text:p text:style-name="P1"><text:soft-page-break/>کر</text:p>
      <text:p text:style-name="P1">کرآ</text:p>
      <text:p text:style-name="P1">کرآسمان</text:p>
      <text:p text:style-name="P1">کرآؤ</text:p>
      <text:p text:style-name="P1">کرآیا</text:p>
      <text:p text:style-name="P1">کرا</text:p>
      <text:p text:style-name="P1">کرائی</text:p>
      <text:p text:style-name="P1">کرائیں</text:p>
      <text:p text:style-name="P1">کرائے</text:p>
      <text:p text:style-name="P1">کرابد</text:p>
      <text:p text:style-name="P1">کراتا</text:p>
      <text:p text:style-name="P1">کراتاتھا</text:p>
      <text:p text:style-name="P1">کراتی</text:p>
      <text:p text:style-name="P1">کراتے</text:p>
      <text:p text:style-name="P1">کرامات</text:p>
      <text:p text:style-name="P1"><text:soft-page-break/>کرامِیم</text:p>
      <text:p text:style-name="P1">کرانا</text:p>
      <text:p text:style-name="P1">کرانے</text:p>
      <text:p text:style-name="P1">کراؤ</text:p>
      <text:p text:style-name="P1">کراؤُں</text:p>
      <text:p text:style-name="P1">کراُن</text:p>
      <text:p text:style-name="P1">کراُڑا</text:p>
      <text:p text:style-name="P1">کراپنا</text:p>
      <text:p text:style-name="P1">کراپنے</text:p>
      <text:p text:style-name="P1">کراڑے</text:p>
      <text:p text:style-name="P1">کراہتا</text:p>
      <text:p text:style-name="P1">کراہتی</text:p>
      <text:p text:style-name="P1">کراہتے</text:p>
      <text:p text:style-name="P1">کراہنا</text:p>
      <text:p text:style-name="P1">کراہنے</text:p>
      <text:p text:style-name="P1"><text:soft-page-break/>کراہِیت</text:p>
      <text:p text:style-name="P1">کراہِیّت</text:p>
      <text:p text:style-name="P1">کراہیں</text:p>
      <text:p text:style-name="P1">کرایا</text:p>
      <text:p text:style-name="P1">کرایہ</text:p>
      <text:p text:style-name="P1">کربابل</text:p>
      <text:p text:style-name="P1">کرباہر</text:p>
      <text:p text:style-name="P1">کربرکت</text:p>
      <text:p text:style-name="P1">کربعلِیم</text:p>
      <text:p text:style-name="P1">کربلکہ</text:p>
      <text:p text:style-name="P1">کربنا</text:p>
      <text:p text:style-name="P1">کربَن</text:p>
      <text:p text:style-name="P1">کربَیٹھ</text:p>
      <text:p text:style-name="P1">کربڑا</text:p>
      <text:p text:style-name="P1">کربھائِیوں</text:p>
      <text:p text:style-name="P1"><text:soft-page-break/>کرتا</text:p>
      <text:p text:style-name="P1">کرتازہ</text:p>
      <text:p text:style-name="P1">کرتاپِھرتا</text:p>
      <text:p text:style-name="P1">کرتاہُوں</text:p>
      <text:p text:style-name="P1">کرتربِیّت</text:p>
      <text:p text:style-name="P1">کرترغِیب</text:p>
      <text:p text:style-name="P1">کرتوڑی</text:p>
      <text:p text:style-name="P1">کرتُوت</text:p>
      <text:p text:style-name="P1">کرتِین</text:p>
      <text:p text:style-name="P1">کرتِیں</text:p>
      <text:p text:style-name="P1">کرتی</text:p>
      <text:p text:style-name="P1">کرتے</text:p>
      <text:p text:style-name="P1">کرجائے</text:p>
      <text:p text:style-name="P1">کرجبکہ</text:p>
      <text:p text:style-name="P1">کرجِس</text:p>
      <text:p text:style-name="P1"><text:soft-page-break/>کرجِن</text:p>
      <text:p text:style-name="P1">کرخاموش</text:p>
      <text:p text:style-name="P1">کرخت</text:p>
      <text:p text:style-name="P1">کرخُداوند</text:p>
      <text:p text:style-name="P1">کرداروں</text:p>
      <text:p text:style-name="P1">کردو</text:p>
      <text:p text:style-name="P1">کردَلَمنُوتہ</text:p>
      <text:p text:style-name="P1">کردُ</text:p>
      <text:p text:style-name="P1">کردُوں</text:p>
      <text:p text:style-name="P1">کردِئے</text:p>
      <text:p text:style-name="P1">کردِیا</text:p>
      <text:p text:style-name="P1">کردھمکائے</text:p>
      <text:p text:style-name="P1">کردی</text:p>
      <text:p text:style-name="P1">کردیتا</text:p>
      <text:p text:style-name="P1">کردیتی</text:p>
      <text:p text:style-name="P1"><text:soft-page-break/>کردینا</text:p>
      <text:p text:style-name="P1">کردیں</text:p>
      <text:p text:style-name="P1">کردے</text:p>
      <text:p text:style-name="P1">کررو</text:p>
      <text:p text:style-name="P1">کرسمجھا</text:p>
      <text:p text:style-name="P1">کرسکتا</text:p>
      <text:p text:style-name="P1">کرسکتے</text:p>
      <text:p text:style-name="P1">کرسی</text:p>
      <text:p text:style-name="P1">کرشاخوں</text:p>
      <text:p text:style-name="P1">کرصاف</text:p>
      <text:p text:style-name="P1">کرعمُّونیوں</text:p>
      <text:p text:style-name="P1">کرعِلم</text:p>
      <text:p text:style-name="P1">کرعی</text:p>
      <text:p text:style-name="P1">کرقِیام</text:p>
      <text:p text:style-name="P1">کرقہرسے</text:p>
      <text:p text:style-name="P1"><text:soft-page-break/>کرلَوٹا</text:p>
      <text:p text:style-name="P1">کرلِیا</text:p>
      <text:p text:style-name="P1">کرلڑائی</text:p>
      <text:p text:style-name="P1">کرلیکن</text:p>
      <text:p text:style-name="P1">کرلے</text:p>
      <text:p text:style-name="P1">کرم</text:p>
      <text:p text:style-name="P1">کرملی</text:p>
      <text:p text:style-name="P1">کرموآب</text:p>
      <text:p text:style-name="P1">کرمَرا</text:p>
      <text:p text:style-name="P1">کرمُحکم</text:p>
      <text:p text:style-name="P1">کرمُلک</text:p>
      <text:p text:style-name="P1">کرمِل</text:p>
      <text:p text:style-name="P1">کرمِلی</text:p>
      <text:p text:style-name="P1">کرمی</text:p>
      <text:p text:style-name="P1">کرمیرِ</text:p>
      <text:p text:style-name="P1"><text:soft-page-break/>کرمیرے</text:p>
      <text:p text:style-name="P1">کرنا</text:p>
      <text:p text:style-name="P1">کرناتاکہ</text:p>
      <text:p text:style-name="P1">کرناجب</text:p>
      <text:p text:style-name="P1">کرنامُحکم</text:p>
      <text:p text:style-name="P1">کرنانہ</text:p>
      <text:p text:style-name="P1">کرناچاہتا</text:p>
      <text:p text:style-name="P1">کرنایا</text:p>
      <text:p text:style-name="P1">کرنغمہ</text:p>
      <text:p text:style-name="P1">کرنِکال</text:p>
      <text:p text:style-name="P1">کرنِکلتی</text:p>
      <text:p text:style-name="P1">کرنِکلی</text:p>
      <text:p text:style-name="P1">کرنی</text:p>
      <text:p text:style-name="P1">کرنیوں</text:p>
      <text:p text:style-name="P1">کرنے</text:p>
      <text:p text:style-name="P1"><text:soft-page-break/>کرو</text:p>
      <text:p text:style-name="P1">کروا</text:p>
      <text:p text:style-name="P1">کروائی</text:p>
      <text:p text:style-name="P1">کروائیں</text:p>
      <text:p text:style-name="P1">کرواتے</text:p>
      <text:p text:style-name="P1">کروادیِ</text:p>
      <text:p text:style-name="P1">کروایا</text:p>
      <text:p text:style-name="P1">کروتومیرے</text:p>
      <text:p text:style-name="P1">کروٹ</text:p>
      <text:p text:style-name="P1">کروٹیں</text:p>
      <text:p text:style-name="P1">کروڑ</text:p>
      <text:p text:style-name="P1">کروڑوں</text:p>
      <text:p text:style-name="P1">کروگے</text:p>
      <text:p text:style-name="P1">کروں</text:p>
      <text:p text:style-name="P1">کروہ</text:p>
      <text:p text:style-name="P1"><text:soft-page-break/>کرَوؔب</text:p>
      <text:p text:style-name="P1">کرُ</text:p>
      <text:p text:style-name="P1">کرُو</text:p>
      <text:p text:style-name="P1">کرُوؔب</text:p>
      <text:p text:style-name="P1">کرُوبِیوں</text:p>
      <text:p text:style-name="P1">کرُوبیوں</text:p>
      <text:p text:style-name="P1">کرُونگا</text:p>
      <text:p text:style-name="P1">کرُوں</text:p>
      <text:p text:style-name="P1">کرُّ</text:p>
      <text:p text:style-name="P1">کرُّوبِیوں</text:p>
      <text:p text:style-name="P1">کرُّوبی</text:p>
      <text:p text:style-name="P1">کرُّوبیوں</text:p>
      <text:p text:style-name="P1">کرِسپُس</text:p>
      <text:p text:style-name="P1">کرِشمہ</text:p>
      <text:p text:style-name="P1">کرِشمے</text:p>
      <text:p text:style-name="P1"><text:soft-page-break/>کرِمِلی</text:p>
      <text:p text:style-name="P1">کرِیت</text:p>
      <text:p text:style-name="P1">کرِیم</text:p>
      <text:p text:style-name="P1">کرّ</text:p>
      <text:p text:style-name="P1">کرُّوبِیوں</text:p>
      <text:p text:style-name="P1">کرُّوبی</text:p>
      <text:p text:style-name="P1">کرُّوبیوں</text:p>
      <text:p text:style-name="P1">کرپانی</text:p>
      <text:p text:style-name="P1">کرپردیس</text:p>
      <text:p text:style-name="P1">کرپُس</text:p>
      <text:p text:style-name="P1">کرپہاڑوں</text:p>
      <text:p text:style-name="P1">کرچلا</text:p>
      <text:p text:style-name="P1">کرچلی</text:p>
      <text:p text:style-name="P1">کرچلے</text:p>
      <text:p text:style-name="P1">کرچُھوٹ</text:p>
      <text:p text:style-name="P1"><text:soft-page-break/>کرچِھپ</text:p>
      <text:p text:style-name="P1">کرچھوڑ</text:p>
      <text:p text:style-name="P1">کرڈال</text:p>
      <text:p text:style-name="P1">کرکس</text:p>
      <text:p text:style-name="P1">کرکمِیس</text:p>
      <text:p text:style-name="P1">کرکٹ</text:p>
      <text:p text:style-name="P1">کرکہ</text:p>
      <text:p text:style-name="P1">کرکہا</text:p>
      <text:p text:style-name="P1">کرکہیں</text:p>
      <text:p text:style-name="P1">کرکیونکہ</text:p>
      <text:p text:style-name="P1">کرگئے</text:p>
      <text:p text:style-name="P1">کرگِرفتار</text:p>
      <text:p text:style-name="P1">کرہیرودِیوں</text:p>
      <text:p text:style-name="P1">کرہے</text:p>
      <text:p text:style-name="P1">کریتِیوں</text:p>
      <text:p text:style-name="P1"><text:soft-page-break/>کریتی</text:p>
      <text:p text:style-name="P1">کریتیوں</text:p>
      <text:p text:style-name="P1">کریتے</text:p>
      <text:p text:style-name="P1">کریسکینس</text:p>
      <text:p text:style-name="P1">کریقِین</text:p>
      <text:p text:style-name="P1">کرینے</text:p>
      <text:p text:style-name="P1">کریں</text:p>
      <text:p text:style-name="P1">کریہاں</text:p>
      <text:p text:style-name="P1">کرے</text:p>
      <text:p text:style-name="P1">کزبی</text:p>
      <text:p text:style-name="P1">کزِیب</text:p>
      <text:p text:style-name="P1">کس</text:p>
      <text:p text:style-name="P1">کسا</text:p>
      <text:p text:style-name="P1">کسان</text:p>
      <text:p text:style-name="P1">کسبِیاں</text:p>
      <text:p text:style-name="P1"><text:soft-page-break/>کسبِیوں</text:p>
      <text:p text:style-name="P1">کسبی</text:p>
      <text:p text:style-name="P1">کسبیوں</text:p>
      <text:p text:style-name="P1">کسد</text:p>
      <text:p text:style-name="P1">کسدِ</text:p>
      <text:p text:style-name="P1">کسدِستان</text:p>
      <text:p text:style-name="P1">کسدِیوں</text:p>
      <text:p text:style-name="P1">کسدی</text:p>
      <text:p text:style-name="P1">کسدیوں</text:p>
      <text:p text:style-name="P1">کسلوُحی</text:p>
      <text:p text:style-name="P1">کسلُوؔن</text:p>
      <text:p text:style-name="P1">کسُوں</text:p>
      <text:p text:style-name="P1">کسِیفیا</text:p>
      <text:p text:style-name="P1">کسِیل</text:p>
      <text:p text:style-name="P1">کسی</text:p>
      <text:p text:style-name="P1"><text:soft-page-break/>کسیِفیا</text:p>
      <text:p text:style-name="P1">کسے</text:p>
      <text:p text:style-name="P1">کش</text:p>
      <text:p text:style-name="P1">کشتِیاں</text:p>
      <text:p text:style-name="P1">کشتِیوں</text:p>
      <text:p text:style-name="P1">کشتی</text:p>
      <text:p text:style-name="P1">کشمکش</text:p>
      <text:p text:style-name="P1">کشو</text:p>
      <text:p text:style-name="P1">کشِیدہ</text:p>
      <text:p text:style-name="P1">کشی</text:p>
      <text:p text:style-name="P1">کف</text:p>
      <text:p text:style-name="P1">کفایت</text:p>
      <text:p text:style-name="P1">کفتورؔی</text:p>
      <text:p text:style-name="P1">کفتُور</text:p>
      <text:p text:style-name="P1">کفتُوری</text:p>
      <text:p text:style-name="P1"><text:soft-page-break/>کفرؔہ</text:p>
      <text:p text:style-name="P1">کفرنحوؔم</text:p>
      <text:p text:style-name="P1">کفرنحُوؔم</text:p>
      <text:p text:style-name="P1">کفرنحُوم</text:p>
      <text:p text:style-name="P1">کفن</text:p>
      <text:p text:style-name="P1">کفنایا</text:p>
      <text:p text:style-name="P1">کفَرالعمُّو</text:p>
      <text:p text:style-name="P1">کفَن</text:p>
      <text:p text:style-name="P1">کفِیرؔہ</text:p>
      <text:p text:style-name="P1">کفِیل</text:p>
      <text:p text:style-name="P1">کفِیلوں</text:p>
      <text:p text:style-name="P1">کفّارہ</text:p>
      <text:p text:style-name="P1">کل</text:p>
      <text:p text:style-name="P1">کلام</text:p>
      <text:p text:style-name="P1">کلامِ</text:p>
      <text:p text:style-name="P1"><text:soft-page-break/>کلامی</text:p>
      <text:p text:style-name="P1">کلح</text:p>
      <text:p text:style-name="P1">کلحوزؔہ</text:p>
      <text:p text:style-name="P1">کلنو</text:p>
      <text:p text:style-name="P1">کلنہ</text:p>
      <text:p text:style-name="P1">کلودِیہ</text:p>
      <text:p text:style-name="P1">کلوپاؔس</text:p>
      <text:p text:style-name="P1">کلَودِ</text:p>
      <text:p text:style-name="P1">کلُوؔب</text:p>
      <text:p text:style-name="P1">کلُوب</text:p>
      <text:p text:style-name="P1">کلُوبی</text:p>
      <text:p text:style-name="P1">کلُوہ</text:p>
      <text:p text:style-name="P1">کلِیاں</text:p>
      <text:p text:style-name="P1">کلِیسیا</text:p>
      <text:p text:style-name="P1">کلِیسیائی</text:p>
      <text:p text:style-name="P1"><text:soft-page-break/>کلِیسیائیں</text:p>
      <text:p text:style-name="P1">کلِیسیاؤں</text:p>
      <text:p text:style-name="P1">کلِیسیاکوستاتا</text:p>
      <text:p text:style-name="P1">کلِیوؔن</text:p>
      <text:p text:style-name="P1">کلِیُپاؔس</text:p>
      <text:p text:style-name="P1">کلکُوؔل</text:p>
      <text:p text:style-name="P1">کلہاڑی</text:p>
      <text:p text:style-name="P1">کلی</text:p>
      <text:p text:style-name="P1">کلیجہ</text:p>
      <text:p text:style-name="P1">کلیجے</text:p>
      <text:p text:style-name="P1">کلیسیا</text:p>
      <text:p text:style-name="P1">کلیمینس</text:p>
      <text:p text:style-name="P1">کلیں</text:p>
      <text:p text:style-name="P1">کم</text:p>
      <text:p text:style-name="P1">کما</text:p>
      <text:p text:style-name="P1"><text:soft-page-break/>کمائی</text:p>
      <text:p text:style-name="P1">کمائے</text:p>
      <text:p text:style-name="P1">کماتی</text:p>
      <text:p text:style-name="P1">کمارِیم</text:p>
      <text:p text:style-name="P1">کمال</text:p>
      <text:p text:style-name="P1">کمالِ</text:p>
      <text:p text:style-name="P1">کمان</text:p>
      <text:p text:style-name="P1">کمانوں</text:p>
      <text:p text:style-name="P1">کمانیں</text:p>
      <text:p text:style-name="P1">کماؤں</text:p>
      <text:p text:style-name="P1">کمایا</text:p>
      <text:p text:style-name="P1">کمبخت</text:p>
      <text:p text:style-name="P1">کمتر</text:p>
      <text:p text:style-name="P1">کمترِین</text:p>
      <text:p text:style-name="P1">کمر</text:p>
      <text:p text:style-name="P1"><text:soft-page-break/>کمرباندھو</text:p>
      <text:p text:style-name="P1">کمربستہ</text:p>
      <text:p text:style-name="P1">کمربند</text:p>
      <text:p text:style-name="P1">کمرسے</text:p>
      <text:p text:style-name="P1">کمروں</text:p>
      <text:p text:style-name="P1">کمریں</text:p>
      <text:p text:style-name="P1">کمرے</text:p>
      <text:p text:style-name="P1">کمزور</text:p>
      <text:p text:style-name="P1">کمزوروں</text:p>
      <text:p text:style-name="P1">کمزورِیاں</text:p>
      <text:p text:style-name="P1">کمزورِیوں</text:p>
      <text:p text:style-name="P1">کمزوری</text:p>
      <text:p text:style-name="P1">کملا</text:p>
      <text:p text:style-name="P1">کمند</text:p>
      <text:p text:style-name="P1">کموؔس</text:p>
      <text:p text:style-name="P1"><text:soft-page-break/>کموس</text:p>
      <text:p text:style-name="P1">کمُوؔس</text:p>
      <text:p text:style-name="P1">کمِین</text:p>
      <text:p text:style-name="P1">کمِینوں</text:p>
      <text:p text:style-name="P1">کمِینے</text:p>
      <text:p text:style-name="P1">کمّل</text:p>
      <text:p text:style-name="P1">کمی</text:p>
      <text:p text:style-name="P1">کنا</text:p>
      <text:p text:style-name="P1">کناروں</text:p>
      <text:p text:style-name="P1">کنارہ</text:p>
      <text:p text:style-name="P1">کنارے</text:p>
      <text:p text:style-name="P1">کنانیاؔہ</text:p>
      <text:p text:style-name="P1">کندا</text:p>
      <text:p text:style-name="P1">کندھا</text:p>
      <text:p text:style-name="P1">کندھوں</text:p>
      <text:p text:style-name="P1"><text:soft-page-break/>کندھے</text:p>
      <text:p text:style-name="P1">کندہ</text:p>
      <text:p text:style-name="P1">کنعا</text:p>
      <text:p text:style-name="P1">کنعاؔن</text:p>
      <text:p text:style-name="P1">کنعاؔنہ</text:p>
      <text:p text:style-name="P1">کنعاؔنی</text:p>
      <text:p text:style-name="P1">کنعانؔ</text:p>
      <text:p text:style-name="P1">کنعانِؔیوں</text:p>
      <text:p text:style-name="P1">کنعانؔی</text:p>
      <text:p text:style-name="P1">کنعانؔیوں</text:p>
      <text:p text:style-name="P1">کنعنہ</text:p>
      <text:p text:style-name="P1">کنعنیاؔہ</text:p>
      <text:p text:style-name="P1">کنوئیں</text:p>
      <text:p text:style-name="P1">کنواری</text:p>
      <text:p text:style-name="P1">کنول</text:p>
      <text:p text:style-name="P1"><text:soft-page-break/>کنَعاؔن</text:p>
      <text:p text:style-name="P1">کنُوئیں</text:p>
      <text:p text:style-name="P1">کنُواں</text:p>
      <text:p text:style-name="P1">کنُوؤں</text:p>
      <text:p text:style-name="P1">کنّہ</text:p>
      <text:p text:style-name="P1">کنپٹِیاں</text:p>
      <text:p text:style-name="P1">کنپٹِیوں</text:p>
      <text:p text:style-name="P1">کنڈوں</text:p>
      <text:p text:style-name="P1">کنڈے</text:p>
      <text:p text:style-name="P1">کنکروں</text:p>
      <text:p text:style-name="P1">کنگال</text:p>
      <text:p text:style-name="P1">کنگالوں</text:p>
      <text:p text:style-name="P1">کنگن</text:p>
      <text:p text:style-name="P1">کنگنِیاں</text:p>
      <text:p text:style-name="P1">کنگنِیوں</text:p>
      <text:p text:style-name="P1"><text:soft-page-break/>کنگنی</text:p>
      <text:p text:style-name="P1">کنگُرے</text:p>
      <text:p text:style-name="P1">کنی</text:p>
      <text:p text:style-name="P1">کو</text:p>
      <text:p text:style-name="P1">کوآبادی</text:p>
      <text:p text:style-name="P1">کوآج</text:p>
      <text:p text:style-name="P1">کوآسمان</text:p>
      <text:p text:style-name="P1">کوآپ</text:p>
      <text:p text:style-name="P1">کوآگ</text:p>
      <text:p text:style-name="P1">کوئلوں</text:p>
      <text:p text:style-name="P1">کوئلہ</text:p>
      <text:p text:style-name="P1">کوئلے</text:p>
      <text:p text:style-name="P1">کوئِلوں</text:p>
      <text:p text:style-name="P1">کوئِلے</text:p>
      <text:p text:style-name="P1">کوئی</text:p>
      <text:p text:style-name="P1"><text:soft-page-break/>کوارتُس</text:p>
      <text:p text:style-name="P1">کواسِیر</text:p>
      <text:p text:style-name="P1">کوامن</text:p>
      <text:p text:style-name="P1">کواَیسی</text:p>
      <text:p text:style-name="P1">کواُس</text:p>
      <text:p text:style-name="P1">کواُسے</text:p>
      <text:p text:style-name="P1">کواُنہوں</text:p>
      <text:p text:style-name="P1">کواُٹھ</text:p>
      <text:p text:style-name="P1">کواُٹھائے</text:p>
      <text:p text:style-name="P1">کواُٹھی</text:p>
      <text:p text:style-name="P1">کواُٹھے</text:p>
      <text:p text:style-name="P1">کواِس</text:p>
      <text:p text:style-name="P1">کواِن</text:p>
      <text:p text:style-name="P1">کواپنی</text:p>
      <text:p text:style-name="P1">کواپنے</text:p>
      <text:p text:style-name="P1"><text:soft-page-break/>کواچّھا</text:p>
      <text:p text:style-name="P1">کواڑے</text:p>
      <text:p text:style-name="P1">کواکِب</text:p>
      <text:p text:style-name="P1">کوایک</text:p>
      <text:p text:style-name="P1">کوباپ</text:p>
      <text:p text:style-name="P1">کوباہر</text:p>
      <text:p text:style-name="P1">کوبحال</text:p>
      <text:p text:style-name="P1">کوبرباد</text:p>
      <text:p text:style-name="P1">کوبرکت</text:p>
      <text:p text:style-name="P1">کوبلکہ</text:p>
      <text:p text:style-name="P1">کوبند</text:p>
      <text:p text:style-name="P1">کوبنی</text:p>
      <text:p text:style-name="P1">کوبویا</text:p>
      <text:p text:style-name="P1">کوبُلا</text:p>
      <text:p text:style-name="P1">کوبُھوکا</text:p>
      <text:p text:style-name="P1"><text:soft-page-break/>کوبِجلی</text:p>
      <text:p text:style-name="P1">کوبِگاڑتے</text:p>
      <text:p text:style-name="P1">کوبِیوی</text:p>
      <text:p text:style-name="P1">کوبپتِسمہ</text:p>
      <text:p text:style-name="P1">کوبچائے</text:p>
      <text:p text:style-name="P1">کوبھاگ</text:p>
      <text:p text:style-name="P1">کوبھاگو</text:p>
      <text:p text:style-name="P1">کوبھی</text:p>
      <text:p text:style-name="P1">کوبھیجتا</text:p>
      <text:p text:style-name="P1">کوبھیجے</text:p>
      <text:p text:style-name="P1">کوبیابان</text:p>
      <text:p text:style-name="P1">کوبیان</text:p>
      <text:p text:style-name="P1">کوبیلشضر</text:p>
      <text:p text:style-name="P1">کوبیٹا</text:p>
      <text:p text:style-name="P1">کوتان</text:p>
      <text:p text:style-name="P1"><text:soft-page-break/>کوتاہ</text:p>
      <text:p text:style-name="P1">کوتجارت</text:p>
      <text:p text:style-name="P1">کوترک</text:p>
      <text:p text:style-name="P1">کوتمام</text:p>
      <text:p text:style-name="P1">کوتنبِیہ</text:p>
      <text:p text:style-name="P1">کوتوڑ</text:p>
      <text:p text:style-name="P1">کوتُو</text:p>
      <text:p text:style-name="P1">کوتُوفت</text:p>
      <text:p text:style-name="P1">کوتھا</text:p>
      <text:p text:style-name="P1">کوتیرے</text:p>
      <text:p text:style-name="P1">کوجا</text:p>
      <text:p text:style-name="P1">کوجاتے</text:p>
      <text:p text:style-name="P1">کوجانچتی</text:p>
      <text:p text:style-name="P1">کوجزِیرے</text:p>
      <text:p text:style-name="P1">کوجلال</text:p>
      <text:p text:style-name="P1"><text:soft-page-break/>کوجمع</text:p>
      <text:p text:style-name="P1">کوجو</text:p>
      <text:p text:style-name="P1">کوجِس</text:p>
      <text:p text:style-name="P1">کوجِلا</text:p>
      <text:p text:style-name="P1">کوجِنہوں</text:p>
      <text:p text:style-name="P1">کوجِھیل</text:p>
      <text:p text:style-name="P1">کوجِیتا</text:p>
      <text:p text:style-name="P1">کوجھانجھ</text:p>
      <text:p text:style-name="P1">کوحُکم</text:p>
      <text:p text:style-name="P1">کوحِساب</text:p>
      <text:p text:style-name="P1">کوحِقیر</text:p>
      <text:p text:style-name="P1">کوخاک</text:p>
      <text:p text:style-name="P1">کوخبر</text:p>
      <text:p text:style-name="P1">کوخبردی</text:p>
      <text:p text:style-name="P1">کوختم</text:p>
      <text:p text:style-name="P1"><text:soft-page-break/>کوخراب</text:p>
      <text:p text:style-name="P1">کوخَوف</text:p>
      <text:p text:style-name="P1">کوخَیر</text:p>
      <text:p text:style-name="P1">کوخُدا</text:p>
      <text:p text:style-name="P1">کوخُداوند</text:p>
      <text:p text:style-name="P1">کوخُشک</text:p>
      <text:p text:style-name="P1">کوخُوب</text:p>
      <text:p text:style-name="P1">کوخُوش</text:p>
      <text:p text:style-name="P1">کود</text:p>
      <text:p text:style-name="P1">کوداؤُد</text:p>
      <text:p text:style-name="P1">کودریافت</text:p>
      <text:p text:style-name="P1">کودو</text:p>
      <text:p text:style-name="P1">کودُکھ</text:p>
      <text:p text:style-name="P1">کودِئے</text:p>
      <text:p text:style-name="P1">کودِل</text:p>
      <text:p text:style-name="P1"><text:soft-page-break/>کودیکھ</text:p>
      <text:p text:style-name="P1">کودیکھو</text:p>
      <text:p text:style-name="P1">کودیکھیں</text:p>
      <text:p text:style-name="P1">کودیکھے</text:p>
      <text:p text:style-name="P1">کودے</text:p>
      <text:p text:style-name="P1">کور</text:p>
      <text:p text:style-name="P1">کوراست</text:p>
      <text:p text:style-name="P1">کورعا</text:p>
      <text:p text:style-name="P1">کورنش</text:p>
      <text:p text:style-name="P1">کورنِش</text:p>
      <text:p text:style-name="P1">کورنِیُس</text:p>
      <text:p text:style-name="P1">کوروا</text:p>
      <text:p text:style-name="P1">کوروشنی</text:p>
      <text:p text:style-name="P1">کوروٹی</text:p>
      <text:p text:style-name="P1">کورَوندو</text:p>
      <text:p text:style-name="P1"><text:soft-page-break/>کورُوح</text:p>
      <text:p text:style-name="P1">کورُوحُ</text:p>
      <text:p text:style-name="P1">کورُوپیہ</text:p>
      <text:p text:style-name="P1">کورِیاکاروں</text:p>
      <text:p text:style-name="P1">کورے</text:p>
      <text:p text:style-name="P1">کوزحمت</text:p>
      <text:p text:style-name="P1">کوزِندہ</text:p>
      <text:p text:style-name="P1">کوزِیادہ</text:p>
      <text:p text:style-name="P1">کوزِیبا</text:p>
      <text:p text:style-name="P1">کوس</text:p>
      <text:p text:style-name="P1">کوساتھ</text:p>
      <text:p text:style-name="P1">کوسخت</text:p>
      <text:p text:style-name="P1">کوسزا</text:p>
      <text:p text:style-name="P1">کوسزادے</text:p>
      <text:p text:style-name="P1">کوسلامت</text:p>
      <text:p text:style-name="P1"><text:soft-page-break/>کوسنا</text:p>
      <text:p text:style-name="P1">کوسوختنی</text:p>
      <text:p text:style-name="P1">کوسوِی</text:p>
      <text:p text:style-name="P1">کوسُن</text:p>
      <text:p text:style-name="P1">کوسُنائی</text:p>
      <text:p text:style-name="P1">کوسُنتا</text:p>
      <text:p text:style-name="P1">کوسُودمند</text:p>
      <text:p text:style-name="P1">کوسِجدہ</text:p>
      <text:p text:style-name="P1">کوسِکم</text:p>
      <text:p text:style-name="P1">کوسِیدھی</text:p>
      <text:p text:style-name="P1">کوسِیسق</text:p>
      <text:p text:style-name="P1">کوسڑائے</text:p>
      <text:p text:style-name="P1">کوسیراب</text:p>
      <text:p text:style-name="P1">کوشان</text:p>
      <text:p text:style-name="P1">کوشن</text:p>
      <text:p text:style-name="P1"><text:soft-page-break/>کوشِش</text:p>
      <text:p text:style-name="P1">کوشِفا</text:p>
      <text:p text:style-name="P1">کوشِکست</text:p>
      <text:p text:style-name="P1">کوصداقت</text:p>
      <text:p text:style-name="P1">کوضرُور</text:p>
      <text:p text:style-name="P1">کوظُلم</text:p>
      <text:p text:style-name="P1">کوعِبادت</text:p>
      <text:p text:style-name="P1">کوعِبارت</text:p>
      <text:p text:style-name="P1">کوغلّہ</text:p>
      <text:p text:style-name="P1">کوغُلامی</text:p>
      <text:p text:style-name="P1">کوقائِم</text:p>
      <text:p text:style-name="P1">کوقاتِل</text:p>
      <text:p text:style-name="P1">کوقبُول</text:p>
      <text:p text:style-name="P1">کوقتل</text:p>
      <text:p text:style-name="P1">کوقَوموں</text:p>
      <text:p text:style-name="P1"><text:soft-page-break/>کولایا</text:p>
      <text:p text:style-name="P1">کولعلوں</text:p>
      <text:p text:style-name="P1">کولَوٹا</text:p>
      <text:p text:style-name="P1">کولُوٹ</text:p>
      <text:p text:style-name="P1">کولُوٹا</text:p>
      <text:p text:style-name="P1">کولُھو</text:p>
      <text:p text:style-name="P1">کولِئے</text:p>
      <text:p text:style-name="P1">کولھُو</text:p>
      <text:p text:style-name="P1">کولے</text:p>
      <text:p text:style-name="P1">کومارا</text:p>
      <text:p text:style-name="P1">کومارنے</text:p>
      <text:p text:style-name="P1">کومخالِف</text:p>
      <text:p text:style-name="P1">کومروڑتے</text:p>
      <text:p text:style-name="P1">کومست</text:p>
      <text:p text:style-name="P1">کومسِیح</text:p>
      <text:p text:style-name="P1"><text:soft-page-break/>کومصلُوب</text:p>
      <text:p text:style-name="P1">کومعرفت</text:p>
      <text:p text:style-name="P1">کومَسح</text:p>
      <text:p text:style-name="P1">کومَقدِس</text:p>
      <text:p text:style-name="P1">کومَوت</text:p>
      <text:p text:style-name="P1">کومَیں</text:p>
      <text:p text:style-name="P1">کومُجرِم</text:p>
      <text:p text:style-name="P1">کومُجھ</text:p>
      <text:p text:style-name="P1">کومُحکم</text:p>
      <text:p text:style-name="P1">کومُر</text:p>
      <text:p text:style-name="P1">کومُصِیبتوں</text:p>
      <text:p text:style-name="P1">کومُقدّس</text:p>
      <text:p text:style-name="P1">کومُلکِ</text:p>
      <text:p text:style-name="P1">کومِلا</text:p>
      <text:p text:style-name="P1">کومِلتی</text:p>
      <text:p text:style-name="P1"><text:soft-page-break/>کومِلے</text:p>
      <text:p text:style-name="P1">کومِیٹھی</text:p>
      <text:p text:style-name="P1">کومیرا</text:p>
      <text:p text:style-name="P1">کومیری</text:p>
      <text:p text:style-name="P1">کون</text:p>
      <text:p text:style-name="P1">کونابُود</text:p>
      <text:p text:style-name="P1">کونبُوکد</text:p>
      <text:p text:style-name="P1">کونذر</text:p>
      <text:p text:style-name="P1">کونفرت</text:p>
      <text:p text:style-name="P1">کونوں</text:p>
      <text:p text:style-name="P1">کونُور</text:p>
      <text:p text:style-name="P1">کونِکال</text:p>
      <text:p text:style-name="P1">کونِکلا</text:p>
      <text:p text:style-name="P1">کونِکلی</text:p>
      <text:p text:style-name="P1">کونِگل</text:p>
      <text:p text:style-name="P1"><text:soft-page-break/>کونپل</text:p>
      <text:p text:style-name="P1">کونپلیں</text:p>
      <text:p text:style-name="P1">کونچیں</text:p>
      <text:p text:style-name="P1">کونہ</text:p>
      <text:p text:style-name="P1">کونہیں</text:p>
      <text:p text:style-name="P1">کونیاؔہ</text:p>
      <text:p text:style-name="P1">کونیست</text:p>
      <text:p text:style-name="P1">کونے</text:p>
      <text:p text:style-name="P1">کوواپس</text:p>
      <text:p text:style-name="P1">کووّں</text:p>
      <text:p text:style-name="P1">کووہ</text:p>
      <text:p text:style-name="P1">کووہاں</text:p>
      <text:p text:style-name="P1">کوَدہ</text:p>
      <text:p text:style-name="P1">کوّا</text:p>
      <text:p text:style-name="P1">کوّوں</text:p>
      <text:p text:style-name="P1"><text:soft-page-break/>کوّے</text:p>
      <text:p text:style-name="P1">کوٹُکڑے</text:p>
      <text:p text:style-name="P1">کوٹِھیاں</text:p>
      <text:p text:style-name="P1">کوٹِھیوں</text:p>
      <text:p text:style-name="P1">کوٹھرِیاں</text:p>
      <text:p text:style-name="P1">کوٹھرِیوں</text:p>
      <text:p text:style-name="P1">کوٹھری</text:p>
      <text:p text:style-name="P1">کوٹھریاں</text:p>
      <text:p text:style-name="P1">کوٹھریوں</text:p>
      <text:p text:style-name="P1">کوٹھوں</text:p>
      <text:p text:style-name="P1">کوٹھی</text:p>
      <text:p text:style-name="P1">کوٹھے</text:p>
      <text:p text:style-name="P1">کوپاس</text:p>
      <text:p text:style-name="P1">کوپاؤں</text:p>
      <text:p text:style-name="P1">کوپاک</text:p>
      <text:p text:style-name="P1"><text:soft-page-break/>کوپسند</text:p>
      <text:p text:style-name="P1">کوپَھیلایا</text:p>
      <text:p text:style-name="P1">کوپُکارا</text:p>
      <text:p text:style-name="P1">کوپُکارتا</text:p>
      <text:p text:style-name="P1">کوپِھر</text:p>
      <text:p text:style-name="P1">کوپِھربنی</text:p>
      <text:p text:style-name="P1">کوپڑھ</text:p>
      <text:p text:style-name="P1">کوپھاڑا</text:p>
      <text:p text:style-name="P1">کوپہچان</text:p>
      <text:p text:style-name="P1">کوپہچانے</text:p>
      <text:p text:style-name="P1">کوچاروں</text:p>
      <text:p text:style-name="P1">کوچراگاہ</text:p>
      <text:p text:style-name="P1">کوچُوں</text:p>
      <text:p text:style-name="P1">کوچُھو</text:p>
      <text:p text:style-name="P1">کوچُھوئے</text:p>
      <text:p text:style-name="P1"><text:soft-page-break/>کوچُھونے</text:p>
      <text:p text:style-name="P1">کوچُھڑانے</text:p>
      <text:p text:style-name="P1">کوچُھڑایا</text:p>
      <text:p text:style-name="P1">کوچِیر</text:p>
      <text:p text:style-name="P1">کوچھوڑ</text:p>
      <text:p text:style-name="P1">کوچھیدے</text:p>
      <text:p text:style-name="P1">کوڈانٹے</text:p>
      <text:p text:style-name="P1">کوڈھا</text:p>
      <text:p text:style-name="P1">کوڑا</text:p>
      <text:p text:style-name="P1">کوڑوں</text:p>
      <text:p text:style-name="P1">کوڑِھیوں</text:p>
      <text:p text:style-name="P1">کوڑھ</text:p>
      <text:p text:style-name="P1">کوڑھی</text:p>
      <text:p text:style-name="P1">کوڑے</text:p>
      <text:p text:style-name="P1">کوکل</text:p>
      <text:p text:style-name="P1"><text:soft-page-break/>کوکوڑوں</text:p>
      <text:p text:style-name="P1">کوکَون</text:p>
      <text:p text:style-name="P1">کوکُچھ</text:p>
      <text:p text:style-name="P1">کوکِس</text:p>
      <text:p text:style-name="P1">کوکھا</text:p>
      <text:p text:style-name="P1">کوکی</text:p>
      <text:p text:style-name="P1">کوگئے</text:p>
      <text:p text:style-name="P1">کوگلی</text:p>
      <text:p text:style-name="P1">کوگواہی</text:p>
      <text:p text:style-name="P1">کوگُمراہ</text:p>
      <text:p text:style-name="P1">کوگِرا</text:p>
      <text:p text:style-name="P1">کوگِنو</text:p>
      <text:p text:style-name="P1">کوہ</text:p>
      <text:p text:style-name="P1">کوہان</text:p>
      <text:p text:style-name="P1">کوہستانی</text:p>
      <text:p text:style-name="P1"><text:soft-page-break/>کوہلاک</text:p>
      <text:p text:style-name="P1">کوہوائیں</text:p>
      <text:p text:style-name="P1">کوہِ</text:p>
      <text:p text:style-name="P1">کوہِستا</text:p>
      <text:p text:style-name="P1">کوہِستان</text:p>
      <text:p text:style-name="P1">کوہِستانِ</text:p>
      <text:p text:style-name="P1">کوہِستانِیوں</text:p>
      <text:p text:style-name="P1">کوہِستانی</text:p>
      <text:p text:style-name="P1">کوہی</text:p>
      <text:p text:style-name="P1">کوہے</text:p>
      <text:p text:style-name="P1">کویاد</text:p>
      <text:p text:style-name="P1">کویروشلیِم</text:p>
      <text:p text:style-name="P1">کویعنی</text:p>
      <text:p text:style-name="P1">کویکدل</text:p>
      <text:p text:style-name="P1">کَترا</text:p>
      <text:p text:style-name="P1"><text:soft-page-break/>کَج</text:p>
      <text:p text:style-name="P1">کَرمِل</text:p>
      <text:p text:style-name="P1">کَرمِلی</text:p>
      <text:p text:style-name="P1">کَرمِیوں</text:p>
      <text:p text:style-name="P1">کَرمی</text:p>
      <text:p text:style-name="P1">کَس</text:p>
      <text:p text:style-name="P1">کَسا</text:p>
      <text:p text:style-name="P1">کَسبی</text:p>
      <text:p text:style-name="P1">کَستے</text:p>
      <text:p text:style-name="P1">کَسدِیوں</text:p>
      <text:p text:style-name="P1">کَسدی</text:p>
      <text:p text:style-name="P1">کَسدیوں</text:p>
      <text:p text:style-name="P1">کَسلوحی</text:p>
      <text:p text:style-name="P1">کَسنے</text:p>
      <text:p text:style-name="P1">کَسی</text:p>
      <text:p text:style-name="P1"><text:soft-page-break/>کَسیں</text:p>
      <text:p text:style-name="P1">کَسے</text:p>
      <text:p text:style-name="P1">کَش</text:p>
      <text:p text:style-name="P1">کَشوں</text:p>
      <text:p text:style-name="P1">کَشی</text:p>
      <text:p text:style-name="P1">کَفتور</text:p>
      <text:p text:style-name="P1">کَفتورِیوں</text:p>
      <text:p text:style-name="P1">کَفتورہ</text:p>
      <text:p text:style-name="P1">کَفرؔنحُوم</text:p>
      <text:p text:style-name="P1">کَفنایا</text:p>
      <text:p text:style-name="P1">کَل</text:p>
      <text:p text:style-name="P1">کَمّل</text:p>
      <text:p text:style-name="P1">کَنِدُؔس</text:p>
      <text:p text:style-name="P1">کَنگالوں</text:p>
      <text:p text:style-name="P1">کَوؔن</text:p>
      <text:p text:style-name="P1"><text:soft-page-break/>کَون</text:p>
      <text:p text:style-name="P1">کَوند</text:p>
      <text:p text:style-name="P1">کَوندتے</text:p>
      <text:p text:style-name="P1">کَونسا</text:p>
      <text:p text:style-name="P1">کَونسی</text:p>
      <text:p text:style-name="P1">کَوڑی</text:p>
      <text:p text:style-name="P1">کَٹ</text:p>
      <text:p text:style-name="P1">کَپّدُکیہ</text:p>
      <text:p text:style-name="P1">کَھلبلی</text:p>
      <text:p text:style-name="P1">کَھولتی</text:p>
      <text:p text:style-name="P1">کَہہ</text:p>
      <text:p text:style-name="P1">کَی</text:p>
      <text:p text:style-name="P1">کَیسا</text:p>
      <text:p text:style-name="P1">کَیسابزُرگ</text:p>
      <text:p text:style-name="P1">کَیسی</text:p>
      <text:p text:style-name="P1"><text:soft-page-break/>کَیسے</text:p>
      <text:p text:style-name="P1">کَیفِیّت</text:p>
      <text:p text:style-name="P1">کُبڑا</text:p>
      <text:p text:style-name="P1">کُبڑی</text:p>
      <text:p text:style-name="P1">کُبڑے</text:p>
      <text:p text:style-name="P1">کُتا</text:p>
      <text:p text:style-name="P1">کُتب</text:p>
      <text:p text:style-name="P1">کُترنے</text:p>
      <text:p text:style-name="P1">کُترے</text:p>
      <text:p text:style-name="P1">کُتّا</text:p>
      <text:p text:style-name="P1">کُتّوں</text:p>
      <text:p text:style-name="P1">کُتّے</text:p>
      <text:p text:style-name="P1">کُدائے</text:p>
      <text:p text:style-name="P1">کُداتا</text:p>
      <text:p text:style-name="P1">کُدال</text:p>
      <text:p text:style-name="P1"><text:soft-page-break/>کُدالوں</text:p>
      <text:p text:style-name="P1">کُدالی</text:p>
      <text:p text:style-name="P1">کُدایا</text:p>
      <text:p text:style-name="P1">کُر</text:p>
      <text:p text:style-name="P1">کُرتا</text:p>
      <text:p text:style-name="P1">کُرتوں</text:p>
      <text:p text:style-name="P1">کُرتہ</text:p>
      <text:p text:style-name="P1">کُرتے</text:p>
      <text:p text:style-name="P1">کُرسِیاں</text:p>
      <text:p text:style-name="P1">کُرسِیوں</text:p>
      <text:p text:style-name="P1">کُرسی</text:p>
      <text:p text:style-name="P1">کُرسیاں</text:p>
      <text:p text:style-name="P1">کُرسیوں</text:p>
      <text:p text:style-name="P1">کُرمیں</text:p>
      <text:p text:style-name="P1">کُرنِیلِیُس</text:p>
      <text:p text:style-name="P1"><text:soft-page-break/>کُرنِیِلُیس</text:p>
      <text:p text:style-name="P1">کُروں</text:p>
      <text:p text:style-name="P1">کُرِنتُھس</text:p>
      <text:p text:style-name="P1">کُرِنتِھُس</text:p>
      <text:p text:style-name="P1">کُرِنتھُس</text:p>
      <text:p text:style-name="P1">کُرِنتھِیوں</text:p>
      <text:p text:style-name="P1">کُرِنتھی</text:p>
      <text:p text:style-name="P1">کُرِنتھیو</text:p>
      <text:p text:style-name="P1">کُریتی</text:p>
      <text:p text:style-name="P1">کُرینی</text:p>
      <text:p text:style-name="P1">کُریِنیوں</text:p>
      <text:p text:style-name="P1">کُرے</text:p>
      <text:p text:style-name="P1">کُشائی</text:p>
      <text:p text:style-name="P1">کُشادگی</text:p>
      <text:p text:style-name="P1">کُشادہ</text:p>
      <text:p text:style-name="P1"><text:soft-page-break/>کُشت</text:p>
      <text:p text:style-name="P1">کُشتی</text:p>
      <text:p text:style-name="P1">کُفر</text:p>
      <text:p text:style-name="P1">کُفربکا</text:p>
      <text:p text:style-name="P1">کُفربکے</text:p>
      <text:p text:style-name="P1">کُل</text:p>
      <text:p text:style-name="P1">کُلاہ</text:p>
      <text:p text:style-name="P1">کُلسِّیوں</text:p>
      <text:p text:style-name="P1">کُلنگ</text:p>
      <text:p text:style-name="P1">کُلُسّے</text:p>
      <text:p text:style-name="P1">کُلّی</text:p>
      <text:p text:style-name="P1">کُلچہ</text:p>
      <text:p text:style-name="P1">کُلچے</text:p>
      <text:p text:style-name="P1">کُلہاڑا</text:p>
      <text:p text:style-name="P1">کُلہاڑوں</text:p>
      <text:p text:style-name="P1"><text:soft-page-break/>کُلہاڑی</text:p>
      <text:p text:style-name="P1">کُلہاڑے</text:p>
      <text:p text:style-name="P1">کُملا</text:p>
      <text:p text:style-name="P1">کُملاتا</text:p>
      <text:p text:style-name="P1">کُمَیت</text:p>
      <text:p text:style-name="P1">کُمک</text:p>
      <text:p text:style-name="P1">کُمہار</text:p>
      <text:p text:style-name="P1">کُمہاروں</text:p>
      <text:p text:style-name="P1">کُنبہ</text:p>
      <text:p text:style-name="P1">کُنبے</text:p>
      <text:p text:style-name="P1">کُنجِیاں</text:p>
      <text:p text:style-name="P1">کُنجی</text:p>
      <text:p text:style-name="P1">کُند</text:p>
      <text:p text:style-name="P1">کُندن</text:p>
      <text:p text:style-name="P1">کُندہ</text:p>
      <text:p text:style-name="P1"><text:soft-page-break/>کُندے</text:p>
      <text:p text:style-name="P1">کُنوئیں</text:p>
      <text:p text:style-name="P1">کُنواروں</text:p>
      <text:p text:style-name="P1">کُنوارِیاں</text:p>
      <text:p text:style-name="P1">کُنوارِیو</text:p>
      <text:p text:style-name="P1">کُنوارِیوں</text:p>
      <text:p text:style-name="P1">کُنوارپن</text:p>
      <text:p text:style-name="P1">کُنوارپَن</text:p>
      <text:p text:style-name="P1">کُنواری</text:p>
      <text:p text:style-name="P1">کُنواریاں</text:p>
      <text:p text:style-name="P1">کُنواریوں</text:p>
      <text:p text:style-name="P1">کُنوارے</text:p>
      <text:p text:style-name="P1">کُنواں</text:p>
      <text:p text:style-name="P1">کُنوؤں</text:p>
      <text:p text:style-name="P1">کُنویں</text:p>
      <text:p text:style-name="P1"><text:soft-page-break/>کُنڈوں</text:p>
      <text:p text:style-name="P1">کُنڈے</text:p>
      <text:p text:style-name="P1">کُنگروں</text:p>
      <text:p text:style-name="P1">کُوؔش</text:p>
      <text:p text:style-name="P1">کُوؔشی</text:p>
      <text:p text:style-name="P1">کُوؔشیوں</text:p>
      <text:p text:style-name="P1">کُوؔل</text:p>
      <text:p text:style-name="P1">کُوب</text:p>
      <text:p text:style-name="P1">کُوتہ</text:p>
      <text:p text:style-name="P1">کُوتیوں</text:p>
      <text:p text:style-name="P1">کُود</text:p>
      <text:p text:style-name="P1">کُودا</text:p>
      <text:p text:style-name="P1">کُودتا</text:p>
      <text:p text:style-name="P1">کُودتی</text:p>
      <text:p text:style-name="P1">کُودتے</text:p>
      <text:p text:style-name="P1"><text:soft-page-break/>کُودنا</text:p>
      <text:p text:style-name="P1">کُودنے</text:p>
      <text:p text:style-name="P1">کُودو</text:p>
      <text:p text:style-name="P1">کُودِیں</text:p>
      <text:p text:style-name="P1">کُودے</text:p>
      <text:p text:style-name="P1">کُوش</text:p>
      <text:p text:style-name="P1">کُوشن</text:p>
      <text:p text:style-name="P1">کُوشِیوں</text:p>
      <text:p text:style-name="P1">کُوشی</text:p>
      <text:p text:style-name="P1">کُوشیوں</text:p>
      <text:p text:style-name="P1">کُون</text:p>
      <text:p text:style-name="P1">کُونچیں</text:p>
      <text:p text:style-name="P1">کُونیاؔہ</text:p>
      <text:p text:style-name="P1">کُوٹ</text:p>
      <text:p text:style-name="P1">کُوٹا</text:p>
      <text:p text:style-name="P1"><text:soft-page-break/>کُوٹتا</text:p>
      <text:p text:style-name="P1">کُوٹے</text:p>
      <text:p text:style-name="P1">کُوچ</text:p>
      <text:p text:style-name="P1">کُوچوں</text:p>
      <text:p text:style-name="P1">کُوچہ</text:p>
      <text:p text:style-name="P1">کُوچے</text:p>
      <text:p text:style-name="P1">کُوڑا</text:p>
      <text:p text:style-name="P1">کُوڑے</text:p>
      <text:p text:style-name="P1">کُٹھالی</text:p>
      <text:p text:style-name="P1">کُپرؔس</text:p>
      <text:p text:style-name="P1">کُپرُؔس</text:p>
      <text:p text:style-name="P1">کُپرُس</text:p>
      <text:p text:style-name="P1">کُپرُسی</text:p>
      <text:p text:style-name="P1">کُپری</text:p>
      <text:p text:style-name="P1">کُپُرؔس</text:p>
      <text:p text:style-name="P1"><text:soft-page-break/>کُپِّیوں</text:p>
      <text:p text:style-name="P1">کُپّی</text:p>
      <text:p text:style-name="P1">کُچل</text:p>
      <text:p text:style-name="P1">کُچلا</text:p>
      <text:p text:style-name="P1">کُچلتا</text:p>
      <text:p text:style-name="P1">کُچلتی</text:p>
      <text:p text:style-name="P1">کُچلنے</text:p>
      <text:p text:style-name="P1">کُچلو</text:p>
      <text:p text:style-name="P1">کُچلوا</text:p>
      <text:p text:style-name="P1">کُچلی</text:p>
      <text:p text:style-name="P1">کُچلے</text:p>
      <text:p text:style-name="P1">کُچَیلے</text:p>
      <text:p text:style-name="P1">کُچھ</text:p>
      <text:p text:style-name="P1">کُڑکُڑاتے</text:p>
      <text:p text:style-name="P1">کُڑکُڑانا</text:p>
      <text:p text:style-name="P1"><text:soft-page-break/>کُڑکُڑانے</text:p>
      <text:p text:style-name="P1">کُڑھ</text:p>
      <text:p text:style-name="P1">کُڑھانے</text:p>
      <text:p text:style-name="P1">کُڑھایا</text:p>
      <text:p text:style-name="P1">کُڑھتا</text:p>
      <text:p text:style-name="P1">کُڑھتی</text:p>
      <text:p text:style-name="P1">کُڑھتے</text:p>
      <text:p text:style-name="P1">کُڑھن</text:p>
      <text:p text:style-name="P1">کُڑھنا</text:p>
      <text:p text:style-name="P1">کُڑھنے</text:p>
      <text:p text:style-name="P1">کُڑھے</text:p>
      <text:p text:style-name="P1">کُھجانے</text:p>
      <text:p text:style-name="P1">کُھجلی</text:p>
      <text:p text:style-name="P1">کُھدا</text:p>
      <text:p text:style-name="P1">کُھدائے</text:p>
      <text:p text:style-name="P1"><text:soft-page-break/>کُھداوتا</text:p>
      <text:p text:style-name="P1">کُھداہُوا</text:p>
      <text:p text:style-name="P1">کُھدوائی</text:p>
      <text:p text:style-name="P1">کُھدوائے</text:p>
      <text:p text:style-name="P1">کُھدوایا</text:p>
      <text:p text:style-name="P1">کُھدی</text:p>
      <text:p text:style-name="P1">کُھدے</text:p>
      <text:p text:style-name="P1">کُھر</text:p>
      <text:p text:style-name="P1">کُھروں</text:p>
      <text:p text:style-name="P1">کُھرچ</text:p>
      <text:p text:style-name="P1">کُھرچوائے</text:p>
      <text:p text:style-name="P1">کُھرچی</text:p>
      <text:p text:style-name="P1">کُھرچے</text:p>
      <text:p text:style-name="P1">کُھل</text:p>
      <text:p text:style-name="P1">کُھلا</text:p>
      <text:p text:style-name="P1"><text:soft-page-break/>کُھلتا</text:p>
      <text:p text:style-name="P1">کُھلوا</text:p>
      <text:p text:style-name="P1">کُھلوایا</text:p>
      <text:p text:style-name="P1">کُھلی</text:p>
      <text:p text:style-name="P1">کُھلیں</text:p>
      <text:p text:style-name="P1">کُھلے</text:p>
      <text:p text:style-name="P1">کُھونٹِیاں</text:p>
      <text:p text:style-name="P1">کُھونٹی</text:p>
      <text:p text:style-name="P1">کُھونٹیوں</text:p>
      <text:p text:style-name="P1">کُھونٹے</text:p>
      <text:p text:style-name="P1">کُہر</text:p>
      <text:p text:style-name="P1">کُہن</text:p>
      <text:p text:style-name="P1">کُہنِیوں</text:p>
      <text:p text:style-name="P1">کِئے</text:p>
      <text:p text:style-name="P1">کِبریا</text:p>
      <text:p text:style-name="P1"><text:soft-page-break/>کِتاب</text:p>
      <text:p text:style-name="P1">کِتابوں</text:p>
      <text:p text:style-name="P1">کِتابِ</text:p>
      <text:p text:style-name="P1">کِتابہ</text:p>
      <text:p text:style-name="P1">کِتابیں</text:p>
      <text:p text:style-name="P1">کِتاب۔:-</text:p>
      <text:p text:style-name="P1">کِتلِیس</text:p>
      <text:p text:style-name="P1">کِتنا</text:p>
      <text:p text:style-name="P1">کِتنوں</text:p>
      <text:p text:style-name="P1">کِتنی</text:p>
      <text:p text:style-name="P1">کِتنے</text:p>
      <text:p text:style-name="P1">کِتّی</text:p>
      <text:p text:style-name="P1">کِتّیم</text:p>
      <text:p text:style-name="P1">کِتّیِم</text:p>
      <text:p text:style-name="P1">کِدر</text:p>
      <text:p text:style-name="P1"><text:soft-page-break/>کِدرؔلاعمر</text:p>
      <text:p text:style-name="P1">کِدھر</text:p>
      <text:p text:style-name="P1">کِراؔن</text:p>
      <text:p text:style-name="P1">کِران</text:p>
      <text:p text:style-name="P1">کِرایہ</text:p>
      <text:p text:style-name="P1">کِرم</text:p>
      <text:p text:style-name="P1">کِرمِلی</text:p>
      <text:p text:style-name="P1">کِرنوں</text:p>
      <text:p text:style-name="P1">کِرنیں</text:p>
      <text:p text:style-name="P1">کِس</text:p>
      <text:p text:style-name="P1">کِسان</text:p>
      <text:p text:style-name="P1">کِسانو</text:p>
      <text:p text:style-name="P1">کِسانوں</text:p>
      <text:p text:style-name="P1">کِسلوؔت</text:p>
      <text:p text:style-name="P1">کِسلُون</text:p>
      <text:p text:style-name="P1"><text:soft-page-break/>کِسلیو</text:p>
      <text:p text:style-name="P1">کِسُولوؔت</text:p>
      <text:p text:style-name="P1">کِسں</text:p>
      <text:p text:style-name="P1">کِسی</text:p>
      <text:p text:style-name="P1">کِسے</text:p>
      <text:p text:style-name="P1">کِشمش</text:p>
      <text:p text:style-name="P1">کِشمِش</text:p>
      <text:p text:style-name="P1">کِفایت</text:p>
      <text:p text:style-name="P1">کِلاؔل</text:p>
      <text:p text:style-name="P1">کِلمد</text:p>
      <text:p text:style-name="P1">کِلِکیہ</text:p>
      <text:p text:style-name="P1">کِلیاؔب</text:p>
      <text:p text:style-name="P1">کِمہاؔم</text:p>
      <text:p text:style-name="P1">کِن</text:p>
      <text:p text:style-name="P1">کِنارے</text:p>
      <text:p text:style-name="P1"><text:soft-page-break/>کِنخریہ</text:p>
      <text:p text:style-name="P1">کِنخِرییہ</text:p>
      <text:p text:style-name="P1">کِنّر</text:p>
      <text:p text:style-name="P1">کِنّرؔت</text:p>
      <text:p text:style-name="P1">کِنّرت</text:p>
      <text:p text:style-name="P1">کِواڑ</text:p>
      <text:p text:style-name="P1">کِواڑلگائے</text:p>
      <text:p text:style-name="P1">کِواڑوں</text:p>
      <text:p text:style-name="P1">کِواڑے</text:p>
      <text:p text:style-name="P1">کِھل</text:p>
      <text:p text:style-name="P1">کِھلا</text:p>
      <text:p text:style-name="P1">کِھلائی</text:p>
      <text:p text:style-name="P1">کِھلائیں</text:p>
      <text:p text:style-name="P1">کِھلائے</text:p>
      <text:p text:style-name="P1">کِھلاتا</text:p>
      <text:p text:style-name="P1"><text:soft-page-break/>کِھلاتی</text:p>
      <text:p text:style-name="P1">کِھلاتے</text:p>
      <text:p text:style-name="P1">کِھلانا</text:p>
      <text:p text:style-name="P1">کِھلانے</text:p>
      <text:p text:style-name="P1">کِھلاؤ</text:p>
      <text:p text:style-name="P1">کِھلاؤُں</text:p>
      <text:p text:style-name="P1">کِھلایا</text:p>
      <text:p text:style-name="P1">کِھلتا</text:p>
      <text:p text:style-name="P1">کِھلتے</text:p>
      <text:p text:style-name="P1">کِھلی</text:p>
      <text:p text:style-name="P1">کِھلے</text:p>
      <text:p text:style-name="P1">کِھنچ</text:p>
      <text:p text:style-name="P1">کِھڑکِیاں</text:p>
      <text:p text:style-name="P1">کِھڑکِیوں</text:p>
      <text:p text:style-name="P1">کِھڑکی</text:p>
      <text:p text:style-name="P1"><text:soft-page-break/>کِھڑکیاں</text:p>
      <text:p text:style-name="P1">کِھڑکیوں</text:p>
      <text:p text:style-name="P1">کِھینچ</text:p>
      <text:p text:style-name="P1">کِیا</text:p>
      <text:p text:style-name="P1">کِیاتاکہ</text:p>
      <text:p text:style-name="P1">کِیاتو</text:p>
      <text:p text:style-name="P1">کِیاتُو</text:p>
      <text:p text:style-name="P1">کِیاتھا</text:p>
      <text:p text:style-name="P1">کِیاجائے</text:p>
      <text:p text:style-name="P1">کِیاجاتا</text:p>
      <text:p text:style-name="P1">کِیارِیاں</text:p>
      <text:p text:style-name="P1">کِیارِیوں</text:p>
      <text:p text:style-name="P1">کِیاری</text:p>
      <text:p text:style-name="P1">کِیاسو</text:p>
      <text:p text:style-name="P1">کِیامَیں</text:p>
      <text:p text:style-name="P1"><text:soft-page-break/>کِیاوَیسا</text:p>
      <text:p text:style-name="P1">کِیاچاہتا</text:p>
      <text:p text:style-name="P1">کِیاکرو</text:p>
      <text:p text:style-name="P1">کِیاکہ</text:p>
      <text:p text:style-name="P1">کِیاہاں</text:p>
      <text:p text:style-name="P1">کِیاہو</text:p>
      <text:p text:style-name="P1">کِیجئے</text:p>
      <text:p text:style-name="P1">کِیدُوؔن</text:p>
      <text:p text:style-name="P1">کِیسے</text:p>
      <text:p text:style-name="P1">کِیلوں</text:p>
      <text:p text:style-name="P1">کِین</text:p>
      <text:p text:style-name="P1">کِینہ</text:p>
      <text:p text:style-name="P1">کِیوان</text:p>
      <text:p text:style-name="P1">کِیچ</text:p>
      <text:p text:style-name="P1">کِیچڑ</text:p>
      <text:p text:style-name="P1"><text:soft-page-break/>کِیڑا</text:p>
      <text:p text:style-name="P1">کِیڑوں</text:p>
      <text:p text:style-name="P1">کِیڑے</text:p>
      <text:p text:style-name="P1">کِیکر</text:p>
      <text:p text:style-name="P1">کِیں</text:p>
      <text:p text:style-name="P1">کٹ</text:p>
      <text:p text:style-name="P1">کٹائی</text:p>
      <text:p text:style-name="P1">کٹائے</text:p>
      <text:p text:style-name="P1">کٹاروں</text:p>
      <text:p text:style-name="P1">کٹارے</text:p>
      <text:p text:style-name="P1">کٹانا</text:p>
      <text:p text:style-name="P1">کٹتی</text:p>
      <text:p text:style-name="P1">کٹنے</text:p>
      <text:p text:style-name="P1">کٹوا</text:p>
      <text:p text:style-name="P1">کٹوائے</text:p>
      <text:p text:style-name="P1"><text:soft-page-break/>کٹوانے</text:p>
      <text:p text:style-name="P1">کٹوایا</text:p>
      <text:p text:style-name="P1">کٹورا</text:p>
      <text:p text:style-name="P1">کٹوروں</text:p>
      <text:p text:style-name="P1">کٹوری</text:p>
      <text:p text:style-name="P1">کٹورے</text:p>
      <text:p text:style-name="P1">کٹھروں</text:p>
      <text:p text:style-name="P1">کٹھن</text:p>
      <text:p text:style-name="P1">کٹھوتی</text:p>
      <text:p text:style-name="P1">کٹھیا</text:p>
      <text:p text:style-name="P1">کٹی</text:p>
      <text:p text:style-name="P1">کٹیں</text:p>
      <text:p text:style-name="P1">کٹے</text:p>
      <text:p text:style-name="P1">کپَّدُکیہ</text:p>
      <text:p text:style-name="P1">کپڑا</text:p>
      <text:p text:style-name="P1"><text:soft-page-break/>کپڑوں</text:p>
      <text:p text:style-name="P1">کپڑے</text:p>
      <text:p text:style-name="P1">کپکپی</text:p>
      <text:p text:style-name="P1">کچ</text:p>
      <text:p text:style-name="P1">کچُومَر</text:p>
      <text:p text:style-name="P1">کچّا</text:p>
      <text:p text:style-name="P1">کچّی</text:p>
      <text:p text:style-name="P1">کچّے</text:p>
      <text:p text:style-name="P1">کچھ</text:p>
      <text:p text:style-name="P1">کڑا</text:p>
      <text:p text:style-name="P1">کڑاڑوں</text:p>
      <text:p text:style-name="P1">کڑاڑے</text:p>
      <text:p text:style-name="P1">کڑاہ</text:p>
      <text:p text:style-name="P1">کڑاہِیوں</text:p>
      <text:p text:style-name="P1">کڑاہی</text:p>
      <text:p text:style-name="P1"><text:soft-page-break/>کڑوا</text:p>
      <text:p text:style-name="P1">کڑواہٹ</text:p>
      <text:p text:style-name="P1">کڑوں</text:p>
      <text:p text:style-name="P1">کڑوی</text:p>
      <text:p text:style-name="P1">کڑوے</text:p>
      <text:p text:style-name="P1">کڑِیاں</text:p>
      <text:p text:style-name="P1">کڑک</text:p>
      <text:p text:style-name="P1">کڑھوانا</text:p>
      <text:p text:style-name="P1">کڑھوایا</text:p>
      <text:p text:style-name="P1">کڑھے</text:p>
      <text:p text:style-name="P1">کڑی</text:p>
      <text:p text:style-name="P1">کڑیاں</text:p>
      <text:p text:style-name="P1">کڑے</text:p>
      <text:p text:style-name="P1">ککڑی</text:p>
      <text:p text:style-name="P1">کھا</text:p>
      <text:p text:style-name="P1"><text:soft-page-break/>کھائِیں</text:p>
      <text:p text:style-name="P1">کھائی</text:p>
      <text:p text:style-name="P1">کھائیں</text:p>
      <text:p text:style-name="P1">کھائے</text:p>
      <text:p text:style-name="P1">کھاتا</text:p>
      <text:p text:style-name="P1">کھاتی</text:p>
      <text:p text:style-name="P1">کھاتے</text:p>
      <text:p text:style-name="P1">کھاد</text:p>
      <text:p text:style-name="P1">کھاری</text:p>
      <text:p text:style-name="P1">کھال</text:p>
      <text:p text:style-name="P1">کھالوں</text:p>
      <text:p text:style-name="P1">کھالیں</text:p>
      <text:p text:style-name="P1">کھانا</text:p>
      <text:p text:style-name="P1">کھانانِکلا</text:p>
      <text:p text:style-name="P1">کھاناہمیں</text:p>
      <text:p text:style-name="P1"><text:soft-page-break/>کھانوں</text:p>
      <text:p text:style-name="P1">کھانی</text:p>
      <text:p text:style-name="P1">کھانے</text:p>
      <text:p text:style-name="P1">کھاؤ</text:p>
      <text:p text:style-name="P1">کھاؤاور</text:p>
      <text:p text:style-name="P1">کھاؤُ</text:p>
      <text:p text:style-name="P1">کھاؤُں</text:p>
      <text:p text:style-name="P1">کھاؤں</text:p>
      <text:p text:style-name="P1">کھاڑی</text:p>
      <text:p text:style-name="P1">کھاڑیوں</text:p>
      <text:p text:style-name="P1">کھاکر</text:p>
      <text:p text:style-name="P1">کھاہی</text:p>
      <text:p text:style-name="P1">کھایا</text:p>
      <text:p text:style-name="P1">کھتّا</text:p>
      <text:p text:style-name="P1">کھتّوں</text:p>
      <text:p text:style-name="P1"><text:soft-page-break/>کھتّے</text:p>
      <text:p text:style-name="P1">کھجُور</text:p>
      <text:p text:style-name="P1">کھجُوروں</text:p>
      <text:p text:style-name="P1">کھدیڑ</text:p>
      <text:p text:style-name="P1">کھدیڑتا</text:p>
      <text:p text:style-name="P1">کھدیڑتے</text:p>
      <text:p text:style-name="P1">کھدیڑے</text:p>
      <text:p text:style-name="P1">کھلا</text:p>
      <text:p text:style-name="P1">کھلاتا</text:p>
      <text:p text:style-name="P1">کھلانے</text:p>
      <text:p text:style-name="P1">کھلایا</text:p>
      <text:p text:style-name="P1">کھلبلی</text:p>
      <text:p text:style-name="P1">کھلوا</text:p>
      <text:p text:style-name="P1">کھلِیہان</text:p>
      <text:p text:style-name="P1">کھلِیہانوں</text:p>
      <text:p text:style-name="P1"><text:soft-page-break/>کھلڑِیاں</text:p>
      <text:p text:style-name="P1">کھلڑِیوں</text:p>
      <text:p text:style-name="P1">کھلڑی</text:p>
      <text:p text:style-name="P1">کھلڑیاں</text:p>
      <text:p text:style-name="P1">کھلی</text:p>
      <text:p text:style-name="P1">کھلیہان</text:p>
      <text:p text:style-name="P1">کھمبے</text:p>
      <text:p text:style-name="P1">کھنچ</text:p>
      <text:p text:style-name="P1">کھنڈر</text:p>
      <text:p text:style-name="P1">کھنڈروں</text:p>
      <text:p text:style-name="P1">کھو</text:p>
      <text:p text:style-name="P1">کھوئی</text:p>
      <text:p text:style-name="P1">کھوئے</text:p>
      <text:p text:style-name="P1">کھوتا</text:p>
      <text:p text:style-name="P1">کھوج</text:p>
      <text:p text:style-name="P1"><text:soft-page-break/>کھود</text:p>
      <text:p text:style-name="P1">کھودا</text:p>
      <text:p text:style-name="P1">کھودتا</text:p>
      <text:p text:style-name="P1">کھودتے</text:p>
      <text:p text:style-name="P1">کھودنے</text:p>
      <text:p text:style-name="P1">کھودُوں</text:p>
      <text:p text:style-name="P1">کھودی</text:p>
      <text:p text:style-name="P1">کھودے</text:p>
      <text:p text:style-name="P1">کھول</text:p>
      <text:p text:style-name="P1">کھولا</text:p>
      <text:p text:style-name="P1">کھولاتو</text:p>
      <text:p text:style-name="P1">کھولاجائے</text:p>
      <text:p text:style-name="P1">کھولتا</text:p>
      <text:p text:style-name="P1">کھولتے</text:p>
      <text:p text:style-name="P1">کھولنا</text:p>
      <text:p text:style-name="P1"><text:soft-page-break/>کھولنے</text:p>
      <text:p text:style-name="P1">کھولو</text:p>
      <text:p text:style-name="P1">کھولُوں</text:p>
      <text:p text:style-name="P1">کھولِیں</text:p>
      <text:p text:style-name="P1">کھولی</text:p>
      <text:p text:style-name="P1">کھولیں</text:p>
      <text:p text:style-name="P1">کھولے</text:p>
      <text:p text:style-name="P1">کھوٹ</text:p>
      <text:p text:style-name="P1">کھوٹی</text:p>
      <text:p text:style-name="P1">کھوٹے</text:p>
      <text:p text:style-name="P1">کھوپڑی</text:p>
      <text:p text:style-name="P1">کھوکھلا</text:p>
      <text:p text:style-name="P1">کھوکھلی</text:p>
      <text:p text:style-name="P1">کھوہ</text:p>
      <text:p text:style-name="P1">کھویا</text:p>
      <text:p text:style-name="P1"><text:soft-page-break/>کھَولاتا</text:p>
      <text:p text:style-name="P1">کھُل</text:p>
      <text:p text:style-name="P1">کھُلا</text:p>
      <text:p text:style-name="P1">کھُلی</text:p>
      <text:p text:style-name="P1">کھُونچیں</text:p>
      <text:p text:style-name="P1">کھُّوں</text:p>
      <text:p text:style-name="P1">کھِلاتا</text:p>
      <text:p text:style-name="P1">کھِلاؤُں</text:p>
      <text:p text:style-name="P1">کھِلایا</text:p>
      <text:p text:style-name="P1">کھِنچی</text:p>
      <text:p text:style-name="P1">کھِڑکِیوں</text:p>
      <text:p text:style-name="P1">کھِڑکی</text:p>
      <text:p text:style-name="P1">کھِڑکیوں</text:p>
      <text:p text:style-name="P1">کھِینچ</text:p>
      <text:p text:style-name="P1">کھّتے</text:p>
      <text:p text:style-name="P1"><text:soft-page-break/>کھٹولا</text:p>
      <text:p text:style-name="P1">کھٹولوں</text:p>
      <text:p text:style-name="P1">کھٹولے</text:p>
      <text:p text:style-name="P1">کھٹّے</text:p>
      <text:p text:style-name="P1">کھٹکھٹا</text:p>
      <text:p text:style-name="P1">کھٹکھٹائی</text:p>
      <text:p text:style-name="P1">کھٹکھٹائے</text:p>
      <text:p text:style-name="P1">کھٹکھٹاتا</text:p>
      <text:p text:style-name="P1">کھٹکھٹاؤ</text:p>
      <text:p text:style-name="P1">کھٹکے</text:p>
      <text:p text:style-name="P1">کھپ</text:p>
      <text:p text:style-name="P1">کھپرا</text:p>
      <text:p text:style-name="P1">کھپریل</text:p>
      <text:p text:style-name="P1">کھڑا</text:p>
      <text:p text:style-name="P1">کھڑانہ</text:p>
      <text:p text:style-name="P1"><text:soft-page-break/>کھڑاکرو</text:p>
      <text:p text:style-name="P1">کھڑکھڑاتا</text:p>
      <text:p text:style-name="P1">کھڑکھڑانے</text:p>
      <text:p text:style-name="P1">کھڑکھڑاہٹ</text:p>
      <text:p text:style-name="P1">کھڑکی</text:p>
      <text:p text:style-name="P1">کھڑی</text:p>
      <text:p text:style-name="P1">کھڑے</text:p>
      <text:p text:style-name="P1">کھکھیڑ</text:p>
      <text:p text:style-name="P1">کھیت</text:p>
      <text:p text:style-name="P1">کھیتوں</text:p>
      <text:p text:style-name="P1">کھیتی</text:p>
      <text:p text:style-name="P1">کھیتے</text:p>
      <text:p text:style-name="P1">کھیرے</text:p>
      <text:p text:style-name="P1">کھیل</text:p>
      <text:p text:style-name="P1">کھیلتا</text:p>
      <text:p text:style-name="P1"><text:soft-page-break/>کھیلتے</text:p>
      <text:p text:style-name="P1">کھیلنے</text:p>
      <text:p text:style-name="P1">کھیلیں</text:p>
      <text:p text:style-name="P1">کھیلے</text:p>
      <text:p text:style-name="P1">کھینچ</text:p>
      <text:p text:style-name="P1">کھینچا</text:p>
      <text:p text:style-name="P1">کھینچتا</text:p>
      <text:p text:style-name="P1">کھینچتے</text:p>
      <text:p text:style-name="P1">کھینچنے</text:p>
      <text:p text:style-name="P1">کھینچُوں</text:p>
      <text:p text:style-name="P1">کھینچی</text:p>
      <text:p text:style-name="P1">کھینچیں</text:p>
      <text:p text:style-name="P1">کھینچے</text:p>
      <text:p text:style-name="P1">کھینے</text:p>
      <text:p text:style-name="P1">کہ</text:p>
      <text:p text:style-name="P1"><text:soft-page-break/>کہا</text:p>
      <text:p text:style-name="P1">کہا:-</text:p>
      <text:p text:style-name="P1">کہااَے</text:p>
      <text:p text:style-name="P1">کہاجائے</text:p>
      <text:p text:style-name="P1">کہاجوڑ</text:p>
      <text:p text:style-name="P1">کہادیکھو</text:p>
      <text:p text:style-name="P1">کہامَصلُوب</text:p>
      <text:p text:style-name="P1">کہامُجھے</text:p>
      <text:p text:style-name="P1">کہامیری</text:p>
      <text:p text:style-name="P1">کہانت</text:p>
      <text:p text:style-name="P1">کہانِیوں</text:p>
      <text:p text:style-name="P1">کہانہ</text:p>
      <text:p text:style-name="P1">کہانی</text:p>
      <text:p text:style-name="P1">کہاوت</text:p>
      <text:p text:style-name="P1">کہاوتیں</text:p>
      <text:p text:style-name="P1"><text:soft-page-break/>کہاپِیجئے</text:p>
      <text:p text:style-name="P1">کہاکِیا</text:p>
      <text:p text:style-name="P1">کہاکہ</text:p>
      <text:p text:style-name="P1">کہاں</text:p>
      <text:p text:style-name="P1">کہاہو</text:p>
      <text:p text:style-name="P1">کہاہے</text:p>
      <text:p text:style-name="P1">کہتا</text:p>
      <text:p text:style-name="P1">کہتِیں</text:p>
      <text:p text:style-name="P1">کہتی</text:p>
      <text:p text:style-name="P1">کہتے</text:p>
      <text:p text:style-name="P1">کہداؤُد</text:p>
      <text:p text:style-name="P1">کہدے</text:p>
      <text:p text:style-name="P1">کہرام</text:p>
      <text:p text:style-name="P1">کہلا</text:p>
      <text:p text:style-name="P1">کہلائی</text:p>
      <text:p text:style-name="P1"><text:soft-page-break/>کہلائیں</text:p>
      <text:p text:style-name="P1">کہلائے</text:p>
      <text:p text:style-name="P1">کہلاتا</text:p>
      <text:p text:style-name="P1">کہلاتی</text:p>
      <text:p text:style-name="P1">کہلاتے</text:p>
      <text:p text:style-name="P1">کہلانا</text:p>
      <text:p text:style-name="P1">کہلانے</text:p>
      <text:p text:style-name="P1">کہلاؤ</text:p>
      <text:p text:style-name="P1">کہلاؤُں</text:p>
      <text:p text:style-name="P1">کہلایا</text:p>
      <text:p text:style-name="P1">کہلوا</text:p>
      <text:p text:style-name="P1">کہلواتا</text:p>
      <text:p text:style-name="P1">کہنا</text:p>
      <text:p text:style-name="P1">کہناسِیکھے</text:p>
      <text:p text:style-name="P1">کہناکہ</text:p>
      <text:p text:style-name="P1"><text:soft-page-break/>کہنی</text:p>
      <text:p text:style-name="P1">کہنے</text:p>
      <text:p text:style-name="P1">کہو</text:p>
      <text:p text:style-name="P1">کہوں</text:p>
      <text:p text:style-name="P1">کہُوں</text:p>
      <text:p text:style-name="P1">کہِیں</text:p>
      <text:p text:style-name="P1">کہگِل</text:p>
      <text:p text:style-name="P1">کہہ</text:p>
      <text:p text:style-name="P1">کہی</text:p>
      <text:p text:style-name="P1">کہیِں</text:p>
      <text:p text:style-name="P1">کہیں</text:p>
      <text:p text:style-name="P1">کہے</text:p>
      <text:p text:style-name="P1">کی</text:p>
      <text:p text:style-name="P1">کیا</text:p>
      <text:p text:style-name="P1">کیابُرا</text:p>
      <text:p text:style-name="P1"><text:soft-page-break/>کیاتقاضا</text:p>
      <text:p text:style-name="P1">کیاتُو</text:p>
      <text:p text:style-name="P1">کیادیکھتا</text:p>
      <text:p text:style-name="P1">کیاذِکر</text:p>
      <text:p text:style-name="P1">کیارِیوں</text:p>
      <text:p text:style-name="P1">کیاسمجھ</text:p>
      <text:p text:style-name="P1">کیامَیں</text:p>
      <text:p text:style-name="P1">کیامُنادی</text:p>
      <text:p text:style-name="P1">کیانام</text:p>
      <text:p text:style-name="P1">کیانِکل</text:p>
      <text:p text:style-name="P1">کیاوہ</text:p>
      <text:p text:style-name="P1">کیاپہنیں</text:p>
      <text:p text:style-name="P1">کیاگُناہ</text:p>
      <text:p text:style-name="P1">کیاہ</text:p>
      <text:p text:style-name="P1">کیاہم</text:p>
      <text:p text:style-name="P1"><text:soft-page-break/>کیسی</text:p>
      <text:p text:style-name="P1">کیسے</text:p>
      <text:p text:style-name="P1">کیفا</text:p>
      <text:p text:style-name="P1">کیفِیّت</text:p>
      <text:p text:style-name="P1">کیفیّت</text:p>
      <text:p text:style-name="P1">کیو</text:p>
      <text:p text:style-name="P1">کیونکر</text:p>
      <text:p text:style-name="P1">کیونکہ</text:p>
      <text:p text:style-name="P1">کیوں</text:p>
      <text:p text:style-name="P1">کیِچڑ</text:p>
      <text:p text:style-name="P1">کیپہلُو</text:p>
      <text:p text:style-name="P1">کیڑے</text:p>
      <text:p text:style-name="P1">کیں</text:p>
      <text:p text:style-name="P1">کی۔:-</text:p>
      <text:p text:style-name="P1">کے</text:p>
      <text:p text:style-name="P1"><text:soft-page-break/>گئِیں</text:p>
      <text:p text:style-name="P1">گئی</text:p>
      <text:p text:style-name="P1">گئیِں</text:p>
      <text:p text:style-name="P1">گئیں</text:p>
      <text:p text:style-name="P1">گئے</text:p>
      <text:p text:style-name="P1">گا</text:p>
      <text:p text:style-name="P1">گاؤ</text:p>
      <text:p text:style-name="P1">گاؤُں</text:p>
      <text:p text:style-name="P1">گائیں</text:p>
      <text:p text:style-name="P1">گائے</text:p>
      <text:p text:style-name="P1">گاا</text:p>
      <text:p text:style-name="P1">گااُسے</text:p>
      <text:p text:style-name="P1">گااگر</text:p>
      <text:p text:style-name="P1">گابلکہ</text:p>
      <text:p text:style-name="P1">گابھ</text:p>
      <text:p text:style-name="P1"><text:soft-page-break/>گابھن</text:p>
      <text:p text:style-name="P1">گابھی</text:p>
      <text:p text:style-name="P1">گاتا</text:p>
      <text:p text:style-name="P1">گاتاکہ</text:p>
      <text:p text:style-name="P1">گاتب</text:p>
      <text:p text:style-name="P1">گاتو</text:p>
      <text:p text:style-name="P1">گاتواُن</text:p>
      <text:p text:style-name="P1">گاتُم</text:p>
      <text:p text:style-name="P1">گاتُو</text:p>
      <text:p text:style-name="P1">گاتی</text:p>
      <text:p text:style-name="P1">گاتے</text:p>
      <text:p text:style-name="P1">گاجو</text:p>
      <text:p text:style-name="P1">گاجَیسے</text:p>
      <text:p text:style-name="P1">گاجِس</text:p>
      <text:p text:style-name="P1">گاخُداوند</text:p>
      <text:p text:style-name="P1"><text:soft-page-break/>گارا</text:p>
      <text:p text:style-name="P1">گاروں</text:p>
      <text:p text:style-name="P1">گارِیوں</text:p>
      <text:p text:style-name="P1">گارے</text:p>
      <text:p text:style-name="P1">گال</text:p>
      <text:p text:style-name="P1">گالِیاں</text:p>
      <text:p text:style-name="P1">گالی</text:p>
      <text:p text:style-name="P1">گالیکن</text:p>
      <text:p text:style-name="P1">گامالِک</text:p>
      <text:p text:style-name="P1">گامَیں</text:p>
      <text:p text:style-name="P1">گامُبارک</text:p>
      <text:p text:style-name="P1">گامگر</text:p>
      <text:p text:style-name="P1">گانا</text:p>
      <text:p text:style-name="P1">گانوں</text:p>
      <text:p text:style-name="P1">گانہ</text:p>
      <text:p text:style-name="P1"><text:soft-page-break/>گانہیں</text:p>
      <text:p text:style-name="P1">گانے</text:p>
      <text:p text:style-name="P1">گاو</text:p>
      <text:p text:style-name="P1">گاوخانہ</text:p>
      <text:p text:style-name="P1">گاودُم</text:p>
      <text:p text:style-name="P1">گاوُہی</text:p>
      <text:p text:style-name="P1">گاؤ</text:p>
      <text:p text:style-name="P1">گاؤُں</text:p>
      <text:p text:style-name="P1">گاؤں</text:p>
      <text:p text:style-name="P1">گاوہ</text:p>
      <text:p text:style-name="P1">گاٹُکڑے</text:p>
      <text:p text:style-name="P1">گاپر</text:p>
      <text:p text:style-name="P1">گاپس</text:p>
      <text:p text:style-name="P1">گاڑ</text:p>
      <text:p text:style-name="P1">گاڑِیاں</text:p>
      <text:p text:style-name="P1"><text:soft-page-break/>گاڑِیوں</text:p>
      <text:p text:style-name="P1">گاڑھا</text:p>
      <text:p text:style-name="P1">گاڑی</text:p>
      <text:p text:style-name="P1">گاڑیوں</text:p>
      <text:p text:style-name="P1">گاڑے</text:p>
      <text:p text:style-name="P1">گاکر</text:p>
      <text:p text:style-name="P1">گاکہ</text:p>
      <text:p text:style-name="P1">گاکیا</text:p>
      <text:p text:style-name="P1">گاکیونکہ</text:p>
      <text:p text:style-name="P1">گاگواہ</text:p>
      <text:p text:style-name="P1">گاہ</text:p>
      <text:p text:style-name="P1">گاہوں</text:p>
      <text:p text:style-name="P1">گاہیں</text:p>
      <text:p text:style-name="P1">گاہے</text:p>
      <text:p text:style-name="P1">گایا</text:p>
      <text:p text:style-name="P1"><text:soft-page-break/>گایعنی</text:p>
      <text:p text:style-name="P1">گایو</text:p>
      <text:p text:style-name="P1">گایوں</text:p>
      <text:p text:style-name="P1">گبّتا</text:p>
      <text:p text:style-name="P1">گت</text:p>
      <text:p text:style-name="P1">گتسِمنی</text:p>
      <text:p text:style-name="P1">گدرِینِیوؔں</text:p>
      <text:p text:style-name="P1">گدلا</text:p>
      <text:p text:style-name="P1">گدِّیوں</text:p>
      <text:p text:style-name="P1">گدِھیاں</text:p>
      <text:p text:style-name="P1">گدّی</text:p>
      <text:p text:style-name="P1">گدھ</text:p>
      <text:p text:style-name="P1">گدھا</text:p>
      <text:p text:style-name="P1">گدھوں</text:p>
      <text:p text:style-name="P1">گدھی</text:p>
      <text:p text:style-name="P1"><text:soft-page-break/>گدھیاں</text:p>
      <text:p text:style-name="P1">گدھے</text:p>
      <text:p text:style-name="P1">گدیرا</text:p>
      <text:p text:style-name="P1">گذر</text:p>
      <text:p text:style-name="P1">گذرتا</text:p>
      <text:p text:style-name="P1">گذُری</text:p>
      <text:p text:style-name="P1">گر</text:p>
      <text:p text:style-name="P1">گرا</text:p>
      <text:p text:style-name="P1">گراسِینِیوؔں</text:p>
      <text:p text:style-name="P1">گراسینیوؔں</text:p>
      <text:p text:style-name="P1">گراسینیوں</text:p>
      <text:p text:style-name="P1">گران</text:p>
      <text:p text:style-name="P1">گراں</text:p>
      <text:p text:style-name="P1">گرج</text:p>
      <text:p text:style-name="P1">گرجا</text:p>
      <text:p text:style-name="P1"><text:soft-page-break/>گرجتا</text:p>
      <text:p text:style-name="P1">گرجتے</text:p>
      <text:p text:style-name="P1">گرجنا</text:p>
      <text:p text:style-name="P1">گرجنے</text:p>
      <text:p text:style-name="P1">گرجوں</text:p>
      <text:p text:style-name="P1">گرجیں</text:p>
      <text:p text:style-name="P1">گرجے</text:p>
      <text:p text:style-name="P1">گرد</text:p>
      <text:p text:style-name="P1">گرداننا</text:p>
      <text:p text:style-name="P1">گردن</text:p>
      <text:p text:style-name="P1">گردنوں</text:p>
      <text:p text:style-name="P1">گردَن</text:p>
      <text:p text:style-name="P1">گردِش</text:p>
      <text:p text:style-name="P1">گرزِؔیم</text:p>
      <text:p text:style-name="P1">گرزیم</text:p>
      <text:p text:style-name="P1"><text:soft-page-break/>گرفتار</text:p>
      <text:p text:style-name="P1">گرفتارہو</text:p>
      <text:p text:style-name="P1">گرفتاری</text:p>
      <text:p text:style-name="P1">گرفتہ</text:p>
      <text:p text:style-name="P1">گرم</text:p>
      <text:p text:style-name="P1">گرمجوشی</text:p>
      <text:p text:style-name="P1">گرمی</text:p>
      <text:p text:style-name="P1">گرمیوں</text:p>
      <text:p text:style-name="P1">گرمیِ</text:p>
      <text:p text:style-name="P1">گروں</text:p>
      <text:p text:style-name="P1">گروہ</text:p>
      <text:p text:style-name="P1">گروہوں</text:p>
      <text:p text:style-name="P1">گرَد</text:p>
      <text:p text:style-name="P1">گرَدن</text:p>
      <text:p text:style-name="P1">گرِداگِرد</text:p>
      <text:p text:style-name="P1"><text:soft-page-break/>گرِزِیم</text:p>
      <text:p text:style-name="P1">گرِفتار</text:p>
      <text:p text:style-name="P1">گرِفتارہو</text:p>
      <text:p text:style-name="P1">گرِفتارہوں</text:p>
      <text:p text:style-name="P1">گرِفتاری</text:p>
      <text:p text:style-name="P1">گرچہ</text:p>
      <text:p text:style-name="P1">گرکو</text:p>
      <text:p text:style-name="P1">گرگٹ</text:p>
      <text:p text:style-name="P1">گری</text:p>
      <text:p text:style-name="P1">گریبان</text:p>
      <text:p text:style-name="P1">گرے</text:p>
      <text:p text:style-name="P1">گز</text:p>
      <text:p text:style-name="P1">گشت</text:p>
      <text:p text:style-name="P1">گل</text:p>
      <text:p text:style-name="P1">گلا</text:p>
      <text:p text:style-name="P1"><text:soft-page-break/>گلایا</text:p>
      <text:p text:style-name="P1">گلتِیوں</text:p>
      <text:p text:style-name="P1">گلِتیو</text:p>
      <text:p text:style-name="P1">گلِتیوں</text:p>
      <text:p text:style-name="P1">گلِتیہ</text:p>
      <text:p text:style-name="P1">گلِیل</text:p>
      <text:p text:style-name="P1">گلِیلِیوں</text:p>
      <text:p text:style-name="P1">گلِیلی</text:p>
      <text:p text:style-name="P1">گلِیوں</text:p>
      <text:p text:style-name="P1">گلّوں</text:p>
      <text:p text:style-name="P1">گلّہ</text:p>
      <text:p text:style-name="P1">گلّے</text:p>
      <text:p text:style-name="P1">گلٹِیوں</text:p>
      <text:p text:style-name="P1">گلہی</text:p>
      <text:p text:style-name="P1">گلی</text:p>
      <text:p text:style-name="P1"><text:soft-page-break/>گلیوں</text:p>
      <text:p text:style-name="P1">گلیّو</text:p>
      <text:p text:style-name="P1">گلے</text:p>
      <text:p text:style-name="P1">گملی</text:p>
      <text:p text:style-name="P1">گمُراہ</text:p>
      <text:p text:style-name="P1">گنا</text:p>
      <text:p text:style-name="P1">گناہ</text:p>
      <text:p text:style-name="P1">گنج</text:p>
      <text:p text:style-name="P1">گنجا</text:p>
      <text:p text:style-name="P1">گنجایش</text:p>
      <text:p text:style-name="P1">گنجے</text:p>
      <text:p text:style-name="P1">گندنے</text:p>
      <text:p text:style-name="P1">گندگی</text:p>
      <text:p text:style-name="P1">گندھن</text:p>
      <text:p text:style-name="P1">گندھک</text:p>
      <text:p text:style-name="P1"><text:soft-page-break/>گندہ</text:p>
      <text:p text:style-name="P1">گندی</text:p>
      <text:p text:style-name="P1">گندے</text:p>
      <text:p text:style-name="P1">گنُہگاروں</text:p>
      <text:p text:style-name="P1">گنّیسرؔت</text:p>
      <text:p text:style-name="P1">گنّیسرت</text:p>
      <text:p text:style-name="P1">گنڈیدار</text:p>
      <text:p text:style-name="P1">گنیسّر</text:p>
      <text:p text:style-name="P1">گو</text:p>
      <text:p text:style-name="P1">گوئِیم</text:p>
      <text:p text:style-name="P1">گوئِیوں</text:p>
      <text:p text:style-name="P1">گوئی</text:p>
      <text:p text:style-name="P1">گوئیاں</text:p>
      <text:p text:style-name="P1">گوار</text:p>
      <text:p text:style-name="P1">گوارا</text:p>
      <text:p text:style-name="P1"><text:soft-page-break/>گواہ</text:p>
      <text:p text:style-name="P1">گواہوں</text:p>
      <text:p text:style-name="P1">گواہِیاں</text:p>
      <text:p text:style-name="P1">گواہی</text:p>
      <text:p text:style-name="P1">گواہیاں</text:p>
      <text:p text:style-name="P1">گوبر</text:p>
      <text:p text:style-name="P1">گود</text:p>
      <text:p text:style-name="P1">گوداموں</text:p>
      <text:p text:style-name="P1">گور</text:p>
      <text:p text:style-name="P1">گورخر</text:p>
      <text:p text:style-name="P1">گورخروں</text:p>
      <text:p text:style-name="P1">گورنر</text:p>
      <text:p text:style-name="P1">گورَیّا</text:p>
      <text:p text:style-name="P1">گورِستان</text:p>
      <text:p text:style-name="P1">گوریّا</text:p>
      <text:p text:style-name="P1"><text:soft-page-break/>گوشت</text:p>
      <text:p text:style-name="P1">گوشتِین</text:p>
      <text:p text:style-name="P1">گوشمالی</text:p>
      <text:p text:style-name="P1">گوشوں</text:p>
      <text:p text:style-name="P1">گوشہ</text:p>
      <text:p text:style-name="P1">گول</text:p>
      <text:p text:style-name="P1">گولائی</text:p>
      <text:p text:style-name="P1">گولر</text:p>
      <text:p text:style-name="P1">گوندھنے</text:p>
      <text:p text:style-name="P1">گوّیا</text:p>
      <text:p text:style-name="P1">گوٹ</text:p>
      <text:p text:style-name="P1">گوپھر</text:p>
      <text:p text:style-name="P1">گوپیا</text:p>
      <text:p text:style-name="P1">گوہ</text:p>
      <text:p text:style-name="P1">گوہر</text:p>
      <text:p text:style-name="P1"><text:soft-page-break/>گوہرِ</text:p>
      <text:p text:style-name="P1">گویا</text:p>
      <text:p text:style-name="P1">گویائی</text:p>
      <text:p text:style-name="P1">گویاسلمون</text:p>
      <text:p text:style-name="P1">گویاسُورَ</text:p>
      <text:p text:style-name="P1">گویاسُؤر</text:p>
      <text:p text:style-name="P1">گویاعصا</text:p>
      <text:p text:style-name="P1">گَرجیں</text:p>
      <text:p text:style-name="P1">گَرد</text:p>
      <text:p text:style-name="P1">گَردن</text:p>
      <text:p text:style-name="P1">گَورے</text:p>
      <text:p text:style-name="P1">گَھمنڈ</text:p>
      <text:p text:style-name="P1">گَیُس</text:p>
      <text:p text:style-name="P1">گُداز</text:p>
      <text:p text:style-name="P1">گُدازہو</text:p>
      <text:p text:style-name="P1"><text:soft-page-break/>گُدوانا</text:p>
      <text:p text:style-name="P1">گُذار</text:p>
      <text:p text:style-name="P1">گُذارا</text:p>
      <text:p text:style-name="P1">گُذارتا</text:p>
      <text:p text:style-name="P1">گُذارتے</text:p>
      <text:p text:style-name="P1">گُذارنا</text:p>
      <text:p text:style-name="P1">گُذارنے</text:p>
      <text:p text:style-name="P1">گُذارو</text:p>
      <text:p text:style-name="P1">گُذاروں</text:p>
      <text:p text:style-name="P1">گُذارُوں</text:p>
      <text:p text:style-name="P1">گُذارِیاں</text:p>
      <text:p text:style-name="P1">گُذارہ</text:p>
      <text:p text:style-name="P1">گُذاری</text:p>
      <text:p text:style-name="P1">گُذاریں</text:p>
      <text:p text:style-name="P1">گُذارے</text:p>
      <text:p text:style-name="P1"><text:soft-page-break/>گُذر</text:p>
      <text:p text:style-name="P1">گُذرا</text:p>
      <text:p text:style-name="P1">گُذران</text:p>
      <text:p text:style-name="P1">گُذرانا</text:p>
      <text:p text:style-name="P1">گُذراناظاہِر</text:p>
      <text:p text:style-name="P1">گُذرانتا</text:p>
      <text:p text:style-name="P1">گُذرانتاتھا</text:p>
      <text:p text:style-name="P1">گُذرانتی</text:p>
      <text:p text:style-name="P1">گُذرانتے</text:p>
      <text:p text:style-name="P1">گُذراننا</text:p>
      <text:p text:style-name="P1">گُذراننے</text:p>
      <text:p text:style-name="P1">گُذرانو</text:p>
      <text:p text:style-name="P1">گُذرانوں</text:p>
      <text:p text:style-name="P1">گُذرانُوں</text:p>
      <text:p text:style-name="P1">گُذرانِیں</text:p>
      <text:p text:style-name="P1"><text:soft-page-break/>گُذرانی</text:p>
      <text:p text:style-name="P1">گُذرانیں</text:p>
      <text:p text:style-name="P1">گُذرانے</text:p>
      <text:p text:style-name="P1">گُذرتا</text:p>
      <text:p text:style-name="P1">گُذرتی</text:p>
      <text:p text:style-name="P1">گُذرتے</text:p>
      <text:p text:style-name="P1">گُذرنا</text:p>
      <text:p text:style-name="P1">گُذرنے</text:p>
      <text:p text:style-name="P1">گُذرو</text:p>
      <text:p text:style-name="P1">گُذروں</text:p>
      <text:p text:style-name="P1">گُذرُوں</text:p>
      <text:p text:style-name="P1">گُذرِیں</text:p>
      <text:p text:style-name="P1">گُذرگاہ</text:p>
      <text:p text:style-name="P1">گُذرگاہیں</text:p>
      <text:p text:style-name="P1">گُذری</text:p>
      <text:p text:style-name="P1"><text:soft-page-break/>گُذریں</text:p>
      <text:p text:style-name="P1">گُذرے</text:p>
      <text:p text:style-name="P1">گُذشتہ</text:p>
      <text:p text:style-name="P1">گُردوں</text:p>
      <text:p text:style-name="P1">گُردے</text:p>
      <text:p text:style-name="P1">گُرز</text:p>
      <text:p text:style-name="P1">گُروہ</text:p>
      <text:p text:style-name="P1">گُروہوں</text:p>
      <text:p text:style-name="P1">گُریز</text:p>
      <text:p text:style-name="P1">گُزارنا</text:p>
      <text:p text:style-name="P1">گُزارو</text:p>
      <text:p text:style-name="P1">گُزاری</text:p>
      <text:p text:style-name="P1">گُزر</text:p>
      <text:p text:style-name="P1">گُزرا</text:p>
      <text:p text:style-name="P1">گُزرانِیں</text:p>
      <text:p text:style-name="P1"><text:soft-page-break/>گُزرنے</text:p>
      <text:p text:style-name="P1">گُزرے</text:p>
      <text:p text:style-name="P1">گُستاخ</text:p>
      <text:p text:style-name="P1">گُستاخی</text:p>
      <text:p text:style-name="P1">گُفتار</text:p>
      <text:p text:style-name="P1">گُفتگو</text:p>
      <text:p text:style-name="P1">گُفتگُو</text:p>
      <text:p text:style-name="P1">گُفتگُوہُوئی</text:p>
      <text:p text:style-name="P1">گُل</text:p>
      <text:p text:style-name="P1">گُلاب</text:p>
      <text:p text:style-name="P1">گُلدان</text:p>
      <text:p text:style-name="P1">گُلدانوں</text:p>
      <text:p text:style-name="P1">گُلِ</text:p>
      <text:p text:style-name="P1">گُلگُتا</text:p>
      <text:p text:style-name="P1">گُلگِیر</text:p>
      <text:p text:style-name="P1"><text:soft-page-break/>گُلگِیروں</text:p>
      <text:p text:style-name="P1">گُم</text:p>
      <text:p text:style-name="P1">گُماؔن</text:p>
      <text:p text:style-name="P1">گُماشتے</text:p>
      <text:p text:style-name="P1">گُمان</text:p>
      <text:p text:style-name="P1">گُمراؔہ</text:p>
      <text:p text:style-name="P1">گُمراہ</text:p>
      <text:p text:style-name="P1">گُمراہوں</text:p>
      <text:p text:style-name="P1">گُمراہی</text:p>
      <text:p text:style-name="P1">گُنا</text:p>
      <text:p text:style-name="P1">گُناہ</text:p>
      <text:p text:style-name="P1">گُناہوں</text:p>
      <text:p text:style-name="P1">گُناہِ</text:p>
      <text:p text:style-name="P1">گُناہی</text:p>
      <text:p text:style-name="P1">گُنبد</text:p>
      <text:p text:style-name="P1"><text:soft-page-break/>گُنجان</text:p>
      <text:p text:style-name="P1">گُنجایش</text:p>
      <text:p text:style-name="P1">گُندھا</text:p>
      <text:p text:style-name="P1">گُندھائے</text:p>
      <text:p text:style-name="P1">گُندھی</text:p>
      <text:p text:style-name="P1">گُندھے</text:p>
      <text:p text:style-name="P1">گُنہگار</text:p>
      <text:p text:style-name="P1">گُنہگاربھی</text:p>
      <text:p text:style-name="P1">گُنہگارسَو</text:p>
      <text:p text:style-name="P1">گُنہگارنہ</text:p>
      <text:p text:style-name="P1">گُنہگارو</text:p>
      <text:p text:style-name="P1">گُنہگاروں</text:p>
      <text:p text:style-name="P1">گُنہگاری</text:p>
      <text:p text:style-name="P1">گُنی</text:p>
      <text:p text:style-name="P1">گُودا</text:p>
      <text:p text:style-name="P1"><text:soft-page-break/>گُودے</text:p>
      <text:p text:style-name="P1">گُولر</text:p>
      <text:p text:style-name="P1">گُوناگُون</text:p>
      <text:p text:style-name="P1">گُونج</text:p>
      <text:p text:style-name="P1">گُونجتی</text:p>
      <text:p text:style-name="P1">گُوندھ</text:p>
      <text:p text:style-name="P1">گُوندھا</text:p>
      <text:p text:style-name="P1">گُوندھتا</text:p>
      <text:p text:style-name="P1">گُوندھتی</text:p>
      <text:p text:style-name="P1">گُوندھنا</text:p>
      <text:p text:style-name="P1">گُوندھنے</text:p>
      <text:p text:style-name="P1">گُوندھے</text:p>
      <text:p text:style-name="P1">گُونگا</text:p>
      <text:p text:style-name="P1">گُونگار</text:p>
      <text:p text:style-name="P1">گُونگوں</text:p>
      <text:p text:style-name="P1"><text:soft-page-break/>گُونگی</text:p>
      <text:p text:style-name="P1">گُونگے</text:p>
      <text:p text:style-name="P1">گُچّھا</text:p>
      <text:p text:style-name="P1">گُچّھے</text:p>
      <text:p text:style-name="P1">گُچھّا</text:p>
      <text:p text:style-name="P1">گُچھّوں</text:p>
      <text:p text:style-name="P1">گُچھّے</text:p>
      <text:p text:style-name="P1">گُچھے</text:p>
      <text:p text:style-name="P1">گُھس</text:p>
      <text:p text:style-name="P1">گُھسا</text:p>
      <text:p text:style-name="P1">گُھستا</text:p>
      <text:p text:style-name="P1">گُھستے</text:p>
      <text:p text:style-name="P1">گُھسنا</text:p>
      <text:p text:style-name="P1">گُھسُوں</text:p>
      <text:p text:style-name="P1">گُھسیڑ</text:p>
      <text:p text:style-name="P1"><text:soft-page-break/>گُھسیں</text:p>
      <text:p text:style-name="P1">گُھسے</text:p>
      <text:p text:style-name="P1">گُھل</text:p>
      <text:p text:style-name="P1">گُھلا</text:p>
      <text:p text:style-name="P1">گُھلانے</text:p>
      <text:p text:style-name="P1">گُھلتی</text:p>
      <text:p text:style-name="P1">گُھلتے</text:p>
      <text:p text:style-name="P1">گُھلو</text:p>
      <text:p text:style-name="P1">گُھلی</text:p>
      <text:p text:style-name="P1">گُھلے</text:p>
      <text:p text:style-name="P1">گُھما</text:p>
      <text:p text:style-name="P1">گُھماتے</text:p>
      <text:p text:style-name="P1">گُھمسان</text:p>
      <text:p text:style-name="P1">گُھمنڈ</text:p>
      <text:p text:style-name="P1">گُھمنڈی</text:p>
      <text:p text:style-name="P1"><text:soft-page-break/>گُھن</text:p>
      <text:p text:style-name="P1">گُھنڈیاں</text:p>
      <text:p text:style-name="P1">گُھنڈیوں</text:p>
      <text:p text:style-name="P1">گُھنگھرُو</text:p>
      <text:p text:style-name="P1">گُھورتے</text:p>
      <text:p text:style-name="P1">گُھورنے</text:p>
      <text:p text:style-name="P1">گُھورے</text:p>
      <text:p text:style-name="P1">گُھوم</text:p>
      <text:p text:style-name="P1">گُھومتا</text:p>
      <text:p text:style-name="P1">گُھومتی</text:p>
      <text:p text:style-name="P1">گُھومنا</text:p>
      <text:p text:style-name="P1">گُھومنے</text:p>
      <text:p text:style-name="P1">گُھٹناجُھکے</text:p>
      <text:p text:style-name="P1">گُھٹنامیرے</text:p>
      <text:p text:style-name="P1">گُھٹنوں</text:p>
      <text:p text:style-name="P1"><text:soft-page-break/>گُھٹنے</text:p>
      <text:p text:style-name="P1">گُھپ</text:p>
      <text:p text:style-name="P1">گُھڑکُوں</text:p>
      <text:p text:style-name="P1">گُہنگار</text:p>
      <text:p text:style-name="P1">گِئیں</text:p>
      <text:p text:style-name="P1">گِتّیت</text:p>
      <text:p text:style-name="P1">گِدھ</text:p>
      <text:p text:style-name="P1">گِر</text:p>
      <text:p text:style-name="P1">گِرا</text:p>
      <text:p text:style-name="P1">گِرائی</text:p>
      <text:p text:style-name="P1">گِرائے</text:p>
      <text:p text:style-name="P1">گِراتا</text:p>
      <text:p text:style-name="P1">گِراتی</text:p>
      <text:p text:style-name="P1">گِرادی</text:p>
      <text:p text:style-name="P1">گِران</text:p>
      <text:p text:style-name="P1"><text:soft-page-break/>گِرانے</text:p>
      <text:p text:style-name="P1">گِراؤُں</text:p>
      <text:p text:style-name="P1">گِراں</text:p>
      <text:p text:style-name="P1">گِرایا</text:p>
      <text:p text:style-name="P1">گِرایاتاکہ</text:p>
      <text:p text:style-name="P1">گِرتا</text:p>
      <text:p text:style-name="P1">گِرتی</text:p>
      <text:p text:style-name="P1">گِرتے</text:p>
      <text:p text:style-name="P1">گِرجائے</text:p>
      <text:p text:style-name="P1">گِرجانے</text:p>
      <text:p text:style-name="P1">گِرد</text:p>
      <text:p text:style-name="P1">گِردا</text:p>
      <text:p text:style-name="P1">گِرداگِرا</text:p>
      <text:p text:style-name="P1">گِرداگِرد</text:p>
      <text:p text:style-name="P1">گِردباد</text:p>
      <text:p text:style-name="P1"><text:soft-page-break/>گِردباداُن</text:p>
      <text:p text:style-name="P1">گِردبادکی</text:p>
      <text:p text:style-name="P1">گِردو</text:p>
      <text:p text:style-name="P1">گِردونواح</text:p>
      <text:p text:style-name="P1">گِردوں</text:p>
      <text:p text:style-name="P1">گِردہ</text:p>
      <text:p text:style-name="P1">گِردے</text:p>
      <text:p text:style-name="P1">گِرفتار</text:p>
      <text:p text:style-name="P1">گِرفتارہوکر</text:p>
      <text:p text:style-name="P1">گِرفتاری</text:p>
      <text:p text:style-name="P1">گِرفتہ</text:p>
      <text:p text:style-name="P1">گِرنا</text:p>
      <text:p text:style-name="P1">گِرناگویا</text:p>
      <text:p text:style-name="P1">گِرنے</text:p>
      <text:p text:style-name="P1">گِرو</text:p>
      <text:p text:style-name="P1"><text:soft-page-break/>گِرَو</text:p>
      <text:p text:style-name="P1">گِرُوں</text:p>
      <text:p text:style-name="P1">گِرپڑا</text:p>
      <text:p text:style-name="P1">گِرپڑتا</text:p>
      <text:p text:style-name="P1">گِرپڑے</text:p>
      <text:p text:style-name="P1">گِرگیا</text:p>
      <text:p text:style-name="P1">گِرہ</text:p>
      <text:p text:style-name="P1">گِری</text:p>
      <text:p text:style-name="P1">گِریان</text:p>
      <text:p text:style-name="P1">گِریں</text:p>
      <text:p text:style-name="P1">گِریہ</text:p>
      <text:p text:style-name="P1">گِرے</text:p>
      <text:p text:style-name="P1">گِلَتیہ</text:p>
      <text:p text:style-name="P1">گِلٹِیاں</text:p>
      <text:p text:style-name="P1">گِلٹِیوں</text:p>
      <text:p text:style-name="P1"><text:soft-page-break/>گِن</text:p>
      <text:p text:style-name="P1">گِنا</text:p>
      <text:p text:style-name="P1">گِنتا</text:p>
      <text:p text:style-name="P1">گِنتاتھا</text:p>
      <text:p text:style-name="P1">گِنتی</text:p>
      <text:p text:style-name="P1">گِننا</text:p>
      <text:p text:style-name="P1">گِننے</text:p>
      <text:p text:style-name="P1">گِنو</text:p>
      <text:p text:style-name="P1">گِنُوں</text:p>
      <text:p text:style-name="P1">گِنی</text:p>
      <text:p text:style-name="P1">گِنے</text:p>
      <text:p text:style-name="P1">گِڑگِڑا</text:p>
      <text:p text:style-name="P1">گِڑگِڑایا</text:p>
      <text:p text:style-name="P1">گِھر</text:p>
      <text:p text:style-name="P1">گِھرا</text:p>
      <text:p text:style-name="P1"><text:soft-page-break/>گِھرنے</text:p>
      <text:p text:style-name="P1">گِھس</text:p>
      <text:p text:style-name="P1">گِھن</text:p>
      <text:p text:style-name="P1">گِھنونا</text:p>
      <text:p text:style-name="P1">گِھنَونے</text:p>
      <text:p text:style-name="P1">گِیت</text:p>
      <text:p text:style-name="P1">گِیتوں</text:p>
      <text:p text:style-name="P1">گِیدڑ</text:p>
      <text:p text:style-name="P1">گِیدڑوں</text:p>
      <text:p text:style-name="P1">گِیر</text:p>
      <text:p text:style-name="P1">گِیرتھے</text:p>
      <text:p text:style-name="P1">گِیرو</text:p>
      <text:p text:style-name="P1">گِیروں</text:p>
      <text:p text:style-name="P1">گِیری</text:p>
      <text:p text:style-name="P1">گِیمل</text:p>
      <text:p text:style-name="P1"><text:soft-page-break/>گِیُس</text:p>
      <text:p text:style-name="P1">گٹّھا</text:p>
      <text:p text:style-name="P1">گٹھ</text:p>
      <text:p text:style-name="P1">گٹھری</text:p>
      <text:p text:style-name="P1">گٹھّروں</text:p>
      <text:p text:style-name="P1">گٹھے</text:p>
      <text:p text:style-name="P1">گچ</text:p>
      <text:p text:style-name="P1">گڈرئے</text:p>
      <text:p text:style-name="P1">گڈرِیوں</text:p>
      <text:p text:style-name="P1">گڈریا</text:p>
      <text:p text:style-name="P1">گڑ</text:p>
      <text:p text:style-name="P1">گڑا</text:p>
      <text:p text:style-name="P1">گڑگڑاہٹ</text:p>
      <text:p text:style-name="P1">گڑھ</text:p>
      <text:p text:style-name="P1">گڑھا</text:p>
      <text:p text:style-name="P1"><text:soft-page-break/>گڑھوں</text:p>
      <text:p text:style-name="P1">گڑھی</text:p>
      <text:p text:style-name="P1">گڑھیوں</text:p>
      <text:p text:style-name="P1">گڑھے</text:p>
      <text:p text:style-name="P1">گھائیں</text:p>
      <text:p text:style-name="P1">گھات</text:p>
      <text:p text:style-name="P1">گھاس</text:p>
      <text:p text:style-name="P1">گھاؤ</text:p>
      <text:p text:style-name="P1">گھاٹ</text:p>
      <text:p text:style-name="P1">گھاٹوں</text:p>
      <text:p text:style-name="P1">گھاٹِیوں</text:p>
      <text:p text:style-name="P1">گھاٹی</text:p>
      <text:p text:style-name="P1">گھایل</text:p>
      <text:p text:style-name="P1">گھبرا</text:p>
      <text:p text:style-name="P1">گھبرائیں</text:p>
      <text:p text:style-name="P1"><text:soft-page-break/>گھبرائے</text:p>
      <text:p text:style-name="P1">گھبراتا</text:p>
      <text:p text:style-name="P1">گھبراتی</text:p>
      <text:p text:style-name="P1">گھبراتے</text:p>
      <text:p text:style-name="P1">گھبراؤ</text:p>
      <text:p text:style-name="P1">گھبراہٹ</text:p>
      <text:p text:style-name="P1">گھبرایا</text:p>
      <text:p text:style-name="P1">گھر</text:p>
      <text:p text:style-name="P1">گھرانا</text:p>
      <text:p text:style-name="P1">گھراناہے</text:p>
      <text:p text:style-name="P1">گھرانوں</text:p>
      <text:p text:style-name="P1">گھرانہ</text:p>
      <text:p text:style-name="P1">گھرانے</text:p>
      <text:p text:style-name="P1">گھربناؤ</text:p>
      <text:p text:style-name="P1">گھرجانے</text:p>
      <text:p text:style-name="P1"><text:soft-page-break/>گھرسے</text:p>
      <text:p text:style-name="P1">گھرمیں</text:p>
      <text:p text:style-name="P1">گھرنِعمت</text:p>
      <text:p text:style-name="P1">گھروں</text:p>
      <text:p text:style-name="P1">گھرپر</text:p>
      <text:p text:style-name="P1">گھرکا</text:p>
      <text:p text:style-name="P1">گھرکو</text:p>
      <text:p text:style-name="P1">گھرکی</text:p>
      <text:p text:style-name="P1">گھرکیوں</text:p>
      <text:p text:style-name="P1">گھرہی</text:p>
      <text:p text:style-name="P1">گھریعنی</text:p>
      <text:p text:style-name="P1">گھسُوٹ</text:p>
      <text:p text:style-name="P1">گھسِیٹ</text:p>
      <text:p text:style-name="P1">گھسِیٹتا</text:p>
      <text:p text:style-name="P1">گھسِیٹے</text:p>
      <text:p text:style-name="P1"><text:soft-page-break/>گھمسان</text:p>
      <text:p text:style-name="P1">گھمنڈ</text:p>
      <text:p text:style-name="P1">گھمنڈی</text:p>
      <text:p text:style-name="P1">گھنا</text:p>
      <text:p text:style-name="P1">گھنٹہ</text:p>
      <text:p text:style-name="P1">گھنٹی</text:p>
      <text:p text:style-name="P1">گھنٹیاں</text:p>
      <text:p text:style-name="P1">گھنٹیوں</text:p>
      <text:p text:style-name="P1">گھنٹے</text:p>
      <text:p text:style-name="P1">گھنی</text:p>
      <text:p text:style-name="P1">گھنے</text:p>
      <text:p text:style-name="P1">گھونسلا</text:p>
      <text:p text:style-name="P1">گھونسلے</text:p>
      <text:p text:style-name="P1">گھونٹا</text:p>
      <text:p text:style-name="P1">گھونٹتا</text:p>
      <text:p text:style-name="P1"><text:soft-page-break/>گھونٹے</text:p>
      <text:p text:style-name="P1">گھونگا</text:p>
      <text:p text:style-name="P1">گھوڑا</text:p>
      <text:p text:style-name="P1">گھوڑوں</text:p>
      <text:p text:style-name="P1">گھوڑیوں</text:p>
      <text:p text:style-name="P1">گھوڑے</text:p>
      <text:p text:style-name="P1">گھَٹنا</text:p>
      <text:p text:style-name="P1">گھُمائے</text:p>
      <text:p text:style-name="P1">گھِرا</text:p>
      <text:p text:style-name="P1">گھِن</text:p>
      <text:p text:style-name="P1">گھِنَونا</text:p>
      <text:p text:style-name="P1">گھِنَونی</text:p>
      <text:p text:style-name="P1">گھٹ</text:p>
      <text:p text:style-name="P1">گھٹا</text:p>
      <text:p text:style-name="P1">گھٹائے</text:p>
      <text:p text:style-name="P1"><text:soft-page-break/>گھٹاتا</text:p>
      <text:p text:style-name="P1">گھٹانا</text:p>
      <text:p text:style-name="P1">گھٹانے</text:p>
      <text:p text:style-name="P1">گھٹاؤُں</text:p>
      <text:p text:style-name="P1">گھٹاٹوپ</text:p>
      <text:p text:style-name="P1">گھٹایا</text:p>
      <text:p text:style-name="P1">گھٹتا</text:p>
      <text:p text:style-name="P1">گھٹتی</text:p>
      <text:p text:style-name="P1">گھٹتے</text:p>
      <text:p text:style-name="P1">گھٹنا</text:p>
      <text:p text:style-name="P1">گھٹنوں</text:p>
      <text:p text:style-name="P1">گھٹوائیں</text:p>
      <text:p text:style-name="P1">گھٹُوں</text:p>
      <text:p text:style-name="P1">گھٹی</text:p>
      <text:p text:style-name="P1">گھڑ</text:p>
      <text:p text:style-name="P1"><text:soft-page-break/>گھڑا</text:p>
      <text:p text:style-name="P1">گھڑتا</text:p>
      <text:p text:style-name="P1">گھڑتی</text:p>
      <text:p text:style-name="P1">گھڑنے</text:p>
      <text:p text:style-name="P1">گھڑوں</text:p>
      <text:p text:style-name="P1">گھڑی</text:p>
      <text:p text:style-name="P1">گھڑیال</text:p>
      <text:p text:style-name="P1">گھڑیں</text:p>
      <text:p text:style-name="P1">گھڑے</text:p>
      <text:p text:style-name="P1">گھیر</text:p>
      <text:p text:style-name="P1">گھیرا</text:p>
      <text:p text:style-name="P1">گھیرتی</text:p>
      <text:p text:style-name="P1">گھیرلِیا</text:p>
      <text:p text:style-name="P1">گھیرلے</text:p>
      <text:p text:style-name="P1">گھیرنے</text:p>
      <text:p text:style-name="P1"><text:soft-page-break/>گھیریں</text:p>
      <text:p text:style-name="P1">گھیرے</text:p>
      <text:p text:style-name="P1">گہ</text:p>
      <text:p text:style-name="P1">گہائی</text:p>
      <text:p text:style-name="P1">گہرا</text:p>
      <text:p text:style-name="P1">گہرائی</text:p>
      <text:p text:style-name="P1">گہراؤ</text:p>
      <text:p text:style-name="P1">گہری</text:p>
      <text:p text:style-name="P1">گہرے</text:p>
      <text:p text:style-name="P1">گی</text:p>
      <text:p text:style-name="P1">گیا</text:p>
      <text:p text:style-name="P1">گیابلکہ</text:p>
      <text:p text:style-name="P1">گیاتب</text:p>
      <text:p text:style-name="P1">گیارھواں</text:p>
      <text:p text:style-name="P1">گیارھوِیں</text:p>
      <text:p text:style-name="P1"><text:soft-page-break/>گیارھویں</text:p>
      <text:p text:style-name="P1">گیارہ</text:p>
      <text:p text:style-name="P1">گیارہویں</text:p>
      <text:p text:style-name="P1">گیالیکن</text:p>
      <text:p text:style-name="P1">گیاوہاں</text:p>
      <text:p text:style-name="P1">گیاپر</text:p>
      <text:p text:style-name="P1">گیاکہ</text:p>
      <text:p text:style-name="P1">گیاہ</text:p>
      <text:p text:style-name="P1">گیاہو</text:p>
      <text:p text:style-name="P1">گیاہُوں</text:p>
      <text:p text:style-name="P1">گیت</text:p>
      <text:p text:style-name="P1">گیدڑوں</text:p>
      <text:p text:style-name="P1">گیر</text:p>
      <text:p text:style-name="P1">گیروئی</text:p>
      <text:p text:style-name="P1">گیروں</text:p>
      <text:p text:style-name="P1"><text:soft-page-break/>گیند</text:p>
      <text:p text:style-name="P1">گیُس</text:p>
      <text:p text:style-name="P1">گیِت</text:p>
      <text:p text:style-name="P1">گیہ</text:p>
      <text:p text:style-name="P1">گیہُوں</text:p>
      <text:p text:style-name="P1">گے</text:p>
      <text:p text:style-name="P1">گےیا</text:p>
      <text:p text:style-name="P1">ں</text:p>
      <text:p text:style-name="P1">ھے</text:p>
      <text:p text:style-name="P1">ہ</text:p>
      <text:p text:style-name="P1">ہا</text:p>
      <text:p text:style-name="P1">ہائے</text:p>
      <text:p text:style-name="P1">ہابل</text:p>
      <text:p text:style-name="P1">ہابِل</text:p>
      <text:p text:style-name="P1">ہاتھ</text:p>
      <text:p text:style-name="P1"><text:soft-page-break/>ہاتھوں</text:p>
      <text:p text:style-name="P1">ہاتھی</text:p>
      <text:p text:style-name="P1">ہاجر</text:p>
      <text:p text:style-name="P1">ہاجرؔہ</text:p>
      <text:p text:style-name="P1">ہاجرہ</text:p>
      <text:p text:style-name="P1">ہاجری</text:p>
      <text:p text:style-name="P1">ہاجریوں</text:p>
      <text:p text:style-name="P1">ہاجِری</text:p>
      <text:p text:style-name="P1">ہاجِریوں</text:p>
      <text:p text:style-name="P1">ہادی</text:p>
      <text:p text:style-name="P1">ہار</text:p>
      <text:p text:style-name="P1">ہارؔم</text:p>
      <text:p text:style-name="P1">ہارؔن</text:p>
      <text:p text:style-name="P1">ہارا</text:p>
      <text:p text:style-name="P1">ہاراؔن</text:p>
      <text:p text:style-name="P1"><text:soft-page-break/>ہارتے</text:p>
      <text:p text:style-name="P1">ہارنا</text:p>
      <text:p text:style-name="P1">ہارو</text:p>
      <text:p text:style-name="P1">ہاروؔن</text:p>
      <text:p text:style-name="P1">ہارون</text:p>
      <text:p text:style-name="P1">ہاروں</text:p>
      <text:p text:style-name="P1">ہارُوؔن</text:p>
      <text:p text:style-name="P1">ہارُون</text:p>
      <text:p text:style-name="P1">ہارُونیوں</text:p>
      <text:p text:style-name="P1">ہاریں</text:p>
      <text:p text:style-name="P1">ہارے</text:p>
      <text:p text:style-name="P1">ہام</text:p>
      <text:p text:style-name="P1">ہاماؔن</text:p>
      <text:p text:style-name="P1">ہامان</text:p>
      <text:p text:style-name="P1">ہامُوؔن</text:p>
      <text:p text:style-name="P1"><text:soft-page-break/>ہانپتا</text:p>
      <text:p text:style-name="P1">ہانپتی</text:p>
      <text:p text:style-name="P1">ہانڈِیوں</text:p>
      <text:p text:style-name="P1">ہانڈی</text:p>
      <text:p text:style-name="P1">ہانڈیوں</text:p>
      <text:p text:style-name="P1">ہانک</text:p>
      <text:p text:style-name="P1">ہانکا</text:p>
      <text:p text:style-name="P1">ہانکتا</text:p>
      <text:p text:style-name="P1">ہانکنا</text:p>
      <text:p text:style-name="P1">ہانکنے</text:p>
      <text:p text:style-name="P1">ہاں</text:p>
      <text:p text:style-name="P1">ہاہا</text:p>
      <text:p text:style-name="P1">ہتاؔک</text:p>
      <text:p text:style-name="P1">ہتاک</text:p>
      <text:p text:style-name="P1">ہتّھا</text:p>
      <text:p text:style-name="P1"><text:soft-page-break/>ہتّھے</text:p>
      <text:p text:style-name="P1">ہتھوڑا</text:p>
      <text:p text:style-name="P1">ہتھوڑوں</text:p>
      <text:p text:style-name="P1">ہتھوڑی</text:p>
      <text:p text:style-name="P1">ہتھوڑے</text:p>
      <text:p text:style-name="P1">ہتھکڑیاں</text:p>
      <text:p text:style-name="P1">ہتھکڑیوں</text:p>
      <text:p text:style-name="P1">ہتھیار</text:p>
      <text:p text:style-name="P1">ہتھیاربند</text:p>
      <text:p text:style-name="P1">ہتھیاروں</text:p>
      <text:p text:style-name="P1">ہتھیلِیاں</text:p>
      <text:p text:style-name="P1">ہتھیلِیوں</text:p>
      <text:p text:style-name="P1">ہتھیلی</text:p>
      <text:p text:style-name="P1">ہتے</text:p>
      <text:p text:style-name="P1">ہجرت</text:p>
      <text:p text:style-name="P1"><text:soft-page-break/>ہجُوم</text:p>
      <text:p text:style-name="P1">ہجّدُو</text:p>
      <text:p text:style-name="P1">ہخسترؔی</text:p>
      <text:p text:style-name="P1">ہخِیروؔت</text:p>
      <text:p text:style-name="P1">ہخِیروت</text:p>
      <text:p text:style-name="P1">ہدئیے</text:p>
      <text:p text:style-name="P1">ہدئے</text:p>
      <text:p text:style-name="P1">ہدایات</text:p>
      <text:p text:style-name="P1">ہدایت</text:p>
      <text:p text:style-name="P1">ہدد</text:p>
      <text:p text:style-name="P1">ہددبِن</text:p>
      <text:p text:style-name="P1">ہددرِ</text:p>
      <text:p text:style-name="P1">ہددعزؔر</text:p>
      <text:p text:style-name="P1">ہدسّاہ</text:p>
      <text:p text:style-name="P1">ہدوراؔم</text:p>
      <text:p text:style-name="P1"><text:soft-page-break/>ہدَد</text:p>
      <text:p text:style-name="P1">ہدُوراؔم</text:p>
      <text:p text:style-name="P1">ہدہد</text:p>
      <text:p text:style-name="P1">ہدیوں</text:p>
      <text:p text:style-name="P1">ہدیہ</text:p>
      <text:p text:style-name="P1">ہر</text:p>
      <text:p text:style-name="P1">ہرا</text:p>
      <text:p text:style-name="P1">ہرائی</text:p>
      <text:p text:style-name="P1">ہراری</text:p>
      <text:p text:style-name="P1">ہراس</text:p>
      <text:p text:style-name="P1">ہراسان</text:p>
      <text:p text:style-name="P1">ہراول</text:p>
      <text:p text:style-name="P1">ہرایک</text:p>
      <text:p text:style-name="P1">ہرجانہ</text:p>
      <text:p text:style-name="P1">ہردم</text:p>
      <text:p text:style-name="P1"><text:soft-page-break/>ہرروز</text:p>
      <text:p text:style-name="P1">ہرزہ</text:p>
      <text:p text:style-name="P1">ہرطرح</text:p>
      <text:p text:style-name="P1">ہرطرف</text:p>
      <text:p text:style-name="P1">ہرماس</text:p>
      <text:p text:style-name="P1">ہرمُگِنیُس</text:p>
      <text:p text:style-name="P1">ہرمِجّدون</text:p>
      <text:p text:style-name="P1">ہرمِیس</text:p>
      <text:p text:style-name="P1">ہرن</text:p>
      <text:p text:style-name="P1">ہرنوں</text:p>
      <text:p text:style-name="P1">ہرنِیاں</text:p>
      <text:p text:style-name="P1">ہرنِیوں</text:p>
      <text:p text:style-name="P1">ہرنی</text:p>
      <text:p text:style-name="P1">ہرنیوں</text:p>
      <text:p text:style-name="P1">ہروُری</text:p>
      <text:p text:style-name="P1"><text:soft-page-break/>ہرچند</text:p>
      <text:p text:style-name="P1">ہرچِیز</text:p>
      <text:p text:style-name="P1">ہرکا</text:p>
      <text:p text:style-name="P1">ہرکاروں</text:p>
      <text:p text:style-name="P1">ہرکارے</text:p>
      <text:p text:style-name="P1">ہرگز</text:p>
      <text:p text:style-name="P1">ہرگِز</text:p>
      <text:p text:style-name="P1">ہرگِزچھل</text:p>
      <text:p text:style-name="P1">ہری</text:p>
      <text:p text:style-name="P1">ہریالی</text:p>
      <text:p text:style-name="P1">ہریاول</text:p>
      <text:p text:style-name="P1">ہرے</text:p>
      <text:p text:style-name="P1">ہزار</text:p>
      <text:p text:style-name="P1">ہزارتِین</text:p>
      <text:p text:style-name="P1">ہزارسات</text:p>
      <text:p text:style-name="P1"><text:soft-page-break/>ہزارلے</text:p>
      <text:p text:style-name="P1">ہزارمَرد</text:p>
      <text:p text:style-name="P1">ہزارمَردوں</text:p>
      <text:p text:style-name="P1">ہزاروں</text:p>
      <text:p text:style-name="P1">ہزارگائے</text:p>
      <text:p text:style-name="P1">ہزارہا</text:p>
      <text:p text:style-name="P1">ہزاری</text:p>
      <text:p text:style-name="P1">ہستانی</text:p>
      <text:p text:style-name="P1">ہستی</text:p>
      <text:p text:style-name="P1">ہسّناہ</text:p>
      <text:p text:style-name="P1">ہسّنُوؔہ</text:p>
      <text:p text:style-name="P1">ہسینُوآؔہ</text:p>
      <text:p text:style-name="P1">ہشیم</text:p>
      <text:p text:style-name="P1">ہصور</text:p>
      <text:p text:style-name="P1">ہصُور</text:p>
      <text:p text:style-name="P1"><text:soft-page-break/>ہصّورِؔیم</text:p>
      <text:p text:style-name="P1">ہضل</text:p>
      <text:p text:style-name="P1">ہضم</text:p>
      <text:p text:style-name="P1">ہفتوں</text:p>
      <text:p text:style-name="P1">ہفتہ</text:p>
      <text:p text:style-name="P1">ہفتے</text:p>
      <text:p text:style-name="P1">ہقوص</text:p>
      <text:p text:style-name="P1">ہقُّوص</text:p>
      <text:p text:style-name="P1">ہقُّوض</text:p>
      <text:p text:style-name="P1">ہقّاطا</text:p>
      <text:p text:style-name="P1">ہقّورؔے</text:p>
      <text:p text:style-name="P1">ہقّوص</text:p>
      <text:p text:style-name="P1">ہل</text:p>
      <text:p text:style-name="P1">ہلا</text:p>
      <text:p text:style-name="P1">ہلائی</text:p>
      <text:p text:style-name="P1"><text:soft-page-break/>ہلائے</text:p>
      <text:p text:style-name="P1">ہلاتے</text:p>
      <text:p text:style-name="P1">ہلانا</text:p>
      <text:p text:style-name="P1">ہلاناتاکہ</text:p>
      <text:p text:style-name="P1">ہلانے</text:p>
      <text:p text:style-name="P1">ہلاک</text:p>
      <text:p text:style-name="P1">ہلاکت</text:p>
      <text:p text:style-name="P1">ہلاکتِ</text:p>
      <text:p text:style-name="P1">ہلاکر</text:p>
      <text:p text:style-name="P1">ہلاہل</text:p>
      <text:p text:style-name="P1">ہلایا</text:p>
      <text:p text:style-name="P1">ہلواہوں</text:p>
      <text:p text:style-name="P1">ہلُوحیس</text:p>
      <text:p text:style-name="P1">ہلُوحیش</text:p>
      <text:p text:style-name="P1">ہلّلُویاہ</text:p>
      <text:p text:style-name="P1"><text:soft-page-break/>ہلچل</text:p>
      <text:p text:style-name="P1">ہلکا</text:p>
      <text:p text:style-name="P1">ہلکاکرے</text:p>
      <text:p text:style-name="P1">ہلکی</text:p>
      <text:p text:style-name="P1">ہلکے</text:p>
      <text:p text:style-name="P1">ہم</text:p>
      <text:p text:style-name="P1">ہمارا</text:p>
      <text:p text:style-name="P1">ہماراخُدا</text:p>
      <text:p text:style-name="P1">ہماری</text:p>
      <text:p text:style-name="P1">ہمارے</text:p>
      <text:p text:style-name="P1">ہمت</text:p>
      <text:p text:style-name="P1">ہمتا</text:p>
      <text:p text:style-name="P1">ہمجولِیوں</text:p>
      <text:p text:style-name="P1">ہمدرد</text:p>
      <text:p text:style-name="P1">ہمدردی</text:p>
      <text:p text:style-name="P1"><text:soft-page-break/>ہمراز</text:p>
      <text:p text:style-name="P1">ہمراہ</text:p>
      <text:p text:style-name="P1">ہمراہی</text:p>
      <text:p text:style-name="P1">ہمرکاب</text:p>
      <text:p text:style-name="P1">ہمسائے</text:p>
      <text:p text:style-name="P1">ہمسایوں</text:p>
      <text:p text:style-name="P1">ہمسایہ</text:p>
      <text:p text:style-name="P1">ہمسر</text:p>
      <text:p text:style-name="P1">ہمسروں</text:p>
      <text:p text:style-name="P1">ہمسفر</text:p>
      <text:p text:style-name="P1">ہمنشِین</text:p>
      <text:p text:style-name="P1">ہموار</text:p>
      <text:p text:style-name="P1">ہمواربنا</text:p>
      <text:p text:style-name="P1">ہمورسے</text:p>
      <text:p text:style-name="P1">ہمّت</text:p>
      <text:p text:style-name="P1"><text:soft-page-break/>ہمّتی</text:p>
      <text:p text:style-name="P1">ہمّخلقوؔت</text:p>
      <text:p text:style-name="P1">ہمّدا</text:p>
      <text:p text:style-name="P1">ہمّیاؔہ</text:p>
      <text:p text:style-name="P1">ہمکلام</text:p>
      <text:p text:style-name="P1">ہمہ</text:p>
      <text:p text:style-name="P1">ہمیشہ</text:p>
      <text:p text:style-name="P1">ہمیں</text:p>
      <text:p text:style-name="P1">ہندو</text:p>
      <text:p text:style-name="P1">ہنس</text:p>
      <text:p text:style-name="P1">ہنسایا</text:p>
      <text:p text:style-name="P1">ہنستا</text:p>
      <text:p text:style-name="P1">ہنستی</text:p>
      <text:p text:style-name="P1">ہنستے</text:p>
      <text:p text:style-name="P1">ہنسنا</text:p>
      <text:p text:style-name="P1"><text:soft-page-break/>ہنسنے</text:p>
      <text:p text:style-name="P1">ہنسو</text:p>
      <text:p text:style-name="P1">ہنسوا</text:p>
      <text:p text:style-name="P1">ہنسوؤں</text:p>
      <text:p text:style-name="P1">ہنسوے</text:p>
      <text:p text:style-name="P1">ہنسُوں</text:p>
      <text:p text:style-name="P1">ہنسی</text:p>
      <text:p text:style-name="P1">ہنسیں</text:p>
      <text:p text:style-name="P1">ہنسے</text:p>
      <text:p text:style-name="P1">ہنوز</text:p>
      <text:p text:style-name="P1">ہنُمائی</text:p>
      <text:p text:style-name="P1">ہنُوز</text:p>
      <text:p text:style-name="P1">ہنُّوؔم</text:p>
      <text:p text:style-name="P1">ہنُّوم</text:p>
      <text:p text:style-name="P1">ہنُّوؔم</text:p>
      <text:p text:style-name="P1"><text:soft-page-break/>ہنڈوں</text:p>
      <text:p text:style-name="P1">ہنڈے</text:p>
      <text:p text:style-name="P1">ہنکا</text:p>
      <text:p text:style-name="P1">ہنکائیں</text:p>
      <text:p text:style-name="P1">ہنکائے</text:p>
      <text:p text:style-name="P1">ہنکاتا</text:p>
      <text:p text:style-name="P1">ہنکایا</text:p>
      <text:p text:style-name="P1">ہنگاموں</text:p>
      <text:p text:style-name="P1">ہنگامہ</text:p>
      <text:p text:style-name="P1">ہنی</text:p>
      <text:p text:style-name="P1">ہو</text:p>
      <text:p text:style-name="P1">ہوئی</text:p>
      <text:p text:style-name="P1">ہوئے</text:p>
      <text:p text:style-name="P1">ہوا</text:p>
      <text:p text:style-name="P1">ہوائی</text:p>
      <text:p text:style-name="P1"><text:soft-page-break/>ہوائیں</text:p>
      <text:p text:style-name="P1">ہوادار</text:p>
      <text:p text:style-name="P1">ہواسُور</text:p>
      <text:p text:style-name="P1">ہواسے</text:p>
      <text:p text:style-name="P1">ہوامیں</text:p>
      <text:p text:style-name="P1">ہواؤں</text:p>
      <text:p text:style-name="P1">ہواُس</text:p>
      <text:p text:style-name="P1">ہواِس</text:p>
      <text:p text:style-name="P1">ہواکی</text:p>
      <text:p text:style-name="P1">ہوتا</text:p>
      <text:p text:style-name="P1">ہوتالیکن</text:p>
      <text:p text:style-name="P1">ہوتاکہ</text:p>
      <text:p text:style-name="P1">ہوتو</text:p>
      <text:p text:style-name="P1">ہوتُو</text:p>
      <text:p text:style-name="P1">ہوتِیں</text:p>
      <text:p text:style-name="P1"><text:soft-page-break/>ہوتی</text:p>
      <text:p text:style-name="P1">ہوتے</text:p>
      <text:p text:style-name="P1">ہوجا</text:p>
      <text:p text:style-name="P1">ہوجائیں</text:p>
      <text:p text:style-name="P1">ہوجائے</text:p>
      <text:p text:style-name="P1">ہوجاتا</text:p>
      <text:p text:style-name="P1">ہوجاتی</text:p>
      <text:p text:style-name="P1">ہوجاتے</text:p>
      <text:p text:style-name="P1">ہوجو</text:p>
      <text:p text:style-name="P1">ہودِواہ</text:p>
      <text:p text:style-name="P1">ہور</text:p>
      <text:p text:style-name="P1">ہوس</text:p>
      <text:p text:style-name="P1">ہوسعیاؔہ</text:p>
      <text:p text:style-name="P1">ہوسِیع</text:p>
      <text:p text:style-name="P1">ہوسِیعَ</text:p>
      <text:p text:style-name="P1"><text:soft-page-break/>ہوسکتے</text:p>
      <text:p text:style-name="P1">ہوسکے</text:p>
      <text:p text:style-name="P1">ہوسیع</text:p>
      <text:p text:style-name="P1">ہوسیعَ</text:p>
      <text:p text:style-name="P1">ہوش</text:p>
      <text:p text:style-name="P1">ہوشرمِندہ</text:p>
      <text:p text:style-name="P1">ہوشعنا</text:p>
      <text:p text:style-name="P1">ہوشیار</text:p>
      <text:p text:style-name="P1">ہوشیاررہو</text:p>
      <text:p text:style-name="P1">ہوشیاروں</text:p>
      <text:p text:style-name="P1">ہوشیارکہلائے</text:p>
      <text:p text:style-name="P1">ہوشیاری</text:p>
      <text:p text:style-name="P1">ہول</text:p>
      <text:p text:style-name="P1">ہولناک</text:p>
      <text:p text:style-name="P1">ہولی</text:p>
      <text:p text:style-name="P1"><text:soft-page-break/>ہولیا</text:p>
      <text:p text:style-name="P1">ہومام</text:p>
      <text:p text:style-name="P1">ہومَیں</text:p>
      <text:p text:style-name="P1">ہونا</text:p>
      <text:p text:style-name="P1">ہونااِس</text:p>
      <text:p text:style-name="P1">ہونٹ</text:p>
      <text:p text:style-name="P1">ہونٹوں</text:p>
      <text:p text:style-name="P1">ہونہار</text:p>
      <text:p text:style-name="P1">ہونی</text:p>
      <text:p text:style-name="P1">ہونے</text:p>
      <text:p text:style-name="P1">ہوؤُں</text:p>
      <text:p text:style-name="P1">ہوؤں</text:p>
      <text:p text:style-name="P1">ہؤُا</text:p>
      <text:p text:style-name="P1">ہوٹِھیک</text:p>
      <text:p text:style-name="P1">ہوپُوچھ</text:p>
      <text:p text:style-name="P1"><text:soft-page-break/>ہوچُکے</text:p>
      <text:p text:style-name="P1">ہوکر</text:p>
      <text:p text:style-name="P1">ہوکراَور</text:p>
      <text:p text:style-name="P1">ہوکراُس</text:p>
      <text:p text:style-name="P1">ہوکہ</text:p>
      <text:p text:style-name="P1">ہوگئِیں</text:p>
      <text:p text:style-name="P1">ہوگئی</text:p>
      <text:p text:style-name="P1">ہوگئے</text:p>
      <text:p text:style-name="P1">ہوگا</text:p>
      <text:p text:style-name="P1">ہوگی</text:p>
      <text:p text:style-name="P1">ہوگے</text:p>
      <text:p text:style-name="P1">ہوں</text:p>
      <text:p text:style-name="P1">ہَتّاوؔہ</text:p>
      <text:p text:style-name="P1">ہَتّاوہ</text:p>
      <text:p text:style-name="P1">ہَتھیار</text:p>
      <text:p text:style-name="P1"><text:soft-page-break/>ہَدئے</text:p>
      <text:p text:style-name="P1">ہَرج</text:p>
      <text:p text:style-name="P1">ہَشّحرَ</text:p>
      <text:p text:style-name="P1">ہَقَل</text:p>
      <text:p text:style-name="P1">ہَل</text:p>
      <text:p text:style-name="P1">ہَلچَل</text:p>
      <text:p text:style-name="P1">ہَمُّولِکت</text:p>
      <text:p text:style-name="P1">ہَوا</text:p>
      <text:p text:style-name="P1">ہَوتِیر</text:p>
      <text:p text:style-name="P1">ہَول</text:p>
      <text:p text:style-name="P1">ہَولناک</text:p>
      <text:p text:style-name="P1">ہَڈّیوں</text:p>
      <text:p text:style-name="P1">ہَڑبَڑا</text:p>
      <text:p text:style-name="P1">ہَیبت</text:p>
      <text:p text:style-name="P1">ہَیبتناک</text:p>
      <text:p text:style-name="P1"><text:soft-page-break/>ہَیجا</text:p>
      <text:p text:style-name="P1">ہَیماؔن</text:p>
      <text:p text:style-name="P1">ہَیمان</text:p>
      <text:p text:style-name="P1">ہَیکل</text:p>
      <text:p text:style-name="P1">ہُدہُد</text:p>
      <text:p text:style-name="P1">ہُصّب</text:p>
      <text:p text:style-name="P1">ہُلّڑ</text:p>
      <text:p text:style-name="P1">ہُلڑ</text:p>
      <text:p text:style-name="P1">ہُمِنِیُس</text:p>
      <text:p text:style-name="P1">ہُنر</text:p>
      <text:p text:style-name="P1">ہُنرمند</text:p>
      <text:p text:style-name="P1">ہُنرمندوں</text:p>
      <text:p text:style-name="P1">ہُنرمندی</text:p>
      <text:p text:style-name="P1">ہُنُوز</text:p>
      <text:p text:style-name="P1">ہُو</text:p>
      <text:p text:style-name="P1"><text:soft-page-break/>ہُوئِیں</text:p>
      <text:p text:style-name="P1">ہُوئی</text:p>
      <text:p text:style-name="P1">ہُوئیِں</text:p>
      <text:p text:style-name="P1">ہُوئیں</text:p>
      <text:p text:style-name="P1">ہُوئے</text:p>
      <text:p text:style-name="P1">ہُوا</text:p>
      <text:p text:style-name="P1">ہُود</text:p>
      <text:p text:style-name="P1">ہُودؔس</text:p>
      <text:p text:style-name="P1">ہُوداویا</text:p>
      <text:p text:style-name="P1">ہُوداویاؔہ</text:p>
      <text:p text:style-name="P1">ہُوداویاہ</text:p>
      <text:p text:style-name="P1">ہُودَیوا</text:p>
      <text:p text:style-name="P1">ہُودِیاہ</text:p>
      <text:p text:style-name="P1">ہُودہ</text:p>
      <text:p text:style-name="P1">ہُودیاؔہ</text:p>
      <text:p text:style-name="P1"><text:soft-page-break/>ہُورؔم</text:p>
      <text:p text:style-name="P1">ہُوسعیاؔہ</text:p>
      <text:p text:style-name="P1">ہُوسمع</text:p>
      <text:p text:style-name="P1">ہُوسِیع</text:p>
      <text:p text:style-name="P1">ہُوسیع</text:p>
      <text:p text:style-name="P1">ہُول</text:p>
      <text:p text:style-name="P1">ہُوؤں</text:p>
      <text:p text:style-name="P1">ہُؤا</text:p>
      <text:p text:style-name="P1">ہُؤااِس</text:p>
      <text:p text:style-name="P1">ہُؤابچھڑا</text:p>
      <text:p text:style-name="P1">ہُؤاتاکہ</text:p>
      <text:p text:style-name="P1">ہُؤاتھا</text:p>
      <text:p text:style-name="P1">ہُؤافقط</text:p>
      <text:p text:style-name="P1">ہُؤاپُھوس</text:p>
      <text:p text:style-name="P1">ہُؤاچلا</text:p>
      <text:p text:style-name="P1"><text:soft-page-break/>ہُؤاکیا</text:p>
      <text:p text:style-name="P1">ہُؤاہے</text:p>
      <text:p text:style-name="P1">ہُؤا۔:-</text:p>
      <text:p text:style-name="P1">ہُوں</text:p>
      <text:p text:style-name="P1">ہُوہاؔم</text:p>
      <text:p text:style-name="P1">ہِ</text:p>
      <text:p text:style-name="P1">ہِدایات</text:p>
      <text:p text:style-name="P1">ہِدایت</text:p>
      <text:p text:style-name="P1">ہِدَّی</text:p>
      <text:p text:style-name="P1">ہِر</text:p>
      <text:p text:style-name="P1">ہِراسان</text:p>
      <text:p text:style-name="P1">ہِراساں</text:p>
      <text:p text:style-name="P1">ہِرمیس</text:p>
      <text:p text:style-name="P1">ہِل</text:p>
      <text:p text:style-name="P1">ہِلا</text:p>
      <text:p text:style-name="P1"><text:soft-page-break/>ہِلائی</text:p>
      <text:p text:style-name="P1">ہِلائیں</text:p>
      <text:p text:style-name="P1">ہِلائے</text:p>
      <text:p text:style-name="P1">ہِلاتا</text:p>
      <text:p text:style-name="P1">ہِلاتے</text:p>
      <text:p text:style-name="P1">ہِلانا</text:p>
      <text:p text:style-name="P1">ہِلانے</text:p>
      <text:p text:style-name="P1">ہِلاؤُں</text:p>
      <text:p text:style-name="P1">ہِلاپر</text:p>
      <text:p text:style-name="P1">ہِلاڈالا</text:p>
      <text:p text:style-name="P1">ہِلاہِلا</text:p>
      <text:p text:style-name="P1">ہِلایا</text:p>
      <text:p text:style-name="P1">ہِلتی</text:p>
      <text:p text:style-name="P1">ہِلتے</text:p>
      <text:p text:style-name="P1">ہِلنے</text:p>
      <text:p text:style-name="P1"><text:soft-page-break/>ہِلواؤ</text:p>
      <text:p text:style-name="P1">ہِلّیل</text:p>
      <text:p text:style-name="P1">ہِلی</text:p>
      <text:p text:style-name="P1">ہِمّت</text:p>
      <text:p text:style-name="P1">ہِمّتوں</text:p>
      <text:p text:style-name="P1">ہِمّفقاد</text:p>
      <text:p text:style-name="P1">ہِن</text:p>
      <text:p text:style-name="P1">ہِنو</text:p>
      <text:p text:style-name="P1">ہِنوں</text:p>
      <text:p text:style-name="P1">ہِنُّوؔم</text:p>
      <text:p text:style-name="P1">ہِنُّوم</text:p>
      <text:p text:style-name="P1">ہِنّو</text:p>
      <text:p text:style-name="P1">ہِنّوؔم</text:p>
      <text:p text:style-name="P1">ہِنّوم</text:p>
      <text:p text:style-name="P1">ہِنُّوؔم</text:p>
      <text:p text:style-name="P1"><text:soft-page-break/>ہِنُّوم</text:p>
      <text:p text:style-name="P1">ہِنہناتے</text:p>
      <text:p text:style-name="P1">ہِنہنانا</text:p>
      <text:p text:style-name="P1">ہِنہنانے</text:p>
      <text:p text:style-name="P1">ہِیت</text:p>
      <text:p text:style-name="P1">ہِیرا</text:p>
      <text:p text:style-name="P1">ہِیرے</text:p>
      <text:p text:style-name="P1">ہِیلم</text:p>
      <text:p text:style-name="P1">ہِیمام</text:p>
      <text:p text:style-name="P1">ہِین</text:p>
      <text:p text:style-name="P1">ہٹ</text:p>
      <text:p text:style-name="P1">ہٹا</text:p>
      <text:p text:style-name="P1">ہٹائی</text:p>
      <text:p text:style-name="P1">ہٹائے</text:p>
      <text:p text:style-name="P1">ہٹالے</text:p>
      <text:p text:style-name="P1"><text:soft-page-break/>ہٹانا</text:p>
      <text:p text:style-name="P1">ہٹانے</text:p>
      <text:p text:style-name="P1">ہٹاؤ</text:p>
      <text:p text:style-name="P1">ہٹاؤُں</text:p>
      <text:p text:style-name="P1">ہٹاؤں</text:p>
      <text:p text:style-name="P1">ہٹایا</text:p>
      <text:p text:style-name="P1">ہٹتا</text:p>
      <text:p text:style-name="P1">ہٹتی</text:p>
      <text:p text:style-name="P1">ہٹتے</text:p>
      <text:p text:style-name="P1">ہٹنے</text:p>
      <text:p text:style-name="P1">ہٹّی</text:p>
      <text:p text:style-name="P1">ہٹیں</text:p>
      <text:p text:style-name="P1">ہٹے</text:p>
      <text:p text:style-name="P1">ہپُّوک</text:p>
      <text:p text:style-name="P1">ہچکولے</text:p>
      <text:p text:style-name="P1"><text:soft-page-break/>ہڈَّیوں</text:p>
      <text:p text:style-name="P1">ہڈِّ</text:p>
      <text:p text:style-name="P1">ہڈِّّ</text:p>
      <text:p text:style-name="P1">ہڈِّیاں</text:p>
      <text:p text:style-name="P1">ہڈِّیوں</text:p>
      <text:p text:style-name="P1">ہڈّ</text:p>
      <text:p text:style-name="P1">ہڈِّیوں</text:p>
      <text:p text:style-name="P1">ہڈّی</text:p>
      <text:p text:style-name="P1">ہڈّیاں</text:p>
      <text:p text:style-name="P1">ہڈّیوں</text:p>
      <text:p text:style-name="P1">ہڑبڑی</text:p>
      <text:p text:style-name="P1">ہڑگیلا</text:p>
      <text:p text:style-name="P1">ہکلا</text:p>
      <text:p text:style-name="P1">ہکّا</text:p>
      <text:p text:style-name="P1">ہکّابکّا</text:p>
      <text:p text:style-name="P1"><text:soft-page-break/>ہکّرم</text:p>
      <text:p text:style-name="P1">ہگِاّیون</text:p>
      <text:p text:style-name="P1">ہی</text:p>
      <text:p text:style-name="P1">ہیبت</text:p>
      <text:p text:style-name="P1">ہیرودؔیس</text:p>
      <text:p text:style-name="P1">ہیرودِ</text:p>
      <text:p text:style-name="P1">ہیرودِؔیاس</text:p>
      <text:p text:style-name="P1">ہیرودِیوں</text:p>
      <text:p text:style-name="P1">ہیرودیس</text:p>
      <text:p text:style-name="P1">ہیرودیوؔن</text:p>
      <text:p text:style-name="P1">ہیل</text:p>
      <text:p text:style-name="P1">ہیلیکن</text:p>
      <text:p text:style-name="P1">ہیماؔن</text:p>
      <text:p text:style-name="P1">ہیمان</text:p>
      <text:p text:style-name="P1">ہین</text:p>
      <text:p text:style-name="P1"><text:soft-page-break/>ہینع</text:p>
      <text:p text:style-name="P1">ہینگا</text:p>
      <text:p text:style-name="P1">ہینگوں</text:p>
      <text:p text:style-name="P1">ہینگے</text:p>
      <text:p text:style-name="P1">ہیَجا</text:p>
      <text:p text:style-name="P1">ہیچ</text:p>
      <text:p text:style-name="P1">ہیں</text:p>
      <text:p text:style-name="P1">ہیں:-</text:p>
      <text:p text:style-name="P1">ہیں:-یعنی</text:p>
      <text:p text:style-name="P1">ہے</text:p>
      <text:p text:style-name="P1">ہے:-</text:p>
      <text:p text:style-name="P1">ی</text:p>
      <text:p text:style-name="P1">یا</text:p>
      <text:p text:style-name="P1">یاآیندہ</text:p>
      <text:p text:style-name="P1">یائر</text:p>
      <text:p text:style-name="P1"><text:soft-page-break/>یائِری</text:p>
      <text:p text:style-name="P1">یائِیر</text:p>
      <text:p text:style-name="P1">یائیر</text:p>
      <text:p text:style-name="P1">یاب</text:p>
      <text:p text:style-name="P1">یابل</text:p>
      <text:p text:style-name="P1">یابِین</text:p>
      <text:p text:style-name="P1">یابی</text:p>
      <text:p text:style-name="P1">یاتر</text:p>
      <text:p text:style-name="P1">یاتوڑوں</text:p>
      <text:p text:style-name="P1">یاد</text:p>
      <text:p text:style-name="P1">یادفرما</text:p>
      <text:p text:style-name="P1">یادنہ</text:p>
      <text:p text:style-name="P1">یادو</text:p>
      <text:p text:style-name="P1">یادکِیا</text:p>
      <text:p text:style-name="P1">یادگار</text:p>
      <text:p text:style-name="P1"><text:soft-page-break/>یادگارکی</text:p>
      <text:p text:style-name="P1">یادگاری</text:p>
      <text:p text:style-name="P1">یار</text:p>
      <text:p text:style-name="P1">یارد</text:p>
      <text:p text:style-name="P1">یارموؔت</text:p>
      <text:p text:style-name="P1">یاروں</text:p>
      <text:p text:style-name="P1">یارُوآح</text:p>
      <text:p text:style-name="P1">یارِب</text:p>
      <text:p text:style-name="P1">یارِد</text:p>
      <text:p text:style-name="P1">یاری</text:p>
      <text:p text:style-name="P1">یازمِین</text:p>
      <text:p text:style-name="P1">یازنیاؔہ</text:p>
      <text:p text:style-name="P1">یازِیز</text:p>
      <text:p text:style-name="P1">یاس</text:p>
      <text:p text:style-name="P1">یاسوؔن</text:p>
      <text:p text:style-name="P1"><text:soft-page-break/>یاسُوؔب</text:p>
      <text:p text:style-name="P1">یاشر</text:p>
      <text:p text:style-name="P1">یاعیل</text:p>
      <text:p text:style-name="P1">یافا</text:p>
      <text:p text:style-name="P1">یافت</text:p>
      <text:p text:style-name="P1">یافتہ</text:p>
      <text:p text:style-name="P1">یافہ</text:p>
      <text:p text:style-name="P1">یافیع</text:p>
      <text:p text:style-name="P1">یاقوتِ</text:p>
      <text:p text:style-name="P1">یاقُوت</text:p>
      <text:p text:style-name="P1">یاقُوتِ</text:p>
      <text:p text:style-name="P1">یاقہ</text:p>
      <text:p text:style-name="P1">یامِن</text:p>
      <text:p text:style-name="P1">یامگرمچھ</text:p>
      <text:p text:style-name="P1">یان</text:p>
      <text:p text:style-name="P1"><text:soft-page-break/>یاناپاک</text:p>
      <text:p text:style-name="P1">یاواؔن</text:p>
      <text:p text:style-name="P1">یاوان</text:p>
      <text:p text:style-name="P1">یاچمڑے</text:p>
      <text:p text:style-name="P1">یاچوٹ</text:p>
      <text:p text:style-name="P1">یاکِن</text:p>
      <text:p text:style-name="P1">یاکِین</text:p>
      <text:p text:style-name="P1">یاں</text:p>
      <text:p text:style-name="P1">یاہ</text:p>
      <text:p text:style-name="P1">یاہُو</text:p>
      <text:p text:style-name="P1">یب</text:p>
      <text:p text:style-name="P1">یبر</text:p>
      <text:p text:style-name="P1">یبنہ</text:p>
      <text:p text:style-name="P1">یبنی</text:p>
      <text:p text:style-name="P1">یبوسِیوں</text:p>
      <text:p text:style-name="P1"><text:soft-page-break/>یبوسی</text:p>
      <text:p text:style-name="P1">یبوسیوؔں</text:p>
      <text:p text:style-name="P1">یبوسیوں</text:p>
      <text:p text:style-name="P1">یبوق</text:p>
      <text:p text:style-name="P1">یبُو</text:p>
      <text:p text:style-name="P1">یبُوس</text:p>
      <text:p text:style-name="P1">یبُوسِیوں</text:p>
      <text:p text:style-name="P1">یبُوسی</text:p>
      <text:p text:style-name="P1">یبُوسیوں</text:p>
      <text:p text:style-name="P1">یبِیس</text:p>
      <text:p text:style-name="P1">یبّوق</text:p>
      <text:p text:style-name="P1">یبُّوق</text:p>
      <text:p text:style-name="P1">یبیس</text:p>
      <text:p text:style-name="P1">یت</text:p>
      <text:p text:style-name="P1">یتر</text:p>
      <text:p text:style-name="P1"><text:soft-page-break/>یتران</text:p>
      <text:p text:style-name="P1">یتنی</text:p>
      <text:p text:style-name="P1">یتِرو</text:p>
      <text:p text:style-name="P1">یتِیت</text:p>
      <text:p text:style-name="P1">یتِیر</text:p>
      <text:p text:style-name="P1">یتِیم</text:p>
      <text:p text:style-name="P1">یتِیموں</text:p>
      <text:p text:style-name="P1">یتیت</text:p>
      <text:p text:style-name="P1">یتیم</text:p>
      <text:p text:style-name="P1">یتیِموں</text:p>
      <text:p text:style-name="P1">یجرشاہدُو</text:p>
      <text:p text:style-name="P1">یجُور</text:p>
      <text:p text:style-name="P1">یح</text:p>
      <text:p text:style-name="P1">یحاز</text:p>
      <text:p text:style-name="P1">یحت</text:p>
      <text:p text:style-name="P1"><text:soft-page-break/>یحد</text:p>
      <text:p text:style-name="P1">یحدایل</text:p>
      <text:p text:style-name="P1">یحدُو</text:p>
      <text:p text:style-name="P1">یحز</text:p>
      <text:p text:style-name="P1">یحزِ</text:p>
      <text:p text:style-name="P1">یحزِیئیل</text:p>
      <text:p text:style-name="P1">یحزی</text:p>
      <text:p text:style-name="P1">یحزیراؔہ</text:p>
      <text:p text:style-name="P1">یحصی</text:p>
      <text:p text:style-name="P1">یحمی</text:p>
      <text:p text:style-name="P1">یحُبّہ</text:p>
      <text:p text:style-name="P1">یحی</text:p>
      <text:p text:style-name="P1">یحیئیل</text:p>
      <text:p text:style-name="P1">یحیاؔہ</text:p>
      <text:p text:style-name="P1">یحیِئیل</text:p>
      <text:p text:style-name="P1"><text:soft-page-break/>یخ</text:p>
      <text:p text:style-name="P1">یدایاؔہ</text:p>
      <text:p text:style-name="P1">یدع</text:p>
      <text:p text:style-name="P1">یدعیاؔہ</text:p>
      <text:p text:style-name="P1">یدعیاہ</text:p>
      <text:p text:style-name="P1">یدو</text:p>
      <text:p text:style-name="P1">یدوتون</text:p>
      <text:p text:style-name="P1">یدُو</text:p>
      <text:p text:style-name="P1">یدُوؔن</text:p>
      <text:p text:style-name="P1">یدُوتو</text:p>
      <text:p text:style-name="P1">یدُوتوؔن</text:p>
      <text:p text:style-name="P1">یدُوتون</text:p>
      <text:p text:style-name="P1">یدُوتُوؔن</text:p>
      <text:p text:style-name="P1">یدُوتُون</text:p>
      <text:p text:style-name="P1">یدُّوؔع</text:p>
      <text:p text:style-name="P1"><text:soft-page-break/>یدُّوع</text:p>
      <text:p text:style-name="P1">یدِید</text:p>
      <text:p text:style-name="P1">یدّد</text:p>
      <text:p text:style-name="P1">یدی</text:p>
      <text:p text:style-name="P1">یدیع</text:p>
      <text:p text:style-name="P1">یدیعیل</text:p>
      <text:p text:style-name="P1">یر</text:p>
      <text:p text:style-name="P1">یراموؔت</text:p>
      <text:p text:style-name="P1">یرحمئیل</text:p>
      <text:p text:style-name="P1">یرحمیئل</text:p>
      <text:p text:style-name="P1">یرحمیئلِیوں</text:p>
      <text:p text:style-name="P1">یرحمیئیل</text:p>
      <text:p text:style-name="P1">یرحمییلیوں</text:p>
      <text:p text:style-name="P1">یرخع</text:p>
      <text:p text:style-name="P1">یرد</text:p>
      <text:p text:style-name="P1"><text:soft-page-break/>یردؔن</text:p>
      <text:p text:style-name="P1">یرس</text:p>
      <text:p text:style-name="P1">یرقُوؔن</text:p>
      <text:p text:style-name="P1">یرموؔت</text:p>
      <text:p text:style-name="P1">یرموت</text:p>
      <text:p text:style-name="P1">یرمِیاؔہ</text:p>
      <text:p text:style-name="P1">یرمِیاہ</text:p>
      <text:p text:style-name="P1">یرمیاؔہ</text:p>
      <text:p text:style-name="P1">یرمیاہ</text:p>
      <text:p text:style-name="P1">یرو</text:p>
      <text:p text:style-name="P1">یروحاؔم</text:p>
      <text:p text:style-name="P1">یروحام</text:p>
      <text:p text:style-name="P1">یروشلِیم</text:p>
      <text:p text:style-name="P1">یروشلِیمی</text:p>
      <text:p text:style-name="P1">یروشلیم</text:p>
      <text:p text:style-name="P1"><text:soft-page-break/>یروشلیِم</text:p>
      <text:p text:style-name="P1">یرَخع</text:p>
      <text:p text:style-name="P1">یرُبعاؔم</text:p>
      <text:p text:style-name="P1">یرُبعام</text:p>
      <text:p text:style-name="P1">یرُبّست</text:p>
      <text:p text:style-name="P1">یرُبّعل</text:p>
      <text:p text:style-name="P1">یرُو</text:p>
      <text:p text:style-name="P1">یرُوئیل</text:p>
      <text:p text:style-name="P1">یرُوحاؔم</text:p>
      <text:p text:style-name="P1">یرُوشلِیم</text:p>
      <text:p text:style-name="P1">یرُوشلِیمی</text:p>
      <text:p text:style-name="P1">یرُوشلیم</text:p>
      <text:p text:style-name="P1">یرُوشلیِم</text:p>
      <text:p text:style-name="P1">یرِیب</text:p>
      <text:p text:style-name="P1">یرِیحو</text:p>
      <text:p text:style-name="P1"><text:soft-page-break/>یرِیحوُ</text:p>
      <text:p text:style-name="P1">یرِیحُو</text:p>
      <text:p text:style-name="P1">یرِیعوؔت</text:p>
      <text:p text:style-name="P1">یرِیموؔت</text:p>
      <text:p text:style-name="P1">یری</text:p>
      <text:p text:style-name="P1">یریاؔہ</text:p>
      <text:p text:style-name="P1">یریب</text:p>
      <text:p text:style-name="P1">یریبی</text:p>
      <text:p text:style-name="P1">یریحُو</text:p>
      <text:p text:style-name="P1">یریموؔت</text:p>
      <text:p text:style-name="P1">یریمَی</text:p>
      <text:p text:style-name="P1">یزئیل</text:p>
      <text:p text:style-name="P1">یزر</text:p>
      <text:p text:style-name="P1">یزرعیل</text:p>
      <text:p text:style-name="P1">یزرعیلی</text:p>
      <text:p text:style-name="P1"><text:soft-page-break/>یزلیاؔہ</text:p>
      <text:p text:style-name="P1">یزنیاؔہ</text:p>
      <text:p text:style-name="P1">یزّیاؔہ</text:p>
      <text:p text:style-name="P1">یس</text:p>
      <text:p text:style-name="P1">یسانہ</text:p>
      <text:p text:style-name="P1">یسبِاؔب</text:p>
      <text:p text:style-name="P1">یسبِقا</text:p>
      <text:p text:style-name="P1">یسری</text:p>
      <text:p text:style-name="P1">یسعی</text:p>
      <text:p text:style-name="P1">یسعیاہ</text:p>
      <text:p text:style-name="P1">یسمرؔی</text:p>
      <text:p text:style-name="P1">یسوبعاؔم</text:p>
      <text:p text:style-name="P1">یسوبی</text:p>
      <text:p text:style-name="P1">یسوع</text:p>
      <text:p text:style-name="P1">یسُوؔع</text:p>
      <text:p text:style-name="P1"><text:soft-page-break/>یسُوب</text:p>
      <text:p text:style-name="P1">یسُوبعاؔم</text:p>
      <text:p text:style-name="P1">یسُوبِعا</text:p>
      <text:p text:style-name="P1">یسُوبِیوں</text:p>
      <text:p text:style-name="P1">یسُوخا</text:p>
      <text:p text:style-name="P1">یسُورُوؔن</text:p>
      <text:p text:style-name="P1">یسُورُون</text:p>
      <text:p text:style-name="P1">یسِیرت</text:p>
      <text:p text:style-name="P1">یسِیرتوں</text:p>
      <text:p text:style-name="P1">یسِیرتیں</text:p>
      <text:p text:style-name="P1">یسِیسی</text:p>
      <text:p text:style-name="P1">یسِیموؔت</text:p>
      <text:p text:style-name="P1">یسِیمِئیل</text:p>
      <text:p text:style-name="P1">یسِین</text:p>
      <text:p text:style-name="P1">یسّی</text:p>
      <text:p text:style-name="P1"><text:soft-page-break/>یسّیاؔہ</text:p>
      <text:p text:style-name="P1">یسیاہ</text:p>
      <text:p text:style-name="P1">یسیموؔت</text:p>
      <text:p text:style-name="P1">یسیّاؔہ</text:p>
      <text:p text:style-name="P1">یسیّاہ</text:p>
      <text:p text:style-name="P1">یشب</text:p>
      <text:p text:style-name="P1">یشر</text:p>
      <text:p text:style-name="P1">یشم</text:p>
      <text:p text:style-name="P1">یشوع</text:p>
      <text:p text:style-name="P1">یشُو</text:p>
      <text:p text:style-name="P1">یشُوؔع</text:p>
      <text:p text:style-name="P1">یشُوع</text:p>
      <text:p text:style-name="P1">یشِیموؔن</text:p>
      <text:p text:style-name="P1">یشیاؔہ</text:p>
      <text:p text:style-name="P1">یصر</text:p>
      <text:p text:style-name="P1"><text:soft-page-break/>یصرِیوں</text:p>
      <text:p text:style-name="P1">یضُوآؔر</text:p>
      <text:p text:style-name="P1">یطُور</text:p>
      <text:p text:style-name="P1">یع</text:p>
      <text:p text:style-name="P1">یعبیض</text:p>
      <text:p text:style-name="P1">یعر</text:p>
      <text:p text:style-name="P1">یعرؔہ</text:p>
      <text:p text:style-name="P1">یعرؔیم</text:p>
      <text:p text:style-name="P1">یعرسیاہ</text:p>
      <text:p text:style-name="P1">یعرِؔیم</text:p>
      <text:p text:style-name="P1">یعرِیم</text:p>
      <text:p text:style-name="P1">یعری</text:p>
      <text:p text:style-name="P1">یعز</text:p>
      <text:p text:style-name="P1">یعزِیئیل</text:p>
      <text:p text:style-name="P1">یعزیاؔہ</text:p>
      <text:p text:style-name="P1"><text:soft-page-break/>یعزیاہ</text:p>
      <text:p text:style-name="P1">یعزیر</text:p>
      <text:p text:style-name="P1">یعسَو</text:p>
      <text:p text:style-name="P1">یعسی</text:p>
      <text:p text:style-name="P1">یعقان</text:p>
      <text:p text:style-name="P1">یعقوؔب</text:p>
      <text:p text:style-name="P1">یعقوُؔب</text:p>
      <text:p text:style-name="P1">یعقوُب</text:p>
      <text:p text:style-name="P1">یعقُوؔب</text:p>
      <text:p text:style-name="P1">یعقُوب</text:p>
      <text:p text:style-name="P1">یعقُوبہ</text:p>
      <text:p text:style-name="P1">یعلاؔم</text:p>
      <text:p text:style-name="P1">یعلام</text:p>
      <text:p text:style-name="P1">یعلہ</text:p>
      <text:p text:style-name="P1">یعن</text:p>
      <text:p text:style-name="P1"><text:soft-page-break/>یعنَی</text:p>
      <text:p text:style-name="P1">یعنی</text:p>
      <text:p text:style-name="P1">یعنے</text:p>
      <text:p text:style-name="P1">یعوؔس</text:p>
      <text:p text:style-name="P1">یعواؔیل</text:p>
      <text:p text:style-name="P1">یعوس</text:p>
      <text:p text:style-name="P1">یعُو</text:p>
      <text:p text:style-name="P1">یعُوؔس</text:p>
      <text:p text:style-name="P1">یعُور</text:p>
      <text:p text:style-name="P1">یعُوس</text:p>
      <text:p text:style-name="P1">یعِریم</text:p>
      <text:p text:style-name="P1">یعکاؔن</text:p>
      <text:p text:style-name="P1">یعی</text:p>
      <text:p text:style-name="P1">یعیِئیل</text:p>
      <text:p text:style-name="P1">یفد</text:p>
      <text:p text:style-name="P1"><text:soft-page-break/>یفلِیط</text:p>
      <text:p text:style-name="P1">یفلِیطِیوں</text:p>
      <text:p text:style-name="P1">یفُنّہ</text:p>
      <text:p text:style-name="P1">یفِیع</text:p>
      <text:p text:style-name="P1">یفِیعہ</text:p>
      <text:p text:style-name="P1">یفیعِ</text:p>
      <text:p text:style-name="P1">یفیعہ</text:p>
      <text:p text:style-name="P1">یقام</text:p>
      <text:p text:style-name="P1">یقبضی</text:p>
      <text:p text:style-name="P1">یقتی</text:p>
      <text:p text:style-name="P1">یقدِعاؔم</text:p>
      <text:p text:style-name="P1">یقمعاؔم</text:p>
      <text:p text:style-name="P1">یقمِعاؔم</text:p>
      <text:p text:style-name="P1">یقنِعام</text:p>
      <text:p text:style-name="P1">یقَمیاؔہ</text:p>
      <text:p text:style-name="P1"><text:soft-page-break/>یقُو</text:p>
      <text:p text:style-name="P1">یقِناً</text:p>
      <text:p text:style-name="P1">یقِیم</text:p>
      <text:p text:style-name="P1">یقِین</text:p>
      <text:p text:style-name="P1">یقِینا</text:p>
      <text:p text:style-name="P1">یقِیناً</text:p>
      <text:p text:style-name="P1">یقِیناًاُسی</text:p>
      <text:p text:style-name="P1">یقِیناًاپنے</text:p>
      <text:p text:style-name="P1">یقِیناًتُجھ</text:p>
      <text:p text:style-name="P1">یقِیناًتُو</text:p>
      <text:p text:style-name="P1">یقِیناًہونے</text:p>
      <text:p text:style-name="P1">یقِینی</text:p>
      <text:p text:style-name="P1">یقینا</text:p>
      <text:p text:style-name="P1">یقیناً</text:p>
      <text:p text:style-name="P1">یقیِم</text:p>
      <text:p text:style-name="P1"><text:soft-page-break/>یقیِن</text:p>
      <text:p text:style-name="P1">یقیِناً</text:p>
      <text:p text:style-name="P1">یل</text:p>
      <text:p text:style-name="P1">یلغار</text:p>
      <text:p text:style-name="P1">یلُوؔن</text:p>
      <text:p text:style-name="P1">یمبر</text:p>
      <text:p text:style-name="P1">یمنا</text:p>
      <text:p text:style-name="P1">یمنی</text:p>
      <text:p text:style-name="P1">یموؔئیل</text:p>
      <text:p text:style-name="P1">یموایل</text:p>
      <text:p text:style-name="P1">یمِلیک</text:p>
      <text:p text:style-name="P1">یمِیمہ</text:p>
      <text:p text:style-name="P1">یمِین</text:p>
      <text:p text:style-name="P1">یمِینِیوں</text:p>
      <text:p text:style-name="P1">یمین</text:p>
      <text:p text:style-name="P1"><text:soft-page-break/>ینُوحاؔہ</text:p>
      <text:p text:style-name="P1">ینُوحہَ</text:p>
      <text:p text:style-name="P1">ینّا</text:p>
      <text:p text:style-name="P1">ینیِم</text:p>
      <text:p text:style-name="P1">ینیّس</text:p>
      <text:p text:style-name="P1">یوؔنان</text:p>
      <text:p text:style-name="P1">یوؔناہ</text:p>
      <text:p text:style-name="P1">یوآؔب</text:p>
      <text:p text:style-name="P1">یوآب</text:p>
      <text:p text:style-name="P1">یوئید</text:p>
      <text:p text:style-name="P1">یوئیل</text:p>
      <text:p text:style-name="P1">یوأنہ</text:p>
      <text:p text:style-name="P1">یوب</text:p>
      <text:p text:style-name="P1">یوبل</text:p>
      <text:p text:style-name="P1">یوبلی</text:p>
      <text:p text:style-name="P1"><text:soft-page-break/>یوحنّا</text:p>
      <text:p text:style-name="P1">یود</text:p>
      <text:p text:style-name="P1">یوداؔہ</text:p>
      <text:p text:style-name="P1">یورِؔیم</text:p>
      <text:p text:style-name="P1">یوسِیاؔہ</text:p>
      <text:p text:style-name="P1">یوسیاؔہ</text:p>
      <text:p text:style-name="P1">یوسیخ</text:p>
      <text:p text:style-name="P1">یوسیس</text:p>
      <text:p text:style-name="P1">یوشیب</text:p>
      <text:p text:style-name="P1">یوطبات</text:p>
      <text:p text:style-name="P1">یوقِیم</text:p>
      <text:p text:style-name="P1">یومِ</text:p>
      <text:p text:style-name="P1">یونت</text:p>
      <text:p text:style-name="P1">یونتن</text:p>
      <text:p text:style-name="P1">یوکبد</text:p>
      <text:p text:style-name="P1"><text:soft-page-break/>یوکُل</text:p>
      <text:p text:style-name="P1">یوں</text:p>
      <text:p text:style-name="P1">یَبّوق</text:p>
      <text:p text:style-name="P1">یَحصی</text:p>
      <text:p text:style-name="P1">یَحلی</text:p>
      <text:p text:style-name="P1">یَردؔن</text:p>
      <text:p text:style-name="P1">یَردن</text:p>
      <text:p text:style-name="P1">یَردِن</text:p>
      <text:p text:style-name="P1">یَرمِیاؔہ</text:p>
      <text:p text:style-name="P1">یَرمِیاہ</text:p>
      <text:p text:style-name="P1">یَرُوشلیم</text:p>
      <text:p text:style-name="P1">یَعزیر</text:p>
      <text:p text:style-name="P1">یَعَقان</text:p>
      <text:p text:style-name="P1">یَلغار</text:p>
      <text:p text:style-name="P1">یَہض</text:p>
      <text:p text:style-name="P1"><text:soft-page-break/>یَہلی</text:p>
      <text:p text:style-name="P1">یُربعاؔم</text:p>
      <text:p text:style-name="P1">یُربعام</text:p>
      <text:p text:style-name="P1">یُرقعاؔم</text:p>
      <text:p text:style-name="P1">یُس</text:p>
      <text:p text:style-name="P1">یُطبہی</text:p>
      <text:p text:style-name="P1">یُفنّہ</text:p>
      <text:p text:style-name="P1">یُقسان</text:p>
      <text:p text:style-name="P1">یُقطان</text:p>
      <text:p text:style-name="P1">یُقمعاؔم</text:p>
      <text:p text:style-name="P1">یُقنِعام</text:p>
      <text:p text:style-name="P1">یُقِتیل</text:p>
      <text:p text:style-name="P1">یُو</text:p>
      <text:p text:style-name="P1">یُوؔحنّا</text:p>
      <text:p text:style-name="P1">یُوؔسف</text:p>
      <text:p text:style-name="P1"><text:soft-page-break/>یُوآؔب</text:p>
      <text:p text:style-name="P1">یُوآؔخ</text:p>
      <text:p text:style-name="P1">یُوآؔس</text:p>
      <text:p text:style-name="P1">یُوآب</text:p>
      <text:p text:style-name="P1">یُوآخ</text:p>
      <text:p text:style-name="P1">یُوآخز</text:p>
      <text:p text:style-name="P1">یُوآس</text:p>
      <text:p text:style-name="P1">یُواؔیل</text:p>
      <text:p text:style-name="P1">یُوأنہ</text:p>
      <text:p text:style-name="P1">یُوایل</text:p>
      <text:p text:style-name="P1">یُوباؔب</text:p>
      <text:p text:style-name="P1">یُوباب</text:p>
      <text:p text:style-name="P1">یُوبُولُس</text:p>
      <text:p text:style-name="P1">یُوتاؔم</text:p>
      <text:p text:style-name="P1">یُوتام</text:p>
      <text:p text:style-name="P1"><text:soft-page-break/>یُوتخُس</text:p>
      <text:p text:style-name="P1">یُوحناؔن</text:p>
      <text:p text:style-name="P1">یُوحنان</text:p>
      <text:p text:style-name="P1">یُوحناّ</text:p>
      <text:p text:style-name="P1">یُوحنّا</text:p>
      <text:p text:style-name="P1">یُوحنّا۱۳</text:p>
      <text:p text:style-name="P1">یُوحّنا</text:p>
      <text:p text:style-name="P1">یُوخا</text:p>
      <text:p text:style-name="P1">یُورؔی</text:p>
      <text:p text:style-name="P1">یُوراؔم</text:p>
      <text:p text:style-name="P1">یُورام</text:p>
      <text:p text:style-name="P1">یُورکلُون</text:p>
      <text:p text:style-name="P1">یُورہ</text:p>
      <text:p text:style-name="P1">یُوز</text:p>
      <text:p text:style-name="P1">یُوزاباد</text:p>
      <text:p text:style-name="P1"><text:soft-page-break/>یُوزباؔد</text:p>
      <text:p text:style-name="P1">یُوزباد</text:p>
      <text:p text:style-name="P1">یُوزبد</text:p>
      <text:p text:style-name="P1">یُوساو</text:p>
      <text:p text:style-name="P1">یُوسبحسد</text:p>
      <text:p text:style-name="P1">یُوستُس</text:p>
      <text:p text:style-name="P1">یُوسُؔف</text:p>
      <text:p text:style-name="P1">یُوسُؔفط</text:p>
      <text:p text:style-name="P1">یُوسُف</text:p>
      <text:p text:style-name="P1">یُوسُفیاؔہ</text:p>
      <text:p text:style-name="P1">یُوسِیاؔہ</text:p>
      <text:p text:style-name="P1">یُوسکا</text:p>
      <text:p text:style-name="P1">یُوسیاؔہ</text:p>
      <text:p text:style-name="P1">یُوسیاہ</text:p>
      <text:p text:style-name="P1">یُوسیِبیاؔہ</text:p>
      <text:p text:style-name="P1"><text:soft-page-break/>یُوشہ</text:p>
      <text:p text:style-name="P1">یُوصد</text:p>
      <text:p text:style-name="P1">یُوطباتہ</text:p>
      <text:p text:style-name="P1">یُوطّہ</text:p>
      <text:p text:style-name="P1">یُوطہ</text:p>
      <text:p text:style-name="P1">یُوعزؔر</text:p>
      <text:p text:style-name="P1">یُوعیلہ</text:p>
      <text:p text:style-name="P1">یُولِیُس</text:p>
      <text:p text:style-name="P1">یُولیہ</text:p>
      <text:p text:style-name="P1">یُوناؔن</text:p>
      <text:p text:style-name="P1">یُوناؔہ</text:p>
      <text:p text:style-name="P1">یُوناداؔب</text:p>
      <text:p text:style-name="P1">یُونان</text:p>
      <text:p text:style-name="P1">یُونانِیوں</text:p>
      <text:p text:style-name="P1">یُونانی</text:p>
      <text:p text:style-name="P1"><text:soft-page-break/>یُونانیوں</text:p>
      <text:p text:style-name="P1">یُونانیِوں</text:p>
      <text:p text:style-name="P1">یُوناہ</text:p>
      <text:p text:style-name="P1">یُونتن</text:p>
      <text:p text:style-name="P1">یُوندؔب</text:p>
      <text:p text:style-name="P1">یُوندب</text:p>
      <text:p text:style-name="P1">یُونِیاس</text:p>
      <text:p text:style-name="P1">یُونِیکے</text:p>
      <text:p text:style-name="P1">یُونہی</text:p>
      <text:p text:style-name="P1">یُونین</text:p>
      <text:p text:style-name="P1">یُوؤد</text:p>
      <text:p text:style-name="P1">یُوکبِد</text:p>
      <text:p text:style-name="P1">یُوں</text:p>
      <text:p text:style-name="P1">یُویدؔع</text:p>
      <text:p text:style-name="P1">یُویرِ</text:p>
      <text:p text:style-name="P1"><text:soft-page-break/>یُویقیِم</text:p>
      <text:p text:style-name="P1">یُگبِہا</text:p>
      <text:p text:style-name="P1">یُگبہاؔہ</text:p>
      <text:p text:style-name="P1">یُگلی</text:p>
      <text:p text:style-name="P1">یُہو</text:p>
      <text:p text:style-name="P1">یُہوآخز</text:p>
      <text:p text:style-name="P1">یُہوآس</text:p>
      <text:p text:style-name="P1">یُہوداؔہ</text:p>
      <text:p text:style-name="P1">یُہویدع</text:p>
      <text:p text:style-name="P1">یِبوسِیوں</text:p>
      <text:p text:style-name="P1">یِتراؔن</text:p>
      <text:p text:style-name="P1">یِترو</text:p>
      <text:p text:style-name="P1">یِتمہ</text:p>
      <text:p text:style-name="P1">یِجد</text:p>
      <text:p text:style-name="P1">یِرمیاؔہ</text:p>
      <text:p text:style-name="P1"><text:soft-page-break/>یِری</text:p>
      <text:p text:style-name="P1">یِریحُو</text:p>
      <text:p text:style-name="P1">یِزر</text:p>
      <text:p text:style-name="P1">یِزرعیل</text:p>
      <text:p text:style-name="P1">یِزرعیلی</text:p>
      <text:p text:style-name="P1">یِسعی</text:p>
      <text:p text:style-name="P1">یِسُؔوع</text:p>
      <text:p text:style-name="P1">یِسُوؔع</text:p>
      <text:p text:style-name="P1">یِسُوع</text:p>
      <text:p text:style-name="P1">یِصر</text:p>
      <text:p text:style-name="P1">یِضرؔی</text:p>
      <text:p text:style-name="P1">یِفتا</text:p>
      <text:p text:style-name="P1">یِمنِیوں</text:p>
      <text:p text:style-name="P1">یِمنہ</text:p>
      <text:p text:style-name="P1">یِہی</text:p>
      <text:p text:style-name="P1">یّا</text:p>
      <text:p text:style-name="P1">یّاہ</text:p>
      <text:p text:style-name="P1">یّت</text:p>
      <text:p text:style-name="P1"><text:soft-page-break/>یّہ</text:p>
      <text:p text:style-name="P1">یک</text:p>
      <text:p text:style-name="P1">یکایک</text:p>
      <text:p text:style-name="P1">یکبارگی</text:p>
      <text:p text:style-name="P1">یکبود</text:p>
      <text:p text:style-name="P1">یکدِل</text:p>
      <text:p text:style-name="P1">یکسالہ</text:p>
      <text:p text:style-name="P1">یکسان</text:p>
      <text:p text:style-name="P1">یکساں</text:p>
      <text:p text:style-name="P1">یکسر</text:p>
      <text:p text:style-name="P1">یکسُوئی</text:p>
      <text:p text:style-name="P1">یکونِیاؔہ</text:p>
      <text:p text:style-name="P1">یکونیاؔہ</text:p>
      <text:p text:style-name="P1">یکونیاہ</text:p>
      <text:p text:style-name="P1">یکوُنیاؔہ</text:p>
      <text:p text:style-name="P1">یکُولِیاؔہ</text:p>
      <text:p text:style-name="P1">یکُولیاؔہ</text:p>
      <text:p text:style-name="P1">یکُونیاؔہ</text:p>
      <text:p text:style-name="P1"><text:soft-page-break/>یکِیاں</text:p>
      <text:p text:style-name="P1">یکِین</text:p>
      <text:p text:style-name="P1">یکِینِیوں</text:p>
      <text:p text:style-name="P1">یکِیوں</text:p>
      <text:p text:style-name="P1">یکی</text:p>
      <text:p text:style-name="P1">یکیاں</text:p>
      <text:p text:style-name="P1">یکین</text:p>
      <text:p text:style-name="P1">یکیوں</text:p>
      <text:p text:style-name="P1">یگانگی</text:p>
      <text:p text:style-name="P1"><text:soft-page-break/>یں</text:p>
      <text:p text:style-name="P1">یہ</text:p>
      <text:p text:style-name="P1">یہاں</text:p>
      <text:p text:style-name="P1">یہد</text:p>
      <text:p text:style-name="P1">یہداؤُد</text:p>
      <text:p text:style-name="P1">یہدی</text:p>
      <text:p text:style-name="P1">یہص</text:p>
      <text:p text:style-name="P1">یہصاؔہ</text:p>
      <text:p text:style-name="P1">یہصہ</text:p>
      <text:p text:style-name="P1">یہض</text:p>
      <text:p text:style-name="P1">یہلّلئِیل</text:p>
      <text:p text:style-name="P1">یہلّلئیل</text:p>
      <text:p text:style-name="P1">یہو</text:p>
      <text:p text:style-name="P1">یہودِتھ</text:p>
      <text:p text:style-name="P1">یہورام</text:p>
      <text:p text:style-name="P1"><text:soft-page-break/>یہوسفط</text:p>
      <text:p text:style-name="P1">یہوواؔہ</text:p>
      <text:p text:style-name="P1">یہوواہ</text:p>
      <text:p text:style-name="P1">یہوُسفط</text:p>
      <text:p text:style-name="P1">یہوُیدؔع</text:p>
      <text:p text:style-name="P1">یہویدؔع</text:p>
      <text:p text:style-name="P1">یہویدع</text:p>
      <text:p text:style-name="P1">یہویقِیم</text:p>
      <text:p text:style-name="P1">یہُو</text:p>
      <text:p text:style-name="P1">یہُوآ</text:p>
      <text:p text:style-name="P1">یہُوآؔس</text:p>
      <text:p text:style-name="P1">یہُوآخز</text:p>
      <text:p text:style-name="P1">یہُوآس</text:p>
      <text:p text:style-name="P1">یہُوحاناؔن</text:p>
      <text:p text:style-name="P1">یہُوحناؔن</text:p>
      <text:p text:style-name="P1"><text:soft-page-break/>یہُود</text:p>
      <text:p text:style-name="P1">یہُودؔی</text:p>
      <text:p text:style-name="P1">یہُوداؔہ</text:p>
      <text:p text:style-name="P1">یہُوداہ</text:p>
      <text:p text:style-name="P1">یہُودِیو</text:p>
      <text:p text:style-name="P1">یہُودِیوں</text:p>
      <text:p text:style-name="P1">یہُودِیہ</text:p>
      <text:p text:style-name="P1">یہُودی</text:p>
      <text:p text:style-name="P1">یہُودیوؔں</text:p>
      <text:p text:style-name="P1">یہُودیوں</text:p>
      <text:p text:style-name="P1">یہُودیہ</text:p>
      <text:p text:style-name="P1">یہُوراؔم</text:p>
      <text:p text:style-name="P1">یہُورام</text:p>
      <text:p text:style-name="P1">یہُوز</text:p>
      <text:p text:style-name="P1">یہُوزباد</text:p>
      <text:p text:style-name="P1">یہُوزبد</text:p>
      <text:p text:style-name="P1">یہُوسبع</text:p>
      <text:p text:style-name="P1">یہُوسبعت</text:p>
      <text:p text:style-name="P1"><text:soft-page-break/>یہُوسفط</text:p>
      <text:p text:style-name="P1">یہُوصد</text:p>
      <text:p text:style-name="P1">یہُوعدؔہ</text:p>
      <text:p text:style-name="P1">یہُوعدّ</text:p>
      <text:p text:style-name="P1">یہُونا</text:p>
      <text:p text:style-name="P1">یہُونتن</text:p>
      <text:p text:style-name="P1">یہُوواؔہ</text:p>
      <text:p text:style-name="P1">یہُوکل</text:p>
      <text:p text:style-name="P1">یہُویا</text:p>
      <text:p text:style-name="P1">یہُویاکین</text:p>
      <text:p text:style-name="P1">یہُویدؔع</text:p>
      <text:p text:style-name="P1">یہُویدع</text:p>
      <text:p text:style-name="P1">یہُویرِ</text:p>
      <text:p text:style-name="P1">یہُویقِیم</text:p>
      <text:p text:style-name="P1">یہُویقیم</text:p>
      <text:p text:style-name="P1">یہُویقیِم</text:p>
      <text:p text:style-name="P1">یہِیں</text:p>
      <text:p text:style-name="P1">یہی</text:p>
      <text:p text:style-name="P1"><text:soft-page-break/>یہی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wami Nastaliq Beta1" svg:font-family="'Awami Nastaliq Beta1'" style:font-pitch="variable"/>
    <style:font-face style:name="Awami Nastaliq Beta2" svg:font-family="'Awami Nastaliq Beta2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Tahoma" style:font-size-complex="12pt" style:language-complex="ur" style:country-complex="P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09:03:06.680000000</dc:date>
    <meta:generator>LibreOffice/5.2.3.3$Windows_X86_64 LibreOffice_project/d54a8868f08a7b39642414cf2c8ef2f228f780cf</meta:generator>
    <meta:editing-duration>PT5M16S</meta:editing-duration>
    <meta:editing-cycles>9</meta:editing-cycles>
    <meta:print-date>2016-05-13T15:00:10.442000000</meta:print-date>
    <meta:document-statistic meta:table-count="0" meta:image-count="0" meta:object-count="0" meta:page-count="1411" meta:paragraph-count="21157" meta:word-count="21157" meta:character-count="106542" meta:non-whitespace-character-count="106542"/>
  </office:meta>
</office:document-meta>
</file>